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782cm"/>
    </style:style>
    <style:style style:name="co4" style:family="table-column">
      <style:table-column-properties fo:break-before="auto" style:column-width="3.739cm"/>
    </style:style>
    <style:style style:name="co5" style:family="table-column">
      <style:table-column-properties fo:break-before="auto" style:column-width="3.956cm"/>
    </style:style>
    <style:style style:name="co6" style:family="table-column">
      <style:table-column-properties fo:break-before="auto" style:column-width="1.723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2.868cm"/>
    </style:style>
    <style:style style:name="co9" style:family="table-column">
      <style:table-column-properties fo:break-before="auto" style:column-width="3.249cm"/>
    </style:style>
    <style:style style:name="co10" style:family="table-column">
      <style:table-column-properties fo:break-before="auto" style:column-width="4.556cm"/>
    </style:style>
    <style:style style:name="co11" style:family="table-column">
      <style:table-column-properties fo:break-before="auto" style:column-width="2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08">
      <style:table-cell-properties fo:background-color="#ffff00" fo:border="0.06pt solid #000000"/>
    </style:style>
    <style:style style:name="ce5" style:family="table-cell" style:parent-style-name="Default">
      <style:table-cell-properties fo:background-color="#81d41a" fo:border="0.06pt solid #000000"/>
    </style:style>
    <style:style style:name="ce6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</style:style>
    <style:style style:name="ce15" style:family="table-cell" style:parent-style-name="Default" style:data-style-name="N108">
      <style:table-cell-properties fo:background-color="#f10d0c" fo:border="0.06pt solid #000000"/>
      <style:text-properties fo:color="#ffffff"/>
    </style:style>
    <style:style style:name="ce24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</style:style>
    <style:style style:name="ce17" style:family="table-cell" style:parent-style-name="Default" style:data-style-name="N0">
      <style:table-cell-properties fo:border="0.06pt solid #000000"/>
      <style:map style:condition="cell-content()=&quot;TAK&quot;" style:apply-style-name="Error" style:base-cell-address="'zadanie d'.H2"/>
    </style:style>
    <style:style style:name="ce18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22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ne" table:style-name="ta1">
        <table:table-column table:style-name="co1" table:number-columns-repeated="3" table:default-cell-style-name="Default"/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9" calcext:value-type="float">
            <text:p>-9</text:p>
          </table:table-cell>
        </table:table-row>
      </table:table>
      <table:table table:name="zadanie a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/>
          <table:table-cell table:style-name="ce1" office:value-type="string" calcext:value-type="string" table:number-columns-spanned="2" table:number-rows-spanned="1">
            <text:p>Końcowa cena akcji po 400 dniach</text:p>
          </table:table-cell>
          <table:covered-table-cell table:style-name="ce3"/>
          <table:table-cell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/>
          <table:table-cell table:style-name="ce2" office:value-type="string" calcext:value-type="string">
            <text:p>Firma A</text:p>
          </table:table-cell>
          <table:table-cell table:style-name="ce4" table:formula="of:=200+SUM([.A1:.A400])" office:value-type="currency" office:currency="PLN" office:value="221" calcext:value-type="currency">
            <text:p>221,00 zł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/>
          <table:table-cell table:style-name="ce2" office:value-type="string" calcext:value-type="string">
            <text:p>Firma B</text:p>
          </table:table-cell>
          <table:table-cell table:style-name="ce4" table:formula="of:=200+SUM([.B1:.B400])" office:value-type="currency" office:currency="PLN" office:value="117" calcext:value-type="currency">
            <text:p>117,00 zł</text:p>
          </table:table-cell>
          <table:table-cell/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/>
          <table:table-cell table:style-name="ce2" office:value-type="string" calcext:value-type="string">
            <text:p>Firma C</text:p>
          </table:table-cell>
          <table:table-cell table:style-name="ce4" table:formula="of:=200+SUM([.C1:.C400])" office:value-type="currency" office:currency="PLN" office:value="198" calcext:value-type="currency">
            <text:p>198,00 zł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10" calcext:value-type="float">
            <text:p>-10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-10" calcext:value-type="float">
            <text:p>-10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table:number-columns-repeated="2"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-10" calcext:value-type="float">
            <text:p>-10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2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2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table:number-columns-repeated="2"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9" calcext:value-type="float">
            <text:p>-9</text:p>
          </table:table-cell>
          <table:table-cell table:number-columns-repeated="4"/>
        </table:table-row>
      </table:table>
      <table:table table:name="zadanie b" table:style-name="ta1">
        <table:table-column table:style-name="co1" table:number-columns-repeated="3" table:default-cell-style-name="Default"/>
        <table:table-column table:style-name="co2" table:number-columns-repeated="3" table:default-cell-style-name="ce4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3"/>
          <table:table-cell table:style-name="ce5" office:value-type="string" calcext:value-type="string">
            <text:p>FIRMA A</text:p>
          </table:table-cell>
          <table:table-cell table:style-name="ce5" office:value-type="string" calcext:value-type="string">
            <text:p>FIRMA B</text:p>
          </table:table-cell>
          <table:table-cell table:style-name="ce5" office:value-type="string" calcext:value-type="string">
            <text:p>FIRMA C</text:p>
          </table:table-cell>
          <table:table-cell table:number-columns-repeated="2"/>
          <table:table-cell table:style-name="ce5" office:value-type="string" calcext:value-type="string">
            <text:p>Najwyższa cena akcji</text:p>
          </table:table-cell>
          <table:table-cell table:style-name="ce5" office:value-type="string" calcext:value-type="string">
            <text:p>Najmniejsza cena akcji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table:formula="of:=200+[.A2]" office:value-type="currency" office:currency="PLN" office:value="198" calcext:value-type="currency">
            <text:p>198,00 zł</text:p>
          </table:table-cell>
          <table:table-cell table:formula="of:=200+[.B2]" office:value-type="currency" office:currency="PLN" office:value="199" calcext:value-type="currency">
            <text:p>199,00 zł</text:p>
          </table:table-cell>
          <table:table-cell table:formula="of:=200+[.C2]" office:value-type="currency" office:currency="PLN" office:value="195" calcext:value-type="currency">
            <text:p>195,00 zł</text:p>
          </table:table-cell>
          <table:table-cell/>
          <table:table-cell table:style-name="ce5" office:value-type="string" calcext:value-type="string">
            <text:p>FIRMA A</text:p>
          </table:table-cell>
          <table:table-cell table:style-name="ce4" table:formula="of:=MAX([.D2:.D401])" office:value-type="currency" office:currency="PLN" office:value="264" calcext:value-type="currency">
            <text:p>264,00 zł</text:p>
          </table:table-cell>
          <table:table-cell table:style-name="ce4" table:formula="of:=MIN([.D2:.D401])" office:value-type="currency" office:currency="PLN" office:value="167" calcext:value-type="currency">
            <text:p>167,00 zł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formula="of:=[.D2]+[.A3]" office:value-type="currency" office:currency="PLN" office:value="195" calcext:value-type="currency">
            <text:p>195,00 zł</text:p>
          </table:table-cell>
          <table:table-cell table:formula="of:=[.E2]+[.B3]" office:value-type="currency" office:currency="PLN" office:value="202" calcext:value-type="currency">
            <text:p>202,00 zł</text:p>
          </table:table-cell>
          <table:table-cell table:formula="of:=[.F2]+[.C3]" office:value-type="currency" office:currency="PLN" office:value="192" calcext:value-type="currency">
            <text:p>192,00 zł</text:p>
          </table:table-cell>
          <table:table-cell/>
          <table:table-cell table:style-name="ce5" office:value-type="string" calcext:value-type="string">
            <text:p>FIRMA B</text:p>
          </table:table-cell>
          <table:table-cell table:style-name="ce4" table:formula="of:=MAX([.E2:.E401])" office:value-type="currency" office:currency="PLN" office:value="210" calcext:value-type="currency">
            <text:p>210,00 zł</text:p>
          </table:table-cell>
          <table:table-cell table:style-name="ce4" table:formula="of:=MIN([.E2:.E401])" office:value-type="currency" office:currency="PLN" office:value="62" calcext:value-type="currency">
            <text:p>62,00 z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table:formula="of:=[.D3]+[.A4]" office:value-type="currency" office:currency="PLN" office:value="198" calcext:value-type="currency">
            <text:p>198,00 zł</text:p>
          </table:table-cell>
          <table:table-cell table:formula="of:=[.E3]+[.B4]" office:value-type="currency" office:currency="PLN" office:value="210" calcext:value-type="currency">
            <text:p>210,00 zł</text:p>
          </table:table-cell>
          <table:table-cell table:formula="of:=[.F3]+[.C4]" office:value-type="currency" office:currency="PLN" office:value="184" calcext:value-type="currency">
            <text:p>184,00 zł</text:p>
          </table:table-cell>
          <table:table-cell/>
          <table:table-cell table:style-name="ce5" office:value-type="string" calcext:value-type="string">
            <text:p>FIRMA C</text:p>
          </table:table-cell>
          <table:table-cell table:style-name="ce4" table:formula="of:=MAX([.F2:.F401])" office:value-type="currency" office:currency="PLN" office:value="223" calcext:value-type="currency">
            <text:p>223,00 zł</text:p>
          </table:table-cell>
          <table:table-cell table:style-name="ce4" table:formula="of:=MIN([.F2:.F401])" office:value-type="currency" office:currency="PLN" office:value="97" calcext:value-type="currency">
            <text:p>97,00 zł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formula="of:=[.D4]+[.A5]" office:value-type="currency" office:currency="PLN" office:value="194" calcext:value-type="currency">
            <text:p>194,00 zł</text:p>
          </table:table-cell>
          <table:table-cell table:formula="of:=[.E4]+[.B5]" office:value-type="currency" office:currency="PLN" office:value="206" calcext:value-type="currency">
            <text:p>206,00 zł</text:p>
          </table:table-cell>
          <table:table-cell table:formula="of:=[.F4]+[.C5]" office:value-type="currency" office:currency="PLN" office:value="181" calcext:value-type="currency">
            <text:p>181,00 zł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table:formula="of:=[.D5]+[.A6]" office:value-type="currency" office:currency="PLN" office:value="200" calcext:value-type="currency">
            <text:p>200,00 zł</text:p>
          </table:table-cell>
          <table:table-cell table:formula="of:=[.E5]+[.B6]" office:value-type="currency" office:currency="PLN" office:value="199" calcext:value-type="currency">
            <text:p>199,00 zł</text:p>
          </table:table-cell>
          <table:table-cell table:formula="of:=[.F5]+[.C6]" office:value-type="currency" office:currency="PLN" office:value="183" calcext:value-type="currency">
            <text:p>183,00 zł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table:formula="of:=[.D6]+[.A7]" office:value-type="currency" office:currency="PLN" office:value="207" calcext:value-type="currency">
            <text:p>207,00 zł</text:p>
          </table:table-cell>
          <table:table-cell table:formula="of:=[.E6]+[.B7]" office:value-type="currency" office:currency="PLN" office:value="195" calcext:value-type="currency">
            <text:p>195,00 zł</text:p>
          </table:table-cell>
          <table:table-cell table:formula="of:=[.F6]+[.C7]" office:value-type="currency" office:currency="PLN" office:value="177" calcext:value-type="currency">
            <text:p>177,00 zł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[.D7]+[.A8]" office:value-type="currency" office:currency="PLN" office:value="209" calcext:value-type="currency">
            <text:p>209,00 zł</text:p>
          </table:table-cell>
          <table:table-cell table:formula="of:=[.E7]+[.B8]" office:value-type="currency" office:currency="PLN" office:value="189" calcext:value-type="currency">
            <text:p>189,00 zł</text:p>
          </table:table-cell>
          <table:table-cell table:formula="of:=[.F7]+[.C8]" office:value-type="currency" office:currency="PLN" office:value="178" calcext:value-type="currency">
            <text:p>178,00 zł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table:formula="of:=[.D8]+[.A9]" office:value-type="currency" office:currency="PLN" office:value="207" calcext:value-type="currency">
            <text:p>207,00 zł</text:p>
          </table:table-cell>
          <table:table-cell table:formula="of:=[.E8]+[.B9]" office:value-type="currency" office:currency="PLN" office:value="185" calcext:value-type="currency">
            <text:p>185,00 zł</text:p>
          </table:table-cell>
          <table:table-cell table:formula="of:=[.F8]+[.C9]" office:value-type="currency" office:currency="PLN" office:value="184" calcext:value-type="currency">
            <text:p>184,00 zł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 table:formula="of:=[.D9]+[.A10]" office:value-type="currency" office:currency="PLN" office:value="199" calcext:value-type="currency">
            <text:p>199,00 zł</text:p>
          </table:table-cell>
          <table:table-cell table:formula="of:=[.E9]+[.B10]" office:value-type="currency" office:currency="PLN" office:value="184" calcext:value-type="currency">
            <text:p>184,00 zł</text:p>
          </table:table-cell>
          <table:table-cell table:formula="of:=[.F9]+[.C10]" office:value-type="currency" office:currency="PLN" office:value="177" calcext:value-type="currency">
            <text:p>177,00 zł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10]+[.A11]" office:value-type="currency" office:currency="PLN" office:value="201" calcext:value-type="currency">
            <text:p>201,00 zł</text:p>
          </table:table-cell>
          <table:table-cell table:formula="of:=[.E10]+[.B11]" office:value-type="currency" office:currency="PLN" office:value="192" calcext:value-type="currency">
            <text:p>192,00 zł</text:p>
          </table:table-cell>
          <table:table-cell table:formula="of:=[.F10]+[.C11]" office:value-type="currency" office:currency="PLN" office:value="181" calcext:value-type="currency">
            <text:p>181,00 zł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table:formula="of:=[.D11]+[.A12]" office:value-type="currency" office:currency="PLN" office:value="194" calcext:value-type="currency">
            <text:p>194,00 zł</text:p>
          </table:table-cell>
          <table:table-cell table:formula="of:=[.E11]+[.B12]" office:value-type="currency" office:currency="PLN" office:value="199" calcext:value-type="currency">
            <text:p>199,00 zł</text:p>
          </table:table-cell>
          <table:table-cell table:formula="of:=[.F11]+[.C12]" office:value-type="currency" office:currency="PLN" office:value="178" calcext:value-type="currency">
            <text:p>178,00 zł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table:formula="of:=[.D12]+[.A13]" office:value-type="currency" office:currency="PLN" office:value="203" calcext:value-type="currency">
            <text:p>203,00 zł</text:p>
          </table:table-cell>
          <table:table-cell table:formula="of:=[.E12]+[.B13]" office:value-type="currency" office:currency="PLN" office:value="202" calcext:value-type="currency">
            <text:p>202,00 zł</text:p>
          </table:table-cell>
          <table:table-cell table:formula="of:=[.F12]+[.C13]" office:value-type="currency" office:currency="PLN" office:value="169" calcext:value-type="currency">
            <text:p>169,00 zł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table:formula="of:=[.D13]+[.A14]" office:value-type="currency" office:currency="PLN" office:value="212" calcext:value-type="currency">
            <text:p>212,00 zł</text:p>
          </table:table-cell>
          <table:table-cell table:formula="of:=[.E13]+[.B14]" office:value-type="currency" office:currency="PLN" office:value="192" calcext:value-type="currency">
            <text:p>192,00 zł</text:p>
          </table:table-cell>
          <table:table-cell table:formula="of:=[.F13]+[.C14]" office:value-type="currency" office:currency="PLN" office:value="165" calcext:value-type="currency">
            <text:p>165,00 zł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table:formula="of:=[.D14]+[.A15]" office:value-type="currency" office:currency="PLN" office:value="221" calcext:value-type="currency">
            <text:p>221,00 zł</text:p>
          </table:table-cell>
          <table:table-cell table:formula="of:=[.E14]+[.B15]" office:value-type="currency" office:currency="PLN" office:value="182" calcext:value-type="currency">
            <text:p>182,00 zł</text:p>
          </table:table-cell>
          <table:table-cell table:formula="of:=[.F14]+[.C15]" office:value-type="currency" office:currency="PLN" office:value="169" calcext:value-type="currency">
            <text:p>169,00 zł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table:formula="of:=[.D15]+[.A16]" office:value-type="currency" office:currency="PLN" office:value="219" calcext:value-type="currency">
            <text:p>219,00 zł</text:p>
          </table:table-cell>
          <table:table-cell table:formula="of:=[.E15]+[.B16]" office:value-type="currency" office:currency="PLN" office:value="189" calcext:value-type="currency">
            <text:p>189,00 zł</text:p>
          </table:table-cell>
          <table:table-cell table:formula="of:=[.F15]+[.C16]" office:value-type="currency" office:currency="PLN" office:value="165" calcext:value-type="currency">
            <text:p>165,00 zł</text:p>
          </table:table-cell>
          <table:table-cell table:number-columns-repeated="4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9" calcext:value-type="float">
            <text:p>-9</text:p>
          </table:table-cell>
          <table:table-cell table:formula="of:=[.D16]+[.A17]" office:value-type="currency" office:currency="PLN" office:value="218" calcext:value-type="currency">
            <text:p>218,00 zł</text:p>
          </table:table-cell>
          <table:table-cell table:formula="of:=[.E16]+[.B17]" office:value-type="currency" office:currency="PLN" office:value="195" calcext:value-type="currency">
            <text:p>195,00 zł</text:p>
          </table:table-cell>
          <table:table-cell table:formula="of:=[.F16]+[.C17]" office:value-type="currency" office:currency="PLN" office:value="156" calcext:value-type="currency">
            <text:p>156,00 zł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table:formula="of:=[.D17]+[.A18]" office:value-type="currency" office:currency="PLN" office:value="226" calcext:value-type="currency">
            <text:p>226,00 zł</text:p>
          </table:table-cell>
          <table:table-cell table:formula="of:=[.E17]+[.B18]" office:value-type="currency" office:currency="PLN" office:value="191" calcext:value-type="currency">
            <text:p>191,00 zł</text:p>
          </table:table-cell>
          <table:table-cell table:formula="of:=[.F17]+[.C18]" office:value-type="currency" office:currency="PLN" office:value="148" calcext:value-type="currency">
            <text:p>148,00 zł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table:formula="of:=[.D18]+[.A19]" office:value-type="currency" office:currency="PLN" office:value="227" calcext:value-type="currency">
            <text:p>227,00 zł</text:p>
          </table:table-cell>
          <table:table-cell table:formula="of:=[.E18]+[.B19]" office:value-type="currency" office:currency="PLN" office:value="183" calcext:value-type="currency">
            <text:p>183,00 zł</text:p>
          </table:table-cell>
          <table:table-cell table:formula="of:=[.F18]+[.C19]" office:value-type="currency" office:currency="PLN" office:value="156" calcext:value-type="currency">
            <text:p>156,00 zł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table:formula="of:=[.D19]+[.A20]" office:value-type="currency" office:currency="PLN" office:value="230" calcext:value-type="currency">
            <text:p>230,00 zł</text:p>
          </table:table-cell>
          <table:table-cell table:formula="of:=[.E19]+[.B20]" office:value-type="currency" office:currency="PLN" office:value="176" calcext:value-type="currency">
            <text:p>176,00 zł</text:p>
          </table:table-cell>
          <table:table-cell table:formula="of:=[.F19]+[.C20]" office:value-type="currency" office:currency="PLN" office:value="156" calcext:value-type="currency">
            <text:p>156,00 zł</text:p>
          </table:table-cell>
          <table:table-cell table:number-columns-repeated="4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D20]+[.A21]" office:value-type="currency" office:currency="PLN" office:value="221" calcext:value-type="currency">
            <text:p>221,00 zł</text:p>
          </table:table-cell>
          <table:table-cell table:formula="of:=[.E20]+[.B21]" office:value-type="currency" office:currency="PLN" office:value="183" calcext:value-type="currency">
            <text:p>183,00 zł</text:p>
          </table:table-cell>
          <table:table-cell table:formula="of:=[.F20]+[.C21]" office:value-type="currency" office:currency="PLN" office:value="164" calcext:value-type="currency">
            <text:p>164,00 zł</text:p>
          </table:table-cell>
          <table:table-cell table:number-columns-repeated="4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formula="of:=[.D21]+[.A22]" office:value-type="currency" office:currency="PLN" office:value="212" calcext:value-type="currency">
            <text:p>212,00 zł</text:p>
          </table:table-cell>
          <table:table-cell table:formula="of:=[.E21]+[.B22]" office:value-type="currency" office:currency="PLN" office:value="181" calcext:value-type="currency">
            <text:p>181,00 zł</text:p>
          </table:table-cell>
          <table:table-cell table:formula="of:=[.F21]+[.C22]" office:value-type="currency" office:currency="PLN" office:value="166" calcext:value-type="currency">
            <text:p>166,00 zł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formula="of:=[.D22]+[.A23]" office:value-type="currency" office:currency="PLN" office:value="218" calcext:value-type="currency">
            <text:p>218,00 zł</text:p>
          </table:table-cell>
          <table:table-cell table:formula="of:=[.E22]+[.B23]" office:value-type="currency" office:currency="PLN" office:value="177" calcext:value-type="currency">
            <text:p>177,00 zł</text:p>
          </table:table-cell>
          <table:table-cell table:formula="of:=[.F22]+[.C23]" office:value-type="currency" office:currency="PLN" office:value="163" calcext:value-type="currency">
            <text:p>163,00 zł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formula="of:=[.D23]+[.A24]" office:value-type="currency" office:currency="PLN" office:value="228" calcext:value-type="currency">
            <text:p>228,00 zł</text:p>
          </table:table-cell>
          <table:table-cell table:formula="of:=[.E23]+[.B24]" office:value-type="currency" office:currency="PLN" office:value="174" calcext:value-type="currency">
            <text:p>174,00 zł</text:p>
          </table:table-cell>
          <table:table-cell table:formula="of:=[.F23]+[.C24]" office:value-type="currency" office:currency="PLN" office:value="163" calcext:value-type="currency">
            <text:p>163,00 zł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formula="of:=[.D24]+[.A25]" office:value-type="currency" office:currency="PLN" office:value="228" calcext:value-type="currency">
            <text:p>228,00 zł</text:p>
          </table:table-cell>
          <table:table-cell table:formula="of:=[.E24]+[.B25]" office:value-type="currency" office:currency="PLN" office:value="173" calcext:value-type="currency">
            <text:p>173,00 zł</text:p>
          </table:table-cell>
          <table:table-cell table:formula="of:=[.F24]+[.C25]" office:value-type="currency" office:currency="PLN" office:value="161" calcext:value-type="currency">
            <text:p>161,00 zł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table:formula="of:=[.D25]+[.A26]" office:value-type="currency" office:currency="PLN" office:value="233" calcext:value-type="currency">
            <text:p>233,00 zł</text:p>
          </table:table-cell>
          <table:table-cell table:formula="of:=[.E25]+[.B26]" office:value-type="currency" office:currency="PLN" office:value="166" calcext:value-type="currency">
            <text:p>166,00 zł</text:p>
          </table:table-cell>
          <table:table-cell table:formula="of:=[.F25]+[.C26]" office:value-type="currency" office:currency="PLN" office:value="164" calcext:value-type="currency">
            <text:p>164,00 zł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10" calcext:value-type="float">
            <text:p>-10</text:p>
          </table:table-cell>
          <table:table-cell table:formula="of:=[.D26]+[.A27]" office:value-type="currency" office:currency="PLN" office:value="225" calcext:value-type="currency">
            <text:p>225,00 zł</text:p>
          </table:table-cell>
          <table:table-cell table:formula="of:=[.E26]+[.B27]" office:value-type="currency" office:currency="PLN" office:value="160" calcext:value-type="currency">
            <text:p>160,00 zł</text:p>
          </table:table-cell>
          <table:table-cell table:formula="of:=[.F26]+[.C27]" office:value-type="currency" office:currency="PLN" office:value="154" calcext:value-type="currency">
            <text:p>154,00 zł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table:formula="of:=[.D27]+[.A28]" office:value-type="currency" office:currency="PLN" office:value="219" calcext:value-type="currency">
            <text:p>219,00 zł</text:p>
          </table:table-cell>
          <table:table-cell table:formula="of:=[.E27]+[.B28]" office:value-type="currency" office:currency="PLN" office:value="151" calcext:value-type="currency">
            <text:p>151,00 zł</text:p>
          </table:table-cell>
          <table:table-cell table:formula="of:=[.F27]+[.C28]" office:value-type="currency" office:currency="PLN" office:value="158" calcext:value-type="currency">
            <text:p>158,00 zł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28]+[.A29]" office:value-type="currency" office:currency="PLN" office:value="211" calcext:value-type="currency">
            <text:p>211,00 zł</text:p>
          </table:table-cell>
          <table:table-cell table:formula="of:=[.E28]+[.B29]" office:value-type="currency" office:currency="PLN" office:value="156" calcext:value-type="currency">
            <text:p>156,00 zł</text:p>
          </table:table-cell>
          <table:table-cell table:formula="of:=[.F28]+[.C29]" office:value-type="currency" office:currency="PLN" office:value="158" calcext:value-type="currency">
            <text:p>158,00 zł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formula="of:=[.D29]+[.A30]" office:value-type="currency" office:currency="PLN" office:value="207" calcext:value-type="currency">
            <text:p>207,00 zł</text:p>
          </table:table-cell>
          <table:table-cell table:formula="of:=[.E29]+[.B30]" office:value-type="currency" office:currency="PLN" office:value="152" calcext:value-type="currency">
            <text:p>152,00 zł</text:p>
          </table:table-cell>
          <table:table-cell table:formula="of:=[.F29]+[.C30]" office:value-type="currency" office:currency="PLN" office:value="155" calcext:value-type="currency">
            <text:p>155,00 zł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[.D30]+[.A31]" office:value-type="currency" office:currency="PLN" office:value="199" calcext:value-type="currency">
            <text:p>199,00 zł</text:p>
          </table:table-cell>
          <table:table-cell table:formula="of:=[.E30]+[.B31]" office:value-type="currency" office:currency="PLN" office:value="153" calcext:value-type="currency">
            <text:p>153,00 zł</text:p>
          </table:table-cell>
          <table:table-cell table:formula="of:=[.F30]+[.C31]" office:value-type="currency" office:currency="PLN" office:value="147" calcext:value-type="currency">
            <text:p>147,00 zł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[.D31]+[.A32]" office:value-type="currency" office:currency="PLN" office:value="191" calcext:value-type="currency">
            <text:p>191,00 zł</text:p>
          </table:table-cell>
          <table:table-cell table:formula="of:=[.E31]+[.B32]" office:value-type="currency" office:currency="PLN" office:value="154" calcext:value-type="currency">
            <text:p>154,00 zł</text:p>
          </table:table-cell>
          <table:table-cell table:formula="of:=[.F31]+[.C32]" office:value-type="currency" office:currency="PLN" office:value="145" calcext:value-type="currency">
            <text:p>145,00 zł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D32]+[.A33]" office:value-type="currency" office:currency="PLN" office:value="196" calcext:value-type="currency">
            <text:p>196,00 zł</text:p>
          </table:table-cell>
          <table:table-cell table:formula="of:=[.E32]+[.B33]" office:value-type="currency" office:currency="PLN" office:value="154" calcext:value-type="currency">
            <text:p>154,00 zł</text:p>
          </table:table-cell>
          <table:table-cell table:formula="of:=[.F32]+[.C33]" office:value-type="currency" office:currency="PLN" office:value="149" calcext:value-type="currency">
            <text:p>149,00 zł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33]+[.A34]" office:value-type="currency" office:currency="PLN" office:value="190" calcext:value-type="currency">
            <text:p>190,00 zł</text:p>
          </table:table-cell>
          <table:table-cell table:formula="of:=[.E33]+[.B34]" office:value-type="currency" office:currency="PLN" office:value="161" calcext:value-type="currency">
            <text:p>161,00 zł</text:p>
          </table:table-cell>
          <table:table-cell table:formula="of:=[.F33]+[.C34]" office:value-type="currency" office:currency="PLN" office:value="152" calcext:value-type="currency">
            <text:p>152,00 zł</text:p>
          </table:table-cell>
          <table:table-cell table:number-columns-repeated="4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formula="of:=[.D34]+[.A35]" office:value-type="currency" office:currency="PLN" office:value="189" calcext:value-type="currency">
            <text:p>189,00 zł</text:p>
          </table:table-cell>
          <table:table-cell table:formula="of:=[.E34]+[.B35]" office:value-type="currency" office:currency="PLN" office:value="157" calcext:value-type="currency">
            <text:p>157,00 zł</text:p>
          </table:table-cell>
          <table:table-cell table:formula="of:=[.F34]+[.C35]" office:value-type="currency" office:currency="PLN" office:value="149" calcext:value-type="currency">
            <text:p>149,00 zł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table:formula="of:=[.D35]+[.A36]" office:value-type="currency" office:currency="PLN" office:value="182" calcext:value-type="currency">
            <text:p>182,00 zł</text:p>
          </table:table-cell>
          <table:table-cell table:formula="of:=[.E35]+[.B36]" office:value-type="currency" office:currency="PLN" office:value="147" calcext:value-type="currency">
            <text:p>147,00 zł</text:p>
          </table:table-cell>
          <table:table-cell table:formula="of:=[.F35]+[.C36]" office:value-type="currency" office:currency="PLN" office:value="157" calcext:value-type="currency">
            <text:p>157,00 zł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-9" calcext:value-type="float">
            <text:p>-9</text:p>
          </table:table-cell>
          <table:table-cell table:formula="of:=[.D36]+[.A37]" office:value-type="currency" office:currency="PLN" office:value="191" calcext:value-type="currency">
            <text:p>191,00 zł</text:p>
          </table:table-cell>
          <table:table-cell table:formula="of:=[.E36]+[.B37]" office:value-type="currency" office:currency="PLN" office:value="145" calcext:value-type="currency">
            <text:p>145,00 zł</text:p>
          </table:table-cell>
          <table:table-cell table:formula="of:=[.F36]+[.C37]" office:value-type="currency" office:currency="PLN" office:value="148" calcext:value-type="currency">
            <text:p>148,00 zł</text:p>
          </table:table-cell>
          <table:table-cell table:number-columns-repeated="4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table:formula="of:=[.D37]+[.A38]" office:value-type="currency" office:currency="PLN" office:value="182" calcext:value-type="currency">
            <text:p>182,00 zł</text:p>
          </table:table-cell>
          <table:table-cell table:formula="of:=[.E37]+[.B38]" office:value-type="currency" office:currency="PLN" office:value="154" calcext:value-type="currency">
            <text:p>154,00 zł</text:p>
          </table:table-cell>
          <table:table-cell table:formula="of:=[.F37]+[.C38]" office:value-type="currency" office:currency="PLN" office:value="140" calcext:value-type="currency">
            <text:p>140,00 zł</text:p>
          </table:table-cell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table:formula="of:=[.D38]+[.A39]" office:value-type="currency" office:currency="PLN" office:value="177" calcext:value-type="currency">
            <text:p>177,00 zł</text:p>
          </table:table-cell>
          <table:table-cell table:formula="of:=[.E38]+[.B39]" office:value-type="currency" office:currency="PLN" office:value="148" calcext:value-type="currency">
            <text:p>148,00 zł</text:p>
          </table:table-cell>
          <table:table-cell table:formula="of:=[.F38]+[.C39]" office:value-type="currency" office:currency="PLN" office:value="147" calcext:value-type="currency">
            <text:p>147,00 zł</text:p>
          </table:table-cell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39]+[.A40]" office:value-type="currency" office:currency="PLN" office:value="167" calcext:value-type="currency">
            <text:p>167,00 zł</text:p>
          </table:table-cell>
          <table:table-cell table:formula="of:=[.E39]+[.B40]" office:value-type="currency" office:currency="PLN" office:value="157" calcext:value-type="currency">
            <text:p>157,00 zł</text:p>
          </table:table-cell>
          <table:table-cell table:formula="of:=[.F39]+[.C40]" office:value-type="currency" office:currency="PLN" office:value="149" calcext:value-type="currency">
            <text:p>149,00 zł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40]+[.A41]" office:value-type="currency" office:currency="PLN" office:value="172" calcext:value-type="currency">
            <text:p>172,00 zł</text:p>
          </table:table-cell>
          <table:table-cell table:formula="of:=[.E40]+[.B41]" office:value-type="currency" office:currency="PLN" office:value="158" calcext:value-type="currency">
            <text:p>158,00 zł</text:p>
          </table:table-cell>
          <table:table-cell table:formula="of:=[.F40]+[.C41]" office:value-type="currency" office:currency="PLN" office:value="150" calcext:value-type="currency">
            <text:p>150,00 zł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[.D41]+[.A42]" office:value-type="currency" office:currency="PLN" office:value="181" calcext:value-type="currency">
            <text:p>181,00 zł</text:p>
          </table:table-cell>
          <table:table-cell table:formula="of:=[.E41]+[.B42]" office:value-type="currency" office:currency="PLN" office:value="159" calcext:value-type="currency">
            <text:p>159,00 zł</text:p>
          </table:table-cell>
          <table:table-cell table:formula="of:=[.F41]+[.C42]" office:value-type="currency" office:currency="PLN" office:value="142" calcext:value-type="currency">
            <text:p>142,00 zł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D42]+[.A43]" office:value-type="currency" office:currency="PLN" office:value="183" calcext:value-type="currency">
            <text:p>183,00 zł</text:p>
          </table:table-cell>
          <table:table-cell table:formula="of:=[.E42]+[.B43]" office:value-type="currency" office:currency="PLN" office:value="160" calcext:value-type="currency">
            <text:p>160,00 zł</text:p>
          </table:table-cell>
          <table:table-cell table:formula="of:=[.F42]+[.C43]" office:value-type="currency" office:currency="PLN" office:value="137" calcext:value-type="currency">
            <text:p>137,00 zł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table:formula="of:=[.D43]+[.A44]" office:value-type="currency" office:currency="PLN" office:value="191" calcext:value-type="currency">
            <text:p>191,00 zł</text:p>
          </table:table-cell>
          <table:table-cell table:formula="of:=[.E43]+[.B44]" office:value-type="currency" office:currency="PLN" office:value="168" calcext:value-type="currency">
            <text:p>168,00 zł</text:p>
          </table:table-cell>
          <table:table-cell table:formula="of:=[.F43]+[.C44]" office:value-type="currency" office:currency="PLN" office:value="132" calcext:value-type="currency">
            <text:p>132,00 zł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44]+[.A45]" office:value-type="currency" office:currency="PLN" office:value="196" calcext:value-type="currency">
            <text:p>196,00 zł</text:p>
          </table:table-cell>
          <table:table-cell table:formula="of:=[.E44]+[.B45]" office:value-type="currency" office:currency="PLN" office:value="170" calcext:value-type="currency">
            <text:p>170,00 zł</text:p>
          </table:table-cell>
          <table:table-cell table:formula="of:=[.F44]+[.C45]" office:value-type="currency" office:currency="PLN" office:value="133" calcext:value-type="currency">
            <text:p>133,00 zł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[.D45]+[.A46]" office:value-type="currency" office:currency="PLN" office:value="206" calcext:value-type="currency">
            <text:p>206,00 zł</text:p>
          </table:table-cell>
          <table:table-cell table:formula="of:=[.E45]+[.B46]" office:value-type="currency" office:currency="PLN" office:value="169" calcext:value-type="currency">
            <text:p>169,00 zł</text:p>
          </table:table-cell>
          <table:table-cell table:formula="of:=[.F45]+[.C46]" office:value-type="currency" office:currency="PLN" office:value="133" calcext:value-type="currency">
            <text:p>133,00 zł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table:formula="of:=[.D46]+[.A47]" office:value-type="currency" office:currency="PLN" office:value="202" calcext:value-type="currency">
            <text:p>202,00 zł</text:p>
          </table:table-cell>
          <table:table-cell table:formula="of:=[.E46]+[.B47]" office:value-type="currency" office:currency="PLN" office:value="164" calcext:value-type="currency">
            <text:p>164,00 zł</text:p>
          </table:table-cell>
          <table:table-cell table:formula="of:=[.F46]+[.C47]" office:value-type="currency" office:currency="PLN" office:value="126" calcext:value-type="currency">
            <text:p>126,00 zł</text:p>
          </table:table-cell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table:formula="of:=[.D47]+[.A48]" office:value-type="currency" office:currency="PLN" office:value="197" calcext:value-type="currency">
            <text:p>197,00 zł</text:p>
          </table:table-cell>
          <table:table-cell table:formula="of:=[.E47]+[.B48]" office:value-type="currency" office:currency="PLN" office:value="161" calcext:value-type="currency">
            <text:p>161,00 zł</text:p>
          </table:table-cell>
          <table:table-cell table:formula="of:=[.F47]+[.C48]" office:value-type="currency" office:currency="PLN" office:value="134" calcext:value-type="currency">
            <text:p>134,00 zł</text:p>
          </table:table-cell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D48]+[.A49]" office:value-type="currency" office:currency="PLN" office:value="192" calcext:value-type="currency">
            <text:p>192,00 zł</text:p>
          </table:table-cell>
          <table:table-cell table:formula="of:=[.E48]+[.B49]" office:value-type="currency" office:currency="PLN" office:value="169" calcext:value-type="currency">
            <text:p>169,00 zł</text:p>
          </table:table-cell>
          <table:table-cell table:formula="of:=[.F48]+[.C49]" office:value-type="currency" office:currency="PLN" office:value="141" calcext:value-type="currency">
            <text:p>141,00 zł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table:formula="of:=[.D49]+[.A50]" office:value-type="currency" office:currency="PLN" office:value="189" calcext:value-type="currency">
            <text:p>189,00 zł</text:p>
          </table:table-cell>
          <table:table-cell table:formula="of:=[.E49]+[.B50]" office:value-type="currency" office:currency="PLN" office:value="163" calcext:value-type="currency">
            <text:p>163,00 zł</text:p>
          </table:table-cell>
          <table:table-cell table:formula="of:=[.F49]+[.C50]" office:value-type="currency" office:currency="PLN" office:value="148" calcext:value-type="currency">
            <text:p>148,00 zł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table:formula="of:=[.D50]+[.A51]" office:value-type="currency" office:currency="PLN" office:value="198" calcext:value-type="currency">
            <text:p>198,00 zł</text:p>
          </table:table-cell>
          <table:table-cell table:formula="of:=[.E50]+[.B51]" office:value-type="currency" office:currency="PLN" office:value="153" calcext:value-type="currency">
            <text:p>153,00 zł</text:p>
          </table:table-cell>
          <table:table-cell table:formula="of:=[.F50]+[.C51]" office:value-type="currency" office:currency="PLN" office:value="139" calcext:value-type="currency">
            <text:p>139,00 zł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table:formula="of:=[.D51]+[.A52]" office:value-type="currency" office:currency="PLN" office:value="206" calcext:value-type="currency">
            <text:p>206,00 zł</text:p>
          </table:table-cell>
          <table:table-cell table:formula="of:=[.E51]+[.B52]" office:value-type="currency" office:currency="PLN" office:value="152" calcext:value-type="currency">
            <text:p>152,00 zł</text:p>
          </table:table-cell>
          <table:table-cell table:formula="of:=[.F51]+[.C52]" office:value-type="currency" office:currency="PLN" office:value="131" calcext:value-type="currency">
            <text:p>131,00 zł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table:formula="of:=[.D52]+[.A53]" office:value-type="currency" office:currency="PLN" office:value="200" calcext:value-type="currency">
            <text:p>200,00 zł</text:p>
          </table:table-cell>
          <table:table-cell table:formula="of:=[.E52]+[.B53]" office:value-type="currency" office:currency="PLN" office:value="148" calcext:value-type="currency">
            <text:p>148,00 zł</text:p>
          </table:table-cell>
          <table:table-cell table:formula="of:=[.F52]+[.C53]" office:value-type="currency" office:currency="PLN" office:value="133" calcext:value-type="currency">
            <text:p>133,00 zł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formula="of:=[.D53]+[.A54]" office:value-type="currency" office:currency="PLN" office:value="192" calcext:value-type="currency">
            <text:p>192,00 zł</text:p>
          </table:table-cell>
          <table:table-cell table:formula="of:=[.E53]+[.B54]" office:value-type="currency" office:currency="PLN" office:value="147" calcext:value-type="currency">
            <text:p>147,00 zł</text:p>
          </table:table-cell>
          <table:table-cell table:formula="of:=[.F53]+[.C54]" office:value-type="currency" office:currency="PLN" office:value="123" calcext:value-type="currency">
            <text:p>123,00 zł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table:formula="of:=[.D54]+[.A55]" office:value-type="currency" office:currency="PLN" office:value="189" calcext:value-type="currency">
            <text:p>189,00 zł</text:p>
          </table:table-cell>
          <table:table-cell table:formula="of:=[.E54]+[.B55]" office:value-type="currency" office:currency="PLN" office:value="145" calcext:value-type="currency">
            <text:p>145,00 zł</text:p>
          </table:table-cell>
          <table:table-cell table:formula="of:=[.F54]+[.C55]" office:value-type="currency" office:currency="PLN" office:value="118" calcext:value-type="currency">
            <text:p>118,00 zł</text:p>
          </table:table-cell>
          <table:table-cell table:number-columns-repeated="4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D55]+[.A56]" office:value-type="currency" office:currency="PLN" office:value="188" calcext:value-type="currency">
            <text:p>188,00 zł</text:p>
          </table:table-cell>
          <table:table-cell table:formula="of:=[.E55]+[.B56]" office:value-type="currency" office:currency="PLN" office:value="152" calcext:value-type="currency">
            <text:p>152,00 zł</text:p>
          </table:table-cell>
          <table:table-cell table:formula="of:=[.F55]+[.C56]" office:value-type="currency" office:currency="PLN" office:value="127" calcext:value-type="currency">
            <text:p>127,00 zł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table:formula="of:=[.D56]+[.A57]" office:value-type="currency" office:currency="PLN" office:value="197" calcext:value-type="currency">
            <text:p>197,00 zł</text:p>
          </table:table-cell>
          <table:table-cell table:formula="of:=[.E56]+[.B57]" office:value-type="currency" office:currency="PLN" office:value="145" calcext:value-type="currency">
            <text:p>145,00 zł</text:p>
          </table:table-cell>
          <table:table-cell table:formula="of:=[.F56]+[.C57]" office:value-type="currency" office:currency="PLN" office:value="123" calcext:value-type="currency">
            <text:p>123,00 zł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  <table:table-cell table:formula="of:=[.D57]+[.A58]" office:value-type="currency" office:currency="PLN" office:value="205" calcext:value-type="currency">
            <text:p>205,00 zł</text:p>
          </table:table-cell>
          <table:table-cell table:formula="of:=[.E57]+[.B58]" office:value-type="currency" office:currency="PLN" office:value="142" calcext:value-type="currency">
            <text:p>142,00 zł</text:p>
          </table:table-cell>
          <table:table-cell table:formula="of:=[.F57]+[.C58]" office:value-type="currency" office:currency="PLN" office:value="132" calcext:value-type="currency">
            <text:p>132,00 zł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58]+[.A59]" office:value-type="currency" office:currency="PLN" office:value="209" calcext:value-type="currency">
            <text:p>209,00 zł</text:p>
          </table:table-cell>
          <table:table-cell table:formula="of:=[.E58]+[.B59]" office:value-type="currency" office:currency="PLN" office:value="144" calcext:value-type="currency">
            <text:p>144,00 zł</text:p>
          </table:table-cell>
          <table:table-cell table:formula="of:=[.F58]+[.C59]" office:value-type="currency" office:currency="PLN" office:value="142" calcext:value-type="currency">
            <text:p>142,00 zł</text:p>
          </table:table-cell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table:formula="of:=[.D59]+[.A60]" office:value-type="currency" office:currency="PLN" office:value="199" calcext:value-type="currency">
            <text:p>199,00 zł</text:p>
          </table:table-cell>
          <table:table-cell table:formula="of:=[.E59]+[.B60]" office:value-type="currency" office:currency="PLN" office:value="136" calcext:value-type="currency">
            <text:p>136,00 zł</text:p>
          </table:table-cell>
          <table:table-cell table:formula="of:=[.F59]+[.C60]" office:value-type="currency" office:currency="PLN" office:value="148" calcext:value-type="currency">
            <text:p>148,00 zł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table:formula="of:=[.D60]+[.A61]" office:value-type="currency" office:currency="PLN" office:value="207" calcext:value-type="currency">
            <text:p>207,00 zł</text:p>
          </table:table-cell>
          <table:table-cell table:formula="of:=[.E60]+[.B61]" office:value-type="currency" office:currency="PLN" office:value="135" calcext:value-type="currency">
            <text:p>135,00 zł</text:p>
          </table:table-cell>
          <table:table-cell table:formula="of:=[.F60]+[.C61]" office:value-type="currency" office:currency="PLN" office:value="154" calcext:value-type="currency">
            <text:p>154,00 zł</text:p>
          </table:table-cell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table:formula="of:=[.D61]+[.A62]" office:value-type="currency" office:currency="PLN" office:value="202" calcext:value-type="currency">
            <text:p>202,00 zł</text:p>
          </table:table-cell>
          <table:table-cell table:formula="of:=[.E61]+[.B62]" office:value-type="currency" office:currency="PLN" office:value="128" calcext:value-type="currency">
            <text:p>128,00 zł</text:p>
          </table:table-cell>
          <table:table-cell table:formula="of:=[.F61]+[.C62]" office:value-type="currency" office:currency="PLN" office:value="154" calcext:value-type="currency">
            <text:p>154,00 zł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table:formula="of:=[.D62]+[.A63]" office:value-type="currency" office:currency="PLN" office:value="203" calcext:value-type="currency">
            <text:p>203,00 zł</text:p>
          </table:table-cell>
          <table:table-cell table:formula="of:=[.E62]+[.B63]" office:value-type="currency" office:currency="PLN" office:value="124" calcext:value-type="currency">
            <text:p>124,00 zł</text:p>
          </table:table-cell>
          <table:table-cell table:formula="of:=[.F62]+[.C63]" office:value-type="currency" office:currency="PLN" office:value="156" calcext:value-type="currency">
            <text:p>156,00 zł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63]+[.A64]" office:value-type="currency" office:currency="PLN" office:value="206" calcext:value-type="currency">
            <text:p>206,00 zł</text:p>
          </table:table-cell>
          <table:table-cell table:formula="of:=[.E63]+[.B64]" office:value-type="currency" office:currency="PLN" office:value="124" calcext:value-type="currency">
            <text:p>124,00 zł</text:p>
          </table:table-cell>
          <table:table-cell table:formula="of:=[.F63]+[.C64]" office:value-type="currency" office:currency="PLN" office:value="166" calcext:value-type="currency">
            <text:p>166,00 zł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-10" calcext:value-type="float">
            <text:p>-10</text:p>
          </table:table-cell>
          <table:table-cell table:formula="of:=[.D64]+[.A65]" office:value-type="currency" office:currency="PLN" office:value="200" calcext:value-type="currency">
            <text:p>200,00 zł</text:p>
          </table:table-cell>
          <table:table-cell table:formula="of:=[.E64]+[.B65]" office:value-type="currency" office:currency="PLN" office:value="121" calcext:value-type="currency">
            <text:p>121,00 zł</text:p>
          </table:table-cell>
          <table:table-cell table:formula="of:=[.F64]+[.C65]" office:value-type="currency" office:currency="PLN" office:value="156" calcext:value-type="currency">
            <text:p>156,00 zł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table:formula="of:=[.D65]+[.A66]" office:value-type="currency" office:currency="PLN" office:value="194" calcext:value-type="currency">
            <text:p>194,00 zł</text:p>
          </table:table-cell>
          <table:table-cell table:formula="of:=[.E65]+[.B66]" office:value-type="currency" office:currency="PLN" office:value="128" calcext:value-type="currency">
            <text:p>128,00 zł</text:p>
          </table:table-cell>
          <table:table-cell table:formula="of:=[.F65]+[.C66]" office:value-type="currency" office:currency="PLN" office:value="152" calcext:value-type="currency">
            <text:p>152,00 zł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66]+[.A67]" office:value-type="currency" office:currency="PLN" office:value="198" calcext:value-type="currency">
            <text:p>198,00 zł</text:p>
          </table:table-cell>
          <table:table-cell table:formula="of:=[.E66]+[.B67]" office:value-type="currency" office:currency="PLN" office:value="129" calcext:value-type="currency">
            <text:p>129,00 zł</text:p>
          </table:table-cell>
          <table:table-cell table:formula="of:=[.F66]+[.C67]" office:value-type="currency" office:currency="PLN" office:value="161" calcext:value-type="currency">
            <text:p>161,00 zł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table:formula="of:=[.D67]+[.A68]" office:value-type="currency" office:currency="PLN" office:value="194" calcext:value-type="currency">
            <text:p>194,00 zł</text:p>
          </table:table-cell>
          <table:table-cell table:formula="of:=[.E67]+[.B68]" office:value-type="currency" office:currency="PLN" office:value="124" calcext:value-type="currency">
            <text:p>124,00 zł</text:p>
          </table:table-cell>
          <table:table-cell table:formula="of:=[.F67]+[.C68]" office:value-type="currency" office:currency="PLN" office:value="157" calcext:value-type="currency">
            <text:p>157,00 zł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table:formula="of:=[.D68]+[.A69]" office:value-type="currency" office:currency="PLN" office:value="198" calcext:value-type="currency">
            <text:p>198,00 zł</text:p>
          </table:table-cell>
          <table:table-cell table:formula="of:=[.E68]+[.B69]" office:value-type="currency" office:currency="PLN" office:value="132" calcext:value-type="currency">
            <text:p>132,00 zł</text:p>
          </table:table-cell>
          <table:table-cell table:formula="of:=[.F68]+[.C69]" office:value-type="currency" office:currency="PLN" office:value="152" calcext:value-type="currency">
            <text:p>152,00 zł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table:formula="of:=[.D69]+[.A70]" office:value-type="currency" office:currency="PLN" office:value="204" calcext:value-type="currency">
            <text:p>204,00 zł</text:p>
          </table:table-cell>
          <table:table-cell table:formula="of:=[.E69]+[.B70]" office:value-type="currency" office:currency="PLN" office:value="127" calcext:value-type="currency">
            <text:p>127,00 zł</text:p>
          </table:table-cell>
          <table:table-cell table:formula="of:=[.F69]+[.C70]" office:value-type="currency" office:currency="PLN" office:value="148" calcext:value-type="currency">
            <text:p>148,00 zł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[.D70]+[.A71]" office:value-type="currency" office:currency="PLN" office:value="212" calcext:value-type="currency">
            <text:p>212,00 zł</text:p>
          </table:table-cell>
          <table:table-cell table:formula="of:=[.E70]+[.B71]" office:value-type="currency" office:currency="PLN" office:value="128" calcext:value-type="currency">
            <text:p>128,00 zł</text:p>
          </table:table-cell>
          <table:table-cell table:formula="of:=[.F70]+[.C71]" office:value-type="currency" office:currency="PLN" office:value="140" calcext:value-type="currency">
            <text:p>140,00 zł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D71]+[.A72]" office:value-type="currency" office:currency="PLN" office:value="210" calcext:value-type="currency">
            <text:p>210,00 zł</text:p>
          </table:table-cell>
          <table:table-cell table:formula="of:=[.E71]+[.B72]" office:value-type="currency" office:currency="PLN" office:value="129" calcext:value-type="currency">
            <text:p>129,00 zł</text:p>
          </table:table-cell>
          <table:table-cell table:formula="of:=[.F71]+[.C72]" office:value-type="currency" office:currency="PLN" office:value="135" calcext:value-type="currency">
            <text:p>135,00 zł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formula="of:=[.D72]+[.A73]" office:value-type="currency" office:currency="PLN" office:value="206" calcext:value-type="currency">
            <text:p>206,00 zł</text:p>
          </table:table-cell>
          <table:table-cell table:formula="of:=[.E72]+[.B73]" office:value-type="currency" office:currency="PLN" office:value="129" calcext:value-type="currency">
            <text:p>129,00 zł</text:p>
          </table:table-cell>
          <table:table-cell table:formula="of:=[.F72]+[.C73]" office:value-type="currency" office:currency="PLN" office:value="131" calcext:value-type="currency">
            <text:p>131,00 zł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  <table:table-cell table:formula="of:=[.D73]+[.A74]" office:value-type="currency" office:currency="PLN" office:value="210" calcext:value-type="currency">
            <text:p>210,00 zł</text:p>
          </table:table-cell>
          <table:table-cell table:formula="of:=[.E73]+[.B74]" office:value-type="currency" office:currency="PLN" office:value="125" calcext:value-type="currency">
            <text:p>125,00 zł</text:p>
          </table:table-cell>
          <table:table-cell table:formula="of:=[.F73]+[.C74]" office:value-type="currency" office:currency="PLN" office:value="140" calcext:value-type="currency">
            <text:p>140,00 zł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table:formula="of:=[.D74]+[.A75]" office:value-type="currency" office:currency="PLN" office:value="211" calcext:value-type="currency">
            <text:p>211,00 zł</text:p>
          </table:table-cell>
          <table:table-cell table:formula="of:=[.E74]+[.B75]" office:value-type="currency" office:currency="PLN" office:value="115" calcext:value-type="currency">
            <text:p>115,00 zł</text:p>
          </table:table-cell>
          <table:table-cell table:formula="of:=[.F74]+[.C75]" office:value-type="currency" office:currency="PLN" office:value="143" calcext:value-type="currency">
            <text:p>143,00 zł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table:formula="of:=[.D75]+[.A76]" office:value-type="currency" office:currency="PLN" office:value="217" calcext:value-type="currency">
            <text:p>217,00 zł</text:p>
          </table:table-cell>
          <table:table-cell table:formula="of:=[.E75]+[.B76]" office:value-type="currency" office:currency="PLN" office:value="107" calcext:value-type="currency">
            <text:p>107,00 zł</text:p>
          </table:table-cell>
          <table:table-cell table:formula="of:=[.F75]+[.C76]" office:value-type="currency" office:currency="PLN" office:value="138" calcext:value-type="currency">
            <text:p>138,00 zł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table:formula="of:=[.D76]+[.A77]" office:value-type="currency" office:currency="PLN" office:value="210" calcext:value-type="currency">
            <text:p>210,00 zł</text:p>
          </table:table-cell>
          <table:table-cell table:formula="of:=[.E76]+[.B77]" office:value-type="currency" office:currency="PLN" office:value="115" calcext:value-type="currency">
            <text:p>115,00 zł</text:p>
          </table:table-cell>
          <table:table-cell table:formula="of:=[.F76]+[.C77]" office:value-type="currency" office:currency="PLN" office:value="136" calcext:value-type="currency">
            <text:p>136,00 zł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table:formula="of:=[.D77]+[.A78]" office:value-type="currency" office:currency="PLN" office:value="211" calcext:value-type="currency">
            <text:p>211,00 zł</text:p>
          </table:table-cell>
          <table:table-cell table:formula="of:=[.E77]+[.B78]" office:value-type="currency" office:currency="PLN" office:value="107" calcext:value-type="currency">
            <text:p>107,00 zł</text:p>
          </table:table-cell>
          <table:table-cell table:formula="of:=[.F77]+[.C78]" office:value-type="currency" office:currency="PLN" office:value="137" calcext:value-type="currency">
            <text:p>137,00 zł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table:formula="of:=[.D78]+[.A79]" office:value-type="currency" office:currency="PLN" office:value="203" calcext:value-type="currency">
            <text:p>203,00 zł</text:p>
          </table:table-cell>
          <table:table-cell table:formula="of:=[.E78]+[.B79]" office:value-type="currency" office:currency="PLN" office:value="115" calcext:value-type="currency">
            <text:p>115,00 zł</text:p>
          </table:table-cell>
          <table:table-cell table:formula="of:=[.F78]+[.C79]" office:value-type="currency" office:currency="PLN" office:value="130" calcext:value-type="currency">
            <text:p>130,00 zł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79]+[.A80]" office:value-type="currency" office:currency="PLN" office:value="208" calcext:value-type="currency">
            <text:p>208,00 zł</text:p>
          </table:table-cell>
          <table:table-cell table:formula="of:=[.E79]+[.B80]" office:value-type="currency" office:currency="PLN" office:value="124" calcext:value-type="currency">
            <text:p>124,00 zł</text:p>
          </table:table-cell>
          <table:table-cell table:formula="of:=[.F79]+[.C80]" office:value-type="currency" office:currency="PLN" office:value="133" calcext:value-type="currency">
            <text:p>133,00 zł</text:p>
          </table:table-cell>
          <table:table-cell table:number-columns-repeated="4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formula="of:=[.D80]+[.A81]" office:value-type="currency" office:currency="PLN" office:value="199" calcext:value-type="currency">
            <text:p>199,00 zł</text:p>
          </table:table-cell>
          <table:table-cell table:formula="of:=[.E80]+[.B81]" office:value-type="currency" office:currency="PLN" office:value="123" calcext:value-type="currency">
            <text:p>123,00 zł</text:p>
          </table:table-cell>
          <table:table-cell table:formula="of:=[.F80]+[.C81]" office:value-type="currency" office:currency="PLN" office:value="136" calcext:value-type="currency">
            <text:p>136,00 zł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table:formula="of:=[.D81]+[.A82]" office:value-type="currency" office:currency="PLN" office:value="199" calcext:value-type="currency">
            <text:p>199,00 zł</text:p>
          </table:table-cell>
          <table:table-cell table:formula="of:=[.E81]+[.B82]" office:value-type="currency" office:currency="PLN" office:value="121" calcext:value-type="currency">
            <text:p>121,00 zł</text:p>
          </table:table-cell>
          <table:table-cell table:formula="of:=[.F81]+[.C82]" office:value-type="currency" office:currency="PLN" office:value="132" calcext:value-type="currency">
            <text:p>132,00 zł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table:formula="of:=[.D82]+[.A83]" office:value-type="currency" office:currency="PLN" office:value="205" calcext:value-type="currency">
            <text:p>205,00 zł</text:p>
          </table:table-cell>
          <table:table-cell table:formula="of:=[.E82]+[.B83]" office:value-type="currency" office:currency="PLN" office:value="114" calcext:value-type="currency">
            <text:p>114,00 zł</text:p>
          </table:table-cell>
          <table:table-cell table:formula="of:=[.F82]+[.C83]" office:value-type="currency" office:currency="PLN" office:value="140" calcext:value-type="currency">
            <text:p>140,00 zł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  <table:table-cell table:formula="of:=[.D83]+[.A84]" office:value-type="currency" office:currency="PLN" office:value="206" calcext:value-type="currency">
            <text:p>206,00 zł</text:p>
          </table:table-cell>
          <table:table-cell table:formula="of:=[.E83]+[.B84]" office:value-type="currency" office:currency="PLN" office:value="105" calcext:value-type="currency">
            <text:p>105,00 zł</text:p>
          </table:table-cell>
          <table:table-cell table:formula="of:=[.F83]+[.C84]" office:value-type="currency" office:currency="PLN" office:value="130" calcext:value-type="currency">
            <text:p>130,00 zł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84]+[.A85]" office:value-type="currency" office:currency="PLN" office:value="209" calcext:value-type="currency">
            <text:p>209,00 zł</text:p>
          </table:table-cell>
          <table:table-cell table:formula="of:=[.E84]+[.B85]" office:value-type="currency" office:currency="PLN" office:value="107" calcext:value-type="currency">
            <text:p>107,00 zł</text:p>
          </table:table-cell>
          <table:table-cell table:formula="of:=[.F84]+[.C85]" office:value-type="currency" office:currency="PLN" office:value="131" calcext:value-type="currency">
            <text:p>131,00 zł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table:formula="of:=[.D85]+[.A86]" office:value-type="currency" office:currency="PLN" office:value="206" calcext:value-type="currency">
            <text:p>206,00 zł</text:p>
          </table:table-cell>
          <table:table-cell table:formula="of:=[.E85]+[.B86]" office:value-type="currency" office:currency="PLN" office:value="98" calcext:value-type="currency">
            <text:p>98,00 zł</text:p>
          </table:table-cell>
          <table:table-cell table:formula="of:=[.F85]+[.C86]" office:value-type="currency" office:currency="PLN" office:value="129" calcext:value-type="currency">
            <text:p>129,00 zł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86]+[.A87]" office:value-type="currency" office:currency="PLN" office:value="215" calcext:value-type="currency">
            <text:p>215,00 zł</text:p>
          </table:table-cell>
          <table:table-cell table:formula="of:=[.E86]+[.B87]" office:value-type="currency" office:currency="PLN" office:value="99" calcext:value-type="currency">
            <text:p>99,00 zł</text:p>
          </table:table-cell>
          <table:table-cell table:formula="of:=[.F86]+[.C87]" office:value-type="currency" office:currency="PLN" office:value="134" calcext:value-type="currency">
            <text:p>134,00 zł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table:formula="of:=[.D87]+[.A88]" office:value-type="currency" office:currency="PLN" office:value="208" calcext:value-type="currency">
            <text:p>208,00 zł</text:p>
          </table:table-cell>
          <table:table-cell table:formula="of:=[.E87]+[.B88]" office:value-type="currency" office:currency="PLN" office:value="94" calcext:value-type="currency">
            <text:p>94,00 zł</text:p>
          </table:table-cell>
          <table:table-cell table:formula="of:=[.F87]+[.C88]" office:value-type="currency" office:currency="PLN" office:value="136" calcext:value-type="currency">
            <text:p>136,00 zł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88]+[.A89]" office:value-type="currency" office:currency="PLN" office:value="211" calcext:value-type="currency">
            <text:p>211,00 zł</text:p>
          </table:table-cell>
          <table:table-cell table:formula="of:=[.E88]+[.B89]" office:value-type="currency" office:currency="PLN" office:value="97" calcext:value-type="currency">
            <text:p>97,00 zł</text:p>
          </table:table-cell>
          <table:table-cell table:formula="of:=[.F88]+[.C89]" office:value-type="currency" office:currency="PLN" office:value="140" calcext:value-type="currency">
            <text:p>140,00 zł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89]+[.A90]" office:value-type="currency" office:currency="PLN" office:value="203" calcext:value-type="currency">
            <text:p>203,00 zł</text:p>
          </table:table-cell>
          <table:table-cell table:formula="of:=[.E89]+[.B90]" office:value-type="currency" office:currency="PLN" office:value="104" calcext:value-type="currency">
            <text:p>104,00 zł</text:p>
          </table:table-cell>
          <table:table-cell table:formula="of:=[.F89]+[.C90]" office:value-type="currency" office:currency="PLN" office:value="144" calcext:value-type="currency">
            <text:p>144,00 zł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table:formula="of:=[.D90]+[.A91]" office:value-type="currency" office:currency="PLN" office:value="195" calcext:value-type="currency">
            <text:p>195,00 zł</text:p>
          </table:table-cell>
          <table:table-cell table:formula="of:=[.E90]+[.B91]" office:value-type="currency" office:currency="PLN" office:value="96" calcext:value-type="currency">
            <text:p>96,00 zł</text:p>
          </table:table-cell>
          <table:table-cell table:formula="of:=[.F90]+[.C91]" office:value-type="currency" office:currency="PLN" office:value="149" calcext:value-type="currency">
            <text:p>149,00 zł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table:formula="of:=[.D91]+[.A92]" office:value-type="currency" office:currency="PLN" office:value="202" calcext:value-type="currency">
            <text:p>202,00 zł</text:p>
          </table:table-cell>
          <table:table-cell table:formula="of:=[.E91]+[.B92]" office:value-type="currency" office:currency="PLN" office:value="89" calcext:value-type="currency">
            <text:p>89,00 zł</text:p>
          </table:table-cell>
          <table:table-cell table:formula="of:=[.F91]+[.C92]" office:value-type="currency" office:currency="PLN" office:value="157" calcext:value-type="currency">
            <text:p>157,00 zł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92]+[.A93]" office:value-type="currency" office:currency="PLN" office:value="194" calcext:value-type="currency">
            <text:p>194,00 zł</text:p>
          </table:table-cell>
          <table:table-cell table:formula="of:=[.E92]+[.B93]" office:value-type="currency" office:currency="PLN" office:value="99" calcext:value-type="currency">
            <text:p>99,00 zł</text:p>
          </table:table-cell>
          <table:table-cell table:formula="of:=[.F92]+[.C93]" office:value-type="currency" office:currency="PLN" office:value="157" calcext:value-type="currency">
            <text:p>157,00 zł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table:formula="of:=[.D93]+[.A94]" office:value-type="currency" office:currency="PLN" office:value="186" calcext:value-type="currency">
            <text:p>186,00 zł</text:p>
          </table:table-cell>
          <table:table-cell table:formula="of:=[.E93]+[.B94]" office:value-type="currency" office:currency="PLN" office:value="97" calcext:value-type="currency">
            <text:p>97,00 zł</text:p>
          </table:table-cell>
          <table:table-cell table:formula="of:=[.F93]+[.C94]" office:value-type="currency" office:currency="PLN" office:value="165" calcext:value-type="currency">
            <text:p>165,00 zł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table:formula="of:=[.D94]+[.A95]" office:value-type="currency" office:currency="PLN" office:value="182" calcext:value-type="currency">
            <text:p>182,00 zł</text:p>
          </table:table-cell>
          <table:table-cell table:formula="of:=[.E94]+[.B95]" office:value-type="currency" office:currency="PLN" office:value="105" calcext:value-type="currency">
            <text:p>105,00 zł</text:p>
          </table:table-cell>
          <table:table-cell table:formula="of:=[.F94]+[.C95]" office:value-type="currency" office:currency="PLN" office:value="159" calcext:value-type="currency">
            <text:p>159,00 zł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[.D95]+[.A96]" office:value-type="currency" office:currency="PLN" office:value="175" calcext:value-type="currency">
            <text:p>175,00 zł</text:p>
          </table:table-cell>
          <table:table-cell table:formula="of:=[.E95]+[.B96]" office:value-type="currency" office:currency="PLN" office:value="107" calcext:value-type="currency">
            <text:p>107,00 zł</text:p>
          </table:table-cell>
          <table:table-cell table:formula="of:=[.F95]+[.C96]" office:value-type="currency" office:currency="PLN" office:value="149" calcext:value-type="currency">
            <text:p>149,00 zł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96]+[.A97]" office:value-type="currency" office:currency="PLN" office:value="179" calcext:value-type="currency">
            <text:p>179,00 zł</text:p>
          </table:table-cell>
          <table:table-cell table:formula="of:=[.E96]+[.B97]" office:value-type="currency" office:currency="PLN" office:value="116" calcext:value-type="currency">
            <text:p>116,00 zł</text:p>
          </table:table-cell>
          <table:table-cell table:formula="of:=[.F96]+[.C97]" office:value-type="currency" office:currency="PLN" office:value="150" calcext:value-type="currency">
            <text:p>150,00 zł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table:formula="of:=[.D97]+[.A98]" office:value-type="currency" office:currency="PLN" office:value="186" calcext:value-type="currency">
            <text:p>186,00 zł</text:p>
          </table:table-cell>
          <table:table-cell table:formula="of:=[.E97]+[.B98]" office:value-type="currency" office:currency="PLN" office:value="112" calcext:value-type="currency">
            <text:p>112,00 zł</text:p>
          </table:table-cell>
          <table:table-cell table:formula="of:=[.F97]+[.C98]" office:value-type="currency" office:currency="PLN" office:value="153" calcext:value-type="currency">
            <text:p>153,00 zł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table:formula="of:=[.D98]+[.A99]" office:value-type="currency" office:currency="PLN" office:value="189" calcext:value-type="currency">
            <text:p>189,00 zł</text:p>
          </table:table-cell>
          <table:table-cell table:formula="of:=[.E98]+[.B99]" office:value-type="currency" office:currency="PLN" office:value="103" calcext:value-type="currency">
            <text:p>103,00 zł</text:p>
          </table:table-cell>
          <table:table-cell table:formula="of:=[.F98]+[.C99]" office:value-type="currency" office:currency="PLN" office:value="154" calcext:value-type="currency">
            <text:p>154,00 zł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table:formula="of:=[.D99]+[.A100]" office:value-type="currency" office:currency="PLN" office:value="182" calcext:value-type="currency">
            <text:p>182,00 zł</text:p>
          </table:table-cell>
          <table:table-cell table:formula="of:=[.E99]+[.B100]" office:value-type="currency" office:currency="PLN" office:value="93" calcext:value-type="currency">
            <text:p>93,00 zł</text:p>
          </table:table-cell>
          <table:table-cell table:formula="of:=[.F99]+[.C100]" office:value-type="currency" office:currency="PLN" office:value="145" calcext:value-type="currency">
            <text:p>145,00 zł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table:formula="of:=[.D100]+[.A101]" office:value-type="currency" office:currency="PLN" office:value="189" calcext:value-type="currency">
            <text:p>189,00 zł</text:p>
          </table:table-cell>
          <table:table-cell table:formula="of:=[.E100]+[.B101]" office:value-type="currency" office:currency="PLN" office:value="84" calcext:value-type="currency">
            <text:p>84,00 zł</text:p>
          </table:table-cell>
          <table:table-cell table:formula="of:=[.F100]+[.C101]" office:value-type="currency" office:currency="PLN" office:value="147" calcext:value-type="currency">
            <text:p>147,00 zł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formula="of:=[.D101]+[.A102]" office:value-type="currency" office:currency="PLN" office:value="190" calcext:value-type="currency">
            <text:p>190,00 zł</text:p>
          </table:table-cell>
          <table:table-cell table:formula="of:=[.E101]+[.B102]" office:value-type="currency" office:currency="PLN" office:value="82" calcext:value-type="currency">
            <text:p>82,00 zł</text:p>
          </table:table-cell>
          <table:table-cell table:formula="of:=[.F101]+[.C102]" office:value-type="currency" office:currency="PLN" office:value="147" calcext:value-type="currency">
            <text:p>147,00 zł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D102]+[.A103]" office:value-type="currency" office:currency="PLN" office:value="197" calcext:value-type="currency">
            <text:p>197,00 zł</text:p>
          </table:table-cell>
          <table:table-cell table:formula="of:=[.E102]+[.B103]" office:value-type="currency" office:currency="PLN" office:value="85" calcext:value-type="currency">
            <text:p>85,00 zł</text:p>
          </table:table-cell>
          <table:table-cell table:formula="of:=[.F102]+[.C103]" office:value-type="currency" office:currency="PLN" office:value="156" calcext:value-type="currency">
            <text:p>156,00 zł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formula="of:=[.D103]+[.A104]" office:value-type="currency" office:currency="PLN" office:value="207" calcext:value-type="currency">
            <text:p>207,00 zł</text:p>
          </table:table-cell>
          <table:table-cell table:formula="of:=[.E103]+[.B104]" office:value-type="currency" office:currency="PLN" office:value="80" calcext:value-type="currency">
            <text:p>80,00 zł</text:p>
          </table:table-cell>
          <table:table-cell table:formula="of:=[.F103]+[.C104]" office:value-type="currency" office:currency="PLN" office:value="156" calcext:value-type="currency">
            <text:p>156,00 zł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table:formula="of:=[.D104]+[.A105]" office:value-type="currency" office:currency="PLN" office:value="199" calcext:value-type="currency">
            <text:p>199,00 zł</text:p>
          </table:table-cell>
          <table:table-cell table:formula="of:=[.E104]+[.B105]" office:value-type="currency" office:currency="PLN" office:value="73" calcext:value-type="currency">
            <text:p>73,00 zł</text:p>
          </table:table-cell>
          <table:table-cell table:formula="of:=[.F104]+[.C105]" office:value-type="currency" office:currency="PLN" office:value="159" calcext:value-type="currency">
            <text:p>159,00 zł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 table:formula="of:=[.D105]+[.A106]" office:value-type="currency" office:currency="PLN" office:value="206" calcext:value-type="currency">
            <text:p>206,00 zł</text:p>
          </table:table-cell>
          <table:table-cell table:formula="of:=[.E105]+[.B106]" office:value-type="currency" office:currency="PLN" office:value="63" calcext:value-type="currency">
            <text:p>63,00 zł</text:p>
          </table:table-cell>
          <table:table-cell table:formula="of:=[.F105]+[.C106]" office:value-type="currency" office:currency="PLN" office:value="164" calcext:value-type="currency">
            <text:p>164,00 zł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06]+[.A107]" office:value-type="currency" office:currency="PLN" office:value="209" calcext:value-type="currency">
            <text:p>209,00 zł</text:p>
          </table:table-cell>
          <table:table-cell table:formula="of:=[.E106]+[.B107]" office:value-type="currency" office:currency="PLN" office:value="71" calcext:value-type="currency">
            <text:p>71,00 zł</text:p>
          </table:table-cell>
          <table:table-cell table:formula="of:=[.F106]+[.C107]" office:value-type="currency" office:currency="PLN" office:value="165" calcext:value-type="currency">
            <text:p>165,00 zł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[.D107]+[.A108]" office:value-type="currency" office:currency="PLN" office:value="203" calcext:value-type="currency">
            <text:p>203,00 zł</text:p>
          </table:table-cell>
          <table:table-cell table:formula="of:=[.E107]+[.B108]" office:value-type="currency" office:currency="PLN" office:value="72" calcext:value-type="currency">
            <text:p>72,00 zł</text:p>
          </table:table-cell>
          <table:table-cell table:formula="of:=[.F107]+[.C108]" office:value-type="currency" office:currency="PLN" office:value="158" calcext:value-type="currency">
            <text:p>158,00 zł</text:p>
          </table:table-cell>
          <table:table-cell table:number-columns-repeated="4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108]+[.A109]" office:value-type="currency" office:currency="PLN" office:value="194" calcext:value-type="currency">
            <text:p>194,00 zł</text:p>
          </table:table-cell>
          <table:table-cell table:formula="of:=[.E108]+[.B109]" office:value-type="currency" office:currency="PLN" office:value="80" calcext:value-type="currency">
            <text:p>80,00 zł</text:p>
          </table:table-cell>
          <table:table-cell table:formula="of:=[.F108]+[.C109]" office:value-type="currency" office:currency="PLN" office:value="158" calcext:value-type="currency">
            <text:p>158,00 zł</text:p>
          </table:table-cell>
          <table:table-cell table:number-columns-repeated="4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table:formula="of:=[.D109]+[.A110]" office:value-type="currency" office:currency="PLN" office:value="185" calcext:value-type="currency">
            <text:p>185,00 zł</text:p>
          </table:table-cell>
          <table:table-cell table:formula="of:=[.E109]+[.B110]" office:value-type="currency" office:currency="PLN" office:value="77" calcext:value-type="currency">
            <text:p>77,00 zł</text:p>
          </table:table-cell>
          <table:table-cell table:formula="of:=[.F109]+[.C110]" office:value-type="currency" office:currency="PLN" office:value="152" calcext:value-type="currency">
            <text:p>152,00 zł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[.D110]+[.A111]" office:value-type="currency" office:currency="PLN" office:value="179" calcext:value-type="currency">
            <text:p>179,00 zł</text:p>
          </table:table-cell>
          <table:table-cell table:formula="of:=[.E110]+[.B111]" office:value-type="currency" office:currency="PLN" office:value="79" calcext:value-type="currency">
            <text:p>79,00 zł</text:p>
          </table:table-cell>
          <table:table-cell table:formula="of:=[.F110]+[.C111]" office:value-type="currency" office:currency="PLN" office:value="149" calcext:value-type="currency">
            <text:p>149,00 zł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111]+[.A112]" office:value-type="currency" office:currency="PLN" office:value="183" calcext:value-type="currency">
            <text:p>183,00 zł</text:p>
          </table:table-cell>
          <table:table-cell table:formula="of:=[.E111]+[.B112]" office:value-type="currency" office:currency="PLN" office:value="89" calcext:value-type="currency">
            <text:p>89,00 zł</text:p>
          </table:table-cell>
          <table:table-cell table:formula="of:=[.F111]+[.C112]" office:value-type="currency" office:currency="PLN" office:value="156" calcext:value-type="currency">
            <text:p>156,00 zł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12]+[.A113]" office:value-type="currency" office:currency="PLN" office:value="187" calcext:value-type="currency">
            <text:p>187,00 zł</text:p>
          </table:table-cell>
          <table:table-cell table:formula="of:=[.E112]+[.B113]" office:value-type="currency" office:currency="PLN" office:value="89" calcext:value-type="currency">
            <text:p>89,00 zł</text:p>
          </table:table-cell>
          <table:table-cell table:formula="of:=[.F112]+[.C113]" office:value-type="currency" office:currency="PLN" office:value="156" calcext:value-type="currency">
            <text:p>156,00 zł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table:formula="of:=[.D113]+[.A114]" office:value-type="currency" office:currency="PLN" office:value="196" calcext:value-type="currency">
            <text:p>196,00 zł</text:p>
          </table:table-cell>
          <table:table-cell table:formula="of:=[.E113]+[.B114]" office:value-type="currency" office:currency="PLN" office:value="82" calcext:value-type="currency">
            <text:p>82,00 zł</text:p>
          </table:table-cell>
          <table:table-cell table:formula="of:=[.F113]+[.C114]" office:value-type="currency" office:currency="PLN" office:value="148" calcext:value-type="currency">
            <text:p>148,00 zł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114]+[.A115]" office:value-type="currency" office:currency="PLN" office:value="203" calcext:value-type="currency">
            <text:p>203,00 zł</text:p>
          </table:table-cell>
          <table:table-cell table:formula="of:=[.E114]+[.B115]" office:value-type="currency" office:currency="PLN" office:value="90" calcext:value-type="currency">
            <text:p>90,00 zł</text:p>
          </table:table-cell>
          <table:table-cell table:formula="of:=[.F114]+[.C115]" office:value-type="currency" office:currency="PLN" office:value="151" calcext:value-type="currency">
            <text:p>151,00 zł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table:formula="of:=[.D115]+[.A116]" office:value-type="currency" office:currency="PLN" office:value="195" calcext:value-type="currency">
            <text:p>195,00 zł</text:p>
          </table:table-cell>
          <table:table-cell table:formula="of:=[.E115]+[.B116]" office:value-type="currency" office:currency="PLN" office:value="82" calcext:value-type="currency">
            <text:p>82,00 zł</text:p>
          </table:table-cell>
          <table:table-cell table:formula="of:=[.F115]+[.C116]" office:value-type="currency" office:currency="PLN" office:value="144" calcext:value-type="currency">
            <text:p>144,00 zł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table:formula="of:=[.D116]+[.A117]" office:value-type="currency" office:currency="PLN" office:value="196" calcext:value-type="currency">
            <text:p>196,00 zł</text:p>
          </table:table-cell>
          <table:table-cell table:formula="of:=[.E116]+[.B117]" office:value-type="currency" office:currency="PLN" office:value="86" calcext:value-type="currency">
            <text:p>86,00 zł</text:p>
          </table:table-cell>
          <table:table-cell table:formula="of:=[.F116]+[.C117]" office:value-type="currency" office:currency="PLN" office:value="136" calcext:value-type="currency">
            <text:p>136,00 zł</text:p>
          </table:table-cell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formula="of:=[.D117]+[.A118]" office:value-type="currency" office:currency="PLN" office:value="191" calcext:value-type="currency">
            <text:p>191,00 zł</text:p>
          </table:table-cell>
          <table:table-cell table:formula="of:=[.E117]+[.B118]" office:value-type="currency" office:currency="PLN" office:value="83" calcext:value-type="currency">
            <text:p>83,00 zł</text:p>
          </table:table-cell>
          <table:table-cell table:formula="of:=[.F117]+[.C118]" office:value-type="currency" office:currency="PLN" office:value="134" calcext:value-type="currency">
            <text:p>134,00 zł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table:formula="of:=[.D118]+[.A119]" office:value-type="currency" office:currency="PLN" office:value="198" calcext:value-type="currency">
            <text:p>198,00 zł</text:p>
          </table:table-cell>
          <table:table-cell table:formula="of:=[.E118]+[.B119]" office:value-type="currency" office:currency="PLN" office:value="81" calcext:value-type="currency">
            <text:p>81,00 zł</text:p>
          </table:table-cell>
          <table:table-cell table:formula="of:=[.F118]+[.C119]" office:value-type="currency" office:currency="PLN" office:value="127" calcext:value-type="currency">
            <text:p>127,00 zł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table:formula="of:=[.D119]+[.A120]" office:value-type="currency" office:currency="PLN" office:value="204" calcext:value-type="currency">
            <text:p>204,00 zł</text:p>
          </table:table-cell>
          <table:table-cell table:formula="of:=[.E119]+[.B120]" office:value-type="currency" office:currency="PLN" office:value="74" calcext:value-type="currency">
            <text:p>74,00 zł</text:p>
          </table:table-cell>
          <table:table-cell table:formula="of:=[.F119]+[.C120]" office:value-type="currency" office:currency="PLN" office:value="118" calcext:value-type="currency">
            <text:p>118,00 zł</text:p>
          </table:table-cell>
          <table:table-cell table:number-columns-repeated="4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120]+[.A121]" office:value-type="currency" office:currency="PLN" office:value="203" calcext:value-type="currency">
            <text:p>203,00 zł</text:p>
          </table:table-cell>
          <table:table-cell table:formula="of:=[.E120]+[.B121]" office:value-type="currency" office:currency="PLN" office:value="81" calcext:value-type="currency">
            <text:p>81,00 zł</text:p>
          </table:table-cell>
          <table:table-cell table:formula="of:=[.F120]+[.C121]" office:value-type="currency" office:currency="PLN" office:value="122" calcext:value-type="currency">
            <text:p>122,00 zł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-2" calcext:value-type="float">
            <text:p>-2</text:p>
          </table:table-cell>
          <table:table-cell table:formula="of:=[.D121]+[.A122]" office:value-type="currency" office:currency="PLN" office:value="195" calcext:value-type="currency">
            <text:p>195,00 zł</text:p>
          </table:table-cell>
          <table:table-cell table:formula="of:=[.E121]+[.B122]" office:value-type="currency" office:currency="PLN" office:value="71" calcext:value-type="currency">
            <text:p>71,00 zł</text:p>
          </table:table-cell>
          <table:table-cell table:formula="of:=[.F121]+[.C122]" office:value-type="currency" office:currency="PLN" office:value="120" calcext:value-type="currency">
            <text:p>120,00 zł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  <table:table-cell table:formula="of:=[.D122]+[.A123]" office:value-type="currency" office:currency="PLN" office:value="191" calcext:value-type="currency">
            <text:p>191,00 zł</text:p>
          </table:table-cell>
          <table:table-cell table:formula="of:=[.E122]+[.B123]" office:value-type="currency" office:currency="PLN" office:value="62" calcext:value-type="currency">
            <text:p>62,00 zł</text:p>
          </table:table-cell>
          <table:table-cell table:formula="of:=[.F122]+[.C123]" office:value-type="currency" office:currency="PLN" office:value="126" calcext:value-type="currency">
            <text:p>126,00 zł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table:formula="of:=[.D123]+[.A124]" office:value-type="currency" office:currency="PLN" office:value="184" calcext:value-type="currency">
            <text:p>184,00 zł</text:p>
          </table:table-cell>
          <table:table-cell table:formula="of:=[.E123]+[.B124]" office:value-type="currency" office:currency="PLN" office:value="67" calcext:value-type="currency">
            <text:p>67,00 zł</text:p>
          </table:table-cell>
          <table:table-cell table:formula="of:=[.F123]+[.C124]" office:value-type="currency" office:currency="PLN" office:value="121" calcext:value-type="currency">
            <text:p>121,00 zł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D124]+[.A125]" office:value-type="currency" office:currency="PLN" office:value="192" calcext:value-type="currency">
            <text:p>192,00 zł</text:p>
          </table:table-cell>
          <table:table-cell table:formula="of:=[.E124]+[.B125]" office:value-type="currency" office:currency="PLN" office:value="75" calcext:value-type="currency">
            <text:p>75,00 zł</text:p>
          </table:table-cell>
          <table:table-cell table:formula="of:=[.F124]+[.C125]" office:value-type="currency" office:currency="PLN" office:value="128" calcext:value-type="currency">
            <text:p>128,00 zł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[.D125]+[.A126]" office:value-type="currency" office:currency="PLN" office:value="185" calcext:value-type="currency">
            <text:p>185,00 zł</text:p>
          </table:table-cell>
          <table:table-cell table:formula="of:=[.E125]+[.B126]" office:value-type="currency" office:currency="PLN" office:value="76" calcext:value-type="currency">
            <text:p>76,00 zł</text:p>
          </table:table-cell>
          <table:table-cell table:formula="of:=[.F125]+[.C126]" office:value-type="currency" office:currency="PLN" office:value="122" calcext:value-type="currency">
            <text:p>122,00 zł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table:formula="of:=[.D126]+[.A127]" office:value-type="currency" office:currency="PLN" office:value="177" calcext:value-type="currency">
            <text:p>177,00 zł</text:p>
          </table:table-cell>
          <table:table-cell table:formula="of:=[.E126]+[.B127]" office:value-type="currency" office:currency="PLN" office:value="82" calcext:value-type="currency">
            <text:p>82,00 zł</text:p>
          </table:table-cell>
          <table:table-cell table:formula="of:=[.F126]+[.C127]" office:value-type="currency" office:currency="PLN" office:value="112" calcext:value-type="currency">
            <text:p>112,00 zł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formula="of:=[.D127]+[.A128]" office:value-type="currency" office:currency="PLN" office:value="180" calcext:value-type="currency">
            <text:p>180,00 zł</text:p>
          </table:table-cell>
          <table:table-cell table:formula="of:=[.E127]+[.B128]" office:value-type="currency" office:currency="PLN" office:value="80" calcext:value-type="currency">
            <text:p>80,00 zł</text:p>
          </table:table-cell>
          <table:table-cell table:formula="of:=[.F127]+[.C128]" office:value-type="currency" office:currency="PLN" office:value="114" calcext:value-type="currency">
            <text:p>114,00 zł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D128]+[.A129]" office:value-type="currency" office:currency="PLN" office:value="183" calcext:value-type="currency">
            <text:p>183,00 zł</text:p>
          </table:table-cell>
          <table:table-cell table:formula="of:=[.E128]+[.B129]" office:value-type="currency" office:currency="PLN" office:value="87" calcext:value-type="currency">
            <text:p>87,00 zł</text:p>
          </table:table-cell>
          <table:table-cell table:formula="of:=[.F128]+[.C129]" office:value-type="currency" office:currency="PLN" office:value="122" calcext:value-type="currency">
            <text:p>122,00 zł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D129]+[.A130]" office:value-type="currency" office:currency="PLN" office:value="183" calcext:value-type="currency">
            <text:p>183,00 zł</text:p>
          </table:table-cell>
          <table:table-cell table:formula="of:=[.E129]+[.B130]" office:value-type="currency" office:currency="PLN" office:value="90" calcext:value-type="currency">
            <text:p>90,00 zł</text:p>
          </table:table-cell>
          <table:table-cell table:formula="of:=[.F129]+[.C130]" office:value-type="currency" office:currency="PLN" office:value="132" calcext:value-type="currency">
            <text:p>132,00 zł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table:formula="of:=[.D130]+[.A131]" office:value-type="currency" office:currency="PLN" office:value="193" calcext:value-type="currency">
            <text:p>193,00 zł</text:p>
          </table:table-cell>
          <table:table-cell table:formula="of:=[.E130]+[.B131]" office:value-type="currency" office:currency="PLN" office:value="88" calcext:value-type="currency">
            <text:p>88,00 zł</text:p>
          </table:table-cell>
          <table:table-cell table:formula="of:=[.F130]+[.C131]" office:value-type="currency" office:currency="PLN" office:value="141" calcext:value-type="currency">
            <text:p>141,00 zł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131]+[.A132]" office:value-type="currency" office:currency="PLN" office:value="195" calcext:value-type="currency">
            <text:p>195,00 zł</text:p>
          </table:table-cell>
          <table:table-cell table:formula="of:=[.E131]+[.B132]" office:value-type="currency" office:currency="PLN" office:value="89" calcext:value-type="currency">
            <text:p>89,00 zł</text:p>
          </table:table-cell>
          <table:table-cell table:formula="of:=[.F131]+[.C132]" office:value-type="currency" office:currency="PLN" office:value="150" calcext:value-type="currency">
            <text:p>150,00 zł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table:formula="of:=[.D132]+[.A133]" office:value-type="currency" office:currency="PLN" office:value="192" calcext:value-type="currency">
            <text:p>192,00 zł</text:p>
          </table:table-cell>
          <table:table-cell table:formula="of:=[.E132]+[.B133]" office:value-type="currency" office:currency="PLN" office:value="93" calcext:value-type="currency">
            <text:p>93,00 zł</text:p>
          </table:table-cell>
          <table:table-cell table:formula="of:=[.F132]+[.C133]" office:value-type="currency" office:currency="PLN" office:value="145" calcext:value-type="currency">
            <text:p>145,00 zł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table:formula="of:=[.D133]+[.A134]" office:value-type="currency" office:currency="PLN" office:value="194" calcext:value-type="currency">
            <text:p>194,00 zł</text:p>
          </table:table-cell>
          <table:table-cell table:formula="of:=[.E133]+[.B134]" office:value-type="currency" office:currency="PLN" office:value="84" calcext:value-type="currency">
            <text:p>84,00 zł</text:p>
          </table:table-cell>
          <table:table-cell table:formula="of:=[.F133]+[.C134]" office:value-type="currency" office:currency="PLN" office:value="153" calcext:value-type="currency">
            <text:p>153,00 zł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table:formula="of:=[.D134]+[.A135]" office:value-type="currency" office:currency="PLN" office:value="201" calcext:value-type="currency">
            <text:p>201,00 zł</text:p>
          </table:table-cell>
          <table:table-cell table:formula="of:=[.E134]+[.B135]" office:value-type="currency" office:currency="PLN" office:value="91" calcext:value-type="currency">
            <text:p>91,00 zł</text:p>
          </table:table-cell>
          <table:table-cell table:formula="of:=[.F134]+[.C135]" office:value-type="currency" office:currency="PLN" office:value="147" calcext:value-type="currency">
            <text:p>147,00 zł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35]+[.A136]" office:value-type="currency" office:currency="PLN" office:value="211" calcext:value-type="currency">
            <text:p>211,00 zł</text:p>
          </table:table-cell>
          <table:table-cell table:formula="of:=[.E135]+[.B136]" office:value-type="currency" office:currency="PLN" office:value="101" calcext:value-type="currency">
            <text:p>101,00 zł</text:p>
          </table:table-cell>
          <table:table-cell table:formula="of:=[.F135]+[.C136]" office:value-type="currency" office:currency="PLN" office:value="148" calcext:value-type="currency">
            <text:p>148,00 zł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[.D136]+[.A137]" office:value-type="currency" office:currency="PLN" office:value="205" calcext:value-type="currency">
            <text:p>205,00 zł</text:p>
          </table:table-cell>
          <table:table-cell table:formula="of:=[.E136]+[.B137]" office:value-type="currency" office:currency="PLN" office:value="101" calcext:value-type="currency">
            <text:p>101,00 zł</text:p>
          </table:table-cell>
          <table:table-cell table:formula="of:=[.F136]+[.C137]" office:value-type="currency" office:currency="PLN" office:value="139" calcext:value-type="currency">
            <text:p>139,00 zł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37]+[.A138]" office:value-type="currency" office:currency="PLN" office:value="214" calcext:value-type="currency">
            <text:p>214,00 zł</text:p>
          </table:table-cell>
          <table:table-cell table:formula="of:=[.E137]+[.B138]" office:value-type="currency" office:currency="PLN" office:value="109" calcext:value-type="currency">
            <text:p>109,00 zł</text:p>
          </table:table-cell>
          <table:table-cell table:formula="of:=[.F137]+[.C138]" office:value-type="currency" office:currency="PLN" office:value="140" calcext:value-type="currency">
            <text:p>140,00 zł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D138]+[.A139]" office:value-type="currency" office:currency="PLN" office:value="206" calcext:value-type="currency">
            <text:p>206,00 zł</text:p>
          </table:table-cell>
          <table:table-cell table:formula="of:=[.E138]+[.B139]" office:value-type="currency" office:currency="PLN" office:value="109" calcext:value-type="currency">
            <text:p>109,00 zł</text:p>
          </table:table-cell>
          <table:table-cell table:formula="of:=[.F138]+[.C139]" office:value-type="currency" office:currency="PLN" office:value="139" calcext:value-type="currency">
            <text:p>139,00 zł</text:p>
          </table:table-cell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[.D139]+[.A140]" office:value-type="currency" office:currency="PLN" office:value="201" calcext:value-type="currency">
            <text:p>201,00 zł</text:p>
          </table:table-cell>
          <table:table-cell table:formula="of:=[.E139]+[.B140]" office:value-type="currency" office:currency="PLN" office:value="109" calcext:value-type="currency">
            <text:p>109,00 zł</text:p>
          </table:table-cell>
          <table:table-cell table:formula="of:=[.F139]+[.C140]" office:value-type="currency" office:currency="PLN" office:value="133" calcext:value-type="currency">
            <text:p>133,00 zł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[.D140]+[.A141]" office:value-type="currency" office:currency="PLN" office:value="198" calcext:value-type="currency">
            <text:p>198,00 zł</text:p>
          </table:table-cell>
          <table:table-cell table:formula="of:=[.E140]+[.B141]" office:value-type="currency" office:currency="PLN" office:value="109" calcext:value-type="currency">
            <text:p>109,00 zł</text:p>
          </table:table-cell>
          <table:table-cell table:formula="of:=[.F140]+[.C141]" office:value-type="currency" office:currency="PLN" office:value="124" calcext:value-type="currency">
            <text:p>124,00 zł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D141]+[.A142]" office:value-type="currency" office:currency="PLN" office:value="206" calcext:value-type="currency">
            <text:p>206,00 zł</text:p>
          </table:table-cell>
          <table:table-cell table:formula="of:=[.E141]+[.B142]" office:value-type="currency" office:currency="PLN" office:value="118" calcext:value-type="currency">
            <text:p>118,00 zł</text:p>
          </table:table-cell>
          <table:table-cell table:formula="of:=[.F141]+[.C142]" office:value-type="currency" office:currency="PLN" office:value="133" calcext:value-type="currency">
            <text:p>133,00 zł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table:formula="of:=[.D142]+[.A143]" office:value-type="currency" office:currency="PLN" office:value="199" calcext:value-type="currency">
            <text:p>199,00 zł</text:p>
          </table:table-cell>
          <table:table-cell table:formula="of:=[.E142]+[.B143]" office:value-type="currency" office:currency="PLN" office:value="108" calcext:value-type="currency">
            <text:p>108,00 zł</text:p>
          </table:table-cell>
          <table:table-cell table:formula="of:=[.F142]+[.C143]" office:value-type="currency" office:currency="PLN" office:value="124" calcext:value-type="currency">
            <text:p>124,00 zł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table:formula="of:=[.D143]+[.A144]" office:value-type="currency" office:currency="PLN" office:value="199" calcext:value-type="currency">
            <text:p>199,00 zł</text:p>
          </table:table-cell>
          <table:table-cell table:formula="of:=[.E143]+[.B144]" office:value-type="currency" office:currency="PLN" office:value="115" calcext:value-type="currency">
            <text:p>115,00 zł</text:p>
          </table:table-cell>
          <table:table-cell table:formula="of:=[.F143]+[.C144]" office:value-type="currency" office:currency="PLN" office:value="121" calcext:value-type="currency">
            <text:p>121,00 zł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144]+[.A145]" office:value-type="currency" office:currency="PLN" office:value="193" calcext:value-type="currency">
            <text:p>193,00 zł</text:p>
          </table:table-cell>
          <table:table-cell table:formula="of:=[.E144]+[.B145]" office:value-type="currency" office:currency="PLN" office:value="116" calcext:value-type="currency">
            <text:p>116,00 zł</text:p>
          </table:table-cell>
          <table:table-cell table:formula="of:=[.F144]+[.C145]" office:value-type="currency" office:currency="PLN" office:value="126" calcext:value-type="currency">
            <text:p>126,00 zł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[.D145]+[.A146]" office:value-type="currency" office:currency="PLN" office:value="202" calcext:value-type="currency">
            <text:p>202,00 zł</text:p>
          </table:table-cell>
          <table:table-cell table:formula="of:=[.E145]+[.B146]" office:value-type="currency" office:currency="PLN" office:value="116" calcext:value-type="currency">
            <text:p>116,00 zł</text:p>
          </table:table-cell>
          <table:table-cell table:formula="of:=[.F145]+[.C146]" office:value-type="currency" office:currency="PLN" office:value="118" calcext:value-type="currency">
            <text:p>118,00 zł</text:p>
          </table:table-cell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formula="of:=[.D146]+[.A147]" office:value-type="currency" office:currency="PLN" office:value="197" calcext:value-type="currency">
            <text:p>197,00 zł</text:p>
          </table:table-cell>
          <table:table-cell table:formula="of:=[.E146]+[.B147]" office:value-type="currency" office:currency="PLN" office:value="114" calcext:value-type="currency">
            <text:p>114,00 zł</text:p>
          </table:table-cell>
          <table:table-cell table:formula="of:=[.F146]+[.C147]" office:value-type="currency" office:currency="PLN" office:value="117" calcext:value-type="currency">
            <text:p>117,00 zł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table:formula="of:=[.D147]+[.A148]" office:value-type="currency" office:currency="PLN" office:value="193" calcext:value-type="currency">
            <text:p>193,00 zł</text:p>
          </table:table-cell>
          <table:table-cell table:formula="of:=[.E147]+[.B148]" office:value-type="currency" office:currency="PLN" office:value="106" calcext:value-type="currency">
            <text:p>106,00 zł</text:p>
          </table:table-cell>
          <table:table-cell table:formula="of:=[.F147]+[.C148]" office:value-type="currency" office:currency="PLN" office:value="111" calcext:value-type="currency">
            <text:p>111,00 zł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-7" calcext:value-type="float">
            <text:p>-7</text:p>
          </table:table-cell>
          <table:table-cell table:formula="of:=[.D148]+[.A149]" office:value-type="currency" office:currency="PLN" office:value="186" calcext:value-type="currency">
            <text:p>186,00 zł</text:p>
          </table:table-cell>
          <table:table-cell table:formula="of:=[.E148]+[.B149]" office:value-type="currency" office:currency="PLN" office:value="102" calcext:value-type="currency">
            <text:p>102,00 zł</text:p>
          </table:table-cell>
          <table:table-cell table:formula="of:=[.F148]+[.C149]" office:value-type="currency" office:currency="PLN" office:value="104" calcext:value-type="currency">
            <text:p>104,00 zł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table:formula="of:=[.D149]+[.A150]" office:value-type="currency" office:currency="PLN" office:value="184" calcext:value-type="currency">
            <text:p>184,00 zł</text:p>
          </table:table-cell>
          <table:table-cell table:formula="of:=[.E149]+[.B150]" office:value-type="currency" office:currency="PLN" office:value="100" calcext:value-type="currency">
            <text:p>100,00 zł</text:p>
          </table:table-cell>
          <table:table-cell table:formula="of:=[.F149]+[.C150]" office:value-type="currency" office:currency="PLN" office:value="99" calcext:value-type="currency">
            <text:p>99,00 zł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150]+[.A151]" office:value-type="currency" office:currency="PLN" office:value="184" calcext:value-type="currency">
            <text:p>184,00 zł</text:p>
          </table:table-cell>
          <table:table-cell table:formula="of:=[.E150]+[.B151]" office:value-type="currency" office:currency="PLN" office:value="103" calcext:value-type="currency">
            <text:p>103,00 zł</text:p>
          </table:table-cell>
          <table:table-cell table:formula="of:=[.F150]+[.C151]" office:value-type="currency" office:currency="PLN" office:value="99" calcext:value-type="currency">
            <text:p>99,00 zł</text:p>
          </table:table-cell>
          <table:table-cell table:number-columns-repeated="4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table:formula="of:=[.D151]+[.A152]" office:value-type="currency" office:currency="PLN" office:value="183" calcext:value-type="currency">
            <text:p>183,00 zł</text:p>
          </table:table-cell>
          <table:table-cell table:formula="of:=[.E151]+[.B152]" office:value-type="currency" office:currency="PLN" office:value="99" calcext:value-type="currency">
            <text:p>99,00 zł</text:p>
          </table:table-cell>
          <table:table-cell table:formula="of:=[.F151]+[.C152]" office:value-type="currency" office:currency="PLN" office:value="97" calcext:value-type="currency">
            <text:p>97,00 zł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  <table:table-cell table:formula="of:=[.D152]+[.A153]" office:value-type="currency" office:currency="PLN" office:value="186" calcext:value-type="currency">
            <text:p>186,00 zł</text:p>
          </table:table-cell>
          <table:table-cell table:formula="of:=[.E152]+[.B153]" office:value-type="currency" office:currency="PLN" office:value="96" calcext:value-type="currency">
            <text:p>96,00 zł</text:p>
          </table:table-cell>
          <table:table-cell table:formula="of:=[.F152]+[.C153]" office:value-type="currency" office:currency="PLN" office:value="106" calcext:value-type="currency">
            <text:p>106,00 zł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table:formula="of:=[.D153]+[.A154]" office:value-type="currency" office:currency="PLN" office:value="195" calcext:value-type="currency">
            <text:p>195,00 zł</text:p>
          </table:table-cell>
          <table:table-cell table:formula="of:=[.E153]+[.B154]" office:value-type="currency" office:currency="PLN" office:value="88" calcext:value-type="currency">
            <text:p>88,00 zł</text:p>
          </table:table-cell>
          <table:table-cell table:formula="of:=[.F153]+[.C154]" office:value-type="currency" office:currency="PLN" office:value="112" calcext:value-type="currency">
            <text:p>112,00 zł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formula="of:=[.D154]+[.A155]" office:value-type="currency" office:currency="PLN" office:value="197" calcext:value-type="currency">
            <text:p>197,00 zł</text:p>
          </table:table-cell>
          <table:table-cell table:formula="of:=[.E154]+[.B155]" office:value-type="currency" office:currency="PLN" office:value="87" calcext:value-type="currency">
            <text:p>87,00 zł</text:p>
          </table:table-cell>
          <table:table-cell table:formula="of:=[.F154]+[.C155]" office:value-type="currency" office:currency="PLN" office:value="109" calcext:value-type="currency">
            <text:p>109,00 zł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table:formula="of:=[.D155]+[.A156]" office:value-type="currency" office:currency="PLN" office:value="205" calcext:value-type="currency">
            <text:p>205,00 zł</text:p>
          </table:table-cell>
          <table:table-cell table:formula="of:=[.E155]+[.B156]" office:value-type="currency" office:currency="PLN" office:value="80" calcext:value-type="currency">
            <text:p>80,00 zł</text:p>
          </table:table-cell>
          <table:table-cell table:formula="of:=[.F155]+[.C156]" office:value-type="currency" office:currency="PLN" office:value="108" calcext:value-type="currency">
            <text:p>108,00 zł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table:formula="of:=[.D156]+[.A157]" office:value-type="currency" office:currency="PLN" office:value="197" calcext:value-type="currency">
            <text:p>197,00 zł</text:p>
          </table:table-cell>
          <table:table-cell table:formula="of:=[.E156]+[.B157]" office:value-type="currency" office:currency="PLN" office:value="87" calcext:value-type="currency">
            <text:p>87,00 zł</text:p>
          </table:table-cell>
          <table:table-cell table:formula="of:=[.F156]+[.C157]" office:value-type="currency" office:currency="PLN" office:value="105" calcext:value-type="currency">
            <text:p>105,00 zł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157]+[.A158]" office:value-type="currency" office:currency="PLN" office:value="195" calcext:value-type="currency">
            <text:p>195,00 zł</text:p>
          </table:table-cell>
          <table:table-cell table:formula="of:=[.E157]+[.B158]" office:value-type="currency" office:currency="PLN" office:value="95" calcext:value-type="currency">
            <text:p>95,00 zł</text:p>
          </table:table-cell>
          <table:table-cell table:formula="of:=[.F157]+[.C158]" office:value-type="currency" office:currency="PLN" office:value="105" calcext:value-type="currency">
            <text:p>105,00 zł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table:formula="of:=[.D158]+[.A159]" office:value-type="currency" office:currency="PLN" office:value="196" calcext:value-type="currency">
            <text:p>196,00 zł</text:p>
          </table:table-cell>
          <table:table-cell table:formula="of:=[.E158]+[.B159]" office:value-type="currency" office:currency="PLN" office:value="105" calcext:value-type="currency">
            <text:p>105,00 zł</text:p>
          </table:table-cell>
          <table:table-cell table:formula="of:=[.F158]+[.C159]" office:value-type="currency" office:currency="PLN" office:value="103" calcext:value-type="currency">
            <text:p>103,00 zł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table:formula="of:=[.D159]+[.A160]" office:value-type="currency" office:currency="PLN" office:value="188" calcext:value-type="currency">
            <text:p>188,00 zł</text:p>
          </table:table-cell>
          <table:table-cell table:formula="of:=[.E159]+[.B160]" office:value-type="currency" office:currency="PLN" office:value="101" calcext:value-type="currency">
            <text:p>101,00 zł</text:p>
          </table:table-cell>
          <table:table-cell table:formula="of:=[.F159]+[.C160]" office:value-type="currency" office:currency="PLN" office:value="101" calcext:value-type="currency">
            <text:p>101,00 zł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60]+[.A161]" office:value-type="currency" office:currency="PLN" office:value="185" calcext:value-type="currency">
            <text:p>185,00 zł</text:p>
          </table:table-cell>
          <table:table-cell table:formula="of:=[.E160]+[.B161]" office:value-type="currency" office:currency="PLN" office:value="103" calcext:value-type="currency">
            <text:p>103,00 zł</text:p>
          </table:table-cell>
          <table:table-cell table:formula="of:=[.F160]+[.C161]" office:value-type="currency" office:currency="PLN" office:value="107" calcext:value-type="currency">
            <text:p>107,00 zł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161]+[.A162]" office:value-type="currency" office:currency="PLN" office:value="193" calcext:value-type="currency">
            <text:p>193,00 zł</text:p>
          </table:table-cell>
          <table:table-cell table:formula="of:=[.E161]+[.B162]" office:value-type="currency" office:currency="PLN" office:value="107" calcext:value-type="currency">
            <text:p>107,00 zł</text:p>
          </table:table-cell>
          <table:table-cell table:formula="of:=[.F161]+[.C162]" office:value-type="currency" office:currency="PLN" office:value="108" calcext:value-type="currency">
            <text:p>108,00 zł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162]+[.A163]" office:value-type="currency" office:currency="PLN" office:value="194" calcext:value-type="currency">
            <text:p>194,00 zł</text:p>
          </table:table-cell>
          <table:table-cell table:formula="of:=[.E162]+[.B163]" office:value-type="currency" office:currency="PLN" office:value="111" calcext:value-type="currency">
            <text:p>111,00 zł</text:p>
          </table:table-cell>
          <table:table-cell table:formula="of:=[.F162]+[.C163]" office:value-type="currency" office:currency="PLN" office:value="111" calcext:value-type="currency">
            <text:p>111,00 zł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table:formula="of:=[.D163]+[.A164]" office:value-type="currency" office:currency="PLN" office:value="185" calcext:value-type="currency">
            <text:p>185,00 zł</text:p>
          </table:table-cell>
          <table:table-cell table:formula="of:=[.E163]+[.B164]" office:value-type="currency" office:currency="PLN" office:value="102" calcext:value-type="currency">
            <text:p>102,00 zł</text:p>
          </table:table-cell>
          <table:table-cell table:formula="of:=[.F163]+[.C164]" office:value-type="currency" office:currency="PLN" office:value="109" calcext:value-type="currency">
            <text:p>109,00 zł</text:p>
          </table:table-cell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164]+[.A165]" office:value-type="currency" office:currency="PLN" office:value="175" calcext:value-type="currency">
            <text:p>175,00 zł</text:p>
          </table:table-cell>
          <table:table-cell table:formula="of:=[.E164]+[.B165]" office:value-type="currency" office:currency="PLN" office:value="110" calcext:value-type="currency">
            <text:p>110,00 zł</text:p>
          </table:table-cell>
          <table:table-cell table:formula="of:=[.F164]+[.C165]" office:value-type="currency" office:currency="PLN" office:value="114" calcext:value-type="currency">
            <text:p>114,00 zł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table:formula="of:=[.D165]+[.A166]" office:value-type="currency" office:currency="PLN" office:value="184" calcext:value-type="currency">
            <text:p>184,00 zł</text:p>
          </table:table-cell>
          <table:table-cell table:formula="of:=[.E165]+[.B166]" office:value-type="currency" office:currency="PLN" office:value="104" calcext:value-type="currency">
            <text:p>104,00 zł</text:p>
          </table:table-cell>
          <table:table-cell table:formula="of:=[.F165]+[.C166]" office:value-type="currency" office:currency="PLN" office:value="107" calcext:value-type="currency">
            <text:p>107,00 zł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formula="of:=[.D166]+[.A167]" office:value-type="currency" office:currency="PLN" office:value="184" calcext:value-type="currency">
            <text:p>184,00 zł</text:p>
          </table:table-cell>
          <table:table-cell table:formula="of:=[.E166]+[.B167]" office:value-type="currency" office:currency="PLN" office:value="102" calcext:value-type="currency">
            <text:p>102,00 zł</text:p>
          </table:table-cell>
          <table:table-cell table:formula="of:=[.F166]+[.C167]" office:value-type="currency" office:currency="PLN" office:value="110" calcext:value-type="currency">
            <text:p>110,00 zł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table:formula="of:=[.D167]+[.A168]" office:value-type="currency" office:currency="PLN" office:value="190" calcext:value-type="currency">
            <text:p>190,00 zł</text:p>
          </table:table-cell>
          <table:table-cell table:formula="of:=[.E167]+[.B168]" office:value-type="currency" office:currency="PLN" office:value="94" calcext:value-type="currency">
            <text:p>94,00 zł</text:p>
          </table:table-cell>
          <table:table-cell table:formula="of:=[.F167]+[.C168]" office:value-type="currency" office:currency="PLN" office:value="114" calcext:value-type="currency">
            <text:p>114,00 zł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-9" calcext:value-type="float">
            <text:p>-9</text:p>
          </table:table-cell>
          <table:table-cell table:formula="of:=[.D168]+[.A169]" office:value-type="currency" office:currency="PLN" office:value="190" calcext:value-type="currency">
            <text:p>190,00 zł</text:p>
          </table:table-cell>
          <table:table-cell table:formula="of:=[.E168]+[.B169]" office:value-type="currency" office:currency="PLN" office:value="85" calcext:value-type="currency">
            <text:p>85,00 zł</text:p>
          </table:table-cell>
          <table:table-cell table:formula="of:=[.F168]+[.C169]" office:value-type="currency" office:currency="PLN" office:value="105" calcext:value-type="currency">
            <text:p>105,00 zł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169]+[.A170]" office:value-type="currency" office:currency="PLN" office:value="194" calcext:value-type="currency">
            <text:p>194,00 zł</text:p>
          </table:table-cell>
          <table:table-cell table:formula="of:=[.E169]+[.B170]" office:value-type="currency" office:currency="PLN" office:value="88" calcext:value-type="currency">
            <text:p>88,00 zł</text:p>
          </table:table-cell>
          <table:table-cell table:formula="of:=[.F169]+[.C170]" office:value-type="currency" office:currency="PLN" office:value="105" calcext:value-type="currency">
            <text:p>105,00 zł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170]+[.A171]" office:value-type="currency" office:currency="PLN" office:value="195" calcext:value-type="currency">
            <text:p>195,00 zł</text:p>
          </table:table-cell>
          <table:table-cell table:formula="of:=[.E170]+[.B171]" office:value-type="currency" office:currency="PLN" office:value="95" calcext:value-type="currency">
            <text:p>95,00 zł</text:p>
          </table:table-cell>
          <table:table-cell table:formula="of:=[.F170]+[.C171]" office:value-type="currency" office:currency="PLN" office:value="109" calcext:value-type="currency">
            <text:p>109,00 zł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71]+[.A172]" office:value-type="currency" office:currency="PLN" office:value="199" calcext:value-type="currency">
            <text:p>199,00 zł</text:p>
          </table:table-cell>
          <table:table-cell table:formula="of:=[.E171]+[.B172]" office:value-type="currency" office:currency="PLN" office:value="98" calcext:value-type="currency">
            <text:p>98,00 zł</text:p>
          </table:table-cell>
          <table:table-cell table:formula="of:=[.F171]+[.C172]" office:value-type="currency" office:currency="PLN" office:value="117" calcext:value-type="currency">
            <text:p>117,00 zł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[.D172]+[.A173]" office:value-type="currency" office:currency="PLN" office:value="203" calcext:value-type="currency">
            <text:p>203,00 zł</text:p>
          </table:table-cell>
          <table:table-cell table:formula="of:=[.E172]+[.B173]" office:value-type="currency" office:currency="PLN" office:value="99" calcext:value-type="currency">
            <text:p>99,00 zł</text:p>
          </table:table-cell>
          <table:table-cell table:formula="of:=[.F172]+[.C173]" office:value-type="currency" office:currency="PLN" office:value="111" calcext:value-type="currency">
            <text:p>111,00 zł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table:formula="of:=[.D173]+[.A174]" office:value-type="currency" office:currency="PLN" office:value="204" calcext:value-type="currency">
            <text:p>204,00 zł</text:p>
          </table:table-cell>
          <table:table-cell table:formula="of:=[.E173]+[.B174]" office:value-type="currency" office:currency="PLN" office:value="93" calcext:value-type="currency">
            <text:p>93,00 zł</text:p>
          </table:table-cell>
          <table:table-cell table:formula="of:=[.F173]+[.C174]" office:value-type="currency" office:currency="PLN" office:value="121" calcext:value-type="currency">
            <text:p>121,00 zł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table:formula="of:=[.D174]+[.A175]" office:value-type="currency" office:currency="PLN" office:value="211" calcext:value-type="currency">
            <text:p>211,00 zł</text:p>
          </table:table-cell>
          <table:table-cell table:formula="of:=[.E174]+[.B175]" office:value-type="currency" office:currency="PLN" office:value="101" calcext:value-type="currency">
            <text:p>101,00 zł</text:p>
          </table:table-cell>
          <table:table-cell table:formula="of:=[.F174]+[.C175]" office:value-type="currency" office:currency="PLN" office:value="119" calcext:value-type="currency">
            <text:p>119,00 zł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table:formula="of:=[.D175]+[.A176]" office:value-type="currency" office:currency="PLN" office:value="211" calcext:value-type="currency">
            <text:p>211,00 zł</text:p>
          </table:table-cell>
          <table:table-cell table:formula="of:=[.E175]+[.B176]" office:value-type="currency" office:currency="PLN" office:value="108" calcext:value-type="currency">
            <text:p>108,00 zł</text:p>
          </table:table-cell>
          <table:table-cell table:formula="of:=[.F175]+[.C176]" office:value-type="currency" office:currency="PLN" office:value="117" calcext:value-type="currency">
            <text:p>117,00 zł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[.D176]+[.A177]" office:value-type="currency" office:currency="PLN" office:value="211" calcext:value-type="currency">
            <text:p>211,00 zł</text:p>
          </table:table-cell>
          <table:table-cell table:formula="of:=[.E176]+[.B177]" office:value-type="currency" office:currency="PLN" office:value="108" calcext:value-type="currency">
            <text:p>108,00 zł</text:p>
          </table:table-cell>
          <table:table-cell table:formula="of:=[.F176]+[.C177]" office:value-type="currency" office:currency="PLN" office:value="111" calcext:value-type="currency">
            <text:p>111,00 zł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  <table:table-cell table:formula="of:=[.D177]+[.A178]" office:value-type="currency" office:currency="PLN" office:value="208" calcext:value-type="currency">
            <text:p>208,00 zł</text:p>
          </table:table-cell>
          <table:table-cell table:formula="of:=[.E177]+[.B178]" office:value-type="currency" office:currency="PLN" office:value="99" calcext:value-type="currency">
            <text:p>99,00 zł</text:p>
          </table:table-cell>
          <table:table-cell table:formula="of:=[.F177]+[.C178]" office:value-type="currency" office:currency="PLN" office:value="117" calcext:value-type="currency">
            <text:p>117,00 zł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D178]+[.A179]" office:value-type="currency" office:currency="PLN" office:value="205" calcext:value-type="currency">
            <text:p>205,00 zł</text:p>
          </table:table-cell>
          <table:table-cell table:formula="of:=[.E178]+[.B179]" office:value-type="currency" office:currency="PLN" office:value="99" calcext:value-type="currency">
            <text:p>99,00 zł</text:p>
          </table:table-cell>
          <table:table-cell table:formula="of:=[.F178]+[.C179]" office:value-type="currency" office:currency="PLN" office:value="116" calcext:value-type="currency">
            <text:p>116,00 zł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table:formula="of:=[.D179]+[.A180]" office:value-type="currency" office:currency="PLN" office:value="211" calcext:value-type="currency">
            <text:p>211,00 zł</text:p>
          </table:table-cell>
          <table:table-cell table:formula="of:=[.E179]+[.B180]" office:value-type="currency" office:currency="PLN" office:value="108" calcext:value-type="currency">
            <text:p>108,00 zł</text:p>
          </table:table-cell>
          <table:table-cell table:formula="of:=[.F179]+[.C180]" office:value-type="currency" office:currency="PLN" office:value="107" calcext:value-type="currency">
            <text:p>107,00 zł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D180]+[.A181]" office:value-type="currency" office:currency="PLN" office:value="213" calcext:value-type="currency">
            <text:p>213,00 zł</text:p>
          </table:table-cell>
          <table:table-cell table:formula="of:=[.E180]+[.B181]" office:value-type="currency" office:currency="PLN" office:value="112" calcext:value-type="currency">
            <text:p>112,00 zł</text:p>
          </table:table-cell>
          <table:table-cell table:formula="of:=[.F180]+[.C181]" office:value-type="currency" office:currency="PLN" office:value="113" calcext:value-type="currency">
            <text:p>113,00 zł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D181]+[.A182]" office:value-type="currency" office:currency="PLN" office:value="209" calcext:value-type="currency">
            <text:p>209,00 zł</text:p>
          </table:table-cell>
          <table:table-cell table:formula="of:=[.E181]+[.B182]" office:value-type="currency" office:currency="PLN" office:value="117" calcext:value-type="currency">
            <text:p>117,00 zł</text:p>
          </table:table-cell>
          <table:table-cell table:formula="of:=[.F181]+[.C182]" office:value-type="currency" office:currency="PLN" office:value="123" calcext:value-type="currency">
            <text:p>123,00 zł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table:formula="of:=[.D182]+[.A183]" office:value-type="currency" office:currency="PLN" office:value="214" calcext:value-type="currency">
            <text:p>214,00 zł</text:p>
          </table:table-cell>
          <table:table-cell table:formula="of:=[.E182]+[.B183]" office:value-type="currency" office:currency="PLN" office:value="121" calcext:value-type="currency">
            <text:p>121,00 zł</text:p>
          </table:table-cell>
          <table:table-cell table:formula="of:=[.F182]+[.C183]" office:value-type="currency" office:currency="PLN" office:value="118" calcext:value-type="currency">
            <text:p>118,00 zł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formula="of:=[.D183]+[.A184]" office:value-type="currency" office:currency="PLN" office:value="210" calcext:value-type="currency">
            <text:p>210,00 zł</text:p>
          </table:table-cell>
          <table:table-cell table:formula="of:=[.E183]+[.B184]" office:value-type="currency" office:currency="PLN" office:value="120" calcext:value-type="currency">
            <text:p>120,00 zł</text:p>
          </table:table-cell>
          <table:table-cell table:formula="of:=[.F183]+[.C184]" office:value-type="currency" office:currency="PLN" office:value="122" calcext:value-type="currency">
            <text:p>122,00 zł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[.D184]+[.A185]" office:value-type="currency" office:currency="PLN" office:value="204" calcext:value-type="currency">
            <text:p>204,00 zł</text:p>
          </table:table-cell>
          <table:table-cell table:formula="of:=[.E184]+[.B185]" office:value-type="currency" office:currency="PLN" office:value="121" calcext:value-type="currency">
            <text:p>121,00 zł</text:p>
          </table:table-cell>
          <table:table-cell table:formula="of:=[.F184]+[.C185]" office:value-type="currency" office:currency="PLN" office:value="116" calcext:value-type="currency">
            <text:p>116,00 zł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table:formula="of:=[.D185]+[.A186]" office:value-type="currency" office:currency="PLN" office:value="202" calcext:value-type="currency">
            <text:p>202,00 zł</text:p>
          </table:table-cell>
          <table:table-cell table:formula="of:=[.E185]+[.B186]" office:value-type="currency" office:currency="PLN" office:value="131" calcext:value-type="currency">
            <text:p>131,00 zł</text:p>
          </table:table-cell>
          <table:table-cell table:formula="of:=[.F185]+[.C186]" office:value-type="currency" office:currency="PLN" office:value="113" calcext:value-type="currency">
            <text:p>113,00 zł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[.D186]+[.A187]" office:value-type="currency" office:currency="PLN" office:value="207" calcext:value-type="currency">
            <text:p>207,00 zł</text:p>
          </table:table-cell>
          <table:table-cell table:formula="of:=[.E186]+[.B187]" office:value-type="currency" office:currency="PLN" office:value="136" calcext:value-type="currency">
            <text:p>136,00 zł</text:p>
          </table:table-cell>
          <table:table-cell table:formula="of:=[.F186]+[.C187]" office:value-type="currency" office:currency="PLN" office:value="112" calcext:value-type="currency">
            <text:p>112,00 zł</text:p>
          </table:table-cell>
          <table:table-cell table:number-columns-repeated="4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table:formula="of:=[.D187]+[.A188]" office:value-type="currency" office:currency="PLN" office:value="206" calcext:value-type="currency">
            <text:p>206,00 zł</text:p>
          </table:table-cell>
          <table:table-cell table:formula="of:=[.E187]+[.B188]" office:value-type="currency" office:currency="PLN" office:value="145" calcext:value-type="currency">
            <text:p>145,00 zł</text:p>
          </table:table-cell>
          <table:table-cell table:formula="of:=[.F187]+[.C188]" office:value-type="currency" office:currency="PLN" office:value="109" calcext:value-type="currency">
            <text:p>109,00 zł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table:formula="of:=[.D188]+[.A189]" office:value-type="currency" office:currency="PLN" office:value="204" calcext:value-type="currency">
            <text:p>204,00 zł</text:p>
          </table:table-cell>
          <table:table-cell table:formula="of:=[.E188]+[.B189]" office:value-type="currency" office:currency="PLN" office:value="151" calcext:value-type="currency">
            <text:p>151,00 zł</text:p>
          </table:table-cell>
          <table:table-cell table:formula="of:=[.F188]+[.C189]" office:value-type="currency" office:currency="PLN" office:value="101" calcext:value-type="currency">
            <text:p>101,00 zł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89]+[.A190]" office:value-type="currency" office:currency="PLN" office:value="210" calcext:value-type="currency">
            <text:p>210,00 zł</text:p>
          </table:table-cell>
          <table:table-cell table:formula="of:=[.E189]+[.B190]" office:value-type="currency" office:currency="PLN" office:value="152" calcext:value-type="currency">
            <text:p>152,00 zł</text:p>
          </table:table-cell>
          <table:table-cell table:formula="of:=[.F189]+[.C190]" office:value-type="currency" office:currency="PLN" office:value="104" calcext:value-type="currency">
            <text:p>104,00 zł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D190]+[.A191]" office:value-type="currency" office:currency="PLN" office:value="214" calcext:value-type="currency">
            <text:p>214,00 zł</text:p>
          </table:table-cell>
          <table:table-cell table:formula="of:=[.E190]+[.B191]" office:value-type="currency" office:currency="PLN" office:value="156" calcext:value-type="currency">
            <text:p>156,00 zł</text:p>
          </table:table-cell>
          <table:table-cell table:formula="of:=[.F190]+[.C191]" office:value-type="currency" office:currency="PLN" office:value="112" calcext:value-type="currency">
            <text:p>112,00 zł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table:formula="of:=[.D191]+[.A192]" office:value-type="currency" office:currency="PLN" office:value="210" calcext:value-type="currency">
            <text:p>210,00 zł</text:p>
          </table:table-cell>
          <table:table-cell table:formula="of:=[.E191]+[.B192]" office:value-type="currency" office:currency="PLN" office:value="150" calcext:value-type="currency">
            <text:p>150,00 zł</text:p>
          </table:table-cell>
          <table:table-cell table:formula="of:=[.F191]+[.C192]" office:value-type="currency" office:currency="PLN" office:value="108" calcext:value-type="currency">
            <text:p>108,00 zł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[.D192]+[.A193]" office:value-type="currency" office:currency="PLN" office:value="214" calcext:value-type="currency">
            <text:p>214,00 zł</text:p>
          </table:table-cell>
          <table:table-cell table:formula="of:=[.E192]+[.B193]" office:value-type="currency" office:currency="PLN" office:value="151" calcext:value-type="currency">
            <text:p>151,00 zł</text:p>
          </table:table-cell>
          <table:table-cell table:formula="of:=[.F192]+[.C193]" office:value-type="currency" office:currency="PLN" office:value="101" calcext:value-type="currency">
            <text:p>101,00 zł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193]+[.A194]" office:value-type="currency" office:currency="PLN" office:value="210" calcext:value-type="currency">
            <text:p>210,00 zł</text:p>
          </table:table-cell>
          <table:table-cell table:formula="of:=[.E193]+[.B194]" office:value-type="currency" office:currency="PLN" office:value="152" calcext:value-type="currency">
            <text:p>152,00 zł</text:p>
          </table:table-cell>
          <table:table-cell table:formula="of:=[.F193]+[.C194]" office:value-type="currency" office:currency="PLN" office:value="110" calcext:value-type="currency">
            <text:p>110,00 zł</text:p>
          </table:table-cell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D194]+[.A195]" office:value-type="currency" office:currency="PLN" office:value="205" calcext:value-type="currency">
            <text:p>205,00 zł</text:p>
          </table:table-cell>
          <table:table-cell table:formula="of:=[.E194]+[.B195]" office:value-type="currency" office:currency="PLN" office:value="162" calcext:value-type="currency">
            <text:p>162,00 zł</text:p>
          </table:table-cell>
          <table:table-cell table:formula="of:=[.F194]+[.C195]" office:value-type="currency" office:currency="PLN" office:value="119" calcext:value-type="currency">
            <text:p>119,00 zł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table:formula="of:=[.D195]+[.A196]" office:value-type="currency" office:currency="PLN" office:value="201" calcext:value-type="currency">
            <text:p>201,00 zł</text:p>
          </table:table-cell>
          <table:table-cell table:formula="of:=[.E195]+[.B196]" office:value-type="currency" office:currency="PLN" office:value="165" calcext:value-type="currency">
            <text:p>165,00 zł</text:p>
          </table:table-cell>
          <table:table-cell table:formula="of:=[.F195]+[.C196]" office:value-type="currency" office:currency="PLN" office:value="110" calcext:value-type="currency">
            <text:p>110,00 zł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[.D196]+[.A197]" office:value-type="currency" office:currency="PLN" office:value="195" calcext:value-type="currency">
            <text:p>195,00 zł</text:p>
          </table:table-cell>
          <table:table-cell table:formula="of:=[.E196]+[.B197]" office:value-type="currency" office:currency="PLN" office:value="171" calcext:value-type="currency">
            <text:p>171,00 zł</text:p>
          </table:table-cell>
          <table:table-cell table:formula="of:=[.F196]+[.C197]" office:value-type="currency" office:currency="PLN" office:value="109" calcext:value-type="currency">
            <text:p>109,00 zł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table:formula="of:=[.D197]+[.A198]" office:value-type="currency" office:currency="PLN" office:value="204" calcext:value-type="currency">
            <text:p>204,00 zł</text:p>
          </table:table-cell>
          <table:table-cell table:formula="of:=[.E197]+[.B198]" office:value-type="currency" office:currency="PLN" office:value="165" calcext:value-type="currency">
            <text:p>165,00 zł</text:p>
          </table:table-cell>
          <table:table-cell table:formula="of:=[.F197]+[.C198]" office:value-type="currency" office:currency="PLN" office:value="107" calcext:value-type="currency">
            <text:p>107,00 zł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98]+[.A199]" office:value-type="currency" office:currency="PLN" office:value="209" calcext:value-type="currency">
            <text:p>209,00 zł</text:p>
          </table:table-cell>
          <table:table-cell table:formula="of:=[.E198]+[.B199]" office:value-type="currency" office:currency="PLN" office:value="167" calcext:value-type="currency">
            <text:p>167,00 zł</text:p>
          </table:table-cell>
          <table:table-cell table:formula="of:=[.F198]+[.C199]" office:value-type="currency" office:currency="PLN" office:value="115" calcext:value-type="currency">
            <text:p>115,00 zł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formula="of:=[.D199]+[.A200]" office:value-type="currency" office:currency="PLN" office:value="218" calcext:value-type="currency">
            <text:p>218,00 zł</text:p>
          </table:table-cell>
          <table:table-cell table:formula="of:=[.E199]+[.B200]" office:value-type="currency" office:currency="PLN" office:value="166" calcext:value-type="currency">
            <text:p>166,00 zł</text:p>
          </table:table-cell>
          <table:table-cell table:formula="of:=[.F199]+[.C200]" office:value-type="currency" office:currency="PLN" office:value="119" calcext:value-type="currency">
            <text:p>119,00 zł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  <table:table-cell table:formula="of:=[.D200]+[.A201]" office:value-type="currency" office:currency="PLN" office:value="227" calcext:value-type="currency">
            <text:p>227,00 zł</text:p>
          </table:table-cell>
          <table:table-cell table:formula="of:=[.E200]+[.B201]" office:value-type="currency" office:currency="PLN" office:value="157" calcext:value-type="currency">
            <text:p>157,00 zł</text:p>
          </table:table-cell>
          <table:table-cell table:formula="of:=[.F200]+[.C201]" office:value-type="currency" office:currency="PLN" office:value="109" calcext:value-type="currency">
            <text:p>109,00 zł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table:formula="of:=[.D201]+[.A202]" office:value-type="currency" office:currency="PLN" office:value="228" calcext:value-type="currency">
            <text:p>228,00 zł</text:p>
          </table:table-cell>
          <table:table-cell table:formula="of:=[.E201]+[.B202]" office:value-type="currency" office:currency="PLN" office:value="148" calcext:value-type="currency">
            <text:p>148,00 zł</text:p>
          </table:table-cell>
          <table:table-cell table:formula="of:=[.F201]+[.C202]" office:value-type="currency" office:currency="PLN" office:value="107" calcext:value-type="currency">
            <text:p>107,00 zł</text:p>
          </table:table-cell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202]+[.A203]" office:value-type="currency" office:currency="PLN" office:value="223" calcext:value-type="currency">
            <text:p>223,00 zł</text:p>
          </table:table-cell>
          <table:table-cell table:formula="of:=[.E202]+[.B203]" office:value-type="currency" office:currency="PLN" office:value="158" calcext:value-type="currency">
            <text:p>158,00 zł</text:p>
          </table:table-cell>
          <table:table-cell table:formula="of:=[.F202]+[.C203]" office:value-type="currency" office:currency="PLN" office:value="114" calcext:value-type="currency">
            <text:p>114,00 zł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-4" calcext:value-type="float">
            <text:p>-4</text:p>
          </table:table-cell>
          <table:table-cell table:formula="of:=[.D203]+[.A204]" office:value-type="currency" office:currency="PLN" office:value="226" calcext:value-type="currency">
            <text:p>226,00 zł</text:p>
          </table:table-cell>
          <table:table-cell table:formula="of:=[.E203]+[.B204]" office:value-type="currency" office:currency="PLN" office:value="154" calcext:value-type="currency">
            <text:p>154,00 zł</text:p>
          </table:table-cell>
          <table:table-cell table:formula="of:=[.F203]+[.C204]" office:value-type="currency" office:currency="PLN" office:value="110" calcext:value-type="currency">
            <text:p>110,00 zł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  <table:table-cell table:formula="of:=[.D204]+[.A205]" office:value-type="currency" office:currency="PLN" office:value="223" calcext:value-type="currency">
            <text:p>223,00 zł</text:p>
          </table:table-cell>
          <table:table-cell table:formula="of:=[.E204]+[.B205]" office:value-type="currency" office:currency="PLN" office:value="150" calcext:value-type="currency">
            <text:p>150,00 zł</text:p>
          </table:table-cell>
          <table:table-cell table:formula="of:=[.F204]+[.C205]" office:value-type="currency" office:currency="PLN" office:value="117" calcext:value-type="currency">
            <text:p>117,00 zł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-9" calcext:value-type="float">
            <text:p>-9</text:p>
          </table:table-cell>
          <table:table-cell table:formula="of:=[.D205]+[.A206]" office:value-type="currency" office:currency="PLN" office:value="228" calcext:value-type="currency">
            <text:p>228,00 zł</text:p>
          </table:table-cell>
          <table:table-cell table:formula="of:=[.E205]+[.B206]" office:value-type="currency" office:currency="PLN" office:value="155" calcext:value-type="currency">
            <text:p>155,00 zł</text:p>
          </table:table-cell>
          <table:table-cell table:formula="of:=[.F205]+[.C206]" office:value-type="currency" office:currency="PLN" office:value="108" calcext:value-type="currency">
            <text:p>108,00 zł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table:formula="of:=[.D206]+[.A207]" office:value-type="currency" office:currency="PLN" office:value="236" calcext:value-type="currency">
            <text:p>236,00 zł</text:p>
          </table:table-cell>
          <table:table-cell table:formula="of:=[.E206]+[.B207]" office:value-type="currency" office:currency="PLN" office:value="151" calcext:value-type="currency">
            <text:p>151,00 zł</text:p>
          </table:table-cell>
          <table:table-cell table:formula="of:=[.F206]+[.C207]" office:value-type="currency" office:currency="PLN" office:value="113" calcext:value-type="currency">
            <text:p>113,00 zł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D207]+[.A208]" office:value-type="currency" office:currency="PLN" office:value="230" calcext:value-type="currency">
            <text:p>230,00 zł</text:p>
          </table:table-cell>
          <table:table-cell table:formula="of:=[.E207]+[.B208]" office:value-type="currency" office:currency="PLN" office:value="158" calcext:value-type="currency">
            <text:p>158,00 zł</text:p>
          </table:table-cell>
          <table:table-cell table:formula="of:=[.F207]+[.C208]" office:value-type="currency" office:currency="PLN" office:value="122" calcext:value-type="currency">
            <text:p>122,00 zł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-9" calcext:value-type="float">
            <text:p>-9</text:p>
          </table:table-cell>
          <table:table-cell table:formula="of:=[.D208]+[.A209]" office:value-type="currency" office:currency="PLN" office:value="239" calcext:value-type="currency">
            <text:p>239,00 zł</text:p>
          </table:table-cell>
          <table:table-cell table:formula="of:=[.E208]+[.B209]" office:value-type="currency" office:currency="PLN" office:value="149" calcext:value-type="currency">
            <text:p>149,00 zł</text:p>
          </table:table-cell>
          <table:table-cell table:formula="of:=[.F208]+[.C209]" office:value-type="currency" office:currency="PLN" office:value="113" calcext:value-type="currency">
            <text:p>113,00 zł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table:formula="of:=[.D209]+[.A210]" office:value-type="currency" office:currency="PLN" office:value="247" calcext:value-type="currency">
            <text:p>247,00 zł</text:p>
          </table:table-cell>
          <table:table-cell table:formula="of:=[.E209]+[.B210]" office:value-type="currency" office:currency="PLN" office:value="144" calcext:value-type="currency">
            <text:p>144,00 zł</text:p>
          </table:table-cell>
          <table:table-cell table:formula="of:=[.F209]+[.C210]" office:value-type="currency" office:currency="PLN" office:value="114" calcext:value-type="currency">
            <text:p>114,00 zł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table:formula="of:=[.D210]+[.A211]" office:value-type="currency" office:currency="PLN" office:value="243" calcext:value-type="currency">
            <text:p>243,00 zł</text:p>
          </table:table-cell>
          <table:table-cell table:formula="of:=[.E210]+[.B211]" office:value-type="currency" office:currency="PLN" office:value="153" calcext:value-type="currency">
            <text:p>153,00 zł</text:p>
          </table:table-cell>
          <table:table-cell table:formula="of:=[.F210]+[.C211]" office:value-type="currency" office:currency="PLN" office:value="111" calcext:value-type="currency">
            <text:p>111,00 zł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211]+[.A212]" office:value-type="currency" office:currency="PLN" office:value="253" calcext:value-type="currency">
            <text:p>253,00 zł</text:p>
          </table:table-cell>
          <table:table-cell table:formula="of:=[.E211]+[.B212]" office:value-type="currency" office:currency="PLN" office:value="154" calcext:value-type="currency">
            <text:p>154,00 zł</text:p>
          </table:table-cell>
          <table:table-cell table:formula="of:=[.F211]+[.C212]" office:value-type="currency" office:currency="PLN" office:value="117" calcext:value-type="currency">
            <text:p>117,00 zł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 table:formula="of:=[.D212]+[.A213]" office:value-type="currency" office:currency="PLN" office:value="263" calcext:value-type="currency">
            <text:p>263,00 zł</text:p>
          </table:table-cell>
          <table:table-cell table:formula="of:=[.E212]+[.B213]" office:value-type="currency" office:currency="PLN" office:value="145" calcext:value-type="currency">
            <text:p>145,00 zł</text:p>
          </table:table-cell>
          <table:table-cell table:formula="of:=[.F212]+[.C213]" office:value-type="currency" office:currency="PLN" office:value="122" calcext:value-type="currency">
            <text:p>122,00 zł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213]+[.A214]" office:value-type="currency" office:currency="PLN" office:value="264" calcext:value-type="currency">
            <text:p>264,00 zł</text:p>
          </table:table-cell>
          <table:table-cell table:formula="of:=[.E213]+[.B214]" office:value-type="currency" office:currency="PLN" office:value="152" calcext:value-type="currency">
            <text:p>152,00 zł</text:p>
          </table:table-cell>
          <table:table-cell table:formula="of:=[.F213]+[.C214]" office:value-type="currency" office:currency="PLN" office:value="124" calcext:value-type="currency">
            <text:p>124,00 zł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table:formula="of:=[.D214]+[.A215]" office:value-type="currency" office:currency="PLN" office:value="260" calcext:value-type="currency">
            <text:p>260,00 zł</text:p>
          </table:table-cell>
          <table:table-cell table:formula="of:=[.E214]+[.B215]" office:value-type="currency" office:currency="PLN" office:value="158" calcext:value-type="currency">
            <text:p>158,00 zł</text:p>
          </table:table-cell>
          <table:table-cell table:formula="of:=[.F214]+[.C215]" office:value-type="currency" office:currency="PLN" office:value="122" calcext:value-type="currency">
            <text:p>122,00 zł</text:p>
          </table:table-cell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2" office:value-type="float" office:value="-2" calcext:value-type="float">
            <text:p>-2</text:p>
          </table:table-cell>
          <table:table-cell table:formula="of:=[.D215]+[.A216]" office:value-type="currency" office:currency="PLN" office:value="255" calcext:value-type="currency">
            <text:p>255,00 zł</text:p>
          </table:table-cell>
          <table:table-cell table:formula="of:=[.E215]+[.B216]" office:value-type="currency" office:currency="PLN" office:value="156" calcext:value-type="currency">
            <text:p>156,00 zł</text:p>
          </table:table-cell>
          <table:table-cell table:formula="of:=[.F215]+[.C216]" office:value-type="currency" office:currency="PLN" office:value="120" calcext:value-type="currency">
            <text:p>120,00 zł</text:p>
          </table:table-cell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table:formula="of:=[.D216]+[.A217]" office:value-type="currency" office:currency="PLN" office:value="250" calcext:value-type="currency">
            <text:p>250,00 zł</text:p>
          </table:table-cell>
          <table:table-cell table:formula="of:=[.E216]+[.B217]" office:value-type="currency" office:currency="PLN" office:value="148" calcext:value-type="currency">
            <text:p>148,00 zł</text:p>
          </table:table-cell>
          <table:table-cell table:formula="of:=[.F216]+[.C217]" office:value-type="currency" office:currency="PLN" office:value="117" calcext:value-type="currency">
            <text:p>117,00 zł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D217]+[.A218]" office:value-type="currency" office:currency="PLN" office:value="254" calcext:value-type="currency">
            <text:p>254,00 zł</text:p>
          </table:table-cell>
          <table:table-cell table:formula="of:=[.E217]+[.B218]" office:value-type="currency" office:currency="PLN" office:value="148" calcext:value-type="currency">
            <text:p>148,00 zł</text:p>
          </table:table-cell>
          <table:table-cell table:formula="of:=[.F217]+[.C218]" office:value-type="currency" office:currency="PLN" office:value="122" calcext:value-type="currency">
            <text:p>122,00 zł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table:formula="of:=[.D218]+[.A219]" office:value-type="currency" office:currency="PLN" office:value="256" calcext:value-type="currency">
            <text:p>256,00 zł</text:p>
          </table:table-cell>
          <table:table-cell table:formula="of:=[.E218]+[.B219]" office:value-type="currency" office:currency="PLN" office:value="147" calcext:value-type="currency">
            <text:p>147,00 zł</text:p>
          </table:table-cell>
          <table:table-cell table:formula="of:=[.F218]+[.C219]" office:value-type="currency" office:currency="PLN" office:value="114" calcext:value-type="currency">
            <text:p>114,00 zł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formula="of:=[.D219]+[.A220]" office:value-type="currency" office:currency="PLN" office:value="254" calcext:value-type="currency">
            <text:p>254,00 zł</text:p>
          </table:table-cell>
          <table:table-cell table:formula="of:=[.E219]+[.B220]" office:value-type="currency" office:currency="PLN" office:value="145" calcext:value-type="currency">
            <text:p>145,00 zł</text:p>
          </table:table-cell>
          <table:table-cell table:formula="of:=[.F219]+[.C220]" office:value-type="currency" office:currency="PLN" office:value="113" calcext:value-type="currency">
            <text:p>113,00 zł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220]+[.A221]" office:value-type="currency" office:currency="PLN" office:value="262" calcext:value-type="currency">
            <text:p>262,00 zł</text:p>
          </table:table-cell>
          <table:table-cell table:formula="of:=[.E220]+[.B221]" office:value-type="currency" office:currency="PLN" office:value="149" calcext:value-type="currency">
            <text:p>149,00 zł</text:p>
          </table:table-cell>
          <table:table-cell table:formula="of:=[.F220]+[.C221]" office:value-type="currency" office:currency="PLN" office:value="114" calcext:value-type="currency">
            <text:p>114,00 zł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 table:formula="of:=[.D221]+[.A222]" office:value-type="currency" office:currency="PLN" office:value="258" calcext:value-type="currency">
            <text:p>258,00 zł</text:p>
          </table:table-cell>
          <table:table-cell table:formula="of:=[.E221]+[.B222]" office:value-type="currency" office:currency="PLN" office:value="140" calcext:value-type="currency">
            <text:p>140,00 zł</text:p>
          </table:table-cell>
          <table:table-cell table:formula="of:=[.F221]+[.C222]" office:value-type="currency" office:currency="PLN" office:value="119" calcext:value-type="currency">
            <text:p>119,00 zł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table:formula="of:=[.D222]+[.A223]" office:value-type="currency" office:currency="PLN" office:value="251" calcext:value-type="currency">
            <text:p>251,00 zł</text:p>
          </table:table-cell>
          <table:table-cell table:formula="of:=[.E222]+[.B223]" office:value-type="currency" office:currency="PLN" office:value="150" calcext:value-type="currency">
            <text:p>150,00 zł</text:p>
          </table:table-cell>
          <table:table-cell table:formula="of:=[.F222]+[.C223]" office:value-type="currency" office:currency="PLN" office:value="111" calcext:value-type="currency">
            <text:p>111,00 zł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223]+[.A224]" office:value-type="currency" office:currency="PLN" office:value="259" calcext:value-type="currency">
            <text:p>259,00 zł</text:p>
          </table:table-cell>
          <table:table-cell table:formula="of:=[.E223]+[.B224]" office:value-type="currency" office:currency="PLN" office:value="158" calcext:value-type="currency">
            <text:p>158,00 zł</text:p>
          </table:table-cell>
          <table:table-cell table:formula="of:=[.F223]+[.C224]" office:value-type="currency" office:currency="PLN" office:value="113" calcext:value-type="currency">
            <text:p>113,00 zł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table:formula="of:=[.D224]+[.A225]" office:value-type="currency" office:currency="PLN" office:value="263" calcext:value-type="currency">
            <text:p>263,00 zł</text:p>
          </table:table-cell>
          <table:table-cell table:formula="of:=[.E224]+[.B225]" office:value-type="currency" office:currency="PLN" office:value="154" calcext:value-type="currency">
            <text:p>154,00 zł</text:p>
          </table:table-cell>
          <table:table-cell table:formula="of:=[.F224]+[.C225]" office:value-type="currency" office:currency="PLN" office:value="119" calcext:value-type="currency">
            <text:p>119,00 zł</text:p>
          </table:table-cell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table:formula="of:=[.D225]+[.A226]" office:value-type="currency" office:currency="PLN" office:value="253" calcext:value-type="currency">
            <text:p>253,00 zł</text:p>
          </table:table-cell>
          <table:table-cell table:formula="of:=[.E225]+[.B226]" office:value-type="currency" office:currency="PLN" office:value="149" calcext:value-type="currency">
            <text:p>149,00 zł</text:p>
          </table:table-cell>
          <table:table-cell table:formula="of:=[.F225]+[.C226]" office:value-type="currency" office:currency="PLN" office:value="128" calcext:value-type="currency">
            <text:p>128,00 zł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table:formula="of:=[.D226]+[.A227]" office:value-type="currency" office:currency="PLN" office:value="245" calcext:value-type="currency">
            <text:p>245,00 zł</text:p>
          </table:table-cell>
          <table:table-cell table:formula="of:=[.E226]+[.B227]" office:value-type="currency" office:currency="PLN" office:value="147" calcext:value-type="currency">
            <text:p>147,00 zł</text:p>
          </table:table-cell>
          <table:table-cell table:formula="of:=[.F226]+[.C227]" office:value-type="currency" office:currency="PLN" office:value="133" calcext:value-type="currency">
            <text:p>133,00 zł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227]+[.A228]" office:value-type="currency" office:currency="PLN" office:value="247" calcext:value-type="currency">
            <text:p>247,00 zł</text:p>
          </table:table-cell>
          <table:table-cell table:formula="of:=[.E227]+[.B228]" office:value-type="currency" office:currency="PLN" office:value="150" calcext:value-type="currency">
            <text:p>150,00 zł</text:p>
          </table:table-cell>
          <table:table-cell table:formula="of:=[.F227]+[.C228]" office:value-type="currency" office:currency="PLN" office:value="140" calcext:value-type="currency">
            <text:p>140,00 zł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table:formula="of:=[.D228]+[.A229]" office:value-type="currency" office:currency="PLN" office:value="241" calcext:value-type="currency">
            <text:p>241,00 zł</text:p>
          </table:table-cell>
          <table:table-cell table:formula="of:=[.E228]+[.B229]" office:value-type="currency" office:currency="PLN" office:value="144" calcext:value-type="currency">
            <text:p>144,00 zł</text:p>
          </table:table-cell>
          <table:table-cell table:formula="of:=[.F228]+[.C229]" office:value-type="currency" office:currency="PLN" office:value="148" calcext:value-type="currency">
            <text:p>148,00 zł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table:formula="of:=[.D229]+[.A230]" office:value-type="currency" office:currency="PLN" office:value="241" calcext:value-type="currency">
            <text:p>241,00 zł</text:p>
          </table:table-cell>
          <table:table-cell table:formula="of:=[.E229]+[.B230]" office:value-type="currency" office:currency="PLN" office:value="136" calcext:value-type="currency">
            <text:p>136,00 zł</text:p>
          </table:table-cell>
          <table:table-cell table:formula="of:=[.F229]+[.C230]" office:value-type="currency" office:currency="PLN" office:value="151" calcext:value-type="currency">
            <text:p>151,00 zł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D230]+[.A231]" office:value-type="currency" office:currency="PLN" office:value="247" calcext:value-type="currency">
            <text:p>247,00 zł</text:p>
          </table:table-cell>
          <table:table-cell table:formula="of:=[.E230]+[.B231]" office:value-type="currency" office:currency="PLN" office:value="137" calcext:value-type="currency">
            <text:p>137,00 zł</text:p>
          </table:table-cell>
          <table:table-cell table:formula="of:=[.F230]+[.C231]" office:value-type="currency" office:currency="PLN" office:value="146" calcext:value-type="currency">
            <text:p>146,00 zł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formula="of:=[.D231]+[.A232]" office:value-type="currency" office:currency="PLN" office:value="249" calcext:value-type="currency">
            <text:p>249,00 zł</text:p>
          </table:table-cell>
          <table:table-cell table:formula="of:=[.E231]+[.B232]" office:value-type="currency" office:currency="PLN" office:value="136" calcext:value-type="currency">
            <text:p>136,00 zł</text:p>
          </table:table-cell>
          <table:table-cell table:formula="of:=[.F231]+[.C232]" office:value-type="currency" office:currency="PLN" office:value="143" calcext:value-type="currency">
            <text:p>143,00 zł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table:formula="of:=[.D232]+[.A233]" office:value-type="currency" office:currency="PLN" office:value="257" calcext:value-type="currency">
            <text:p>257,00 zł</text:p>
          </table:table-cell>
          <table:table-cell table:formula="of:=[.E232]+[.B233]" office:value-type="currency" office:currency="PLN" office:value="131" calcext:value-type="currency">
            <text:p>131,00 zł</text:p>
          </table:table-cell>
          <table:table-cell table:formula="of:=[.F232]+[.C233]" office:value-type="currency" office:currency="PLN" office:value="147" calcext:value-type="currency">
            <text:p>147,00 zł</text:p>
          </table:table-cell>
          <table:table-cell table:number-columns-repeated="4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[.D233]+[.A234]" office:value-type="currency" office:currency="PLN" office:value="256" calcext:value-type="currency">
            <text:p>256,00 zł</text:p>
          </table:table-cell>
          <table:table-cell table:formula="of:=[.E233]+[.B234]" office:value-type="currency" office:currency="PLN" office:value="137" calcext:value-type="currency">
            <text:p>137,00 zł</text:p>
          </table:table-cell>
          <table:table-cell table:formula="of:=[.F233]+[.C234]" office:value-type="currency" office:currency="PLN" office:value="146" calcext:value-type="currency">
            <text:p>146,00 zł</text:p>
          </table:table-cell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234]+[.A235]" office:value-type="currency" office:currency="PLN" office:value="246" calcext:value-type="currency">
            <text:p>246,00 zł</text:p>
          </table:table-cell>
          <table:table-cell table:formula="of:=[.E234]+[.B235]" office:value-type="currency" office:currency="PLN" office:value="146" calcext:value-type="currency">
            <text:p>146,00 zł</text:p>
          </table:table-cell>
          <table:table-cell table:formula="of:=[.F234]+[.C235]" office:value-type="currency" office:currency="PLN" office:value="151" calcext:value-type="currency">
            <text:p>151,00 zł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235]+[.A236]" office:value-type="currency" office:currency="PLN" office:value="248" calcext:value-type="currency">
            <text:p>248,00 zł</text:p>
          </table:table-cell>
          <table:table-cell table:formula="of:=[.E235]+[.B236]" office:value-type="currency" office:currency="PLN" office:value="153" calcext:value-type="currency">
            <text:p>153,00 zł</text:p>
          </table:table-cell>
          <table:table-cell table:formula="of:=[.F235]+[.C236]" office:value-type="currency" office:currency="PLN" office:value="154" calcext:value-type="currency">
            <text:p>154,00 zł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table:formula="of:=[.D236]+[.A237]" office:value-type="currency" office:currency="PLN" office:value="242" calcext:value-type="currency">
            <text:p>242,00 zł</text:p>
          </table:table-cell>
          <table:table-cell table:formula="of:=[.E236]+[.B237]" office:value-type="currency" office:currency="PLN" office:value="152" calcext:value-type="currency">
            <text:p>152,00 zł</text:p>
          </table:table-cell>
          <table:table-cell table:formula="of:=[.F236]+[.C237]" office:value-type="currency" office:currency="PLN" office:value="146" calcext:value-type="currency">
            <text:p>146,00 zł</text:p>
          </table:table-cell>
          <table:table-cell table:number-columns-repeated="4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237]+[.A238]" office:value-type="currency" office:currency="PLN" office:value="241" calcext:value-type="currency">
            <text:p>241,00 zł</text:p>
          </table:table-cell>
          <table:table-cell table:formula="of:=[.E237]+[.B238]" office:value-type="currency" office:currency="PLN" office:value="159" calcext:value-type="currency">
            <text:p>159,00 zł</text:p>
          </table:table-cell>
          <table:table-cell table:formula="of:=[.F237]+[.C238]" office:value-type="currency" office:currency="PLN" office:value="149" calcext:value-type="currency">
            <text:p>149,00 zł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table:formula="of:=[.D238]+[.A239]" office:value-type="currency" office:currency="PLN" office:value="243" calcext:value-type="currency">
            <text:p>243,00 zł</text:p>
          </table:table-cell>
          <table:table-cell table:formula="of:=[.E238]+[.B239]" office:value-type="currency" office:currency="PLN" office:value="165" calcext:value-type="currency">
            <text:p>165,00 zł</text:p>
          </table:table-cell>
          <table:table-cell table:formula="of:=[.F238]+[.C239]" office:value-type="currency" office:currency="PLN" office:value="144" calcext:value-type="currency">
            <text:p>144,00 zł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D239]+[.A240]" office:value-type="currency" office:currency="PLN" office:value="240" calcext:value-type="currency">
            <text:p>240,00 zł</text:p>
          </table:table-cell>
          <table:table-cell table:formula="of:=[.E239]+[.B240]" office:value-type="currency" office:currency="PLN" office:value="165" calcext:value-type="currency">
            <text:p>165,00 zł</text:p>
          </table:table-cell>
          <table:table-cell table:formula="of:=[.F239]+[.C240]" office:value-type="currency" office:currency="PLN" office:value="152" calcext:value-type="currency">
            <text:p>152,00 zł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  <table:table-cell table:formula="of:=[.D240]+[.A241]" office:value-type="currency" office:currency="PLN" office:value="238" calcext:value-type="currency">
            <text:p>238,00 zł</text:p>
          </table:table-cell>
          <table:table-cell table:formula="of:=[.E240]+[.B241]" office:value-type="currency" office:currency="PLN" office:value="160" calcext:value-type="currency">
            <text:p>160,00 zł</text:p>
          </table:table-cell>
          <table:table-cell table:formula="of:=[.F240]+[.C241]" office:value-type="currency" office:currency="PLN" office:value="144" calcext:value-type="currency">
            <text:p>144,00 zł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D241]+[.A242]" office:value-type="currency" office:currency="PLN" office:value="242" calcext:value-type="currency">
            <text:p>242,00 zł</text:p>
          </table:table-cell>
          <table:table-cell table:formula="of:=[.E241]+[.B242]" office:value-type="currency" office:currency="PLN" office:value="164" calcext:value-type="currency">
            <text:p>164,00 zł</text:p>
          </table:table-cell>
          <table:table-cell table:formula="of:=[.F241]+[.C242]" office:value-type="currency" office:currency="PLN" office:value="152" calcext:value-type="currency">
            <text:p>152,00 zł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table:formula="of:=[.D242]+[.A243]" office:value-type="currency" office:currency="PLN" office:value="235" calcext:value-type="currency">
            <text:p>235,00 zł</text:p>
          </table:table-cell>
          <table:table-cell table:formula="of:=[.E242]+[.B243]" office:value-type="currency" office:currency="PLN" office:value="154" calcext:value-type="currency">
            <text:p>154,00 zł</text:p>
          </table:table-cell>
          <table:table-cell table:formula="of:=[.F242]+[.C243]" office:value-type="currency" office:currency="PLN" office:value="162" calcext:value-type="currency">
            <text:p>162,00 zł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table:formula="of:=[.D243]+[.A244]" office:value-type="currency" office:currency="PLN" office:value="240" calcext:value-type="currency">
            <text:p>240,00 zł</text:p>
          </table:table-cell>
          <table:table-cell table:formula="of:=[.E243]+[.B244]" office:value-type="currency" office:currency="PLN" office:value="147" calcext:value-type="currency">
            <text:p>147,00 zł</text:p>
          </table:table-cell>
          <table:table-cell table:formula="of:=[.F243]+[.C244]" office:value-type="currency" office:currency="PLN" office:value="159" calcext:value-type="currency">
            <text:p>159,00 zł</text:p>
          </table:table-cell>
          <table:table-cell table:number-columns-repeated="4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table:formula="of:=[.D244]+[.A245]" office:value-type="currency" office:currency="PLN" office:value="231" calcext:value-type="currency">
            <text:p>231,00 zł</text:p>
          </table:table-cell>
          <table:table-cell table:formula="of:=[.E244]+[.B245]" office:value-type="currency" office:currency="PLN" office:value="142" calcext:value-type="currency">
            <text:p>142,00 zł</text:p>
          </table:table-cell>
          <table:table-cell table:formula="of:=[.F244]+[.C245]" office:value-type="currency" office:currency="PLN" office:value="165" calcext:value-type="currency">
            <text:p>165,00 zł</text:p>
          </table:table-cell>
          <table:table-cell table:number-columns-repeated="4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formula="of:=[.D245]+[.A246]" office:value-type="currency" office:currency="PLN" office:value="230" calcext:value-type="currency">
            <text:p>230,00 zł</text:p>
          </table:table-cell>
          <table:table-cell table:formula="of:=[.E245]+[.B246]" office:value-type="currency" office:currency="PLN" office:value="139" calcext:value-type="currency">
            <text:p>139,00 zł</text:p>
          </table:table-cell>
          <table:table-cell table:formula="of:=[.F245]+[.C246]" office:value-type="currency" office:currency="PLN" office:value="168" calcext:value-type="currency">
            <text:p>168,00 zł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D246]+[.A247]" office:value-type="currency" office:currency="PLN" office:value="240" calcext:value-type="currency">
            <text:p>240,00 zł</text:p>
          </table:table-cell>
          <table:table-cell table:formula="of:=[.E246]+[.B247]" office:value-type="currency" office:currency="PLN" office:value="139" calcext:value-type="currency">
            <text:p>139,00 zł</text:p>
          </table:table-cell>
          <table:table-cell table:formula="of:=[.F246]+[.C247]" office:value-type="currency" office:currency="PLN" office:value="172" calcext:value-type="currency">
            <text:p>172,00 zł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 office:value-type="float" office:value="-8" calcext:value-type="float">
            <text:p>-8</text:p>
          </table:table-cell>
          <table:table-cell table:formula="of:=[.D247]+[.A248]" office:value-type="currency" office:currency="PLN" office:value="238" calcext:value-type="currency">
            <text:p>238,00 zł</text:p>
          </table:table-cell>
          <table:table-cell table:formula="of:=[.E247]+[.B248]" office:value-type="currency" office:currency="PLN" office:value="131" calcext:value-type="currency">
            <text:p>131,00 zł</text:p>
          </table:table-cell>
          <table:table-cell table:formula="of:=[.F247]+[.C248]" office:value-type="currency" office:currency="PLN" office:value="164" calcext:value-type="currency">
            <text:p>164,00 zł</text:p>
          </table:table-cell>
          <table:table-cell table:number-columns-repeated="4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[.D248]+[.A249]" office:value-type="currency" office:currency="PLN" office:value="229" calcext:value-type="currency">
            <text:p>229,00 zł</text:p>
          </table:table-cell>
          <table:table-cell table:formula="of:=[.E248]+[.B249]" office:value-type="currency" office:currency="PLN" office:value="132" calcext:value-type="currency">
            <text:p>132,00 zł</text:p>
          </table:table-cell>
          <table:table-cell table:formula="of:=[.F248]+[.C249]" office:value-type="currency" office:currency="PLN" office:value="162" calcext:value-type="currency">
            <text:p>162,00 zł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  <table:table-cell table:formula="of:=[.D249]+[.A250]" office:value-type="currency" office:currency="PLN" office:value="235" calcext:value-type="currency">
            <text:p>235,00 zł</text:p>
          </table:table-cell>
          <table:table-cell table:formula="of:=[.E249]+[.B250]" office:value-type="currency" office:currency="PLN" office:value="123" calcext:value-type="currency">
            <text:p>123,00 zł</text:p>
          </table:table-cell>
          <table:table-cell table:formula="of:=[.F249]+[.C250]" office:value-type="currency" office:currency="PLN" office:value="152" calcext:value-type="currency">
            <text:p>152,00 zł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table:formula="of:=[.D250]+[.A251]" office:value-type="currency" office:currency="PLN" office:value="242" calcext:value-type="currency">
            <text:p>242,00 zł</text:p>
          </table:table-cell>
          <table:table-cell table:formula="of:=[.E250]+[.B251]" office:value-type="currency" office:currency="PLN" office:value="113" calcext:value-type="currency">
            <text:p>113,00 zł</text:p>
          </table:table-cell>
          <table:table-cell table:formula="of:=[.F250]+[.C251]" office:value-type="currency" office:currency="PLN" office:value="148" calcext:value-type="currency">
            <text:p>148,00 zł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D251]+[.A252]" office:value-type="currency" office:currency="PLN" office:value="242" calcext:value-type="currency">
            <text:p>242,00 zł</text:p>
          </table:table-cell>
          <table:table-cell table:formula="of:=[.E251]+[.B252]" office:value-type="currency" office:currency="PLN" office:value="117" calcext:value-type="currency">
            <text:p>117,00 zł</text:p>
          </table:table-cell>
          <table:table-cell table:formula="of:=[.F251]+[.C252]" office:value-type="currency" office:currency="PLN" office:value="155" calcext:value-type="currency">
            <text:p>155,00 zł</text:p>
          </table:table-cell>
          <table:table-cell table:number-columns-repeated="4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table:formula="of:=[.D252]+[.A253]" office:value-type="currency" office:currency="PLN" office:value="233" calcext:value-type="currency">
            <text:p>233,00 zł</text:p>
          </table:table-cell>
          <table:table-cell table:formula="of:=[.E252]+[.B253]" office:value-type="currency" office:currency="PLN" office:value="111" calcext:value-type="currency">
            <text:p>111,00 zł</text:p>
          </table:table-cell>
          <table:table-cell table:formula="of:=[.F252]+[.C253]" office:value-type="currency" office:currency="PLN" office:value="165" calcext:value-type="currency">
            <text:p>165,00 zł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table:formula="of:=[.D253]+[.A254]" office:value-type="currency" office:currency="PLN" office:value="235" calcext:value-type="currency">
            <text:p>235,00 zł</text:p>
          </table:table-cell>
          <table:table-cell table:formula="of:=[.E253]+[.B254]" office:value-type="currency" office:currency="PLN" office:value="118" calcext:value-type="currency">
            <text:p>118,00 zł</text:p>
          </table:table-cell>
          <table:table-cell table:formula="of:=[.F253]+[.C254]" office:value-type="currency" office:currency="PLN" office:value="159" calcext:value-type="currency">
            <text:p>159,00 zł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254]+[.A255]" office:value-type="currency" office:currency="PLN" office:value="228" calcext:value-type="currency">
            <text:p>228,00 zł</text:p>
          </table:table-cell>
          <table:table-cell table:formula="of:=[.E254]+[.B255]" office:value-type="currency" office:currency="PLN" office:value="126" calcext:value-type="currency">
            <text:p>126,00 zł</text:p>
          </table:table-cell>
          <table:table-cell table:formula="of:=[.F254]+[.C255]" office:value-type="currency" office:currency="PLN" office:value="165" calcext:value-type="currency">
            <text:p>165,00 zł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D255]+[.A256]" office:value-type="currency" office:currency="PLN" office:value="234" calcext:value-type="currency">
            <text:p>234,00 zł</text:p>
          </table:table-cell>
          <table:table-cell table:formula="of:=[.E255]+[.B256]" office:value-type="currency" office:currency="PLN" office:value="136" calcext:value-type="currency">
            <text:p>136,00 zł</text:p>
          </table:table-cell>
          <table:table-cell table:formula="of:=[.F255]+[.C256]" office:value-type="currency" office:currency="PLN" office:value="174" calcext:value-type="currency">
            <text:p>174,00 zł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table:formula="of:=[.D256]+[.A257]" office:value-type="currency" office:currency="PLN" office:value="239" calcext:value-type="currency">
            <text:p>239,00 zł</text:p>
          </table:table-cell>
          <table:table-cell table:formula="of:=[.E256]+[.B257]" office:value-type="currency" office:currency="PLN" office:value="142" calcext:value-type="currency">
            <text:p>142,00 zł</text:p>
          </table:table-cell>
          <table:table-cell table:formula="of:=[.F256]+[.C257]" office:value-type="currency" office:currency="PLN" office:value="164" calcext:value-type="currency">
            <text:p>164,00 zł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257]+[.A258]" office:value-type="currency" office:currency="PLN" office:value="235" calcext:value-type="currency">
            <text:p>235,00 zł</text:p>
          </table:table-cell>
          <table:table-cell table:formula="of:=[.E257]+[.B258]" office:value-type="currency" office:currency="PLN" office:value="150" calcext:value-type="currency">
            <text:p>150,00 zł</text:p>
          </table:table-cell>
          <table:table-cell table:formula="of:=[.F257]+[.C258]" office:value-type="currency" office:currency="PLN" office:value="168" calcext:value-type="currency">
            <text:p>168,00 zł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D258]+[.A259]" office:value-type="currency" office:currency="PLN" office:value="241" calcext:value-type="currency">
            <text:p>241,00 zł</text:p>
          </table:table-cell>
          <table:table-cell table:formula="of:=[.E258]+[.B259]" office:value-type="currency" office:currency="PLN" office:value="159" calcext:value-type="currency">
            <text:p>159,00 zł</text:p>
          </table:table-cell>
          <table:table-cell table:formula="of:=[.F258]+[.C259]" office:value-type="currency" office:currency="PLN" office:value="175" calcext:value-type="currency">
            <text:p>175,00 zł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formula="of:=[.D259]+[.A260]" office:value-type="currency" office:currency="PLN" office:value="234" calcext:value-type="currency">
            <text:p>234,00 zł</text:p>
          </table:table-cell>
          <table:table-cell table:formula="of:=[.E259]+[.B260]" office:value-type="currency" office:currency="PLN" office:value="157" calcext:value-type="currency">
            <text:p>157,00 zł</text:p>
          </table:table-cell>
          <table:table-cell table:formula="of:=[.F259]+[.C260]" office:value-type="currency" office:currency="PLN" office:value="175" calcext:value-type="currency">
            <text:p>175,00 zł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60]+[.A261]" office:value-type="currency" office:currency="PLN" office:value="235" calcext:value-type="currency">
            <text:p>235,00 zł</text:p>
          </table:table-cell>
          <table:table-cell table:formula="of:=[.E260]+[.B261]" office:value-type="currency" office:currency="PLN" office:value="162" calcext:value-type="currency">
            <text:p>162,00 zł</text:p>
          </table:table-cell>
          <table:table-cell table:formula="of:=[.F260]+[.C261]" office:value-type="currency" office:currency="PLN" office:value="176" calcext:value-type="currency">
            <text:p>176,00 zł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61]+[.A262]" office:value-type="currency" office:currency="PLN" office:value="240" calcext:value-type="currency">
            <text:p>240,00 zł</text:p>
          </table:table-cell>
          <table:table-cell table:formula="of:=[.E261]+[.B262]" office:value-type="currency" office:currency="PLN" office:value="161" calcext:value-type="currency">
            <text:p>161,00 zł</text:p>
          </table:table-cell>
          <table:table-cell table:formula="of:=[.F261]+[.C262]" office:value-type="currency" office:currency="PLN" office:value="175" calcext:value-type="currency">
            <text:p>175,00 zł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table:formula="of:=[.D262]+[.A263]" office:value-type="currency" office:currency="PLN" office:value="249" calcext:value-type="currency">
            <text:p>249,00 zł</text:p>
          </table:table-cell>
          <table:table-cell table:formula="of:=[.E262]+[.B263]" office:value-type="currency" office:currency="PLN" office:value="154" calcext:value-type="currency">
            <text:p>154,00 zł</text:p>
          </table:table-cell>
          <table:table-cell table:formula="of:=[.F262]+[.C263]" office:value-type="currency" office:currency="PLN" office:value="173" calcext:value-type="currency">
            <text:p>173,00 zł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table:number-columns-repeated="2" office:value-type="float" office:value="-9" calcext:value-type="float">
            <text:p>-9</text:p>
          </table:table-cell>
          <table:table-cell table:formula="of:=[.D263]+[.A264]" office:value-type="currency" office:currency="PLN" office:value="241" calcext:value-type="currency">
            <text:p>241,00 zł</text:p>
          </table:table-cell>
          <table:table-cell table:formula="of:=[.E263]+[.B264]" office:value-type="currency" office:currency="PLN" office:value="145" calcext:value-type="currency">
            <text:p>145,00 zł</text:p>
          </table:table-cell>
          <table:table-cell table:formula="of:=[.F263]+[.C264]" office:value-type="currency" office:currency="PLN" office:value="164" calcext:value-type="currency">
            <text:p>164,00 zł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table:formula="of:=[.D264]+[.A265]" office:value-type="currency" office:currency="PLN" office:value="234" calcext:value-type="currency">
            <text:p>234,00 zł</text:p>
          </table:table-cell>
          <table:table-cell table:formula="of:=[.E264]+[.B265]" office:value-type="currency" office:currency="PLN" office:value="152" calcext:value-type="currency">
            <text:p>152,00 zł</text:p>
          </table:table-cell>
          <table:table-cell table:formula="of:=[.F264]+[.C265]" office:value-type="currency" office:currency="PLN" office:value="160" calcext:value-type="currency">
            <text:p>160,00 zł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formula="of:=[.D265]+[.A266]" office:value-type="currency" office:currency="PLN" office:value="231" calcext:value-type="currency">
            <text:p>231,00 zł</text:p>
          </table:table-cell>
          <table:table-cell table:formula="of:=[.E265]+[.B266]" office:value-type="currency" office:currency="PLN" office:value="145" calcext:value-type="currency">
            <text:p>145,00 zł</text:p>
          </table:table-cell>
          <table:table-cell table:formula="of:=[.F265]+[.C266]" office:value-type="currency" office:currency="PLN" office:value="167" calcext:value-type="currency">
            <text:p>167,00 zł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table:formula="of:=[.D266]+[.A267]" office:value-type="currency" office:currency="PLN" office:value="223" calcext:value-type="currency">
            <text:p>223,00 zł</text:p>
          </table:table-cell>
          <table:table-cell table:formula="of:=[.E266]+[.B267]" office:value-type="currency" office:currency="PLN" office:value="139" calcext:value-type="currency">
            <text:p>139,00 zł</text:p>
          </table:table-cell>
          <table:table-cell table:formula="of:=[.F266]+[.C267]" office:value-type="currency" office:currency="PLN" office:value="165" calcext:value-type="currency">
            <text:p>165,00 zł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267]+[.A268]" office:value-type="currency" office:currency="PLN" office:value="226" calcext:value-type="currency">
            <text:p>226,00 zł</text:p>
          </table:table-cell>
          <table:table-cell table:formula="of:=[.E267]+[.B268]" office:value-type="currency" office:currency="PLN" office:value="149" calcext:value-type="currency">
            <text:p>149,00 zł</text:p>
          </table:table-cell>
          <table:table-cell table:formula="of:=[.F267]+[.C268]" office:value-type="currency" office:currency="PLN" office:value="172" calcext:value-type="currency">
            <text:p>172,00 zł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D268]+[.A269]" office:value-type="currency" office:currency="PLN" office:value="232" calcext:value-type="currency">
            <text:p>232,00 zł</text:p>
          </table:table-cell>
          <table:table-cell table:formula="of:=[.E268]+[.B269]" office:value-type="currency" office:currency="PLN" office:value="154" calcext:value-type="currency">
            <text:p>154,00 zł</text:p>
          </table:table-cell>
          <table:table-cell table:formula="of:=[.F268]+[.C269]" office:value-type="currency" office:currency="PLN" office:value="180" calcext:value-type="currency">
            <text:p>180,00 zł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table:formula="of:=[.D269]+[.A270]" office:value-type="currency" office:currency="PLN" office:value="239" calcext:value-type="currency">
            <text:p>239,00 zł</text:p>
          </table:table-cell>
          <table:table-cell table:formula="of:=[.E269]+[.B270]" office:value-type="currency" office:currency="PLN" office:value="152" calcext:value-type="currency">
            <text:p>152,00 zł</text:p>
          </table:table-cell>
          <table:table-cell table:formula="of:=[.F269]+[.C270]" office:value-type="currency" office:currency="PLN" office:value="189" calcext:value-type="currency">
            <text:p>189,00 zł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table:formula="of:=[.D270]+[.A271]" office:value-type="currency" office:currency="PLN" office:value="247" calcext:value-type="currency">
            <text:p>247,00 zł</text:p>
          </table:table-cell>
          <table:table-cell table:formula="of:=[.E270]+[.B271]" office:value-type="currency" office:currency="PLN" office:value="144" calcext:value-type="currency">
            <text:p>144,00 zł</text:p>
          </table:table-cell>
          <table:table-cell table:formula="of:=[.F270]+[.C271]" office:value-type="currency" office:currency="PLN" office:value="184" calcext:value-type="currency">
            <text:p>184,00 zł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table:formula="of:=[.D271]+[.A272]" office:value-type="currency" office:currency="PLN" office:value="244" calcext:value-type="currency">
            <text:p>244,00 zł</text:p>
          </table:table-cell>
          <table:table-cell table:formula="of:=[.E271]+[.B272]" office:value-type="currency" office:currency="PLN" office:value="136" calcext:value-type="currency">
            <text:p>136,00 zł</text:p>
          </table:table-cell>
          <table:table-cell table:formula="of:=[.F271]+[.C272]" office:value-type="currency" office:currency="PLN" office:value="175" calcext:value-type="currency">
            <text:p>175,00 zł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D272]+[.A273]" office:value-type="currency" office:currency="PLN" office:value="246" calcext:value-type="currency">
            <text:p>246,00 zł</text:p>
          </table:table-cell>
          <table:table-cell table:formula="of:=[.E272]+[.B273]" office:value-type="currency" office:currency="PLN" office:value="142" calcext:value-type="currency">
            <text:p>142,00 zł</text:p>
          </table:table-cell>
          <table:table-cell table:formula="of:=[.F272]+[.C273]" office:value-type="currency" office:currency="PLN" office:value="182" calcext:value-type="currency">
            <text:p>182,00 zł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[.D273]+[.A274]" office:value-type="currency" office:currency="PLN" office:value="248" calcext:value-type="currency">
            <text:p>248,00 zł</text:p>
          </table:table-cell>
          <table:table-cell table:formula="of:=[.E273]+[.B274]" office:value-type="currency" office:currency="PLN" office:value="144" calcext:value-type="currency">
            <text:p>144,00 zł</text:p>
          </table:table-cell>
          <table:table-cell table:formula="of:=[.F273]+[.C274]" office:value-type="currency" office:currency="PLN" office:value="179" calcext:value-type="currency">
            <text:p>179,00 zł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formula="of:=[.D274]+[.A275]" office:value-type="currency" office:currency="PLN" office:value="256" calcext:value-type="currency">
            <text:p>256,00 zł</text:p>
          </table:table-cell>
          <table:table-cell table:formula="of:=[.E274]+[.B275]" office:value-type="currency" office:currency="PLN" office:value="147" calcext:value-type="currency">
            <text:p>147,00 zł</text:p>
          </table:table-cell>
          <table:table-cell table:formula="of:=[.F274]+[.C275]" office:value-type="currency" office:currency="PLN" office:value="177" calcext:value-type="currency">
            <text:p>177,00 zł</text:p>
          </table:table-cell>
          <table:table-cell table:number-columns-repeated="4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table:formula="of:=[.D275]+[.A276]" office:value-type="currency" office:currency="PLN" office:value="255" calcext:value-type="currency">
            <text:p>255,00 zł</text:p>
          </table:table-cell>
          <table:table-cell table:formula="of:=[.E275]+[.B276]" office:value-type="currency" office:currency="PLN" office:value="153" calcext:value-type="currency">
            <text:p>153,00 zł</text:p>
          </table:table-cell>
          <table:table-cell table:formula="of:=[.F275]+[.C276]" office:value-type="currency" office:currency="PLN" office:value="170" calcext:value-type="currency">
            <text:p>170,00 zł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table:formula="of:=[.D276]+[.A277]" office:value-type="currency" office:currency="PLN" office:value="248" calcext:value-type="currency">
            <text:p>248,00 zł</text:p>
          </table:table-cell>
          <table:table-cell table:formula="of:=[.E276]+[.B277]" office:value-type="currency" office:currency="PLN" office:value="148" calcext:value-type="currency">
            <text:p>148,00 zł</text:p>
          </table:table-cell>
          <table:table-cell table:formula="of:=[.F276]+[.C277]" office:value-type="currency" office:currency="PLN" office:value="175" calcext:value-type="currency">
            <text:p>175,00 zł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table:formula="of:=[.D277]+[.A278]" office:value-type="currency" office:currency="PLN" office:value="252" calcext:value-type="currency">
            <text:p>252,00 zł</text:p>
          </table:table-cell>
          <table:table-cell table:formula="of:=[.E277]+[.B278]" office:value-type="currency" office:currency="PLN" office:value="152" calcext:value-type="currency">
            <text:p>152,00 zł</text:p>
          </table:table-cell>
          <table:table-cell table:formula="of:=[.F277]+[.C278]" office:value-type="currency" office:currency="PLN" office:value="171" calcext:value-type="currency">
            <text:p>171,00 zł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278]+[.A279]" office:value-type="currency" office:currency="PLN" office:value="252" calcext:value-type="currency">
            <text:p>252,00 zł</text:p>
          </table:table-cell>
          <table:table-cell table:formula="of:=[.E278]+[.B279]" office:value-type="currency" office:currency="PLN" office:value="161" calcext:value-type="currency">
            <text:p>161,00 zł</text:p>
          </table:table-cell>
          <table:table-cell table:formula="of:=[.F278]+[.C279]" office:value-type="currency" office:currency="PLN" office:value="177" calcext:value-type="currency">
            <text:p>177,00 zł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-10" calcext:value-type="float">
            <text:p>-10</text:p>
          </table:table-cell>
          <table:table-cell table:formula="of:=[.D279]+[.A280]" office:value-type="currency" office:currency="PLN" office:value="246" calcext:value-type="currency">
            <text:p>246,00 zł</text:p>
          </table:table-cell>
          <table:table-cell table:formula="of:=[.E279]+[.B280]" office:value-type="currency" office:currency="PLN" office:value="158" calcext:value-type="currency">
            <text:p>158,00 zł</text:p>
          </table:table-cell>
          <table:table-cell table:formula="of:=[.F279]+[.C280]" office:value-type="currency" office:currency="PLN" office:value="167" calcext:value-type="currency">
            <text:p>167,00 zł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D280]+[.A281]" office:value-type="currency" office:currency="PLN" office:value="240" calcext:value-type="currency">
            <text:p>240,00 zł</text:p>
          </table:table-cell>
          <table:table-cell table:formula="of:=[.E280]+[.B281]" office:value-type="currency" office:currency="PLN" office:value="162" calcext:value-type="currency">
            <text:p>162,00 zł</text:p>
          </table:table-cell>
          <table:table-cell table:formula="of:=[.F280]+[.C281]" office:value-type="currency" office:currency="PLN" office:value="173" calcext:value-type="currency">
            <text:p>173,00 zł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281]+[.A282]" office:value-type="currency" office:currency="PLN" office:value="243" calcext:value-type="currency">
            <text:p>243,00 zł</text:p>
          </table:table-cell>
          <table:table-cell table:formula="of:=[.E281]+[.B282]" office:value-type="currency" office:currency="PLN" office:value="169" calcext:value-type="currency">
            <text:p>169,00 zł</text:p>
          </table:table-cell>
          <table:table-cell table:formula="of:=[.F281]+[.C282]" office:value-type="currency" office:currency="PLN" office:value="178" calcext:value-type="currency">
            <text:p>178,00 zł</text:p>
          </table:table-cell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2" office:value-type="float" office:value="-4" calcext:value-type="float">
            <text:p>-4</text:p>
          </table:table-cell>
          <table:table-cell table:formula="of:=[.D282]+[.A283]" office:value-type="currency" office:currency="PLN" office:value="238" calcext:value-type="currency">
            <text:p>238,00 zł</text:p>
          </table:table-cell>
          <table:table-cell table:formula="of:=[.E282]+[.B283]" office:value-type="currency" office:currency="PLN" office:value="165" calcext:value-type="currency">
            <text:p>165,00 zł</text:p>
          </table:table-cell>
          <table:table-cell table:formula="of:=[.F282]+[.C283]" office:value-type="currency" office:currency="PLN" office:value="174" calcext:value-type="currency">
            <text:p>174,00 zł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table:formula="of:=[.D283]+[.A284]" office:value-type="currency" office:currency="PLN" office:value="231" calcext:value-type="currency">
            <text:p>231,00 zł</text:p>
          </table:table-cell>
          <table:table-cell table:formula="of:=[.E283]+[.B284]" office:value-type="currency" office:currency="PLN" office:value="161" calcext:value-type="currency">
            <text:p>161,00 zł</text:p>
          </table:table-cell>
          <table:table-cell table:formula="of:=[.F283]+[.C284]" office:value-type="currency" office:currency="PLN" office:value="166" calcext:value-type="currency">
            <text:p>166,00 zł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formula="of:=[.D284]+[.A285]" office:value-type="currency" office:currency="PLN" office:value="234" calcext:value-type="currency">
            <text:p>234,00 zł</text:p>
          </table:table-cell>
          <table:table-cell table:formula="of:=[.E284]+[.B285]" office:value-type="currency" office:currency="PLN" office:value="160" calcext:value-type="currency">
            <text:p>160,00 zł</text:p>
          </table:table-cell>
          <table:table-cell table:formula="of:=[.F284]+[.C285]" office:value-type="currency" office:currency="PLN" office:value="170" calcext:value-type="currency">
            <text:p>170,00 zł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table:formula="of:=[.D285]+[.A286]" office:value-type="currency" office:currency="PLN" office:value="238" calcext:value-type="currency">
            <text:p>238,00 zł</text:p>
          </table:table-cell>
          <table:table-cell table:formula="of:=[.E285]+[.B286]" office:value-type="currency" office:currency="PLN" office:value="157" calcext:value-type="currency">
            <text:p>157,00 zł</text:p>
          </table:table-cell>
          <table:table-cell table:formula="of:=[.F285]+[.C286]" office:value-type="currency" office:currency="PLN" office:value="165" calcext:value-type="currency">
            <text:p>165,00 zł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table:formula="of:=[.D286]+[.A287]" office:value-type="currency" office:currency="PLN" office:value="240" calcext:value-type="currency">
            <text:p>240,00 zł</text:p>
          </table:table-cell>
          <table:table-cell table:formula="of:=[.E286]+[.B287]" office:value-type="currency" office:currency="PLN" office:value="149" calcext:value-type="currency">
            <text:p>149,00 zł</text:p>
          </table:table-cell>
          <table:table-cell table:formula="of:=[.F286]+[.C287]" office:value-type="currency" office:currency="PLN" office:value="169" calcext:value-type="currency">
            <text:p>169,00 zł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table:formula="of:=[.D287]+[.A288]" office:value-type="currency" office:currency="PLN" office:value="243" calcext:value-type="currency">
            <text:p>243,00 zł</text:p>
          </table:table-cell>
          <table:table-cell table:formula="of:=[.E287]+[.B288]" office:value-type="currency" office:currency="PLN" office:value="143" calcext:value-type="currency">
            <text:p>143,00 zł</text:p>
          </table:table-cell>
          <table:table-cell table:formula="of:=[.F287]+[.C288]" office:value-type="currency" office:currency="PLN" office:value="177" calcext:value-type="currency">
            <text:p>177,00 zł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formula="of:=[.D288]+[.A289]" office:value-type="currency" office:currency="PLN" office:value="246" calcext:value-type="currency">
            <text:p>246,00 zł</text:p>
          </table:table-cell>
          <table:table-cell table:formula="of:=[.E288]+[.B289]" office:value-type="currency" office:currency="PLN" office:value="147" calcext:value-type="currency">
            <text:p>147,00 zł</text:p>
          </table:table-cell>
          <table:table-cell table:formula="of:=[.F288]+[.C289]" office:value-type="currency" office:currency="PLN" office:value="175" calcext:value-type="currency">
            <text:p>175,00 zł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[.D289]+[.A290]" office:value-type="currency" office:currency="PLN" office:value="238" calcext:value-type="currency">
            <text:p>238,00 zł</text:p>
          </table:table-cell>
          <table:table-cell table:formula="of:=[.E289]+[.B290]" office:value-type="currency" office:currency="PLN" office:value="153" calcext:value-type="currency">
            <text:p>153,00 zł</text:p>
          </table:table-cell>
          <table:table-cell table:formula="of:=[.F289]+[.C290]" office:value-type="currency" office:currency="PLN" office:value="174" calcext:value-type="currency">
            <text:p>174,00 zł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table:formula="of:=[.D290]+[.A291]" office:value-type="currency" office:currency="PLN" office:value="238" calcext:value-type="currency">
            <text:p>238,00 zł</text:p>
          </table:table-cell>
          <table:table-cell table:formula="of:=[.E290]+[.B291]" office:value-type="currency" office:currency="PLN" office:value="149" calcext:value-type="currency">
            <text:p>149,00 zł</text:p>
          </table:table-cell>
          <table:table-cell table:formula="of:=[.F290]+[.C291]" office:value-type="currency" office:currency="PLN" office:value="175" calcext:value-type="currency">
            <text:p>175,00 zł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291]+[.A292]" office:value-type="currency" office:currency="PLN" office:value="241" calcext:value-type="currency">
            <text:p>241,00 zł</text:p>
          </table:table-cell>
          <table:table-cell table:formula="of:=[.E291]+[.B292]" office:value-type="currency" office:currency="PLN" office:value="151" calcext:value-type="currency">
            <text:p>151,00 zł</text:p>
          </table:table-cell>
          <table:table-cell table:formula="of:=[.F291]+[.C292]" office:value-type="currency" office:currency="PLN" office:value="178" calcext:value-type="currency">
            <text:p>178,00 zł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formula="of:=[.D292]+[.A293]" office:value-type="currency" office:currency="PLN" office:value="248" calcext:value-type="currency">
            <text:p>248,00 zł</text:p>
          </table:table-cell>
          <table:table-cell table:formula="of:=[.E292]+[.B293]" office:value-type="currency" office:currency="PLN" office:value="150" calcext:value-type="currency">
            <text:p>150,00 zł</text:p>
          </table:table-cell>
          <table:table-cell table:formula="of:=[.F292]+[.C293]" office:value-type="currency" office:currency="PLN" office:value="175" calcext:value-type="currency">
            <text:p>175,00 zł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D293]+[.A294]" office:value-type="currency" office:currency="PLN" office:value="248" calcext:value-type="currency">
            <text:p>248,00 zł</text:p>
          </table:table-cell>
          <table:table-cell table:formula="of:=[.E293]+[.B294]" office:value-type="currency" office:currency="PLN" office:value="150" calcext:value-type="currency">
            <text:p>150,00 zł</text:p>
          </table:table-cell>
          <table:table-cell table:formula="of:=[.F293]+[.C294]" office:value-type="currency" office:currency="PLN" office:value="173" calcext:value-type="currency">
            <text:p>173,00 zł</text:p>
          </table:table-cell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  <table:table-cell table:formula="of:=[.D294]+[.A295]" office:value-type="currency" office:currency="PLN" office:value="238" calcext:value-type="currency">
            <text:p>238,00 zł</text:p>
          </table:table-cell>
          <table:table-cell table:formula="of:=[.E294]+[.B295]" office:value-type="currency" office:currency="PLN" office:value="143" calcext:value-type="currency">
            <text:p>143,00 zł</text:p>
          </table:table-cell>
          <table:table-cell table:formula="of:=[.F294]+[.C295]" office:value-type="currency" office:currency="PLN" office:value="182" calcext:value-type="currency">
            <text:p>182,00 zł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295]+[.A296]" office:value-type="currency" office:currency="PLN" office:value="242" calcext:value-type="currency">
            <text:p>242,00 zł</text:p>
          </table:table-cell>
          <table:table-cell table:formula="of:=[.E295]+[.B296]" office:value-type="currency" office:currency="PLN" office:value="152" calcext:value-type="currency">
            <text:p>152,00 zł</text:p>
          </table:table-cell>
          <table:table-cell table:formula="of:=[.F295]+[.C296]" office:value-type="currency" office:currency="PLN" office:value="186" calcext:value-type="currency">
            <text:p>186,00 zł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table:formula="of:=[.D296]+[.A297]" office:value-type="currency" office:currency="PLN" office:value="236" calcext:value-type="currency">
            <text:p>236,00 zł</text:p>
          </table:table-cell>
          <table:table-cell table:formula="of:=[.E296]+[.B297]" office:value-type="currency" office:currency="PLN" office:value="143" calcext:value-type="currency">
            <text:p>143,00 zł</text:p>
          </table:table-cell>
          <table:table-cell table:formula="of:=[.F296]+[.C297]" office:value-type="currency" office:currency="PLN" office:value="193" calcext:value-type="currency">
            <text:p>193,00 zł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table:formula="of:=[.D297]+[.A298]" office:value-type="currency" office:currency="PLN" office:value="240" calcext:value-type="currency">
            <text:p>240,00 zł</text:p>
          </table:table-cell>
          <table:table-cell table:formula="of:=[.E297]+[.B298]" office:value-type="currency" office:currency="PLN" office:value="150" calcext:value-type="currency">
            <text:p>150,00 zł</text:p>
          </table:table-cell>
          <table:table-cell table:formula="of:=[.F297]+[.C298]" office:value-type="currency" office:currency="PLN" office:value="191" calcext:value-type="currency">
            <text:p>191,00 zł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298]+[.A299]" office:value-type="currency" office:currency="PLN" office:value="236" calcext:value-type="currency">
            <text:p>236,00 zł</text:p>
          </table:table-cell>
          <table:table-cell table:formula="of:=[.E298]+[.B299]" office:value-type="currency" office:currency="PLN" office:value="160" calcext:value-type="currency">
            <text:p>160,00 zł</text:p>
          </table:table-cell>
          <table:table-cell table:formula="of:=[.F298]+[.C299]" office:value-type="currency" office:currency="PLN" office:value="195" calcext:value-type="currency">
            <text:p>195,00 zł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D299]+[.A300]" office:value-type="currency" office:currency="PLN" office:value="238" calcext:value-type="currency">
            <text:p>238,00 zł</text:p>
          </table:table-cell>
          <table:table-cell table:formula="of:=[.E299]+[.B300]" office:value-type="currency" office:currency="PLN" office:value="166" calcext:value-type="currency">
            <text:p>166,00 zł</text:p>
          </table:table-cell>
          <table:table-cell table:formula="of:=[.F299]+[.C300]" office:value-type="currency" office:currency="PLN" office:value="204" calcext:value-type="currency">
            <text:p>204,00 zł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300]+[.A301]" office:value-type="currency" office:currency="PLN" office:value="238" calcext:value-type="currency">
            <text:p>238,00 zł</text:p>
          </table:table-cell>
          <table:table-cell table:formula="of:=[.E300]+[.B301]" office:value-type="currency" office:currency="PLN" office:value="168" calcext:value-type="currency">
            <text:p>168,00 zł</text:p>
          </table:table-cell>
          <table:table-cell table:formula="of:=[.F300]+[.C301]" office:value-type="currency" office:currency="PLN" office:value="209" calcext:value-type="currency">
            <text:p>209,00 zł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table:formula="of:=[.D301]+[.A302]" office:value-type="currency" office:currency="PLN" office:value="232" calcext:value-type="currency">
            <text:p>232,00 zł</text:p>
          </table:table-cell>
          <table:table-cell table:formula="of:=[.E301]+[.B302]" office:value-type="currency" office:currency="PLN" office:value="172" calcext:value-type="currency">
            <text:p>172,00 zł</text:p>
          </table:table-cell>
          <table:table-cell table:formula="of:=[.F301]+[.C302]" office:value-type="currency" office:currency="PLN" office:value="201" calcext:value-type="currency">
            <text:p>201,00 zł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  <table:table-cell table:formula="of:=[.D302]+[.A303]" office:value-type="currency" office:currency="PLN" office:value="224" calcext:value-type="currency">
            <text:p>224,00 zł</text:p>
          </table:table-cell>
          <table:table-cell table:formula="of:=[.E302]+[.B303]" office:value-type="currency" office:currency="PLN" office:value="163" calcext:value-type="currency">
            <text:p>163,00 zł</text:p>
          </table:table-cell>
          <table:table-cell table:formula="of:=[.F302]+[.C303]" office:value-type="currency" office:currency="PLN" office:value="194" calcext:value-type="currency">
            <text:p>194,00 zł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D303]+[.A304]" office:value-type="currency" office:currency="PLN" office:value="218" calcext:value-type="currency">
            <text:p>218,00 zł</text:p>
          </table:table-cell>
          <table:table-cell table:formula="of:=[.E303]+[.B304]" office:value-type="currency" office:currency="PLN" office:value="165" calcext:value-type="currency">
            <text:p>165,00 zł</text:p>
          </table:table-cell>
          <table:table-cell table:formula="of:=[.F303]+[.C304]" office:value-type="currency" office:currency="PLN" office:value="203" calcext:value-type="currency">
            <text:p>203,00 zł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table:formula="of:=[.D304]+[.A305]" office:value-type="currency" office:currency="PLN" office:value="214" calcext:value-type="currency">
            <text:p>214,00 zł</text:p>
          </table:table-cell>
          <table:table-cell table:formula="of:=[.E304]+[.B305]" office:value-type="currency" office:currency="PLN" office:value="160" calcext:value-type="currency">
            <text:p>160,00 zł</text:p>
          </table:table-cell>
          <table:table-cell table:formula="of:=[.F304]+[.C305]" office:value-type="currency" office:currency="PLN" office:value="201" calcext:value-type="currency">
            <text:p>201,00 zł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formula="of:=[.D305]+[.A306]" office:value-type="currency" office:currency="PLN" office:value="206" calcext:value-type="currency">
            <text:p>206,00 zł</text:p>
          </table:table-cell>
          <table:table-cell table:formula="of:=[.E305]+[.B306]" office:value-type="currency" office:currency="PLN" office:value="158" calcext:value-type="currency">
            <text:p>158,00 zł</text:p>
          </table:table-cell>
          <table:table-cell table:formula="of:=[.F305]+[.C306]" office:value-type="currency" office:currency="PLN" office:value="201" calcext:value-type="currency">
            <text:p>201,00 zł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table:formula="of:=[.D306]+[.A307]" office:value-type="currency" office:currency="PLN" office:value="200" calcext:value-type="currency">
            <text:p>200,00 zł</text:p>
          </table:table-cell>
          <table:table-cell table:formula="of:=[.E306]+[.B307]" office:value-type="currency" office:currency="PLN" office:value="154" calcext:value-type="currency">
            <text:p>154,00 zł</text:p>
          </table:table-cell>
          <table:table-cell table:formula="of:=[.F306]+[.C307]" office:value-type="currency" office:currency="PLN" office:value="209" calcext:value-type="currency">
            <text:p>209,00 zł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table:formula="of:=[.D307]+[.A308]" office:value-type="currency" office:currency="PLN" office:value="207" calcext:value-type="currency">
            <text:p>207,00 zł</text:p>
          </table:table-cell>
          <table:table-cell table:formula="of:=[.E307]+[.B308]" office:value-type="currency" office:currency="PLN" office:value="151" calcext:value-type="currency">
            <text:p>151,00 zł</text:p>
          </table:table-cell>
          <table:table-cell table:formula="of:=[.F307]+[.C308]" office:value-type="currency" office:currency="PLN" office:value="204" calcext:value-type="currency">
            <text:p>204,00 zł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308]+[.A309]" office:value-type="currency" office:currency="PLN" office:value="207" calcext:value-type="currency">
            <text:p>207,00 zł</text:p>
          </table:table-cell>
          <table:table-cell table:formula="of:=[.E308]+[.B309]" office:value-type="currency" office:currency="PLN" office:value="152" calcext:value-type="currency">
            <text:p>152,00 zł</text:p>
          </table:table-cell>
          <table:table-cell table:formula="of:=[.F308]+[.C309]" office:value-type="currency" office:currency="PLN" office:value="210" calcext:value-type="currency">
            <text:p>210,00 zł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formula="of:=[.D309]+[.A310]" office:value-type="currency" office:currency="PLN" office:value="203" calcext:value-type="currency">
            <text:p>203,00 zł</text:p>
          </table:table-cell>
          <table:table-cell table:formula="of:=[.E309]+[.B310]" office:value-type="currency" office:currency="PLN" office:value="152" calcext:value-type="currency">
            <text:p>152,00 zł</text:p>
          </table:table-cell>
          <table:table-cell table:formula="of:=[.F309]+[.C310]" office:value-type="currency" office:currency="PLN" office:value="203" calcext:value-type="currency">
            <text:p>203,00 zł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[.D310]+[.A311]" office:value-type="currency" office:currency="PLN" office:value="208" calcext:value-type="currency">
            <text:p>208,00 zł</text:p>
          </table:table-cell>
          <table:table-cell table:formula="of:=[.E310]+[.B311]" office:value-type="currency" office:currency="PLN" office:value="159" calcext:value-type="currency">
            <text:p>159,00 zł</text:p>
          </table:table-cell>
          <table:table-cell table:formula="of:=[.F310]+[.C311]" office:value-type="currency" office:currency="PLN" office:value="202" calcext:value-type="currency">
            <text:p>202,00 zł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[.D311]+[.A312]" office:value-type="currency" office:currency="PLN" office:value="208" calcext:value-type="currency">
            <text:p>208,00 zł</text:p>
          </table:table-cell>
          <table:table-cell table:formula="of:=[.E311]+[.B312]" office:value-type="currency" office:currency="PLN" office:value="161" calcext:value-type="currency">
            <text:p>161,00 zł</text:p>
          </table:table-cell>
          <table:table-cell table:formula="of:=[.F311]+[.C312]" office:value-type="currency" office:currency="PLN" office:value="195" calcext:value-type="currency">
            <text:p>195,00 zł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 table:formula="of:=[.D312]+[.A313]" office:value-type="currency" office:currency="PLN" office:value="218" calcext:value-type="currency">
            <text:p>218,00 zł</text:p>
          </table:table-cell>
          <table:table-cell table:formula="of:=[.E312]+[.B313]" office:value-type="currency" office:currency="PLN" office:value="152" calcext:value-type="currency">
            <text:p>152,00 zł</text:p>
          </table:table-cell>
          <table:table-cell table:formula="of:=[.F312]+[.C313]" office:value-type="currency" office:currency="PLN" office:value="200" calcext:value-type="currency">
            <text:p>200,00 zł</text:p>
          </table:table-cell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313]+[.A314]" office:value-type="currency" office:currency="PLN" office:value="208" calcext:value-type="currency">
            <text:p>208,00 zł</text:p>
          </table:table-cell>
          <table:table-cell table:formula="of:=[.E313]+[.B314]" office:value-type="currency" office:currency="PLN" office:value="157" calcext:value-type="currency">
            <text:p>157,00 zł</text:p>
          </table:table-cell>
          <table:table-cell table:formula="of:=[.F313]+[.C314]" office:value-type="currency" office:currency="PLN" office:value="200" calcext:value-type="currency">
            <text:p>200,00 zł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table:formula="of:=[.D314]+[.A315]" office:value-type="currency" office:currency="PLN" office:value="209" calcext:value-type="currency">
            <text:p>209,00 zł</text:p>
          </table:table-cell>
          <table:table-cell table:formula="of:=[.E314]+[.B315]" office:value-type="currency" office:currency="PLN" office:value="149" calcext:value-type="currency">
            <text:p>149,00 zł</text:p>
          </table:table-cell>
          <table:table-cell table:formula="of:=[.F314]+[.C315]" office:value-type="currency" office:currency="PLN" office:value="196" calcext:value-type="currency">
            <text:p>196,00 zł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315]+[.A316]" office:value-type="currency" office:currency="PLN" office:value="212" calcext:value-type="currency">
            <text:p>212,00 zł</text:p>
          </table:table-cell>
          <table:table-cell table:formula="of:=[.E315]+[.B316]" office:value-type="currency" office:currency="PLN" office:value="151" calcext:value-type="currency">
            <text:p>151,00 zł</text:p>
          </table:table-cell>
          <table:table-cell table:formula="of:=[.F315]+[.C316]" office:value-type="currency" office:currency="PLN" office:value="203" calcext:value-type="currency">
            <text:p>203,00 zł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D316]+[.A317]" office:value-type="currency" office:currency="PLN" office:value="204" calcext:value-type="currency">
            <text:p>204,00 zł</text:p>
          </table:table-cell>
          <table:table-cell table:formula="of:=[.E316]+[.B317]" office:value-type="currency" office:currency="PLN" office:value="155" calcext:value-type="currency">
            <text:p>155,00 zł</text:p>
          </table:table-cell>
          <table:table-cell table:formula="of:=[.F316]+[.C317]" office:value-type="currency" office:currency="PLN" office:value="213" calcext:value-type="currency">
            <text:p>213,00 zł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-9" calcext:value-type="float">
            <text:p>-9</text:p>
          </table:table-cell>
          <table:table-cell table:formula="of:=[.D317]+[.A318]" office:value-type="currency" office:currency="PLN" office:value="208" calcext:value-type="currency">
            <text:p>208,00 zł</text:p>
          </table:table-cell>
          <table:table-cell table:formula="of:=[.E317]+[.B318]" office:value-type="currency" office:currency="PLN" office:value="159" calcext:value-type="currency">
            <text:p>159,00 zł</text:p>
          </table:table-cell>
          <table:table-cell table:formula="of:=[.F317]+[.C318]" office:value-type="currency" office:currency="PLN" office:value="204" calcext:value-type="currency">
            <text:p>204,00 zł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318]+[.A319]" office:value-type="currency" office:currency="PLN" office:value="215" calcext:value-type="currency">
            <text:p>215,00 zł</text:p>
          </table:table-cell>
          <table:table-cell table:formula="of:=[.E318]+[.B319]" office:value-type="currency" office:currency="PLN" office:value="159" calcext:value-type="currency">
            <text:p>159,00 zł</text:p>
          </table:table-cell>
          <table:table-cell table:formula="of:=[.F318]+[.C319]" office:value-type="currency" office:currency="PLN" office:value="205" calcext:value-type="currency">
            <text:p>205,00 zł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319]+[.A320]" office:value-type="currency" office:currency="PLN" office:value="220" calcext:value-type="currency">
            <text:p>220,00 zł</text:p>
          </table:table-cell>
          <table:table-cell table:formula="of:=[.E319]+[.B320]" office:value-type="currency" office:currency="PLN" office:value="167" calcext:value-type="currency">
            <text:p>167,00 zł</text:p>
          </table:table-cell>
          <table:table-cell table:formula="of:=[.F319]+[.C320]" office:value-type="currency" office:currency="PLN" office:value="211" calcext:value-type="currency">
            <text:p>211,00 zł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table:formula="of:=[.D320]+[.A321]" office:value-type="currency" office:currency="PLN" office:value="218" calcext:value-type="currency">
            <text:p>218,00 zł</text:p>
          </table:table-cell>
          <table:table-cell table:formula="of:=[.E320]+[.B321]" office:value-type="currency" office:currency="PLN" office:value="163" calcext:value-type="currency">
            <text:p>163,00 zł</text:p>
          </table:table-cell>
          <table:table-cell table:formula="of:=[.F320]+[.C321]" office:value-type="currency" office:currency="PLN" office:value="203" calcext:value-type="currency">
            <text:p>203,00 zł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office:value-type="float" office:value="9" calcext:value-type="float">
            <text:p>9</text:p>
          </table:table-cell>
          <table:table-cell table:formula="of:=[.D321]+[.A322]" office:value-type="currency" office:currency="PLN" office:value="216" calcext:value-type="currency">
            <text:p>216,00 zł</text:p>
          </table:table-cell>
          <table:table-cell table:formula="of:=[.E321]+[.B322]" office:value-type="currency" office:currency="PLN" office:value="157" calcext:value-type="currency">
            <text:p>157,00 zł</text:p>
          </table:table-cell>
          <table:table-cell table:formula="of:=[.F321]+[.C322]" office:value-type="currency" office:currency="PLN" office:value="212" calcext:value-type="currency">
            <text:p>212,00 zł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322]+[.A323]" office:value-type="currency" office:currency="PLN" office:value="213" calcext:value-type="currency">
            <text:p>213,00 zł</text:p>
          </table:table-cell>
          <table:table-cell table:formula="of:=[.E322]+[.B323]" office:value-type="currency" office:currency="PLN" office:value="162" calcext:value-type="currency">
            <text:p>162,00 zł</text:p>
          </table:table-cell>
          <table:table-cell table:formula="of:=[.F322]+[.C323]" office:value-type="currency" office:currency="PLN" office:value="214" calcext:value-type="currency">
            <text:p>214,00 zł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323]+[.A324]" office:value-type="currency" office:currency="PLN" office:value="219" calcext:value-type="currency">
            <text:p>219,00 zł</text:p>
          </table:table-cell>
          <table:table-cell table:formula="of:=[.E323]+[.B324]" office:value-type="currency" office:currency="PLN" office:value="163" calcext:value-type="currency">
            <text:p>163,00 zł</text:p>
          </table:table-cell>
          <table:table-cell table:formula="of:=[.F323]+[.C324]" office:value-type="currency" office:currency="PLN" office:value="214" calcext:value-type="currency">
            <text:p>214,00 zł</text:p>
          </table:table-cell>
          <table:table-cell table:number-columns-repeated="4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324]+[.A325]" office:value-type="currency" office:currency="PLN" office:value="210" calcext:value-type="currency">
            <text:p>210,00 zł</text:p>
          </table:table-cell>
          <table:table-cell table:formula="of:=[.E324]+[.B325]" office:value-type="currency" office:currency="PLN" office:value="166" calcext:value-type="currency">
            <text:p>166,00 zł</text:p>
          </table:table-cell>
          <table:table-cell table:formula="of:=[.F324]+[.C325]" office:value-type="currency" office:currency="PLN" office:value="215" calcext:value-type="currency">
            <text:p>215,00 zł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table:formula="of:=[.D325]+[.A326]" office:value-type="currency" office:currency="PLN" office:value="203" calcext:value-type="currency">
            <text:p>203,00 zł</text:p>
          </table:table-cell>
          <table:table-cell table:formula="of:=[.E325]+[.B326]" office:value-type="currency" office:currency="PLN" office:value="172" calcext:value-type="currency">
            <text:p>172,00 zł</text:p>
          </table:table-cell>
          <table:table-cell table:formula="of:=[.F325]+[.C326]" office:value-type="currency" office:currency="PLN" office:value="211" calcext:value-type="currency">
            <text:p>211,00 zł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table:formula="of:=[.D326]+[.A327]" office:value-type="currency" office:currency="PLN" office:value="200" calcext:value-type="currency">
            <text:p>200,00 zł</text:p>
          </table:table-cell>
          <table:table-cell table:formula="of:=[.E326]+[.B327]" office:value-type="currency" office:currency="PLN" office:value="171" calcext:value-type="currency">
            <text:p>171,00 zł</text:p>
          </table:table-cell>
          <table:table-cell table:formula="of:=[.F326]+[.C327]" office:value-type="currency" office:currency="PLN" office:value="206" calcext:value-type="currency">
            <text:p>206,00 zł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table:formula="of:=[.D327]+[.A328]" office:value-type="currency" office:currency="PLN" office:value="202" calcext:value-type="currency">
            <text:p>202,00 zł</text:p>
          </table:table-cell>
          <table:table-cell table:formula="of:=[.E327]+[.B328]" office:value-type="currency" office:currency="PLN" office:value="180" calcext:value-type="currency">
            <text:p>180,00 zł</text:p>
          </table:table-cell>
          <table:table-cell table:formula="of:=[.F327]+[.C328]" office:value-type="currency" office:currency="PLN" office:value="202" calcext:value-type="currency">
            <text:p>202,00 zł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table:formula="of:=[.D328]+[.A329]" office:value-type="currency" office:currency="PLN" office:value="211" calcext:value-type="currency">
            <text:p>211,00 zł</text:p>
          </table:table-cell>
          <table:table-cell table:formula="of:=[.E328]+[.B329]" office:value-type="currency" office:currency="PLN" office:value="173" calcext:value-type="currency">
            <text:p>173,00 zł</text:p>
          </table:table-cell>
          <table:table-cell table:formula="of:=[.F328]+[.C329]" office:value-type="currency" office:currency="PLN" office:value="194" calcext:value-type="currency">
            <text:p>194,00 zł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  <table:table-cell table:formula="of:=[.D329]+[.A330]" office:value-type="currency" office:currency="PLN" office:value="212" calcext:value-type="currency">
            <text:p>212,00 zł</text:p>
          </table:table-cell>
          <table:table-cell table:formula="of:=[.E329]+[.B330]" office:value-type="currency" office:currency="PLN" office:value="164" calcext:value-type="currency">
            <text:p>164,00 zł</text:p>
          </table:table-cell>
          <table:table-cell table:formula="of:=[.F329]+[.C330]" office:value-type="currency" office:currency="PLN" office:value="204" calcext:value-type="currency">
            <text:p>204,00 zł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table:formula="of:=[.D330]+[.A331]" office:value-type="currency" office:currency="PLN" office:value="220" calcext:value-type="currency">
            <text:p>220,00 zł</text:p>
          </table:table-cell>
          <table:table-cell table:formula="of:=[.E330]+[.B331]" office:value-type="currency" office:currency="PLN" office:value="159" calcext:value-type="currency">
            <text:p>159,00 zł</text:p>
          </table:table-cell>
          <table:table-cell table:formula="of:=[.F330]+[.C331]" office:value-type="currency" office:currency="PLN" office:value="200" calcext:value-type="currency">
            <text:p>200,00 zł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table:formula="of:=[.D331]+[.A332]" office:value-type="currency" office:currency="PLN" office:value="221" calcext:value-type="currency">
            <text:p>221,00 zł</text:p>
          </table:table-cell>
          <table:table-cell table:formula="of:=[.E331]+[.B332]" office:value-type="currency" office:currency="PLN" office:value="154" calcext:value-type="currency">
            <text:p>154,00 zł</text:p>
          </table:table-cell>
          <table:table-cell table:formula="of:=[.F331]+[.C332]" office:value-type="currency" office:currency="PLN" office:value="201" calcext:value-type="currency">
            <text:p>201,00 zł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formula="of:=[.D332]+[.A333]" office:value-type="currency" office:currency="PLN" office:value="221" calcext:value-type="currency">
            <text:p>221,00 zł</text:p>
          </table:table-cell>
          <table:table-cell table:formula="of:=[.E332]+[.B333]" office:value-type="currency" office:currency="PLN" office:value="149" calcext:value-type="currency">
            <text:p>149,00 zł</text:p>
          </table:table-cell>
          <table:table-cell table:formula="of:=[.F332]+[.C333]" office:value-type="currency" office:currency="PLN" office:value="200" calcext:value-type="currency">
            <text:p>200,00 zł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table:formula="of:=[.D333]+[.A334]" office:value-type="currency" office:currency="PLN" office:value="218" calcext:value-type="currency">
            <text:p>218,00 zł</text:p>
          </table:table-cell>
          <table:table-cell table:formula="of:=[.E333]+[.B334]" office:value-type="currency" office:currency="PLN" office:value="148" calcext:value-type="currency">
            <text:p>148,00 zł</text:p>
          </table:table-cell>
          <table:table-cell table:formula="of:=[.F333]+[.C334]" office:value-type="currency" office:currency="PLN" office:value="195" calcext:value-type="currency">
            <text:p>195,00 zł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-8" calcext:value-type="float">
            <text:p>-8</text:p>
          </table:table-cell>
          <table:table-cell table:formula="of:=[.D334]+[.A335]" office:value-type="currency" office:currency="PLN" office:value="218" calcext:value-type="currency">
            <text:p>218,00 zł</text:p>
          </table:table-cell>
          <table:table-cell table:formula="of:=[.E334]+[.B335]" office:value-type="currency" office:currency="PLN" office:value="140" calcext:value-type="currency">
            <text:p>140,00 zł</text:p>
          </table:table-cell>
          <table:table-cell table:formula="of:=[.F334]+[.C335]" office:value-type="currency" office:currency="PLN" office:value="187" calcext:value-type="currency">
            <text:p>187,00 zł</text:p>
          </table:table-cell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[.D335]+[.A336]" office:value-type="currency" office:currency="PLN" office:value="208" calcext:value-type="currency">
            <text:p>208,00 zł</text:p>
          </table:table-cell>
          <table:table-cell table:formula="of:=[.E335]+[.B336]" office:value-type="currency" office:currency="PLN" office:value="142" calcext:value-type="currency">
            <text:p>142,00 zł</text:p>
          </table:table-cell>
          <table:table-cell table:formula="of:=[.F335]+[.C336]" office:value-type="currency" office:currency="PLN" office:value="183" calcext:value-type="currency">
            <text:p>183,00 zł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336]+[.A337]" office:value-type="currency" office:currency="PLN" office:value="208" calcext:value-type="currency">
            <text:p>208,00 zł</text:p>
          </table:table-cell>
          <table:table-cell table:formula="of:=[.E336]+[.B337]" office:value-type="currency" office:currency="PLN" office:value="144" calcext:value-type="currency">
            <text:p>144,00 zł</text:p>
          </table:table-cell>
          <table:table-cell table:formula="of:=[.F336]+[.C337]" office:value-type="currency" office:currency="PLN" office:value="185" calcext:value-type="currency">
            <text:p>185,00 zł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337]+[.A338]" office:value-type="currency" office:currency="PLN" office:value="216" calcext:value-type="currency">
            <text:p>216,00 zł</text:p>
          </table:table-cell>
          <table:table-cell table:formula="of:=[.E337]+[.B338]" office:value-type="currency" office:currency="PLN" office:value="151" calcext:value-type="currency">
            <text:p>151,00 zł</text:p>
          </table:table-cell>
          <table:table-cell table:formula="of:=[.F337]+[.C338]" office:value-type="currency" office:currency="PLN" office:value="186" calcext:value-type="currency">
            <text:p>186,00 zł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table:formula="of:=[.D338]+[.A339]" office:value-type="currency" office:currency="PLN" office:value="218" calcext:value-type="currency">
            <text:p>218,00 zł</text:p>
          </table:table-cell>
          <table:table-cell table:formula="of:=[.E338]+[.B339]" office:value-type="currency" office:currency="PLN" office:value="158" calcext:value-type="currency">
            <text:p>158,00 zł</text:p>
          </table:table-cell>
          <table:table-cell table:formula="of:=[.F338]+[.C339]" office:value-type="currency" office:currency="PLN" office:value="184" calcext:value-type="currency">
            <text:p>184,00 zł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[.D339]+[.A340]" office:value-type="currency" office:currency="PLN" office:value="210" calcext:value-type="currency">
            <text:p>210,00 zł</text:p>
          </table:table-cell>
          <table:table-cell table:formula="of:=[.E339]+[.B340]" office:value-type="currency" office:currency="PLN" office:value="152" calcext:value-type="currency">
            <text:p>152,00 zł</text:p>
          </table:table-cell>
          <table:table-cell table:formula="of:=[.F339]+[.C340]" office:value-type="currency" office:currency="PLN" office:value="185" calcext:value-type="currency">
            <text:p>185,00 zł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340]+[.A341]" office:value-type="currency" office:currency="PLN" office:value="217" calcext:value-type="currency">
            <text:p>217,00 zł</text:p>
          </table:table-cell>
          <table:table-cell table:formula="of:=[.E340]+[.B341]" office:value-type="currency" office:currency="PLN" office:value="155" calcext:value-type="currency">
            <text:p>155,00 zł</text:p>
          </table:table-cell>
          <table:table-cell table:formula="of:=[.F340]+[.C341]" office:value-type="currency" office:currency="PLN" office:value="185" calcext:value-type="currency">
            <text:p>185,00 zł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formula="of:=[.D341]+[.A342]" office:value-type="currency" office:currency="PLN" office:value="223" calcext:value-type="currency">
            <text:p>223,00 zł</text:p>
          </table:table-cell>
          <table:table-cell table:formula="of:=[.E341]+[.B342]" office:value-type="currency" office:currency="PLN" office:value="160" calcext:value-type="currency">
            <text:p>160,00 zł</text:p>
          </table:table-cell>
          <table:table-cell table:formula="of:=[.F341]+[.C342]" office:value-type="currency" office:currency="PLN" office:value="183" calcext:value-type="currency">
            <text:p>183,00 zł</text:p>
          </table:table-cell>
          <table:table-cell table:number-columns-repeated="4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formula="of:=[.D342]+[.A343]" office:value-type="currency" office:currency="PLN" office:value="222" calcext:value-type="currency">
            <text:p>222,00 zł</text:p>
          </table:table-cell>
          <table:table-cell table:formula="of:=[.E342]+[.B343]" office:value-type="currency" office:currency="PLN" office:value="157" calcext:value-type="currency">
            <text:p>157,00 zł</text:p>
          </table:table-cell>
          <table:table-cell table:formula="of:=[.F342]+[.C343]" office:value-type="currency" office:currency="PLN" office:value="183" calcext:value-type="currency">
            <text:p>183,00 zł</text:p>
          </table:table-cell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2" office:value-type="float" office:value="-3" calcext:value-type="float">
            <text:p>-3</text:p>
          </table:table-cell>
          <table:table-cell table:formula="of:=[.D343]+[.A344]" office:value-type="currency" office:currency="PLN" office:value="217" calcext:value-type="currency">
            <text:p>217,00 zł</text:p>
          </table:table-cell>
          <table:table-cell table:formula="of:=[.E343]+[.B344]" office:value-type="currency" office:currency="PLN" office:value="154" calcext:value-type="currency">
            <text:p>154,00 zł</text:p>
          </table:table-cell>
          <table:table-cell table:formula="of:=[.F343]+[.C344]" office:value-type="currency" office:currency="PLN" office:value="180" calcext:value-type="currency">
            <text:p>180,00 zł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table:formula="of:=[.D344]+[.A345]" office:value-type="currency" office:currency="PLN" office:value="223" calcext:value-type="currency">
            <text:p>223,00 zł</text:p>
          </table:table-cell>
          <table:table-cell table:formula="of:=[.E344]+[.B345]" office:value-type="currency" office:currency="PLN" office:value="146" calcext:value-type="currency">
            <text:p>146,00 zł</text:p>
          </table:table-cell>
          <table:table-cell table:formula="of:=[.F344]+[.C345]" office:value-type="currency" office:currency="PLN" office:value="177" calcext:value-type="currency">
            <text:p>177,00 zł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345]+[.A346]" office:value-type="currency" office:currency="PLN" office:value="230" calcext:value-type="currency">
            <text:p>230,00 zł</text:p>
          </table:table-cell>
          <table:table-cell table:formula="of:=[.E345]+[.B346]" office:value-type="currency" office:currency="PLN" office:value="148" calcext:value-type="currency">
            <text:p>148,00 zł</text:p>
          </table:table-cell>
          <table:table-cell table:formula="of:=[.F345]+[.C346]" office:value-type="currency" office:currency="PLN" office:value="180" calcext:value-type="currency">
            <text:p>180,00 zł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D346]+[.A347]" office:value-type="currency" office:currency="PLN" office:value="228" calcext:value-type="currency">
            <text:p>228,00 zł</text:p>
          </table:table-cell>
          <table:table-cell table:formula="of:=[.E346]+[.B347]" office:value-type="currency" office:currency="PLN" office:value="154" calcext:value-type="currency">
            <text:p>154,00 zł</text:p>
          </table:table-cell>
          <table:table-cell table:formula="of:=[.F346]+[.C347]" office:value-type="currency" office:currency="PLN" office:value="188" calcext:value-type="currency">
            <text:p>188,00 zł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formula="of:=[.D347]+[.A348]" office:value-type="currency" office:currency="PLN" office:value="237" calcext:value-type="currency">
            <text:p>237,00 zł</text:p>
          </table:table-cell>
          <table:table-cell table:formula="of:=[.E347]+[.B348]" office:value-type="currency" office:currency="PLN" office:value="151" calcext:value-type="currency">
            <text:p>151,00 zł</text:p>
          </table:table-cell>
          <table:table-cell table:formula="of:=[.F347]+[.C348]" office:value-type="currency" office:currency="PLN" office:value="194" calcext:value-type="currency">
            <text:p>194,00 zł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[.D348]+[.A349]" office:value-type="currency" office:currency="PLN" office:value="246" calcext:value-type="currency">
            <text:p>246,00 zł</text:p>
          </table:table-cell>
          <table:table-cell table:formula="of:=[.E348]+[.B349]" office:value-type="currency" office:currency="PLN" office:value="151" calcext:value-type="currency">
            <text:p>151,00 zł</text:p>
          </table:table-cell>
          <table:table-cell table:formula="of:=[.F348]+[.C349]" office:value-type="currency" office:currency="PLN" office:value="185" calcext:value-type="currency">
            <text:p>185,00 zł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table:formula="of:=[.D349]+[.A350]" office:value-type="currency" office:currency="PLN" office:value="239" calcext:value-type="currency">
            <text:p>239,00 zł</text:p>
          </table:table-cell>
          <table:table-cell table:formula="of:=[.E349]+[.B350]" office:value-type="currency" office:currency="PLN" office:value="153" calcext:value-type="currency">
            <text:p>153,00 zł</text:p>
          </table:table-cell>
          <table:table-cell table:formula="of:=[.F349]+[.C350]" office:value-type="currency" office:currency="PLN" office:value="180" calcext:value-type="currency">
            <text:p>180,00 zł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table:number-columns-repeated="2" office:value-type="float" office:value="-8" calcext:value-type="float">
            <text:p>-8</text:p>
          </table:table-cell>
          <table:table-cell table:formula="of:=[.D350]+[.A351]" office:value-type="currency" office:currency="PLN" office:value="235" calcext:value-type="currency">
            <text:p>235,00 zł</text:p>
          </table:table-cell>
          <table:table-cell table:formula="of:=[.E350]+[.B351]" office:value-type="currency" office:currency="PLN" office:value="145" calcext:value-type="currency">
            <text:p>145,00 zł</text:p>
          </table:table-cell>
          <table:table-cell table:formula="of:=[.F350]+[.C351]" office:value-type="currency" office:currency="PLN" office:value="172" calcext:value-type="currency">
            <text:p>172,00 zł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formula="of:=[.D351]+[.A352]" office:value-type="currency" office:currency="PLN" office:value="235" calcext:value-type="currency">
            <text:p>235,00 zł</text:p>
          </table:table-cell>
          <table:table-cell table:formula="of:=[.E351]+[.B352]" office:value-type="currency" office:currency="PLN" office:value="138" calcext:value-type="currency">
            <text:p>138,00 zł</text:p>
          </table:table-cell>
          <table:table-cell table:formula="of:=[.F351]+[.C352]" office:value-type="currency" office:currency="PLN" office:value="179" calcext:value-type="currency">
            <text:p>179,00 zł</text:p>
          </table:table-cell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table:formula="of:=[.D352]+[.A353]" office:value-type="currency" office:currency="PLN" office:value="225" calcext:value-type="currency">
            <text:p>225,00 zł</text:p>
          </table:table-cell>
          <table:table-cell table:formula="of:=[.E352]+[.B353]" office:value-type="currency" office:currency="PLN" office:value="134" calcext:value-type="currency">
            <text:p>134,00 zł</text:p>
          </table:table-cell>
          <table:table-cell table:formula="of:=[.F352]+[.C353]" office:value-type="currency" office:currency="PLN" office:value="183" calcext:value-type="currency">
            <text:p>183,00 zł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table:formula="of:=[.D353]+[.A354]" office:value-type="currency" office:currency="PLN" office:value="228" calcext:value-type="currency">
            <text:p>228,00 zł</text:p>
          </table:table-cell>
          <table:table-cell table:formula="of:=[.E353]+[.B354]" office:value-type="currency" office:currency="PLN" office:value="136" calcext:value-type="currency">
            <text:p>136,00 zł</text:p>
          </table:table-cell>
          <table:table-cell table:formula="of:=[.F353]+[.C354]" office:value-type="currency" office:currency="PLN" office:value="177" calcext:value-type="currency">
            <text:p>177,00 zł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table:formula="of:=[.D354]+[.A355]" office:value-type="currency" office:currency="PLN" office:value="238" calcext:value-type="currency">
            <text:p>238,00 zł</text:p>
          </table:table-cell>
          <table:table-cell table:formula="of:=[.E354]+[.B355]" office:value-type="currency" office:currency="PLN" office:value="139" calcext:value-type="currency">
            <text:p>139,00 zł</text:p>
          </table:table-cell>
          <table:table-cell table:formula="of:=[.F354]+[.C355]" office:value-type="currency" office:currency="PLN" office:value="173" calcext:value-type="currency">
            <text:p>173,00 zł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355]+[.A356]" office:value-type="currency" office:currency="PLN" office:value="242" calcext:value-type="currency">
            <text:p>242,00 zł</text:p>
          </table:table-cell>
          <table:table-cell table:formula="of:=[.E355]+[.B356]" office:value-type="currency" office:currency="PLN" office:value="142" calcext:value-type="currency">
            <text:p>142,00 zł</text:p>
          </table:table-cell>
          <table:table-cell table:formula="of:=[.F355]+[.C356]" office:value-type="currency" office:currency="PLN" office:value="180" calcext:value-type="currency">
            <text:p>180,00 zł</text:p>
          </table:table-cell>
          <table:table-cell table:number-columns-repeated="4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D356]+[.A357]" office:value-type="currency" office:currency="PLN" office:value="233" calcext:value-type="currency">
            <text:p>233,00 zł</text:p>
          </table:table-cell>
          <table:table-cell table:formula="of:=[.E356]+[.B357]" office:value-type="currency" office:currency="PLN" office:value="150" calcext:value-type="currency">
            <text:p>150,00 zł</text:p>
          </table:table-cell>
          <table:table-cell table:formula="of:=[.F356]+[.C357]" office:value-type="currency" office:currency="PLN" office:value="189" calcext:value-type="currency">
            <text:p>189,00 zł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table:formula="of:=[.D357]+[.A358]" office:value-type="currency" office:currency="PLN" office:value="230" calcext:value-type="currency">
            <text:p>230,00 zł</text:p>
          </table:table-cell>
          <table:table-cell table:formula="of:=[.E357]+[.B358]" office:value-type="currency" office:currency="PLN" office:value="141" calcext:value-type="currency">
            <text:p>141,00 zł</text:p>
          </table:table-cell>
          <table:table-cell table:formula="of:=[.F357]+[.C358]" office:value-type="currency" office:currency="PLN" office:value="193" calcext:value-type="currency">
            <text:p>193,00 zł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358]+[.A359]" office:value-type="currency" office:currency="PLN" office:value="223" calcext:value-type="currency">
            <text:p>223,00 zł</text:p>
          </table:table-cell>
          <table:table-cell table:formula="of:=[.E358]+[.B359]" office:value-type="currency" office:currency="PLN" office:value="144" calcext:value-type="currency">
            <text:p>144,00 zł</text:p>
          </table:table-cell>
          <table:table-cell table:formula="of:=[.F358]+[.C359]" office:value-type="currency" office:currency="PLN" office:value="195" calcext:value-type="currency">
            <text:p>195,00 zł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  <table:table-cell table:formula="of:=[.D359]+[.A360]" office:value-type="currency" office:currency="PLN" office:value="231" calcext:value-type="currency">
            <text:p>231,00 zł</text:p>
          </table:table-cell>
          <table:table-cell table:formula="of:=[.E359]+[.B360]" office:value-type="currency" office:currency="PLN" office:value="139" calcext:value-type="currency">
            <text:p>139,00 zł</text:p>
          </table:table-cell>
          <table:table-cell table:formula="of:=[.F359]+[.C360]" office:value-type="currency" office:currency="PLN" office:value="202" calcext:value-type="currency">
            <text:p>202,00 zł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table:formula="of:=[.D360]+[.A361]" office:value-type="currency" office:currency="PLN" office:value="232" calcext:value-type="currency">
            <text:p>232,00 zł</text:p>
          </table:table-cell>
          <table:table-cell table:formula="of:=[.E360]+[.B361]" office:value-type="currency" office:currency="PLN" office:value="145" calcext:value-type="currency">
            <text:p>145,00 zł</text:p>
          </table:table-cell>
          <table:table-cell table:formula="of:=[.F360]+[.C361]" office:value-type="currency" office:currency="PLN" office:value="195" calcext:value-type="currency">
            <text:p>195,00 zł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table:formula="of:=[.D361]+[.A362]" office:value-type="currency" office:currency="PLN" office:value="240" calcext:value-type="currency">
            <text:p>240,00 zł</text:p>
          </table:table-cell>
          <table:table-cell table:formula="of:=[.E361]+[.B362]" office:value-type="currency" office:currency="PLN" office:value="153" calcext:value-type="currency">
            <text:p>153,00 zł</text:p>
          </table:table-cell>
          <table:table-cell table:formula="of:=[.F361]+[.C362]" office:value-type="currency" office:currency="PLN" office:value="188" calcext:value-type="currency">
            <text:p>188,00 zł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362]+[.A363]" office:value-type="currency" office:currency="PLN" office:value="245" calcext:value-type="currency">
            <text:p>245,00 zł</text:p>
          </table:table-cell>
          <table:table-cell table:formula="of:=[.E362]+[.B363]" office:value-type="currency" office:currency="PLN" office:value="156" calcext:value-type="currency">
            <text:p>156,00 zł</text:p>
          </table:table-cell>
          <table:table-cell table:formula="of:=[.F362]+[.C363]" office:value-type="currency" office:currency="PLN" office:value="193" calcext:value-type="currency">
            <text:p>193,00 zł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table:formula="of:=[.D363]+[.A364]" office:value-type="currency" office:currency="PLN" office:value="252" calcext:value-type="currency">
            <text:p>252,00 zł</text:p>
          </table:table-cell>
          <table:table-cell table:formula="of:=[.E363]+[.B364]" office:value-type="currency" office:currency="PLN" office:value="147" calcext:value-type="currency">
            <text:p>147,00 zł</text:p>
          </table:table-cell>
          <table:table-cell table:formula="of:=[.F363]+[.C364]" office:value-type="currency" office:currency="PLN" office:value="196" calcext:value-type="currency">
            <text:p>196,00 zł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formula="of:=[.D364]+[.A365]" office:value-type="currency" office:currency="PLN" office:value="256" calcext:value-type="currency">
            <text:p>256,00 zł</text:p>
          </table:table-cell>
          <table:table-cell table:formula="of:=[.E364]+[.B365]" office:value-type="currency" office:currency="PLN" office:value="140" calcext:value-type="currency">
            <text:p>140,00 zł</text:p>
          </table:table-cell>
          <table:table-cell table:formula="of:=[.F364]+[.C365]" office:value-type="currency" office:currency="PLN" office:value="203" calcext:value-type="currency">
            <text:p>203,00 zł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365]+[.A366]" office:value-type="currency" office:currency="PLN" office:value="252" calcext:value-type="currency">
            <text:p>252,00 zł</text:p>
          </table:table-cell>
          <table:table-cell table:formula="of:=[.E365]+[.B366]" office:value-type="currency" office:currency="PLN" office:value="141" calcext:value-type="currency">
            <text:p>141,00 zł</text:p>
          </table:table-cell>
          <table:table-cell table:formula="of:=[.F365]+[.C366]" office:value-type="currency" office:currency="PLN" office:value="209" calcext:value-type="currency">
            <text:p>209,00 zł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table:formula="of:=[.D366]+[.A367]" office:value-type="currency" office:currency="PLN" office:value="252" calcext:value-type="currency">
            <text:p>252,00 zł</text:p>
          </table:table-cell>
          <table:table-cell table:formula="of:=[.E366]+[.B367]" office:value-type="currency" office:currency="PLN" office:value="132" calcext:value-type="currency">
            <text:p>132,00 zł</text:p>
          </table:table-cell>
          <table:table-cell table:formula="of:=[.F366]+[.C367]" office:value-type="currency" office:currency="PLN" office:value="210" calcext:value-type="currency">
            <text:p>210,00 zł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 table:formula="of:=[.D367]+[.A368]" office:value-type="currency" office:currency="PLN" office:value="255" calcext:value-type="currency">
            <text:p>255,00 zł</text:p>
          </table:table-cell>
          <table:table-cell table:formula="of:=[.E367]+[.B368]" office:value-type="currency" office:currency="PLN" office:value="123" calcext:value-type="currency">
            <text:p>123,00 zł</text:p>
          </table:table-cell>
          <table:table-cell table:formula="of:=[.F367]+[.C368]" office:value-type="currency" office:currency="PLN" office:value="215" calcext:value-type="currency">
            <text:p>215,00 zł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formula="of:=[.D368]+[.A369]" office:value-type="currency" office:currency="PLN" office:value="261" calcext:value-type="currency">
            <text:p>261,00 zł</text:p>
          </table:table-cell>
          <table:table-cell table:formula="of:=[.E368]+[.B369]" office:value-type="currency" office:currency="PLN" office:value="127" calcext:value-type="currency">
            <text:p>127,00 zł</text:p>
          </table:table-cell>
          <table:table-cell table:formula="of:=[.F368]+[.C369]" office:value-type="currency" office:currency="PLN" office:value="212" calcext:value-type="currency">
            <text:p>212,00 zł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table:formula="of:=[.D369]+[.A370]" office:value-type="currency" office:currency="PLN" office:value="259" calcext:value-type="currency">
            <text:p>259,00 zł</text:p>
          </table:table-cell>
          <table:table-cell table:formula="of:=[.E369]+[.B370]" office:value-type="currency" office:currency="PLN" office:value="123" calcext:value-type="currency">
            <text:p>123,00 zł</text:p>
          </table:table-cell>
          <table:table-cell table:formula="of:=[.F369]+[.C370]" office:value-type="currency" office:currency="PLN" office:value="210" calcext:value-type="currency">
            <text:p>210,00 zł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table:formula="of:=[.D370]+[.A371]" office:value-type="currency" office:currency="PLN" office:value="259" calcext:value-type="currency">
            <text:p>259,00 zł</text:p>
          </table:table-cell>
          <table:table-cell table:formula="of:=[.E370]+[.B371]" office:value-type="currency" office:currency="PLN" office:value="119" calcext:value-type="currency">
            <text:p>119,00 zł</text:p>
          </table:table-cell>
          <table:table-cell table:formula="of:=[.F370]+[.C371]" office:value-type="currency" office:currency="PLN" office:value="205" calcext:value-type="currency">
            <text:p>205,00 zł</text:p>
          </table:table-cell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D371]+[.A372]" office:value-type="currency" office:currency="PLN" office:value="254" calcext:value-type="currency">
            <text:p>254,00 zł</text:p>
          </table:table-cell>
          <table:table-cell table:formula="of:=[.E371]+[.B372]" office:value-type="currency" office:currency="PLN" office:value="128" calcext:value-type="currency">
            <text:p>128,00 zł</text:p>
          </table:table-cell>
          <table:table-cell table:formula="of:=[.F371]+[.C372]" office:value-type="currency" office:currency="PLN" office:value="212" calcext:value-type="currency">
            <text:p>212,00 zł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table:formula="of:=[.D372]+[.A373]" office:value-type="currency" office:currency="PLN" office:value="246" calcext:value-type="currency">
            <text:p>246,00 zł</text:p>
          </table:table-cell>
          <table:table-cell table:formula="of:=[.E372]+[.B373]" office:value-type="currency" office:currency="PLN" office:value="123" calcext:value-type="currency">
            <text:p>123,00 zł</text:p>
          </table:table-cell>
          <table:table-cell table:formula="of:=[.F372]+[.C373]" office:value-type="currency" office:currency="PLN" office:value="218" calcext:value-type="currency">
            <text:p>218,00 zł</text:p>
          </table:table-cell>
          <table:table-cell table:number-columns-repeated="4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table:formula="of:=[.D373]+[.A374]" office:value-type="currency" office:currency="PLN" office:value="237" calcext:value-type="currency">
            <text:p>237,00 zł</text:p>
          </table:table-cell>
          <table:table-cell table:formula="of:=[.E373]+[.B374]" office:value-type="currency" office:currency="PLN" office:value="122" calcext:value-type="currency">
            <text:p>122,00 zł</text:p>
          </table:table-cell>
          <table:table-cell table:formula="of:=[.F373]+[.C374]" office:value-type="currency" office:currency="PLN" office:value="210" calcext:value-type="currency">
            <text:p>210,00 zł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table:formula="of:=[.D374]+[.A375]" office:value-type="currency" office:currency="PLN" office:value="229" calcext:value-type="currency">
            <text:p>229,00 zł</text:p>
          </table:table-cell>
          <table:table-cell table:formula="of:=[.E374]+[.B375]" office:value-type="currency" office:currency="PLN" office:value="121" calcext:value-type="currency">
            <text:p>121,00 zł</text:p>
          </table:table-cell>
          <table:table-cell table:formula="of:=[.F374]+[.C375]" office:value-type="currency" office:currency="PLN" office:value="202" calcext:value-type="currency">
            <text:p>202,00 zł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table:formula="of:=[.D375]+[.A376]" office:value-type="currency" office:currency="PLN" office:value="222" calcext:value-type="currency">
            <text:p>222,00 zł</text:p>
          </table:table-cell>
          <table:table-cell table:formula="of:=[.E375]+[.B376]" office:value-type="currency" office:currency="PLN" office:value="117" calcext:value-type="currency">
            <text:p>117,00 zł</text:p>
          </table:table-cell>
          <table:table-cell table:formula="of:=[.F375]+[.C376]" office:value-type="currency" office:currency="PLN" office:value="208" calcext:value-type="currency">
            <text:p>208,00 zł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376]+[.A377]" office:value-type="currency" office:currency="PLN" office:value="219" calcext:value-type="currency">
            <text:p>219,00 zł</text:p>
          </table:table-cell>
          <table:table-cell table:formula="of:=[.E376]+[.B377]" office:value-type="currency" office:currency="PLN" office:value="120" calcext:value-type="currency">
            <text:p>120,00 zł</text:p>
          </table:table-cell>
          <table:table-cell table:formula="of:=[.F376]+[.C377]" office:value-type="currency" office:currency="PLN" office:value="216" calcext:value-type="currency">
            <text:p>216,00 zł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377]+[.A378]" office:value-type="currency" office:currency="PLN" office:value="213" calcext:value-type="currency">
            <text:p>213,00 zł</text:p>
          </table:table-cell>
          <table:table-cell table:formula="of:=[.E377]+[.B378]" office:value-type="currency" office:currency="PLN" office:value="130" calcext:value-type="currency">
            <text:p>130,00 zł</text:p>
          </table:table-cell>
          <table:table-cell table:formula="of:=[.F377]+[.C378]" office:value-type="currency" office:currency="PLN" office:value="223" calcext:value-type="currency">
            <text:p>223,00 zł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[.D378]+[.A379]" office:value-type="currency" office:currency="PLN" office:value="211" calcext:value-type="currency">
            <text:p>211,00 zł</text:p>
          </table:table-cell>
          <table:table-cell table:formula="of:=[.E378]+[.B379]" office:value-type="currency" office:currency="PLN" office:value="131" calcext:value-type="currency">
            <text:p>131,00 zł</text:p>
          </table:table-cell>
          <table:table-cell table:formula="of:=[.F378]+[.C379]" office:value-type="currency" office:currency="PLN" office:value="215" calcext:value-type="currency">
            <text:p>215,00 zł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379]+[.A380]" office:value-type="currency" office:currency="PLN" office:value="219" calcext:value-type="currency">
            <text:p>219,00 zł</text:p>
          </table:table-cell>
          <table:table-cell table:formula="of:=[.E379]+[.B380]" office:value-type="currency" office:currency="PLN" office:value="130" calcext:value-type="currency">
            <text:p>130,00 zł</text:p>
          </table:table-cell>
          <table:table-cell table:formula="of:=[.F379]+[.C380]" office:value-type="currency" office:currency="PLN" office:value="214" calcext:value-type="currency">
            <text:p>214,00 zł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  <table:table-cell table:formula="of:=[.D380]+[.A381]" office:value-type="currency" office:currency="PLN" office:value="223" calcext:value-type="currency">
            <text:p>223,00 zł</text:p>
          </table:table-cell>
          <table:table-cell table:formula="of:=[.E380]+[.B381]" office:value-type="currency" office:currency="PLN" office:value="128" calcext:value-type="currency">
            <text:p>128,00 zł</text:p>
          </table:table-cell>
          <table:table-cell table:formula="of:=[.F380]+[.C381]" office:value-type="currency" office:currency="PLN" office:value="206" calcext:value-type="currency">
            <text:p>206,00 zł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formula="of:=[.D381]+[.A382]" office:value-type="currency" office:currency="PLN" office:value="220" calcext:value-type="currency">
            <text:p>220,00 zł</text:p>
          </table:table-cell>
          <table:table-cell table:formula="of:=[.E381]+[.B382]" office:value-type="currency" office:currency="PLN" office:value="125" calcext:value-type="currency">
            <text:p>125,00 zł</text:p>
          </table:table-cell>
          <table:table-cell table:formula="of:=[.F381]+[.C382]" office:value-type="currency" office:currency="PLN" office:value="204" calcext:value-type="currency">
            <text:p>204,00 zł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formula="of:=[.D382]+[.A383]" office:value-type="currency" office:currency="PLN" office:value="224" calcext:value-type="currency">
            <text:p>224,00 zł</text:p>
          </table:table-cell>
          <table:table-cell table:formula="of:=[.E382]+[.B383]" office:value-type="currency" office:currency="PLN" office:value="122" calcext:value-type="currency">
            <text:p>122,00 zł</text:p>
          </table:table-cell>
          <table:table-cell table:formula="of:=[.F382]+[.C383]" office:value-type="currency" office:currency="PLN" office:value="204" calcext:value-type="currency">
            <text:p>204,00 zł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D383]+[.A384]" office:value-type="currency" office:currency="PLN" office:value="216" calcext:value-type="currency">
            <text:p>216,00 zł</text:p>
          </table:table-cell>
          <table:table-cell table:formula="of:=[.E383]+[.B384]" office:value-type="currency" office:currency="PLN" office:value="122" calcext:value-type="currency">
            <text:p>122,00 zł</text:p>
          </table:table-cell>
          <table:table-cell table:formula="of:=[.F383]+[.C384]" office:value-type="currency" office:currency="PLN" office:value="202" calcext:value-type="currency">
            <text:p>202,00 zł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  <table:table-cell table:formula="of:=[.D384]+[.A385]" office:value-type="currency" office:currency="PLN" office:value="214" calcext:value-type="currency">
            <text:p>214,00 zł</text:p>
          </table:table-cell>
          <table:table-cell table:formula="of:=[.E384]+[.B385]" office:value-type="currency" office:currency="PLN" office:value="113" calcext:value-type="currency">
            <text:p>113,00 zł</text:p>
          </table:table-cell>
          <table:table-cell table:formula="of:=[.F384]+[.C385]" office:value-type="currency" office:currency="PLN" office:value="198" calcext:value-type="currency">
            <text:p>198,00 zł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table:formula="of:=[.D385]+[.A386]" office:value-type="currency" office:currency="PLN" office:value="220" calcext:value-type="currency">
            <text:p>220,00 zł</text:p>
          </table:table-cell>
          <table:table-cell table:formula="of:=[.E385]+[.B386]" office:value-type="currency" office:currency="PLN" office:value="116" calcext:value-type="currency">
            <text:p>116,00 zł</text:p>
          </table:table-cell>
          <table:table-cell table:formula="of:=[.F385]+[.C386]" office:value-type="currency" office:currency="PLN" office:value="194" calcext:value-type="currency">
            <text:p>194,00 zł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table:formula="of:=[.D386]+[.A387]" office:value-type="currency" office:currency="PLN" office:value="226" calcext:value-type="currency">
            <text:p>226,00 zł</text:p>
          </table:table-cell>
          <table:table-cell table:formula="of:=[.E386]+[.B387]" office:value-type="currency" office:currency="PLN" office:value="112" calcext:value-type="currency">
            <text:p>112,00 zł</text:p>
          </table:table-cell>
          <table:table-cell table:formula="of:=[.F386]+[.C387]" office:value-type="currency" office:currency="PLN" office:value="202" calcext:value-type="currency">
            <text:p>202,00 zł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table:formula="of:=[.D387]+[.A388]" office:value-type="currency" office:currency="PLN" office:value="224" calcext:value-type="currency">
            <text:p>224,00 zł</text:p>
          </table:table-cell>
          <table:table-cell table:formula="of:=[.E387]+[.B388]" office:value-type="currency" office:currency="PLN" office:value="107" calcext:value-type="currency">
            <text:p>107,00 zł</text:p>
          </table:table-cell>
          <table:table-cell table:formula="of:=[.F387]+[.C388]" office:value-type="currency" office:currency="PLN" office:value="196" calcext:value-type="currency">
            <text:p>196,00 zł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D388]+[.A389]" office:value-type="currency" office:currency="PLN" office:value="218" calcext:value-type="currency">
            <text:p>218,00 zł</text:p>
          </table:table-cell>
          <table:table-cell table:formula="of:=[.E388]+[.B389]" office:value-type="currency" office:currency="PLN" office:value="110" calcext:value-type="currency">
            <text:p>110,00 zł</text:p>
          </table:table-cell>
          <table:table-cell table:formula="of:=[.F388]+[.C389]" office:value-type="currency" office:currency="PLN" office:value="205" calcext:value-type="currency">
            <text:p>205,00 zł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table:formula="of:=[.D389]+[.A390]" office:value-type="currency" office:currency="PLN" office:value="224" calcext:value-type="currency">
            <text:p>224,00 zł</text:p>
          </table:table-cell>
          <table:table-cell table:formula="of:=[.E389]+[.B390]" office:value-type="currency" office:currency="PLN" office:value="104" calcext:value-type="currency">
            <text:p>104,00 zł</text:p>
          </table:table-cell>
          <table:table-cell table:formula="of:=[.F389]+[.C390]" office:value-type="currency" office:currency="PLN" office:value="207" calcext:value-type="currency">
            <text:p>207,00 zł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[.D390]+[.A391]" office:value-type="currency" office:currency="PLN" office:value="227" calcext:value-type="currency">
            <text:p>227,00 zł</text:p>
          </table:table-cell>
          <table:table-cell table:formula="of:=[.E390]+[.B391]" office:value-type="currency" office:currency="PLN" office:value="103" calcext:value-type="currency">
            <text:p>103,00 zł</text:p>
          </table:table-cell>
          <table:table-cell table:formula="of:=[.F390]+[.C391]" office:value-type="currency" office:currency="PLN" office:value="207" calcext:value-type="currency">
            <text:p>207,00 zł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 table:formula="of:=[.D391]+[.A392]" office:value-type="currency" office:currency="PLN" office:value="232" calcext:value-type="currency">
            <text:p>232,00 zł</text:p>
          </table:table-cell>
          <table:table-cell table:formula="of:=[.E391]+[.B392]" office:value-type="currency" office:currency="PLN" office:value="102" calcext:value-type="currency">
            <text:p>102,00 zł</text:p>
          </table:table-cell>
          <table:table-cell table:formula="of:=[.F391]+[.C392]" office:value-type="currency" office:currency="PLN" office:value="200" calcext:value-type="currency">
            <text:p>200,00 zł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392]+[.A393]" office:value-type="currency" office:currency="PLN" office:value="233" calcext:value-type="currency">
            <text:p>233,00 zł</text:p>
          </table:table-cell>
          <table:table-cell table:formula="of:=[.E392]+[.B393]" office:value-type="currency" office:currency="PLN" office:value="108" calcext:value-type="currency">
            <text:p>108,00 zł</text:p>
          </table:table-cell>
          <table:table-cell table:formula="of:=[.F392]+[.C393]" office:value-type="currency" office:currency="PLN" office:value="200" calcext:value-type="currency">
            <text:p>200,00 zł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table:formula="of:=[.D393]+[.A394]" office:value-type="currency" office:currency="PLN" office:value="230" calcext:value-type="currency">
            <text:p>230,00 zł</text:p>
          </table:table-cell>
          <table:table-cell table:formula="of:=[.E393]+[.B394]" office:value-type="currency" office:currency="PLN" office:value="115" calcext:value-type="currency">
            <text:p>115,00 zł</text:p>
          </table:table-cell>
          <table:table-cell table:formula="of:=[.F393]+[.C394]" office:value-type="currency" office:currency="PLN" office:value="196" calcext:value-type="currency">
            <text:p>196,00 zł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table:formula="of:=[.D394]+[.A395]" office:value-type="currency" office:currency="PLN" office:value="226" calcext:value-type="currency">
            <text:p>226,00 zł</text:p>
          </table:table-cell>
          <table:table-cell table:formula="of:=[.E394]+[.B395]" office:value-type="currency" office:currency="PLN" office:value="110" calcext:value-type="currency">
            <text:p>110,00 zł</text:p>
          </table:table-cell>
          <table:table-cell table:formula="of:=[.F394]+[.C395]" office:value-type="currency" office:currency="PLN" office:value="201" calcext:value-type="currency">
            <text:p>201,00 zł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table:formula="of:=[.D395]+[.A396]" office:value-type="currency" office:currency="PLN" office:value="230" calcext:value-type="currency">
            <text:p>230,00 zł</text:p>
          </table:table-cell>
          <table:table-cell table:formula="of:=[.E395]+[.B396]" office:value-type="currency" office:currency="PLN" office:value="107" calcext:value-type="currency">
            <text:p>107,00 zł</text:p>
          </table:table-cell>
          <table:table-cell table:formula="of:=[.F395]+[.C396]" office:value-type="currency" office:currency="PLN" office:value="197" calcext:value-type="currency">
            <text:p>197,00 zł</text:p>
          </table:table-cell>
          <table:table-cell table:number-columns-repeated="4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396]+[.A397]" office:value-type="currency" office:currency="PLN" office:value="221" calcext:value-type="currency">
            <text:p>221,00 zł</text:p>
          </table:table-cell>
          <table:table-cell table:formula="of:=[.E396]+[.B397]" office:value-type="currency" office:currency="PLN" office:value="114" calcext:value-type="currency">
            <text:p>114,00 zł</text:p>
          </table:table-cell>
          <table:table-cell table:formula="of:=[.F396]+[.C397]" office:value-type="currency" office:currency="PLN" office:value="200" calcext:value-type="currency">
            <text:p>200,00 zł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D397]+[.A398]" office:value-type="currency" office:currency="PLN" office:value="223" calcext:value-type="currency">
            <text:p>223,00 zł</text:p>
          </table:table-cell>
          <table:table-cell table:formula="of:=[.E397]+[.B398]" office:value-type="currency" office:currency="PLN" office:value="122" calcext:value-type="currency">
            <text:p>122,00 zł</text:p>
          </table:table-cell>
          <table:table-cell table:formula="of:=[.F397]+[.C398]" office:value-type="currency" office:currency="PLN" office:value="208" calcext:value-type="currency">
            <text:p>208,00 zł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[.D398]+[.A399]" office:value-type="currency" office:currency="PLN" office:value="219" calcext:value-type="currency">
            <text:p>219,00 zł</text:p>
          </table:table-cell>
          <table:table-cell table:formula="of:=[.E398]+[.B399]" office:value-type="currency" office:currency="PLN" office:value="121" calcext:value-type="currency">
            <text:p>121,00 zł</text:p>
          </table:table-cell>
          <table:table-cell table:formula="of:=[.F398]+[.C399]" office:value-type="currency" office:currency="PLN" office:value="208" calcext:value-type="currency">
            <text:p>208,00 zł</text:p>
          </table:table-cell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table:formula="of:=[.D399]+[.A400]" office:value-type="currency" office:currency="PLN" office:value="214" calcext:value-type="currency">
            <text:p>214,00 zł</text:p>
          </table:table-cell>
          <table:table-cell table:formula="of:=[.E399]+[.B400]" office:value-type="currency" office:currency="PLN" office:value="112" calcext:value-type="currency">
            <text:p>112,00 zł</text:p>
          </table:table-cell>
          <table:table-cell table:formula="of:=[.F399]+[.C400]" office:value-type="currency" office:currency="PLN" office:value="207" calcext:value-type="currency">
            <text:p>207,00 zł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9" calcext:value-type="float">
            <text:p>-9</text:p>
          </table:table-cell>
          <table:table-cell table:formula="of:=[.D400]+[.A401]" office:value-type="currency" office:currency="PLN" office:value="221" calcext:value-type="currency">
            <text:p>221,00 zł</text:p>
          </table:table-cell>
          <table:table-cell table:formula="of:=[.E400]+[.B401]" office:value-type="currency" office:currency="PLN" office:value="117" calcext:value-type="currency">
            <text:p>117,00 zł</text:p>
          </table:table-cell>
          <table:table-cell table:formula="of:=[.F400]+[.C401]" office:value-type="currency" office:currency="PLN" office:value="198" calcext:value-type="currency">
            <text:p>198,00 zł</text:p>
          </table:table-cell>
          <table:table-cell table:number-columns-repeated="4"/>
        </table:table-row>
      </table:table>
      <table:table table:name="zadanie c" table:style-name="ta1">
        <table:shapes>
          <draw:frame draw:z-index="0" draw:style-name="gr1" draw:text-style-name="P1" svg:width="15.999cm" svg:height="8.999cm" svg:x="11.139cm" svg:y="2.488cm">
            <draw:object draw:notify-on-update-of-ranges="'zadanie c'.D1:'zadanie c'.D1 'zadanie c'.D2:'zadanie c'.D401 'zadanie c'.E1:'zadanie c'.E1 'zadanie c'.E2:'zadanie c'.E401 'zadanie c'.F1:'zadanie c'.F1 'zadanie c'.F2:'zadanie c'.F4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number-columns-repeated="3" table:default-cell-style-name="ce4"/>
        <table:table-row table:style-name="ro1">
          <table:table-cell table:number-columns-repeated="3"/>
          <table:table-cell table:style-name="ce6" office:value-type="string" calcext:value-type="string">
            <text:p>FIRMA A</text:p>
          </table:table-cell>
          <table:table-cell table:style-name="ce6" office:value-type="string" calcext:value-type="string">
            <text:p>FIRMA B</text:p>
          </table:table-cell>
          <table:table-cell table:style-name="ce6" office:value-type="string" calcext:value-type="string">
            <text:p>FIRMA C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table:formula="of:=200+[.A2]" office:value-type="currency" office:currency="PLN" office:value="198" calcext:value-type="currency">
            <text:p>198,00 zł</text:p>
          </table:table-cell>
          <table:table-cell table:formula="of:=200+[.B2]" office:value-type="currency" office:currency="PLN" office:value="199" calcext:value-type="currency">
            <text:p>199,00 zł</text:p>
          </table:table-cell>
          <table:table-cell table:formula="of:=200+[.C2]" office:value-type="currency" office:currency="PLN" office:value="195" calcext:value-type="currency">
            <text:p>195,00 zł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formula="of:=[.D2]+[.A3]" office:value-type="currency" office:currency="PLN" office:value="195" calcext:value-type="currency">
            <text:p>195,00 zł</text:p>
          </table:table-cell>
          <table:table-cell table:formula="of:=[.E2]+[.B3]" office:value-type="currency" office:currency="PLN" office:value="202" calcext:value-type="currency">
            <text:p>202,00 zł</text:p>
          </table:table-cell>
          <table:table-cell table:formula="of:=[.F2]+[.C3]" office:value-type="currency" office:currency="PLN" office:value="192" calcext:value-type="currency">
            <text:p>192,00 z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table:formula="of:=[.D3]+[.A4]" office:value-type="currency" office:currency="PLN" office:value="198" calcext:value-type="currency">
            <text:p>198,00 zł</text:p>
          </table:table-cell>
          <table:table-cell table:formula="of:=[.E3]+[.B4]" office:value-type="currency" office:currency="PLN" office:value="210" calcext:value-type="currency">
            <text:p>210,00 zł</text:p>
          </table:table-cell>
          <table:table-cell table:formula="of:=[.F3]+[.C4]" office:value-type="currency" office:currency="PLN" office:value="184" calcext:value-type="currency">
            <text:p>184,00 zł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formula="of:=[.D4]+[.A5]" office:value-type="currency" office:currency="PLN" office:value="194" calcext:value-type="currency">
            <text:p>194,00 zł</text:p>
          </table:table-cell>
          <table:table-cell table:formula="of:=[.E4]+[.B5]" office:value-type="currency" office:currency="PLN" office:value="206" calcext:value-type="currency">
            <text:p>206,00 zł</text:p>
          </table:table-cell>
          <table:table-cell table:formula="of:=[.F4]+[.C5]" office:value-type="currency" office:currency="PLN" office:value="181" calcext:value-type="currency">
            <text:p>181,00 zł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table:formula="of:=[.D5]+[.A6]" office:value-type="currency" office:currency="PLN" office:value="200" calcext:value-type="currency">
            <text:p>200,00 zł</text:p>
          </table:table-cell>
          <table:table-cell table:formula="of:=[.E5]+[.B6]" office:value-type="currency" office:currency="PLN" office:value="199" calcext:value-type="currency">
            <text:p>199,00 zł</text:p>
          </table:table-cell>
          <table:table-cell table:formula="of:=[.F5]+[.C6]" office:value-type="currency" office:currency="PLN" office:value="183" calcext:value-type="currency">
            <text:p>183,00 zł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table:formula="of:=[.D6]+[.A7]" office:value-type="currency" office:currency="PLN" office:value="207" calcext:value-type="currency">
            <text:p>207,00 zł</text:p>
          </table:table-cell>
          <table:table-cell table:formula="of:=[.E6]+[.B7]" office:value-type="currency" office:currency="PLN" office:value="195" calcext:value-type="currency">
            <text:p>195,00 zł</text:p>
          </table:table-cell>
          <table:table-cell table:formula="of:=[.F6]+[.C7]" office:value-type="currency" office:currency="PLN" office:value="177" calcext:value-type="currency">
            <text:p>177,00 z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[.D7]+[.A8]" office:value-type="currency" office:currency="PLN" office:value="209" calcext:value-type="currency">
            <text:p>209,00 zł</text:p>
          </table:table-cell>
          <table:table-cell table:formula="of:=[.E7]+[.B8]" office:value-type="currency" office:currency="PLN" office:value="189" calcext:value-type="currency">
            <text:p>189,00 zł</text:p>
          </table:table-cell>
          <table:table-cell table:formula="of:=[.F7]+[.C8]" office:value-type="currency" office:currency="PLN" office:value="178" calcext:value-type="currency">
            <text:p>178,00 zł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table:formula="of:=[.D8]+[.A9]" office:value-type="currency" office:currency="PLN" office:value="207" calcext:value-type="currency">
            <text:p>207,00 zł</text:p>
          </table:table-cell>
          <table:table-cell table:formula="of:=[.E8]+[.B9]" office:value-type="currency" office:currency="PLN" office:value="185" calcext:value-type="currency">
            <text:p>185,00 zł</text:p>
          </table:table-cell>
          <table:table-cell table:formula="of:=[.F8]+[.C9]" office:value-type="currency" office:currency="PLN" office:value="184" calcext:value-type="currency">
            <text:p>184,00 zł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 table:formula="of:=[.D9]+[.A10]" office:value-type="currency" office:currency="PLN" office:value="199" calcext:value-type="currency">
            <text:p>199,00 zł</text:p>
          </table:table-cell>
          <table:table-cell table:formula="of:=[.E9]+[.B10]" office:value-type="currency" office:currency="PLN" office:value="184" calcext:value-type="currency">
            <text:p>184,00 zł</text:p>
          </table:table-cell>
          <table:table-cell table:formula="of:=[.F9]+[.C10]" office:value-type="currency" office:currency="PLN" office:value="177" calcext:value-type="currency">
            <text:p>177,00 z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10]+[.A11]" office:value-type="currency" office:currency="PLN" office:value="201" calcext:value-type="currency">
            <text:p>201,00 zł</text:p>
          </table:table-cell>
          <table:table-cell table:formula="of:=[.E10]+[.B11]" office:value-type="currency" office:currency="PLN" office:value="192" calcext:value-type="currency">
            <text:p>192,00 zł</text:p>
          </table:table-cell>
          <table:table-cell table:formula="of:=[.F10]+[.C11]" office:value-type="currency" office:currency="PLN" office:value="181" calcext:value-type="currency">
            <text:p>181,00 zł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table:formula="of:=[.D11]+[.A12]" office:value-type="currency" office:currency="PLN" office:value="194" calcext:value-type="currency">
            <text:p>194,00 zł</text:p>
          </table:table-cell>
          <table:table-cell table:formula="of:=[.E11]+[.B12]" office:value-type="currency" office:currency="PLN" office:value="199" calcext:value-type="currency">
            <text:p>199,00 zł</text:p>
          </table:table-cell>
          <table:table-cell table:formula="of:=[.F11]+[.C12]" office:value-type="currency" office:currency="PLN" office:value="178" calcext:value-type="currency">
            <text:p>178,00 zł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table:formula="of:=[.D12]+[.A13]" office:value-type="currency" office:currency="PLN" office:value="203" calcext:value-type="currency">
            <text:p>203,00 zł</text:p>
          </table:table-cell>
          <table:table-cell table:formula="of:=[.E12]+[.B13]" office:value-type="currency" office:currency="PLN" office:value="202" calcext:value-type="currency">
            <text:p>202,00 zł</text:p>
          </table:table-cell>
          <table:table-cell table:formula="of:=[.F12]+[.C13]" office:value-type="currency" office:currency="PLN" office:value="169" calcext:value-type="currency">
            <text:p>169,00 zł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table:formula="of:=[.D13]+[.A14]" office:value-type="currency" office:currency="PLN" office:value="212" calcext:value-type="currency">
            <text:p>212,00 zł</text:p>
          </table:table-cell>
          <table:table-cell table:formula="of:=[.E13]+[.B14]" office:value-type="currency" office:currency="PLN" office:value="192" calcext:value-type="currency">
            <text:p>192,00 zł</text:p>
          </table:table-cell>
          <table:table-cell table:formula="of:=[.F13]+[.C14]" office:value-type="currency" office:currency="PLN" office:value="165" calcext:value-type="currency">
            <text:p>165,00 zł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table:formula="of:=[.D14]+[.A15]" office:value-type="currency" office:currency="PLN" office:value="221" calcext:value-type="currency">
            <text:p>221,00 zł</text:p>
          </table:table-cell>
          <table:table-cell table:formula="of:=[.E14]+[.B15]" office:value-type="currency" office:currency="PLN" office:value="182" calcext:value-type="currency">
            <text:p>182,00 zł</text:p>
          </table:table-cell>
          <table:table-cell table:formula="of:=[.F14]+[.C15]" office:value-type="currency" office:currency="PLN" office:value="169" calcext:value-type="currency">
            <text:p>169,00 zł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table:formula="of:=[.D15]+[.A16]" office:value-type="currency" office:currency="PLN" office:value="219" calcext:value-type="currency">
            <text:p>219,00 zł</text:p>
          </table:table-cell>
          <table:table-cell table:formula="of:=[.E15]+[.B16]" office:value-type="currency" office:currency="PLN" office:value="189" calcext:value-type="currency">
            <text:p>189,00 zł</text:p>
          </table:table-cell>
          <table:table-cell table:formula="of:=[.F15]+[.C16]" office:value-type="currency" office:currency="PLN" office:value="165" calcext:value-type="currency">
            <text:p>165,00 zł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9" calcext:value-type="float">
            <text:p>-9</text:p>
          </table:table-cell>
          <table:table-cell table:formula="of:=[.D16]+[.A17]" office:value-type="currency" office:currency="PLN" office:value="218" calcext:value-type="currency">
            <text:p>218,00 zł</text:p>
          </table:table-cell>
          <table:table-cell table:formula="of:=[.E16]+[.B17]" office:value-type="currency" office:currency="PLN" office:value="195" calcext:value-type="currency">
            <text:p>195,00 zł</text:p>
          </table:table-cell>
          <table:table-cell table:formula="of:=[.F16]+[.C17]" office:value-type="currency" office:currency="PLN" office:value="156" calcext:value-type="currency">
            <text:p>156,00 zł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table:formula="of:=[.D17]+[.A18]" office:value-type="currency" office:currency="PLN" office:value="226" calcext:value-type="currency">
            <text:p>226,00 zł</text:p>
          </table:table-cell>
          <table:table-cell table:formula="of:=[.E17]+[.B18]" office:value-type="currency" office:currency="PLN" office:value="191" calcext:value-type="currency">
            <text:p>191,00 zł</text:p>
          </table:table-cell>
          <table:table-cell table:formula="of:=[.F17]+[.C18]" office:value-type="currency" office:currency="PLN" office:value="148" calcext:value-type="currency">
            <text:p>148,00 z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table:formula="of:=[.D18]+[.A19]" office:value-type="currency" office:currency="PLN" office:value="227" calcext:value-type="currency">
            <text:p>227,00 zł</text:p>
          </table:table-cell>
          <table:table-cell table:formula="of:=[.E18]+[.B19]" office:value-type="currency" office:currency="PLN" office:value="183" calcext:value-type="currency">
            <text:p>183,00 zł</text:p>
          </table:table-cell>
          <table:table-cell table:formula="of:=[.F18]+[.C19]" office:value-type="currency" office:currency="PLN" office:value="156" calcext:value-type="currency">
            <text:p>156,00 z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table:formula="of:=[.D19]+[.A20]" office:value-type="currency" office:currency="PLN" office:value="230" calcext:value-type="currency">
            <text:p>230,00 zł</text:p>
          </table:table-cell>
          <table:table-cell table:formula="of:=[.E19]+[.B20]" office:value-type="currency" office:currency="PLN" office:value="176" calcext:value-type="currency">
            <text:p>176,00 zł</text:p>
          </table:table-cell>
          <table:table-cell table:formula="of:=[.F19]+[.C20]" office:value-type="currency" office:currency="PLN" office:value="156" calcext:value-type="currency">
            <text:p>156,00 zł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D20]+[.A21]" office:value-type="currency" office:currency="PLN" office:value="221" calcext:value-type="currency">
            <text:p>221,00 zł</text:p>
          </table:table-cell>
          <table:table-cell table:formula="of:=[.E20]+[.B21]" office:value-type="currency" office:currency="PLN" office:value="183" calcext:value-type="currency">
            <text:p>183,00 zł</text:p>
          </table:table-cell>
          <table:table-cell table:formula="of:=[.F20]+[.C21]" office:value-type="currency" office:currency="PLN" office:value="164" calcext:value-type="currency">
            <text:p>164,00 zł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formula="of:=[.D21]+[.A22]" office:value-type="currency" office:currency="PLN" office:value="212" calcext:value-type="currency">
            <text:p>212,00 zł</text:p>
          </table:table-cell>
          <table:table-cell table:formula="of:=[.E21]+[.B22]" office:value-type="currency" office:currency="PLN" office:value="181" calcext:value-type="currency">
            <text:p>181,00 zł</text:p>
          </table:table-cell>
          <table:table-cell table:formula="of:=[.F21]+[.C22]" office:value-type="currency" office:currency="PLN" office:value="166" calcext:value-type="currency">
            <text:p>166,00 zł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formula="of:=[.D22]+[.A23]" office:value-type="currency" office:currency="PLN" office:value="218" calcext:value-type="currency">
            <text:p>218,00 zł</text:p>
          </table:table-cell>
          <table:table-cell table:formula="of:=[.E22]+[.B23]" office:value-type="currency" office:currency="PLN" office:value="177" calcext:value-type="currency">
            <text:p>177,00 zł</text:p>
          </table:table-cell>
          <table:table-cell table:formula="of:=[.F22]+[.C23]" office:value-type="currency" office:currency="PLN" office:value="163" calcext:value-type="currency">
            <text:p>163,00 zł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formula="of:=[.D23]+[.A24]" office:value-type="currency" office:currency="PLN" office:value="228" calcext:value-type="currency">
            <text:p>228,00 zł</text:p>
          </table:table-cell>
          <table:table-cell table:formula="of:=[.E23]+[.B24]" office:value-type="currency" office:currency="PLN" office:value="174" calcext:value-type="currency">
            <text:p>174,00 zł</text:p>
          </table:table-cell>
          <table:table-cell table:formula="of:=[.F23]+[.C24]" office:value-type="currency" office:currency="PLN" office:value="163" calcext:value-type="currency">
            <text:p>163,00 zł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formula="of:=[.D24]+[.A25]" office:value-type="currency" office:currency="PLN" office:value="228" calcext:value-type="currency">
            <text:p>228,00 zł</text:p>
          </table:table-cell>
          <table:table-cell table:formula="of:=[.E24]+[.B25]" office:value-type="currency" office:currency="PLN" office:value="173" calcext:value-type="currency">
            <text:p>173,00 zł</text:p>
          </table:table-cell>
          <table:table-cell table:formula="of:=[.F24]+[.C25]" office:value-type="currency" office:currency="PLN" office:value="161" calcext:value-type="currency">
            <text:p>161,00 zł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table:formula="of:=[.D25]+[.A26]" office:value-type="currency" office:currency="PLN" office:value="233" calcext:value-type="currency">
            <text:p>233,00 zł</text:p>
          </table:table-cell>
          <table:table-cell table:formula="of:=[.E25]+[.B26]" office:value-type="currency" office:currency="PLN" office:value="166" calcext:value-type="currency">
            <text:p>166,00 zł</text:p>
          </table:table-cell>
          <table:table-cell table:formula="of:=[.F25]+[.C26]" office:value-type="currency" office:currency="PLN" office:value="164" calcext:value-type="currency">
            <text:p>164,00 zł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10" calcext:value-type="float">
            <text:p>-10</text:p>
          </table:table-cell>
          <table:table-cell table:formula="of:=[.D26]+[.A27]" office:value-type="currency" office:currency="PLN" office:value="225" calcext:value-type="currency">
            <text:p>225,00 zł</text:p>
          </table:table-cell>
          <table:table-cell table:formula="of:=[.E26]+[.B27]" office:value-type="currency" office:currency="PLN" office:value="160" calcext:value-type="currency">
            <text:p>160,00 zł</text:p>
          </table:table-cell>
          <table:table-cell table:formula="of:=[.F26]+[.C27]" office:value-type="currency" office:currency="PLN" office:value="154" calcext:value-type="currency">
            <text:p>154,00 zł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table:formula="of:=[.D27]+[.A28]" office:value-type="currency" office:currency="PLN" office:value="219" calcext:value-type="currency">
            <text:p>219,00 zł</text:p>
          </table:table-cell>
          <table:table-cell table:formula="of:=[.E27]+[.B28]" office:value-type="currency" office:currency="PLN" office:value="151" calcext:value-type="currency">
            <text:p>151,00 zł</text:p>
          </table:table-cell>
          <table:table-cell table:formula="of:=[.F27]+[.C28]" office:value-type="currency" office:currency="PLN" office:value="158" calcext:value-type="currency">
            <text:p>158,00 zł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28]+[.A29]" office:value-type="currency" office:currency="PLN" office:value="211" calcext:value-type="currency">
            <text:p>211,00 zł</text:p>
          </table:table-cell>
          <table:table-cell table:formula="of:=[.E28]+[.B29]" office:value-type="currency" office:currency="PLN" office:value="156" calcext:value-type="currency">
            <text:p>156,00 zł</text:p>
          </table:table-cell>
          <table:table-cell table:formula="of:=[.F28]+[.C29]" office:value-type="currency" office:currency="PLN" office:value="158" calcext:value-type="currency">
            <text:p>158,00 zł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formula="of:=[.D29]+[.A30]" office:value-type="currency" office:currency="PLN" office:value="207" calcext:value-type="currency">
            <text:p>207,00 zł</text:p>
          </table:table-cell>
          <table:table-cell table:formula="of:=[.E29]+[.B30]" office:value-type="currency" office:currency="PLN" office:value="152" calcext:value-type="currency">
            <text:p>152,00 zł</text:p>
          </table:table-cell>
          <table:table-cell table:formula="of:=[.F29]+[.C30]" office:value-type="currency" office:currency="PLN" office:value="155" calcext:value-type="currency">
            <text:p>155,00 zł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[.D30]+[.A31]" office:value-type="currency" office:currency="PLN" office:value="199" calcext:value-type="currency">
            <text:p>199,00 zł</text:p>
          </table:table-cell>
          <table:table-cell table:formula="of:=[.E30]+[.B31]" office:value-type="currency" office:currency="PLN" office:value="153" calcext:value-type="currency">
            <text:p>153,00 zł</text:p>
          </table:table-cell>
          <table:table-cell table:formula="of:=[.F30]+[.C31]" office:value-type="currency" office:currency="PLN" office:value="147" calcext:value-type="currency">
            <text:p>147,00 zł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[.D31]+[.A32]" office:value-type="currency" office:currency="PLN" office:value="191" calcext:value-type="currency">
            <text:p>191,00 zł</text:p>
          </table:table-cell>
          <table:table-cell table:formula="of:=[.E31]+[.B32]" office:value-type="currency" office:currency="PLN" office:value="154" calcext:value-type="currency">
            <text:p>154,00 zł</text:p>
          </table:table-cell>
          <table:table-cell table:formula="of:=[.F31]+[.C32]" office:value-type="currency" office:currency="PLN" office:value="145" calcext:value-type="currency">
            <text:p>145,00 zł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D32]+[.A33]" office:value-type="currency" office:currency="PLN" office:value="196" calcext:value-type="currency">
            <text:p>196,00 zł</text:p>
          </table:table-cell>
          <table:table-cell table:formula="of:=[.E32]+[.B33]" office:value-type="currency" office:currency="PLN" office:value="154" calcext:value-type="currency">
            <text:p>154,00 zł</text:p>
          </table:table-cell>
          <table:table-cell table:formula="of:=[.F32]+[.C33]" office:value-type="currency" office:currency="PLN" office:value="149" calcext:value-type="currency">
            <text:p>149,00 zł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33]+[.A34]" office:value-type="currency" office:currency="PLN" office:value="190" calcext:value-type="currency">
            <text:p>190,00 zł</text:p>
          </table:table-cell>
          <table:table-cell table:formula="of:=[.E33]+[.B34]" office:value-type="currency" office:currency="PLN" office:value="161" calcext:value-type="currency">
            <text:p>161,00 zł</text:p>
          </table:table-cell>
          <table:table-cell table:formula="of:=[.F33]+[.C34]" office:value-type="currency" office:currency="PLN" office:value="152" calcext:value-type="currency">
            <text:p>152,00 zł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formula="of:=[.D34]+[.A35]" office:value-type="currency" office:currency="PLN" office:value="189" calcext:value-type="currency">
            <text:p>189,00 zł</text:p>
          </table:table-cell>
          <table:table-cell table:formula="of:=[.E34]+[.B35]" office:value-type="currency" office:currency="PLN" office:value="157" calcext:value-type="currency">
            <text:p>157,00 zł</text:p>
          </table:table-cell>
          <table:table-cell table:formula="of:=[.F34]+[.C35]" office:value-type="currency" office:currency="PLN" office:value="149" calcext:value-type="currency">
            <text:p>149,00 zł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table:formula="of:=[.D35]+[.A36]" office:value-type="currency" office:currency="PLN" office:value="182" calcext:value-type="currency">
            <text:p>182,00 zł</text:p>
          </table:table-cell>
          <table:table-cell table:formula="of:=[.E35]+[.B36]" office:value-type="currency" office:currency="PLN" office:value="147" calcext:value-type="currency">
            <text:p>147,00 zł</text:p>
          </table:table-cell>
          <table:table-cell table:formula="of:=[.F35]+[.C36]" office:value-type="currency" office:currency="PLN" office:value="157" calcext:value-type="currency">
            <text:p>157,00 zł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-9" calcext:value-type="float">
            <text:p>-9</text:p>
          </table:table-cell>
          <table:table-cell table:formula="of:=[.D36]+[.A37]" office:value-type="currency" office:currency="PLN" office:value="191" calcext:value-type="currency">
            <text:p>191,00 zł</text:p>
          </table:table-cell>
          <table:table-cell table:formula="of:=[.E36]+[.B37]" office:value-type="currency" office:currency="PLN" office:value="145" calcext:value-type="currency">
            <text:p>145,00 zł</text:p>
          </table:table-cell>
          <table:table-cell table:formula="of:=[.F36]+[.C37]" office:value-type="currency" office:currency="PLN" office:value="148" calcext:value-type="currency">
            <text:p>148,00 zł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table:formula="of:=[.D37]+[.A38]" office:value-type="currency" office:currency="PLN" office:value="182" calcext:value-type="currency">
            <text:p>182,00 zł</text:p>
          </table:table-cell>
          <table:table-cell table:formula="of:=[.E37]+[.B38]" office:value-type="currency" office:currency="PLN" office:value="154" calcext:value-type="currency">
            <text:p>154,00 zł</text:p>
          </table:table-cell>
          <table:table-cell table:formula="of:=[.F37]+[.C38]" office:value-type="currency" office:currency="PLN" office:value="140" calcext:value-type="currency">
            <text:p>140,00 zł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table:formula="of:=[.D38]+[.A39]" office:value-type="currency" office:currency="PLN" office:value="177" calcext:value-type="currency">
            <text:p>177,00 zł</text:p>
          </table:table-cell>
          <table:table-cell table:formula="of:=[.E38]+[.B39]" office:value-type="currency" office:currency="PLN" office:value="148" calcext:value-type="currency">
            <text:p>148,00 zł</text:p>
          </table:table-cell>
          <table:table-cell table:formula="of:=[.F38]+[.C39]" office:value-type="currency" office:currency="PLN" office:value="147" calcext:value-type="currency">
            <text:p>147,00 zł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39]+[.A40]" office:value-type="currency" office:currency="PLN" office:value="167" calcext:value-type="currency">
            <text:p>167,00 zł</text:p>
          </table:table-cell>
          <table:table-cell table:formula="of:=[.E39]+[.B40]" office:value-type="currency" office:currency="PLN" office:value="157" calcext:value-type="currency">
            <text:p>157,00 zł</text:p>
          </table:table-cell>
          <table:table-cell table:formula="of:=[.F39]+[.C40]" office:value-type="currency" office:currency="PLN" office:value="149" calcext:value-type="currency">
            <text:p>149,00 zł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40]+[.A41]" office:value-type="currency" office:currency="PLN" office:value="172" calcext:value-type="currency">
            <text:p>172,00 zł</text:p>
          </table:table-cell>
          <table:table-cell table:formula="of:=[.E40]+[.B41]" office:value-type="currency" office:currency="PLN" office:value="158" calcext:value-type="currency">
            <text:p>158,00 zł</text:p>
          </table:table-cell>
          <table:table-cell table:formula="of:=[.F40]+[.C41]" office:value-type="currency" office:currency="PLN" office:value="150" calcext:value-type="currency">
            <text:p>150,00 zł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[.D41]+[.A42]" office:value-type="currency" office:currency="PLN" office:value="181" calcext:value-type="currency">
            <text:p>181,00 zł</text:p>
          </table:table-cell>
          <table:table-cell table:formula="of:=[.E41]+[.B42]" office:value-type="currency" office:currency="PLN" office:value="159" calcext:value-type="currency">
            <text:p>159,00 zł</text:p>
          </table:table-cell>
          <table:table-cell table:formula="of:=[.F41]+[.C42]" office:value-type="currency" office:currency="PLN" office:value="142" calcext:value-type="currency">
            <text:p>142,00 z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D42]+[.A43]" office:value-type="currency" office:currency="PLN" office:value="183" calcext:value-type="currency">
            <text:p>183,00 zł</text:p>
          </table:table-cell>
          <table:table-cell table:formula="of:=[.E42]+[.B43]" office:value-type="currency" office:currency="PLN" office:value="160" calcext:value-type="currency">
            <text:p>160,00 zł</text:p>
          </table:table-cell>
          <table:table-cell table:formula="of:=[.F42]+[.C43]" office:value-type="currency" office:currency="PLN" office:value="137" calcext:value-type="currency">
            <text:p>137,00 zł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table:formula="of:=[.D43]+[.A44]" office:value-type="currency" office:currency="PLN" office:value="191" calcext:value-type="currency">
            <text:p>191,00 zł</text:p>
          </table:table-cell>
          <table:table-cell table:formula="of:=[.E43]+[.B44]" office:value-type="currency" office:currency="PLN" office:value="168" calcext:value-type="currency">
            <text:p>168,00 zł</text:p>
          </table:table-cell>
          <table:table-cell table:formula="of:=[.F43]+[.C44]" office:value-type="currency" office:currency="PLN" office:value="132" calcext:value-type="currency">
            <text:p>132,00 zł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44]+[.A45]" office:value-type="currency" office:currency="PLN" office:value="196" calcext:value-type="currency">
            <text:p>196,00 zł</text:p>
          </table:table-cell>
          <table:table-cell table:formula="of:=[.E44]+[.B45]" office:value-type="currency" office:currency="PLN" office:value="170" calcext:value-type="currency">
            <text:p>170,00 zł</text:p>
          </table:table-cell>
          <table:table-cell table:formula="of:=[.F44]+[.C45]" office:value-type="currency" office:currency="PLN" office:value="133" calcext:value-type="currency">
            <text:p>133,00 zł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[.D45]+[.A46]" office:value-type="currency" office:currency="PLN" office:value="206" calcext:value-type="currency">
            <text:p>206,00 zł</text:p>
          </table:table-cell>
          <table:table-cell table:formula="of:=[.E45]+[.B46]" office:value-type="currency" office:currency="PLN" office:value="169" calcext:value-type="currency">
            <text:p>169,00 zł</text:p>
          </table:table-cell>
          <table:table-cell table:formula="of:=[.F45]+[.C46]" office:value-type="currency" office:currency="PLN" office:value="133" calcext:value-type="currency">
            <text:p>133,00 zł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table:formula="of:=[.D46]+[.A47]" office:value-type="currency" office:currency="PLN" office:value="202" calcext:value-type="currency">
            <text:p>202,00 zł</text:p>
          </table:table-cell>
          <table:table-cell table:formula="of:=[.E46]+[.B47]" office:value-type="currency" office:currency="PLN" office:value="164" calcext:value-type="currency">
            <text:p>164,00 zł</text:p>
          </table:table-cell>
          <table:table-cell table:formula="of:=[.F46]+[.C47]" office:value-type="currency" office:currency="PLN" office:value="126" calcext:value-type="currency">
            <text:p>126,00 zł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table:formula="of:=[.D47]+[.A48]" office:value-type="currency" office:currency="PLN" office:value="197" calcext:value-type="currency">
            <text:p>197,00 zł</text:p>
          </table:table-cell>
          <table:table-cell table:formula="of:=[.E47]+[.B48]" office:value-type="currency" office:currency="PLN" office:value="161" calcext:value-type="currency">
            <text:p>161,00 zł</text:p>
          </table:table-cell>
          <table:table-cell table:formula="of:=[.F47]+[.C48]" office:value-type="currency" office:currency="PLN" office:value="134" calcext:value-type="currency">
            <text:p>134,00 zł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D48]+[.A49]" office:value-type="currency" office:currency="PLN" office:value="192" calcext:value-type="currency">
            <text:p>192,00 zł</text:p>
          </table:table-cell>
          <table:table-cell table:formula="of:=[.E48]+[.B49]" office:value-type="currency" office:currency="PLN" office:value="169" calcext:value-type="currency">
            <text:p>169,00 zł</text:p>
          </table:table-cell>
          <table:table-cell table:formula="of:=[.F48]+[.C49]" office:value-type="currency" office:currency="PLN" office:value="141" calcext:value-type="currency">
            <text:p>141,00 zł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table:formula="of:=[.D49]+[.A50]" office:value-type="currency" office:currency="PLN" office:value="189" calcext:value-type="currency">
            <text:p>189,00 zł</text:p>
          </table:table-cell>
          <table:table-cell table:formula="of:=[.E49]+[.B50]" office:value-type="currency" office:currency="PLN" office:value="163" calcext:value-type="currency">
            <text:p>163,00 zł</text:p>
          </table:table-cell>
          <table:table-cell table:formula="of:=[.F49]+[.C50]" office:value-type="currency" office:currency="PLN" office:value="148" calcext:value-type="currency">
            <text:p>148,00 zł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table:formula="of:=[.D50]+[.A51]" office:value-type="currency" office:currency="PLN" office:value="198" calcext:value-type="currency">
            <text:p>198,00 zł</text:p>
          </table:table-cell>
          <table:table-cell table:formula="of:=[.E50]+[.B51]" office:value-type="currency" office:currency="PLN" office:value="153" calcext:value-type="currency">
            <text:p>153,00 zł</text:p>
          </table:table-cell>
          <table:table-cell table:formula="of:=[.F50]+[.C51]" office:value-type="currency" office:currency="PLN" office:value="139" calcext:value-type="currency">
            <text:p>139,00 zł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table:formula="of:=[.D51]+[.A52]" office:value-type="currency" office:currency="PLN" office:value="206" calcext:value-type="currency">
            <text:p>206,00 zł</text:p>
          </table:table-cell>
          <table:table-cell table:formula="of:=[.E51]+[.B52]" office:value-type="currency" office:currency="PLN" office:value="152" calcext:value-type="currency">
            <text:p>152,00 zł</text:p>
          </table:table-cell>
          <table:table-cell table:formula="of:=[.F51]+[.C52]" office:value-type="currency" office:currency="PLN" office:value="131" calcext:value-type="currency">
            <text:p>131,00 zł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table:formula="of:=[.D52]+[.A53]" office:value-type="currency" office:currency="PLN" office:value="200" calcext:value-type="currency">
            <text:p>200,00 zł</text:p>
          </table:table-cell>
          <table:table-cell table:formula="of:=[.E52]+[.B53]" office:value-type="currency" office:currency="PLN" office:value="148" calcext:value-type="currency">
            <text:p>148,00 zł</text:p>
          </table:table-cell>
          <table:table-cell table:formula="of:=[.F52]+[.C53]" office:value-type="currency" office:currency="PLN" office:value="133" calcext:value-type="currency">
            <text:p>133,00 zł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formula="of:=[.D53]+[.A54]" office:value-type="currency" office:currency="PLN" office:value="192" calcext:value-type="currency">
            <text:p>192,00 zł</text:p>
          </table:table-cell>
          <table:table-cell table:formula="of:=[.E53]+[.B54]" office:value-type="currency" office:currency="PLN" office:value="147" calcext:value-type="currency">
            <text:p>147,00 zł</text:p>
          </table:table-cell>
          <table:table-cell table:formula="of:=[.F53]+[.C54]" office:value-type="currency" office:currency="PLN" office:value="123" calcext:value-type="currency">
            <text:p>123,00 zł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table:formula="of:=[.D54]+[.A55]" office:value-type="currency" office:currency="PLN" office:value="189" calcext:value-type="currency">
            <text:p>189,00 zł</text:p>
          </table:table-cell>
          <table:table-cell table:formula="of:=[.E54]+[.B55]" office:value-type="currency" office:currency="PLN" office:value="145" calcext:value-type="currency">
            <text:p>145,00 zł</text:p>
          </table:table-cell>
          <table:table-cell table:formula="of:=[.F54]+[.C55]" office:value-type="currency" office:currency="PLN" office:value="118" calcext:value-type="currency">
            <text:p>118,00 zł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D55]+[.A56]" office:value-type="currency" office:currency="PLN" office:value="188" calcext:value-type="currency">
            <text:p>188,00 zł</text:p>
          </table:table-cell>
          <table:table-cell table:formula="of:=[.E55]+[.B56]" office:value-type="currency" office:currency="PLN" office:value="152" calcext:value-type="currency">
            <text:p>152,00 zł</text:p>
          </table:table-cell>
          <table:table-cell table:formula="of:=[.F55]+[.C56]" office:value-type="currency" office:currency="PLN" office:value="127" calcext:value-type="currency">
            <text:p>127,00 zł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table:formula="of:=[.D56]+[.A57]" office:value-type="currency" office:currency="PLN" office:value="197" calcext:value-type="currency">
            <text:p>197,00 zł</text:p>
          </table:table-cell>
          <table:table-cell table:formula="of:=[.E56]+[.B57]" office:value-type="currency" office:currency="PLN" office:value="145" calcext:value-type="currency">
            <text:p>145,00 zł</text:p>
          </table:table-cell>
          <table:table-cell table:formula="of:=[.F56]+[.C57]" office:value-type="currency" office:currency="PLN" office:value="123" calcext:value-type="currency">
            <text:p>123,00 zł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  <table:table-cell table:formula="of:=[.D57]+[.A58]" office:value-type="currency" office:currency="PLN" office:value="205" calcext:value-type="currency">
            <text:p>205,00 zł</text:p>
          </table:table-cell>
          <table:table-cell table:formula="of:=[.E57]+[.B58]" office:value-type="currency" office:currency="PLN" office:value="142" calcext:value-type="currency">
            <text:p>142,00 zł</text:p>
          </table:table-cell>
          <table:table-cell table:formula="of:=[.F57]+[.C58]" office:value-type="currency" office:currency="PLN" office:value="132" calcext:value-type="currency">
            <text:p>132,00 zł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58]+[.A59]" office:value-type="currency" office:currency="PLN" office:value="209" calcext:value-type="currency">
            <text:p>209,00 zł</text:p>
          </table:table-cell>
          <table:table-cell table:formula="of:=[.E58]+[.B59]" office:value-type="currency" office:currency="PLN" office:value="144" calcext:value-type="currency">
            <text:p>144,00 zł</text:p>
          </table:table-cell>
          <table:table-cell table:formula="of:=[.F58]+[.C59]" office:value-type="currency" office:currency="PLN" office:value="142" calcext:value-type="currency">
            <text:p>142,00 zł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table:formula="of:=[.D59]+[.A60]" office:value-type="currency" office:currency="PLN" office:value="199" calcext:value-type="currency">
            <text:p>199,00 zł</text:p>
          </table:table-cell>
          <table:table-cell table:formula="of:=[.E59]+[.B60]" office:value-type="currency" office:currency="PLN" office:value="136" calcext:value-type="currency">
            <text:p>136,00 zł</text:p>
          </table:table-cell>
          <table:table-cell table:formula="of:=[.F59]+[.C60]" office:value-type="currency" office:currency="PLN" office:value="148" calcext:value-type="currency">
            <text:p>148,00 zł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table:formula="of:=[.D60]+[.A61]" office:value-type="currency" office:currency="PLN" office:value="207" calcext:value-type="currency">
            <text:p>207,00 zł</text:p>
          </table:table-cell>
          <table:table-cell table:formula="of:=[.E60]+[.B61]" office:value-type="currency" office:currency="PLN" office:value="135" calcext:value-type="currency">
            <text:p>135,00 zł</text:p>
          </table:table-cell>
          <table:table-cell table:formula="of:=[.F60]+[.C61]" office:value-type="currency" office:currency="PLN" office:value="154" calcext:value-type="currency">
            <text:p>154,00 zł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table:formula="of:=[.D61]+[.A62]" office:value-type="currency" office:currency="PLN" office:value="202" calcext:value-type="currency">
            <text:p>202,00 zł</text:p>
          </table:table-cell>
          <table:table-cell table:formula="of:=[.E61]+[.B62]" office:value-type="currency" office:currency="PLN" office:value="128" calcext:value-type="currency">
            <text:p>128,00 zł</text:p>
          </table:table-cell>
          <table:table-cell table:formula="of:=[.F61]+[.C62]" office:value-type="currency" office:currency="PLN" office:value="154" calcext:value-type="currency">
            <text:p>154,00 z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table:formula="of:=[.D62]+[.A63]" office:value-type="currency" office:currency="PLN" office:value="203" calcext:value-type="currency">
            <text:p>203,00 zł</text:p>
          </table:table-cell>
          <table:table-cell table:formula="of:=[.E62]+[.B63]" office:value-type="currency" office:currency="PLN" office:value="124" calcext:value-type="currency">
            <text:p>124,00 zł</text:p>
          </table:table-cell>
          <table:table-cell table:formula="of:=[.F62]+[.C63]" office:value-type="currency" office:currency="PLN" office:value="156" calcext:value-type="currency">
            <text:p>156,00 z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63]+[.A64]" office:value-type="currency" office:currency="PLN" office:value="206" calcext:value-type="currency">
            <text:p>206,00 zł</text:p>
          </table:table-cell>
          <table:table-cell table:formula="of:=[.E63]+[.B64]" office:value-type="currency" office:currency="PLN" office:value="124" calcext:value-type="currency">
            <text:p>124,00 zł</text:p>
          </table:table-cell>
          <table:table-cell table:formula="of:=[.F63]+[.C64]" office:value-type="currency" office:currency="PLN" office:value="166" calcext:value-type="currency">
            <text:p>166,00 zł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-10" calcext:value-type="float">
            <text:p>-10</text:p>
          </table:table-cell>
          <table:table-cell table:formula="of:=[.D64]+[.A65]" office:value-type="currency" office:currency="PLN" office:value="200" calcext:value-type="currency">
            <text:p>200,00 zł</text:p>
          </table:table-cell>
          <table:table-cell table:formula="of:=[.E64]+[.B65]" office:value-type="currency" office:currency="PLN" office:value="121" calcext:value-type="currency">
            <text:p>121,00 zł</text:p>
          </table:table-cell>
          <table:table-cell table:formula="of:=[.F64]+[.C65]" office:value-type="currency" office:currency="PLN" office:value="156" calcext:value-type="currency">
            <text:p>156,00 zł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table:formula="of:=[.D65]+[.A66]" office:value-type="currency" office:currency="PLN" office:value="194" calcext:value-type="currency">
            <text:p>194,00 zł</text:p>
          </table:table-cell>
          <table:table-cell table:formula="of:=[.E65]+[.B66]" office:value-type="currency" office:currency="PLN" office:value="128" calcext:value-type="currency">
            <text:p>128,00 zł</text:p>
          </table:table-cell>
          <table:table-cell table:formula="of:=[.F65]+[.C66]" office:value-type="currency" office:currency="PLN" office:value="152" calcext:value-type="currency">
            <text:p>152,00 zł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66]+[.A67]" office:value-type="currency" office:currency="PLN" office:value="198" calcext:value-type="currency">
            <text:p>198,00 zł</text:p>
          </table:table-cell>
          <table:table-cell table:formula="of:=[.E66]+[.B67]" office:value-type="currency" office:currency="PLN" office:value="129" calcext:value-type="currency">
            <text:p>129,00 zł</text:p>
          </table:table-cell>
          <table:table-cell table:formula="of:=[.F66]+[.C67]" office:value-type="currency" office:currency="PLN" office:value="161" calcext:value-type="currency">
            <text:p>161,00 zł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table:formula="of:=[.D67]+[.A68]" office:value-type="currency" office:currency="PLN" office:value="194" calcext:value-type="currency">
            <text:p>194,00 zł</text:p>
          </table:table-cell>
          <table:table-cell table:formula="of:=[.E67]+[.B68]" office:value-type="currency" office:currency="PLN" office:value="124" calcext:value-type="currency">
            <text:p>124,00 zł</text:p>
          </table:table-cell>
          <table:table-cell table:formula="of:=[.F67]+[.C68]" office:value-type="currency" office:currency="PLN" office:value="157" calcext:value-type="currency">
            <text:p>157,00 zł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table:formula="of:=[.D68]+[.A69]" office:value-type="currency" office:currency="PLN" office:value="198" calcext:value-type="currency">
            <text:p>198,00 zł</text:p>
          </table:table-cell>
          <table:table-cell table:formula="of:=[.E68]+[.B69]" office:value-type="currency" office:currency="PLN" office:value="132" calcext:value-type="currency">
            <text:p>132,00 zł</text:p>
          </table:table-cell>
          <table:table-cell table:formula="of:=[.F68]+[.C69]" office:value-type="currency" office:currency="PLN" office:value="152" calcext:value-type="currency">
            <text:p>152,00 zł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table:formula="of:=[.D69]+[.A70]" office:value-type="currency" office:currency="PLN" office:value="204" calcext:value-type="currency">
            <text:p>204,00 zł</text:p>
          </table:table-cell>
          <table:table-cell table:formula="of:=[.E69]+[.B70]" office:value-type="currency" office:currency="PLN" office:value="127" calcext:value-type="currency">
            <text:p>127,00 zł</text:p>
          </table:table-cell>
          <table:table-cell table:formula="of:=[.F69]+[.C70]" office:value-type="currency" office:currency="PLN" office:value="148" calcext:value-type="currency">
            <text:p>148,00 zł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[.D70]+[.A71]" office:value-type="currency" office:currency="PLN" office:value="212" calcext:value-type="currency">
            <text:p>212,00 zł</text:p>
          </table:table-cell>
          <table:table-cell table:formula="of:=[.E70]+[.B71]" office:value-type="currency" office:currency="PLN" office:value="128" calcext:value-type="currency">
            <text:p>128,00 zł</text:p>
          </table:table-cell>
          <table:table-cell table:formula="of:=[.F70]+[.C71]" office:value-type="currency" office:currency="PLN" office:value="140" calcext:value-type="currency">
            <text:p>140,00 zł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D71]+[.A72]" office:value-type="currency" office:currency="PLN" office:value="210" calcext:value-type="currency">
            <text:p>210,00 zł</text:p>
          </table:table-cell>
          <table:table-cell table:formula="of:=[.E71]+[.B72]" office:value-type="currency" office:currency="PLN" office:value="129" calcext:value-type="currency">
            <text:p>129,00 zł</text:p>
          </table:table-cell>
          <table:table-cell table:formula="of:=[.F71]+[.C72]" office:value-type="currency" office:currency="PLN" office:value="135" calcext:value-type="currency">
            <text:p>135,00 zł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formula="of:=[.D72]+[.A73]" office:value-type="currency" office:currency="PLN" office:value="206" calcext:value-type="currency">
            <text:p>206,00 zł</text:p>
          </table:table-cell>
          <table:table-cell table:formula="of:=[.E72]+[.B73]" office:value-type="currency" office:currency="PLN" office:value="129" calcext:value-type="currency">
            <text:p>129,00 zł</text:p>
          </table:table-cell>
          <table:table-cell table:formula="of:=[.F72]+[.C73]" office:value-type="currency" office:currency="PLN" office:value="131" calcext:value-type="currency">
            <text:p>131,00 zł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  <table:table-cell table:formula="of:=[.D73]+[.A74]" office:value-type="currency" office:currency="PLN" office:value="210" calcext:value-type="currency">
            <text:p>210,00 zł</text:p>
          </table:table-cell>
          <table:table-cell table:formula="of:=[.E73]+[.B74]" office:value-type="currency" office:currency="PLN" office:value="125" calcext:value-type="currency">
            <text:p>125,00 zł</text:p>
          </table:table-cell>
          <table:table-cell table:formula="of:=[.F73]+[.C74]" office:value-type="currency" office:currency="PLN" office:value="140" calcext:value-type="currency">
            <text:p>140,00 z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table:formula="of:=[.D74]+[.A75]" office:value-type="currency" office:currency="PLN" office:value="211" calcext:value-type="currency">
            <text:p>211,00 zł</text:p>
          </table:table-cell>
          <table:table-cell table:formula="of:=[.E74]+[.B75]" office:value-type="currency" office:currency="PLN" office:value="115" calcext:value-type="currency">
            <text:p>115,00 zł</text:p>
          </table:table-cell>
          <table:table-cell table:formula="of:=[.F74]+[.C75]" office:value-type="currency" office:currency="PLN" office:value="143" calcext:value-type="currency">
            <text:p>143,00 zł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table:formula="of:=[.D75]+[.A76]" office:value-type="currency" office:currency="PLN" office:value="217" calcext:value-type="currency">
            <text:p>217,00 zł</text:p>
          </table:table-cell>
          <table:table-cell table:formula="of:=[.E75]+[.B76]" office:value-type="currency" office:currency="PLN" office:value="107" calcext:value-type="currency">
            <text:p>107,00 zł</text:p>
          </table:table-cell>
          <table:table-cell table:formula="of:=[.F75]+[.C76]" office:value-type="currency" office:currency="PLN" office:value="138" calcext:value-type="currency">
            <text:p>138,00 zł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table:formula="of:=[.D76]+[.A77]" office:value-type="currency" office:currency="PLN" office:value="210" calcext:value-type="currency">
            <text:p>210,00 zł</text:p>
          </table:table-cell>
          <table:table-cell table:formula="of:=[.E76]+[.B77]" office:value-type="currency" office:currency="PLN" office:value="115" calcext:value-type="currency">
            <text:p>115,00 zł</text:p>
          </table:table-cell>
          <table:table-cell table:formula="of:=[.F76]+[.C77]" office:value-type="currency" office:currency="PLN" office:value="136" calcext:value-type="currency">
            <text:p>136,00 z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table:formula="of:=[.D77]+[.A78]" office:value-type="currency" office:currency="PLN" office:value="211" calcext:value-type="currency">
            <text:p>211,00 zł</text:p>
          </table:table-cell>
          <table:table-cell table:formula="of:=[.E77]+[.B78]" office:value-type="currency" office:currency="PLN" office:value="107" calcext:value-type="currency">
            <text:p>107,00 zł</text:p>
          </table:table-cell>
          <table:table-cell table:formula="of:=[.F77]+[.C78]" office:value-type="currency" office:currency="PLN" office:value="137" calcext:value-type="currency">
            <text:p>137,00 zł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table:formula="of:=[.D78]+[.A79]" office:value-type="currency" office:currency="PLN" office:value="203" calcext:value-type="currency">
            <text:p>203,00 zł</text:p>
          </table:table-cell>
          <table:table-cell table:formula="of:=[.E78]+[.B79]" office:value-type="currency" office:currency="PLN" office:value="115" calcext:value-type="currency">
            <text:p>115,00 zł</text:p>
          </table:table-cell>
          <table:table-cell table:formula="of:=[.F78]+[.C79]" office:value-type="currency" office:currency="PLN" office:value="130" calcext:value-type="currency">
            <text:p>130,00 zł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79]+[.A80]" office:value-type="currency" office:currency="PLN" office:value="208" calcext:value-type="currency">
            <text:p>208,00 zł</text:p>
          </table:table-cell>
          <table:table-cell table:formula="of:=[.E79]+[.B80]" office:value-type="currency" office:currency="PLN" office:value="124" calcext:value-type="currency">
            <text:p>124,00 zł</text:p>
          </table:table-cell>
          <table:table-cell table:formula="of:=[.F79]+[.C80]" office:value-type="currency" office:currency="PLN" office:value="133" calcext:value-type="currency">
            <text:p>133,00 zł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formula="of:=[.D80]+[.A81]" office:value-type="currency" office:currency="PLN" office:value="199" calcext:value-type="currency">
            <text:p>199,00 zł</text:p>
          </table:table-cell>
          <table:table-cell table:formula="of:=[.E80]+[.B81]" office:value-type="currency" office:currency="PLN" office:value="123" calcext:value-type="currency">
            <text:p>123,00 zł</text:p>
          </table:table-cell>
          <table:table-cell table:formula="of:=[.F80]+[.C81]" office:value-type="currency" office:currency="PLN" office:value="136" calcext:value-type="currency">
            <text:p>136,00 zł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table:formula="of:=[.D81]+[.A82]" office:value-type="currency" office:currency="PLN" office:value="199" calcext:value-type="currency">
            <text:p>199,00 zł</text:p>
          </table:table-cell>
          <table:table-cell table:formula="of:=[.E81]+[.B82]" office:value-type="currency" office:currency="PLN" office:value="121" calcext:value-type="currency">
            <text:p>121,00 zł</text:p>
          </table:table-cell>
          <table:table-cell table:formula="of:=[.F81]+[.C82]" office:value-type="currency" office:currency="PLN" office:value="132" calcext:value-type="currency">
            <text:p>132,00 zł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table:formula="of:=[.D82]+[.A83]" office:value-type="currency" office:currency="PLN" office:value="205" calcext:value-type="currency">
            <text:p>205,00 zł</text:p>
          </table:table-cell>
          <table:table-cell table:formula="of:=[.E82]+[.B83]" office:value-type="currency" office:currency="PLN" office:value="114" calcext:value-type="currency">
            <text:p>114,00 zł</text:p>
          </table:table-cell>
          <table:table-cell table:formula="of:=[.F82]+[.C83]" office:value-type="currency" office:currency="PLN" office:value="140" calcext:value-type="currency">
            <text:p>140,00 z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  <table:table-cell table:formula="of:=[.D83]+[.A84]" office:value-type="currency" office:currency="PLN" office:value="206" calcext:value-type="currency">
            <text:p>206,00 zł</text:p>
          </table:table-cell>
          <table:table-cell table:formula="of:=[.E83]+[.B84]" office:value-type="currency" office:currency="PLN" office:value="105" calcext:value-type="currency">
            <text:p>105,00 zł</text:p>
          </table:table-cell>
          <table:table-cell table:formula="of:=[.F83]+[.C84]" office:value-type="currency" office:currency="PLN" office:value="130" calcext:value-type="currency">
            <text:p>130,00 z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84]+[.A85]" office:value-type="currency" office:currency="PLN" office:value="209" calcext:value-type="currency">
            <text:p>209,00 zł</text:p>
          </table:table-cell>
          <table:table-cell table:formula="of:=[.E84]+[.B85]" office:value-type="currency" office:currency="PLN" office:value="107" calcext:value-type="currency">
            <text:p>107,00 zł</text:p>
          </table:table-cell>
          <table:table-cell table:formula="of:=[.F84]+[.C85]" office:value-type="currency" office:currency="PLN" office:value="131" calcext:value-type="currency">
            <text:p>131,00 zł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table:formula="of:=[.D85]+[.A86]" office:value-type="currency" office:currency="PLN" office:value="206" calcext:value-type="currency">
            <text:p>206,00 zł</text:p>
          </table:table-cell>
          <table:table-cell table:formula="of:=[.E85]+[.B86]" office:value-type="currency" office:currency="PLN" office:value="98" calcext:value-type="currency">
            <text:p>98,00 zł</text:p>
          </table:table-cell>
          <table:table-cell table:formula="of:=[.F85]+[.C86]" office:value-type="currency" office:currency="PLN" office:value="129" calcext:value-type="currency">
            <text:p>129,00 zł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86]+[.A87]" office:value-type="currency" office:currency="PLN" office:value="215" calcext:value-type="currency">
            <text:p>215,00 zł</text:p>
          </table:table-cell>
          <table:table-cell table:formula="of:=[.E86]+[.B87]" office:value-type="currency" office:currency="PLN" office:value="99" calcext:value-type="currency">
            <text:p>99,00 zł</text:p>
          </table:table-cell>
          <table:table-cell table:formula="of:=[.F86]+[.C87]" office:value-type="currency" office:currency="PLN" office:value="134" calcext:value-type="currency">
            <text:p>134,00 zł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table:formula="of:=[.D87]+[.A88]" office:value-type="currency" office:currency="PLN" office:value="208" calcext:value-type="currency">
            <text:p>208,00 zł</text:p>
          </table:table-cell>
          <table:table-cell table:formula="of:=[.E87]+[.B88]" office:value-type="currency" office:currency="PLN" office:value="94" calcext:value-type="currency">
            <text:p>94,00 zł</text:p>
          </table:table-cell>
          <table:table-cell table:formula="of:=[.F87]+[.C88]" office:value-type="currency" office:currency="PLN" office:value="136" calcext:value-type="currency">
            <text:p>136,00 zł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88]+[.A89]" office:value-type="currency" office:currency="PLN" office:value="211" calcext:value-type="currency">
            <text:p>211,00 zł</text:p>
          </table:table-cell>
          <table:table-cell table:formula="of:=[.E88]+[.B89]" office:value-type="currency" office:currency="PLN" office:value="97" calcext:value-type="currency">
            <text:p>97,00 zł</text:p>
          </table:table-cell>
          <table:table-cell table:formula="of:=[.F88]+[.C89]" office:value-type="currency" office:currency="PLN" office:value="140" calcext:value-type="currency">
            <text:p>140,00 zł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89]+[.A90]" office:value-type="currency" office:currency="PLN" office:value="203" calcext:value-type="currency">
            <text:p>203,00 zł</text:p>
          </table:table-cell>
          <table:table-cell table:formula="of:=[.E89]+[.B90]" office:value-type="currency" office:currency="PLN" office:value="104" calcext:value-type="currency">
            <text:p>104,00 zł</text:p>
          </table:table-cell>
          <table:table-cell table:formula="of:=[.F89]+[.C90]" office:value-type="currency" office:currency="PLN" office:value="144" calcext:value-type="currency">
            <text:p>144,00 zł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table:formula="of:=[.D90]+[.A91]" office:value-type="currency" office:currency="PLN" office:value="195" calcext:value-type="currency">
            <text:p>195,00 zł</text:p>
          </table:table-cell>
          <table:table-cell table:formula="of:=[.E90]+[.B91]" office:value-type="currency" office:currency="PLN" office:value="96" calcext:value-type="currency">
            <text:p>96,00 zł</text:p>
          </table:table-cell>
          <table:table-cell table:formula="of:=[.F90]+[.C91]" office:value-type="currency" office:currency="PLN" office:value="149" calcext:value-type="currency">
            <text:p>149,00 zł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table:formula="of:=[.D91]+[.A92]" office:value-type="currency" office:currency="PLN" office:value="202" calcext:value-type="currency">
            <text:p>202,00 zł</text:p>
          </table:table-cell>
          <table:table-cell table:formula="of:=[.E91]+[.B92]" office:value-type="currency" office:currency="PLN" office:value="89" calcext:value-type="currency">
            <text:p>89,00 zł</text:p>
          </table:table-cell>
          <table:table-cell table:formula="of:=[.F91]+[.C92]" office:value-type="currency" office:currency="PLN" office:value="157" calcext:value-type="currency">
            <text:p>157,00 zł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92]+[.A93]" office:value-type="currency" office:currency="PLN" office:value="194" calcext:value-type="currency">
            <text:p>194,00 zł</text:p>
          </table:table-cell>
          <table:table-cell table:formula="of:=[.E92]+[.B93]" office:value-type="currency" office:currency="PLN" office:value="99" calcext:value-type="currency">
            <text:p>99,00 zł</text:p>
          </table:table-cell>
          <table:table-cell table:formula="of:=[.F92]+[.C93]" office:value-type="currency" office:currency="PLN" office:value="157" calcext:value-type="currency">
            <text:p>157,00 zł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table:formula="of:=[.D93]+[.A94]" office:value-type="currency" office:currency="PLN" office:value="186" calcext:value-type="currency">
            <text:p>186,00 zł</text:p>
          </table:table-cell>
          <table:table-cell table:formula="of:=[.E93]+[.B94]" office:value-type="currency" office:currency="PLN" office:value="97" calcext:value-type="currency">
            <text:p>97,00 zł</text:p>
          </table:table-cell>
          <table:table-cell table:formula="of:=[.F93]+[.C94]" office:value-type="currency" office:currency="PLN" office:value="165" calcext:value-type="currency">
            <text:p>165,00 zł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table:formula="of:=[.D94]+[.A95]" office:value-type="currency" office:currency="PLN" office:value="182" calcext:value-type="currency">
            <text:p>182,00 zł</text:p>
          </table:table-cell>
          <table:table-cell table:formula="of:=[.E94]+[.B95]" office:value-type="currency" office:currency="PLN" office:value="105" calcext:value-type="currency">
            <text:p>105,00 zł</text:p>
          </table:table-cell>
          <table:table-cell table:formula="of:=[.F94]+[.C95]" office:value-type="currency" office:currency="PLN" office:value="159" calcext:value-type="currency">
            <text:p>159,00 zł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[.D95]+[.A96]" office:value-type="currency" office:currency="PLN" office:value="175" calcext:value-type="currency">
            <text:p>175,00 zł</text:p>
          </table:table-cell>
          <table:table-cell table:formula="of:=[.E95]+[.B96]" office:value-type="currency" office:currency="PLN" office:value="107" calcext:value-type="currency">
            <text:p>107,00 zł</text:p>
          </table:table-cell>
          <table:table-cell table:formula="of:=[.F95]+[.C96]" office:value-type="currency" office:currency="PLN" office:value="149" calcext:value-type="currency">
            <text:p>149,00 zł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96]+[.A97]" office:value-type="currency" office:currency="PLN" office:value="179" calcext:value-type="currency">
            <text:p>179,00 zł</text:p>
          </table:table-cell>
          <table:table-cell table:formula="of:=[.E96]+[.B97]" office:value-type="currency" office:currency="PLN" office:value="116" calcext:value-type="currency">
            <text:p>116,00 zł</text:p>
          </table:table-cell>
          <table:table-cell table:formula="of:=[.F96]+[.C97]" office:value-type="currency" office:currency="PLN" office:value="150" calcext:value-type="currency">
            <text:p>150,00 zł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table:formula="of:=[.D97]+[.A98]" office:value-type="currency" office:currency="PLN" office:value="186" calcext:value-type="currency">
            <text:p>186,00 zł</text:p>
          </table:table-cell>
          <table:table-cell table:formula="of:=[.E97]+[.B98]" office:value-type="currency" office:currency="PLN" office:value="112" calcext:value-type="currency">
            <text:p>112,00 zł</text:p>
          </table:table-cell>
          <table:table-cell table:formula="of:=[.F97]+[.C98]" office:value-type="currency" office:currency="PLN" office:value="153" calcext:value-type="currency">
            <text:p>153,00 z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table:formula="of:=[.D98]+[.A99]" office:value-type="currency" office:currency="PLN" office:value="189" calcext:value-type="currency">
            <text:p>189,00 zł</text:p>
          </table:table-cell>
          <table:table-cell table:formula="of:=[.E98]+[.B99]" office:value-type="currency" office:currency="PLN" office:value="103" calcext:value-type="currency">
            <text:p>103,00 zł</text:p>
          </table:table-cell>
          <table:table-cell table:formula="of:=[.F98]+[.C99]" office:value-type="currency" office:currency="PLN" office:value="154" calcext:value-type="currency">
            <text:p>154,00 zł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table:formula="of:=[.D99]+[.A100]" office:value-type="currency" office:currency="PLN" office:value="182" calcext:value-type="currency">
            <text:p>182,00 zł</text:p>
          </table:table-cell>
          <table:table-cell table:formula="of:=[.E99]+[.B100]" office:value-type="currency" office:currency="PLN" office:value="93" calcext:value-type="currency">
            <text:p>93,00 zł</text:p>
          </table:table-cell>
          <table:table-cell table:formula="of:=[.F99]+[.C100]" office:value-type="currency" office:currency="PLN" office:value="145" calcext:value-type="currency">
            <text:p>145,00 zł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table:formula="of:=[.D100]+[.A101]" office:value-type="currency" office:currency="PLN" office:value="189" calcext:value-type="currency">
            <text:p>189,00 zł</text:p>
          </table:table-cell>
          <table:table-cell table:formula="of:=[.E100]+[.B101]" office:value-type="currency" office:currency="PLN" office:value="84" calcext:value-type="currency">
            <text:p>84,00 zł</text:p>
          </table:table-cell>
          <table:table-cell table:formula="of:=[.F100]+[.C101]" office:value-type="currency" office:currency="PLN" office:value="147" calcext:value-type="currency">
            <text:p>147,00 z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formula="of:=[.D101]+[.A102]" office:value-type="currency" office:currency="PLN" office:value="190" calcext:value-type="currency">
            <text:p>190,00 zł</text:p>
          </table:table-cell>
          <table:table-cell table:formula="of:=[.E101]+[.B102]" office:value-type="currency" office:currency="PLN" office:value="82" calcext:value-type="currency">
            <text:p>82,00 zł</text:p>
          </table:table-cell>
          <table:table-cell table:formula="of:=[.F101]+[.C102]" office:value-type="currency" office:currency="PLN" office:value="147" calcext:value-type="currency">
            <text:p>147,00 zł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D102]+[.A103]" office:value-type="currency" office:currency="PLN" office:value="197" calcext:value-type="currency">
            <text:p>197,00 zł</text:p>
          </table:table-cell>
          <table:table-cell table:formula="of:=[.E102]+[.B103]" office:value-type="currency" office:currency="PLN" office:value="85" calcext:value-type="currency">
            <text:p>85,00 zł</text:p>
          </table:table-cell>
          <table:table-cell table:formula="of:=[.F102]+[.C103]" office:value-type="currency" office:currency="PLN" office:value="156" calcext:value-type="currency">
            <text:p>156,00 zł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formula="of:=[.D103]+[.A104]" office:value-type="currency" office:currency="PLN" office:value="207" calcext:value-type="currency">
            <text:p>207,00 zł</text:p>
          </table:table-cell>
          <table:table-cell table:formula="of:=[.E103]+[.B104]" office:value-type="currency" office:currency="PLN" office:value="80" calcext:value-type="currency">
            <text:p>80,00 zł</text:p>
          </table:table-cell>
          <table:table-cell table:formula="of:=[.F103]+[.C104]" office:value-type="currency" office:currency="PLN" office:value="156" calcext:value-type="currency">
            <text:p>156,00 zł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table:formula="of:=[.D104]+[.A105]" office:value-type="currency" office:currency="PLN" office:value="199" calcext:value-type="currency">
            <text:p>199,00 zł</text:p>
          </table:table-cell>
          <table:table-cell table:formula="of:=[.E104]+[.B105]" office:value-type="currency" office:currency="PLN" office:value="73" calcext:value-type="currency">
            <text:p>73,00 zł</text:p>
          </table:table-cell>
          <table:table-cell table:formula="of:=[.F104]+[.C105]" office:value-type="currency" office:currency="PLN" office:value="159" calcext:value-type="currency">
            <text:p>159,00 zł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 table:formula="of:=[.D105]+[.A106]" office:value-type="currency" office:currency="PLN" office:value="206" calcext:value-type="currency">
            <text:p>206,00 zł</text:p>
          </table:table-cell>
          <table:table-cell table:formula="of:=[.E105]+[.B106]" office:value-type="currency" office:currency="PLN" office:value="63" calcext:value-type="currency">
            <text:p>63,00 zł</text:p>
          </table:table-cell>
          <table:table-cell table:formula="of:=[.F105]+[.C106]" office:value-type="currency" office:currency="PLN" office:value="164" calcext:value-type="currency">
            <text:p>164,00 z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06]+[.A107]" office:value-type="currency" office:currency="PLN" office:value="209" calcext:value-type="currency">
            <text:p>209,00 zł</text:p>
          </table:table-cell>
          <table:table-cell table:formula="of:=[.E106]+[.B107]" office:value-type="currency" office:currency="PLN" office:value="71" calcext:value-type="currency">
            <text:p>71,00 zł</text:p>
          </table:table-cell>
          <table:table-cell table:formula="of:=[.F106]+[.C107]" office:value-type="currency" office:currency="PLN" office:value="165" calcext:value-type="currency">
            <text:p>165,00 zł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[.D107]+[.A108]" office:value-type="currency" office:currency="PLN" office:value="203" calcext:value-type="currency">
            <text:p>203,00 zł</text:p>
          </table:table-cell>
          <table:table-cell table:formula="of:=[.E107]+[.B108]" office:value-type="currency" office:currency="PLN" office:value="72" calcext:value-type="currency">
            <text:p>72,00 zł</text:p>
          </table:table-cell>
          <table:table-cell table:formula="of:=[.F107]+[.C108]" office:value-type="currency" office:currency="PLN" office:value="158" calcext:value-type="currency">
            <text:p>158,00 zł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108]+[.A109]" office:value-type="currency" office:currency="PLN" office:value="194" calcext:value-type="currency">
            <text:p>194,00 zł</text:p>
          </table:table-cell>
          <table:table-cell table:formula="of:=[.E108]+[.B109]" office:value-type="currency" office:currency="PLN" office:value="80" calcext:value-type="currency">
            <text:p>80,00 zł</text:p>
          </table:table-cell>
          <table:table-cell table:formula="of:=[.F108]+[.C109]" office:value-type="currency" office:currency="PLN" office:value="158" calcext:value-type="currency">
            <text:p>158,00 zł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table:formula="of:=[.D109]+[.A110]" office:value-type="currency" office:currency="PLN" office:value="185" calcext:value-type="currency">
            <text:p>185,00 zł</text:p>
          </table:table-cell>
          <table:table-cell table:formula="of:=[.E109]+[.B110]" office:value-type="currency" office:currency="PLN" office:value="77" calcext:value-type="currency">
            <text:p>77,00 zł</text:p>
          </table:table-cell>
          <table:table-cell table:formula="of:=[.F109]+[.C110]" office:value-type="currency" office:currency="PLN" office:value="152" calcext:value-type="currency">
            <text:p>152,00 zł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[.D110]+[.A111]" office:value-type="currency" office:currency="PLN" office:value="179" calcext:value-type="currency">
            <text:p>179,00 zł</text:p>
          </table:table-cell>
          <table:table-cell table:formula="of:=[.E110]+[.B111]" office:value-type="currency" office:currency="PLN" office:value="79" calcext:value-type="currency">
            <text:p>79,00 zł</text:p>
          </table:table-cell>
          <table:table-cell table:formula="of:=[.F110]+[.C111]" office:value-type="currency" office:currency="PLN" office:value="149" calcext:value-type="currency">
            <text:p>149,00 zł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111]+[.A112]" office:value-type="currency" office:currency="PLN" office:value="183" calcext:value-type="currency">
            <text:p>183,00 zł</text:p>
          </table:table-cell>
          <table:table-cell table:formula="of:=[.E111]+[.B112]" office:value-type="currency" office:currency="PLN" office:value="89" calcext:value-type="currency">
            <text:p>89,00 zł</text:p>
          </table:table-cell>
          <table:table-cell table:formula="of:=[.F111]+[.C112]" office:value-type="currency" office:currency="PLN" office:value="156" calcext:value-type="currency">
            <text:p>156,00 zł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12]+[.A113]" office:value-type="currency" office:currency="PLN" office:value="187" calcext:value-type="currency">
            <text:p>187,00 zł</text:p>
          </table:table-cell>
          <table:table-cell table:formula="of:=[.E112]+[.B113]" office:value-type="currency" office:currency="PLN" office:value="89" calcext:value-type="currency">
            <text:p>89,00 zł</text:p>
          </table:table-cell>
          <table:table-cell table:formula="of:=[.F112]+[.C113]" office:value-type="currency" office:currency="PLN" office:value="156" calcext:value-type="currency">
            <text:p>156,00 zł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table:formula="of:=[.D113]+[.A114]" office:value-type="currency" office:currency="PLN" office:value="196" calcext:value-type="currency">
            <text:p>196,00 zł</text:p>
          </table:table-cell>
          <table:table-cell table:formula="of:=[.E113]+[.B114]" office:value-type="currency" office:currency="PLN" office:value="82" calcext:value-type="currency">
            <text:p>82,00 zł</text:p>
          </table:table-cell>
          <table:table-cell table:formula="of:=[.F113]+[.C114]" office:value-type="currency" office:currency="PLN" office:value="148" calcext:value-type="currency">
            <text:p>148,00 zł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114]+[.A115]" office:value-type="currency" office:currency="PLN" office:value="203" calcext:value-type="currency">
            <text:p>203,00 zł</text:p>
          </table:table-cell>
          <table:table-cell table:formula="of:=[.E114]+[.B115]" office:value-type="currency" office:currency="PLN" office:value="90" calcext:value-type="currency">
            <text:p>90,00 zł</text:p>
          </table:table-cell>
          <table:table-cell table:formula="of:=[.F114]+[.C115]" office:value-type="currency" office:currency="PLN" office:value="151" calcext:value-type="currency">
            <text:p>151,00 zł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table:formula="of:=[.D115]+[.A116]" office:value-type="currency" office:currency="PLN" office:value="195" calcext:value-type="currency">
            <text:p>195,00 zł</text:p>
          </table:table-cell>
          <table:table-cell table:formula="of:=[.E115]+[.B116]" office:value-type="currency" office:currency="PLN" office:value="82" calcext:value-type="currency">
            <text:p>82,00 zł</text:p>
          </table:table-cell>
          <table:table-cell table:formula="of:=[.F115]+[.C116]" office:value-type="currency" office:currency="PLN" office:value="144" calcext:value-type="currency">
            <text:p>144,00 z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table:formula="of:=[.D116]+[.A117]" office:value-type="currency" office:currency="PLN" office:value="196" calcext:value-type="currency">
            <text:p>196,00 zł</text:p>
          </table:table-cell>
          <table:table-cell table:formula="of:=[.E116]+[.B117]" office:value-type="currency" office:currency="PLN" office:value="86" calcext:value-type="currency">
            <text:p>86,00 zł</text:p>
          </table:table-cell>
          <table:table-cell table:formula="of:=[.F116]+[.C117]" office:value-type="currency" office:currency="PLN" office:value="136" calcext:value-type="currency">
            <text:p>136,00 zł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formula="of:=[.D117]+[.A118]" office:value-type="currency" office:currency="PLN" office:value="191" calcext:value-type="currency">
            <text:p>191,00 zł</text:p>
          </table:table-cell>
          <table:table-cell table:formula="of:=[.E117]+[.B118]" office:value-type="currency" office:currency="PLN" office:value="83" calcext:value-type="currency">
            <text:p>83,00 zł</text:p>
          </table:table-cell>
          <table:table-cell table:formula="of:=[.F117]+[.C118]" office:value-type="currency" office:currency="PLN" office:value="134" calcext:value-type="currency">
            <text:p>134,00 zł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table:formula="of:=[.D118]+[.A119]" office:value-type="currency" office:currency="PLN" office:value="198" calcext:value-type="currency">
            <text:p>198,00 zł</text:p>
          </table:table-cell>
          <table:table-cell table:formula="of:=[.E118]+[.B119]" office:value-type="currency" office:currency="PLN" office:value="81" calcext:value-type="currency">
            <text:p>81,00 zł</text:p>
          </table:table-cell>
          <table:table-cell table:formula="of:=[.F118]+[.C119]" office:value-type="currency" office:currency="PLN" office:value="127" calcext:value-type="currency">
            <text:p>127,00 zł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table:formula="of:=[.D119]+[.A120]" office:value-type="currency" office:currency="PLN" office:value="204" calcext:value-type="currency">
            <text:p>204,00 zł</text:p>
          </table:table-cell>
          <table:table-cell table:formula="of:=[.E119]+[.B120]" office:value-type="currency" office:currency="PLN" office:value="74" calcext:value-type="currency">
            <text:p>74,00 zł</text:p>
          </table:table-cell>
          <table:table-cell table:formula="of:=[.F119]+[.C120]" office:value-type="currency" office:currency="PLN" office:value="118" calcext:value-type="currency">
            <text:p>118,00 zł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120]+[.A121]" office:value-type="currency" office:currency="PLN" office:value="203" calcext:value-type="currency">
            <text:p>203,00 zł</text:p>
          </table:table-cell>
          <table:table-cell table:formula="of:=[.E120]+[.B121]" office:value-type="currency" office:currency="PLN" office:value="81" calcext:value-type="currency">
            <text:p>81,00 zł</text:p>
          </table:table-cell>
          <table:table-cell table:formula="of:=[.F120]+[.C121]" office:value-type="currency" office:currency="PLN" office:value="122" calcext:value-type="currency">
            <text:p>122,00 zł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-2" calcext:value-type="float">
            <text:p>-2</text:p>
          </table:table-cell>
          <table:table-cell table:formula="of:=[.D121]+[.A122]" office:value-type="currency" office:currency="PLN" office:value="195" calcext:value-type="currency">
            <text:p>195,00 zł</text:p>
          </table:table-cell>
          <table:table-cell table:formula="of:=[.E121]+[.B122]" office:value-type="currency" office:currency="PLN" office:value="71" calcext:value-type="currency">
            <text:p>71,00 zł</text:p>
          </table:table-cell>
          <table:table-cell table:formula="of:=[.F121]+[.C122]" office:value-type="currency" office:currency="PLN" office:value="120" calcext:value-type="currency">
            <text:p>120,00 zł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  <table:table-cell table:formula="of:=[.D122]+[.A123]" office:value-type="currency" office:currency="PLN" office:value="191" calcext:value-type="currency">
            <text:p>191,00 zł</text:p>
          </table:table-cell>
          <table:table-cell table:formula="of:=[.E122]+[.B123]" office:value-type="currency" office:currency="PLN" office:value="62" calcext:value-type="currency">
            <text:p>62,00 zł</text:p>
          </table:table-cell>
          <table:table-cell table:formula="of:=[.F122]+[.C123]" office:value-type="currency" office:currency="PLN" office:value="126" calcext:value-type="currency">
            <text:p>126,00 zł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table:formula="of:=[.D123]+[.A124]" office:value-type="currency" office:currency="PLN" office:value="184" calcext:value-type="currency">
            <text:p>184,00 zł</text:p>
          </table:table-cell>
          <table:table-cell table:formula="of:=[.E123]+[.B124]" office:value-type="currency" office:currency="PLN" office:value="67" calcext:value-type="currency">
            <text:p>67,00 zł</text:p>
          </table:table-cell>
          <table:table-cell table:formula="of:=[.F123]+[.C124]" office:value-type="currency" office:currency="PLN" office:value="121" calcext:value-type="currency">
            <text:p>121,00 zł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D124]+[.A125]" office:value-type="currency" office:currency="PLN" office:value="192" calcext:value-type="currency">
            <text:p>192,00 zł</text:p>
          </table:table-cell>
          <table:table-cell table:formula="of:=[.E124]+[.B125]" office:value-type="currency" office:currency="PLN" office:value="75" calcext:value-type="currency">
            <text:p>75,00 zł</text:p>
          </table:table-cell>
          <table:table-cell table:formula="of:=[.F124]+[.C125]" office:value-type="currency" office:currency="PLN" office:value="128" calcext:value-type="currency">
            <text:p>128,00 zł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[.D125]+[.A126]" office:value-type="currency" office:currency="PLN" office:value="185" calcext:value-type="currency">
            <text:p>185,00 zł</text:p>
          </table:table-cell>
          <table:table-cell table:formula="of:=[.E125]+[.B126]" office:value-type="currency" office:currency="PLN" office:value="76" calcext:value-type="currency">
            <text:p>76,00 zł</text:p>
          </table:table-cell>
          <table:table-cell table:formula="of:=[.F125]+[.C126]" office:value-type="currency" office:currency="PLN" office:value="122" calcext:value-type="currency">
            <text:p>122,00 zł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table:formula="of:=[.D126]+[.A127]" office:value-type="currency" office:currency="PLN" office:value="177" calcext:value-type="currency">
            <text:p>177,00 zł</text:p>
          </table:table-cell>
          <table:table-cell table:formula="of:=[.E126]+[.B127]" office:value-type="currency" office:currency="PLN" office:value="82" calcext:value-type="currency">
            <text:p>82,00 zł</text:p>
          </table:table-cell>
          <table:table-cell table:formula="of:=[.F126]+[.C127]" office:value-type="currency" office:currency="PLN" office:value="112" calcext:value-type="currency">
            <text:p>112,00 z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formula="of:=[.D127]+[.A128]" office:value-type="currency" office:currency="PLN" office:value="180" calcext:value-type="currency">
            <text:p>180,00 zł</text:p>
          </table:table-cell>
          <table:table-cell table:formula="of:=[.E127]+[.B128]" office:value-type="currency" office:currency="PLN" office:value="80" calcext:value-type="currency">
            <text:p>80,00 zł</text:p>
          </table:table-cell>
          <table:table-cell table:formula="of:=[.F127]+[.C128]" office:value-type="currency" office:currency="PLN" office:value="114" calcext:value-type="currency">
            <text:p>114,00 z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D128]+[.A129]" office:value-type="currency" office:currency="PLN" office:value="183" calcext:value-type="currency">
            <text:p>183,00 zł</text:p>
          </table:table-cell>
          <table:table-cell table:formula="of:=[.E128]+[.B129]" office:value-type="currency" office:currency="PLN" office:value="87" calcext:value-type="currency">
            <text:p>87,00 zł</text:p>
          </table:table-cell>
          <table:table-cell table:formula="of:=[.F128]+[.C129]" office:value-type="currency" office:currency="PLN" office:value="122" calcext:value-type="currency">
            <text:p>122,00 zł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D129]+[.A130]" office:value-type="currency" office:currency="PLN" office:value="183" calcext:value-type="currency">
            <text:p>183,00 zł</text:p>
          </table:table-cell>
          <table:table-cell table:formula="of:=[.E129]+[.B130]" office:value-type="currency" office:currency="PLN" office:value="90" calcext:value-type="currency">
            <text:p>90,00 zł</text:p>
          </table:table-cell>
          <table:table-cell table:formula="of:=[.F129]+[.C130]" office:value-type="currency" office:currency="PLN" office:value="132" calcext:value-type="currency">
            <text:p>132,00 zł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table:formula="of:=[.D130]+[.A131]" office:value-type="currency" office:currency="PLN" office:value="193" calcext:value-type="currency">
            <text:p>193,00 zł</text:p>
          </table:table-cell>
          <table:table-cell table:formula="of:=[.E130]+[.B131]" office:value-type="currency" office:currency="PLN" office:value="88" calcext:value-type="currency">
            <text:p>88,00 zł</text:p>
          </table:table-cell>
          <table:table-cell table:formula="of:=[.F130]+[.C131]" office:value-type="currency" office:currency="PLN" office:value="141" calcext:value-type="currency">
            <text:p>141,00 z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131]+[.A132]" office:value-type="currency" office:currency="PLN" office:value="195" calcext:value-type="currency">
            <text:p>195,00 zł</text:p>
          </table:table-cell>
          <table:table-cell table:formula="of:=[.E131]+[.B132]" office:value-type="currency" office:currency="PLN" office:value="89" calcext:value-type="currency">
            <text:p>89,00 zł</text:p>
          </table:table-cell>
          <table:table-cell table:formula="of:=[.F131]+[.C132]" office:value-type="currency" office:currency="PLN" office:value="150" calcext:value-type="currency">
            <text:p>150,00 zł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table:formula="of:=[.D132]+[.A133]" office:value-type="currency" office:currency="PLN" office:value="192" calcext:value-type="currency">
            <text:p>192,00 zł</text:p>
          </table:table-cell>
          <table:table-cell table:formula="of:=[.E132]+[.B133]" office:value-type="currency" office:currency="PLN" office:value="93" calcext:value-type="currency">
            <text:p>93,00 zł</text:p>
          </table:table-cell>
          <table:table-cell table:formula="of:=[.F132]+[.C133]" office:value-type="currency" office:currency="PLN" office:value="145" calcext:value-type="currency">
            <text:p>145,00 z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table:formula="of:=[.D133]+[.A134]" office:value-type="currency" office:currency="PLN" office:value="194" calcext:value-type="currency">
            <text:p>194,00 zł</text:p>
          </table:table-cell>
          <table:table-cell table:formula="of:=[.E133]+[.B134]" office:value-type="currency" office:currency="PLN" office:value="84" calcext:value-type="currency">
            <text:p>84,00 zł</text:p>
          </table:table-cell>
          <table:table-cell table:formula="of:=[.F133]+[.C134]" office:value-type="currency" office:currency="PLN" office:value="153" calcext:value-type="currency">
            <text:p>153,00 zł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table:formula="of:=[.D134]+[.A135]" office:value-type="currency" office:currency="PLN" office:value="201" calcext:value-type="currency">
            <text:p>201,00 zł</text:p>
          </table:table-cell>
          <table:table-cell table:formula="of:=[.E134]+[.B135]" office:value-type="currency" office:currency="PLN" office:value="91" calcext:value-type="currency">
            <text:p>91,00 zł</text:p>
          </table:table-cell>
          <table:table-cell table:formula="of:=[.F134]+[.C135]" office:value-type="currency" office:currency="PLN" office:value="147" calcext:value-type="currency">
            <text:p>147,00 zł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35]+[.A136]" office:value-type="currency" office:currency="PLN" office:value="211" calcext:value-type="currency">
            <text:p>211,00 zł</text:p>
          </table:table-cell>
          <table:table-cell table:formula="of:=[.E135]+[.B136]" office:value-type="currency" office:currency="PLN" office:value="101" calcext:value-type="currency">
            <text:p>101,00 zł</text:p>
          </table:table-cell>
          <table:table-cell table:formula="of:=[.F135]+[.C136]" office:value-type="currency" office:currency="PLN" office:value="148" calcext:value-type="currency">
            <text:p>148,00 zł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[.D136]+[.A137]" office:value-type="currency" office:currency="PLN" office:value="205" calcext:value-type="currency">
            <text:p>205,00 zł</text:p>
          </table:table-cell>
          <table:table-cell table:formula="of:=[.E136]+[.B137]" office:value-type="currency" office:currency="PLN" office:value="101" calcext:value-type="currency">
            <text:p>101,00 zł</text:p>
          </table:table-cell>
          <table:table-cell table:formula="of:=[.F136]+[.C137]" office:value-type="currency" office:currency="PLN" office:value="139" calcext:value-type="currency">
            <text:p>139,00 zł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37]+[.A138]" office:value-type="currency" office:currency="PLN" office:value="214" calcext:value-type="currency">
            <text:p>214,00 zł</text:p>
          </table:table-cell>
          <table:table-cell table:formula="of:=[.E137]+[.B138]" office:value-type="currency" office:currency="PLN" office:value="109" calcext:value-type="currency">
            <text:p>109,00 zł</text:p>
          </table:table-cell>
          <table:table-cell table:formula="of:=[.F137]+[.C138]" office:value-type="currency" office:currency="PLN" office:value="140" calcext:value-type="currency">
            <text:p>140,00 zł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D138]+[.A139]" office:value-type="currency" office:currency="PLN" office:value="206" calcext:value-type="currency">
            <text:p>206,00 zł</text:p>
          </table:table-cell>
          <table:table-cell table:formula="of:=[.E138]+[.B139]" office:value-type="currency" office:currency="PLN" office:value="109" calcext:value-type="currency">
            <text:p>109,00 zł</text:p>
          </table:table-cell>
          <table:table-cell table:formula="of:=[.F138]+[.C139]" office:value-type="currency" office:currency="PLN" office:value="139" calcext:value-type="currency">
            <text:p>139,00 zł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[.D139]+[.A140]" office:value-type="currency" office:currency="PLN" office:value="201" calcext:value-type="currency">
            <text:p>201,00 zł</text:p>
          </table:table-cell>
          <table:table-cell table:formula="of:=[.E139]+[.B140]" office:value-type="currency" office:currency="PLN" office:value="109" calcext:value-type="currency">
            <text:p>109,00 zł</text:p>
          </table:table-cell>
          <table:table-cell table:formula="of:=[.F139]+[.C140]" office:value-type="currency" office:currency="PLN" office:value="133" calcext:value-type="currency">
            <text:p>133,00 zł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[.D140]+[.A141]" office:value-type="currency" office:currency="PLN" office:value="198" calcext:value-type="currency">
            <text:p>198,00 zł</text:p>
          </table:table-cell>
          <table:table-cell table:formula="of:=[.E140]+[.B141]" office:value-type="currency" office:currency="PLN" office:value="109" calcext:value-type="currency">
            <text:p>109,00 zł</text:p>
          </table:table-cell>
          <table:table-cell table:formula="of:=[.F140]+[.C141]" office:value-type="currency" office:currency="PLN" office:value="124" calcext:value-type="currency">
            <text:p>124,00 zł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D141]+[.A142]" office:value-type="currency" office:currency="PLN" office:value="206" calcext:value-type="currency">
            <text:p>206,00 zł</text:p>
          </table:table-cell>
          <table:table-cell table:formula="of:=[.E141]+[.B142]" office:value-type="currency" office:currency="PLN" office:value="118" calcext:value-type="currency">
            <text:p>118,00 zł</text:p>
          </table:table-cell>
          <table:table-cell table:formula="of:=[.F141]+[.C142]" office:value-type="currency" office:currency="PLN" office:value="133" calcext:value-type="currency">
            <text:p>133,00 zł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table:formula="of:=[.D142]+[.A143]" office:value-type="currency" office:currency="PLN" office:value="199" calcext:value-type="currency">
            <text:p>199,00 zł</text:p>
          </table:table-cell>
          <table:table-cell table:formula="of:=[.E142]+[.B143]" office:value-type="currency" office:currency="PLN" office:value="108" calcext:value-type="currency">
            <text:p>108,00 zł</text:p>
          </table:table-cell>
          <table:table-cell table:formula="of:=[.F142]+[.C143]" office:value-type="currency" office:currency="PLN" office:value="124" calcext:value-type="currency">
            <text:p>124,00 zł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table:formula="of:=[.D143]+[.A144]" office:value-type="currency" office:currency="PLN" office:value="199" calcext:value-type="currency">
            <text:p>199,00 zł</text:p>
          </table:table-cell>
          <table:table-cell table:formula="of:=[.E143]+[.B144]" office:value-type="currency" office:currency="PLN" office:value="115" calcext:value-type="currency">
            <text:p>115,00 zł</text:p>
          </table:table-cell>
          <table:table-cell table:formula="of:=[.F143]+[.C144]" office:value-type="currency" office:currency="PLN" office:value="121" calcext:value-type="currency">
            <text:p>121,00 zł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144]+[.A145]" office:value-type="currency" office:currency="PLN" office:value="193" calcext:value-type="currency">
            <text:p>193,00 zł</text:p>
          </table:table-cell>
          <table:table-cell table:formula="of:=[.E144]+[.B145]" office:value-type="currency" office:currency="PLN" office:value="116" calcext:value-type="currency">
            <text:p>116,00 zł</text:p>
          </table:table-cell>
          <table:table-cell table:formula="of:=[.F144]+[.C145]" office:value-type="currency" office:currency="PLN" office:value="126" calcext:value-type="currency">
            <text:p>126,00 zł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[.D145]+[.A146]" office:value-type="currency" office:currency="PLN" office:value="202" calcext:value-type="currency">
            <text:p>202,00 zł</text:p>
          </table:table-cell>
          <table:table-cell table:formula="of:=[.E145]+[.B146]" office:value-type="currency" office:currency="PLN" office:value="116" calcext:value-type="currency">
            <text:p>116,00 zł</text:p>
          </table:table-cell>
          <table:table-cell table:formula="of:=[.F145]+[.C146]" office:value-type="currency" office:currency="PLN" office:value="118" calcext:value-type="currency">
            <text:p>118,00 zł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formula="of:=[.D146]+[.A147]" office:value-type="currency" office:currency="PLN" office:value="197" calcext:value-type="currency">
            <text:p>197,00 zł</text:p>
          </table:table-cell>
          <table:table-cell table:formula="of:=[.E146]+[.B147]" office:value-type="currency" office:currency="PLN" office:value="114" calcext:value-type="currency">
            <text:p>114,00 zł</text:p>
          </table:table-cell>
          <table:table-cell table:formula="of:=[.F146]+[.C147]" office:value-type="currency" office:currency="PLN" office:value="117" calcext:value-type="currency">
            <text:p>117,00 zł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table:formula="of:=[.D147]+[.A148]" office:value-type="currency" office:currency="PLN" office:value="193" calcext:value-type="currency">
            <text:p>193,00 zł</text:p>
          </table:table-cell>
          <table:table-cell table:formula="of:=[.E147]+[.B148]" office:value-type="currency" office:currency="PLN" office:value="106" calcext:value-type="currency">
            <text:p>106,00 zł</text:p>
          </table:table-cell>
          <table:table-cell table:formula="of:=[.F147]+[.C148]" office:value-type="currency" office:currency="PLN" office:value="111" calcext:value-type="currency">
            <text:p>111,00 zł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-7" calcext:value-type="float">
            <text:p>-7</text:p>
          </table:table-cell>
          <table:table-cell table:formula="of:=[.D148]+[.A149]" office:value-type="currency" office:currency="PLN" office:value="186" calcext:value-type="currency">
            <text:p>186,00 zł</text:p>
          </table:table-cell>
          <table:table-cell table:formula="of:=[.E148]+[.B149]" office:value-type="currency" office:currency="PLN" office:value="102" calcext:value-type="currency">
            <text:p>102,00 zł</text:p>
          </table:table-cell>
          <table:table-cell table:formula="of:=[.F148]+[.C149]" office:value-type="currency" office:currency="PLN" office:value="104" calcext:value-type="currency">
            <text:p>104,00 zł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table:formula="of:=[.D149]+[.A150]" office:value-type="currency" office:currency="PLN" office:value="184" calcext:value-type="currency">
            <text:p>184,00 zł</text:p>
          </table:table-cell>
          <table:table-cell table:formula="of:=[.E149]+[.B150]" office:value-type="currency" office:currency="PLN" office:value="100" calcext:value-type="currency">
            <text:p>100,00 zł</text:p>
          </table:table-cell>
          <table:table-cell table:formula="of:=[.F149]+[.C150]" office:value-type="currency" office:currency="PLN" office:value="99" calcext:value-type="currency">
            <text:p>99,00 zł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150]+[.A151]" office:value-type="currency" office:currency="PLN" office:value="184" calcext:value-type="currency">
            <text:p>184,00 zł</text:p>
          </table:table-cell>
          <table:table-cell table:formula="of:=[.E150]+[.B151]" office:value-type="currency" office:currency="PLN" office:value="103" calcext:value-type="currency">
            <text:p>103,00 zł</text:p>
          </table:table-cell>
          <table:table-cell table:formula="of:=[.F150]+[.C151]" office:value-type="currency" office:currency="PLN" office:value="99" calcext:value-type="currency">
            <text:p>99,00 zł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table:formula="of:=[.D151]+[.A152]" office:value-type="currency" office:currency="PLN" office:value="183" calcext:value-type="currency">
            <text:p>183,00 zł</text:p>
          </table:table-cell>
          <table:table-cell table:formula="of:=[.E151]+[.B152]" office:value-type="currency" office:currency="PLN" office:value="99" calcext:value-type="currency">
            <text:p>99,00 zł</text:p>
          </table:table-cell>
          <table:table-cell table:formula="of:=[.F151]+[.C152]" office:value-type="currency" office:currency="PLN" office:value="97" calcext:value-type="currency">
            <text:p>97,00 z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  <table:table-cell table:formula="of:=[.D152]+[.A153]" office:value-type="currency" office:currency="PLN" office:value="186" calcext:value-type="currency">
            <text:p>186,00 zł</text:p>
          </table:table-cell>
          <table:table-cell table:formula="of:=[.E152]+[.B153]" office:value-type="currency" office:currency="PLN" office:value="96" calcext:value-type="currency">
            <text:p>96,00 zł</text:p>
          </table:table-cell>
          <table:table-cell table:formula="of:=[.F152]+[.C153]" office:value-type="currency" office:currency="PLN" office:value="106" calcext:value-type="currency">
            <text:p>106,00 zł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table:formula="of:=[.D153]+[.A154]" office:value-type="currency" office:currency="PLN" office:value="195" calcext:value-type="currency">
            <text:p>195,00 zł</text:p>
          </table:table-cell>
          <table:table-cell table:formula="of:=[.E153]+[.B154]" office:value-type="currency" office:currency="PLN" office:value="88" calcext:value-type="currency">
            <text:p>88,00 zł</text:p>
          </table:table-cell>
          <table:table-cell table:formula="of:=[.F153]+[.C154]" office:value-type="currency" office:currency="PLN" office:value="112" calcext:value-type="currency">
            <text:p>112,00 z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formula="of:=[.D154]+[.A155]" office:value-type="currency" office:currency="PLN" office:value="197" calcext:value-type="currency">
            <text:p>197,00 zł</text:p>
          </table:table-cell>
          <table:table-cell table:formula="of:=[.E154]+[.B155]" office:value-type="currency" office:currency="PLN" office:value="87" calcext:value-type="currency">
            <text:p>87,00 zł</text:p>
          </table:table-cell>
          <table:table-cell table:formula="of:=[.F154]+[.C155]" office:value-type="currency" office:currency="PLN" office:value="109" calcext:value-type="currency">
            <text:p>109,00 zł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table:formula="of:=[.D155]+[.A156]" office:value-type="currency" office:currency="PLN" office:value="205" calcext:value-type="currency">
            <text:p>205,00 zł</text:p>
          </table:table-cell>
          <table:table-cell table:formula="of:=[.E155]+[.B156]" office:value-type="currency" office:currency="PLN" office:value="80" calcext:value-type="currency">
            <text:p>80,00 zł</text:p>
          </table:table-cell>
          <table:table-cell table:formula="of:=[.F155]+[.C156]" office:value-type="currency" office:currency="PLN" office:value="108" calcext:value-type="currency">
            <text:p>108,00 zł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table:formula="of:=[.D156]+[.A157]" office:value-type="currency" office:currency="PLN" office:value="197" calcext:value-type="currency">
            <text:p>197,00 zł</text:p>
          </table:table-cell>
          <table:table-cell table:formula="of:=[.E156]+[.B157]" office:value-type="currency" office:currency="PLN" office:value="87" calcext:value-type="currency">
            <text:p>87,00 zł</text:p>
          </table:table-cell>
          <table:table-cell table:formula="of:=[.F156]+[.C157]" office:value-type="currency" office:currency="PLN" office:value="105" calcext:value-type="currency">
            <text:p>105,00 zł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157]+[.A158]" office:value-type="currency" office:currency="PLN" office:value="195" calcext:value-type="currency">
            <text:p>195,00 zł</text:p>
          </table:table-cell>
          <table:table-cell table:formula="of:=[.E157]+[.B158]" office:value-type="currency" office:currency="PLN" office:value="95" calcext:value-type="currency">
            <text:p>95,00 zł</text:p>
          </table:table-cell>
          <table:table-cell table:formula="of:=[.F157]+[.C158]" office:value-type="currency" office:currency="PLN" office:value="105" calcext:value-type="currency">
            <text:p>105,00 z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table:formula="of:=[.D158]+[.A159]" office:value-type="currency" office:currency="PLN" office:value="196" calcext:value-type="currency">
            <text:p>196,00 zł</text:p>
          </table:table-cell>
          <table:table-cell table:formula="of:=[.E158]+[.B159]" office:value-type="currency" office:currency="PLN" office:value="105" calcext:value-type="currency">
            <text:p>105,00 zł</text:p>
          </table:table-cell>
          <table:table-cell table:formula="of:=[.F158]+[.C159]" office:value-type="currency" office:currency="PLN" office:value="103" calcext:value-type="currency">
            <text:p>103,00 zł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table:formula="of:=[.D159]+[.A160]" office:value-type="currency" office:currency="PLN" office:value="188" calcext:value-type="currency">
            <text:p>188,00 zł</text:p>
          </table:table-cell>
          <table:table-cell table:formula="of:=[.E159]+[.B160]" office:value-type="currency" office:currency="PLN" office:value="101" calcext:value-type="currency">
            <text:p>101,00 zł</text:p>
          </table:table-cell>
          <table:table-cell table:formula="of:=[.F159]+[.C160]" office:value-type="currency" office:currency="PLN" office:value="101" calcext:value-type="currency">
            <text:p>101,00 zł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60]+[.A161]" office:value-type="currency" office:currency="PLN" office:value="185" calcext:value-type="currency">
            <text:p>185,00 zł</text:p>
          </table:table-cell>
          <table:table-cell table:formula="of:=[.E160]+[.B161]" office:value-type="currency" office:currency="PLN" office:value="103" calcext:value-type="currency">
            <text:p>103,00 zł</text:p>
          </table:table-cell>
          <table:table-cell table:formula="of:=[.F160]+[.C161]" office:value-type="currency" office:currency="PLN" office:value="107" calcext:value-type="currency">
            <text:p>107,00 zł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161]+[.A162]" office:value-type="currency" office:currency="PLN" office:value="193" calcext:value-type="currency">
            <text:p>193,00 zł</text:p>
          </table:table-cell>
          <table:table-cell table:formula="of:=[.E161]+[.B162]" office:value-type="currency" office:currency="PLN" office:value="107" calcext:value-type="currency">
            <text:p>107,00 zł</text:p>
          </table:table-cell>
          <table:table-cell table:formula="of:=[.F161]+[.C162]" office:value-type="currency" office:currency="PLN" office:value="108" calcext:value-type="currency">
            <text:p>108,00 z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162]+[.A163]" office:value-type="currency" office:currency="PLN" office:value="194" calcext:value-type="currency">
            <text:p>194,00 zł</text:p>
          </table:table-cell>
          <table:table-cell table:formula="of:=[.E162]+[.B163]" office:value-type="currency" office:currency="PLN" office:value="111" calcext:value-type="currency">
            <text:p>111,00 zł</text:p>
          </table:table-cell>
          <table:table-cell table:formula="of:=[.F162]+[.C163]" office:value-type="currency" office:currency="PLN" office:value="111" calcext:value-type="currency">
            <text:p>111,00 zł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table:formula="of:=[.D163]+[.A164]" office:value-type="currency" office:currency="PLN" office:value="185" calcext:value-type="currency">
            <text:p>185,00 zł</text:p>
          </table:table-cell>
          <table:table-cell table:formula="of:=[.E163]+[.B164]" office:value-type="currency" office:currency="PLN" office:value="102" calcext:value-type="currency">
            <text:p>102,00 zł</text:p>
          </table:table-cell>
          <table:table-cell table:formula="of:=[.F163]+[.C164]" office:value-type="currency" office:currency="PLN" office:value="109" calcext:value-type="currency">
            <text:p>109,00 zł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164]+[.A165]" office:value-type="currency" office:currency="PLN" office:value="175" calcext:value-type="currency">
            <text:p>175,00 zł</text:p>
          </table:table-cell>
          <table:table-cell table:formula="of:=[.E164]+[.B165]" office:value-type="currency" office:currency="PLN" office:value="110" calcext:value-type="currency">
            <text:p>110,00 zł</text:p>
          </table:table-cell>
          <table:table-cell table:formula="of:=[.F164]+[.C165]" office:value-type="currency" office:currency="PLN" office:value="114" calcext:value-type="currency">
            <text:p>114,00 zł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table:formula="of:=[.D165]+[.A166]" office:value-type="currency" office:currency="PLN" office:value="184" calcext:value-type="currency">
            <text:p>184,00 zł</text:p>
          </table:table-cell>
          <table:table-cell table:formula="of:=[.E165]+[.B166]" office:value-type="currency" office:currency="PLN" office:value="104" calcext:value-type="currency">
            <text:p>104,00 zł</text:p>
          </table:table-cell>
          <table:table-cell table:formula="of:=[.F165]+[.C166]" office:value-type="currency" office:currency="PLN" office:value="107" calcext:value-type="currency">
            <text:p>107,00 zł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formula="of:=[.D166]+[.A167]" office:value-type="currency" office:currency="PLN" office:value="184" calcext:value-type="currency">
            <text:p>184,00 zł</text:p>
          </table:table-cell>
          <table:table-cell table:formula="of:=[.E166]+[.B167]" office:value-type="currency" office:currency="PLN" office:value="102" calcext:value-type="currency">
            <text:p>102,00 zł</text:p>
          </table:table-cell>
          <table:table-cell table:formula="of:=[.F166]+[.C167]" office:value-type="currency" office:currency="PLN" office:value="110" calcext:value-type="currency">
            <text:p>110,00 zł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table:formula="of:=[.D167]+[.A168]" office:value-type="currency" office:currency="PLN" office:value="190" calcext:value-type="currency">
            <text:p>190,00 zł</text:p>
          </table:table-cell>
          <table:table-cell table:formula="of:=[.E167]+[.B168]" office:value-type="currency" office:currency="PLN" office:value="94" calcext:value-type="currency">
            <text:p>94,00 zł</text:p>
          </table:table-cell>
          <table:table-cell table:formula="of:=[.F167]+[.C168]" office:value-type="currency" office:currency="PLN" office:value="114" calcext:value-type="currency">
            <text:p>114,00 zł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-9" calcext:value-type="float">
            <text:p>-9</text:p>
          </table:table-cell>
          <table:table-cell table:formula="of:=[.D168]+[.A169]" office:value-type="currency" office:currency="PLN" office:value="190" calcext:value-type="currency">
            <text:p>190,00 zł</text:p>
          </table:table-cell>
          <table:table-cell table:formula="of:=[.E168]+[.B169]" office:value-type="currency" office:currency="PLN" office:value="85" calcext:value-type="currency">
            <text:p>85,00 zł</text:p>
          </table:table-cell>
          <table:table-cell table:formula="of:=[.F168]+[.C169]" office:value-type="currency" office:currency="PLN" office:value="105" calcext:value-type="currency">
            <text:p>105,00 zł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169]+[.A170]" office:value-type="currency" office:currency="PLN" office:value="194" calcext:value-type="currency">
            <text:p>194,00 zł</text:p>
          </table:table-cell>
          <table:table-cell table:formula="of:=[.E169]+[.B170]" office:value-type="currency" office:currency="PLN" office:value="88" calcext:value-type="currency">
            <text:p>88,00 zł</text:p>
          </table:table-cell>
          <table:table-cell table:formula="of:=[.F169]+[.C170]" office:value-type="currency" office:currency="PLN" office:value="105" calcext:value-type="currency">
            <text:p>105,00 z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170]+[.A171]" office:value-type="currency" office:currency="PLN" office:value="195" calcext:value-type="currency">
            <text:p>195,00 zł</text:p>
          </table:table-cell>
          <table:table-cell table:formula="of:=[.E170]+[.B171]" office:value-type="currency" office:currency="PLN" office:value="95" calcext:value-type="currency">
            <text:p>95,00 zł</text:p>
          </table:table-cell>
          <table:table-cell table:formula="of:=[.F170]+[.C171]" office:value-type="currency" office:currency="PLN" office:value="109" calcext:value-type="currency">
            <text:p>109,00 zł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71]+[.A172]" office:value-type="currency" office:currency="PLN" office:value="199" calcext:value-type="currency">
            <text:p>199,00 zł</text:p>
          </table:table-cell>
          <table:table-cell table:formula="of:=[.E171]+[.B172]" office:value-type="currency" office:currency="PLN" office:value="98" calcext:value-type="currency">
            <text:p>98,00 zł</text:p>
          </table:table-cell>
          <table:table-cell table:formula="of:=[.F171]+[.C172]" office:value-type="currency" office:currency="PLN" office:value="117" calcext:value-type="currency">
            <text:p>117,00 zł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[.D172]+[.A173]" office:value-type="currency" office:currency="PLN" office:value="203" calcext:value-type="currency">
            <text:p>203,00 zł</text:p>
          </table:table-cell>
          <table:table-cell table:formula="of:=[.E172]+[.B173]" office:value-type="currency" office:currency="PLN" office:value="99" calcext:value-type="currency">
            <text:p>99,00 zł</text:p>
          </table:table-cell>
          <table:table-cell table:formula="of:=[.F172]+[.C173]" office:value-type="currency" office:currency="PLN" office:value="111" calcext:value-type="currency">
            <text:p>111,00 z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table:formula="of:=[.D173]+[.A174]" office:value-type="currency" office:currency="PLN" office:value="204" calcext:value-type="currency">
            <text:p>204,00 zł</text:p>
          </table:table-cell>
          <table:table-cell table:formula="of:=[.E173]+[.B174]" office:value-type="currency" office:currency="PLN" office:value="93" calcext:value-type="currency">
            <text:p>93,00 zł</text:p>
          </table:table-cell>
          <table:table-cell table:formula="of:=[.F173]+[.C174]" office:value-type="currency" office:currency="PLN" office:value="121" calcext:value-type="currency">
            <text:p>121,00 zł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table:formula="of:=[.D174]+[.A175]" office:value-type="currency" office:currency="PLN" office:value="211" calcext:value-type="currency">
            <text:p>211,00 zł</text:p>
          </table:table-cell>
          <table:table-cell table:formula="of:=[.E174]+[.B175]" office:value-type="currency" office:currency="PLN" office:value="101" calcext:value-type="currency">
            <text:p>101,00 zł</text:p>
          </table:table-cell>
          <table:table-cell table:formula="of:=[.F174]+[.C175]" office:value-type="currency" office:currency="PLN" office:value="119" calcext:value-type="currency">
            <text:p>119,00 zł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table:formula="of:=[.D175]+[.A176]" office:value-type="currency" office:currency="PLN" office:value="211" calcext:value-type="currency">
            <text:p>211,00 zł</text:p>
          </table:table-cell>
          <table:table-cell table:formula="of:=[.E175]+[.B176]" office:value-type="currency" office:currency="PLN" office:value="108" calcext:value-type="currency">
            <text:p>108,00 zł</text:p>
          </table:table-cell>
          <table:table-cell table:formula="of:=[.F175]+[.C176]" office:value-type="currency" office:currency="PLN" office:value="117" calcext:value-type="currency">
            <text:p>117,00 zł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[.D176]+[.A177]" office:value-type="currency" office:currency="PLN" office:value="211" calcext:value-type="currency">
            <text:p>211,00 zł</text:p>
          </table:table-cell>
          <table:table-cell table:formula="of:=[.E176]+[.B177]" office:value-type="currency" office:currency="PLN" office:value="108" calcext:value-type="currency">
            <text:p>108,00 zł</text:p>
          </table:table-cell>
          <table:table-cell table:formula="of:=[.F176]+[.C177]" office:value-type="currency" office:currency="PLN" office:value="111" calcext:value-type="currency">
            <text:p>111,00 zł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  <table:table-cell table:formula="of:=[.D177]+[.A178]" office:value-type="currency" office:currency="PLN" office:value="208" calcext:value-type="currency">
            <text:p>208,00 zł</text:p>
          </table:table-cell>
          <table:table-cell table:formula="of:=[.E177]+[.B178]" office:value-type="currency" office:currency="PLN" office:value="99" calcext:value-type="currency">
            <text:p>99,00 zł</text:p>
          </table:table-cell>
          <table:table-cell table:formula="of:=[.F177]+[.C178]" office:value-type="currency" office:currency="PLN" office:value="117" calcext:value-type="currency">
            <text:p>117,00 zł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D178]+[.A179]" office:value-type="currency" office:currency="PLN" office:value="205" calcext:value-type="currency">
            <text:p>205,00 zł</text:p>
          </table:table-cell>
          <table:table-cell table:formula="of:=[.E178]+[.B179]" office:value-type="currency" office:currency="PLN" office:value="99" calcext:value-type="currency">
            <text:p>99,00 zł</text:p>
          </table:table-cell>
          <table:table-cell table:formula="of:=[.F178]+[.C179]" office:value-type="currency" office:currency="PLN" office:value="116" calcext:value-type="currency">
            <text:p>116,00 zł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table:formula="of:=[.D179]+[.A180]" office:value-type="currency" office:currency="PLN" office:value="211" calcext:value-type="currency">
            <text:p>211,00 zł</text:p>
          </table:table-cell>
          <table:table-cell table:formula="of:=[.E179]+[.B180]" office:value-type="currency" office:currency="PLN" office:value="108" calcext:value-type="currency">
            <text:p>108,00 zł</text:p>
          </table:table-cell>
          <table:table-cell table:formula="of:=[.F179]+[.C180]" office:value-type="currency" office:currency="PLN" office:value="107" calcext:value-type="currency">
            <text:p>107,00 z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D180]+[.A181]" office:value-type="currency" office:currency="PLN" office:value="213" calcext:value-type="currency">
            <text:p>213,00 zł</text:p>
          </table:table-cell>
          <table:table-cell table:formula="of:=[.E180]+[.B181]" office:value-type="currency" office:currency="PLN" office:value="112" calcext:value-type="currency">
            <text:p>112,00 zł</text:p>
          </table:table-cell>
          <table:table-cell table:formula="of:=[.F180]+[.C181]" office:value-type="currency" office:currency="PLN" office:value="113" calcext:value-type="currency">
            <text:p>113,00 zł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D181]+[.A182]" office:value-type="currency" office:currency="PLN" office:value="209" calcext:value-type="currency">
            <text:p>209,00 zł</text:p>
          </table:table-cell>
          <table:table-cell table:formula="of:=[.E181]+[.B182]" office:value-type="currency" office:currency="PLN" office:value="117" calcext:value-type="currency">
            <text:p>117,00 zł</text:p>
          </table:table-cell>
          <table:table-cell table:formula="of:=[.F181]+[.C182]" office:value-type="currency" office:currency="PLN" office:value="123" calcext:value-type="currency">
            <text:p>123,00 zł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table:formula="of:=[.D182]+[.A183]" office:value-type="currency" office:currency="PLN" office:value="214" calcext:value-type="currency">
            <text:p>214,00 zł</text:p>
          </table:table-cell>
          <table:table-cell table:formula="of:=[.E182]+[.B183]" office:value-type="currency" office:currency="PLN" office:value="121" calcext:value-type="currency">
            <text:p>121,00 zł</text:p>
          </table:table-cell>
          <table:table-cell table:formula="of:=[.F182]+[.C183]" office:value-type="currency" office:currency="PLN" office:value="118" calcext:value-type="currency">
            <text:p>118,00 zł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formula="of:=[.D183]+[.A184]" office:value-type="currency" office:currency="PLN" office:value="210" calcext:value-type="currency">
            <text:p>210,00 zł</text:p>
          </table:table-cell>
          <table:table-cell table:formula="of:=[.E183]+[.B184]" office:value-type="currency" office:currency="PLN" office:value="120" calcext:value-type="currency">
            <text:p>120,00 zł</text:p>
          </table:table-cell>
          <table:table-cell table:formula="of:=[.F183]+[.C184]" office:value-type="currency" office:currency="PLN" office:value="122" calcext:value-type="currency">
            <text:p>122,00 zł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[.D184]+[.A185]" office:value-type="currency" office:currency="PLN" office:value="204" calcext:value-type="currency">
            <text:p>204,00 zł</text:p>
          </table:table-cell>
          <table:table-cell table:formula="of:=[.E184]+[.B185]" office:value-type="currency" office:currency="PLN" office:value="121" calcext:value-type="currency">
            <text:p>121,00 zł</text:p>
          </table:table-cell>
          <table:table-cell table:formula="of:=[.F184]+[.C185]" office:value-type="currency" office:currency="PLN" office:value="116" calcext:value-type="currency">
            <text:p>116,00 zł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table:formula="of:=[.D185]+[.A186]" office:value-type="currency" office:currency="PLN" office:value="202" calcext:value-type="currency">
            <text:p>202,00 zł</text:p>
          </table:table-cell>
          <table:table-cell table:formula="of:=[.E185]+[.B186]" office:value-type="currency" office:currency="PLN" office:value="131" calcext:value-type="currency">
            <text:p>131,00 zł</text:p>
          </table:table-cell>
          <table:table-cell table:formula="of:=[.F185]+[.C186]" office:value-type="currency" office:currency="PLN" office:value="113" calcext:value-type="currency">
            <text:p>113,00 zł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[.D186]+[.A187]" office:value-type="currency" office:currency="PLN" office:value="207" calcext:value-type="currency">
            <text:p>207,00 zł</text:p>
          </table:table-cell>
          <table:table-cell table:formula="of:=[.E186]+[.B187]" office:value-type="currency" office:currency="PLN" office:value="136" calcext:value-type="currency">
            <text:p>136,00 zł</text:p>
          </table:table-cell>
          <table:table-cell table:formula="of:=[.F186]+[.C187]" office:value-type="currency" office:currency="PLN" office:value="112" calcext:value-type="currency">
            <text:p>112,00 zł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table:formula="of:=[.D187]+[.A188]" office:value-type="currency" office:currency="PLN" office:value="206" calcext:value-type="currency">
            <text:p>206,00 zł</text:p>
          </table:table-cell>
          <table:table-cell table:formula="of:=[.E187]+[.B188]" office:value-type="currency" office:currency="PLN" office:value="145" calcext:value-type="currency">
            <text:p>145,00 zł</text:p>
          </table:table-cell>
          <table:table-cell table:formula="of:=[.F187]+[.C188]" office:value-type="currency" office:currency="PLN" office:value="109" calcext:value-type="currency">
            <text:p>109,00 zł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table:formula="of:=[.D188]+[.A189]" office:value-type="currency" office:currency="PLN" office:value="204" calcext:value-type="currency">
            <text:p>204,00 zł</text:p>
          </table:table-cell>
          <table:table-cell table:formula="of:=[.E188]+[.B189]" office:value-type="currency" office:currency="PLN" office:value="151" calcext:value-type="currency">
            <text:p>151,00 zł</text:p>
          </table:table-cell>
          <table:table-cell table:formula="of:=[.F188]+[.C189]" office:value-type="currency" office:currency="PLN" office:value="101" calcext:value-type="currency">
            <text:p>101,00 zł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89]+[.A190]" office:value-type="currency" office:currency="PLN" office:value="210" calcext:value-type="currency">
            <text:p>210,00 zł</text:p>
          </table:table-cell>
          <table:table-cell table:formula="of:=[.E189]+[.B190]" office:value-type="currency" office:currency="PLN" office:value="152" calcext:value-type="currency">
            <text:p>152,00 zł</text:p>
          </table:table-cell>
          <table:table-cell table:formula="of:=[.F189]+[.C190]" office:value-type="currency" office:currency="PLN" office:value="104" calcext:value-type="currency">
            <text:p>104,00 zł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D190]+[.A191]" office:value-type="currency" office:currency="PLN" office:value="214" calcext:value-type="currency">
            <text:p>214,00 zł</text:p>
          </table:table-cell>
          <table:table-cell table:formula="of:=[.E190]+[.B191]" office:value-type="currency" office:currency="PLN" office:value="156" calcext:value-type="currency">
            <text:p>156,00 zł</text:p>
          </table:table-cell>
          <table:table-cell table:formula="of:=[.F190]+[.C191]" office:value-type="currency" office:currency="PLN" office:value="112" calcext:value-type="currency">
            <text:p>112,00 zł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table:formula="of:=[.D191]+[.A192]" office:value-type="currency" office:currency="PLN" office:value="210" calcext:value-type="currency">
            <text:p>210,00 zł</text:p>
          </table:table-cell>
          <table:table-cell table:formula="of:=[.E191]+[.B192]" office:value-type="currency" office:currency="PLN" office:value="150" calcext:value-type="currency">
            <text:p>150,00 zł</text:p>
          </table:table-cell>
          <table:table-cell table:formula="of:=[.F191]+[.C192]" office:value-type="currency" office:currency="PLN" office:value="108" calcext:value-type="currency">
            <text:p>108,00 zł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[.D192]+[.A193]" office:value-type="currency" office:currency="PLN" office:value="214" calcext:value-type="currency">
            <text:p>214,00 zł</text:p>
          </table:table-cell>
          <table:table-cell table:formula="of:=[.E192]+[.B193]" office:value-type="currency" office:currency="PLN" office:value="151" calcext:value-type="currency">
            <text:p>151,00 zł</text:p>
          </table:table-cell>
          <table:table-cell table:formula="of:=[.F192]+[.C193]" office:value-type="currency" office:currency="PLN" office:value="101" calcext:value-type="currency">
            <text:p>101,00 zł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193]+[.A194]" office:value-type="currency" office:currency="PLN" office:value="210" calcext:value-type="currency">
            <text:p>210,00 zł</text:p>
          </table:table-cell>
          <table:table-cell table:formula="of:=[.E193]+[.B194]" office:value-type="currency" office:currency="PLN" office:value="152" calcext:value-type="currency">
            <text:p>152,00 zł</text:p>
          </table:table-cell>
          <table:table-cell table:formula="of:=[.F193]+[.C194]" office:value-type="currency" office:currency="PLN" office:value="110" calcext:value-type="currency">
            <text:p>110,00 zł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D194]+[.A195]" office:value-type="currency" office:currency="PLN" office:value="205" calcext:value-type="currency">
            <text:p>205,00 zł</text:p>
          </table:table-cell>
          <table:table-cell table:formula="of:=[.E194]+[.B195]" office:value-type="currency" office:currency="PLN" office:value="162" calcext:value-type="currency">
            <text:p>162,00 zł</text:p>
          </table:table-cell>
          <table:table-cell table:formula="of:=[.F194]+[.C195]" office:value-type="currency" office:currency="PLN" office:value="119" calcext:value-type="currency">
            <text:p>119,00 zł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table:formula="of:=[.D195]+[.A196]" office:value-type="currency" office:currency="PLN" office:value="201" calcext:value-type="currency">
            <text:p>201,00 zł</text:p>
          </table:table-cell>
          <table:table-cell table:formula="of:=[.E195]+[.B196]" office:value-type="currency" office:currency="PLN" office:value="165" calcext:value-type="currency">
            <text:p>165,00 zł</text:p>
          </table:table-cell>
          <table:table-cell table:formula="of:=[.F195]+[.C196]" office:value-type="currency" office:currency="PLN" office:value="110" calcext:value-type="currency">
            <text:p>110,00 zł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[.D196]+[.A197]" office:value-type="currency" office:currency="PLN" office:value="195" calcext:value-type="currency">
            <text:p>195,00 zł</text:p>
          </table:table-cell>
          <table:table-cell table:formula="of:=[.E196]+[.B197]" office:value-type="currency" office:currency="PLN" office:value="171" calcext:value-type="currency">
            <text:p>171,00 zł</text:p>
          </table:table-cell>
          <table:table-cell table:formula="of:=[.F196]+[.C197]" office:value-type="currency" office:currency="PLN" office:value="109" calcext:value-type="currency">
            <text:p>109,00 zł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table:formula="of:=[.D197]+[.A198]" office:value-type="currency" office:currency="PLN" office:value="204" calcext:value-type="currency">
            <text:p>204,00 zł</text:p>
          </table:table-cell>
          <table:table-cell table:formula="of:=[.E197]+[.B198]" office:value-type="currency" office:currency="PLN" office:value="165" calcext:value-type="currency">
            <text:p>165,00 zł</text:p>
          </table:table-cell>
          <table:table-cell table:formula="of:=[.F197]+[.C198]" office:value-type="currency" office:currency="PLN" office:value="107" calcext:value-type="currency">
            <text:p>107,00 zł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98]+[.A199]" office:value-type="currency" office:currency="PLN" office:value="209" calcext:value-type="currency">
            <text:p>209,00 zł</text:p>
          </table:table-cell>
          <table:table-cell table:formula="of:=[.E198]+[.B199]" office:value-type="currency" office:currency="PLN" office:value="167" calcext:value-type="currency">
            <text:p>167,00 zł</text:p>
          </table:table-cell>
          <table:table-cell table:formula="of:=[.F198]+[.C199]" office:value-type="currency" office:currency="PLN" office:value="115" calcext:value-type="currency">
            <text:p>115,00 zł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formula="of:=[.D199]+[.A200]" office:value-type="currency" office:currency="PLN" office:value="218" calcext:value-type="currency">
            <text:p>218,00 zł</text:p>
          </table:table-cell>
          <table:table-cell table:formula="of:=[.E199]+[.B200]" office:value-type="currency" office:currency="PLN" office:value="166" calcext:value-type="currency">
            <text:p>166,00 zł</text:p>
          </table:table-cell>
          <table:table-cell table:formula="of:=[.F199]+[.C200]" office:value-type="currency" office:currency="PLN" office:value="119" calcext:value-type="currency">
            <text:p>119,00 zł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  <table:table-cell table:formula="of:=[.D200]+[.A201]" office:value-type="currency" office:currency="PLN" office:value="227" calcext:value-type="currency">
            <text:p>227,00 zł</text:p>
          </table:table-cell>
          <table:table-cell table:formula="of:=[.E200]+[.B201]" office:value-type="currency" office:currency="PLN" office:value="157" calcext:value-type="currency">
            <text:p>157,00 zł</text:p>
          </table:table-cell>
          <table:table-cell table:formula="of:=[.F200]+[.C201]" office:value-type="currency" office:currency="PLN" office:value="109" calcext:value-type="currency">
            <text:p>109,00 z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table:formula="of:=[.D201]+[.A202]" office:value-type="currency" office:currency="PLN" office:value="228" calcext:value-type="currency">
            <text:p>228,00 zł</text:p>
          </table:table-cell>
          <table:table-cell table:formula="of:=[.E201]+[.B202]" office:value-type="currency" office:currency="PLN" office:value="148" calcext:value-type="currency">
            <text:p>148,00 zł</text:p>
          </table:table-cell>
          <table:table-cell table:formula="of:=[.F201]+[.C202]" office:value-type="currency" office:currency="PLN" office:value="107" calcext:value-type="currency">
            <text:p>107,00 zł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202]+[.A203]" office:value-type="currency" office:currency="PLN" office:value="223" calcext:value-type="currency">
            <text:p>223,00 zł</text:p>
          </table:table-cell>
          <table:table-cell table:formula="of:=[.E202]+[.B203]" office:value-type="currency" office:currency="PLN" office:value="158" calcext:value-type="currency">
            <text:p>158,00 zł</text:p>
          </table:table-cell>
          <table:table-cell table:formula="of:=[.F202]+[.C203]" office:value-type="currency" office:currency="PLN" office:value="114" calcext:value-type="currency">
            <text:p>114,00 z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-4" calcext:value-type="float">
            <text:p>-4</text:p>
          </table:table-cell>
          <table:table-cell table:formula="of:=[.D203]+[.A204]" office:value-type="currency" office:currency="PLN" office:value="226" calcext:value-type="currency">
            <text:p>226,00 zł</text:p>
          </table:table-cell>
          <table:table-cell table:formula="of:=[.E203]+[.B204]" office:value-type="currency" office:currency="PLN" office:value="154" calcext:value-type="currency">
            <text:p>154,00 zł</text:p>
          </table:table-cell>
          <table:table-cell table:formula="of:=[.F203]+[.C204]" office:value-type="currency" office:currency="PLN" office:value="110" calcext:value-type="currency">
            <text:p>110,00 zł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  <table:table-cell table:formula="of:=[.D204]+[.A205]" office:value-type="currency" office:currency="PLN" office:value="223" calcext:value-type="currency">
            <text:p>223,00 zł</text:p>
          </table:table-cell>
          <table:table-cell table:formula="of:=[.E204]+[.B205]" office:value-type="currency" office:currency="PLN" office:value="150" calcext:value-type="currency">
            <text:p>150,00 zł</text:p>
          </table:table-cell>
          <table:table-cell table:formula="of:=[.F204]+[.C205]" office:value-type="currency" office:currency="PLN" office:value="117" calcext:value-type="currency">
            <text:p>117,00 zł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-9" calcext:value-type="float">
            <text:p>-9</text:p>
          </table:table-cell>
          <table:table-cell table:formula="of:=[.D205]+[.A206]" office:value-type="currency" office:currency="PLN" office:value="228" calcext:value-type="currency">
            <text:p>228,00 zł</text:p>
          </table:table-cell>
          <table:table-cell table:formula="of:=[.E205]+[.B206]" office:value-type="currency" office:currency="PLN" office:value="155" calcext:value-type="currency">
            <text:p>155,00 zł</text:p>
          </table:table-cell>
          <table:table-cell table:formula="of:=[.F205]+[.C206]" office:value-type="currency" office:currency="PLN" office:value="108" calcext:value-type="currency">
            <text:p>108,00 zł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table:formula="of:=[.D206]+[.A207]" office:value-type="currency" office:currency="PLN" office:value="236" calcext:value-type="currency">
            <text:p>236,00 zł</text:p>
          </table:table-cell>
          <table:table-cell table:formula="of:=[.E206]+[.B207]" office:value-type="currency" office:currency="PLN" office:value="151" calcext:value-type="currency">
            <text:p>151,00 zł</text:p>
          </table:table-cell>
          <table:table-cell table:formula="of:=[.F206]+[.C207]" office:value-type="currency" office:currency="PLN" office:value="113" calcext:value-type="currency">
            <text:p>113,00 zł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D207]+[.A208]" office:value-type="currency" office:currency="PLN" office:value="230" calcext:value-type="currency">
            <text:p>230,00 zł</text:p>
          </table:table-cell>
          <table:table-cell table:formula="of:=[.E207]+[.B208]" office:value-type="currency" office:currency="PLN" office:value="158" calcext:value-type="currency">
            <text:p>158,00 zł</text:p>
          </table:table-cell>
          <table:table-cell table:formula="of:=[.F207]+[.C208]" office:value-type="currency" office:currency="PLN" office:value="122" calcext:value-type="currency">
            <text:p>122,00 zł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-9" calcext:value-type="float">
            <text:p>-9</text:p>
          </table:table-cell>
          <table:table-cell table:formula="of:=[.D208]+[.A209]" office:value-type="currency" office:currency="PLN" office:value="239" calcext:value-type="currency">
            <text:p>239,00 zł</text:p>
          </table:table-cell>
          <table:table-cell table:formula="of:=[.E208]+[.B209]" office:value-type="currency" office:currency="PLN" office:value="149" calcext:value-type="currency">
            <text:p>149,00 zł</text:p>
          </table:table-cell>
          <table:table-cell table:formula="of:=[.F208]+[.C209]" office:value-type="currency" office:currency="PLN" office:value="113" calcext:value-type="currency">
            <text:p>113,00 zł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table:formula="of:=[.D209]+[.A210]" office:value-type="currency" office:currency="PLN" office:value="247" calcext:value-type="currency">
            <text:p>247,00 zł</text:p>
          </table:table-cell>
          <table:table-cell table:formula="of:=[.E209]+[.B210]" office:value-type="currency" office:currency="PLN" office:value="144" calcext:value-type="currency">
            <text:p>144,00 zł</text:p>
          </table:table-cell>
          <table:table-cell table:formula="of:=[.F209]+[.C210]" office:value-type="currency" office:currency="PLN" office:value="114" calcext:value-type="currency">
            <text:p>114,00 zł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table:formula="of:=[.D210]+[.A211]" office:value-type="currency" office:currency="PLN" office:value="243" calcext:value-type="currency">
            <text:p>243,00 zł</text:p>
          </table:table-cell>
          <table:table-cell table:formula="of:=[.E210]+[.B211]" office:value-type="currency" office:currency="PLN" office:value="153" calcext:value-type="currency">
            <text:p>153,00 zł</text:p>
          </table:table-cell>
          <table:table-cell table:formula="of:=[.F210]+[.C211]" office:value-type="currency" office:currency="PLN" office:value="111" calcext:value-type="currency">
            <text:p>111,00 zł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211]+[.A212]" office:value-type="currency" office:currency="PLN" office:value="253" calcext:value-type="currency">
            <text:p>253,00 zł</text:p>
          </table:table-cell>
          <table:table-cell table:formula="of:=[.E211]+[.B212]" office:value-type="currency" office:currency="PLN" office:value="154" calcext:value-type="currency">
            <text:p>154,00 zł</text:p>
          </table:table-cell>
          <table:table-cell table:formula="of:=[.F211]+[.C212]" office:value-type="currency" office:currency="PLN" office:value="117" calcext:value-type="currency">
            <text:p>117,00 zł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 table:formula="of:=[.D212]+[.A213]" office:value-type="currency" office:currency="PLN" office:value="263" calcext:value-type="currency">
            <text:p>263,00 zł</text:p>
          </table:table-cell>
          <table:table-cell table:formula="of:=[.E212]+[.B213]" office:value-type="currency" office:currency="PLN" office:value="145" calcext:value-type="currency">
            <text:p>145,00 zł</text:p>
          </table:table-cell>
          <table:table-cell table:formula="of:=[.F212]+[.C213]" office:value-type="currency" office:currency="PLN" office:value="122" calcext:value-type="currency">
            <text:p>122,00 z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213]+[.A214]" office:value-type="currency" office:currency="PLN" office:value="264" calcext:value-type="currency">
            <text:p>264,00 zł</text:p>
          </table:table-cell>
          <table:table-cell table:formula="of:=[.E213]+[.B214]" office:value-type="currency" office:currency="PLN" office:value="152" calcext:value-type="currency">
            <text:p>152,00 zł</text:p>
          </table:table-cell>
          <table:table-cell table:formula="of:=[.F213]+[.C214]" office:value-type="currency" office:currency="PLN" office:value="124" calcext:value-type="currency">
            <text:p>124,00 zł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table:formula="of:=[.D214]+[.A215]" office:value-type="currency" office:currency="PLN" office:value="260" calcext:value-type="currency">
            <text:p>260,00 zł</text:p>
          </table:table-cell>
          <table:table-cell table:formula="of:=[.E214]+[.B215]" office:value-type="currency" office:currency="PLN" office:value="158" calcext:value-type="currency">
            <text:p>158,00 zł</text:p>
          </table:table-cell>
          <table:table-cell table:formula="of:=[.F214]+[.C215]" office:value-type="currency" office:currency="PLN" office:value="122" calcext:value-type="currency">
            <text:p>122,00 zł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2" office:value-type="float" office:value="-2" calcext:value-type="float">
            <text:p>-2</text:p>
          </table:table-cell>
          <table:table-cell table:formula="of:=[.D215]+[.A216]" office:value-type="currency" office:currency="PLN" office:value="255" calcext:value-type="currency">
            <text:p>255,00 zł</text:p>
          </table:table-cell>
          <table:table-cell table:formula="of:=[.E215]+[.B216]" office:value-type="currency" office:currency="PLN" office:value="156" calcext:value-type="currency">
            <text:p>156,00 zł</text:p>
          </table:table-cell>
          <table:table-cell table:formula="of:=[.F215]+[.C216]" office:value-type="currency" office:currency="PLN" office:value="120" calcext:value-type="currency">
            <text:p>120,00 zł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table:formula="of:=[.D216]+[.A217]" office:value-type="currency" office:currency="PLN" office:value="250" calcext:value-type="currency">
            <text:p>250,00 zł</text:p>
          </table:table-cell>
          <table:table-cell table:formula="of:=[.E216]+[.B217]" office:value-type="currency" office:currency="PLN" office:value="148" calcext:value-type="currency">
            <text:p>148,00 zł</text:p>
          </table:table-cell>
          <table:table-cell table:formula="of:=[.F216]+[.C217]" office:value-type="currency" office:currency="PLN" office:value="117" calcext:value-type="currency">
            <text:p>117,00 zł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D217]+[.A218]" office:value-type="currency" office:currency="PLN" office:value="254" calcext:value-type="currency">
            <text:p>254,00 zł</text:p>
          </table:table-cell>
          <table:table-cell table:formula="of:=[.E217]+[.B218]" office:value-type="currency" office:currency="PLN" office:value="148" calcext:value-type="currency">
            <text:p>148,00 zł</text:p>
          </table:table-cell>
          <table:table-cell table:formula="of:=[.F217]+[.C218]" office:value-type="currency" office:currency="PLN" office:value="122" calcext:value-type="currency">
            <text:p>122,00 z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table:formula="of:=[.D218]+[.A219]" office:value-type="currency" office:currency="PLN" office:value="256" calcext:value-type="currency">
            <text:p>256,00 zł</text:p>
          </table:table-cell>
          <table:table-cell table:formula="of:=[.E218]+[.B219]" office:value-type="currency" office:currency="PLN" office:value="147" calcext:value-type="currency">
            <text:p>147,00 zł</text:p>
          </table:table-cell>
          <table:table-cell table:formula="of:=[.F218]+[.C219]" office:value-type="currency" office:currency="PLN" office:value="114" calcext:value-type="currency">
            <text:p>114,00 zł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formula="of:=[.D219]+[.A220]" office:value-type="currency" office:currency="PLN" office:value="254" calcext:value-type="currency">
            <text:p>254,00 zł</text:p>
          </table:table-cell>
          <table:table-cell table:formula="of:=[.E219]+[.B220]" office:value-type="currency" office:currency="PLN" office:value="145" calcext:value-type="currency">
            <text:p>145,00 zł</text:p>
          </table:table-cell>
          <table:table-cell table:formula="of:=[.F219]+[.C220]" office:value-type="currency" office:currency="PLN" office:value="113" calcext:value-type="currency">
            <text:p>113,00 zł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220]+[.A221]" office:value-type="currency" office:currency="PLN" office:value="262" calcext:value-type="currency">
            <text:p>262,00 zł</text:p>
          </table:table-cell>
          <table:table-cell table:formula="of:=[.E220]+[.B221]" office:value-type="currency" office:currency="PLN" office:value="149" calcext:value-type="currency">
            <text:p>149,00 zł</text:p>
          </table:table-cell>
          <table:table-cell table:formula="of:=[.F220]+[.C221]" office:value-type="currency" office:currency="PLN" office:value="114" calcext:value-type="currency">
            <text:p>114,00 zł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 table:formula="of:=[.D221]+[.A222]" office:value-type="currency" office:currency="PLN" office:value="258" calcext:value-type="currency">
            <text:p>258,00 zł</text:p>
          </table:table-cell>
          <table:table-cell table:formula="of:=[.E221]+[.B222]" office:value-type="currency" office:currency="PLN" office:value="140" calcext:value-type="currency">
            <text:p>140,00 zł</text:p>
          </table:table-cell>
          <table:table-cell table:formula="of:=[.F221]+[.C222]" office:value-type="currency" office:currency="PLN" office:value="119" calcext:value-type="currency">
            <text:p>119,00 zł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table:formula="of:=[.D222]+[.A223]" office:value-type="currency" office:currency="PLN" office:value="251" calcext:value-type="currency">
            <text:p>251,00 zł</text:p>
          </table:table-cell>
          <table:table-cell table:formula="of:=[.E222]+[.B223]" office:value-type="currency" office:currency="PLN" office:value="150" calcext:value-type="currency">
            <text:p>150,00 zł</text:p>
          </table:table-cell>
          <table:table-cell table:formula="of:=[.F222]+[.C223]" office:value-type="currency" office:currency="PLN" office:value="111" calcext:value-type="currency">
            <text:p>111,00 zł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223]+[.A224]" office:value-type="currency" office:currency="PLN" office:value="259" calcext:value-type="currency">
            <text:p>259,00 zł</text:p>
          </table:table-cell>
          <table:table-cell table:formula="of:=[.E223]+[.B224]" office:value-type="currency" office:currency="PLN" office:value="158" calcext:value-type="currency">
            <text:p>158,00 zł</text:p>
          </table:table-cell>
          <table:table-cell table:formula="of:=[.F223]+[.C224]" office:value-type="currency" office:currency="PLN" office:value="113" calcext:value-type="currency">
            <text:p>113,00 zł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table:formula="of:=[.D224]+[.A225]" office:value-type="currency" office:currency="PLN" office:value="263" calcext:value-type="currency">
            <text:p>263,00 zł</text:p>
          </table:table-cell>
          <table:table-cell table:formula="of:=[.E224]+[.B225]" office:value-type="currency" office:currency="PLN" office:value="154" calcext:value-type="currency">
            <text:p>154,00 zł</text:p>
          </table:table-cell>
          <table:table-cell table:formula="of:=[.F224]+[.C225]" office:value-type="currency" office:currency="PLN" office:value="119" calcext:value-type="currency">
            <text:p>119,00 zł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table:formula="of:=[.D225]+[.A226]" office:value-type="currency" office:currency="PLN" office:value="253" calcext:value-type="currency">
            <text:p>253,00 zł</text:p>
          </table:table-cell>
          <table:table-cell table:formula="of:=[.E225]+[.B226]" office:value-type="currency" office:currency="PLN" office:value="149" calcext:value-type="currency">
            <text:p>149,00 zł</text:p>
          </table:table-cell>
          <table:table-cell table:formula="of:=[.F225]+[.C226]" office:value-type="currency" office:currency="PLN" office:value="128" calcext:value-type="currency">
            <text:p>128,00 zł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table:formula="of:=[.D226]+[.A227]" office:value-type="currency" office:currency="PLN" office:value="245" calcext:value-type="currency">
            <text:p>245,00 zł</text:p>
          </table:table-cell>
          <table:table-cell table:formula="of:=[.E226]+[.B227]" office:value-type="currency" office:currency="PLN" office:value="147" calcext:value-type="currency">
            <text:p>147,00 zł</text:p>
          </table:table-cell>
          <table:table-cell table:formula="of:=[.F226]+[.C227]" office:value-type="currency" office:currency="PLN" office:value="133" calcext:value-type="currency">
            <text:p>133,00 z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227]+[.A228]" office:value-type="currency" office:currency="PLN" office:value="247" calcext:value-type="currency">
            <text:p>247,00 zł</text:p>
          </table:table-cell>
          <table:table-cell table:formula="of:=[.E227]+[.B228]" office:value-type="currency" office:currency="PLN" office:value="150" calcext:value-type="currency">
            <text:p>150,00 zł</text:p>
          </table:table-cell>
          <table:table-cell table:formula="of:=[.F227]+[.C228]" office:value-type="currency" office:currency="PLN" office:value="140" calcext:value-type="currency">
            <text:p>140,00 zł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table:formula="of:=[.D228]+[.A229]" office:value-type="currency" office:currency="PLN" office:value="241" calcext:value-type="currency">
            <text:p>241,00 zł</text:p>
          </table:table-cell>
          <table:table-cell table:formula="of:=[.E228]+[.B229]" office:value-type="currency" office:currency="PLN" office:value="144" calcext:value-type="currency">
            <text:p>144,00 zł</text:p>
          </table:table-cell>
          <table:table-cell table:formula="of:=[.F228]+[.C229]" office:value-type="currency" office:currency="PLN" office:value="148" calcext:value-type="currency">
            <text:p>148,00 zł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table:formula="of:=[.D229]+[.A230]" office:value-type="currency" office:currency="PLN" office:value="241" calcext:value-type="currency">
            <text:p>241,00 zł</text:p>
          </table:table-cell>
          <table:table-cell table:formula="of:=[.E229]+[.B230]" office:value-type="currency" office:currency="PLN" office:value="136" calcext:value-type="currency">
            <text:p>136,00 zł</text:p>
          </table:table-cell>
          <table:table-cell table:formula="of:=[.F229]+[.C230]" office:value-type="currency" office:currency="PLN" office:value="151" calcext:value-type="currency">
            <text:p>151,00 zł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D230]+[.A231]" office:value-type="currency" office:currency="PLN" office:value="247" calcext:value-type="currency">
            <text:p>247,00 zł</text:p>
          </table:table-cell>
          <table:table-cell table:formula="of:=[.E230]+[.B231]" office:value-type="currency" office:currency="PLN" office:value="137" calcext:value-type="currency">
            <text:p>137,00 zł</text:p>
          </table:table-cell>
          <table:table-cell table:formula="of:=[.F230]+[.C231]" office:value-type="currency" office:currency="PLN" office:value="146" calcext:value-type="currency">
            <text:p>146,00 z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formula="of:=[.D231]+[.A232]" office:value-type="currency" office:currency="PLN" office:value="249" calcext:value-type="currency">
            <text:p>249,00 zł</text:p>
          </table:table-cell>
          <table:table-cell table:formula="of:=[.E231]+[.B232]" office:value-type="currency" office:currency="PLN" office:value="136" calcext:value-type="currency">
            <text:p>136,00 zł</text:p>
          </table:table-cell>
          <table:table-cell table:formula="of:=[.F231]+[.C232]" office:value-type="currency" office:currency="PLN" office:value="143" calcext:value-type="currency">
            <text:p>143,00 zł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table:formula="of:=[.D232]+[.A233]" office:value-type="currency" office:currency="PLN" office:value="257" calcext:value-type="currency">
            <text:p>257,00 zł</text:p>
          </table:table-cell>
          <table:table-cell table:formula="of:=[.E232]+[.B233]" office:value-type="currency" office:currency="PLN" office:value="131" calcext:value-type="currency">
            <text:p>131,00 zł</text:p>
          </table:table-cell>
          <table:table-cell table:formula="of:=[.F232]+[.C233]" office:value-type="currency" office:currency="PLN" office:value="147" calcext:value-type="currency">
            <text:p>147,00 zł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[.D233]+[.A234]" office:value-type="currency" office:currency="PLN" office:value="256" calcext:value-type="currency">
            <text:p>256,00 zł</text:p>
          </table:table-cell>
          <table:table-cell table:formula="of:=[.E233]+[.B234]" office:value-type="currency" office:currency="PLN" office:value="137" calcext:value-type="currency">
            <text:p>137,00 zł</text:p>
          </table:table-cell>
          <table:table-cell table:formula="of:=[.F233]+[.C234]" office:value-type="currency" office:currency="PLN" office:value="146" calcext:value-type="currency">
            <text:p>146,00 zł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234]+[.A235]" office:value-type="currency" office:currency="PLN" office:value="246" calcext:value-type="currency">
            <text:p>246,00 zł</text:p>
          </table:table-cell>
          <table:table-cell table:formula="of:=[.E234]+[.B235]" office:value-type="currency" office:currency="PLN" office:value="146" calcext:value-type="currency">
            <text:p>146,00 zł</text:p>
          </table:table-cell>
          <table:table-cell table:formula="of:=[.F234]+[.C235]" office:value-type="currency" office:currency="PLN" office:value="151" calcext:value-type="currency">
            <text:p>151,00 z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235]+[.A236]" office:value-type="currency" office:currency="PLN" office:value="248" calcext:value-type="currency">
            <text:p>248,00 zł</text:p>
          </table:table-cell>
          <table:table-cell table:formula="of:=[.E235]+[.B236]" office:value-type="currency" office:currency="PLN" office:value="153" calcext:value-type="currency">
            <text:p>153,00 zł</text:p>
          </table:table-cell>
          <table:table-cell table:formula="of:=[.F235]+[.C236]" office:value-type="currency" office:currency="PLN" office:value="154" calcext:value-type="currency">
            <text:p>154,00 zł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table:formula="of:=[.D236]+[.A237]" office:value-type="currency" office:currency="PLN" office:value="242" calcext:value-type="currency">
            <text:p>242,00 zł</text:p>
          </table:table-cell>
          <table:table-cell table:formula="of:=[.E236]+[.B237]" office:value-type="currency" office:currency="PLN" office:value="152" calcext:value-type="currency">
            <text:p>152,00 zł</text:p>
          </table:table-cell>
          <table:table-cell table:formula="of:=[.F236]+[.C237]" office:value-type="currency" office:currency="PLN" office:value="146" calcext:value-type="currency">
            <text:p>146,00 zł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237]+[.A238]" office:value-type="currency" office:currency="PLN" office:value="241" calcext:value-type="currency">
            <text:p>241,00 zł</text:p>
          </table:table-cell>
          <table:table-cell table:formula="of:=[.E237]+[.B238]" office:value-type="currency" office:currency="PLN" office:value="159" calcext:value-type="currency">
            <text:p>159,00 zł</text:p>
          </table:table-cell>
          <table:table-cell table:formula="of:=[.F237]+[.C238]" office:value-type="currency" office:currency="PLN" office:value="149" calcext:value-type="currency">
            <text:p>149,00 z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table:formula="of:=[.D238]+[.A239]" office:value-type="currency" office:currency="PLN" office:value="243" calcext:value-type="currency">
            <text:p>243,00 zł</text:p>
          </table:table-cell>
          <table:table-cell table:formula="of:=[.E238]+[.B239]" office:value-type="currency" office:currency="PLN" office:value="165" calcext:value-type="currency">
            <text:p>165,00 zł</text:p>
          </table:table-cell>
          <table:table-cell table:formula="of:=[.F238]+[.C239]" office:value-type="currency" office:currency="PLN" office:value="144" calcext:value-type="currency">
            <text:p>144,00 zł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D239]+[.A240]" office:value-type="currency" office:currency="PLN" office:value="240" calcext:value-type="currency">
            <text:p>240,00 zł</text:p>
          </table:table-cell>
          <table:table-cell table:formula="of:=[.E239]+[.B240]" office:value-type="currency" office:currency="PLN" office:value="165" calcext:value-type="currency">
            <text:p>165,00 zł</text:p>
          </table:table-cell>
          <table:table-cell table:formula="of:=[.F239]+[.C240]" office:value-type="currency" office:currency="PLN" office:value="152" calcext:value-type="currency">
            <text:p>152,00 zł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  <table:table-cell table:formula="of:=[.D240]+[.A241]" office:value-type="currency" office:currency="PLN" office:value="238" calcext:value-type="currency">
            <text:p>238,00 zł</text:p>
          </table:table-cell>
          <table:table-cell table:formula="of:=[.E240]+[.B241]" office:value-type="currency" office:currency="PLN" office:value="160" calcext:value-type="currency">
            <text:p>160,00 zł</text:p>
          </table:table-cell>
          <table:table-cell table:formula="of:=[.F240]+[.C241]" office:value-type="currency" office:currency="PLN" office:value="144" calcext:value-type="currency">
            <text:p>144,00 zł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D241]+[.A242]" office:value-type="currency" office:currency="PLN" office:value="242" calcext:value-type="currency">
            <text:p>242,00 zł</text:p>
          </table:table-cell>
          <table:table-cell table:formula="of:=[.E241]+[.B242]" office:value-type="currency" office:currency="PLN" office:value="164" calcext:value-type="currency">
            <text:p>164,00 zł</text:p>
          </table:table-cell>
          <table:table-cell table:formula="of:=[.F241]+[.C242]" office:value-type="currency" office:currency="PLN" office:value="152" calcext:value-type="currency">
            <text:p>152,00 zł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table:formula="of:=[.D242]+[.A243]" office:value-type="currency" office:currency="PLN" office:value="235" calcext:value-type="currency">
            <text:p>235,00 zł</text:p>
          </table:table-cell>
          <table:table-cell table:formula="of:=[.E242]+[.B243]" office:value-type="currency" office:currency="PLN" office:value="154" calcext:value-type="currency">
            <text:p>154,00 zł</text:p>
          </table:table-cell>
          <table:table-cell table:formula="of:=[.F242]+[.C243]" office:value-type="currency" office:currency="PLN" office:value="162" calcext:value-type="currency">
            <text:p>162,00 zł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table:formula="of:=[.D243]+[.A244]" office:value-type="currency" office:currency="PLN" office:value="240" calcext:value-type="currency">
            <text:p>240,00 zł</text:p>
          </table:table-cell>
          <table:table-cell table:formula="of:=[.E243]+[.B244]" office:value-type="currency" office:currency="PLN" office:value="147" calcext:value-type="currency">
            <text:p>147,00 zł</text:p>
          </table:table-cell>
          <table:table-cell table:formula="of:=[.F243]+[.C244]" office:value-type="currency" office:currency="PLN" office:value="159" calcext:value-type="currency">
            <text:p>159,00 zł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table:formula="of:=[.D244]+[.A245]" office:value-type="currency" office:currency="PLN" office:value="231" calcext:value-type="currency">
            <text:p>231,00 zł</text:p>
          </table:table-cell>
          <table:table-cell table:formula="of:=[.E244]+[.B245]" office:value-type="currency" office:currency="PLN" office:value="142" calcext:value-type="currency">
            <text:p>142,00 zł</text:p>
          </table:table-cell>
          <table:table-cell table:formula="of:=[.F244]+[.C245]" office:value-type="currency" office:currency="PLN" office:value="165" calcext:value-type="currency">
            <text:p>165,00 zł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formula="of:=[.D245]+[.A246]" office:value-type="currency" office:currency="PLN" office:value="230" calcext:value-type="currency">
            <text:p>230,00 zł</text:p>
          </table:table-cell>
          <table:table-cell table:formula="of:=[.E245]+[.B246]" office:value-type="currency" office:currency="PLN" office:value="139" calcext:value-type="currency">
            <text:p>139,00 zł</text:p>
          </table:table-cell>
          <table:table-cell table:formula="of:=[.F245]+[.C246]" office:value-type="currency" office:currency="PLN" office:value="168" calcext:value-type="currency">
            <text:p>168,00 zł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D246]+[.A247]" office:value-type="currency" office:currency="PLN" office:value="240" calcext:value-type="currency">
            <text:p>240,00 zł</text:p>
          </table:table-cell>
          <table:table-cell table:formula="of:=[.E246]+[.B247]" office:value-type="currency" office:currency="PLN" office:value="139" calcext:value-type="currency">
            <text:p>139,00 zł</text:p>
          </table:table-cell>
          <table:table-cell table:formula="of:=[.F246]+[.C247]" office:value-type="currency" office:currency="PLN" office:value="172" calcext:value-type="currency">
            <text:p>172,00 zł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 office:value-type="float" office:value="-8" calcext:value-type="float">
            <text:p>-8</text:p>
          </table:table-cell>
          <table:table-cell table:formula="of:=[.D247]+[.A248]" office:value-type="currency" office:currency="PLN" office:value="238" calcext:value-type="currency">
            <text:p>238,00 zł</text:p>
          </table:table-cell>
          <table:table-cell table:formula="of:=[.E247]+[.B248]" office:value-type="currency" office:currency="PLN" office:value="131" calcext:value-type="currency">
            <text:p>131,00 zł</text:p>
          </table:table-cell>
          <table:table-cell table:formula="of:=[.F247]+[.C248]" office:value-type="currency" office:currency="PLN" office:value="164" calcext:value-type="currency">
            <text:p>164,00 zł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[.D248]+[.A249]" office:value-type="currency" office:currency="PLN" office:value="229" calcext:value-type="currency">
            <text:p>229,00 zł</text:p>
          </table:table-cell>
          <table:table-cell table:formula="of:=[.E248]+[.B249]" office:value-type="currency" office:currency="PLN" office:value="132" calcext:value-type="currency">
            <text:p>132,00 zł</text:p>
          </table:table-cell>
          <table:table-cell table:formula="of:=[.F248]+[.C249]" office:value-type="currency" office:currency="PLN" office:value="162" calcext:value-type="currency">
            <text:p>162,00 zł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  <table:table-cell table:formula="of:=[.D249]+[.A250]" office:value-type="currency" office:currency="PLN" office:value="235" calcext:value-type="currency">
            <text:p>235,00 zł</text:p>
          </table:table-cell>
          <table:table-cell table:formula="of:=[.E249]+[.B250]" office:value-type="currency" office:currency="PLN" office:value="123" calcext:value-type="currency">
            <text:p>123,00 zł</text:p>
          </table:table-cell>
          <table:table-cell table:formula="of:=[.F249]+[.C250]" office:value-type="currency" office:currency="PLN" office:value="152" calcext:value-type="currency">
            <text:p>152,00 zł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table:formula="of:=[.D250]+[.A251]" office:value-type="currency" office:currency="PLN" office:value="242" calcext:value-type="currency">
            <text:p>242,00 zł</text:p>
          </table:table-cell>
          <table:table-cell table:formula="of:=[.E250]+[.B251]" office:value-type="currency" office:currency="PLN" office:value="113" calcext:value-type="currency">
            <text:p>113,00 zł</text:p>
          </table:table-cell>
          <table:table-cell table:formula="of:=[.F250]+[.C251]" office:value-type="currency" office:currency="PLN" office:value="148" calcext:value-type="currency">
            <text:p>148,00 zł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D251]+[.A252]" office:value-type="currency" office:currency="PLN" office:value="242" calcext:value-type="currency">
            <text:p>242,00 zł</text:p>
          </table:table-cell>
          <table:table-cell table:formula="of:=[.E251]+[.B252]" office:value-type="currency" office:currency="PLN" office:value="117" calcext:value-type="currency">
            <text:p>117,00 zł</text:p>
          </table:table-cell>
          <table:table-cell table:formula="of:=[.F251]+[.C252]" office:value-type="currency" office:currency="PLN" office:value="155" calcext:value-type="currency">
            <text:p>155,00 zł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table:formula="of:=[.D252]+[.A253]" office:value-type="currency" office:currency="PLN" office:value="233" calcext:value-type="currency">
            <text:p>233,00 zł</text:p>
          </table:table-cell>
          <table:table-cell table:formula="of:=[.E252]+[.B253]" office:value-type="currency" office:currency="PLN" office:value="111" calcext:value-type="currency">
            <text:p>111,00 zł</text:p>
          </table:table-cell>
          <table:table-cell table:formula="of:=[.F252]+[.C253]" office:value-type="currency" office:currency="PLN" office:value="165" calcext:value-type="currency">
            <text:p>165,00 z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table:formula="of:=[.D253]+[.A254]" office:value-type="currency" office:currency="PLN" office:value="235" calcext:value-type="currency">
            <text:p>235,00 zł</text:p>
          </table:table-cell>
          <table:table-cell table:formula="of:=[.E253]+[.B254]" office:value-type="currency" office:currency="PLN" office:value="118" calcext:value-type="currency">
            <text:p>118,00 zł</text:p>
          </table:table-cell>
          <table:table-cell table:formula="of:=[.F253]+[.C254]" office:value-type="currency" office:currency="PLN" office:value="159" calcext:value-type="currency">
            <text:p>159,00 zł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254]+[.A255]" office:value-type="currency" office:currency="PLN" office:value="228" calcext:value-type="currency">
            <text:p>228,00 zł</text:p>
          </table:table-cell>
          <table:table-cell table:formula="of:=[.E254]+[.B255]" office:value-type="currency" office:currency="PLN" office:value="126" calcext:value-type="currency">
            <text:p>126,00 zł</text:p>
          </table:table-cell>
          <table:table-cell table:formula="of:=[.F254]+[.C255]" office:value-type="currency" office:currency="PLN" office:value="165" calcext:value-type="currency">
            <text:p>165,00 zł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D255]+[.A256]" office:value-type="currency" office:currency="PLN" office:value="234" calcext:value-type="currency">
            <text:p>234,00 zł</text:p>
          </table:table-cell>
          <table:table-cell table:formula="of:=[.E255]+[.B256]" office:value-type="currency" office:currency="PLN" office:value="136" calcext:value-type="currency">
            <text:p>136,00 zł</text:p>
          </table:table-cell>
          <table:table-cell table:formula="of:=[.F255]+[.C256]" office:value-type="currency" office:currency="PLN" office:value="174" calcext:value-type="currency">
            <text:p>174,00 zł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table:formula="of:=[.D256]+[.A257]" office:value-type="currency" office:currency="PLN" office:value="239" calcext:value-type="currency">
            <text:p>239,00 zł</text:p>
          </table:table-cell>
          <table:table-cell table:formula="of:=[.E256]+[.B257]" office:value-type="currency" office:currency="PLN" office:value="142" calcext:value-type="currency">
            <text:p>142,00 zł</text:p>
          </table:table-cell>
          <table:table-cell table:formula="of:=[.F256]+[.C257]" office:value-type="currency" office:currency="PLN" office:value="164" calcext:value-type="currency">
            <text:p>164,00 zł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257]+[.A258]" office:value-type="currency" office:currency="PLN" office:value="235" calcext:value-type="currency">
            <text:p>235,00 zł</text:p>
          </table:table-cell>
          <table:table-cell table:formula="of:=[.E257]+[.B258]" office:value-type="currency" office:currency="PLN" office:value="150" calcext:value-type="currency">
            <text:p>150,00 zł</text:p>
          </table:table-cell>
          <table:table-cell table:formula="of:=[.F257]+[.C258]" office:value-type="currency" office:currency="PLN" office:value="168" calcext:value-type="currency">
            <text:p>168,00 zł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D258]+[.A259]" office:value-type="currency" office:currency="PLN" office:value="241" calcext:value-type="currency">
            <text:p>241,00 zł</text:p>
          </table:table-cell>
          <table:table-cell table:formula="of:=[.E258]+[.B259]" office:value-type="currency" office:currency="PLN" office:value="159" calcext:value-type="currency">
            <text:p>159,00 zł</text:p>
          </table:table-cell>
          <table:table-cell table:formula="of:=[.F258]+[.C259]" office:value-type="currency" office:currency="PLN" office:value="175" calcext:value-type="currency">
            <text:p>175,00 zł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formula="of:=[.D259]+[.A260]" office:value-type="currency" office:currency="PLN" office:value="234" calcext:value-type="currency">
            <text:p>234,00 zł</text:p>
          </table:table-cell>
          <table:table-cell table:formula="of:=[.E259]+[.B260]" office:value-type="currency" office:currency="PLN" office:value="157" calcext:value-type="currency">
            <text:p>157,00 zł</text:p>
          </table:table-cell>
          <table:table-cell table:formula="of:=[.F259]+[.C260]" office:value-type="currency" office:currency="PLN" office:value="175" calcext:value-type="currency">
            <text:p>175,00 z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60]+[.A261]" office:value-type="currency" office:currency="PLN" office:value="235" calcext:value-type="currency">
            <text:p>235,00 zł</text:p>
          </table:table-cell>
          <table:table-cell table:formula="of:=[.E260]+[.B261]" office:value-type="currency" office:currency="PLN" office:value="162" calcext:value-type="currency">
            <text:p>162,00 zł</text:p>
          </table:table-cell>
          <table:table-cell table:formula="of:=[.F260]+[.C261]" office:value-type="currency" office:currency="PLN" office:value="176" calcext:value-type="currency">
            <text:p>176,00 zł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61]+[.A262]" office:value-type="currency" office:currency="PLN" office:value="240" calcext:value-type="currency">
            <text:p>240,00 zł</text:p>
          </table:table-cell>
          <table:table-cell table:formula="of:=[.E261]+[.B262]" office:value-type="currency" office:currency="PLN" office:value="161" calcext:value-type="currency">
            <text:p>161,00 zł</text:p>
          </table:table-cell>
          <table:table-cell table:formula="of:=[.F261]+[.C262]" office:value-type="currency" office:currency="PLN" office:value="175" calcext:value-type="currency">
            <text:p>175,00 zł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table:formula="of:=[.D262]+[.A263]" office:value-type="currency" office:currency="PLN" office:value="249" calcext:value-type="currency">
            <text:p>249,00 zł</text:p>
          </table:table-cell>
          <table:table-cell table:formula="of:=[.E262]+[.B263]" office:value-type="currency" office:currency="PLN" office:value="154" calcext:value-type="currency">
            <text:p>154,00 zł</text:p>
          </table:table-cell>
          <table:table-cell table:formula="of:=[.F262]+[.C263]" office:value-type="currency" office:currency="PLN" office:value="173" calcext:value-type="currency">
            <text:p>173,00 zł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table:number-columns-repeated="2" office:value-type="float" office:value="-9" calcext:value-type="float">
            <text:p>-9</text:p>
          </table:table-cell>
          <table:table-cell table:formula="of:=[.D263]+[.A264]" office:value-type="currency" office:currency="PLN" office:value="241" calcext:value-type="currency">
            <text:p>241,00 zł</text:p>
          </table:table-cell>
          <table:table-cell table:formula="of:=[.E263]+[.B264]" office:value-type="currency" office:currency="PLN" office:value="145" calcext:value-type="currency">
            <text:p>145,00 zł</text:p>
          </table:table-cell>
          <table:table-cell table:formula="of:=[.F263]+[.C264]" office:value-type="currency" office:currency="PLN" office:value="164" calcext:value-type="currency">
            <text:p>164,00 zł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table:formula="of:=[.D264]+[.A265]" office:value-type="currency" office:currency="PLN" office:value="234" calcext:value-type="currency">
            <text:p>234,00 zł</text:p>
          </table:table-cell>
          <table:table-cell table:formula="of:=[.E264]+[.B265]" office:value-type="currency" office:currency="PLN" office:value="152" calcext:value-type="currency">
            <text:p>152,00 zł</text:p>
          </table:table-cell>
          <table:table-cell table:formula="of:=[.F264]+[.C265]" office:value-type="currency" office:currency="PLN" office:value="160" calcext:value-type="currency">
            <text:p>160,00 zł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formula="of:=[.D265]+[.A266]" office:value-type="currency" office:currency="PLN" office:value="231" calcext:value-type="currency">
            <text:p>231,00 zł</text:p>
          </table:table-cell>
          <table:table-cell table:formula="of:=[.E265]+[.B266]" office:value-type="currency" office:currency="PLN" office:value="145" calcext:value-type="currency">
            <text:p>145,00 zł</text:p>
          </table:table-cell>
          <table:table-cell table:formula="of:=[.F265]+[.C266]" office:value-type="currency" office:currency="PLN" office:value="167" calcext:value-type="currency">
            <text:p>167,00 zł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table:formula="of:=[.D266]+[.A267]" office:value-type="currency" office:currency="PLN" office:value="223" calcext:value-type="currency">
            <text:p>223,00 zł</text:p>
          </table:table-cell>
          <table:table-cell table:formula="of:=[.E266]+[.B267]" office:value-type="currency" office:currency="PLN" office:value="139" calcext:value-type="currency">
            <text:p>139,00 zł</text:p>
          </table:table-cell>
          <table:table-cell table:formula="of:=[.F266]+[.C267]" office:value-type="currency" office:currency="PLN" office:value="165" calcext:value-type="currency">
            <text:p>165,00 z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267]+[.A268]" office:value-type="currency" office:currency="PLN" office:value="226" calcext:value-type="currency">
            <text:p>226,00 zł</text:p>
          </table:table-cell>
          <table:table-cell table:formula="of:=[.E267]+[.B268]" office:value-type="currency" office:currency="PLN" office:value="149" calcext:value-type="currency">
            <text:p>149,00 zł</text:p>
          </table:table-cell>
          <table:table-cell table:formula="of:=[.F267]+[.C268]" office:value-type="currency" office:currency="PLN" office:value="172" calcext:value-type="currency">
            <text:p>172,00 zł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D268]+[.A269]" office:value-type="currency" office:currency="PLN" office:value="232" calcext:value-type="currency">
            <text:p>232,00 zł</text:p>
          </table:table-cell>
          <table:table-cell table:formula="of:=[.E268]+[.B269]" office:value-type="currency" office:currency="PLN" office:value="154" calcext:value-type="currency">
            <text:p>154,00 zł</text:p>
          </table:table-cell>
          <table:table-cell table:formula="of:=[.F268]+[.C269]" office:value-type="currency" office:currency="PLN" office:value="180" calcext:value-type="currency">
            <text:p>180,00 zł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table:formula="of:=[.D269]+[.A270]" office:value-type="currency" office:currency="PLN" office:value="239" calcext:value-type="currency">
            <text:p>239,00 zł</text:p>
          </table:table-cell>
          <table:table-cell table:formula="of:=[.E269]+[.B270]" office:value-type="currency" office:currency="PLN" office:value="152" calcext:value-type="currency">
            <text:p>152,00 zł</text:p>
          </table:table-cell>
          <table:table-cell table:formula="of:=[.F269]+[.C270]" office:value-type="currency" office:currency="PLN" office:value="189" calcext:value-type="currency">
            <text:p>189,00 zł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table:formula="of:=[.D270]+[.A271]" office:value-type="currency" office:currency="PLN" office:value="247" calcext:value-type="currency">
            <text:p>247,00 zł</text:p>
          </table:table-cell>
          <table:table-cell table:formula="of:=[.E270]+[.B271]" office:value-type="currency" office:currency="PLN" office:value="144" calcext:value-type="currency">
            <text:p>144,00 zł</text:p>
          </table:table-cell>
          <table:table-cell table:formula="of:=[.F270]+[.C271]" office:value-type="currency" office:currency="PLN" office:value="184" calcext:value-type="currency">
            <text:p>184,00 zł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table:formula="of:=[.D271]+[.A272]" office:value-type="currency" office:currency="PLN" office:value="244" calcext:value-type="currency">
            <text:p>244,00 zł</text:p>
          </table:table-cell>
          <table:table-cell table:formula="of:=[.E271]+[.B272]" office:value-type="currency" office:currency="PLN" office:value="136" calcext:value-type="currency">
            <text:p>136,00 zł</text:p>
          </table:table-cell>
          <table:table-cell table:formula="of:=[.F271]+[.C272]" office:value-type="currency" office:currency="PLN" office:value="175" calcext:value-type="currency">
            <text:p>175,00 z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D272]+[.A273]" office:value-type="currency" office:currency="PLN" office:value="246" calcext:value-type="currency">
            <text:p>246,00 zł</text:p>
          </table:table-cell>
          <table:table-cell table:formula="of:=[.E272]+[.B273]" office:value-type="currency" office:currency="PLN" office:value="142" calcext:value-type="currency">
            <text:p>142,00 zł</text:p>
          </table:table-cell>
          <table:table-cell table:formula="of:=[.F272]+[.C273]" office:value-type="currency" office:currency="PLN" office:value="182" calcext:value-type="currency">
            <text:p>182,00 zł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[.D273]+[.A274]" office:value-type="currency" office:currency="PLN" office:value="248" calcext:value-type="currency">
            <text:p>248,00 zł</text:p>
          </table:table-cell>
          <table:table-cell table:formula="of:=[.E273]+[.B274]" office:value-type="currency" office:currency="PLN" office:value="144" calcext:value-type="currency">
            <text:p>144,00 zł</text:p>
          </table:table-cell>
          <table:table-cell table:formula="of:=[.F273]+[.C274]" office:value-type="currency" office:currency="PLN" office:value="179" calcext:value-type="currency">
            <text:p>179,00 zł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formula="of:=[.D274]+[.A275]" office:value-type="currency" office:currency="PLN" office:value="256" calcext:value-type="currency">
            <text:p>256,00 zł</text:p>
          </table:table-cell>
          <table:table-cell table:formula="of:=[.E274]+[.B275]" office:value-type="currency" office:currency="PLN" office:value="147" calcext:value-type="currency">
            <text:p>147,00 zł</text:p>
          </table:table-cell>
          <table:table-cell table:formula="of:=[.F274]+[.C275]" office:value-type="currency" office:currency="PLN" office:value="177" calcext:value-type="currency">
            <text:p>177,00 zł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table:formula="of:=[.D275]+[.A276]" office:value-type="currency" office:currency="PLN" office:value="255" calcext:value-type="currency">
            <text:p>255,00 zł</text:p>
          </table:table-cell>
          <table:table-cell table:formula="of:=[.E275]+[.B276]" office:value-type="currency" office:currency="PLN" office:value="153" calcext:value-type="currency">
            <text:p>153,00 zł</text:p>
          </table:table-cell>
          <table:table-cell table:formula="of:=[.F275]+[.C276]" office:value-type="currency" office:currency="PLN" office:value="170" calcext:value-type="currency">
            <text:p>170,00 zł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table:formula="of:=[.D276]+[.A277]" office:value-type="currency" office:currency="PLN" office:value="248" calcext:value-type="currency">
            <text:p>248,00 zł</text:p>
          </table:table-cell>
          <table:table-cell table:formula="of:=[.E276]+[.B277]" office:value-type="currency" office:currency="PLN" office:value="148" calcext:value-type="currency">
            <text:p>148,00 zł</text:p>
          </table:table-cell>
          <table:table-cell table:formula="of:=[.F276]+[.C277]" office:value-type="currency" office:currency="PLN" office:value="175" calcext:value-type="currency">
            <text:p>175,00 zł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table:formula="of:=[.D277]+[.A278]" office:value-type="currency" office:currency="PLN" office:value="252" calcext:value-type="currency">
            <text:p>252,00 zł</text:p>
          </table:table-cell>
          <table:table-cell table:formula="of:=[.E277]+[.B278]" office:value-type="currency" office:currency="PLN" office:value="152" calcext:value-type="currency">
            <text:p>152,00 zł</text:p>
          </table:table-cell>
          <table:table-cell table:formula="of:=[.F277]+[.C278]" office:value-type="currency" office:currency="PLN" office:value="171" calcext:value-type="currency">
            <text:p>171,00 zł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278]+[.A279]" office:value-type="currency" office:currency="PLN" office:value="252" calcext:value-type="currency">
            <text:p>252,00 zł</text:p>
          </table:table-cell>
          <table:table-cell table:formula="of:=[.E278]+[.B279]" office:value-type="currency" office:currency="PLN" office:value="161" calcext:value-type="currency">
            <text:p>161,00 zł</text:p>
          </table:table-cell>
          <table:table-cell table:formula="of:=[.F278]+[.C279]" office:value-type="currency" office:currency="PLN" office:value="177" calcext:value-type="currency">
            <text:p>177,00 zł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-10" calcext:value-type="float">
            <text:p>-10</text:p>
          </table:table-cell>
          <table:table-cell table:formula="of:=[.D279]+[.A280]" office:value-type="currency" office:currency="PLN" office:value="246" calcext:value-type="currency">
            <text:p>246,00 zł</text:p>
          </table:table-cell>
          <table:table-cell table:formula="of:=[.E279]+[.B280]" office:value-type="currency" office:currency="PLN" office:value="158" calcext:value-type="currency">
            <text:p>158,00 zł</text:p>
          </table:table-cell>
          <table:table-cell table:formula="of:=[.F279]+[.C280]" office:value-type="currency" office:currency="PLN" office:value="167" calcext:value-type="currency">
            <text:p>167,00 zł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D280]+[.A281]" office:value-type="currency" office:currency="PLN" office:value="240" calcext:value-type="currency">
            <text:p>240,00 zł</text:p>
          </table:table-cell>
          <table:table-cell table:formula="of:=[.E280]+[.B281]" office:value-type="currency" office:currency="PLN" office:value="162" calcext:value-type="currency">
            <text:p>162,00 zł</text:p>
          </table:table-cell>
          <table:table-cell table:formula="of:=[.F280]+[.C281]" office:value-type="currency" office:currency="PLN" office:value="173" calcext:value-type="currency">
            <text:p>173,00 z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281]+[.A282]" office:value-type="currency" office:currency="PLN" office:value="243" calcext:value-type="currency">
            <text:p>243,00 zł</text:p>
          </table:table-cell>
          <table:table-cell table:formula="of:=[.E281]+[.B282]" office:value-type="currency" office:currency="PLN" office:value="169" calcext:value-type="currency">
            <text:p>169,00 zł</text:p>
          </table:table-cell>
          <table:table-cell table:formula="of:=[.F281]+[.C282]" office:value-type="currency" office:currency="PLN" office:value="178" calcext:value-type="currency">
            <text:p>178,00 zł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2" office:value-type="float" office:value="-4" calcext:value-type="float">
            <text:p>-4</text:p>
          </table:table-cell>
          <table:table-cell table:formula="of:=[.D282]+[.A283]" office:value-type="currency" office:currency="PLN" office:value="238" calcext:value-type="currency">
            <text:p>238,00 zł</text:p>
          </table:table-cell>
          <table:table-cell table:formula="of:=[.E282]+[.B283]" office:value-type="currency" office:currency="PLN" office:value="165" calcext:value-type="currency">
            <text:p>165,00 zł</text:p>
          </table:table-cell>
          <table:table-cell table:formula="of:=[.F282]+[.C283]" office:value-type="currency" office:currency="PLN" office:value="174" calcext:value-type="currency">
            <text:p>174,00 zł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table:formula="of:=[.D283]+[.A284]" office:value-type="currency" office:currency="PLN" office:value="231" calcext:value-type="currency">
            <text:p>231,00 zł</text:p>
          </table:table-cell>
          <table:table-cell table:formula="of:=[.E283]+[.B284]" office:value-type="currency" office:currency="PLN" office:value="161" calcext:value-type="currency">
            <text:p>161,00 zł</text:p>
          </table:table-cell>
          <table:table-cell table:formula="of:=[.F283]+[.C284]" office:value-type="currency" office:currency="PLN" office:value="166" calcext:value-type="currency">
            <text:p>166,00 z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formula="of:=[.D284]+[.A285]" office:value-type="currency" office:currency="PLN" office:value="234" calcext:value-type="currency">
            <text:p>234,00 zł</text:p>
          </table:table-cell>
          <table:table-cell table:formula="of:=[.E284]+[.B285]" office:value-type="currency" office:currency="PLN" office:value="160" calcext:value-type="currency">
            <text:p>160,00 zł</text:p>
          </table:table-cell>
          <table:table-cell table:formula="of:=[.F284]+[.C285]" office:value-type="currency" office:currency="PLN" office:value="170" calcext:value-type="currency">
            <text:p>170,00 zł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table:formula="of:=[.D285]+[.A286]" office:value-type="currency" office:currency="PLN" office:value="238" calcext:value-type="currency">
            <text:p>238,00 zł</text:p>
          </table:table-cell>
          <table:table-cell table:formula="of:=[.E285]+[.B286]" office:value-type="currency" office:currency="PLN" office:value="157" calcext:value-type="currency">
            <text:p>157,00 zł</text:p>
          </table:table-cell>
          <table:table-cell table:formula="of:=[.F285]+[.C286]" office:value-type="currency" office:currency="PLN" office:value="165" calcext:value-type="currency">
            <text:p>165,00 z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table:formula="of:=[.D286]+[.A287]" office:value-type="currency" office:currency="PLN" office:value="240" calcext:value-type="currency">
            <text:p>240,00 zł</text:p>
          </table:table-cell>
          <table:table-cell table:formula="of:=[.E286]+[.B287]" office:value-type="currency" office:currency="PLN" office:value="149" calcext:value-type="currency">
            <text:p>149,00 zł</text:p>
          </table:table-cell>
          <table:table-cell table:formula="of:=[.F286]+[.C287]" office:value-type="currency" office:currency="PLN" office:value="169" calcext:value-type="currency">
            <text:p>169,00 z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table:formula="of:=[.D287]+[.A288]" office:value-type="currency" office:currency="PLN" office:value="243" calcext:value-type="currency">
            <text:p>243,00 zł</text:p>
          </table:table-cell>
          <table:table-cell table:formula="of:=[.E287]+[.B288]" office:value-type="currency" office:currency="PLN" office:value="143" calcext:value-type="currency">
            <text:p>143,00 zł</text:p>
          </table:table-cell>
          <table:table-cell table:formula="of:=[.F287]+[.C288]" office:value-type="currency" office:currency="PLN" office:value="177" calcext:value-type="currency">
            <text:p>177,00 z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formula="of:=[.D288]+[.A289]" office:value-type="currency" office:currency="PLN" office:value="246" calcext:value-type="currency">
            <text:p>246,00 zł</text:p>
          </table:table-cell>
          <table:table-cell table:formula="of:=[.E288]+[.B289]" office:value-type="currency" office:currency="PLN" office:value="147" calcext:value-type="currency">
            <text:p>147,00 zł</text:p>
          </table:table-cell>
          <table:table-cell table:formula="of:=[.F288]+[.C289]" office:value-type="currency" office:currency="PLN" office:value="175" calcext:value-type="currency">
            <text:p>175,00 zł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[.D289]+[.A290]" office:value-type="currency" office:currency="PLN" office:value="238" calcext:value-type="currency">
            <text:p>238,00 zł</text:p>
          </table:table-cell>
          <table:table-cell table:formula="of:=[.E289]+[.B290]" office:value-type="currency" office:currency="PLN" office:value="153" calcext:value-type="currency">
            <text:p>153,00 zł</text:p>
          </table:table-cell>
          <table:table-cell table:formula="of:=[.F289]+[.C290]" office:value-type="currency" office:currency="PLN" office:value="174" calcext:value-type="currency">
            <text:p>174,00 zł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table:formula="of:=[.D290]+[.A291]" office:value-type="currency" office:currency="PLN" office:value="238" calcext:value-type="currency">
            <text:p>238,00 zł</text:p>
          </table:table-cell>
          <table:table-cell table:formula="of:=[.E290]+[.B291]" office:value-type="currency" office:currency="PLN" office:value="149" calcext:value-type="currency">
            <text:p>149,00 zł</text:p>
          </table:table-cell>
          <table:table-cell table:formula="of:=[.F290]+[.C291]" office:value-type="currency" office:currency="PLN" office:value="175" calcext:value-type="currency">
            <text:p>175,00 z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291]+[.A292]" office:value-type="currency" office:currency="PLN" office:value="241" calcext:value-type="currency">
            <text:p>241,00 zł</text:p>
          </table:table-cell>
          <table:table-cell table:formula="of:=[.E291]+[.B292]" office:value-type="currency" office:currency="PLN" office:value="151" calcext:value-type="currency">
            <text:p>151,00 zł</text:p>
          </table:table-cell>
          <table:table-cell table:formula="of:=[.F291]+[.C292]" office:value-type="currency" office:currency="PLN" office:value="178" calcext:value-type="currency">
            <text:p>178,00 zł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formula="of:=[.D292]+[.A293]" office:value-type="currency" office:currency="PLN" office:value="248" calcext:value-type="currency">
            <text:p>248,00 zł</text:p>
          </table:table-cell>
          <table:table-cell table:formula="of:=[.E292]+[.B293]" office:value-type="currency" office:currency="PLN" office:value="150" calcext:value-type="currency">
            <text:p>150,00 zł</text:p>
          </table:table-cell>
          <table:table-cell table:formula="of:=[.F292]+[.C293]" office:value-type="currency" office:currency="PLN" office:value="175" calcext:value-type="currency">
            <text:p>175,00 zł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D293]+[.A294]" office:value-type="currency" office:currency="PLN" office:value="248" calcext:value-type="currency">
            <text:p>248,00 zł</text:p>
          </table:table-cell>
          <table:table-cell table:formula="of:=[.E293]+[.B294]" office:value-type="currency" office:currency="PLN" office:value="150" calcext:value-type="currency">
            <text:p>150,00 zł</text:p>
          </table:table-cell>
          <table:table-cell table:formula="of:=[.F293]+[.C294]" office:value-type="currency" office:currency="PLN" office:value="173" calcext:value-type="currency">
            <text:p>173,00 zł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  <table:table-cell table:formula="of:=[.D294]+[.A295]" office:value-type="currency" office:currency="PLN" office:value="238" calcext:value-type="currency">
            <text:p>238,00 zł</text:p>
          </table:table-cell>
          <table:table-cell table:formula="of:=[.E294]+[.B295]" office:value-type="currency" office:currency="PLN" office:value="143" calcext:value-type="currency">
            <text:p>143,00 zł</text:p>
          </table:table-cell>
          <table:table-cell table:formula="of:=[.F294]+[.C295]" office:value-type="currency" office:currency="PLN" office:value="182" calcext:value-type="currency">
            <text:p>182,00 zł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295]+[.A296]" office:value-type="currency" office:currency="PLN" office:value="242" calcext:value-type="currency">
            <text:p>242,00 zł</text:p>
          </table:table-cell>
          <table:table-cell table:formula="of:=[.E295]+[.B296]" office:value-type="currency" office:currency="PLN" office:value="152" calcext:value-type="currency">
            <text:p>152,00 zł</text:p>
          </table:table-cell>
          <table:table-cell table:formula="of:=[.F295]+[.C296]" office:value-type="currency" office:currency="PLN" office:value="186" calcext:value-type="currency">
            <text:p>186,00 zł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table:formula="of:=[.D296]+[.A297]" office:value-type="currency" office:currency="PLN" office:value="236" calcext:value-type="currency">
            <text:p>236,00 zł</text:p>
          </table:table-cell>
          <table:table-cell table:formula="of:=[.E296]+[.B297]" office:value-type="currency" office:currency="PLN" office:value="143" calcext:value-type="currency">
            <text:p>143,00 zł</text:p>
          </table:table-cell>
          <table:table-cell table:formula="of:=[.F296]+[.C297]" office:value-type="currency" office:currency="PLN" office:value="193" calcext:value-type="currency">
            <text:p>193,00 zł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table:formula="of:=[.D297]+[.A298]" office:value-type="currency" office:currency="PLN" office:value="240" calcext:value-type="currency">
            <text:p>240,00 zł</text:p>
          </table:table-cell>
          <table:table-cell table:formula="of:=[.E297]+[.B298]" office:value-type="currency" office:currency="PLN" office:value="150" calcext:value-type="currency">
            <text:p>150,00 zł</text:p>
          </table:table-cell>
          <table:table-cell table:formula="of:=[.F297]+[.C298]" office:value-type="currency" office:currency="PLN" office:value="191" calcext:value-type="currency">
            <text:p>191,00 zł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298]+[.A299]" office:value-type="currency" office:currency="PLN" office:value="236" calcext:value-type="currency">
            <text:p>236,00 zł</text:p>
          </table:table-cell>
          <table:table-cell table:formula="of:=[.E298]+[.B299]" office:value-type="currency" office:currency="PLN" office:value="160" calcext:value-type="currency">
            <text:p>160,00 zł</text:p>
          </table:table-cell>
          <table:table-cell table:formula="of:=[.F298]+[.C299]" office:value-type="currency" office:currency="PLN" office:value="195" calcext:value-type="currency">
            <text:p>195,00 z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D299]+[.A300]" office:value-type="currency" office:currency="PLN" office:value="238" calcext:value-type="currency">
            <text:p>238,00 zł</text:p>
          </table:table-cell>
          <table:table-cell table:formula="of:=[.E299]+[.B300]" office:value-type="currency" office:currency="PLN" office:value="166" calcext:value-type="currency">
            <text:p>166,00 zł</text:p>
          </table:table-cell>
          <table:table-cell table:formula="of:=[.F299]+[.C300]" office:value-type="currency" office:currency="PLN" office:value="204" calcext:value-type="currency">
            <text:p>204,00 zł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300]+[.A301]" office:value-type="currency" office:currency="PLN" office:value="238" calcext:value-type="currency">
            <text:p>238,00 zł</text:p>
          </table:table-cell>
          <table:table-cell table:formula="of:=[.E300]+[.B301]" office:value-type="currency" office:currency="PLN" office:value="168" calcext:value-type="currency">
            <text:p>168,00 zł</text:p>
          </table:table-cell>
          <table:table-cell table:formula="of:=[.F300]+[.C301]" office:value-type="currency" office:currency="PLN" office:value="209" calcext:value-type="currency">
            <text:p>209,00 zł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table:formula="of:=[.D301]+[.A302]" office:value-type="currency" office:currency="PLN" office:value="232" calcext:value-type="currency">
            <text:p>232,00 zł</text:p>
          </table:table-cell>
          <table:table-cell table:formula="of:=[.E301]+[.B302]" office:value-type="currency" office:currency="PLN" office:value="172" calcext:value-type="currency">
            <text:p>172,00 zł</text:p>
          </table:table-cell>
          <table:table-cell table:formula="of:=[.F301]+[.C302]" office:value-type="currency" office:currency="PLN" office:value="201" calcext:value-type="currency">
            <text:p>201,00 zł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  <table:table-cell table:formula="of:=[.D302]+[.A303]" office:value-type="currency" office:currency="PLN" office:value="224" calcext:value-type="currency">
            <text:p>224,00 zł</text:p>
          </table:table-cell>
          <table:table-cell table:formula="of:=[.E302]+[.B303]" office:value-type="currency" office:currency="PLN" office:value="163" calcext:value-type="currency">
            <text:p>163,00 zł</text:p>
          </table:table-cell>
          <table:table-cell table:formula="of:=[.F302]+[.C303]" office:value-type="currency" office:currency="PLN" office:value="194" calcext:value-type="currency">
            <text:p>194,00 zł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D303]+[.A304]" office:value-type="currency" office:currency="PLN" office:value="218" calcext:value-type="currency">
            <text:p>218,00 zł</text:p>
          </table:table-cell>
          <table:table-cell table:formula="of:=[.E303]+[.B304]" office:value-type="currency" office:currency="PLN" office:value="165" calcext:value-type="currency">
            <text:p>165,00 zł</text:p>
          </table:table-cell>
          <table:table-cell table:formula="of:=[.F303]+[.C304]" office:value-type="currency" office:currency="PLN" office:value="203" calcext:value-type="currency">
            <text:p>203,00 zł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table:formula="of:=[.D304]+[.A305]" office:value-type="currency" office:currency="PLN" office:value="214" calcext:value-type="currency">
            <text:p>214,00 zł</text:p>
          </table:table-cell>
          <table:table-cell table:formula="of:=[.E304]+[.B305]" office:value-type="currency" office:currency="PLN" office:value="160" calcext:value-type="currency">
            <text:p>160,00 zł</text:p>
          </table:table-cell>
          <table:table-cell table:formula="of:=[.F304]+[.C305]" office:value-type="currency" office:currency="PLN" office:value="201" calcext:value-type="currency">
            <text:p>201,00 zł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formula="of:=[.D305]+[.A306]" office:value-type="currency" office:currency="PLN" office:value="206" calcext:value-type="currency">
            <text:p>206,00 zł</text:p>
          </table:table-cell>
          <table:table-cell table:formula="of:=[.E305]+[.B306]" office:value-type="currency" office:currency="PLN" office:value="158" calcext:value-type="currency">
            <text:p>158,00 zł</text:p>
          </table:table-cell>
          <table:table-cell table:formula="of:=[.F305]+[.C306]" office:value-type="currency" office:currency="PLN" office:value="201" calcext:value-type="currency">
            <text:p>201,00 zł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table:formula="of:=[.D306]+[.A307]" office:value-type="currency" office:currency="PLN" office:value="200" calcext:value-type="currency">
            <text:p>200,00 zł</text:p>
          </table:table-cell>
          <table:table-cell table:formula="of:=[.E306]+[.B307]" office:value-type="currency" office:currency="PLN" office:value="154" calcext:value-type="currency">
            <text:p>154,00 zł</text:p>
          </table:table-cell>
          <table:table-cell table:formula="of:=[.F306]+[.C307]" office:value-type="currency" office:currency="PLN" office:value="209" calcext:value-type="currency">
            <text:p>209,00 zł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table:formula="of:=[.D307]+[.A308]" office:value-type="currency" office:currency="PLN" office:value="207" calcext:value-type="currency">
            <text:p>207,00 zł</text:p>
          </table:table-cell>
          <table:table-cell table:formula="of:=[.E307]+[.B308]" office:value-type="currency" office:currency="PLN" office:value="151" calcext:value-type="currency">
            <text:p>151,00 zł</text:p>
          </table:table-cell>
          <table:table-cell table:formula="of:=[.F307]+[.C308]" office:value-type="currency" office:currency="PLN" office:value="204" calcext:value-type="currency">
            <text:p>204,00 zł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308]+[.A309]" office:value-type="currency" office:currency="PLN" office:value="207" calcext:value-type="currency">
            <text:p>207,00 zł</text:p>
          </table:table-cell>
          <table:table-cell table:formula="of:=[.E308]+[.B309]" office:value-type="currency" office:currency="PLN" office:value="152" calcext:value-type="currency">
            <text:p>152,00 zł</text:p>
          </table:table-cell>
          <table:table-cell table:formula="of:=[.F308]+[.C309]" office:value-type="currency" office:currency="PLN" office:value="210" calcext:value-type="currency">
            <text:p>210,00 zł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formula="of:=[.D309]+[.A310]" office:value-type="currency" office:currency="PLN" office:value="203" calcext:value-type="currency">
            <text:p>203,00 zł</text:p>
          </table:table-cell>
          <table:table-cell table:formula="of:=[.E309]+[.B310]" office:value-type="currency" office:currency="PLN" office:value="152" calcext:value-type="currency">
            <text:p>152,00 zł</text:p>
          </table:table-cell>
          <table:table-cell table:formula="of:=[.F309]+[.C310]" office:value-type="currency" office:currency="PLN" office:value="203" calcext:value-type="currency">
            <text:p>203,00 zł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[.D310]+[.A311]" office:value-type="currency" office:currency="PLN" office:value="208" calcext:value-type="currency">
            <text:p>208,00 zł</text:p>
          </table:table-cell>
          <table:table-cell table:formula="of:=[.E310]+[.B311]" office:value-type="currency" office:currency="PLN" office:value="159" calcext:value-type="currency">
            <text:p>159,00 zł</text:p>
          </table:table-cell>
          <table:table-cell table:formula="of:=[.F310]+[.C311]" office:value-type="currency" office:currency="PLN" office:value="202" calcext:value-type="currency">
            <text:p>202,00 zł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[.D311]+[.A312]" office:value-type="currency" office:currency="PLN" office:value="208" calcext:value-type="currency">
            <text:p>208,00 zł</text:p>
          </table:table-cell>
          <table:table-cell table:formula="of:=[.E311]+[.B312]" office:value-type="currency" office:currency="PLN" office:value="161" calcext:value-type="currency">
            <text:p>161,00 zł</text:p>
          </table:table-cell>
          <table:table-cell table:formula="of:=[.F311]+[.C312]" office:value-type="currency" office:currency="PLN" office:value="195" calcext:value-type="currency">
            <text:p>195,00 zł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 table:formula="of:=[.D312]+[.A313]" office:value-type="currency" office:currency="PLN" office:value="218" calcext:value-type="currency">
            <text:p>218,00 zł</text:p>
          </table:table-cell>
          <table:table-cell table:formula="of:=[.E312]+[.B313]" office:value-type="currency" office:currency="PLN" office:value="152" calcext:value-type="currency">
            <text:p>152,00 zł</text:p>
          </table:table-cell>
          <table:table-cell table:formula="of:=[.F312]+[.C313]" office:value-type="currency" office:currency="PLN" office:value="200" calcext:value-type="currency">
            <text:p>200,00 zł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313]+[.A314]" office:value-type="currency" office:currency="PLN" office:value="208" calcext:value-type="currency">
            <text:p>208,00 zł</text:p>
          </table:table-cell>
          <table:table-cell table:formula="of:=[.E313]+[.B314]" office:value-type="currency" office:currency="PLN" office:value="157" calcext:value-type="currency">
            <text:p>157,00 zł</text:p>
          </table:table-cell>
          <table:table-cell table:formula="of:=[.F313]+[.C314]" office:value-type="currency" office:currency="PLN" office:value="200" calcext:value-type="currency">
            <text:p>200,00 z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table:formula="of:=[.D314]+[.A315]" office:value-type="currency" office:currency="PLN" office:value="209" calcext:value-type="currency">
            <text:p>209,00 zł</text:p>
          </table:table-cell>
          <table:table-cell table:formula="of:=[.E314]+[.B315]" office:value-type="currency" office:currency="PLN" office:value="149" calcext:value-type="currency">
            <text:p>149,00 zł</text:p>
          </table:table-cell>
          <table:table-cell table:formula="of:=[.F314]+[.C315]" office:value-type="currency" office:currency="PLN" office:value="196" calcext:value-type="currency">
            <text:p>196,00 z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315]+[.A316]" office:value-type="currency" office:currency="PLN" office:value="212" calcext:value-type="currency">
            <text:p>212,00 zł</text:p>
          </table:table-cell>
          <table:table-cell table:formula="of:=[.E315]+[.B316]" office:value-type="currency" office:currency="PLN" office:value="151" calcext:value-type="currency">
            <text:p>151,00 zł</text:p>
          </table:table-cell>
          <table:table-cell table:formula="of:=[.F315]+[.C316]" office:value-type="currency" office:currency="PLN" office:value="203" calcext:value-type="currency">
            <text:p>203,00 zł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D316]+[.A317]" office:value-type="currency" office:currency="PLN" office:value="204" calcext:value-type="currency">
            <text:p>204,00 zł</text:p>
          </table:table-cell>
          <table:table-cell table:formula="of:=[.E316]+[.B317]" office:value-type="currency" office:currency="PLN" office:value="155" calcext:value-type="currency">
            <text:p>155,00 zł</text:p>
          </table:table-cell>
          <table:table-cell table:formula="of:=[.F316]+[.C317]" office:value-type="currency" office:currency="PLN" office:value="213" calcext:value-type="currency">
            <text:p>213,00 zł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-9" calcext:value-type="float">
            <text:p>-9</text:p>
          </table:table-cell>
          <table:table-cell table:formula="of:=[.D317]+[.A318]" office:value-type="currency" office:currency="PLN" office:value="208" calcext:value-type="currency">
            <text:p>208,00 zł</text:p>
          </table:table-cell>
          <table:table-cell table:formula="of:=[.E317]+[.B318]" office:value-type="currency" office:currency="PLN" office:value="159" calcext:value-type="currency">
            <text:p>159,00 zł</text:p>
          </table:table-cell>
          <table:table-cell table:formula="of:=[.F317]+[.C318]" office:value-type="currency" office:currency="PLN" office:value="204" calcext:value-type="currency">
            <text:p>204,00 zł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318]+[.A319]" office:value-type="currency" office:currency="PLN" office:value="215" calcext:value-type="currency">
            <text:p>215,00 zł</text:p>
          </table:table-cell>
          <table:table-cell table:formula="of:=[.E318]+[.B319]" office:value-type="currency" office:currency="PLN" office:value="159" calcext:value-type="currency">
            <text:p>159,00 zł</text:p>
          </table:table-cell>
          <table:table-cell table:formula="of:=[.F318]+[.C319]" office:value-type="currency" office:currency="PLN" office:value="205" calcext:value-type="currency">
            <text:p>205,00 zł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319]+[.A320]" office:value-type="currency" office:currency="PLN" office:value="220" calcext:value-type="currency">
            <text:p>220,00 zł</text:p>
          </table:table-cell>
          <table:table-cell table:formula="of:=[.E319]+[.B320]" office:value-type="currency" office:currency="PLN" office:value="167" calcext:value-type="currency">
            <text:p>167,00 zł</text:p>
          </table:table-cell>
          <table:table-cell table:formula="of:=[.F319]+[.C320]" office:value-type="currency" office:currency="PLN" office:value="211" calcext:value-type="currency">
            <text:p>211,00 zł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table:formula="of:=[.D320]+[.A321]" office:value-type="currency" office:currency="PLN" office:value="218" calcext:value-type="currency">
            <text:p>218,00 zł</text:p>
          </table:table-cell>
          <table:table-cell table:formula="of:=[.E320]+[.B321]" office:value-type="currency" office:currency="PLN" office:value="163" calcext:value-type="currency">
            <text:p>163,00 zł</text:p>
          </table:table-cell>
          <table:table-cell table:formula="of:=[.F320]+[.C321]" office:value-type="currency" office:currency="PLN" office:value="203" calcext:value-type="currency">
            <text:p>203,00 zł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office:value-type="float" office:value="9" calcext:value-type="float">
            <text:p>9</text:p>
          </table:table-cell>
          <table:table-cell table:formula="of:=[.D321]+[.A322]" office:value-type="currency" office:currency="PLN" office:value="216" calcext:value-type="currency">
            <text:p>216,00 zł</text:p>
          </table:table-cell>
          <table:table-cell table:formula="of:=[.E321]+[.B322]" office:value-type="currency" office:currency="PLN" office:value="157" calcext:value-type="currency">
            <text:p>157,00 zł</text:p>
          </table:table-cell>
          <table:table-cell table:formula="of:=[.F321]+[.C322]" office:value-type="currency" office:currency="PLN" office:value="212" calcext:value-type="currency">
            <text:p>212,00 zł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322]+[.A323]" office:value-type="currency" office:currency="PLN" office:value="213" calcext:value-type="currency">
            <text:p>213,00 zł</text:p>
          </table:table-cell>
          <table:table-cell table:formula="of:=[.E322]+[.B323]" office:value-type="currency" office:currency="PLN" office:value="162" calcext:value-type="currency">
            <text:p>162,00 zł</text:p>
          </table:table-cell>
          <table:table-cell table:formula="of:=[.F322]+[.C323]" office:value-type="currency" office:currency="PLN" office:value="214" calcext:value-type="currency">
            <text:p>214,00 zł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323]+[.A324]" office:value-type="currency" office:currency="PLN" office:value="219" calcext:value-type="currency">
            <text:p>219,00 zł</text:p>
          </table:table-cell>
          <table:table-cell table:formula="of:=[.E323]+[.B324]" office:value-type="currency" office:currency="PLN" office:value="163" calcext:value-type="currency">
            <text:p>163,00 zł</text:p>
          </table:table-cell>
          <table:table-cell table:formula="of:=[.F323]+[.C324]" office:value-type="currency" office:currency="PLN" office:value="214" calcext:value-type="currency">
            <text:p>214,00 zł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324]+[.A325]" office:value-type="currency" office:currency="PLN" office:value="210" calcext:value-type="currency">
            <text:p>210,00 zł</text:p>
          </table:table-cell>
          <table:table-cell table:formula="of:=[.E324]+[.B325]" office:value-type="currency" office:currency="PLN" office:value="166" calcext:value-type="currency">
            <text:p>166,00 zł</text:p>
          </table:table-cell>
          <table:table-cell table:formula="of:=[.F324]+[.C325]" office:value-type="currency" office:currency="PLN" office:value="215" calcext:value-type="currency">
            <text:p>215,00 zł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table:formula="of:=[.D325]+[.A326]" office:value-type="currency" office:currency="PLN" office:value="203" calcext:value-type="currency">
            <text:p>203,00 zł</text:p>
          </table:table-cell>
          <table:table-cell table:formula="of:=[.E325]+[.B326]" office:value-type="currency" office:currency="PLN" office:value="172" calcext:value-type="currency">
            <text:p>172,00 zł</text:p>
          </table:table-cell>
          <table:table-cell table:formula="of:=[.F325]+[.C326]" office:value-type="currency" office:currency="PLN" office:value="211" calcext:value-type="currency">
            <text:p>211,00 zł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table:formula="of:=[.D326]+[.A327]" office:value-type="currency" office:currency="PLN" office:value="200" calcext:value-type="currency">
            <text:p>200,00 zł</text:p>
          </table:table-cell>
          <table:table-cell table:formula="of:=[.E326]+[.B327]" office:value-type="currency" office:currency="PLN" office:value="171" calcext:value-type="currency">
            <text:p>171,00 zł</text:p>
          </table:table-cell>
          <table:table-cell table:formula="of:=[.F326]+[.C327]" office:value-type="currency" office:currency="PLN" office:value="206" calcext:value-type="currency">
            <text:p>206,00 z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table:formula="of:=[.D327]+[.A328]" office:value-type="currency" office:currency="PLN" office:value="202" calcext:value-type="currency">
            <text:p>202,00 zł</text:p>
          </table:table-cell>
          <table:table-cell table:formula="of:=[.E327]+[.B328]" office:value-type="currency" office:currency="PLN" office:value="180" calcext:value-type="currency">
            <text:p>180,00 zł</text:p>
          </table:table-cell>
          <table:table-cell table:formula="of:=[.F327]+[.C328]" office:value-type="currency" office:currency="PLN" office:value="202" calcext:value-type="currency">
            <text:p>202,00 zł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table:formula="of:=[.D328]+[.A329]" office:value-type="currency" office:currency="PLN" office:value="211" calcext:value-type="currency">
            <text:p>211,00 zł</text:p>
          </table:table-cell>
          <table:table-cell table:formula="of:=[.E328]+[.B329]" office:value-type="currency" office:currency="PLN" office:value="173" calcext:value-type="currency">
            <text:p>173,00 zł</text:p>
          </table:table-cell>
          <table:table-cell table:formula="of:=[.F328]+[.C329]" office:value-type="currency" office:currency="PLN" office:value="194" calcext:value-type="currency">
            <text:p>194,00 z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  <table:table-cell table:formula="of:=[.D329]+[.A330]" office:value-type="currency" office:currency="PLN" office:value="212" calcext:value-type="currency">
            <text:p>212,00 zł</text:p>
          </table:table-cell>
          <table:table-cell table:formula="of:=[.E329]+[.B330]" office:value-type="currency" office:currency="PLN" office:value="164" calcext:value-type="currency">
            <text:p>164,00 zł</text:p>
          </table:table-cell>
          <table:table-cell table:formula="of:=[.F329]+[.C330]" office:value-type="currency" office:currency="PLN" office:value="204" calcext:value-type="currency">
            <text:p>204,00 zł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table:formula="of:=[.D330]+[.A331]" office:value-type="currency" office:currency="PLN" office:value="220" calcext:value-type="currency">
            <text:p>220,00 zł</text:p>
          </table:table-cell>
          <table:table-cell table:formula="of:=[.E330]+[.B331]" office:value-type="currency" office:currency="PLN" office:value="159" calcext:value-type="currency">
            <text:p>159,00 zł</text:p>
          </table:table-cell>
          <table:table-cell table:formula="of:=[.F330]+[.C331]" office:value-type="currency" office:currency="PLN" office:value="200" calcext:value-type="currency">
            <text:p>200,00 z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table:formula="of:=[.D331]+[.A332]" office:value-type="currency" office:currency="PLN" office:value="221" calcext:value-type="currency">
            <text:p>221,00 zł</text:p>
          </table:table-cell>
          <table:table-cell table:formula="of:=[.E331]+[.B332]" office:value-type="currency" office:currency="PLN" office:value="154" calcext:value-type="currency">
            <text:p>154,00 zł</text:p>
          </table:table-cell>
          <table:table-cell table:formula="of:=[.F331]+[.C332]" office:value-type="currency" office:currency="PLN" office:value="201" calcext:value-type="currency">
            <text:p>201,00 zł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formula="of:=[.D332]+[.A333]" office:value-type="currency" office:currency="PLN" office:value="221" calcext:value-type="currency">
            <text:p>221,00 zł</text:p>
          </table:table-cell>
          <table:table-cell table:formula="of:=[.E332]+[.B333]" office:value-type="currency" office:currency="PLN" office:value="149" calcext:value-type="currency">
            <text:p>149,00 zł</text:p>
          </table:table-cell>
          <table:table-cell table:formula="of:=[.F332]+[.C333]" office:value-type="currency" office:currency="PLN" office:value="200" calcext:value-type="currency">
            <text:p>200,00 zł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table:formula="of:=[.D333]+[.A334]" office:value-type="currency" office:currency="PLN" office:value="218" calcext:value-type="currency">
            <text:p>218,00 zł</text:p>
          </table:table-cell>
          <table:table-cell table:formula="of:=[.E333]+[.B334]" office:value-type="currency" office:currency="PLN" office:value="148" calcext:value-type="currency">
            <text:p>148,00 zł</text:p>
          </table:table-cell>
          <table:table-cell table:formula="of:=[.F333]+[.C334]" office:value-type="currency" office:currency="PLN" office:value="195" calcext:value-type="currency">
            <text:p>195,00 zł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-8" calcext:value-type="float">
            <text:p>-8</text:p>
          </table:table-cell>
          <table:table-cell table:formula="of:=[.D334]+[.A335]" office:value-type="currency" office:currency="PLN" office:value="218" calcext:value-type="currency">
            <text:p>218,00 zł</text:p>
          </table:table-cell>
          <table:table-cell table:formula="of:=[.E334]+[.B335]" office:value-type="currency" office:currency="PLN" office:value="140" calcext:value-type="currency">
            <text:p>140,00 zł</text:p>
          </table:table-cell>
          <table:table-cell table:formula="of:=[.F334]+[.C335]" office:value-type="currency" office:currency="PLN" office:value="187" calcext:value-type="currency">
            <text:p>187,00 zł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[.D335]+[.A336]" office:value-type="currency" office:currency="PLN" office:value="208" calcext:value-type="currency">
            <text:p>208,00 zł</text:p>
          </table:table-cell>
          <table:table-cell table:formula="of:=[.E335]+[.B336]" office:value-type="currency" office:currency="PLN" office:value="142" calcext:value-type="currency">
            <text:p>142,00 zł</text:p>
          </table:table-cell>
          <table:table-cell table:formula="of:=[.F335]+[.C336]" office:value-type="currency" office:currency="PLN" office:value="183" calcext:value-type="currency">
            <text:p>183,00 zł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336]+[.A337]" office:value-type="currency" office:currency="PLN" office:value="208" calcext:value-type="currency">
            <text:p>208,00 zł</text:p>
          </table:table-cell>
          <table:table-cell table:formula="of:=[.E336]+[.B337]" office:value-type="currency" office:currency="PLN" office:value="144" calcext:value-type="currency">
            <text:p>144,00 zł</text:p>
          </table:table-cell>
          <table:table-cell table:formula="of:=[.F336]+[.C337]" office:value-type="currency" office:currency="PLN" office:value="185" calcext:value-type="currency">
            <text:p>185,00 zł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337]+[.A338]" office:value-type="currency" office:currency="PLN" office:value="216" calcext:value-type="currency">
            <text:p>216,00 zł</text:p>
          </table:table-cell>
          <table:table-cell table:formula="of:=[.E337]+[.B338]" office:value-type="currency" office:currency="PLN" office:value="151" calcext:value-type="currency">
            <text:p>151,00 zł</text:p>
          </table:table-cell>
          <table:table-cell table:formula="of:=[.F337]+[.C338]" office:value-type="currency" office:currency="PLN" office:value="186" calcext:value-type="currency">
            <text:p>186,00 z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table:formula="of:=[.D338]+[.A339]" office:value-type="currency" office:currency="PLN" office:value="218" calcext:value-type="currency">
            <text:p>218,00 zł</text:p>
          </table:table-cell>
          <table:table-cell table:formula="of:=[.E338]+[.B339]" office:value-type="currency" office:currency="PLN" office:value="158" calcext:value-type="currency">
            <text:p>158,00 zł</text:p>
          </table:table-cell>
          <table:table-cell table:formula="of:=[.F338]+[.C339]" office:value-type="currency" office:currency="PLN" office:value="184" calcext:value-type="currency">
            <text:p>184,00 zł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[.D339]+[.A340]" office:value-type="currency" office:currency="PLN" office:value="210" calcext:value-type="currency">
            <text:p>210,00 zł</text:p>
          </table:table-cell>
          <table:table-cell table:formula="of:=[.E339]+[.B340]" office:value-type="currency" office:currency="PLN" office:value="152" calcext:value-type="currency">
            <text:p>152,00 zł</text:p>
          </table:table-cell>
          <table:table-cell table:formula="of:=[.F339]+[.C340]" office:value-type="currency" office:currency="PLN" office:value="185" calcext:value-type="currency">
            <text:p>185,00 zł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340]+[.A341]" office:value-type="currency" office:currency="PLN" office:value="217" calcext:value-type="currency">
            <text:p>217,00 zł</text:p>
          </table:table-cell>
          <table:table-cell table:formula="of:=[.E340]+[.B341]" office:value-type="currency" office:currency="PLN" office:value="155" calcext:value-type="currency">
            <text:p>155,00 zł</text:p>
          </table:table-cell>
          <table:table-cell table:formula="of:=[.F340]+[.C341]" office:value-type="currency" office:currency="PLN" office:value="185" calcext:value-type="currency">
            <text:p>185,00 zł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formula="of:=[.D341]+[.A342]" office:value-type="currency" office:currency="PLN" office:value="223" calcext:value-type="currency">
            <text:p>223,00 zł</text:p>
          </table:table-cell>
          <table:table-cell table:formula="of:=[.E341]+[.B342]" office:value-type="currency" office:currency="PLN" office:value="160" calcext:value-type="currency">
            <text:p>160,00 zł</text:p>
          </table:table-cell>
          <table:table-cell table:formula="of:=[.F341]+[.C342]" office:value-type="currency" office:currency="PLN" office:value="183" calcext:value-type="currency">
            <text:p>183,00 zł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formula="of:=[.D342]+[.A343]" office:value-type="currency" office:currency="PLN" office:value="222" calcext:value-type="currency">
            <text:p>222,00 zł</text:p>
          </table:table-cell>
          <table:table-cell table:formula="of:=[.E342]+[.B343]" office:value-type="currency" office:currency="PLN" office:value="157" calcext:value-type="currency">
            <text:p>157,00 zł</text:p>
          </table:table-cell>
          <table:table-cell table:formula="of:=[.F342]+[.C343]" office:value-type="currency" office:currency="PLN" office:value="183" calcext:value-type="currency">
            <text:p>183,00 zł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2" office:value-type="float" office:value="-3" calcext:value-type="float">
            <text:p>-3</text:p>
          </table:table-cell>
          <table:table-cell table:formula="of:=[.D343]+[.A344]" office:value-type="currency" office:currency="PLN" office:value="217" calcext:value-type="currency">
            <text:p>217,00 zł</text:p>
          </table:table-cell>
          <table:table-cell table:formula="of:=[.E343]+[.B344]" office:value-type="currency" office:currency="PLN" office:value="154" calcext:value-type="currency">
            <text:p>154,00 zł</text:p>
          </table:table-cell>
          <table:table-cell table:formula="of:=[.F343]+[.C344]" office:value-type="currency" office:currency="PLN" office:value="180" calcext:value-type="currency">
            <text:p>180,00 zł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table:formula="of:=[.D344]+[.A345]" office:value-type="currency" office:currency="PLN" office:value="223" calcext:value-type="currency">
            <text:p>223,00 zł</text:p>
          </table:table-cell>
          <table:table-cell table:formula="of:=[.E344]+[.B345]" office:value-type="currency" office:currency="PLN" office:value="146" calcext:value-type="currency">
            <text:p>146,00 zł</text:p>
          </table:table-cell>
          <table:table-cell table:formula="of:=[.F344]+[.C345]" office:value-type="currency" office:currency="PLN" office:value="177" calcext:value-type="currency">
            <text:p>177,00 zł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345]+[.A346]" office:value-type="currency" office:currency="PLN" office:value="230" calcext:value-type="currency">
            <text:p>230,00 zł</text:p>
          </table:table-cell>
          <table:table-cell table:formula="of:=[.E345]+[.B346]" office:value-type="currency" office:currency="PLN" office:value="148" calcext:value-type="currency">
            <text:p>148,00 zł</text:p>
          </table:table-cell>
          <table:table-cell table:formula="of:=[.F345]+[.C346]" office:value-type="currency" office:currency="PLN" office:value="180" calcext:value-type="currency">
            <text:p>180,00 zł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D346]+[.A347]" office:value-type="currency" office:currency="PLN" office:value="228" calcext:value-type="currency">
            <text:p>228,00 zł</text:p>
          </table:table-cell>
          <table:table-cell table:formula="of:=[.E346]+[.B347]" office:value-type="currency" office:currency="PLN" office:value="154" calcext:value-type="currency">
            <text:p>154,00 zł</text:p>
          </table:table-cell>
          <table:table-cell table:formula="of:=[.F346]+[.C347]" office:value-type="currency" office:currency="PLN" office:value="188" calcext:value-type="currency">
            <text:p>188,00 zł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formula="of:=[.D347]+[.A348]" office:value-type="currency" office:currency="PLN" office:value="237" calcext:value-type="currency">
            <text:p>237,00 zł</text:p>
          </table:table-cell>
          <table:table-cell table:formula="of:=[.E347]+[.B348]" office:value-type="currency" office:currency="PLN" office:value="151" calcext:value-type="currency">
            <text:p>151,00 zł</text:p>
          </table:table-cell>
          <table:table-cell table:formula="of:=[.F347]+[.C348]" office:value-type="currency" office:currency="PLN" office:value="194" calcext:value-type="currency">
            <text:p>194,00 zł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[.D348]+[.A349]" office:value-type="currency" office:currency="PLN" office:value="246" calcext:value-type="currency">
            <text:p>246,00 zł</text:p>
          </table:table-cell>
          <table:table-cell table:formula="of:=[.E348]+[.B349]" office:value-type="currency" office:currency="PLN" office:value="151" calcext:value-type="currency">
            <text:p>151,00 zł</text:p>
          </table:table-cell>
          <table:table-cell table:formula="of:=[.F348]+[.C349]" office:value-type="currency" office:currency="PLN" office:value="185" calcext:value-type="currency">
            <text:p>185,00 zł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table:formula="of:=[.D349]+[.A350]" office:value-type="currency" office:currency="PLN" office:value="239" calcext:value-type="currency">
            <text:p>239,00 zł</text:p>
          </table:table-cell>
          <table:table-cell table:formula="of:=[.E349]+[.B350]" office:value-type="currency" office:currency="PLN" office:value="153" calcext:value-type="currency">
            <text:p>153,00 zł</text:p>
          </table:table-cell>
          <table:table-cell table:formula="of:=[.F349]+[.C350]" office:value-type="currency" office:currency="PLN" office:value="180" calcext:value-type="currency">
            <text:p>180,00 zł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table:number-columns-repeated="2" office:value-type="float" office:value="-8" calcext:value-type="float">
            <text:p>-8</text:p>
          </table:table-cell>
          <table:table-cell table:formula="of:=[.D350]+[.A351]" office:value-type="currency" office:currency="PLN" office:value="235" calcext:value-type="currency">
            <text:p>235,00 zł</text:p>
          </table:table-cell>
          <table:table-cell table:formula="of:=[.E350]+[.B351]" office:value-type="currency" office:currency="PLN" office:value="145" calcext:value-type="currency">
            <text:p>145,00 zł</text:p>
          </table:table-cell>
          <table:table-cell table:formula="of:=[.F350]+[.C351]" office:value-type="currency" office:currency="PLN" office:value="172" calcext:value-type="currency">
            <text:p>172,00 zł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formula="of:=[.D351]+[.A352]" office:value-type="currency" office:currency="PLN" office:value="235" calcext:value-type="currency">
            <text:p>235,00 zł</text:p>
          </table:table-cell>
          <table:table-cell table:formula="of:=[.E351]+[.B352]" office:value-type="currency" office:currency="PLN" office:value="138" calcext:value-type="currency">
            <text:p>138,00 zł</text:p>
          </table:table-cell>
          <table:table-cell table:formula="of:=[.F351]+[.C352]" office:value-type="currency" office:currency="PLN" office:value="179" calcext:value-type="currency">
            <text:p>179,00 zł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table:formula="of:=[.D352]+[.A353]" office:value-type="currency" office:currency="PLN" office:value="225" calcext:value-type="currency">
            <text:p>225,00 zł</text:p>
          </table:table-cell>
          <table:table-cell table:formula="of:=[.E352]+[.B353]" office:value-type="currency" office:currency="PLN" office:value="134" calcext:value-type="currency">
            <text:p>134,00 zł</text:p>
          </table:table-cell>
          <table:table-cell table:formula="of:=[.F352]+[.C353]" office:value-type="currency" office:currency="PLN" office:value="183" calcext:value-type="currency">
            <text:p>183,00 z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table:formula="of:=[.D353]+[.A354]" office:value-type="currency" office:currency="PLN" office:value="228" calcext:value-type="currency">
            <text:p>228,00 zł</text:p>
          </table:table-cell>
          <table:table-cell table:formula="of:=[.E353]+[.B354]" office:value-type="currency" office:currency="PLN" office:value="136" calcext:value-type="currency">
            <text:p>136,00 zł</text:p>
          </table:table-cell>
          <table:table-cell table:formula="of:=[.F353]+[.C354]" office:value-type="currency" office:currency="PLN" office:value="177" calcext:value-type="currency">
            <text:p>177,00 zł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table:formula="of:=[.D354]+[.A355]" office:value-type="currency" office:currency="PLN" office:value="238" calcext:value-type="currency">
            <text:p>238,00 zł</text:p>
          </table:table-cell>
          <table:table-cell table:formula="of:=[.E354]+[.B355]" office:value-type="currency" office:currency="PLN" office:value="139" calcext:value-type="currency">
            <text:p>139,00 zł</text:p>
          </table:table-cell>
          <table:table-cell table:formula="of:=[.F354]+[.C355]" office:value-type="currency" office:currency="PLN" office:value="173" calcext:value-type="currency">
            <text:p>173,00 zł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355]+[.A356]" office:value-type="currency" office:currency="PLN" office:value="242" calcext:value-type="currency">
            <text:p>242,00 zł</text:p>
          </table:table-cell>
          <table:table-cell table:formula="of:=[.E355]+[.B356]" office:value-type="currency" office:currency="PLN" office:value="142" calcext:value-type="currency">
            <text:p>142,00 zł</text:p>
          </table:table-cell>
          <table:table-cell table:formula="of:=[.F355]+[.C356]" office:value-type="currency" office:currency="PLN" office:value="180" calcext:value-type="currency">
            <text:p>180,00 zł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D356]+[.A357]" office:value-type="currency" office:currency="PLN" office:value="233" calcext:value-type="currency">
            <text:p>233,00 zł</text:p>
          </table:table-cell>
          <table:table-cell table:formula="of:=[.E356]+[.B357]" office:value-type="currency" office:currency="PLN" office:value="150" calcext:value-type="currency">
            <text:p>150,00 zł</text:p>
          </table:table-cell>
          <table:table-cell table:formula="of:=[.F356]+[.C357]" office:value-type="currency" office:currency="PLN" office:value="189" calcext:value-type="currency">
            <text:p>189,00 zł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table:formula="of:=[.D357]+[.A358]" office:value-type="currency" office:currency="PLN" office:value="230" calcext:value-type="currency">
            <text:p>230,00 zł</text:p>
          </table:table-cell>
          <table:table-cell table:formula="of:=[.E357]+[.B358]" office:value-type="currency" office:currency="PLN" office:value="141" calcext:value-type="currency">
            <text:p>141,00 zł</text:p>
          </table:table-cell>
          <table:table-cell table:formula="of:=[.F357]+[.C358]" office:value-type="currency" office:currency="PLN" office:value="193" calcext:value-type="currency">
            <text:p>193,00 zł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358]+[.A359]" office:value-type="currency" office:currency="PLN" office:value="223" calcext:value-type="currency">
            <text:p>223,00 zł</text:p>
          </table:table-cell>
          <table:table-cell table:formula="of:=[.E358]+[.B359]" office:value-type="currency" office:currency="PLN" office:value="144" calcext:value-type="currency">
            <text:p>144,00 zł</text:p>
          </table:table-cell>
          <table:table-cell table:formula="of:=[.F358]+[.C359]" office:value-type="currency" office:currency="PLN" office:value="195" calcext:value-type="currency">
            <text:p>195,00 zł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  <table:table-cell table:formula="of:=[.D359]+[.A360]" office:value-type="currency" office:currency="PLN" office:value="231" calcext:value-type="currency">
            <text:p>231,00 zł</text:p>
          </table:table-cell>
          <table:table-cell table:formula="of:=[.E359]+[.B360]" office:value-type="currency" office:currency="PLN" office:value="139" calcext:value-type="currency">
            <text:p>139,00 zł</text:p>
          </table:table-cell>
          <table:table-cell table:formula="of:=[.F359]+[.C360]" office:value-type="currency" office:currency="PLN" office:value="202" calcext:value-type="currency">
            <text:p>202,00 z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table:formula="of:=[.D360]+[.A361]" office:value-type="currency" office:currency="PLN" office:value="232" calcext:value-type="currency">
            <text:p>232,00 zł</text:p>
          </table:table-cell>
          <table:table-cell table:formula="of:=[.E360]+[.B361]" office:value-type="currency" office:currency="PLN" office:value="145" calcext:value-type="currency">
            <text:p>145,00 zł</text:p>
          </table:table-cell>
          <table:table-cell table:formula="of:=[.F360]+[.C361]" office:value-type="currency" office:currency="PLN" office:value="195" calcext:value-type="currency">
            <text:p>195,00 zł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table:formula="of:=[.D361]+[.A362]" office:value-type="currency" office:currency="PLN" office:value="240" calcext:value-type="currency">
            <text:p>240,00 zł</text:p>
          </table:table-cell>
          <table:table-cell table:formula="of:=[.E361]+[.B362]" office:value-type="currency" office:currency="PLN" office:value="153" calcext:value-type="currency">
            <text:p>153,00 zł</text:p>
          </table:table-cell>
          <table:table-cell table:formula="of:=[.F361]+[.C362]" office:value-type="currency" office:currency="PLN" office:value="188" calcext:value-type="currency">
            <text:p>188,00 zł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362]+[.A363]" office:value-type="currency" office:currency="PLN" office:value="245" calcext:value-type="currency">
            <text:p>245,00 zł</text:p>
          </table:table-cell>
          <table:table-cell table:formula="of:=[.E362]+[.B363]" office:value-type="currency" office:currency="PLN" office:value="156" calcext:value-type="currency">
            <text:p>156,00 zł</text:p>
          </table:table-cell>
          <table:table-cell table:formula="of:=[.F362]+[.C363]" office:value-type="currency" office:currency="PLN" office:value="193" calcext:value-type="currency">
            <text:p>193,00 zł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table:formula="of:=[.D363]+[.A364]" office:value-type="currency" office:currency="PLN" office:value="252" calcext:value-type="currency">
            <text:p>252,00 zł</text:p>
          </table:table-cell>
          <table:table-cell table:formula="of:=[.E363]+[.B364]" office:value-type="currency" office:currency="PLN" office:value="147" calcext:value-type="currency">
            <text:p>147,00 zł</text:p>
          </table:table-cell>
          <table:table-cell table:formula="of:=[.F363]+[.C364]" office:value-type="currency" office:currency="PLN" office:value="196" calcext:value-type="currency">
            <text:p>196,00 zł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formula="of:=[.D364]+[.A365]" office:value-type="currency" office:currency="PLN" office:value="256" calcext:value-type="currency">
            <text:p>256,00 zł</text:p>
          </table:table-cell>
          <table:table-cell table:formula="of:=[.E364]+[.B365]" office:value-type="currency" office:currency="PLN" office:value="140" calcext:value-type="currency">
            <text:p>140,00 zł</text:p>
          </table:table-cell>
          <table:table-cell table:formula="of:=[.F364]+[.C365]" office:value-type="currency" office:currency="PLN" office:value="203" calcext:value-type="currency">
            <text:p>203,00 zł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365]+[.A366]" office:value-type="currency" office:currency="PLN" office:value="252" calcext:value-type="currency">
            <text:p>252,00 zł</text:p>
          </table:table-cell>
          <table:table-cell table:formula="of:=[.E365]+[.B366]" office:value-type="currency" office:currency="PLN" office:value="141" calcext:value-type="currency">
            <text:p>141,00 zł</text:p>
          </table:table-cell>
          <table:table-cell table:formula="of:=[.F365]+[.C366]" office:value-type="currency" office:currency="PLN" office:value="209" calcext:value-type="currency">
            <text:p>209,00 zł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table:formula="of:=[.D366]+[.A367]" office:value-type="currency" office:currency="PLN" office:value="252" calcext:value-type="currency">
            <text:p>252,00 zł</text:p>
          </table:table-cell>
          <table:table-cell table:formula="of:=[.E366]+[.B367]" office:value-type="currency" office:currency="PLN" office:value="132" calcext:value-type="currency">
            <text:p>132,00 zł</text:p>
          </table:table-cell>
          <table:table-cell table:formula="of:=[.F366]+[.C367]" office:value-type="currency" office:currency="PLN" office:value="210" calcext:value-type="currency">
            <text:p>210,00 z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 table:formula="of:=[.D367]+[.A368]" office:value-type="currency" office:currency="PLN" office:value="255" calcext:value-type="currency">
            <text:p>255,00 zł</text:p>
          </table:table-cell>
          <table:table-cell table:formula="of:=[.E367]+[.B368]" office:value-type="currency" office:currency="PLN" office:value="123" calcext:value-type="currency">
            <text:p>123,00 zł</text:p>
          </table:table-cell>
          <table:table-cell table:formula="of:=[.F367]+[.C368]" office:value-type="currency" office:currency="PLN" office:value="215" calcext:value-type="currency">
            <text:p>215,00 zł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formula="of:=[.D368]+[.A369]" office:value-type="currency" office:currency="PLN" office:value="261" calcext:value-type="currency">
            <text:p>261,00 zł</text:p>
          </table:table-cell>
          <table:table-cell table:formula="of:=[.E368]+[.B369]" office:value-type="currency" office:currency="PLN" office:value="127" calcext:value-type="currency">
            <text:p>127,00 zł</text:p>
          </table:table-cell>
          <table:table-cell table:formula="of:=[.F368]+[.C369]" office:value-type="currency" office:currency="PLN" office:value="212" calcext:value-type="currency">
            <text:p>212,00 zł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table:formula="of:=[.D369]+[.A370]" office:value-type="currency" office:currency="PLN" office:value="259" calcext:value-type="currency">
            <text:p>259,00 zł</text:p>
          </table:table-cell>
          <table:table-cell table:formula="of:=[.E369]+[.B370]" office:value-type="currency" office:currency="PLN" office:value="123" calcext:value-type="currency">
            <text:p>123,00 zł</text:p>
          </table:table-cell>
          <table:table-cell table:formula="of:=[.F369]+[.C370]" office:value-type="currency" office:currency="PLN" office:value="210" calcext:value-type="currency">
            <text:p>210,00 zł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table:formula="of:=[.D370]+[.A371]" office:value-type="currency" office:currency="PLN" office:value="259" calcext:value-type="currency">
            <text:p>259,00 zł</text:p>
          </table:table-cell>
          <table:table-cell table:formula="of:=[.E370]+[.B371]" office:value-type="currency" office:currency="PLN" office:value="119" calcext:value-type="currency">
            <text:p>119,00 zł</text:p>
          </table:table-cell>
          <table:table-cell table:formula="of:=[.F370]+[.C371]" office:value-type="currency" office:currency="PLN" office:value="205" calcext:value-type="currency">
            <text:p>205,00 zł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D371]+[.A372]" office:value-type="currency" office:currency="PLN" office:value="254" calcext:value-type="currency">
            <text:p>254,00 zł</text:p>
          </table:table-cell>
          <table:table-cell table:formula="of:=[.E371]+[.B372]" office:value-type="currency" office:currency="PLN" office:value="128" calcext:value-type="currency">
            <text:p>128,00 zł</text:p>
          </table:table-cell>
          <table:table-cell table:formula="of:=[.F371]+[.C372]" office:value-type="currency" office:currency="PLN" office:value="212" calcext:value-type="currency">
            <text:p>212,00 zł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table:formula="of:=[.D372]+[.A373]" office:value-type="currency" office:currency="PLN" office:value="246" calcext:value-type="currency">
            <text:p>246,00 zł</text:p>
          </table:table-cell>
          <table:table-cell table:formula="of:=[.E372]+[.B373]" office:value-type="currency" office:currency="PLN" office:value="123" calcext:value-type="currency">
            <text:p>123,00 zł</text:p>
          </table:table-cell>
          <table:table-cell table:formula="of:=[.F372]+[.C373]" office:value-type="currency" office:currency="PLN" office:value="218" calcext:value-type="currency">
            <text:p>218,00 zł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table:formula="of:=[.D373]+[.A374]" office:value-type="currency" office:currency="PLN" office:value="237" calcext:value-type="currency">
            <text:p>237,00 zł</text:p>
          </table:table-cell>
          <table:table-cell table:formula="of:=[.E373]+[.B374]" office:value-type="currency" office:currency="PLN" office:value="122" calcext:value-type="currency">
            <text:p>122,00 zł</text:p>
          </table:table-cell>
          <table:table-cell table:formula="of:=[.F373]+[.C374]" office:value-type="currency" office:currency="PLN" office:value="210" calcext:value-type="currency">
            <text:p>210,00 zł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table:formula="of:=[.D374]+[.A375]" office:value-type="currency" office:currency="PLN" office:value="229" calcext:value-type="currency">
            <text:p>229,00 zł</text:p>
          </table:table-cell>
          <table:table-cell table:formula="of:=[.E374]+[.B375]" office:value-type="currency" office:currency="PLN" office:value="121" calcext:value-type="currency">
            <text:p>121,00 zł</text:p>
          </table:table-cell>
          <table:table-cell table:formula="of:=[.F374]+[.C375]" office:value-type="currency" office:currency="PLN" office:value="202" calcext:value-type="currency">
            <text:p>202,00 zł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table:formula="of:=[.D375]+[.A376]" office:value-type="currency" office:currency="PLN" office:value="222" calcext:value-type="currency">
            <text:p>222,00 zł</text:p>
          </table:table-cell>
          <table:table-cell table:formula="of:=[.E375]+[.B376]" office:value-type="currency" office:currency="PLN" office:value="117" calcext:value-type="currency">
            <text:p>117,00 zł</text:p>
          </table:table-cell>
          <table:table-cell table:formula="of:=[.F375]+[.C376]" office:value-type="currency" office:currency="PLN" office:value="208" calcext:value-type="currency">
            <text:p>208,00 zł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376]+[.A377]" office:value-type="currency" office:currency="PLN" office:value="219" calcext:value-type="currency">
            <text:p>219,00 zł</text:p>
          </table:table-cell>
          <table:table-cell table:formula="of:=[.E376]+[.B377]" office:value-type="currency" office:currency="PLN" office:value="120" calcext:value-type="currency">
            <text:p>120,00 zł</text:p>
          </table:table-cell>
          <table:table-cell table:formula="of:=[.F376]+[.C377]" office:value-type="currency" office:currency="PLN" office:value="216" calcext:value-type="currency">
            <text:p>216,00 zł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377]+[.A378]" office:value-type="currency" office:currency="PLN" office:value="213" calcext:value-type="currency">
            <text:p>213,00 zł</text:p>
          </table:table-cell>
          <table:table-cell table:formula="of:=[.E377]+[.B378]" office:value-type="currency" office:currency="PLN" office:value="130" calcext:value-type="currency">
            <text:p>130,00 zł</text:p>
          </table:table-cell>
          <table:table-cell table:formula="of:=[.F377]+[.C378]" office:value-type="currency" office:currency="PLN" office:value="223" calcext:value-type="currency">
            <text:p>223,00 zł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[.D378]+[.A379]" office:value-type="currency" office:currency="PLN" office:value="211" calcext:value-type="currency">
            <text:p>211,00 zł</text:p>
          </table:table-cell>
          <table:table-cell table:formula="of:=[.E378]+[.B379]" office:value-type="currency" office:currency="PLN" office:value="131" calcext:value-type="currency">
            <text:p>131,00 zł</text:p>
          </table:table-cell>
          <table:table-cell table:formula="of:=[.F378]+[.C379]" office:value-type="currency" office:currency="PLN" office:value="215" calcext:value-type="currency">
            <text:p>215,00 zł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379]+[.A380]" office:value-type="currency" office:currency="PLN" office:value="219" calcext:value-type="currency">
            <text:p>219,00 zł</text:p>
          </table:table-cell>
          <table:table-cell table:formula="of:=[.E379]+[.B380]" office:value-type="currency" office:currency="PLN" office:value="130" calcext:value-type="currency">
            <text:p>130,00 zł</text:p>
          </table:table-cell>
          <table:table-cell table:formula="of:=[.F379]+[.C380]" office:value-type="currency" office:currency="PLN" office:value="214" calcext:value-type="currency">
            <text:p>214,00 zł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  <table:table-cell table:formula="of:=[.D380]+[.A381]" office:value-type="currency" office:currency="PLN" office:value="223" calcext:value-type="currency">
            <text:p>223,00 zł</text:p>
          </table:table-cell>
          <table:table-cell table:formula="of:=[.E380]+[.B381]" office:value-type="currency" office:currency="PLN" office:value="128" calcext:value-type="currency">
            <text:p>128,00 zł</text:p>
          </table:table-cell>
          <table:table-cell table:formula="of:=[.F380]+[.C381]" office:value-type="currency" office:currency="PLN" office:value="206" calcext:value-type="currency">
            <text:p>206,00 zł</text:p>
          </table:table-cell>
        </table:table-row>
        <table:table-row table:style-name="ro1">
          <table:table-cell table:number-columns-repeated="2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formula="of:=[.D381]+[.A382]" office:value-type="currency" office:currency="PLN" office:value="220" calcext:value-type="currency">
            <text:p>220,00 zł</text:p>
          </table:table-cell>
          <table:table-cell table:formula="of:=[.E381]+[.B382]" office:value-type="currency" office:currency="PLN" office:value="125" calcext:value-type="currency">
            <text:p>125,00 zł</text:p>
          </table:table-cell>
          <table:table-cell table:formula="of:=[.F381]+[.C382]" office:value-type="currency" office:currency="PLN" office:value="204" calcext:value-type="currency">
            <text:p>204,00 zł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formula="of:=[.D382]+[.A383]" office:value-type="currency" office:currency="PLN" office:value="224" calcext:value-type="currency">
            <text:p>224,00 zł</text:p>
          </table:table-cell>
          <table:table-cell table:formula="of:=[.E382]+[.B383]" office:value-type="currency" office:currency="PLN" office:value="122" calcext:value-type="currency">
            <text:p>122,00 zł</text:p>
          </table:table-cell>
          <table:table-cell table:formula="of:=[.F382]+[.C383]" office:value-type="currency" office:currency="PLN" office:value="204" calcext:value-type="currency">
            <text:p>204,00 zł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D383]+[.A384]" office:value-type="currency" office:currency="PLN" office:value="216" calcext:value-type="currency">
            <text:p>216,00 zł</text:p>
          </table:table-cell>
          <table:table-cell table:formula="of:=[.E383]+[.B384]" office:value-type="currency" office:currency="PLN" office:value="122" calcext:value-type="currency">
            <text:p>122,00 zł</text:p>
          </table:table-cell>
          <table:table-cell table:formula="of:=[.F383]+[.C384]" office:value-type="currency" office:currency="PLN" office:value="202" calcext:value-type="currency">
            <text:p>202,00 zł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  <table:table-cell table:formula="of:=[.D384]+[.A385]" office:value-type="currency" office:currency="PLN" office:value="214" calcext:value-type="currency">
            <text:p>214,00 zł</text:p>
          </table:table-cell>
          <table:table-cell table:formula="of:=[.E384]+[.B385]" office:value-type="currency" office:currency="PLN" office:value="113" calcext:value-type="currency">
            <text:p>113,00 zł</text:p>
          </table:table-cell>
          <table:table-cell table:formula="of:=[.F384]+[.C385]" office:value-type="currency" office:currency="PLN" office:value="198" calcext:value-type="currency">
            <text:p>198,00 zł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table:formula="of:=[.D385]+[.A386]" office:value-type="currency" office:currency="PLN" office:value="220" calcext:value-type="currency">
            <text:p>220,00 zł</text:p>
          </table:table-cell>
          <table:table-cell table:formula="of:=[.E385]+[.B386]" office:value-type="currency" office:currency="PLN" office:value="116" calcext:value-type="currency">
            <text:p>116,00 zł</text:p>
          </table:table-cell>
          <table:table-cell table:formula="of:=[.F385]+[.C386]" office:value-type="currency" office:currency="PLN" office:value="194" calcext:value-type="currency">
            <text:p>194,00 zł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table:formula="of:=[.D386]+[.A387]" office:value-type="currency" office:currency="PLN" office:value="226" calcext:value-type="currency">
            <text:p>226,00 zł</text:p>
          </table:table-cell>
          <table:table-cell table:formula="of:=[.E386]+[.B387]" office:value-type="currency" office:currency="PLN" office:value="112" calcext:value-type="currency">
            <text:p>112,00 zł</text:p>
          </table:table-cell>
          <table:table-cell table:formula="of:=[.F386]+[.C387]" office:value-type="currency" office:currency="PLN" office:value="202" calcext:value-type="currency">
            <text:p>202,00 zł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table:formula="of:=[.D387]+[.A388]" office:value-type="currency" office:currency="PLN" office:value="224" calcext:value-type="currency">
            <text:p>224,00 zł</text:p>
          </table:table-cell>
          <table:table-cell table:formula="of:=[.E387]+[.B388]" office:value-type="currency" office:currency="PLN" office:value="107" calcext:value-type="currency">
            <text:p>107,00 zł</text:p>
          </table:table-cell>
          <table:table-cell table:formula="of:=[.F387]+[.C388]" office:value-type="currency" office:currency="PLN" office:value="196" calcext:value-type="currency">
            <text:p>196,00 zł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D388]+[.A389]" office:value-type="currency" office:currency="PLN" office:value="218" calcext:value-type="currency">
            <text:p>218,00 zł</text:p>
          </table:table-cell>
          <table:table-cell table:formula="of:=[.E388]+[.B389]" office:value-type="currency" office:currency="PLN" office:value="110" calcext:value-type="currency">
            <text:p>110,00 zł</text:p>
          </table:table-cell>
          <table:table-cell table:formula="of:=[.F388]+[.C389]" office:value-type="currency" office:currency="PLN" office:value="205" calcext:value-type="currency">
            <text:p>205,00 zł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table:formula="of:=[.D389]+[.A390]" office:value-type="currency" office:currency="PLN" office:value="224" calcext:value-type="currency">
            <text:p>224,00 zł</text:p>
          </table:table-cell>
          <table:table-cell table:formula="of:=[.E389]+[.B390]" office:value-type="currency" office:currency="PLN" office:value="104" calcext:value-type="currency">
            <text:p>104,00 zł</text:p>
          </table:table-cell>
          <table:table-cell table:formula="of:=[.F389]+[.C390]" office:value-type="currency" office:currency="PLN" office:value="207" calcext:value-type="currency">
            <text:p>207,00 z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[.D390]+[.A391]" office:value-type="currency" office:currency="PLN" office:value="227" calcext:value-type="currency">
            <text:p>227,00 zł</text:p>
          </table:table-cell>
          <table:table-cell table:formula="of:=[.E390]+[.B391]" office:value-type="currency" office:currency="PLN" office:value="103" calcext:value-type="currency">
            <text:p>103,00 zł</text:p>
          </table:table-cell>
          <table:table-cell table:formula="of:=[.F390]+[.C391]" office:value-type="currency" office:currency="PLN" office:value="207" calcext:value-type="currency">
            <text:p>207,00 zł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 table:formula="of:=[.D391]+[.A392]" office:value-type="currency" office:currency="PLN" office:value="232" calcext:value-type="currency">
            <text:p>232,00 zł</text:p>
          </table:table-cell>
          <table:table-cell table:formula="of:=[.E391]+[.B392]" office:value-type="currency" office:currency="PLN" office:value="102" calcext:value-type="currency">
            <text:p>102,00 zł</text:p>
          </table:table-cell>
          <table:table-cell table:formula="of:=[.F391]+[.C392]" office:value-type="currency" office:currency="PLN" office:value="200" calcext:value-type="currency">
            <text:p>200,00 z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392]+[.A393]" office:value-type="currency" office:currency="PLN" office:value="233" calcext:value-type="currency">
            <text:p>233,00 zł</text:p>
          </table:table-cell>
          <table:table-cell table:formula="of:=[.E392]+[.B393]" office:value-type="currency" office:currency="PLN" office:value="108" calcext:value-type="currency">
            <text:p>108,00 zł</text:p>
          </table:table-cell>
          <table:table-cell table:formula="of:=[.F392]+[.C393]" office:value-type="currency" office:currency="PLN" office:value="200" calcext:value-type="currency">
            <text:p>200,00 zł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table:formula="of:=[.D393]+[.A394]" office:value-type="currency" office:currency="PLN" office:value="230" calcext:value-type="currency">
            <text:p>230,00 zł</text:p>
          </table:table-cell>
          <table:table-cell table:formula="of:=[.E393]+[.B394]" office:value-type="currency" office:currency="PLN" office:value="115" calcext:value-type="currency">
            <text:p>115,00 zł</text:p>
          </table:table-cell>
          <table:table-cell table:formula="of:=[.F393]+[.C394]" office:value-type="currency" office:currency="PLN" office:value="196" calcext:value-type="currency">
            <text:p>196,00 zł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table:formula="of:=[.D394]+[.A395]" office:value-type="currency" office:currency="PLN" office:value="226" calcext:value-type="currency">
            <text:p>226,00 zł</text:p>
          </table:table-cell>
          <table:table-cell table:formula="of:=[.E394]+[.B395]" office:value-type="currency" office:currency="PLN" office:value="110" calcext:value-type="currency">
            <text:p>110,00 zł</text:p>
          </table:table-cell>
          <table:table-cell table:formula="of:=[.F394]+[.C395]" office:value-type="currency" office:currency="PLN" office:value="201" calcext:value-type="currency">
            <text:p>201,00 zł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table:formula="of:=[.D395]+[.A396]" office:value-type="currency" office:currency="PLN" office:value="230" calcext:value-type="currency">
            <text:p>230,00 zł</text:p>
          </table:table-cell>
          <table:table-cell table:formula="of:=[.E395]+[.B396]" office:value-type="currency" office:currency="PLN" office:value="107" calcext:value-type="currency">
            <text:p>107,00 zł</text:p>
          </table:table-cell>
          <table:table-cell table:formula="of:=[.F395]+[.C396]" office:value-type="currency" office:currency="PLN" office:value="197" calcext:value-type="currency">
            <text:p>197,00 zł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396]+[.A397]" office:value-type="currency" office:currency="PLN" office:value="221" calcext:value-type="currency">
            <text:p>221,00 zł</text:p>
          </table:table-cell>
          <table:table-cell table:formula="of:=[.E396]+[.B397]" office:value-type="currency" office:currency="PLN" office:value="114" calcext:value-type="currency">
            <text:p>114,00 zł</text:p>
          </table:table-cell>
          <table:table-cell table:formula="of:=[.F396]+[.C397]" office:value-type="currency" office:currency="PLN" office:value="200" calcext:value-type="currency">
            <text:p>200,00 z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D397]+[.A398]" office:value-type="currency" office:currency="PLN" office:value="223" calcext:value-type="currency">
            <text:p>223,00 zł</text:p>
          </table:table-cell>
          <table:table-cell table:formula="of:=[.E397]+[.B398]" office:value-type="currency" office:currency="PLN" office:value="122" calcext:value-type="currency">
            <text:p>122,00 zł</text:p>
          </table:table-cell>
          <table:table-cell table:formula="of:=[.F397]+[.C398]" office:value-type="currency" office:currency="PLN" office:value="208" calcext:value-type="currency">
            <text:p>208,00 zł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[.D398]+[.A399]" office:value-type="currency" office:currency="PLN" office:value="219" calcext:value-type="currency">
            <text:p>219,00 zł</text:p>
          </table:table-cell>
          <table:table-cell table:formula="of:=[.E398]+[.B399]" office:value-type="currency" office:currency="PLN" office:value="121" calcext:value-type="currency">
            <text:p>121,00 zł</text:p>
          </table:table-cell>
          <table:table-cell table:formula="of:=[.F398]+[.C399]" office:value-type="currency" office:currency="PLN" office:value="208" calcext:value-type="currency">
            <text:p>208,00 zł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table:formula="of:=[.D399]+[.A400]" office:value-type="currency" office:currency="PLN" office:value="214" calcext:value-type="currency">
            <text:p>214,00 zł</text:p>
          </table:table-cell>
          <table:table-cell table:formula="of:=[.E399]+[.B400]" office:value-type="currency" office:currency="PLN" office:value="112" calcext:value-type="currency">
            <text:p>112,00 zł</text:p>
          </table:table-cell>
          <table:table-cell table:formula="of:=[.F399]+[.C400]" office:value-type="currency" office:currency="PLN" office:value="207" calcext:value-type="currency">
            <text:p>207,00 zł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9" calcext:value-type="float">
            <text:p>-9</text:p>
          </table:table-cell>
          <table:table-cell table:formula="of:=[.D400]+[.A401]" office:value-type="currency" office:currency="PLN" office:value="221" calcext:value-type="currency">
            <text:p>221,00 zł</text:p>
          </table:table-cell>
          <table:table-cell table:formula="of:=[.E400]+[.B401]" office:value-type="currency" office:currency="PLN" office:value="117" calcext:value-type="currency">
            <text:p>117,00 zł</text:p>
          </table:table-cell>
          <table:table-cell table:formula="of:=[.F400]+[.C401]" office:value-type="currency" office:currency="PLN" office:value="198" calcext:value-type="currency">
            <text:p>198,00 zł</text:p>
          </table:table-cell>
        </table:table-row>
      </table:table>
      <table:table table:name="zadanie d" table:style-name="ta1">
        <table:table-column table:style-name="co1" table:number-columns-repeated="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FIRMA A</text:p>
          </table:table-cell>
          <table:table-cell table:style-name="ce14" office:value-type="string" calcext:value-type="string">
            <text:p>FIRMA B</text:p>
          </table:table-cell>
          <table:table-cell table:style-name="ce14" office:value-type="string" calcext:value-type="string">
            <text:p>FIRMA C</text:p>
          </table:table-cell>
          <table:table-cell/>
          <table:table-cell table:style-name="ce24" office:value-type="string" calcext:value-type="string" table:number-columns-spanned="2" table:number-rows-spanned="1">
            <text:p>CZY KRACH GIEŁDOWY</text:p>
          </table:table-cell>
          <table:covered-table-cell/>
          <table:table-cell/>
          <table:table-cell table:style-name="ce18" office:value-type="string" calcext:value-type="string" table:number-columns-spanned="2" table:number-rows-spanned="1">
            <text:p>Odpowiedź:</text:p>
          </table:table-cell>
          <table:covered-table-cell table:style-name="ce19"/>
        </table:table-row>
        <table:table-row table:style-name="ro1" table:visibility="filter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table:style-name="ce4" table:formula="of:=200+[.A2]" office:value-type="currency" office:currency="PLN" office:value="198" calcext:value-type="currency">
            <text:p>198,00 zł</text:p>
          </table:table-cell>
          <table:table-cell table:style-name="ce4" table:formula="of:=200+[.B2]" office:value-type="currency" office:currency="PLN" office:value="199" calcext:value-type="currency">
            <text:p>199,00 zł</text:p>
          </table:table-cell>
          <table:table-cell table:style-name="ce4" table:formula="of:=200+[.C2]" office:value-type="currency" office:currency="PLN" office:value="195" calcext:value-type="currency">
            <text:p>195,00 zł</text:p>
          </table:table-cell>
          <table:table-cell/>
          <table:table-cell table:style-name="ce17" table:formula="of:=IF(AND([.A2]&lt;0;[.B2]&lt;0;[.C2]&lt;0;SUM([.A2:.C2])&lt;-20);&quot;TAK&quot;;&quot;NIE&quot;)" office:value-type="string" office:string-value="NIE" calcext:value-type="string">
            <text:p>NIE</text:p>
          </table:table-cell>
          <table:table-cell table:number-columns-repeated="2"/>
          <table:table-cell table:style-name="ce2" office:value-type="string" calcext:value-type="string">
            <text:p>Liczba krachów:</text:p>
          </table:table-cell>
          <table:table-cell table:style-name="ce2" table:formula="of:=COUNTIF([.H2:.H401];&quot;TAK&quot;)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style-name="ce4" table:formula="of:=[.D2]+[.A3]" office:value-type="currency" office:currency="PLN" office:value="195" calcext:value-type="currency">
            <text:p>195,00 zł</text:p>
          </table:table-cell>
          <table:table-cell table:style-name="ce4" table:formula="of:=[.E2]+[.B3]" office:value-type="currency" office:currency="PLN" office:value="202" calcext:value-type="currency">
            <text:p>202,00 zł</text:p>
          </table:table-cell>
          <table:table-cell table:style-name="ce4" table:formula="of:=[.F2]+[.C3]" office:value-type="currency" office:currency="PLN" office:value="192" calcext:value-type="currency">
            <text:p>192,00 zł</text:p>
          </table:table-cell>
          <table:table-cell/>
          <table:table-cell table:style-name="ce17" table:formula="of:=IF(AND([.A3]&lt;0;[.B3]&lt;0;[.C3]&lt;0;SUM([.A3:.C3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table:style-name="ce4" table:formula="of:=[.D3]+[.A4]" office:value-type="currency" office:currency="PLN" office:value="198" calcext:value-type="currency">
            <text:p>198,00 zł</text:p>
          </table:table-cell>
          <table:table-cell table:style-name="ce4" table:formula="of:=[.E3]+[.B4]" office:value-type="currency" office:currency="PLN" office:value="210" calcext:value-type="currency">
            <text:p>210,00 zł</text:p>
          </table:table-cell>
          <table:table-cell table:style-name="ce4" table:formula="of:=[.F3]+[.C4]" office:value-type="currency" office:currency="PLN" office:value="184" calcext:value-type="currency">
            <text:p>184,00 zł</text:p>
          </table:table-cell>
          <table:table-cell/>
          <table:table-cell table:style-name="ce17" table:formula="of:=IF(AND([.A4]&lt;0;[.B4]&lt;0;[.C4]&lt;0;SUM([.A4:.C4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style-name="ce4" table:formula="of:=[.D4]+[.A5]" office:value-type="currency" office:currency="PLN" office:value="194" calcext:value-type="currency">
            <text:p>194,00 zł</text:p>
          </table:table-cell>
          <table:table-cell table:style-name="ce4" table:formula="of:=[.E4]+[.B5]" office:value-type="currency" office:currency="PLN" office:value="206" calcext:value-type="currency">
            <text:p>206,00 zł</text:p>
          </table:table-cell>
          <table:table-cell table:style-name="ce4" table:formula="of:=[.F4]+[.C5]" office:value-type="currency" office:currency="PLN" office:value="181" calcext:value-type="currency">
            <text:p>181,00 zł</text:p>
          </table:table-cell>
          <table:table-cell/>
          <table:table-cell table:style-name="ce17" table:formula="of:=IF(AND([.A5]&lt;0;[.B5]&lt;0;[.C5]&lt;0;SUM([.A5:.C5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table:style-name="ce4" table:formula="of:=[.D5]+[.A6]" office:value-type="currency" office:currency="PLN" office:value="200" calcext:value-type="currency">
            <text:p>200,00 zł</text:p>
          </table:table-cell>
          <table:table-cell table:style-name="ce4" table:formula="of:=[.E5]+[.B6]" office:value-type="currency" office:currency="PLN" office:value="199" calcext:value-type="currency">
            <text:p>199,00 zł</text:p>
          </table:table-cell>
          <table:table-cell table:style-name="ce4" table:formula="of:=[.F5]+[.C6]" office:value-type="currency" office:currency="PLN" office:value="183" calcext:value-type="currency">
            <text:p>183,00 zł</text:p>
          </table:table-cell>
          <table:table-cell/>
          <table:table-cell table:style-name="ce17" table:formula="of:=IF(AND([.A6]&lt;0;[.B6]&lt;0;[.C6]&lt;0;SUM([.A6:.C6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table:style-name="ce4" table:formula="of:=[.D6]+[.A7]" office:value-type="currency" office:currency="PLN" office:value="207" calcext:value-type="currency">
            <text:p>207,00 zł</text:p>
          </table:table-cell>
          <table:table-cell table:style-name="ce4" table:formula="of:=[.E6]+[.B7]" office:value-type="currency" office:currency="PLN" office:value="195" calcext:value-type="currency">
            <text:p>195,00 zł</text:p>
          </table:table-cell>
          <table:table-cell table:style-name="ce4" table:formula="of:=[.F6]+[.C7]" office:value-type="currency" office:currency="PLN" office:value="177" calcext:value-type="currency">
            <text:p>177,00 zł</text:p>
          </table:table-cell>
          <table:table-cell/>
          <table:table-cell table:style-name="ce17" table:formula="of:=IF(AND([.A7]&lt;0;[.B7]&lt;0;[.C7]&lt;0;SUM([.A7:.C7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style-name="ce4" table:formula="of:=[.D7]+[.A8]" office:value-type="currency" office:currency="PLN" office:value="209" calcext:value-type="currency">
            <text:p>209,00 zł</text:p>
          </table:table-cell>
          <table:table-cell table:style-name="ce4" table:formula="of:=[.E7]+[.B8]" office:value-type="currency" office:currency="PLN" office:value="189" calcext:value-type="currency">
            <text:p>189,00 zł</text:p>
          </table:table-cell>
          <table:table-cell table:style-name="ce4" table:formula="of:=[.F7]+[.C8]" office:value-type="currency" office:currency="PLN" office:value="178" calcext:value-type="currency">
            <text:p>178,00 zł</text:p>
          </table:table-cell>
          <table:table-cell/>
          <table:table-cell table:style-name="ce17" table:formula="of:=IF(AND([.A8]&lt;0;[.B8]&lt;0;[.C8]&lt;0;SUM([.A8:.C8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table:style-name="ce4" table:formula="of:=[.D8]+[.A9]" office:value-type="currency" office:currency="PLN" office:value="207" calcext:value-type="currency">
            <text:p>207,00 zł</text:p>
          </table:table-cell>
          <table:table-cell table:style-name="ce4" table:formula="of:=[.E8]+[.B9]" office:value-type="currency" office:currency="PLN" office:value="185" calcext:value-type="currency">
            <text:p>185,00 zł</text:p>
          </table:table-cell>
          <table:table-cell table:style-name="ce4" table:formula="of:=[.F8]+[.C9]" office:value-type="currency" office:currency="PLN" office:value="184" calcext:value-type="currency">
            <text:p>184,00 zł</text:p>
          </table:table-cell>
          <table:table-cell/>
          <table:table-cell table:style-name="ce17" table:formula="of:=IF(AND([.A9]&lt;0;[.B9]&lt;0;[.C9]&lt;0;SUM([.A9:.C9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 table:style-name="ce4" table:formula="of:=[.D9]+[.A10]" office:value-type="currency" office:currency="PLN" office:value="199" calcext:value-type="currency">
            <text:p>199,00 zł</text:p>
          </table:table-cell>
          <table:table-cell table:style-name="ce4" table:formula="of:=[.E9]+[.B10]" office:value-type="currency" office:currency="PLN" office:value="184" calcext:value-type="currency">
            <text:p>184,00 zł</text:p>
          </table:table-cell>
          <table:table-cell table:style-name="ce4" table:formula="of:=[.F9]+[.C10]" office:value-type="currency" office:currency="PLN" office:value="177" calcext:value-type="currency">
            <text:p>177,00 zł</text:p>
          </table:table-cell>
          <table:table-cell/>
          <table:table-cell table:style-name="ce17" table:formula="of:=IF(AND([.A10]&lt;0;[.B10]&lt;0;[.C10]&lt;0;SUM([.A10:.C10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4" table:formula="of:=[.D10]+[.A11]" office:value-type="currency" office:currency="PLN" office:value="201" calcext:value-type="currency">
            <text:p>201,00 zł</text:p>
          </table:table-cell>
          <table:table-cell table:style-name="ce4" table:formula="of:=[.E10]+[.B11]" office:value-type="currency" office:currency="PLN" office:value="192" calcext:value-type="currency">
            <text:p>192,00 zł</text:p>
          </table:table-cell>
          <table:table-cell table:style-name="ce4" table:formula="of:=[.F10]+[.C11]" office:value-type="currency" office:currency="PLN" office:value="181" calcext:value-type="currency">
            <text:p>181,00 zł</text:p>
          </table:table-cell>
          <table:table-cell/>
          <table:table-cell table:style-name="ce17" table:formula="of:=IF(AND([.A11]&lt;0;[.B11]&lt;0;[.C11]&lt;0;SUM([.A11:.C11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table:style-name="ce4" table:formula="of:=[.D11]+[.A12]" office:value-type="currency" office:currency="PLN" office:value="194" calcext:value-type="currency">
            <text:p>194,00 zł</text:p>
          </table:table-cell>
          <table:table-cell table:style-name="ce4" table:formula="of:=[.E11]+[.B12]" office:value-type="currency" office:currency="PLN" office:value="199" calcext:value-type="currency">
            <text:p>199,00 zł</text:p>
          </table:table-cell>
          <table:table-cell table:style-name="ce4" table:formula="of:=[.F11]+[.C12]" office:value-type="currency" office:currency="PLN" office:value="178" calcext:value-type="currency">
            <text:p>178,00 zł</text:p>
          </table:table-cell>
          <table:table-cell/>
          <table:table-cell table:style-name="ce17" table:formula="of:=IF(AND([.A12]&lt;0;[.B12]&lt;0;[.C12]&lt;0;SUM([.A12:.C12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table:style-name="ce4" table:formula="of:=[.D12]+[.A13]" office:value-type="currency" office:currency="PLN" office:value="203" calcext:value-type="currency">
            <text:p>203,00 zł</text:p>
          </table:table-cell>
          <table:table-cell table:style-name="ce4" table:formula="of:=[.E12]+[.B13]" office:value-type="currency" office:currency="PLN" office:value="202" calcext:value-type="currency">
            <text:p>202,00 zł</text:p>
          </table:table-cell>
          <table:table-cell table:style-name="ce4" table:formula="of:=[.F12]+[.C13]" office:value-type="currency" office:currency="PLN" office:value="169" calcext:value-type="currency">
            <text:p>169,00 zł</text:p>
          </table:table-cell>
          <table:table-cell/>
          <table:table-cell table:style-name="ce17" table:formula="of:=IF(AND([.A13]&lt;0;[.B13]&lt;0;[.C13]&lt;0;SUM([.A13:.C13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table:style-name="ce4" table:formula="of:=[.D13]+[.A14]" office:value-type="currency" office:currency="PLN" office:value="212" calcext:value-type="currency">
            <text:p>212,00 zł</text:p>
          </table:table-cell>
          <table:table-cell table:style-name="ce4" table:formula="of:=[.E13]+[.B14]" office:value-type="currency" office:currency="PLN" office:value="192" calcext:value-type="currency">
            <text:p>192,00 zł</text:p>
          </table:table-cell>
          <table:table-cell table:style-name="ce4" table:formula="of:=[.F13]+[.C14]" office:value-type="currency" office:currency="PLN" office:value="165" calcext:value-type="currency">
            <text:p>165,00 zł</text:p>
          </table:table-cell>
          <table:table-cell/>
          <table:table-cell table:style-name="ce17" table:formula="of:=IF(AND([.A14]&lt;0;[.B14]&lt;0;[.C14]&lt;0;SUM([.A14:.C14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table:style-name="ce4" table:formula="of:=[.D14]+[.A15]" office:value-type="currency" office:currency="PLN" office:value="221" calcext:value-type="currency">
            <text:p>221,00 zł</text:p>
          </table:table-cell>
          <table:table-cell table:style-name="ce4" table:formula="of:=[.E14]+[.B15]" office:value-type="currency" office:currency="PLN" office:value="182" calcext:value-type="currency">
            <text:p>182,00 zł</text:p>
          </table:table-cell>
          <table:table-cell table:style-name="ce4" table:formula="of:=[.F14]+[.C15]" office:value-type="currency" office:currency="PLN" office:value="169" calcext:value-type="currency">
            <text:p>169,00 zł</text:p>
          </table:table-cell>
          <table:table-cell/>
          <table:table-cell table:style-name="ce17" table:formula="of:=IF(AND([.A15]&lt;0;[.B15]&lt;0;[.C15]&lt;0;SUM([.A15:.C15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table:style-name="ce4" table:formula="of:=[.D15]+[.A16]" office:value-type="currency" office:currency="PLN" office:value="219" calcext:value-type="currency">
            <text:p>219,00 zł</text:p>
          </table:table-cell>
          <table:table-cell table:style-name="ce4" table:formula="of:=[.E15]+[.B16]" office:value-type="currency" office:currency="PLN" office:value="189" calcext:value-type="currency">
            <text:p>189,00 zł</text:p>
          </table:table-cell>
          <table:table-cell table:style-name="ce4" table:formula="of:=[.F15]+[.C16]" office:value-type="currency" office:currency="PLN" office:value="165" calcext:value-type="currency">
            <text:p>165,00 zł</text:p>
          </table:table-cell>
          <table:table-cell/>
          <table:table-cell table:style-name="ce17" table:formula="of:=IF(AND([.A16]&lt;0;[.B16]&lt;0;[.C16]&lt;0;SUM([.A16:.C16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9" calcext:value-type="float">
            <text:p>-9</text:p>
          </table:table-cell>
          <table:table-cell table:style-name="ce4" table:formula="of:=[.D16]+[.A17]" office:value-type="currency" office:currency="PLN" office:value="218" calcext:value-type="currency">
            <text:p>218,00 zł</text:p>
          </table:table-cell>
          <table:table-cell table:style-name="ce4" table:formula="of:=[.E16]+[.B17]" office:value-type="currency" office:currency="PLN" office:value="195" calcext:value-type="currency">
            <text:p>195,00 zł</text:p>
          </table:table-cell>
          <table:table-cell table:style-name="ce4" table:formula="of:=[.F16]+[.C17]" office:value-type="currency" office:currency="PLN" office:value="156" calcext:value-type="currency">
            <text:p>156,00 zł</text:p>
          </table:table-cell>
          <table:table-cell/>
          <table:table-cell table:style-name="ce17" table:formula="of:=IF(AND([.A17]&lt;0;[.B17]&lt;0;[.C17]&lt;0;SUM([.A17:.C17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table:style-name="ce4" table:formula="of:=[.D17]+[.A18]" office:value-type="currency" office:currency="PLN" office:value="226" calcext:value-type="currency">
            <text:p>226,00 zł</text:p>
          </table:table-cell>
          <table:table-cell table:style-name="ce4" table:formula="of:=[.E17]+[.B18]" office:value-type="currency" office:currency="PLN" office:value="191" calcext:value-type="currency">
            <text:p>191,00 zł</text:p>
          </table:table-cell>
          <table:table-cell table:style-name="ce4" table:formula="of:=[.F17]+[.C18]" office:value-type="currency" office:currency="PLN" office:value="148" calcext:value-type="currency">
            <text:p>148,00 zł</text:p>
          </table:table-cell>
          <table:table-cell/>
          <table:table-cell table:style-name="ce17" table:formula="of:=IF(AND([.A18]&lt;0;[.B18]&lt;0;[.C18]&lt;0;SUM([.A18:.C18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table:style-name="ce4" table:formula="of:=[.D18]+[.A19]" office:value-type="currency" office:currency="PLN" office:value="227" calcext:value-type="currency">
            <text:p>227,00 zł</text:p>
          </table:table-cell>
          <table:table-cell table:style-name="ce4" table:formula="of:=[.E18]+[.B19]" office:value-type="currency" office:currency="PLN" office:value="183" calcext:value-type="currency">
            <text:p>183,00 zł</text:p>
          </table:table-cell>
          <table:table-cell table:style-name="ce4" table:formula="of:=[.F18]+[.C19]" office:value-type="currency" office:currency="PLN" office:value="156" calcext:value-type="currency">
            <text:p>156,00 zł</text:p>
          </table:table-cell>
          <table:table-cell/>
          <table:table-cell table:style-name="ce17" table:formula="of:=IF(AND([.A19]&lt;0;[.B19]&lt;0;[.C19]&lt;0;SUM([.A19:.C19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table:style-name="ce4" table:formula="of:=[.D19]+[.A20]" office:value-type="currency" office:currency="PLN" office:value="230" calcext:value-type="currency">
            <text:p>230,00 zł</text:p>
          </table:table-cell>
          <table:table-cell table:style-name="ce4" table:formula="of:=[.E19]+[.B20]" office:value-type="currency" office:currency="PLN" office:value="176" calcext:value-type="currency">
            <text:p>176,00 zł</text:p>
          </table:table-cell>
          <table:table-cell table:style-name="ce4" table:formula="of:=[.F19]+[.C20]" office:value-type="currency" office:currency="PLN" office:value="156" calcext:value-type="currency">
            <text:p>156,00 zł</text:p>
          </table:table-cell>
          <table:table-cell/>
          <table:table-cell table:style-name="ce17" table:formula="of:=IF(AND([.A20]&lt;0;[.B20]&lt;0;[.C20]&lt;0;SUM([.A20:.C20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4" table:formula="of:=[.D20]+[.A21]" office:value-type="currency" office:currency="PLN" office:value="221" calcext:value-type="currency">
            <text:p>221,00 zł</text:p>
          </table:table-cell>
          <table:table-cell table:style-name="ce4" table:formula="of:=[.E20]+[.B21]" office:value-type="currency" office:currency="PLN" office:value="183" calcext:value-type="currency">
            <text:p>183,00 zł</text:p>
          </table:table-cell>
          <table:table-cell table:style-name="ce4" table:formula="of:=[.F20]+[.C21]" office:value-type="currency" office:currency="PLN" office:value="164" calcext:value-type="currency">
            <text:p>164,00 zł</text:p>
          </table:table-cell>
          <table:table-cell/>
          <table:table-cell table:style-name="ce17" table:formula="of:=IF(AND([.A21]&lt;0;[.B21]&lt;0;[.C21]&lt;0;SUM([.A21:.C21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style-name="ce4" table:formula="of:=[.D21]+[.A22]" office:value-type="currency" office:currency="PLN" office:value="212" calcext:value-type="currency">
            <text:p>212,00 zł</text:p>
          </table:table-cell>
          <table:table-cell table:style-name="ce4" table:formula="of:=[.E21]+[.B22]" office:value-type="currency" office:currency="PLN" office:value="181" calcext:value-type="currency">
            <text:p>181,00 zł</text:p>
          </table:table-cell>
          <table:table-cell table:style-name="ce4" table:formula="of:=[.F21]+[.C22]" office:value-type="currency" office:currency="PLN" office:value="166" calcext:value-type="currency">
            <text:p>166,00 zł</text:p>
          </table:table-cell>
          <table:table-cell/>
          <table:table-cell table:style-name="ce17" table:formula="of:=IF(AND([.A22]&lt;0;[.B22]&lt;0;[.C22]&lt;0;SUM([.A22:.C22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style-name="ce4" table:formula="of:=[.D22]+[.A23]" office:value-type="currency" office:currency="PLN" office:value="218" calcext:value-type="currency">
            <text:p>218,00 zł</text:p>
          </table:table-cell>
          <table:table-cell table:style-name="ce4" table:formula="of:=[.E22]+[.B23]" office:value-type="currency" office:currency="PLN" office:value="177" calcext:value-type="currency">
            <text:p>177,00 zł</text:p>
          </table:table-cell>
          <table:table-cell table:style-name="ce4" table:formula="of:=[.F22]+[.C23]" office:value-type="currency" office:currency="PLN" office:value="163" calcext:value-type="currency">
            <text:p>163,00 zł</text:p>
          </table:table-cell>
          <table:table-cell/>
          <table:table-cell table:style-name="ce17" table:formula="of:=IF(AND([.A23]&lt;0;[.B23]&lt;0;[.C23]&lt;0;SUM([.A23:.C23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style-name="ce4" table:formula="of:=[.D23]+[.A24]" office:value-type="currency" office:currency="PLN" office:value="228" calcext:value-type="currency">
            <text:p>228,00 zł</text:p>
          </table:table-cell>
          <table:table-cell table:style-name="ce4" table:formula="of:=[.E23]+[.B24]" office:value-type="currency" office:currency="PLN" office:value="174" calcext:value-type="currency">
            <text:p>174,00 zł</text:p>
          </table:table-cell>
          <table:table-cell table:style-name="ce4" table:formula="of:=[.F23]+[.C24]" office:value-type="currency" office:currency="PLN" office:value="163" calcext:value-type="currency">
            <text:p>163,00 zł</text:p>
          </table:table-cell>
          <table:table-cell/>
          <table:table-cell table:style-name="ce17" table:formula="of:=IF(AND([.A24]&lt;0;[.B24]&lt;0;[.C24]&lt;0;SUM([.A24:.C24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style-name="ce4" table:formula="of:=[.D24]+[.A25]" office:value-type="currency" office:currency="PLN" office:value="228" calcext:value-type="currency">
            <text:p>228,00 zł</text:p>
          </table:table-cell>
          <table:table-cell table:style-name="ce4" table:formula="of:=[.E24]+[.B25]" office:value-type="currency" office:currency="PLN" office:value="173" calcext:value-type="currency">
            <text:p>173,00 zł</text:p>
          </table:table-cell>
          <table:table-cell table:style-name="ce4" table:formula="of:=[.F24]+[.C25]" office:value-type="currency" office:currency="PLN" office:value="161" calcext:value-type="currency">
            <text:p>161,00 zł</text:p>
          </table:table-cell>
          <table:table-cell/>
          <table:table-cell table:style-name="ce17" table:formula="of:=IF(AND([.A25]&lt;0;[.B25]&lt;0;[.C25]&lt;0;SUM([.A25:.C25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table:style-name="ce4" table:formula="of:=[.D25]+[.A26]" office:value-type="currency" office:currency="PLN" office:value="233" calcext:value-type="currency">
            <text:p>233,00 zł</text:p>
          </table:table-cell>
          <table:table-cell table:style-name="ce4" table:formula="of:=[.E25]+[.B26]" office:value-type="currency" office:currency="PLN" office:value="166" calcext:value-type="currency">
            <text:p>166,00 zł</text:p>
          </table:table-cell>
          <table:table-cell table:style-name="ce4" table:formula="of:=[.F25]+[.C26]" office:value-type="currency" office:currency="PLN" office:value="164" calcext:value-type="currency">
            <text:p>164,00 zł</text:p>
          </table:table-cell>
          <table:table-cell/>
          <table:table-cell table:style-name="ce17" table:formula="of:=IF(AND([.A26]&lt;0;[.B26]&lt;0;[.C26]&lt;0;SUM([.A26:.C26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10" calcext:value-type="float">
            <text:p>-10</text:p>
          </table:table-cell>
          <table:table-cell table:style-name="ce4" table:formula="of:=[.D26]+[.A27]" office:value-type="currency" office:currency="PLN" office:value="225" calcext:value-type="currency">
            <text:p>225,00 zł</text:p>
          </table:table-cell>
          <table:table-cell table:style-name="ce4" table:formula="of:=[.E26]+[.B27]" office:value-type="currency" office:currency="PLN" office:value="160" calcext:value-type="currency">
            <text:p>160,00 zł</text:p>
          </table:table-cell>
          <table:table-cell table:style-name="ce4" table:formula="of:=[.F26]+[.C27]" office:value-type="currency" office:currency="PLN" office:value="154" calcext:value-type="currency">
            <text:p>154,00 zł</text:p>
          </table:table-cell>
          <table:table-cell/>
          <table:table-cell table:style-name="ce17" table:formula="of:=IF(AND([.A27]&lt;0;[.B27]&lt;0;[.C27]&lt;0;SUM([.A27:.C27])&lt;-20);&quot;TAK&quot;;&quot;NIE&quot;)" office:value-type="string" office:string-value="TAK" calcext:value-type="string">
            <text:p>TAK</text:p>
          </table:table-cell>
          <table:table-cell table:number-columns-repeated="2"/>
          <table:table-cell table:style-name="ce2" office:value-type="string" calcext:value-type="string">
            <text:p>Liczba krachów:</text:p>
          </table:table-cell>
          <table:table-cell table:style-name="ce2" table:formula="of:=COUNTIF([.H$1:.H$1048576];&quot;TAK&quot;)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table:style-name="ce4" table:formula="of:=[.D27]+[.A28]" office:value-type="currency" office:currency="PLN" office:value="219" calcext:value-type="currency">
            <text:p>219,00 zł</text:p>
          </table:table-cell>
          <table:table-cell table:style-name="ce4" table:formula="of:=[.E27]+[.B28]" office:value-type="currency" office:currency="PLN" office:value="151" calcext:value-type="currency">
            <text:p>151,00 zł</text:p>
          </table:table-cell>
          <table:table-cell table:style-name="ce4" table:formula="of:=[.F27]+[.C28]" office:value-type="currency" office:currency="PLN" office:value="158" calcext:value-type="currency">
            <text:p>158,00 zł</text:p>
          </table:table-cell>
          <table:table-cell/>
          <table:table-cell table:style-name="ce17" table:formula="of:=IF(AND([.A28]&lt;0;[.B28]&lt;0;[.C28]&lt;0;SUM([.A28:.C28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[.D28]+[.A29]" office:value-type="currency" office:currency="PLN" office:value="211" calcext:value-type="currency">
            <text:p>211,00 zł</text:p>
          </table:table-cell>
          <table:table-cell table:style-name="ce4" table:formula="of:=[.E28]+[.B29]" office:value-type="currency" office:currency="PLN" office:value="156" calcext:value-type="currency">
            <text:p>156,00 zł</text:p>
          </table:table-cell>
          <table:table-cell table:style-name="ce4" table:formula="of:=[.F28]+[.C29]" office:value-type="currency" office:currency="PLN" office:value="158" calcext:value-type="currency">
            <text:p>158,00 zł</text:p>
          </table:table-cell>
          <table:table-cell/>
          <table:table-cell table:style-name="ce17" table:formula="of:=IF(AND([.A29]&lt;0;[.B29]&lt;0;[.C29]&lt;0;SUM([.A29:.C29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style-name="ce4" table:formula="of:=[.D29]+[.A30]" office:value-type="currency" office:currency="PLN" office:value="207" calcext:value-type="currency">
            <text:p>207,00 zł</text:p>
          </table:table-cell>
          <table:table-cell table:style-name="ce4" table:formula="of:=[.E29]+[.B30]" office:value-type="currency" office:currency="PLN" office:value="152" calcext:value-type="currency">
            <text:p>152,00 zł</text:p>
          </table:table-cell>
          <table:table-cell table:style-name="ce4" table:formula="of:=[.F29]+[.C30]" office:value-type="currency" office:currency="PLN" office:value="155" calcext:value-type="currency">
            <text:p>155,00 zł</text:p>
          </table:table-cell>
          <table:table-cell/>
          <table:table-cell table:style-name="ce17" table:formula="of:=IF(AND([.A30]&lt;0;[.B30]&lt;0;[.C30]&lt;0;SUM([.A30:.C30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style-name="ce4" table:formula="of:=[.D30]+[.A31]" office:value-type="currency" office:currency="PLN" office:value="199" calcext:value-type="currency">
            <text:p>199,00 zł</text:p>
          </table:table-cell>
          <table:table-cell table:style-name="ce4" table:formula="of:=[.E30]+[.B31]" office:value-type="currency" office:currency="PLN" office:value="153" calcext:value-type="currency">
            <text:p>153,00 zł</text:p>
          </table:table-cell>
          <table:table-cell table:style-name="ce4" table:formula="of:=[.F30]+[.C31]" office:value-type="currency" office:currency="PLN" office:value="147" calcext:value-type="currency">
            <text:p>147,00 zł</text:p>
          </table:table-cell>
          <table:table-cell/>
          <table:table-cell table:style-name="ce17" table:formula="of:=IF(AND([.A31]&lt;0;[.B31]&lt;0;[.C31]&lt;0;SUM([.A31:.C31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4" table:formula="of:=[.D31]+[.A32]" office:value-type="currency" office:currency="PLN" office:value="191" calcext:value-type="currency">
            <text:p>191,00 zł</text:p>
          </table:table-cell>
          <table:table-cell table:style-name="ce4" table:formula="of:=[.E31]+[.B32]" office:value-type="currency" office:currency="PLN" office:value="154" calcext:value-type="currency">
            <text:p>154,00 zł</text:p>
          </table:table-cell>
          <table:table-cell table:style-name="ce4" table:formula="of:=[.F31]+[.C32]" office:value-type="currency" office:currency="PLN" office:value="145" calcext:value-type="currency">
            <text:p>145,00 zł</text:p>
          </table:table-cell>
          <table:table-cell/>
          <table:table-cell table:style-name="ce17" table:formula="of:=IF(AND([.A32]&lt;0;[.B32]&lt;0;[.C32]&lt;0;SUM([.A32:.C32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" table:formula="of:=[.D32]+[.A33]" office:value-type="currency" office:currency="PLN" office:value="196" calcext:value-type="currency">
            <text:p>196,00 zł</text:p>
          </table:table-cell>
          <table:table-cell table:style-name="ce4" table:formula="of:=[.E32]+[.B33]" office:value-type="currency" office:currency="PLN" office:value="154" calcext:value-type="currency">
            <text:p>154,00 zł</text:p>
          </table:table-cell>
          <table:table-cell table:style-name="ce4" table:formula="of:=[.F32]+[.C33]" office:value-type="currency" office:currency="PLN" office:value="149" calcext:value-type="currency">
            <text:p>149,00 zł</text:p>
          </table:table-cell>
          <table:table-cell/>
          <table:table-cell table:style-name="ce17" table:formula="of:=IF(AND([.A33]&lt;0;[.B33]&lt;0;[.C33]&lt;0;SUM([.A33:.C33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4" table:formula="of:=[.D33]+[.A34]" office:value-type="currency" office:currency="PLN" office:value="190" calcext:value-type="currency">
            <text:p>190,00 zł</text:p>
          </table:table-cell>
          <table:table-cell table:style-name="ce4" table:formula="of:=[.E33]+[.B34]" office:value-type="currency" office:currency="PLN" office:value="161" calcext:value-type="currency">
            <text:p>161,00 zł</text:p>
          </table:table-cell>
          <table:table-cell table:style-name="ce4" table:formula="of:=[.F33]+[.C34]" office:value-type="currency" office:currency="PLN" office:value="152" calcext:value-type="currency">
            <text:p>152,00 zł</text:p>
          </table:table-cell>
          <table:table-cell/>
          <table:table-cell table:style-name="ce17" table:formula="of:=IF(AND([.A34]&lt;0;[.B34]&lt;0;[.C34]&lt;0;SUM([.A34:.C34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style-name="ce4" table:formula="of:=[.D34]+[.A35]" office:value-type="currency" office:currency="PLN" office:value="189" calcext:value-type="currency">
            <text:p>189,00 zł</text:p>
          </table:table-cell>
          <table:table-cell table:style-name="ce4" table:formula="of:=[.E34]+[.B35]" office:value-type="currency" office:currency="PLN" office:value="157" calcext:value-type="currency">
            <text:p>157,00 zł</text:p>
          </table:table-cell>
          <table:table-cell table:style-name="ce4" table:formula="of:=[.F34]+[.C35]" office:value-type="currency" office:currency="PLN" office:value="149" calcext:value-type="currency">
            <text:p>149,00 zł</text:p>
          </table:table-cell>
          <table:table-cell/>
          <table:table-cell table:style-name="ce17" table:formula="of:=IF(AND([.A35]&lt;0;[.B35]&lt;0;[.C35]&lt;0;SUM([.A35:.C35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table:style-name="ce4" table:formula="of:=[.D35]+[.A36]" office:value-type="currency" office:currency="PLN" office:value="182" calcext:value-type="currency">
            <text:p>182,00 zł</text:p>
          </table:table-cell>
          <table:table-cell table:style-name="ce4" table:formula="of:=[.E35]+[.B36]" office:value-type="currency" office:currency="PLN" office:value="147" calcext:value-type="currency">
            <text:p>147,00 zł</text:p>
          </table:table-cell>
          <table:table-cell table:style-name="ce4" table:formula="of:=[.F35]+[.C36]" office:value-type="currency" office:currency="PLN" office:value="157" calcext:value-type="currency">
            <text:p>157,00 zł</text:p>
          </table:table-cell>
          <table:table-cell/>
          <table:table-cell table:style-name="ce17" table:formula="of:=IF(AND([.A36]&lt;0;[.B36]&lt;0;[.C36]&lt;0;SUM([.A36:.C36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-9" calcext:value-type="float">
            <text:p>-9</text:p>
          </table:table-cell>
          <table:table-cell table:style-name="ce4" table:formula="of:=[.D36]+[.A37]" office:value-type="currency" office:currency="PLN" office:value="191" calcext:value-type="currency">
            <text:p>191,00 zł</text:p>
          </table:table-cell>
          <table:table-cell table:style-name="ce4" table:formula="of:=[.E36]+[.B37]" office:value-type="currency" office:currency="PLN" office:value="145" calcext:value-type="currency">
            <text:p>145,00 zł</text:p>
          </table:table-cell>
          <table:table-cell table:style-name="ce4" table:formula="of:=[.F36]+[.C37]" office:value-type="currency" office:currency="PLN" office:value="148" calcext:value-type="currency">
            <text:p>148,00 zł</text:p>
          </table:table-cell>
          <table:table-cell/>
          <table:table-cell table:style-name="ce17" table:formula="of:=IF(AND([.A37]&lt;0;[.B37]&lt;0;[.C37]&lt;0;SUM([.A37:.C37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table:style-name="ce4" table:formula="of:=[.D37]+[.A38]" office:value-type="currency" office:currency="PLN" office:value="182" calcext:value-type="currency">
            <text:p>182,00 zł</text:p>
          </table:table-cell>
          <table:table-cell table:style-name="ce4" table:formula="of:=[.E37]+[.B38]" office:value-type="currency" office:currency="PLN" office:value="154" calcext:value-type="currency">
            <text:p>154,00 zł</text:p>
          </table:table-cell>
          <table:table-cell table:style-name="ce4" table:formula="of:=[.F37]+[.C38]" office:value-type="currency" office:currency="PLN" office:value="140" calcext:value-type="currency">
            <text:p>140,00 zł</text:p>
          </table:table-cell>
          <table:table-cell/>
          <table:table-cell table:style-name="ce17" table:formula="of:=IF(AND([.A38]&lt;0;[.B38]&lt;0;[.C38]&lt;0;SUM([.A38:.C38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table:style-name="ce4" table:formula="of:=[.D38]+[.A39]" office:value-type="currency" office:currency="PLN" office:value="177" calcext:value-type="currency">
            <text:p>177,00 zł</text:p>
          </table:table-cell>
          <table:table-cell table:style-name="ce4" table:formula="of:=[.E38]+[.B39]" office:value-type="currency" office:currency="PLN" office:value="148" calcext:value-type="currency">
            <text:p>148,00 zł</text:p>
          </table:table-cell>
          <table:table-cell table:style-name="ce4" table:formula="of:=[.F38]+[.C39]" office:value-type="currency" office:currency="PLN" office:value="147" calcext:value-type="currency">
            <text:p>147,00 zł</text:p>
          </table:table-cell>
          <table:table-cell/>
          <table:table-cell table:style-name="ce17" table:formula="of:=IF(AND([.A39]&lt;0;[.B39]&lt;0;[.C39]&lt;0;SUM([.A39:.C39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4" table:formula="of:=[.D39]+[.A40]" office:value-type="currency" office:currency="PLN" office:value="167" calcext:value-type="currency">
            <text:p>167,00 zł</text:p>
          </table:table-cell>
          <table:table-cell table:style-name="ce4" table:formula="of:=[.E39]+[.B40]" office:value-type="currency" office:currency="PLN" office:value="157" calcext:value-type="currency">
            <text:p>157,00 zł</text:p>
          </table:table-cell>
          <table:table-cell table:style-name="ce4" table:formula="of:=[.F39]+[.C40]" office:value-type="currency" office:currency="PLN" office:value="149" calcext:value-type="currency">
            <text:p>149,00 zł</text:p>
          </table:table-cell>
          <table:table-cell/>
          <table:table-cell table:style-name="ce17" table:formula="of:=IF(AND([.A40]&lt;0;[.B40]&lt;0;[.C40]&lt;0;SUM([.A40:.C40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D40]+[.A41]" office:value-type="currency" office:currency="PLN" office:value="172" calcext:value-type="currency">
            <text:p>172,00 zł</text:p>
          </table:table-cell>
          <table:table-cell table:style-name="ce4" table:formula="of:=[.E40]+[.B41]" office:value-type="currency" office:currency="PLN" office:value="158" calcext:value-type="currency">
            <text:p>158,00 zł</text:p>
          </table:table-cell>
          <table:table-cell table:style-name="ce4" table:formula="of:=[.F40]+[.C41]" office:value-type="currency" office:currency="PLN" office:value="150" calcext:value-type="currency">
            <text:p>150,00 zł</text:p>
          </table:table-cell>
          <table:table-cell/>
          <table:table-cell table:style-name="ce17" table:formula="of:=IF(AND([.A41]&lt;0;[.B41]&lt;0;[.C41]&lt;0;SUM([.A41:.C41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style-name="ce4" table:formula="of:=[.D41]+[.A42]" office:value-type="currency" office:currency="PLN" office:value="181" calcext:value-type="currency">
            <text:p>181,00 zł</text:p>
          </table:table-cell>
          <table:table-cell table:style-name="ce4" table:formula="of:=[.E41]+[.B42]" office:value-type="currency" office:currency="PLN" office:value="159" calcext:value-type="currency">
            <text:p>159,00 zł</text:p>
          </table:table-cell>
          <table:table-cell table:style-name="ce4" table:formula="of:=[.F41]+[.C42]" office:value-type="currency" office:currency="PLN" office:value="142" calcext:value-type="currency">
            <text:p>142,00 zł</text:p>
          </table:table-cell>
          <table:table-cell/>
          <table:table-cell table:style-name="ce17" table:formula="of:=IF(AND([.A42]&lt;0;[.B42]&lt;0;[.C42]&lt;0;SUM([.A42:.C42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style-name="ce4" table:formula="of:=[.D42]+[.A43]" office:value-type="currency" office:currency="PLN" office:value="183" calcext:value-type="currency">
            <text:p>183,00 zł</text:p>
          </table:table-cell>
          <table:table-cell table:style-name="ce4" table:formula="of:=[.E42]+[.B43]" office:value-type="currency" office:currency="PLN" office:value="160" calcext:value-type="currency">
            <text:p>160,00 zł</text:p>
          </table:table-cell>
          <table:table-cell table:style-name="ce4" table:formula="of:=[.F42]+[.C43]" office:value-type="currency" office:currency="PLN" office:value="137" calcext:value-type="currency">
            <text:p>137,00 zł</text:p>
          </table:table-cell>
          <table:table-cell/>
          <table:table-cell table:style-name="ce17" table:formula="of:=IF(AND([.A43]&lt;0;[.B43]&lt;0;[.C43]&lt;0;SUM([.A43:.C43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table:style-name="ce4" table:formula="of:=[.D43]+[.A44]" office:value-type="currency" office:currency="PLN" office:value="191" calcext:value-type="currency">
            <text:p>191,00 zł</text:p>
          </table:table-cell>
          <table:table-cell table:style-name="ce4" table:formula="of:=[.E43]+[.B44]" office:value-type="currency" office:currency="PLN" office:value="168" calcext:value-type="currency">
            <text:p>168,00 zł</text:p>
          </table:table-cell>
          <table:table-cell table:style-name="ce4" table:formula="of:=[.F43]+[.C44]" office:value-type="currency" office:currency="PLN" office:value="132" calcext:value-type="currency">
            <text:p>132,00 zł</text:p>
          </table:table-cell>
          <table:table-cell/>
          <table:table-cell table:style-name="ce17" table:formula="of:=IF(AND([.A44]&lt;0;[.B44]&lt;0;[.C44]&lt;0;SUM([.A44:.C44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table:formula="of:=[.D44]+[.A45]" office:value-type="currency" office:currency="PLN" office:value="196" calcext:value-type="currency">
            <text:p>196,00 zł</text:p>
          </table:table-cell>
          <table:table-cell table:style-name="ce4" table:formula="of:=[.E44]+[.B45]" office:value-type="currency" office:currency="PLN" office:value="170" calcext:value-type="currency">
            <text:p>170,00 zł</text:p>
          </table:table-cell>
          <table:table-cell table:style-name="ce4" table:formula="of:=[.F44]+[.C45]" office:value-type="currency" office:currency="PLN" office:value="133" calcext:value-type="currency">
            <text:p>133,00 zł</text:p>
          </table:table-cell>
          <table:table-cell/>
          <table:table-cell table:style-name="ce17" table:formula="of:=IF(AND([.A45]&lt;0;[.B45]&lt;0;[.C45]&lt;0;SUM([.A45:.C45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4" table:formula="of:=[.D45]+[.A46]" office:value-type="currency" office:currency="PLN" office:value="206" calcext:value-type="currency">
            <text:p>206,00 zł</text:p>
          </table:table-cell>
          <table:table-cell table:style-name="ce4" table:formula="of:=[.E45]+[.B46]" office:value-type="currency" office:currency="PLN" office:value="169" calcext:value-type="currency">
            <text:p>169,00 zł</text:p>
          </table:table-cell>
          <table:table-cell table:style-name="ce4" table:formula="of:=[.F45]+[.C46]" office:value-type="currency" office:currency="PLN" office:value="133" calcext:value-type="currency">
            <text:p>133,00 zł</text:p>
          </table:table-cell>
          <table:table-cell/>
          <table:table-cell table:style-name="ce17" table:formula="of:=IF(AND([.A46]&lt;0;[.B46]&lt;0;[.C46]&lt;0;SUM([.A46:.C46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table:style-name="ce4" table:formula="of:=[.D46]+[.A47]" office:value-type="currency" office:currency="PLN" office:value="202" calcext:value-type="currency">
            <text:p>202,00 zł</text:p>
          </table:table-cell>
          <table:table-cell table:style-name="ce4" table:formula="of:=[.E46]+[.B47]" office:value-type="currency" office:currency="PLN" office:value="164" calcext:value-type="currency">
            <text:p>164,00 zł</text:p>
          </table:table-cell>
          <table:table-cell table:style-name="ce4" table:formula="of:=[.F46]+[.C47]" office:value-type="currency" office:currency="PLN" office:value="126" calcext:value-type="currency">
            <text:p>126,00 zł</text:p>
          </table:table-cell>
          <table:table-cell/>
          <table:table-cell table:style-name="ce17" table:formula="of:=IF(AND([.A47]&lt;0;[.B47]&lt;0;[.C47]&lt;0;SUM([.A47:.C47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table:style-name="ce4" table:formula="of:=[.D47]+[.A48]" office:value-type="currency" office:currency="PLN" office:value="197" calcext:value-type="currency">
            <text:p>197,00 zł</text:p>
          </table:table-cell>
          <table:table-cell table:style-name="ce4" table:formula="of:=[.E47]+[.B48]" office:value-type="currency" office:currency="PLN" office:value="161" calcext:value-type="currency">
            <text:p>161,00 zł</text:p>
          </table:table-cell>
          <table:table-cell table:style-name="ce4" table:formula="of:=[.F47]+[.C48]" office:value-type="currency" office:currency="PLN" office:value="134" calcext:value-type="currency">
            <text:p>134,00 zł</text:p>
          </table:table-cell>
          <table:table-cell/>
          <table:table-cell table:style-name="ce17" table:formula="of:=IF(AND([.A48]&lt;0;[.B48]&lt;0;[.C48]&lt;0;SUM([.A48:.C48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4" table:formula="of:=[.D48]+[.A49]" office:value-type="currency" office:currency="PLN" office:value="192" calcext:value-type="currency">
            <text:p>192,00 zł</text:p>
          </table:table-cell>
          <table:table-cell table:style-name="ce4" table:formula="of:=[.E48]+[.B49]" office:value-type="currency" office:currency="PLN" office:value="169" calcext:value-type="currency">
            <text:p>169,00 zł</text:p>
          </table:table-cell>
          <table:table-cell table:style-name="ce4" table:formula="of:=[.F48]+[.C49]" office:value-type="currency" office:currency="PLN" office:value="141" calcext:value-type="currency">
            <text:p>141,00 zł</text:p>
          </table:table-cell>
          <table:table-cell/>
          <table:table-cell table:style-name="ce17" table:formula="of:=IF(AND([.A49]&lt;0;[.B49]&lt;0;[.C49]&lt;0;SUM([.A49:.C49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table:style-name="ce4" table:formula="of:=[.D49]+[.A50]" office:value-type="currency" office:currency="PLN" office:value="189" calcext:value-type="currency">
            <text:p>189,00 zł</text:p>
          </table:table-cell>
          <table:table-cell table:style-name="ce4" table:formula="of:=[.E49]+[.B50]" office:value-type="currency" office:currency="PLN" office:value="163" calcext:value-type="currency">
            <text:p>163,00 zł</text:p>
          </table:table-cell>
          <table:table-cell table:style-name="ce4" table:formula="of:=[.F49]+[.C50]" office:value-type="currency" office:currency="PLN" office:value="148" calcext:value-type="currency">
            <text:p>148,00 zł</text:p>
          </table:table-cell>
          <table:table-cell/>
          <table:table-cell table:style-name="ce17" table:formula="of:=IF(AND([.A50]&lt;0;[.B50]&lt;0;[.C50]&lt;0;SUM([.A50:.C50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table:style-name="ce4" table:formula="of:=[.D50]+[.A51]" office:value-type="currency" office:currency="PLN" office:value="198" calcext:value-type="currency">
            <text:p>198,00 zł</text:p>
          </table:table-cell>
          <table:table-cell table:style-name="ce4" table:formula="of:=[.E50]+[.B51]" office:value-type="currency" office:currency="PLN" office:value="153" calcext:value-type="currency">
            <text:p>153,00 zł</text:p>
          </table:table-cell>
          <table:table-cell table:style-name="ce4" table:formula="of:=[.F50]+[.C51]" office:value-type="currency" office:currency="PLN" office:value="139" calcext:value-type="currency">
            <text:p>139,00 zł</text:p>
          </table:table-cell>
          <table:table-cell/>
          <table:table-cell table:style-name="ce17" table:formula="of:=IF(AND([.A51]&lt;0;[.B51]&lt;0;[.C51]&lt;0;SUM([.A51:.C51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table:style-name="ce4" table:formula="of:=[.D51]+[.A52]" office:value-type="currency" office:currency="PLN" office:value="206" calcext:value-type="currency">
            <text:p>206,00 zł</text:p>
          </table:table-cell>
          <table:table-cell table:style-name="ce4" table:formula="of:=[.E51]+[.B52]" office:value-type="currency" office:currency="PLN" office:value="152" calcext:value-type="currency">
            <text:p>152,00 zł</text:p>
          </table:table-cell>
          <table:table-cell table:style-name="ce4" table:formula="of:=[.F51]+[.C52]" office:value-type="currency" office:currency="PLN" office:value="131" calcext:value-type="currency">
            <text:p>131,00 zł</text:p>
          </table:table-cell>
          <table:table-cell/>
          <table:table-cell table:style-name="ce17" table:formula="of:=IF(AND([.A52]&lt;0;[.B52]&lt;0;[.C52]&lt;0;SUM([.A52:.C52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table:style-name="ce4" table:formula="of:=[.D52]+[.A53]" office:value-type="currency" office:currency="PLN" office:value="200" calcext:value-type="currency">
            <text:p>200,00 zł</text:p>
          </table:table-cell>
          <table:table-cell table:style-name="ce4" table:formula="of:=[.E52]+[.B53]" office:value-type="currency" office:currency="PLN" office:value="148" calcext:value-type="currency">
            <text:p>148,00 zł</text:p>
          </table:table-cell>
          <table:table-cell table:style-name="ce4" table:formula="of:=[.F52]+[.C53]" office:value-type="currency" office:currency="PLN" office:value="133" calcext:value-type="currency">
            <text:p>133,00 zł</text:p>
          </table:table-cell>
          <table:table-cell/>
          <table:table-cell table:style-name="ce17" table:formula="of:=IF(AND([.A53]&lt;0;[.B53]&lt;0;[.C53]&lt;0;SUM([.A53:.C53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style-name="ce4" table:formula="of:=[.D53]+[.A54]" office:value-type="currency" office:currency="PLN" office:value="192" calcext:value-type="currency">
            <text:p>192,00 zł</text:p>
          </table:table-cell>
          <table:table-cell table:style-name="ce4" table:formula="of:=[.E53]+[.B54]" office:value-type="currency" office:currency="PLN" office:value="147" calcext:value-type="currency">
            <text:p>147,00 zł</text:p>
          </table:table-cell>
          <table:table-cell table:style-name="ce4" table:formula="of:=[.F53]+[.C54]" office:value-type="currency" office:currency="PLN" office:value="123" calcext:value-type="currency">
            <text:p>123,00 zł</text:p>
          </table:table-cell>
          <table:table-cell/>
          <table:table-cell table:style-name="ce17" table:formula="of:=IF(AND([.A54]&lt;0;[.B54]&lt;0;[.C54]&lt;0;SUM([.A54:.C54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table:style-name="ce4" table:formula="of:=[.D54]+[.A55]" office:value-type="currency" office:currency="PLN" office:value="189" calcext:value-type="currency">
            <text:p>189,00 zł</text:p>
          </table:table-cell>
          <table:table-cell table:style-name="ce4" table:formula="of:=[.E54]+[.B55]" office:value-type="currency" office:currency="PLN" office:value="145" calcext:value-type="currency">
            <text:p>145,00 zł</text:p>
          </table:table-cell>
          <table:table-cell table:style-name="ce4" table:formula="of:=[.F54]+[.C55]" office:value-type="currency" office:currency="PLN" office:value="118" calcext:value-type="currency">
            <text:p>118,00 zł</text:p>
          </table:table-cell>
          <table:table-cell/>
          <table:table-cell table:style-name="ce17" table:formula="of:=IF(AND([.A55]&lt;0;[.B55]&lt;0;[.C55]&lt;0;SUM([.A55:.C55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4" table:formula="of:=[.D55]+[.A56]" office:value-type="currency" office:currency="PLN" office:value="188" calcext:value-type="currency">
            <text:p>188,00 zł</text:p>
          </table:table-cell>
          <table:table-cell table:style-name="ce4" table:formula="of:=[.E55]+[.B56]" office:value-type="currency" office:currency="PLN" office:value="152" calcext:value-type="currency">
            <text:p>152,00 zł</text:p>
          </table:table-cell>
          <table:table-cell table:style-name="ce4" table:formula="of:=[.F55]+[.C56]" office:value-type="currency" office:currency="PLN" office:value="127" calcext:value-type="currency">
            <text:p>127,00 zł</text:p>
          </table:table-cell>
          <table:table-cell/>
          <table:table-cell table:style-name="ce17" table:formula="of:=IF(AND([.A56]&lt;0;[.B56]&lt;0;[.C56]&lt;0;SUM([.A56:.C56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table:style-name="ce4" table:formula="of:=[.D56]+[.A57]" office:value-type="currency" office:currency="PLN" office:value="197" calcext:value-type="currency">
            <text:p>197,00 zł</text:p>
          </table:table-cell>
          <table:table-cell table:style-name="ce4" table:formula="of:=[.E56]+[.B57]" office:value-type="currency" office:currency="PLN" office:value="145" calcext:value-type="currency">
            <text:p>145,00 zł</text:p>
          </table:table-cell>
          <table:table-cell table:style-name="ce4" table:formula="of:=[.F56]+[.C57]" office:value-type="currency" office:currency="PLN" office:value="123" calcext:value-type="currency">
            <text:p>123,00 zł</text:p>
          </table:table-cell>
          <table:table-cell/>
          <table:table-cell table:style-name="ce17" table:formula="of:=IF(AND([.A57]&lt;0;[.B57]&lt;0;[.C57]&lt;0;SUM([.A57:.C57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  <table:table-cell table:style-name="ce4" table:formula="of:=[.D57]+[.A58]" office:value-type="currency" office:currency="PLN" office:value="205" calcext:value-type="currency">
            <text:p>205,00 zł</text:p>
          </table:table-cell>
          <table:table-cell table:style-name="ce4" table:formula="of:=[.E57]+[.B58]" office:value-type="currency" office:currency="PLN" office:value="142" calcext:value-type="currency">
            <text:p>142,00 zł</text:p>
          </table:table-cell>
          <table:table-cell table:style-name="ce4" table:formula="of:=[.F57]+[.C58]" office:value-type="currency" office:currency="PLN" office:value="132" calcext:value-type="currency">
            <text:p>132,00 zł</text:p>
          </table:table-cell>
          <table:table-cell/>
          <table:table-cell table:style-name="ce17" table:formula="of:=IF(AND([.A58]&lt;0;[.B58]&lt;0;[.C58]&lt;0;SUM([.A58:.C58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4" table:formula="of:=[.D58]+[.A59]" office:value-type="currency" office:currency="PLN" office:value="209" calcext:value-type="currency">
            <text:p>209,00 zł</text:p>
          </table:table-cell>
          <table:table-cell table:style-name="ce4" table:formula="of:=[.E58]+[.B59]" office:value-type="currency" office:currency="PLN" office:value="144" calcext:value-type="currency">
            <text:p>144,00 zł</text:p>
          </table:table-cell>
          <table:table-cell table:style-name="ce4" table:formula="of:=[.F58]+[.C59]" office:value-type="currency" office:currency="PLN" office:value="142" calcext:value-type="currency">
            <text:p>142,00 zł</text:p>
          </table:table-cell>
          <table:table-cell/>
          <table:table-cell table:style-name="ce17" table:formula="of:=IF(AND([.A59]&lt;0;[.B59]&lt;0;[.C59]&lt;0;SUM([.A59:.C59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table:style-name="ce4" table:formula="of:=[.D59]+[.A60]" office:value-type="currency" office:currency="PLN" office:value="199" calcext:value-type="currency">
            <text:p>199,00 zł</text:p>
          </table:table-cell>
          <table:table-cell table:style-name="ce4" table:formula="of:=[.E59]+[.B60]" office:value-type="currency" office:currency="PLN" office:value="136" calcext:value-type="currency">
            <text:p>136,00 zł</text:p>
          </table:table-cell>
          <table:table-cell table:style-name="ce4" table:formula="of:=[.F59]+[.C60]" office:value-type="currency" office:currency="PLN" office:value="148" calcext:value-type="currency">
            <text:p>148,00 zł</text:p>
          </table:table-cell>
          <table:table-cell/>
          <table:table-cell table:style-name="ce17" table:formula="of:=IF(AND([.A60]&lt;0;[.B60]&lt;0;[.C60]&lt;0;SUM([.A60:.C60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table:style-name="ce4" table:formula="of:=[.D60]+[.A61]" office:value-type="currency" office:currency="PLN" office:value="207" calcext:value-type="currency">
            <text:p>207,00 zł</text:p>
          </table:table-cell>
          <table:table-cell table:style-name="ce4" table:formula="of:=[.E60]+[.B61]" office:value-type="currency" office:currency="PLN" office:value="135" calcext:value-type="currency">
            <text:p>135,00 zł</text:p>
          </table:table-cell>
          <table:table-cell table:style-name="ce4" table:formula="of:=[.F60]+[.C61]" office:value-type="currency" office:currency="PLN" office:value="154" calcext:value-type="currency">
            <text:p>154,00 zł</text:p>
          </table:table-cell>
          <table:table-cell/>
          <table:table-cell table:style-name="ce17" table:formula="of:=IF(AND([.A61]&lt;0;[.B61]&lt;0;[.C61]&lt;0;SUM([.A61:.C61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table:style-name="ce4" table:formula="of:=[.D61]+[.A62]" office:value-type="currency" office:currency="PLN" office:value="202" calcext:value-type="currency">
            <text:p>202,00 zł</text:p>
          </table:table-cell>
          <table:table-cell table:style-name="ce4" table:formula="of:=[.E61]+[.B62]" office:value-type="currency" office:currency="PLN" office:value="128" calcext:value-type="currency">
            <text:p>128,00 zł</text:p>
          </table:table-cell>
          <table:table-cell table:style-name="ce4" table:formula="of:=[.F61]+[.C62]" office:value-type="currency" office:currency="PLN" office:value="154" calcext:value-type="currency">
            <text:p>154,00 zł</text:p>
          </table:table-cell>
          <table:table-cell/>
          <table:table-cell table:style-name="ce17" table:formula="of:=IF(AND([.A62]&lt;0;[.B62]&lt;0;[.C62]&lt;0;SUM([.A62:.C62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table:style-name="ce4" table:formula="of:=[.D62]+[.A63]" office:value-type="currency" office:currency="PLN" office:value="203" calcext:value-type="currency">
            <text:p>203,00 zł</text:p>
          </table:table-cell>
          <table:table-cell table:style-name="ce4" table:formula="of:=[.E62]+[.B63]" office:value-type="currency" office:currency="PLN" office:value="124" calcext:value-type="currency">
            <text:p>124,00 zł</text:p>
          </table:table-cell>
          <table:table-cell table:style-name="ce4" table:formula="of:=[.F62]+[.C63]" office:value-type="currency" office:currency="PLN" office:value="156" calcext:value-type="currency">
            <text:p>156,00 zł</text:p>
          </table:table-cell>
          <table:table-cell/>
          <table:table-cell table:style-name="ce17" table:formula="of:=IF(AND([.A63]&lt;0;[.B63]&lt;0;[.C63]&lt;0;SUM([.A63:.C63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4" table:formula="of:=[.D63]+[.A64]" office:value-type="currency" office:currency="PLN" office:value="206" calcext:value-type="currency">
            <text:p>206,00 zł</text:p>
          </table:table-cell>
          <table:table-cell table:style-name="ce4" table:formula="of:=[.E63]+[.B64]" office:value-type="currency" office:currency="PLN" office:value="124" calcext:value-type="currency">
            <text:p>124,00 zł</text:p>
          </table:table-cell>
          <table:table-cell table:style-name="ce4" table:formula="of:=[.F63]+[.C64]" office:value-type="currency" office:currency="PLN" office:value="166" calcext:value-type="currency">
            <text:p>166,00 zł</text:p>
          </table:table-cell>
          <table:table-cell/>
          <table:table-cell table:style-name="ce17" table:formula="of:=IF(AND([.A64]&lt;0;[.B64]&lt;0;[.C64]&lt;0;SUM([.A64:.C64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-10" calcext:value-type="float">
            <text:p>-10</text:p>
          </table:table-cell>
          <table:table-cell table:style-name="ce4" table:formula="of:=[.D64]+[.A65]" office:value-type="currency" office:currency="PLN" office:value="200" calcext:value-type="currency">
            <text:p>200,00 zł</text:p>
          </table:table-cell>
          <table:table-cell table:style-name="ce4" table:formula="of:=[.E64]+[.B65]" office:value-type="currency" office:currency="PLN" office:value="121" calcext:value-type="currency">
            <text:p>121,00 zł</text:p>
          </table:table-cell>
          <table:table-cell table:style-name="ce4" table:formula="of:=[.F64]+[.C65]" office:value-type="currency" office:currency="PLN" office:value="156" calcext:value-type="currency">
            <text:p>156,00 zł</text:p>
          </table:table-cell>
          <table:table-cell/>
          <table:table-cell table:style-name="ce17" table:formula="of:=IF(AND([.A65]&lt;0;[.B65]&lt;0;[.C65]&lt;0;SUM([.A65:.C65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table:style-name="ce4" table:formula="of:=[.D65]+[.A66]" office:value-type="currency" office:currency="PLN" office:value="194" calcext:value-type="currency">
            <text:p>194,00 zł</text:p>
          </table:table-cell>
          <table:table-cell table:style-name="ce4" table:formula="of:=[.E65]+[.B66]" office:value-type="currency" office:currency="PLN" office:value="128" calcext:value-type="currency">
            <text:p>128,00 zł</text:p>
          </table:table-cell>
          <table:table-cell table:style-name="ce4" table:formula="of:=[.F65]+[.C66]" office:value-type="currency" office:currency="PLN" office:value="152" calcext:value-type="currency">
            <text:p>152,00 zł</text:p>
          </table:table-cell>
          <table:table-cell/>
          <table:table-cell table:style-name="ce17" table:formula="of:=IF(AND([.A66]&lt;0;[.B66]&lt;0;[.C66]&lt;0;SUM([.A66:.C66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4" table:formula="of:=[.D66]+[.A67]" office:value-type="currency" office:currency="PLN" office:value="198" calcext:value-type="currency">
            <text:p>198,00 zł</text:p>
          </table:table-cell>
          <table:table-cell table:style-name="ce4" table:formula="of:=[.E66]+[.B67]" office:value-type="currency" office:currency="PLN" office:value="129" calcext:value-type="currency">
            <text:p>129,00 zł</text:p>
          </table:table-cell>
          <table:table-cell table:style-name="ce4" table:formula="of:=[.F66]+[.C67]" office:value-type="currency" office:currency="PLN" office:value="161" calcext:value-type="currency">
            <text:p>161,00 zł</text:p>
          </table:table-cell>
          <table:table-cell/>
          <table:table-cell table:style-name="ce17" table:formula="of:=IF(AND([.A67]&lt;0;[.B67]&lt;0;[.C67]&lt;0;SUM([.A67:.C67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table:style-name="ce4" table:formula="of:=[.D67]+[.A68]" office:value-type="currency" office:currency="PLN" office:value="194" calcext:value-type="currency">
            <text:p>194,00 zł</text:p>
          </table:table-cell>
          <table:table-cell table:style-name="ce4" table:formula="of:=[.E67]+[.B68]" office:value-type="currency" office:currency="PLN" office:value="124" calcext:value-type="currency">
            <text:p>124,00 zł</text:p>
          </table:table-cell>
          <table:table-cell table:style-name="ce4" table:formula="of:=[.F67]+[.C68]" office:value-type="currency" office:currency="PLN" office:value="157" calcext:value-type="currency">
            <text:p>157,00 zł</text:p>
          </table:table-cell>
          <table:table-cell/>
          <table:table-cell table:style-name="ce17" table:formula="of:=IF(AND([.A68]&lt;0;[.B68]&lt;0;[.C68]&lt;0;SUM([.A68:.C68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table:style-name="ce4" table:formula="of:=[.D68]+[.A69]" office:value-type="currency" office:currency="PLN" office:value="198" calcext:value-type="currency">
            <text:p>198,00 zł</text:p>
          </table:table-cell>
          <table:table-cell table:style-name="ce4" table:formula="of:=[.E68]+[.B69]" office:value-type="currency" office:currency="PLN" office:value="132" calcext:value-type="currency">
            <text:p>132,00 zł</text:p>
          </table:table-cell>
          <table:table-cell table:style-name="ce4" table:formula="of:=[.F68]+[.C69]" office:value-type="currency" office:currency="PLN" office:value="152" calcext:value-type="currency">
            <text:p>152,00 zł</text:p>
          </table:table-cell>
          <table:table-cell/>
          <table:table-cell table:style-name="ce17" table:formula="of:=IF(AND([.A69]&lt;0;[.B69]&lt;0;[.C69]&lt;0;SUM([.A69:.C69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table:style-name="ce4" table:formula="of:=[.D69]+[.A70]" office:value-type="currency" office:currency="PLN" office:value="204" calcext:value-type="currency">
            <text:p>204,00 zł</text:p>
          </table:table-cell>
          <table:table-cell table:style-name="ce4" table:formula="of:=[.E69]+[.B70]" office:value-type="currency" office:currency="PLN" office:value="127" calcext:value-type="currency">
            <text:p>127,00 zł</text:p>
          </table:table-cell>
          <table:table-cell table:style-name="ce4" table:formula="of:=[.F69]+[.C70]" office:value-type="currency" office:currency="PLN" office:value="148" calcext:value-type="currency">
            <text:p>148,00 zł</text:p>
          </table:table-cell>
          <table:table-cell/>
          <table:table-cell table:style-name="ce17" table:formula="of:=IF(AND([.A70]&lt;0;[.B70]&lt;0;[.C70]&lt;0;SUM([.A70:.C70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style-name="ce4" table:formula="of:=[.D70]+[.A71]" office:value-type="currency" office:currency="PLN" office:value="212" calcext:value-type="currency">
            <text:p>212,00 zł</text:p>
          </table:table-cell>
          <table:table-cell table:style-name="ce4" table:formula="of:=[.E70]+[.B71]" office:value-type="currency" office:currency="PLN" office:value="128" calcext:value-type="currency">
            <text:p>128,00 zł</text:p>
          </table:table-cell>
          <table:table-cell table:style-name="ce4" table:formula="of:=[.F70]+[.C71]" office:value-type="currency" office:currency="PLN" office:value="140" calcext:value-type="currency">
            <text:p>140,00 zł</text:p>
          </table:table-cell>
          <table:table-cell/>
          <table:table-cell table:style-name="ce17" table:formula="of:=IF(AND([.A71]&lt;0;[.B71]&lt;0;[.C71]&lt;0;SUM([.A71:.C71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style-name="ce4" table:formula="of:=[.D71]+[.A72]" office:value-type="currency" office:currency="PLN" office:value="210" calcext:value-type="currency">
            <text:p>210,00 zł</text:p>
          </table:table-cell>
          <table:table-cell table:style-name="ce4" table:formula="of:=[.E71]+[.B72]" office:value-type="currency" office:currency="PLN" office:value="129" calcext:value-type="currency">
            <text:p>129,00 zł</text:p>
          </table:table-cell>
          <table:table-cell table:style-name="ce4" table:formula="of:=[.F71]+[.C72]" office:value-type="currency" office:currency="PLN" office:value="135" calcext:value-type="currency">
            <text:p>135,00 zł</text:p>
          </table:table-cell>
          <table:table-cell/>
          <table:table-cell table:style-name="ce17" table:formula="of:=IF(AND([.A72]&lt;0;[.B72]&lt;0;[.C72]&lt;0;SUM([.A72:.C72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style-name="ce4" table:formula="of:=[.D72]+[.A73]" office:value-type="currency" office:currency="PLN" office:value="206" calcext:value-type="currency">
            <text:p>206,00 zł</text:p>
          </table:table-cell>
          <table:table-cell table:style-name="ce4" table:formula="of:=[.E72]+[.B73]" office:value-type="currency" office:currency="PLN" office:value="129" calcext:value-type="currency">
            <text:p>129,00 zł</text:p>
          </table:table-cell>
          <table:table-cell table:style-name="ce4" table:formula="of:=[.F72]+[.C73]" office:value-type="currency" office:currency="PLN" office:value="131" calcext:value-type="currency">
            <text:p>131,00 zł</text:p>
          </table:table-cell>
          <table:table-cell/>
          <table:table-cell table:style-name="ce17" table:formula="of:=IF(AND([.A73]&lt;0;[.B73]&lt;0;[.C73]&lt;0;SUM([.A73:.C73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  <table:table-cell table:style-name="ce4" table:formula="of:=[.D73]+[.A74]" office:value-type="currency" office:currency="PLN" office:value="210" calcext:value-type="currency">
            <text:p>210,00 zł</text:p>
          </table:table-cell>
          <table:table-cell table:style-name="ce4" table:formula="of:=[.E73]+[.B74]" office:value-type="currency" office:currency="PLN" office:value="125" calcext:value-type="currency">
            <text:p>125,00 zł</text:p>
          </table:table-cell>
          <table:table-cell table:style-name="ce4" table:formula="of:=[.F73]+[.C74]" office:value-type="currency" office:currency="PLN" office:value="140" calcext:value-type="currency">
            <text:p>140,00 zł</text:p>
          </table:table-cell>
          <table:table-cell/>
          <table:table-cell table:style-name="ce17" table:formula="of:=IF(AND([.A74]&lt;0;[.B74]&lt;0;[.C74]&lt;0;SUM([.A74:.C74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table:style-name="ce4" table:formula="of:=[.D74]+[.A75]" office:value-type="currency" office:currency="PLN" office:value="211" calcext:value-type="currency">
            <text:p>211,00 zł</text:p>
          </table:table-cell>
          <table:table-cell table:style-name="ce4" table:formula="of:=[.E74]+[.B75]" office:value-type="currency" office:currency="PLN" office:value="115" calcext:value-type="currency">
            <text:p>115,00 zł</text:p>
          </table:table-cell>
          <table:table-cell table:style-name="ce4" table:formula="of:=[.F74]+[.C75]" office:value-type="currency" office:currency="PLN" office:value="143" calcext:value-type="currency">
            <text:p>143,00 zł</text:p>
          </table:table-cell>
          <table:table-cell/>
          <table:table-cell table:style-name="ce17" table:formula="of:=IF(AND([.A75]&lt;0;[.B75]&lt;0;[.C75]&lt;0;SUM([.A75:.C75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table:style-name="ce4" table:formula="of:=[.D75]+[.A76]" office:value-type="currency" office:currency="PLN" office:value="217" calcext:value-type="currency">
            <text:p>217,00 zł</text:p>
          </table:table-cell>
          <table:table-cell table:style-name="ce4" table:formula="of:=[.E75]+[.B76]" office:value-type="currency" office:currency="PLN" office:value="107" calcext:value-type="currency">
            <text:p>107,00 zł</text:p>
          </table:table-cell>
          <table:table-cell table:style-name="ce4" table:formula="of:=[.F75]+[.C76]" office:value-type="currency" office:currency="PLN" office:value="138" calcext:value-type="currency">
            <text:p>138,00 zł</text:p>
          </table:table-cell>
          <table:table-cell/>
          <table:table-cell table:style-name="ce17" table:formula="of:=IF(AND([.A76]&lt;0;[.B76]&lt;0;[.C76]&lt;0;SUM([.A76:.C76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table:style-name="ce4" table:formula="of:=[.D76]+[.A77]" office:value-type="currency" office:currency="PLN" office:value="210" calcext:value-type="currency">
            <text:p>210,00 zł</text:p>
          </table:table-cell>
          <table:table-cell table:style-name="ce4" table:formula="of:=[.E76]+[.B77]" office:value-type="currency" office:currency="PLN" office:value="115" calcext:value-type="currency">
            <text:p>115,00 zł</text:p>
          </table:table-cell>
          <table:table-cell table:style-name="ce4" table:formula="of:=[.F76]+[.C77]" office:value-type="currency" office:currency="PLN" office:value="136" calcext:value-type="currency">
            <text:p>136,00 zł</text:p>
          </table:table-cell>
          <table:table-cell/>
          <table:table-cell table:style-name="ce17" table:formula="of:=IF(AND([.A77]&lt;0;[.B77]&lt;0;[.C77]&lt;0;SUM([.A77:.C77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table:style-name="ce4" table:formula="of:=[.D77]+[.A78]" office:value-type="currency" office:currency="PLN" office:value="211" calcext:value-type="currency">
            <text:p>211,00 zł</text:p>
          </table:table-cell>
          <table:table-cell table:style-name="ce4" table:formula="of:=[.E77]+[.B78]" office:value-type="currency" office:currency="PLN" office:value="107" calcext:value-type="currency">
            <text:p>107,00 zł</text:p>
          </table:table-cell>
          <table:table-cell table:style-name="ce4" table:formula="of:=[.F77]+[.C78]" office:value-type="currency" office:currency="PLN" office:value="137" calcext:value-type="currency">
            <text:p>137,00 zł</text:p>
          </table:table-cell>
          <table:table-cell/>
          <table:table-cell table:style-name="ce17" table:formula="of:=IF(AND([.A78]&lt;0;[.B78]&lt;0;[.C78]&lt;0;SUM([.A78:.C78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table:style-name="ce4" table:formula="of:=[.D78]+[.A79]" office:value-type="currency" office:currency="PLN" office:value="203" calcext:value-type="currency">
            <text:p>203,00 zł</text:p>
          </table:table-cell>
          <table:table-cell table:style-name="ce4" table:formula="of:=[.E78]+[.B79]" office:value-type="currency" office:currency="PLN" office:value="115" calcext:value-type="currency">
            <text:p>115,00 zł</text:p>
          </table:table-cell>
          <table:table-cell table:style-name="ce4" table:formula="of:=[.F78]+[.C79]" office:value-type="currency" office:currency="PLN" office:value="130" calcext:value-type="currency">
            <text:p>130,00 zł</text:p>
          </table:table-cell>
          <table:table-cell/>
          <table:table-cell table:style-name="ce17" table:formula="of:=IF(AND([.A79]&lt;0;[.B79]&lt;0;[.C79]&lt;0;SUM([.A79:.C79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4" table:formula="of:=[.D79]+[.A80]" office:value-type="currency" office:currency="PLN" office:value="208" calcext:value-type="currency">
            <text:p>208,00 zł</text:p>
          </table:table-cell>
          <table:table-cell table:style-name="ce4" table:formula="of:=[.E79]+[.B80]" office:value-type="currency" office:currency="PLN" office:value="124" calcext:value-type="currency">
            <text:p>124,00 zł</text:p>
          </table:table-cell>
          <table:table-cell table:style-name="ce4" table:formula="of:=[.F79]+[.C80]" office:value-type="currency" office:currency="PLN" office:value="133" calcext:value-type="currency">
            <text:p>133,00 zł</text:p>
          </table:table-cell>
          <table:table-cell/>
          <table:table-cell table:style-name="ce17" table:formula="of:=IF(AND([.A80]&lt;0;[.B80]&lt;0;[.C80]&lt;0;SUM([.A80:.C80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4" table:formula="of:=[.D80]+[.A81]" office:value-type="currency" office:currency="PLN" office:value="199" calcext:value-type="currency">
            <text:p>199,00 zł</text:p>
          </table:table-cell>
          <table:table-cell table:style-name="ce4" table:formula="of:=[.E80]+[.B81]" office:value-type="currency" office:currency="PLN" office:value="123" calcext:value-type="currency">
            <text:p>123,00 zł</text:p>
          </table:table-cell>
          <table:table-cell table:style-name="ce4" table:formula="of:=[.F80]+[.C81]" office:value-type="currency" office:currency="PLN" office:value="136" calcext:value-type="currency">
            <text:p>136,00 zł</text:p>
          </table:table-cell>
          <table:table-cell/>
          <table:table-cell table:style-name="ce17" table:formula="of:=IF(AND([.A81]&lt;0;[.B81]&lt;0;[.C81]&lt;0;SUM([.A81:.C81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table:style-name="ce4" table:formula="of:=[.D81]+[.A82]" office:value-type="currency" office:currency="PLN" office:value="199" calcext:value-type="currency">
            <text:p>199,00 zł</text:p>
          </table:table-cell>
          <table:table-cell table:style-name="ce4" table:formula="of:=[.E81]+[.B82]" office:value-type="currency" office:currency="PLN" office:value="121" calcext:value-type="currency">
            <text:p>121,00 zł</text:p>
          </table:table-cell>
          <table:table-cell table:style-name="ce4" table:formula="of:=[.F81]+[.C82]" office:value-type="currency" office:currency="PLN" office:value="132" calcext:value-type="currency">
            <text:p>132,00 zł</text:p>
          </table:table-cell>
          <table:table-cell/>
          <table:table-cell table:style-name="ce17" table:formula="of:=IF(AND([.A82]&lt;0;[.B82]&lt;0;[.C82]&lt;0;SUM([.A82:.C82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table:style-name="ce4" table:formula="of:=[.D82]+[.A83]" office:value-type="currency" office:currency="PLN" office:value="205" calcext:value-type="currency">
            <text:p>205,00 zł</text:p>
          </table:table-cell>
          <table:table-cell table:style-name="ce4" table:formula="of:=[.E82]+[.B83]" office:value-type="currency" office:currency="PLN" office:value="114" calcext:value-type="currency">
            <text:p>114,00 zł</text:p>
          </table:table-cell>
          <table:table-cell table:style-name="ce4" table:formula="of:=[.F82]+[.C83]" office:value-type="currency" office:currency="PLN" office:value="140" calcext:value-type="currency">
            <text:p>140,00 zł</text:p>
          </table:table-cell>
          <table:table-cell/>
          <table:table-cell table:style-name="ce17" table:formula="of:=IF(AND([.A83]&lt;0;[.B83]&lt;0;[.C83]&lt;0;SUM([.A83:.C83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  <table:table-cell table:style-name="ce4" table:formula="of:=[.D83]+[.A84]" office:value-type="currency" office:currency="PLN" office:value="206" calcext:value-type="currency">
            <text:p>206,00 zł</text:p>
          </table:table-cell>
          <table:table-cell table:style-name="ce4" table:formula="of:=[.E83]+[.B84]" office:value-type="currency" office:currency="PLN" office:value="105" calcext:value-type="currency">
            <text:p>105,00 zł</text:p>
          </table:table-cell>
          <table:table-cell table:style-name="ce4" table:formula="of:=[.F83]+[.C84]" office:value-type="currency" office:currency="PLN" office:value="130" calcext:value-type="currency">
            <text:p>130,00 zł</text:p>
          </table:table-cell>
          <table:table-cell/>
          <table:table-cell table:style-name="ce17" table:formula="of:=IF(AND([.A84]&lt;0;[.B84]&lt;0;[.C84]&lt;0;SUM([.A84:.C84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table:formula="of:=[.D84]+[.A85]" office:value-type="currency" office:currency="PLN" office:value="209" calcext:value-type="currency">
            <text:p>209,00 zł</text:p>
          </table:table-cell>
          <table:table-cell table:style-name="ce4" table:formula="of:=[.E84]+[.B85]" office:value-type="currency" office:currency="PLN" office:value="107" calcext:value-type="currency">
            <text:p>107,00 zł</text:p>
          </table:table-cell>
          <table:table-cell table:style-name="ce4" table:formula="of:=[.F84]+[.C85]" office:value-type="currency" office:currency="PLN" office:value="131" calcext:value-type="currency">
            <text:p>131,00 zł</text:p>
          </table:table-cell>
          <table:table-cell/>
          <table:table-cell table:style-name="ce17" table:formula="of:=IF(AND([.A85]&lt;0;[.B85]&lt;0;[.C85]&lt;0;SUM([.A85:.C85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3" calcext:value-type="float">
            <text:p>-3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table:style-name="ce4" table:formula="of:=[.D85]+[.A86]" office:value-type="currency" office:currency="PLN" office:value="206" calcext:value-type="currency">
            <text:p>206,00 zł</text:p>
          </table:table-cell>
          <table:table-cell table:style-name="ce4" table:formula="of:=[.E85]+[.B86]" office:value-type="currency" office:currency="PLN" office:value="98" calcext:value-type="currency">
            <text:p>98,00 zł</text:p>
          </table:table-cell>
          <table:table-cell table:style-name="ce4" table:formula="of:=[.F85]+[.C86]" office:value-type="currency" office:currency="PLN" office:value="129" calcext:value-type="currency">
            <text:p>129,00 zł</text:p>
          </table:table-cell>
          <table:table-cell/>
          <table:table-cell table:style-name="ce17" table:formula="of:=IF(AND([.A86]&lt;0;[.B86]&lt;0;[.C86]&lt;0;SUM([.A86:.C86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" table:formula="of:=[.D86]+[.A87]" office:value-type="currency" office:currency="PLN" office:value="215" calcext:value-type="currency">
            <text:p>215,00 zł</text:p>
          </table:table-cell>
          <table:table-cell table:style-name="ce4" table:formula="of:=[.E86]+[.B87]" office:value-type="currency" office:currency="PLN" office:value="99" calcext:value-type="currency">
            <text:p>99,00 zł</text:p>
          </table:table-cell>
          <table:table-cell table:style-name="ce4" table:formula="of:=[.F86]+[.C87]" office:value-type="currency" office:currency="PLN" office:value="134" calcext:value-type="currency">
            <text:p>134,00 zł</text:p>
          </table:table-cell>
          <table:table-cell/>
          <table:table-cell table:style-name="ce17" table:formula="of:=IF(AND([.A87]&lt;0;[.B87]&lt;0;[.C87]&lt;0;SUM([.A87:.C87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table:style-name="ce4" table:formula="of:=[.D87]+[.A88]" office:value-type="currency" office:currency="PLN" office:value="208" calcext:value-type="currency">
            <text:p>208,00 zł</text:p>
          </table:table-cell>
          <table:table-cell table:style-name="ce4" table:formula="of:=[.E87]+[.B88]" office:value-type="currency" office:currency="PLN" office:value="94" calcext:value-type="currency">
            <text:p>94,00 zł</text:p>
          </table:table-cell>
          <table:table-cell table:style-name="ce4" table:formula="of:=[.F87]+[.C88]" office:value-type="currency" office:currency="PLN" office:value="136" calcext:value-type="currency">
            <text:p>136,00 zł</text:p>
          </table:table-cell>
          <table:table-cell/>
          <table:table-cell table:style-name="ce17" table:formula="of:=IF(AND([.A88]&lt;0;[.B88]&lt;0;[.C88]&lt;0;SUM([.A88:.C88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" table:formula="of:=[.D88]+[.A89]" office:value-type="currency" office:currency="PLN" office:value="211" calcext:value-type="currency">
            <text:p>211,00 zł</text:p>
          </table:table-cell>
          <table:table-cell table:style-name="ce4" table:formula="of:=[.E88]+[.B89]" office:value-type="currency" office:currency="PLN" office:value="97" calcext:value-type="currency">
            <text:p>97,00 zł</text:p>
          </table:table-cell>
          <table:table-cell table:style-name="ce4" table:formula="of:=[.F88]+[.C89]" office:value-type="currency" office:currency="PLN" office:value="140" calcext:value-type="currency">
            <text:p>140,00 zł</text:p>
          </table:table-cell>
          <table:table-cell/>
          <table:table-cell table:style-name="ce17" table:formula="of:=IF(AND([.A89]&lt;0;[.B89]&lt;0;[.C89]&lt;0;SUM([.A89:.C89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4" table:formula="of:=[.D89]+[.A90]" office:value-type="currency" office:currency="PLN" office:value="203" calcext:value-type="currency">
            <text:p>203,00 zł</text:p>
          </table:table-cell>
          <table:table-cell table:style-name="ce4" table:formula="of:=[.E89]+[.B90]" office:value-type="currency" office:currency="PLN" office:value="104" calcext:value-type="currency">
            <text:p>104,00 zł</text:p>
          </table:table-cell>
          <table:table-cell table:style-name="ce4" table:formula="of:=[.F89]+[.C90]" office:value-type="currency" office:currency="PLN" office:value="144" calcext:value-type="currency">
            <text:p>144,00 zł</text:p>
          </table:table-cell>
          <table:table-cell/>
          <table:table-cell table:style-name="ce17" table:formula="of:=IF(AND([.A90]&lt;0;[.B90]&lt;0;[.C90]&lt;0;SUM([.A90:.C90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table:style-name="ce4" table:formula="of:=[.D90]+[.A91]" office:value-type="currency" office:currency="PLN" office:value="195" calcext:value-type="currency">
            <text:p>195,00 zł</text:p>
          </table:table-cell>
          <table:table-cell table:style-name="ce4" table:formula="of:=[.E90]+[.B91]" office:value-type="currency" office:currency="PLN" office:value="96" calcext:value-type="currency">
            <text:p>96,00 zł</text:p>
          </table:table-cell>
          <table:table-cell table:style-name="ce4" table:formula="of:=[.F90]+[.C91]" office:value-type="currency" office:currency="PLN" office:value="149" calcext:value-type="currency">
            <text:p>149,00 zł</text:p>
          </table:table-cell>
          <table:table-cell/>
          <table:table-cell table:style-name="ce17" table:formula="of:=IF(AND([.A91]&lt;0;[.B91]&lt;0;[.C91]&lt;0;SUM([.A91:.C91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table:style-name="ce4" table:formula="of:=[.D91]+[.A92]" office:value-type="currency" office:currency="PLN" office:value="202" calcext:value-type="currency">
            <text:p>202,00 zł</text:p>
          </table:table-cell>
          <table:table-cell table:style-name="ce4" table:formula="of:=[.E91]+[.B92]" office:value-type="currency" office:currency="PLN" office:value="89" calcext:value-type="currency">
            <text:p>89,00 zł</text:p>
          </table:table-cell>
          <table:table-cell table:style-name="ce4" table:formula="of:=[.F91]+[.C92]" office:value-type="currency" office:currency="PLN" office:value="157" calcext:value-type="currency">
            <text:p>157,00 zł</text:p>
          </table:table-cell>
          <table:table-cell/>
          <table:table-cell table:style-name="ce17" table:formula="of:=IF(AND([.A92]&lt;0;[.B92]&lt;0;[.C92]&lt;0;SUM([.A92:.C92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8" calcext:value-type="float">
            <text:p>-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table:formula="of:=[.D92]+[.A93]" office:value-type="currency" office:currency="PLN" office:value="194" calcext:value-type="currency">
            <text:p>194,00 zł</text:p>
          </table:table-cell>
          <table:table-cell table:style-name="ce4" table:formula="of:=[.E92]+[.B93]" office:value-type="currency" office:currency="PLN" office:value="99" calcext:value-type="currency">
            <text:p>99,00 zł</text:p>
          </table:table-cell>
          <table:table-cell table:style-name="ce4" table:formula="of:=[.F92]+[.C93]" office:value-type="currency" office:currency="PLN" office:value="157" calcext:value-type="currency">
            <text:p>157,00 zł</text:p>
          </table:table-cell>
          <table:table-cell/>
          <table:table-cell table:style-name="ce17" table:formula="of:=IF(AND([.A93]&lt;0;[.B93]&lt;0;[.C93]&lt;0;SUM([.A93:.C93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table:style-name="ce4" table:formula="of:=[.D93]+[.A94]" office:value-type="currency" office:currency="PLN" office:value="186" calcext:value-type="currency">
            <text:p>186,00 zł</text:p>
          </table:table-cell>
          <table:table-cell table:style-name="ce4" table:formula="of:=[.E93]+[.B94]" office:value-type="currency" office:currency="PLN" office:value="97" calcext:value-type="currency">
            <text:p>97,00 zł</text:p>
          </table:table-cell>
          <table:table-cell table:style-name="ce4" table:formula="of:=[.F93]+[.C94]" office:value-type="currency" office:currency="PLN" office:value="165" calcext:value-type="currency">
            <text:p>165,00 zł</text:p>
          </table:table-cell>
          <table:table-cell/>
          <table:table-cell table:style-name="ce17" table:formula="of:=IF(AND([.A94]&lt;0;[.B94]&lt;0;[.C94]&lt;0;SUM([.A94:.C94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table:style-name="ce4" table:formula="of:=[.D94]+[.A95]" office:value-type="currency" office:currency="PLN" office:value="182" calcext:value-type="currency">
            <text:p>182,00 zł</text:p>
          </table:table-cell>
          <table:table-cell table:style-name="ce4" table:formula="of:=[.E94]+[.B95]" office:value-type="currency" office:currency="PLN" office:value="105" calcext:value-type="currency">
            <text:p>105,00 zł</text:p>
          </table:table-cell>
          <table:table-cell table:style-name="ce4" table:formula="of:=[.F94]+[.C95]" office:value-type="currency" office:currency="PLN" office:value="159" calcext:value-type="currency">
            <text:p>159,00 zł</text:p>
          </table:table-cell>
          <table:table-cell/>
          <table:table-cell table:style-name="ce17" table:formula="of:=IF(AND([.A95]&lt;0;[.B95]&lt;0;[.C95]&lt;0;SUM([.A95:.C95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style-name="ce4" table:formula="of:=[.D95]+[.A96]" office:value-type="currency" office:currency="PLN" office:value="175" calcext:value-type="currency">
            <text:p>175,00 zł</text:p>
          </table:table-cell>
          <table:table-cell table:style-name="ce4" table:formula="of:=[.E95]+[.B96]" office:value-type="currency" office:currency="PLN" office:value="107" calcext:value-type="currency">
            <text:p>107,00 zł</text:p>
          </table:table-cell>
          <table:table-cell table:style-name="ce4" table:formula="of:=[.F95]+[.C96]" office:value-type="currency" office:currency="PLN" office:value="149" calcext:value-type="currency">
            <text:p>149,00 zł</text:p>
          </table:table-cell>
          <table:table-cell/>
          <table:table-cell table:style-name="ce17" table:formula="of:=IF(AND([.A96]&lt;0;[.B96]&lt;0;[.C96]&lt;0;SUM([.A96:.C96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" table:formula="of:=[.D96]+[.A97]" office:value-type="currency" office:currency="PLN" office:value="179" calcext:value-type="currency">
            <text:p>179,00 zł</text:p>
          </table:table-cell>
          <table:table-cell table:style-name="ce4" table:formula="of:=[.E96]+[.B97]" office:value-type="currency" office:currency="PLN" office:value="116" calcext:value-type="currency">
            <text:p>116,00 zł</text:p>
          </table:table-cell>
          <table:table-cell table:style-name="ce4" table:formula="of:=[.F96]+[.C97]" office:value-type="currency" office:currency="PLN" office:value="150" calcext:value-type="currency">
            <text:p>150,00 zł</text:p>
          </table:table-cell>
          <table:table-cell/>
          <table:table-cell table:style-name="ce17" table:formula="of:=IF(AND([.A97]&lt;0;[.B97]&lt;0;[.C97]&lt;0;SUM([.A97:.C97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table:style-name="ce4" table:formula="of:=[.D97]+[.A98]" office:value-type="currency" office:currency="PLN" office:value="186" calcext:value-type="currency">
            <text:p>186,00 zł</text:p>
          </table:table-cell>
          <table:table-cell table:style-name="ce4" table:formula="of:=[.E97]+[.B98]" office:value-type="currency" office:currency="PLN" office:value="112" calcext:value-type="currency">
            <text:p>112,00 zł</text:p>
          </table:table-cell>
          <table:table-cell table:style-name="ce4" table:formula="of:=[.F97]+[.C98]" office:value-type="currency" office:currency="PLN" office:value="153" calcext:value-type="currency">
            <text:p>153,00 zł</text:p>
          </table:table-cell>
          <table:table-cell/>
          <table:table-cell table:style-name="ce17" table:formula="of:=IF(AND([.A98]&lt;0;[.B98]&lt;0;[.C98]&lt;0;SUM([.A98:.C98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table:style-name="ce4" table:formula="of:=[.D98]+[.A99]" office:value-type="currency" office:currency="PLN" office:value="189" calcext:value-type="currency">
            <text:p>189,00 zł</text:p>
          </table:table-cell>
          <table:table-cell table:style-name="ce4" table:formula="of:=[.E98]+[.B99]" office:value-type="currency" office:currency="PLN" office:value="103" calcext:value-type="currency">
            <text:p>103,00 zł</text:p>
          </table:table-cell>
          <table:table-cell table:style-name="ce4" table:formula="of:=[.F98]+[.C99]" office:value-type="currency" office:currency="PLN" office:value="154" calcext:value-type="currency">
            <text:p>154,00 zł</text:p>
          </table:table-cell>
          <table:table-cell/>
          <table:table-cell table:style-name="ce17" table:formula="of:=IF(AND([.A99]&lt;0;[.B99]&lt;0;[.C99]&lt;0;SUM([.A99:.C99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table:style-name="ce4" table:formula="of:=[.D99]+[.A100]" office:value-type="currency" office:currency="PLN" office:value="182" calcext:value-type="currency">
            <text:p>182,00 zł</text:p>
          </table:table-cell>
          <table:table-cell table:style-name="ce4" table:formula="of:=[.E99]+[.B100]" office:value-type="currency" office:currency="PLN" office:value="93" calcext:value-type="currency">
            <text:p>93,00 zł</text:p>
          </table:table-cell>
          <table:table-cell table:style-name="ce4" table:formula="of:=[.F99]+[.C100]" office:value-type="currency" office:currency="PLN" office:value="145" calcext:value-type="currency">
            <text:p>145,00 zł</text:p>
          </table:table-cell>
          <table:table-cell/>
          <table:table-cell table:style-name="ce17" table:formula="of:=IF(AND([.A100]&lt;0;[.B100]&lt;0;[.C100]&lt;0;SUM([.A100:.C100])&lt;-20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table:style-name="ce4" table:formula="of:=[.D100]+[.A101]" office:value-type="currency" office:currency="PLN" office:value="189" calcext:value-type="currency">
            <text:p>189,00 zł</text:p>
          </table:table-cell>
          <table:table-cell table:style-name="ce4" table:formula="of:=[.E100]+[.B101]" office:value-type="currency" office:currency="PLN" office:value="84" calcext:value-type="currency">
            <text:p>84,00 zł</text:p>
          </table:table-cell>
          <table:table-cell table:style-name="ce4" table:formula="of:=[.F100]+[.C101]" office:value-type="currency" office:currency="PLN" office:value="147" calcext:value-type="currency">
            <text:p>147,00 zł</text:p>
          </table:table-cell>
          <table:table-cell/>
          <table:table-cell table:style-name="ce17" table:formula="of:=IF(AND([.A101]&lt;0;[.B101]&lt;0;[.C101]&lt;0;SUM([.A101:.C101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style-name="ce4" table:formula="of:=[.D101]+[.A102]" office:value-type="currency" office:currency="PLN" office:value="190" calcext:value-type="currency">
            <text:p>190,00 zł</text:p>
          </table:table-cell>
          <table:table-cell table:style-name="ce4" table:formula="of:=[.E101]+[.B102]" office:value-type="currency" office:currency="PLN" office:value="82" calcext:value-type="currency">
            <text:p>82,00 zł</text:p>
          </table:table-cell>
          <table:table-cell table:style-name="ce4" table:formula="of:=[.F101]+[.C102]" office:value-type="currency" office:currency="PLN" office:value="147" calcext:value-type="currency">
            <text:p>147,00 zł</text:p>
          </table:table-cell>
          <table:table-cell/>
          <table:table-cell table:style-name="ce17" table:formula="of:=IF(AND([.A102]&lt;0;[.B102]&lt;0;[.C102]&lt;0;SUM([.A102:.C102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4" table:formula="of:=[.D102]+[.A103]" office:value-type="currency" office:currency="PLN" office:value="197" calcext:value-type="currency">
            <text:p>197,00 zł</text:p>
          </table:table-cell>
          <table:table-cell table:style-name="ce4" table:formula="of:=[.E102]+[.B103]" office:value-type="currency" office:currency="PLN" office:value="85" calcext:value-type="currency">
            <text:p>85,00 zł</text:p>
          </table:table-cell>
          <table:table-cell table:style-name="ce4" table:formula="of:=[.F102]+[.C103]" office:value-type="currency" office:currency="PLN" office:value="156" calcext:value-type="currency">
            <text:p>156,00 zł</text:p>
          </table:table-cell>
          <table:table-cell/>
          <table:table-cell table:style-name="ce17" table:formula="of:=IF(AND([.A103]&lt;0;[.B103]&lt;0;[.C103]&lt;0;SUM([.A103:.C103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style-name="ce4" table:formula="of:=[.D103]+[.A104]" office:value-type="currency" office:currency="PLN" office:value="207" calcext:value-type="currency">
            <text:p>207,00 zł</text:p>
          </table:table-cell>
          <table:table-cell table:style-name="ce4" table:formula="of:=[.E103]+[.B104]" office:value-type="currency" office:currency="PLN" office:value="80" calcext:value-type="currency">
            <text:p>80,00 zł</text:p>
          </table:table-cell>
          <table:table-cell table:style-name="ce4" table:formula="of:=[.F103]+[.C104]" office:value-type="currency" office:currency="PLN" office:value="156" calcext:value-type="currency">
            <text:p>156,00 zł</text:p>
          </table:table-cell>
          <table:table-cell/>
          <table:table-cell table:style-name="ce17" table:formula="of:=IF(AND([.A104]&lt;0;[.B104]&lt;0;[.C104]&lt;0;SUM([.A104:.C104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table:style-name="ce4" table:formula="of:=[.D104]+[.A105]" office:value-type="currency" office:currency="PLN" office:value="199" calcext:value-type="currency">
            <text:p>199,00 zł</text:p>
          </table:table-cell>
          <table:table-cell table:style-name="ce4" table:formula="of:=[.E104]+[.B105]" office:value-type="currency" office:currency="PLN" office:value="73" calcext:value-type="currency">
            <text:p>73,00 zł</text:p>
          </table:table-cell>
          <table:table-cell table:style-name="ce4" table:formula="of:=[.F104]+[.C105]" office:value-type="currency" office:currency="PLN" office:value="159" calcext:value-type="currency">
            <text:p>159,00 zł</text:p>
          </table:table-cell>
          <table:table-cell/>
          <table:table-cell table:style-name="ce17" table:formula="of:=IF(AND([.A105]&lt;0;[.B105]&lt;0;[.C105]&lt;0;SUM([.A105:.C105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 table:style-name="ce4" table:formula="of:=[.D105]+[.A106]" office:value-type="currency" office:currency="PLN" office:value="206" calcext:value-type="currency">
            <text:p>206,00 zł</text:p>
          </table:table-cell>
          <table:table-cell table:style-name="ce4" table:formula="of:=[.E105]+[.B106]" office:value-type="currency" office:currency="PLN" office:value="63" calcext:value-type="currency">
            <text:p>63,00 zł</text:p>
          </table:table-cell>
          <table:table-cell table:style-name="ce4" table:formula="of:=[.F105]+[.C106]" office:value-type="currency" office:currency="PLN" office:value="164" calcext:value-type="currency">
            <text:p>164,00 zł</text:p>
          </table:table-cell>
          <table:table-cell/>
          <table:table-cell table:style-name="ce17" table:formula="of:=IF(AND([.A106]&lt;0;[.B106]&lt;0;[.C106]&lt;0;SUM([.A106:.C106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" table:formula="of:=[.D106]+[.A107]" office:value-type="currency" office:currency="PLN" office:value="209" calcext:value-type="currency">
            <text:p>209,00 zł</text:p>
          </table:table-cell>
          <table:table-cell table:style-name="ce4" table:formula="of:=[.E106]+[.B107]" office:value-type="currency" office:currency="PLN" office:value="71" calcext:value-type="currency">
            <text:p>71,00 zł</text:p>
          </table:table-cell>
          <table:table-cell table:style-name="ce4" table:formula="of:=[.F106]+[.C107]" office:value-type="currency" office:currency="PLN" office:value="165" calcext:value-type="currency">
            <text:p>165,00 zł</text:p>
          </table:table-cell>
          <table:table-cell/>
          <table:table-cell table:style-name="ce17" table:formula="of:=IF(AND([.A107]&lt;0;[.B107]&lt;0;[.C107]&lt;0;SUM([.A107:.C107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style-name="ce4" table:formula="of:=[.D107]+[.A108]" office:value-type="currency" office:currency="PLN" office:value="203" calcext:value-type="currency">
            <text:p>203,00 zł</text:p>
          </table:table-cell>
          <table:table-cell table:style-name="ce4" table:formula="of:=[.E107]+[.B108]" office:value-type="currency" office:currency="PLN" office:value="72" calcext:value-type="currency">
            <text:p>72,00 zł</text:p>
          </table:table-cell>
          <table:table-cell table:style-name="ce4" table:formula="of:=[.F107]+[.C108]" office:value-type="currency" office:currency="PLN" office:value="158" calcext:value-type="currency">
            <text:p>158,00 zł</text:p>
          </table:table-cell>
          <table:table-cell/>
          <table:table-cell table:style-name="ce17" table:formula="of:=IF(AND([.A108]&lt;0;[.B108]&lt;0;[.C108]&lt;0;SUM([.A108:.C108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D108]+[.A109]" office:value-type="currency" office:currency="PLN" office:value="194" calcext:value-type="currency">
            <text:p>194,00 zł</text:p>
          </table:table-cell>
          <table:table-cell table:style-name="ce4" table:formula="of:=[.E108]+[.B109]" office:value-type="currency" office:currency="PLN" office:value="80" calcext:value-type="currency">
            <text:p>80,00 zł</text:p>
          </table:table-cell>
          <table:table-cell table:style-name="ce4" table:formula="of:=[.F108]+[.C109]" office:value-type="currency" office:currency="PLN" office:value="158" calcext:value-type="currency">
            <text:p>158,00 zł</text:p>
          </table:table-cell>
          <table:table-cell/>
          <table:table-cell table:style-name="ce17" table:formula="of:=IF(AND([.A109]&lt;0;[.B109]&lt;0;[.C109]&lt;0;SUM([.A109:.C109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table:style-name="ce4" table:formula="of:=[.D109]+[.A110]" office:value-type="currency" office:currency="PLN" office:value="185" calcext:value-type="currency">
            <text:p>185,00 zł</text:p>
          </table:table-cell>
          <table:table-cell table:style-name="ce4" table:formula="of:=[.E109]+[.B110]" office:value-type="currency" office:currency="PLN" office:value="77" calcext:value-type="currency">
            <text:p>77,00 zł</text:p>
          </table:table-cell>
          <table:table-cell table:style-name="ce4" table:formula="of:=[.F109]+[.C110]" office:value-type="currency" office:currency="PLN" office:value="152" calcext:value-type="currency">
            <text:p>152,00 zł</text:p>
          </table:table-cell>
          <table:table-cell/>
          <table:table-cell table:style-name="ce17" table:formula="of:=IF(AND([.A110]&lt;0;[.B110]&lt;0;[.C110]&lt;0;SUM([.A110:.C110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style-name="ce4" table:formula="of:=[.D110]+[.A111]" office:value-type="currency" office:currency="PLN" office:value="179" calcext:value-type="currency">
            <text:p>179,00 zł</text:p>
          </table:table-cell>
          <table:table-cell table:style-name="ce4" table:formula="of:=[.E110]+[.B111]" office:value-type="currency" office:currency="PLN" office:value="79" calcext:value-type="currency">
            <text:p>79,00 zł</text:p>
          </table:table-cell>
          <table:table-cell table:style-name="ce4" table:formula="of:=[.F110]+[.C111]" office:value-type="currency" office:currency="PLN" office:value="149" calcext:value-type="currency">
            <text:p>149,00 zł</text:p>
          </table:table-cell>
          <table:table-cell/>
          <table:table-cell table:style-name="ce17" table:formula="of:=IF(AND([.A111]&lt;0;[.B111]&lt;0;[.C111]&lt;0;SUM([.A111:.C111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4" table:formula="of:=[.D111]+[.A112]" office:value-type="currency" office:currency="PLN" office:value="183" calcext:value-type="currency">
            <text:p>183,00 zł</text:p>
          </table:table-cell>
          <table:table-cell table:style-name="ce4" table:formula="of:=[.E111]+[.B112]" office:value-type="currency" office:currency="PLN" office:value="89" calcext:value-type="currency">
            <text:p>89,00 zł</text:p>
          </table:table-cell>
          <table:table-cell table:style-name="ce4" table:formula="of:=[.F111]+[.C112]" office:value-type="currency" office:currency="PLN" office:value="156" calcext:value-type="currency">
            <text:p>156,00 zł</text:p>
          </table:table-cell>
          <table:table-cell/>
          <table:table-cell table:style-name="ce17" table:formula="of:=IF(AND([.A112]&lt;0;[.B112]&lt;0;[.C112]&lt;0;SUM([.A112:.C112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D112]+[.A113]" office:value-type="currency" office:currency="PLN" office:value="187" calcext:value-type="currency">
            <text:p>187,00 zł</text:p>
          </table:table-cell>
          <table:table-cell table:style-name="ce4" table:formula="of:=[.E112]+[.B113]" office:value-type="currency" office:currency="PLN" office:value="89" calcext:value-type="currency">
            <text:p>89,00 zł</text:p>
          </table:table-cell>
          <table:table-cell table:style-name="ce4" table:formula="of:=[.F112]+[.C113]" office:value-type="currency" office:currency="PLN" office:value="156" calcext:value-type="currency">
            <text:p>156,00 zł</text:p>
          </table:table-cell>
          <table:table-cell/>
          <table:table-cell table:style-name="ce17" table:formula="of:=IF(AND([.A113]&lt;0;[.B113]&lt;0;[.C113]&lt;0;SUM([.A113:.C113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table:style-name="ce4" table:formula="of:=[.D113]+[.A114]" office:value-type="currency" office:currency="PLN" office:value="196" calcext:value-type="currency">
            <text:p>196,00 zł</text:p>
          </table:table-cell>
          <table:table-cell table:style-name="ce4" table:formula="of:=[.E113]+[.B114]" office:value-type="currency" office:currency="PLN" office:value="82" calcext:value-type="currency">
            <text:p>82,00 zł</text:p>
          </table:table-cell>
          <table:table-cell table:style-name="ce4" table:formula="of:=[.F113]+[.C114]" office:value-type="currency" office:currency="PLN" office:value="148" calcext:value-type="currency">
            <text:p>148,00 zł</text:p>
          </table:table-cell>
          <table:table-cell/>
          <table:table-cell table:style-name="ce17" table:formula="of:=IF(AND([.A114]&lt;0;[.B114]&lt;0;[.C114]&lt;0;SUM([.A114:.C114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4" table:formula="of:=[.D114]+[.A115]" office:value-type="currency" office:currency="PLN" office:value="203" calcext:value-type="currency">
            <text:p>203,00 zł</text:p>
          </table:table-cell>
          <table:table-cell table:style-name="ce4" table:formula="of:=[.E114]+[.B115]" office:value-type="currency" office:currency="PLN" office:value="90" calcext:value-type="currency">
            <text:p>90,00 zł</text:p>
          </table:table-cell>
          <table:table-cell table:style-name="ce4" table:formula="of:=[.F114]+[.C115]" office:value-type="currency" office:currency="PLN" office:value="151" calcext:value-type="currency">
            <text:p>151,00 zł</text:p>
          </table:table-cell>
          <table:table-cell/>
          <table:table-cell table:style-name="ce17" table:formula="of:=IF(AND([.A115]&lt;0;[.B115]&lt;0;[.C115]&lt;0;SUM([.A115:.C115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table:style-name="ce4" table:formula="of:=[.D115]+[.A116]" office:value-type="currency" office:currency="PLN" office:value="195" calcext:value-type="currency">
            <text:p>195,00 zł</text:p>
          </table:table-cell>
          <table:table-cell table:style-name="ce4" table:formula="of:=[.E115]+[.B116]" office:value-type="currency" office:currency="PLN" office:value="82" calcext:value-type="currency">
            <text:p>82,00 zł</text:p>
          </table:table-cell>
          <table:table-cell table:style-name="ce4" table:formula="of:=[.F115]+[.C116]" office:value-type="currency" office:currency="PLN" office:value="144" calcext:value-type="currency">
            <text:p>144,00 zł</text:p>
          </table:table-cell>
          <table:table-cell/>
          <table:table-cell table:style-name="ce17" table:formula="of:=IF(AND([.A116]&lt;0;[.B116]&lt;0;[.C116]&lt;0;SUM([.A116:.C116])&lt;-20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table:style-name="ce4" table:formula="of:=[.D116]+[.A117]" office:value-type="currency" office:currency="PLN" office:value="196" calcext:value-type="currency">
            <text:p>196,00 zł</text:p>
          </table:table-cell>
          <table:table-cell table:style-name="ce4" table:formula="of:=[.E116]+[.B117]" office:value-type="currency" office:currency="PLN" office:value="86" calcext:value-type="currency">
            <text:p>86,00 zł</text:p>
          </table:table-cell>
          <table:table-cell table:style-name="ce4" table:formula="of:=[.F116]+[.C117]" office:value-type="currency" office:currency="PLN" office:value="136" calcext:value-type="currency">
            <text:p>136,00 zł</text:p>
          </table:table-cell>
          <table:table-cell/>
          <table:table-cell table:style-name="ce17" table:formula="of:=IF(AND([.A117]&lt;0;[.B117]&lt;0;[.C117]&lt;0;SUM([.A117:.C117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style-name="ce4" table:formula="of:=[.D117]+[.A118]" office:value-type="currency" office:currency="PLN" office:value="191" calcext:value-type="currency">
            <text:p>191,00 zł</text:p>
          </table:table-cell>
          <table:table-cell table:style-name="ce4" table:formula="of:=[.E117]+[.B118]" office:value-type="currency" office:currency="PLN" office:value="83" calcext:value-type="currency">
            <text:p>83,00 zł</text:p>
          </table:table-cell>
          <table:table-cell table:style-name="ce4" table:formula="of:=[.F117]+[.C118]" office:value-type="currency" office:currency="PLN" office:value="134" calcext:value-type="currency">
            <text:p>134,00 zł</text:p>
          </table:table-cell>
          <table:table-cell/>
          <table:table-cell table:style-name="ce17" table:formula="of:=IF(AND([.A118]&lt;0;[.B118]&lt;0;[.C118]&lt;0;SUM([.A118:.C118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table:style-name="ce4" table:formula="of:=[.D118]+[.A119]" office:value-type="currency" office:currency="PLN" office:value="198" calcext:value-type="currency">
            <text:p>198,00 zł</text:p>
          </table:table-cell>
          <table:table-cell table:style-name="ce4" table:formula="of:=[.E118]+[.B119]" office:value-type="currency" office:currency="PLN" office:value="81" calcext:value-type="currency">
            <text:p>81,00 zł</text:p>
          </table:table-cell>
          <table:table-cell table:style-name="ce4" table:formula="of:=[.F118]+[.C119]" office:value-type="currency" office:currency="PLN" office:value="127" calcext:value-type="currency">
            <text:p>127,00 zł</text:p>
          </table:table-cell>
          <table:table-cell/>
          <table:table-cell table:style-name="ce17" table:formula="of:=IF(AND([.A119]&lt;0;[.B119]&lt;0;[.C119]&lt;0;SUM([.A119:.C119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table:style-name="ce4" table:formula="of:=[.D119]+[.A120]" office:value-type="currency" office:currency="PLN" office:value="204" calcext:value-type="currency">
            <text:p>204,00 zł</text:p>
          </table:table-cell>
          <table:table-cell table:style-name="ce4" table:formula="of:=[.E119]+[.B120]" office:value-type="currency" office:currency="PLN" office:value="74" calcext:value-type="currency">
            <text:p>74,00 zł</text:p>
          </table:table-cell>
          <table:table-cell table:style-name="ce4" table:formula="of:=[.F119]+[.C120]" office:value-type="currency" office:currency="PLN" office:value="118" calcext:value-type="currency">
            <text:p>118,00 zł</text:p>
          </table:table-cell>
          <table:table-cell/>
          <table:table-cell table:style-name="ce17" table:formula="of:=IF(AND([.A120]&lt;0;[.B120]&lt;0;[.C120]&lt;0;SUM([.A120:.C120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4" table:formula="of:=[.D120]+[.A121]" office:value-type="currency" office:currency="PLN" office:value="203" calcext:value-type="currency">
            <text:p>203,00 zł</text:p>
          </table:table-cell>
          <table:table-cell table:style-name="ce4" table:formula="of:=[.E120]+[.B121]" office:value-type="currency" office:currency="PLN" office:value="81" calcext:value-type="currency">
            <text:p>81,00 zł</text:p>
          </table:table-cell>
          <table:table-cell table:style-name="ce4" table:formula="of:=[.F120]+[.C121]" office:value-type="currency" office:currency="PLN" office:value="122" calcext:value-type="currency">
            <text:p>122,00 zł</text:p>
          </table:table-cell>
          <table:table-cell/>
          <table:table-cell table:style-name="ce17" table:formula="of:=IF(AND([.A121]&lt;0;[.B121]&lt;0;[.C121]&lt;0;SUM([.A121:.C121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-2" calcext:value-type="float">
            <text:p>-2</text:p>
          </table:table-cell>
          <table:table-cell table:style-name="ce4" table:formula="of:=[.D121]+[.A122]" office:value-type="currency" office:currency="PLN" office:value="195" calcext:value-type="currency">
            <text:p>195,00 zł</text:p>
          </table:table-cell>
          <table:table-cell table:style-name="ce4" table:formula="of:=[.E121]+[.B122]" office:value-type="currency" office:currency="PLN" office:value="71" calcext:value-type="currency">
            <text:p>71,00 zł</text:p>
          </table:table-cell>
          <table:table-cell table:style-name="ce4" table:formula="of:=[.F121]+[.C122]" office:value-type="currency" office:currency="PLN" office:value="120" calcext:value-type="currency">
            <text:p>120,00 zł</text:p>
          </table:table-cell>
          <table:table-cell/>
          <table:table-cell table:style-name="ce17" table:formula="of:=IF(AND([.A122]&lt;0;[.B122]&lt;0;[.C122]&lt;0;SUM([.A122:.C122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4" calcext:value-type="float">
            <text:p>-4</text:p>
          </table:table-cell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  <table:table-cell table:style-name="ce4" table:formula="of:=[.D122]+[.A123]" office:value-type="currency" office:currency="PLN" office:value="191" calcext:value-type="currency">
            <text:p>191,00 zł</text:p>
          </table:table-cell>
          <table:table-cell table:style-name="ce4" table:formula="of:=[.E122]+[.B123]" office:value-type="currency" office:currency="PLN" office:value="62" calcext:value-type="currency">
            <text:p>62,00 zł</text:p>
          </table:table-cell>
          <table:table-cell table:style-name="ce4" table:formula="of:=[.F122]+[.C123]" office:value-type="currency" office:currency="PLN" office:value="126" calcext:value-type="currency">
            <text:p>126,00 zł</text:p>
          </table:table-cell>
          <table:table-cell/>
          <table:table-cell table:style-name="ce17" table:formula="of:=IF(AND([.A123]&lt;0;[.B123]&lt;0;[.C123]&lt;0;SUM([.A123:.C123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table:style-name="ce4" table:formula="of:=[.D123]+[.A124]" office:value-type="currency" office:currency="PLN" office:value="184" calcext:value-type="currency">
            <text:p>184,00 zł</text:p>
          </table:table-cell>
          <table:table-cell table:style-name="ce4" table:formula="of:=[.E123]+[.B124]" office:value-type="currency" office:currency="PLN" office:value="67" calcext:value-type="currency">
            <text:p>67,00 zł</text:p>
          </table:table-cell>
          <table:table-cell table:style-name="ce4" table:formula="of:=[.F123]+[.C124]" office:value-type="currency" office:currency="PLN" office:value="121" calcext:value-type="currency">
            <text:p>121,00 zł</text:p>
          </table:table-cell>
          <table:table-cell/>
          <table:table-cell table:style-name="ce17" table:formula="of:=IF(AND([.A124]&lt;0;[.B124]&lt;0;[.C124]&lt;0;SUM([.A124:.C124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4" table:formula="of:=[.D124]+[.A125]" office:value-type="currency" office:currency="PLN" office:value="192" calcext:value-type="currency">
            <text:p>192,00 zł</text:p>
          </table:table-cell>
          <table:table-cell table:style-name="ce4" table:formula="of:=[.E124]+[.B125]" office:value-type="currency" office:currency="PLN" office:value="75" calcext:value-type="currency">
            <text:p>75,00 zł</text:p>
          </table:table-cell>
          <table:table-cell table:style-name="ce4" table:formula="of:=[.F124]+[.C125]" office:value-type="currency" office:currency="PLN" office:value="128" calcext:value-type="currency">
            <text:p>128,00 zł</text:p>
          </table:table-cell>
          <table:table-cell/>
          <table:table-cell table:style-name="ce17" table:formula="of:=IF(AND([.A125]&lt;0;[.B125]&lt;0;[.C125]&lt;0;SUM([.A125:.C125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style-name="ce4" table:formula="of:=[.D125]+[.A126]" office:value-type="currency" office:currency="PLN" office:value="185" calcext:value-type="currency">
            <text:p>185,00 zł</text:p>
          </table:table-cell>
          <table:table-cell table:style-name="ce4" table:formula="of:=[.E125]+[.B126]" office:value-type="currency" office:currency="PLN" office:value="76" calcext:value-type="currency">
            <text:p>76,00 zł</text:p>
          </table:table-cell>
          <table:table-cell table:style-name="ce4" table:formula="of:=[.F125]+[.C126]" office:value-type="currency" office:currency="PLN" office:value="122" calcext:value-type="currency">
            <text:p>122,00 zł</text:p>
          </table:table-cell>
          <table:table-cell/>
          <table:table-cell table:style-name="ce17" table:formula="of:=IF(AND([.A126]&lt;0;[.B126]&lt;0;[.C126]&lt;0;SUM([.A126:.C126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table:style-name="ce4" table:formula="of:=[.D126]+[.A127]" office:value-type="currency" office:currency="PLN" office:value="177" calcext:value-type="currency">
            <text:p>177,00 zł</text:p>
          </table:table-cell>
          <table:table-cell table:style-name="ce4" table:formula="of:=[.E126]+[.B127]" office:value-type="currency" office:currency="PLN" office:value="82" calcext:value-type="currency">
            <text:p>82,00 zł</text:p>
          </table:table-cell>
          <table:table-cell table:style-name="ce4" table:formula="of:=[.F126]+[.C127]" office:value-type="currency" office:currency="PLN" office:value="112" calcext:value-type="currency">
            <text:p>112,00 zł</text:p>
          </table:table-cell>
          <table:table-cell/>
          <table:table-cell table:style-name="ce17" table:formula="of:=IF(AND([.A127]&lt;0;[.B127]&lt;0;[.C127]&lt;0;SUM([.A127:.C127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style-name="ce4" table:formula="of:=[.D127]+[.A128]" office:value-type="currency" office:currency="PLN" office:value="180" calcext:value-type="currency">
            <text:p>180,00 zł</text:p>
          </table:table-cell>
          <table:table-cell table:style-name="ce4" table:formula="of:=[.E127]+[.B128]" office:value-type="currency" office:currency="PLN" office:value="80" calcext:value-type="currency">
            <text:p>80,00 zł</text:p>
          </table:table-cell>
          <table:table-cell table:style-name="ce4" table:formula="of:=[.F127]+[.C128]" office:value-type="currency" office:currency="PLN" office:value="114" calcext:value-type="currency">
            <text:p>114,00 zł</text:p>
          </table:table-cell>
          <table:table-cell/>
          <table:table-cell table:style-name="ce17" table:formula="of:=IF(AND([.A128]&lt;0;[.B128]&lt;0;[.C128]&lt;0;SUM([.A128:.C128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4" table:formula="of:=[.D128]+[.A129]" office:value-type="currency" office:currency="PLN" office:value="183" calcext:value-type="currency">
            <text:p>183,00 zł</text:p>
          </table:table-cell>
          <table:table-cell table:style-name="ce4" table:formula="of:=[.E128]+[.B129]" office:value-type="currency" office:currency="PLN" office:value="87" calcext:value-type="currency">
            <text:p>87,00 zł</text:p>
          </table:table-cell>
          <table:table-cell table:style-name="ce4" table:formula="of:=[.F128]+[.C129]" office:value-type="currency" office:currency="PLN" office:value="122" calcext:value-type="currency">
            <text:p>122,00 zł</text:p>
          </table:table-cell>
          <table:table-cell/>
          <table:table-cell table:style-name="ce17" table:formula="of:=IF(AND([.A129]&lt;0;[.B129]&lt;0;[.C129]&lt;0;SUM([.A129:.C129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4" table:formula="of:=[.D129]+[.A130]" office:value-type="currency" office:currency="PLN" office:value="183" calcext:value-type="currency">
            <text:p>183,00 zł</text:p>
          </table:table-cell>
          <table:table-cell table:style-name="ce4" table:formula="of:=[.E129]+[.B130]" office:value-type="currency" office:currency="PLN" office:value="90" calcext:value-type="currency">
            <text:p>90,00 zł</text:p>
          </table:table-cell>
          <table:table-cell table:style-name="ce4" table:formula="of:=[.F129]+[.C130]" office:value-type="currency" office:currency="PLN" office:value="132" calcext:value-type="currency">
            <text:p>132,00 zł</text:p>
          </table:table-cell>
          <table:table-cell/>
          <table:table-cell table:style-name="ce17" table:formula="of:=IF(AND([.A130]&lt;0;[.B130]&lt;0;[.C130]&lt;0;SUM([.A130:.C130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table:style-name="ce4" table:formula="of:=[.D130]+[.A131]" office:value-type="currency" office:currency="PLN" office:value="193" calcext:value-type="currency">
            <text:p>193,00 zł</text:p>
          </table:table-cell>
          <table:table-cell table:style-name="ce4" table:formula="of:=[.E130]+[.B131]" office:value-type="currency" office:currency="PLN" office:value="88" calcext:value-type="currency">
            <text:p>88,00 zł</text:p>
          </table:table-cell>
          <table:table-cell table:style-name="ce4" table:formula="of:=[.F130]+[.C131]" office:value-type="currency" office:currency="PLN" office:value="141" calcext:value-type="currency">
            <text:p>141,00 zł</text:p>
          </table:table-cell>
          <table:table-cell/>
          <table:table-cell table:style-name="ce17" table:formula="of:=IF(AND([.A131]&lt;0;[.B131]&lt;0;[.C131]&lt;0;SUM([.A131:.C131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4" table:formula="of:=[.D131]+[.A132]" office:value-type="currency" office:currency="PLN" office:value="195" calcext:value-type="currency">
            <text:p>195,00 zł</text:p>
          </table:table-cell>
          <table:table-cell table:style-name="ce4" table:formula="of:=[.E131]+[.B132]" office:value-type="currency" office:currency="PLN" office:value="89" calcext:value-type="currency">
            <text:p>89,00 zł</text:p>
          </table:table-cell>
          <table:table-cell table:style-name="ce4" table:formula="of:=[.F131]+[.C132]" office:value-type="currency" office:currency="PLN" office:value="150" calcext:value-type="currency">
            <text:p>150,00 zł</text:p>
          </table:table-cell>
          <table:table-cell/>
          <table:table-cell table:style-name="ce17" table:formula="of:=IF(AND([.A132]&lt;0;[.B132]&lt;0;[.C132]&lt;0;SUM([.A132:.C132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table:style-name="ce4" table:formula="of:=[.D132]+[.A133]" office:value-type="currency" office:currency="PLN" office:value="192" calcext:value-type="currency">
            <text:p>192,00 zł</text:p>
          </table:table-cell>
          <table:table-cell table:style-name="ce4" table:formula="of:=[.E132]+[.B133]" office:value-type="currency" office:currency="PLN" office:value="93" calcext:value-type="currency">
            <text:p>93,00 zł</text:p>
          </table:table-cell>
          <table:table-cell table:style-name="ce4" table:formula="of:=[.F132]+[.C133]" office:value-type="currency" office:currency="PLN" office:value="145" calcext:value-type="currency">
            <text:p>145,00 zł</text:p>
          </table:table-cell>
          <table:table-cell/>
          <table:table-cell table:style-name="ce17" table:formula="of:=IF(AND([.A133]&lt;0;[.B133]&lt;0;[.C133]&lt;0;SUM([.A133:.C133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table:style-name="ce4" table:formula="of:=[.D133]+[.A134]" office:value-type="currency" office:currency="PLN" office:value="194" calcext:value-type="currency">
            <text:p>194,00 zł</text:p>
          </table:table-cell>
          <table:table-cell table:style-name="ce4" table:formula="of:=[.E133]+[.B134]" office:value-type="currency" office:currency="PLN" office:value="84" calcext:value-type="currency">
            <text:p>84,00 zł</text:p>
          </table:table-cell>
          <table:table-cell table:style-name="ce4" table:formula="of:=[.F133]+[.C134]" office:value-type="currency" office:currency="PLN" office:value="153" calcext:value-type="currency">
            <text:p>153,00 zł</text:p>
          </table:table-cell>
          <table:table-cell/>
          <table:table-cell table:style-name="ce17" table:formula="of:=IF(AND([.A134]&lt;0;[.B134]&lt;0;[.C134]&lt;0;SUM([.A134:.C134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table:style-name="ce4" table:formula="of:=[.D134]+[.A135]" office:value-type="currency" office:currency="PLN" office:value="201" calcext:value-type="currency">
            <text:p>201,00 zł</text:p>
          </table:table-cell>
          <table:table-cell table:style-name="ce4" table:formula="of:=[.E134]+[.B135]" office:value-type="currency" office:currency="PLN" office:value="91" calcext:value-type="currency">
            <text:p>91,00 zł</text:p>
          </table:table-cell>
          <table:table-cell table:style-name="ce4" table:formula="of:=[.F134]+[.C135]" office:value-type="currency" office:currency="PLN" office:value="147" calcext:value-type="currency">
            <text:p>147,00 zł</text:p>
          </table:table-cell>
          <table:table-cell/>
          <table:table-cell table:style-name="ce17" table:formula="of:=IF(AND([.A135]&lt;0;[.B135]&lt;0;[.C135]&lt;0;SUM([.A135:.C135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4" table:formula="of:=[.D135]+[.A136]" office:value-type="currency" office:currency="PLN" office:value="211" calcext:value-type="currency">
            <text:p>211,00 zł</text:p>
          </table:table-cell>
          <table:table-cell table:style-name="ce4" table:formula="of:=[.E135]+[.B136]" office:value-type="currency" office:currency="PLN" office:value="101" calcext:value-type="currency">
            <text:p>101,00 zł</text:p>
          </table:table-cell>
          <table:table-cell table:style-name="ce4" table:formula="of:=[.F135]+[.C136]" office:value-type="currency" office:currency="PLN" office:value="148" calcext:value-type="currency">
            <text:p>148,00 zł</text:p>
          </table:table-cell>
          <table:table-cell/>
          <table:table-cell table:style-name="ce17" table:formula="of:=IF(AND([.A136]&lt;0;[.B136]&lt;0;[.C136]&lt;0;SUM([.A136:.C136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style-name="ce4" table:formula="of:=[.D136]+[.A137]" office:value-type="currency" office:currency="PLN" office:value="205" calcext:value-type="currency">
            <text:p>205,00 zł</text:p>
          </table:table-cell>
          <table:table-cell table:style-name="ce4" table:formula="of:=[.E136]+[.B137]" office:value-type="currency" office:currency="PLN" office:value="101" calcext:value-type="currency">
            <text:p>101,00 zł</text:p>
          </table:table-cell>
          <table:table-cell table:style-name="ce4" table:formula="of:=[.F136]+[.C137]" office:value-type="currency" office:currency="PLN" office:value="139" calcext:value-type="currency">
            <text:p>139,00 zł</text:p>
          </table:table-cell>
          <table:table-cell/>
          <table:table-cell table:style-name="ce17" table:formula="of:=IF(AND([.A137]&lt;0;[.B137]&lt;0;[.C137]&lt;0;SUM([.A137:.C137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" table:formula="of:=[.D137]+[.A138]" office:value-type="currency" office:currency="PLN" office:value="214" calcext:value-type="currency">
            <text:p>214,00 zł</text:p>
          </table:table-cell>
          <table:table-cell table:style-name="ce4" table:formula="of:=[.E137]+[.B138]" office:value-type="currency" office:currency="PLN" office:value="109" calcext:value-type="currency">
            <text:p>109,00 zł</text:p>
          </table:table-cell>
          <table:table-cell table:style-name="ce4" table:formula="of:=[.F137]+[.C138]" office:value-type="currency" office:currency="PLN" office:value="140" calcext:value-type="currency">
            <text:p>140,00 zł</text:p>
          </table:table-cell>
          <table:table-cell/>
          <table:table-cell table:style-name="ce17" table:formula="of:=IF(AND([.A138]&lt;0;[.B138]&lt;0;[.C138]&lt;0;SUM([.A138:.C138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4" table:formula="of:=[.D138]+[.A139]" office:value-type="currency" office:currency="PLN" office:value="206" calcext:value-type="currency">
            <text:p>206,00 zł</text:p>
          </table:table-cell>
          <table:table-cell table:style-name="ce4" table:formula="of:=[.E138]+[.B139]" office:value-type="currency" office:currency="PLN" office:value="109" calcext:value-type="currency">
            <text:p>109,00 zł</text:p>
          </table:table-cell>
          <table:table-cell table:style-name="ce4" table:formula="of:=[.F138]+[.C139]" office:value-type="currency" office:currency="PLN" office:value="139" calcext:value-type="currency">
            <text:p>139,00 zł</text:p>
          </table:table-cell>
          <table:table-cell/>
          <table:table-cell table:style-name="ce17" table:formula="of:=IF(AND([.A139]&lt;0;[.B139]&lt;0;[.C139]&lt;0;SUM([.A139:.C139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style-name="ce4" table:formula="of:=[.D139]+[.A140]" office:value-type="currency" office:currency="PLN" office:value="201" calcext:value-type="currency">
            <text:p>201,00 zł</text:p>
          </table:table-cell>
          <table:table-cell table:style-name="ce4" table:formula="of:=[.E139]+[.B140]" office:value-type="currency" office:currency="PLN" office:value="109" calcext:value-type="currency">
            <text:p>109,00 zł</text:p>
          </table:table-cell>
          <table:table-cell table:style-name="ce4" table:formula="of:=[.F139]+[.C140]" office:value-type="currency" office:currency="PLN" office:value="133" calcext:value-type="currency">
            <text:p>133,00 zł</text:p>
          </table:table-cell>
          <table:table-cell/>
          <table:table-cell table:style-name="ce17" table:formula="of:=IF(AND([.A140]&lt;0;[.B140]&lt;0;[.C140]&lt;0;SUM([.A140:.C140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style-name="ce4" table:formula="of:=[.D140]+[.A141]" office:value-type="currency" office:currency="PLN" office:value="198" calcext:value-type="currency">
            <text:p>198,00 zł</text:p>
          </table:table-cell>
          <table:table-cell table:style-name="ce4" table:formula="of:=[.E140]+[.B141]" office:value-type="currency" office:currency="PLN" office:value="109" calcext:value-type="currency">
            <text:p>109,00 zł</text:p>
          </table:table-cell>
          <table:table-cell table:style-name="ce4" table:formula="of:=[.F140]+[.C141]" office:value-type="currency" office:currency="PLN" office:value="124" calcext:value-type="currency">
            <text:p>124,00 zł</text:p>
          </table:table-cell>
          <table:table-cell/>
          <table:table-cell table:style-name="ce17" table:formula="of:=IF(AND([.A141]&lt;0;[.B141]&lt;0;[.C141]&lt;0;SUM([.A141:.C141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4" table:formula="of:=[.D141]+[.A142]" office:value-type="currency" office:currency="PLN" office:value="206" calcext:value-type="currency">
            <text:p>206,00 zł</text:p>
          </table:table-cell>
          <table:table-cell table:style-name="ce4" table:formula="of:=[.E141]+[.B142]" office:value-type="currency" office:currency="PLN" office:value="118" calcext:value-type="currency">
            <text:p>118,00 zł</text:p>
          </table:table-cell>
          <table:table-cell table:style-name="ce4" table:formula="of:=[.F141]+[.C142]" office:value-type="currency" office:currency="PLN" office:value="133" calcext:value-type="currency">
            <text:p>133,00 zł</text:p>
          </table:table-cell>
          <table:table-cell/>
          <table:table-cell table:style-name="ce17" table:formula="of:=IF(AND([.A142]&lt;0;[.B142]&lt;0;[.C142]&lt;0;SUM([.A142:.C142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table:style-name="ce4" table:formula="of:=[.D142]+[.A143]" office:value-type="currency" office:currency="PLN" office:value="199" calcext:value-type="currency">
            <text:p>199,00 zł</text:p>
          </table:table-cell>
          <table:table-cell table:style-name="ce4" table:formula="of:=[.E142]+[.B143]" office:value-type="currency" office:currency="PLN" office:value="108" calcext:value-type="currency">
            <text:p>108,00 zł</text:p>
          </table:table-cell>
          <table:table-cell table:style-name="ce4" table:formula="of:=[.F142]+[.C143]" office:value-type="currency" office:currency="PLN" office:value="124" calcext:value-type="currency">
            <text:p>124,00 zł</text:p>
          </table:table-cell>
          <table:table-cell/>
          <table:table-cell table:style-name="ce17" table:formula="of:=IF(AND([.A143]&lt;0;[.B143]&lt;0;[.C143]&lt;0;SUM([.A143:.C143])&lt;-20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table:style-name="ce4" table:formula="of:=[.D143]+[.A144]" office:value-type="currency" office:currency="PLN" office:value="199" calcext:value-type="currency">
            <text:p>199,00 zł</text:p>
          </table:table-cell>
          <table:table-cell table:style-name="ce4" table:formula="of:=[.E143]+[.B144]" office:value-type="currency" office:currency="PLN" office:value="115" calcext:value-type="currency">
            <text:p>115,00 zł</text:p>
          </table:table-cell>
          <table:table-cell table:style-name="ce4" table:formula="of:=[.F143]+[.C144]" office:value-type="currency" office:currency="PLN" office:value="121" calcext:value-type="currency">
            <text:p>121,00 zł</text:p>
          </table:table-cell>
          <table:table-cell/>
          <table:table-cell table:style-name="ce17" table:formula="of:=IF(AND([.A144]&lt;0;[.B144]&lt;0;[.C144]&lt;0;SUM([.A144:.C144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" table:formula="of:=[.D144]+[.A145]" office:value-type="currency" office:currency="PLN" office:value="193" calcext:value-type="currency">
            <text:p>193,00 zł</text:p>
          </table:table-cell>
          <table:table-cell table:style-name="ce4" table:formula="of:=[.E144]+[.B145]" office:value-type="currency" office:currency="PLN" office:value="116" calcext:value-type="currency">
            <text:p>116,00 zł</text:p>
          </table:table-cell>
          <table:table-cell table:style-name="ce4" table:formula="of:=[.F144]+[.C145]" office:value-type="currency" office:currency="PLN" office:value="126" calcext:value-type="currency">
            <text:p>126,00 zł</text:p>
          </table:table-cell>
          <table:table-cell/>
          <table:table-cell table:style-name="ce17" table:formula="of:=IF(AND([.A145]&lt;0;[.B145]&lt;0;[.C145]&lt;0;SUM([.A145:.C145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style-name="ce4" table:formula="of:=[.D145]+[.A146]" office:value-type="currency" office:currency="PLN" office:value="202" calcext:value-type="currency">
            <text:p>202,00 zł</text:p>
          </table:table-cell>
          <table:table-cell table:style-name="ce4" table:formula="of:=[.E145]+[.B146]" office:value-type="currency" office:currency="PLN" office:value="116" calcext:value-type="currency">
            <text:p>116,00 zł</text:p>
          </table:table-cell>
          <table:table-cell table:style-name="ce4" table:formula="of:=[.F145]+[.C146]" office:value-type="currency" office:currency="PLN" office:value="118" calcext:value-type="currency">
            <text:p>118,00 zł</text:p>
          </table:table-cell>
          <table:table-cell/>
          <table:table-cell table:style-name="ce17" table:formula="of:=IF(AND([.A146]&lt;0;[.B146]&lt;0;[.C146]&lt;0;SUM([.A146:.C146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style-name="ce4" table:formula="of:=[.D146]+[.A147]" office:value-type="currency" office:currency="PLN" office:value="197" calcext:value-type="currency">
            <text:p>197,00 zł</text:p>
          </table:table-cell>
          <table:table-cell table:style-name="ce4" table:formula="of:=[.E146]+[.B147]" office:value-type="currency" office:currency="PLN" office:value="114" calcext:value-type="currency">
            <text:p>114,00 zł</text:p>
          </table:table-cell>
          <table:table-cell table:style-name="ce4" table:formula="of:=[.F146]+[.C147]" office:value-type="currency" office:currency="PLN" office:value="117" calcext:value-type="currency">
            <text:p>117,00 zł</text:p>
          </table:table-cell>
          <table:table-cell/>
          <table:table-cell table:style-name="ce17" table:formula="of:=IF(AND([.A147]&lt;0;[.B147]&lt;0;[.C147]&lt;0;SUM([.A147:.C147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table:style-name="ce4" table:formula="of:=[.D147]+[.A148]" office:value-type="currency" office:currency="PLN" office:value="193" calcext:value-type="currency">
            <text:p>193,00 zł</text:p>
          </table:table-cell>
          <table:table-cell table:style-name="ce4" table:formula="of:=[.E147]+[.B148]" office:value-type="currency" office:currency="PLN" office:value="106" calcext:value-type="currency">
            <text:p>106,00 zł</text:p>
          </table:table-cell>
          <table:table-cell table:style-name="ce4" table:formula="of:=[.F147]+[.C148]" office:value-type="currency" office:currency="PLN" office:value="111" calcext:value-type="currency">
            <text:p>111,00 zł</text:p>
          </table:table-cell>
          <table:table-cell/>
          <table:table-cell table:style-name="ce17" table:formula="of:=IF(AND([.A148]&lt;0;[.B148]&lt;0;[.C148]&lt;0;SUM([.A148:.C148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-7" calcext:value-type="float">
            <text:p>-7</text:p>
          </table:table-cell>
          <table:table-cell table:style-name="ce4" table:formula="of:=[.D148]+[.A149]" office:value-type="currency" office:currency="PLN" office:value="186" calcext:value-type="currency">
            <text:p>186,00 zł</text:p>
          </table:table-cell>
          <table:table-cell table:style-name="ce4" table:formula="of:=[.E148]+[.B149]" office:value-type="currency" office:currency="PLN" office:value="102" calcext:value-type="currency">
            <text:p>102,00 zł</text:p>
          </table:table-cell>
          <table:table-cell table:style-name="ce4" table:formula="of:=[.F148]+[.C149]" office:value-type="currency" office:currency="PLN" office:value="104" calcext:value-type="currency">
            <text:p>104,00 zł</text:p>
          </table:table-cell>
          <table:table-cell/>
          <table:table-cell table:style-name="ce17" table:formula="of:=IF(AND([.A149]&lt;0;[.B149]&lt;0;[.C149]&lt;0;SUM([.A149:.C149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table:style-name="ce4" table:formula="of:=[.D149]+[.A150]" office:value-type="currency" office:currency="PLN" office:value="184" calcext:value-type="currency">
            <text:p>184,00 zł</text:p>
          </table:table-cell>
          <table:table-cell table:style-name="ce4" table:formula="of:=[.E149]+[.B150]" office:value-type="currency" office:currency="PLN" office:value="100" calcext:value-type="currency">
            <text:p>100,00 zł</text:p>
          </table:table-cell>
          <table:table-cell table:style-name="ce4" table:formula="of:=[.F149]+[.C150]" office:value-type="currency" office:currency="PLN" office:value="99" calcext:value-type="currency">
            <text:p>99,00 zł</text:p>
          </table:table-cell>
          <table:table-cell/>
          <table:table-cell table:style-name="ce17" table:formula="of:=IF(AND([.A150]&lt;0;[.B150]&lt;0;[.C150]&lt;0;SUM([.A150:.C150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table:formula="of:=[.D150]+[.A151]" office:value-type="currency" office:currency="PLN" office:value="184" calcext:value-type="currency">
            <text:p>184,00 zł</text:p>
          </table:table-cell>
          <table:table-cell table:style-name="ce4" table:formula="of:=[.E150]+[.B151]" office:value-type="currency" office:currency="PLN" office:value="103" calcext:value-type="currency">
            <text:p>103,00 zł</text:p>
          </table:table-cell>
          <table:table-cell table:style-name="ce4" table:formula="of:=[.F150]+[.C151]" office:value-type="currency" office:currency="PLN" office:value="99" calcext:value-type="currency">
            <text:p>99,00 zł</text:p>
          </table:table-cell>
          <table:table-cell/>
          <table:table-cell table:style-name="ce17" table:formula="of:=IF(AND([.A151]&lt;0;[.B151]&lt;0;[.C151]&lt;0;SUM([.A151:.C151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table:style-name="ce4" table:formula="of:=[.D151]+[.A152]" office:value-type="currency" office:currency="PLN" office:value="183" calcext:value-type="currency">
            <text:p>183,00 zł</text:p>
          </table:table-cell>
          <table:table-cell table:style-name="ce4" table:formula="of:=[.E151]+[.B152]" office:value-type="currency" office:currency="PLN" office:value="99" calcext:value-type="currency">
            <text:p>99,00 zł</text:p>
          </table:table-cell>
          <table:table-cell table:style-name="ce4" table:formula="of:=[.F151]+[.C152]" office:value-type="currency" office:currency="PLN" office:value="97" calcext:value-type="currency">
            <text:p>97,00 zł</text:p>
          </table:table-cell>
          <table:table-cell/>
          <table:table-cell table:style-name="ce17" table:formula="of:=IF(AND([.A152]&lt;0;[.B152]&lt;0;[.C152]&lt;0;SUM([.A152:.C152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  <table:table-cell table:style-name="ce4" table:formula="of:=[.D152]+[.A153]" office:value-type="currency" office:currency="PLN" office:value="186" calcext:value-type="currency">
            <text:p>186,00 zł</text:p>
          </table:table-cell>
          <table:table-cell table:style-name="ce4" table:formula="of:=[.E152]+[.B153]" office:value-type="currency" office:currency="PLN" office:value="96" calcext:value-type="currency">
            <text:p>96,00 zł</text:p>
          </table:table-cell>
          <table:table-cell table:style-name="ce4" table:formula="of:=[.F152]+[.C153]" office:value-type="currency" office:currency="PLN" office:value="106" calcext:value-type="currency">
            <text:p>106,00 zł</text:p>
          </table:table-cell>
          <table:table-cell/>
          <table:table-cell table:style-name="ce17" table:formula="of:=IF(AND([.A153]&lt;0;[.B153]&lt;0;[.C153]&lt;0;SUM([.A153:.C153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table:style-name="ce4" table:formula="of:=[.D153]+[.A154]" office:value-type="currency" office:currency="PLN" office:value="195" calcext:value-type="currency">
            <text:p>195,00 zł</text:p>
          </table:table-cell>
          <table:table-cell table:style-name="ce4" table:formula="of:=[.E153]+[.B154]" office:value-type="currency" office:currency="PLN" office:value="88" calcext:value-type="currency">
            <text:p>88,00 zł</text:p>
          </table:table-cell>
          <table:table-cell table:style-name="ce4" table:formula="of:=[.F153]+[.C154]" office:value-type="currency" office:currency="PLN" office:value="112" calcext:value-type="currency">
            <text:p>112,00 zł</text:p>
          </table:table-cell>
          <table:table-cell/>
          <table:table-cell table:style-name="ce17" table:formula="of:=IF(AND([.A154]&lt;0;[.B154]&lt;0;[.C154]&lt;0;SUM([.A154:.C154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style-name="ce4" table:formula="of:=[.D154]+[.A155]" office:value-type="currency" office:currency="PLN" office:value="197" calcext:value-type="currency">
            <text:p>197,00 zł</text:p>
          </table:table-cell>
          <table:table-cell table:style-name="ce4" table:formula="of:=[.E154]+[.B155]" office:value-type="currency" office:currency="PLN" office:value="87" calcext:value-type="currency">
            <text:p>87,00 zł</text:p>
          </table:table-cell>
          <table:table-cell table:style-name="ce4" table:formula="of:=[.F154]+[.C155]" office:value-type="currency" office:currency="PLN" office:value="109" calcext:value-type="currency">
            <text:p>109,00 zł</text:p>
          </table:table-cell>
          <table:table-cell/>
          <table:table-cell table:style-name="ce17" table:formula="of:=IF(AND([.A155]&lt;0;[.B155]&lt;0;[.C155]&lt;0;SUM([.A155:.C155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table:style-name="ce4" table:formula="of:=[.D155]+[.A156]" office:value-type="currency" office:currency="PLN" office:value="205" calcext:value-type="currency">
            <text:p>205,00 zł</text:p>
          </table:table-cell>
          <table:table-cell table:style-name="ce4" table:formula="of:=[.E155]+[.B156]" office:value-type="currency" office:currency="PLN" office:value="80" calcext:value-type="currency">
            <text:p>80,00 zł</text:p>
          </table:table-cell>
          <table:table-cell table:style-name="ce4" table:formula="of:=[.F155]+[.C156]" office:value-type="currency" office:currency="PLN" office:value="108" calcext:value-type="currency">
            <text:p>108,00 zł</text:p>
          </table:table-cell>
          <table:table-cell/>
          <table:table-cell table:style-name="ce17" table:formula="of:=IF(AND([.A156]&lt;0;[.B156]&lt;0;[.C156]&lt;0;SUM([.A156:.C156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table:style-name="ce4" table:formula="of:=[.D156]+[.A157]" office:value-type="currency" office:currency="PLN" office:value="197" calcext:value-type="currency">
            <text:p>197,00 zł</text:p>
          </table:table-cell>
          <table:table-cell table:style-name="ce4" table:formula="of:=[.E156]+[.B157]" office:value-type="currency" office:currency="PLN" office:value="87" calcext:value-type="currency">
            <text:p>87,00 zł</text:p>
          </table:table-cell>
          <table:table-cell table:style-name="ce4" table:formula="of:=[.F156]+[.C157]" office:value-type="currency" office:currency="PLN" office:value="105" calcext:value-type="currency">
            <text:p>105,00 zł</text:p>
          </table:table-cell>
          <table:table-cell/>
          <table:table-cell table:style-name="ce17" table:formula="of:=IF(AND([.A157]&lt;0;[.B157]&lt;0;[.C157]&lt;0;SUM([.A157:.C157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D157]+[.A158]" office:value-type="currency" office:currency="PLN" office:value="195" calcext:value-type="currency">
            <text:p>195,00 zł</text:p>
          </table:table-cell>
          <table:table-cell table:style-name="ce4" table:formula="of:=[.E157]+[.B158]" office:value-type="currency" office:currency="PLN" office:value="95" calcext:value-type="currency">
            <text:p>95,00 zł</text:p>
          </table:table-cell>
          <table:table-cell table:style-name="ce4" table:formula="of:=[.F157]+[.C158]" office:value-type="currency" office:currency="PLN" office:value="105" calcext:value-type="currency">
            <text:p>105,00 zł</text:p>
          </table:table-cell>
          <table:table-cell/>
          <table:table-cell table:style-name="ce17" table:formula="of:=IF(AND([.A158]&lt;0;[.B158]&lt;0;[.C158]&lt;0;SUM([.A158:.C158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table:style-name="ce4" table:formula="of:=[.D158]+[.A159]" office:value-type="currency" office:currency="PLN" office:value="196" calcext:value-type="currency">
            <text:p>196,00 zł</text:p>
          </table:table-cell>
          <table:table-cell table:style-name="ce4" table:formula="of:=[.E158]+[.B159]" office:value-type="currency" office:currency="PLN" office:value="105" calcext:value-type="currency">
            <text:p>105,00 zł</text:p>
          </table:table-cell>
          <table:table-cell table:style-name="ce4" table:formula="of:=[.F158]+[.C159]" office:value-type="currency" office:currency="PLN" office:value="103" calcext:value-type="currency">
            <text:p>103,00 zł</text:p>
          </table:table-cell>
          <table:table-cell/>
          <table:table-cell table:style-name="ce17" table:formula="of:=IF(AND([.A159]&lt;0;[.B159]&lt;0;[.C159]&lt;0;SUM([.A159:.C159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table:style-name="ce4" table:formula="of:=[.D159]+[.A160]" office:value-type="currency" office:currency="PLN" office:value="188" calcext:value-type="currency">
            <text:p>188,00 zł</text:p>
          </table:table-cell>
          <table:table-cell table:style-name="ce4" table:formula="of:=[.E159]+[.B160]" office:value-type="currency" office:currency="PLN" office:value="101" calcext:value-type="currency">
            <text:p>101,00 zł</text:p>
          </table:table-cell>
          <table:table-cell table:style-name="ce4" table:formula="of:=[.F159]+[.C160]" office:value-type="currency" office:currency="PLN" office:value="101" calcext:value-type="currency">
            <text:p>101,00 zł</text:p>
          </table:table-cell>
          <table:table-cell/>
          <table:table-cell table:style-name="ce17" table:formula="of:=IF(AND([.A160]&lt;0;[.B160]&lt;0;[.C160]&lt;0;SUM([.A160:.C160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4" table:formula="of:=[.D160]+[.A161]" office:value-type="currency" office:currency="PLN" office:value="185" calcext:value-type="currency">
            <text:p>185,00 zł</text:p>
          </table:table-cell>
          <table:table-cell table:style-name="ce4" table:formula="of:=[.E160]+[.B161]" office:value-type="currency" office:currency="PLN" office:value="103" calcext:value-type="currency">
            <text:p>103,00 zł</text:p>
          </table:table-cell>
          <table:table-cell table:style-name="ce4" table:formula="of:=[.F160]+[.C161]" office:value-type="currency" office:currency="PLN" office:value="107" calcext:value-type="currency">
            <text:p>107,00 zł</text:p>
          </table:table-cell>
          <table:table-cell/>
          <table:table-cell table:style-name="ce17" table:formula="of:=IF(AND([.A161]&lt;0;[.B161]&lt;0;[.C161]&lt;0;SUM([.A161:.C161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 table:formula="of:=[.D161]+[.A162]" office:value-type="currency" office:currency="PLN" office:value="193" calcext:value-type="currency">
            <text:p>193,00 zł</text:p>
          </table:table-cell>
          <table:table-cell table:style-name="ce4" table:formula="of:=[.E161]+[.B162]" office:value-type="currency" office:currency="PLN" office:value="107" calcext:value-type="currency">
            <text:p>107,00 zł</text:p>
          </table:table-cell>
          <table:table-cell table:style-name="ce4" table:formula="of:=[.F161]+[.C162]" office:value-type="currency" office:currency="PLN" office:value="108" calcext:value-type="currency">
            <text:p>108,00 zł</text:p>
          </table:table-cell>
          <table:table-cell/>
          <table:table-cell table:style-name="ce17" table:formula="of:=IF(AND([.A162]&lt;0;[.B162]&lt;0;[.C162]&lt;0;SUM([.A162:.C162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4" table:formula="of:=[.D162]+[.A163]" office:value-type="currency" office:currency="PLN" office:value="194" calcext:value-type="currency">
            <text:p>194,00 zł</text:p>
          </table:table-cell>
          <table:table-cell table:style-name="ce4" table:formula="of:=[.E162]+[.B163]" office:value-type="currency" office:currency="PLN" office:value="111" calcext:value-type="currency">
            <text:p>111,00 zł</text:p>
          </table:table-cell>
          <table:table-cell table:style-name="ce4" table:formula="of:=[.F162]+[.C163]" office:value-type="currency" office:currency="PLN" office:value="111" calcext:value-type="currency">
            <text:p>111,00 zł</text:p>
          </table:table-cell>
          <table:table-cell/>
          <table:table-cell table:style-name="ce17" table:formula="of:=IF(AND([.A163]&lt;0;[.B163]&lt;0;[.C163]&lt;0;SUM([.A163:.C163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table:style-name="ce4" table:formula="of:=[.D163]+[.A164]" office:value-type="currency" office:currency="PLN" office:value="185" calcext:value-type="currency">
            <text:p>185,00 zł</text:p>
          </table:table-cell>
          <table:table-cell table:style-name="ce4" table:formula="of:=[.E163]+[.B164]" office:value-type="currency" office:currency="PLN" office:value="102" calcext:value-type="currency">
            <text:p>102,00 zł</text:p>
          </table:table-cell>
          <table:table-cell table:style-name="ce4" table:formula="of:=[.F163]+[.C164]" office:value-type="currency" office:currency="PLN" office:value="109" calcext:value-type="currency">
            <text:p>109,00 zł</text:p>
          </table:table-cell>
          <table:table-cell/>
          <table:table-cell table:style-name="ce17" table:formula="of:=IF(AND([.A164]&lt;0;[.B164]&lt;0;[.C164]&lt;0;SUM([.A164:.C164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4" table:formula="of:=[.D164]+[.A165]" office:value-type="currency" office:currency="PLN" office:value="175" calcext:value-type="currency">
            <text:p>175,00 zł</text:p>
          </table:table-cell>
          <table:table-cell table:style-name="ce4" table:formula="of:=[.E164]+[.B165]" office:value-type="currency" office:currency="PLN" office:value="110" calcext:value-type="currency">
            <text:p>110,00 zł</text:p>
          </table:table-cell>
          <table:table-cell table:style-name="ce4" table:formula="of:=[.F164]+[.C165]" office:value-type="currency" office:currency="PLN" office:value="114" calcext:value-type="currency">
            <text:p>114,00 zł</text:p>
          </table:table-cell>
          <table:table-cell/>
          <table:table-cell table:style-name="ce17" table:formula="of:=IF(AND([.A165]&lt;0;[.B165]&lt;0;[.C165]&lt;0;SUM([.A165:.C165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table:style-name="ce4" table:formula="of:=[.D165]+[.A166]" office:value-type="currency" office:currency="PLN" office:value="184" calcext:value-type="currency">
            <text:p>184,00 zł</text:p>
          </table:table-cell>
          <table:table-cell table:style-name="ce4" table:formula="of:=[.E165]+[.B166]" office:value-type="currency" office:currency="PLN" office:value="104" calcext:value-type="currency">
            <text:p>104,00 zł</text:p>
          </table:table-cell>
          <table:table-cell table:style-name="ce4" table:formula="of:=[.F165]+[.C166]" office:value-type="currency" office:currency="PLN" office:value="107" calcext:value-type="currency">
            <text:p>107,00 zł</text:p>
          </table:table-cell>
          <table:table-cell/>
          <table:table-cell table:style-name="ce17" table:formula="of:=IF(AND([.A166]&lt;0;[.B166]&lt;0;[.C166]&lt;0;SUM([.A166:.C166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style-name="ce4" table:formula="of:=[.D166]+[.A167]" office:value-type="currency" office:currency="PLN" office:value="184" calcext:value-type="currency">
            <text:p>184,00 zł</text:p>
          </table:table-cell>
          <table:table-cell table:style-name="ce4" table:formula="of:=[.E166]+[.B167]" office:value-type="currency" office:currency="PLN" office:value="102" calcext:value-type="currency">
            <text:p>102,00 zł</text:p>
          </table:table-cell>
          <table:table-cell table:style-name="ce4" table:formula="of:=[.F166]+[.C167]" office:value-type="currency" office:currency="PLN" office:value="110" calcext:value-type="currency">
            <text:p>110,00 zł</text:p>
          </table:table-cell>
          <table:table-cell/>
          <table:table-cell table:style-name="ce17" table:formula="of:=IF(AND([.A167]&lt;0;[.B167]&lt;0;[.C167]&lt;0;SUM([.A167:.C167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table:style-name="ce4" table:formula="of:=[.D167]+[.A168]" office:value-type="currency" office:currency="PLN" office:value="190" calcext:value-type="currency">
            <text:p>190,00 zł</text:p>
          </table:table-cell>
          <table:table-cell table:style-name="ce4" table:formula="of:=[.E167]+[.B168]" office:value-type="currency" office:currency="PLN" office:value="94" calcext:value-type="currency">
            <text:p>94,00 zł</text:p>
          </table:table-cell>
          <table:table-cell table:style-name="ce4" table:formula="of:=[.F167]+[.C168]" office:value-type="currency" office:currency="PLN" office:value="114" calcext:value-type="currency">
            <text:p>114,00 zł</text:p>
          </table:table-cell>
          <table:table-cell/>
          <table:table-cell table:style-name="ce17" table:formula="of:=IF(AND([.A168]&lt;0;[.B168]&lt;0;[.C168]&lt;0;SUM([.A168:.C168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-9" calcext:value-type="float">
            <text:p>-9</text:p>
          </table:table-cell>
          <table:table-cell table:style-name="ce4" table:formula="of:=[.D168]+[.A169]" office:value-type="currency" office:currency="PLN" office:value="190" calcext:value-type="currency">
            <text:p>190,00 zł</text:p>
          </table:table-cell>
          <table:table-cell table:style-name="ce4" table:formula="of:=[.E168]+[.B169]" office:value-type="currency" office:currency="PLN" office:value="85" calcext:value-type="currency">
            <text:p>85,00 zł</text:p>
          </table:table-cell>
          <table:table-cell table:style-name="ce4" table:formula="of:=[.F168]+[.C169]" office:value-type="currency" office:currency="PLN" office:value="105" calcext:value-type="currency">
            <text:p>105,00 zł</text:p>
          </table:table-cell>
          <table:table-cell/>
          <table:table-cell table:style-name="ce17" table:formula="of:=IF(AND([.A169]&lt;0;[.B169]&lt;0;[.C169]&lt;0;SUM([.A169:.C169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table:formula="of:=[.D169]+[.A170]" office:value-type="currency" office:currency="PLN" office:value="194" calcext:value-type="currency">
            <text:p>194,00 zł</text:p>
          </table:table-cell>
          <table:table-cell table:style-name="ce4" table:formula="of:=[.E169]+[.B170]" office:value-type="currency" office:currency="PLN" office:value="88" calcext:value-type="currency">
            <text:p>88,00 zł</text:p>
          </table:table-cell>
          <table:table-cell table:style-name="ce4" table:formula="of:=[.F169]+[.C170]" office:value-type="currency" office:currency="PLN" office:value="105" calcext:value-type="currency">
            <text:p>105,00 zł</text:p>
          </table:table-cell>
          <table:table-cell/>
          <table:table-cell table:style-name="ce17" table:formula="of:=IF(AND([.A170]&lt;0;[.B170]&lt;0;[.C170]&lt;0;SUM([.A170:.C170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4" table:formula="of:=[.D170]+[.A171]" office:value-type="currency" office:currency="PLN" office:value="195" calcext:value-type="currency">
            <text:p>195,00 zł</text:p>
          </table:table-cell>
          <table:table-cell table:style-name="ce4" table:formula="of:=[.E170]+[.B171]" office:value-type="currency" office:currency="PLN" office:value="95" calcext:value-type="currency">
            <text:p>95,00 zł</text:p>
          </table:table-cell>
          <table:table-cell table:style-name="ce4" table:formula="of:=[.F170]+[.C171]" office:value-type="currency" office:currency="PLN" office:value="109" calcext:value-type="currency">
            <text:p>109,00 zł</text:p>
          </table:table-cell>
          <table:table-cell/>
          <table:table-cell table:style-name="ce17" table:formula="of:=IF(AND([.A171]&lt;0;[.B171]&lt;0;[.C171]&lt;0;SUM([.A171:.C171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4" table:formula="of:=[.D171]+[.A172]" office:value-type="currency" office:currency="PLN" office:value="199" calcext:value-type="currency">
            <text:p>199,00 zł</text:p>
          </table:table-cell>
          <table:table-cell table:style-name="ce4" table:formula="of:=[.E171]+[.B172]" office:value-type="currency" office:currency="PLN" office:value="98" calcext:value-type="currency">
            <text:p>98,00 zł</text:p>
          </table:table-cell>
          <table:table-cell table:style-name="ce4" table:formula="of:=[.F171]+[.C172]" office:value-type="currency" office:currency="PLN" office:value="117" calcext:value-type="currency">
            <text:p>117,00 zł</text:p>
          </table:table-cell>
          <table:table-cell/>
          <table:table-cell table:style-name="ce17" table:formula="of:=IF(AND([.A172]&lt;0;[.B172]&lt;0;[.C172]&lt;0;SUM([.A172:.C172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style-name="ce4" table:formula="of:=[.D172]+[.A173]" office:value-type="currency" office:currency="PLN" office:value="203" calcext:value-type="currency">
            <text:p>203,00 zł</text:p>
          </table:table-cell>
          <table:table-cell table:style-name="ce4" table:formula="of:=[.E172]+[.B173]" office:value-type="currency" office:currency="PLN" office:value="99" calcext:value-type="currency">
            <text:p>99,00 zł</text:p>
          </table:table-cell>
          <table:table-cell table:style-name="ce4" table:formula="of:=[.F172]+[.C173]" office:value-type="currency" office:currency="PLN" office:value="111" calcext:value-type="currency">
            <text:p>111,00 zł</text:p>
          </table:table-cell>
          <table:table-cell/>
          <table:table-cell table:style-name="ce17" table:formula="of:=IF(AND([.A173]&lt;0;[.B173]&lt;0;[.C173]&lt;0;SUM([.A173:.C173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table:style-name="ce4" table:formula="of:=[.D173]+[.A174]" office:value-type="currency" office:currency="PLN" office:value="204" calcext:value-type="currency">
            <text:p>204,00 zł</text:p>
          </table:table-cell>
          <table:table-cell table:style-name="ce4" table:formula="of:=[.E173]+[.B174]" office:value-type="currency" office:currency="PLN" office:value="93" calcext:value-type="currency">
            <text:p>93,00 zł</text:p>
          </table:table-cell>
          <table:table-cell table:style-name="ce4" table:formula="of:=[.F173]+[.C174]" office:value-type="currency" office:currency="PLN" office:value="121" calcext:value-type="currency">
            <text:p>121,00 zł</text:p>
          </table:table-cell>
          <table:table-cell/>
          <table:table-cell table:style-name="ce17" table:formula="of:=IF(AND([.A174]&lt;0;[.B174]&lt;0;[.C174]&lt;0;SUM([.A174:.C174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table:style-name="ce4" table:formula="of:=[.D174]+[.A175]" office:value-type="currency" office:currency="PLN" office:value="211" calcext:value-type="currency">
            <text:p>211,00 zł</text:p>
          </table:table-cell>
          <table:table-cell table:style-name="ce4" table:formula="of:=[.E174]+[.B175]" office:value-type="currency" office:currency="PLN" office:value="101" calcext:value-type="currency">
            <text:p>101,00 zł</text:p>
          </table:table-cell>
          <table:table-cell table:style-name="ce4" table:formula="of:=[.F174]+[.C175]" office:value-type="currency" office:currency="PLN" office:value="119" calcext:value-type="currency">
            <text:p>119,00 zł</text:p>
          </table:table-cell>
          <table:table-cell/>
          <table:table-cell table:style-name="ce17" table:formula="of:=IF(AND([.A175]&lt;0;[.B175]&lt;0;[.C175]&lt;0;SUM([.A175:.C175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table:style-name="ce4" table:formula="of:=[.D175]+[.A176]" office:value-type="currency" office:currency="PLN" office:value="211" calcext:value-type="currency">
            <text:p>211,00 zł</text:p>
          </table:table-cell>
          <table:table-cell table:style-name="ce4" table:formula="of:=[.E175]+[.B176]" office:value-type="currency" office:currency="PLN" office:value="108" calcext:value-type="currency">
            <text:p>108,00 zł</text:p>
          </table:table-cell>
          <table:table-cell table:style-name="ce4" table:formula="of:=[.F175]+[.C176]" office:value-type="currency" office:currency="PLN" office:value="117" calcext:value-type="currency">
            <text:p>117,00 zł</text:p>
          </table:table-cell>
          <table:table-cell/>
          <table:table-cell table:style-name="ce17" table:formula="of:=IF(AND([.A176]&lt;0;[.B176]&lt;0;[.C176]&lt;0;SUM([.A176:.C176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style-name="ce4" table:formula="of:=[.D176]+[.A177]" office:value-type="currency" office:currency="PLN" office:value="211" calcext:value-type="currency">
            <text:p>211,00 zł</text:p>
          </table:table-cell>
          <table:table-cell table:style-name="ce4" table:formula="of:=[.E176]+[.B177]" office:value-type="currency" office:currency="PLN" office:value="108" calcext:value-type="currency">
            <text:p>108,00 zł</text:p>
          </table:table-cell>
          <table:table-cell table:style-name="ce4" table:formula="of:=[.F176]+[.C177]" office:value-type="currency" office:currency="PLN" office:value="111" calcext:value-type="currency">
            <text:p>111,00 zł</text:p>
          </table:table-cell>
          <table:table-cell/>
          <table:table-cell table:style-name="ce17" table:formula="of:=IF(AND([.A177]&lt;0;[.B177]&lt;0;[.C177]&lt;0;SUM([.A177:.C177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3" calcext:value-type="float">
            <text:p>-3</text:p>
          </table:table-cell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  <table:table-cell table:style-name="ce4" table:formula="of:=[.D177]+[.A178]" office:value-type="currency" office:currency="PLN" office:value="208" calcext:value-type="currency">
            <text:p>208,00 zł</text:p>
          </table:table-cell>
          <table:table-cell table:style-name="ce4" table:formula="of:=[.E177]+[.B178]" office:value-type="currency" office:currency="PLN" office:value="99" calcext:value-type="currency">
            <text:p>99,00 zł</text:p>
          </table:table-cell>
          <table:table-cell table:style-name="ce4" table:formula="of:=[.F177]+[.C178]" office:value-type="currency" office:currency="PLN" office:value="117" calcext:value-type="currency">
            <text:p>117,00 zł</text:p>
          </table:table-cell>
          <table:table-cell/>
          <table:table-cell table:style-name="ce17" table:formula="of:=IF(AND([.A178]&lt;0;[.B178]&lt;0;[.C178]&lt;0;SUM([.A178:.C178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4" table:formula="of:=[.D178]+[.A179]" office:value-type="currency" office:currency="PLN" office:value="205" calcext:value-type="currency">
            <text:p>205,00 zł</text:p>
          </table:table-cell>
          <table:table-cell table:style-name="ce4" table:formula="of:=[.E178]+[.B179]" office:value-type="currency" office:currency="PLN" office:value="99" calcext:value-type="currency">
            <text:p>99,00 zł</text:p>
          </table:table-cell>
          <table:table-cell table:style-name="ce4" table:formula="of:=[.F178]+[.C179]" office:value-type="currency" office:currency="PLN" office:value="116" calcext:value-type="currency">
            <text:p>116,00 zł</text:p>
          </table:table-cell>
          <table:table-cell/>
          <table:table-cell table:style-name="ce17" table:formula="of:=IF(AND([.A179]&lt;0;[.B179]&lt;0;[.C179]&lt;0;SUM([.A179:.C179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table:style-name="ce4" table:formula="of:=[.D179]+[.A180]" office:value-type="currency" office:currency="PLN" office:value="211" calcext:value-type="currency">
            <text:p>211,00 zł</text:p>
          </table:table-cell>
          <table:table-cell table:style-name="ce4" table:formula="of:=[.E179]+[.B180]" office:value-type="currency" office:currency="PLN" office:value="108" calcext:value-type="currency">
            <text:p>108,00 zł</text:p>
          </table:table-cell>
          <table:table-cell table:style-name="ce4" table:formula="of:=[.F179]+[.C180]" office:value-type="currency" office:currency="PLN" office:value="107" calcext:value-type="currency">
            <text:p>107,00 zł</text:p>
          </table:table-cell>
          <table:table-cell/>
          <table:table-cell table:style-name="ce17" table:formula="of:=IF(AND([.A180]&lt;0;[.B180]&lt;0;[.C180]&lt;0;SUM([.A180:.C180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4" table:formula="of:=[.D180]+[.A181]" office:value-type="currency" office:currency="PLN" office:value="213" calcext:value-type="currency">
            <text:p>213,00 zł</text:p>
          </table:table-cell>
          <table:table-cell table:style-name="ce4" table:formula="of:=[.E180]+[.B181]" office:value-type="currency" office:currency="PLN" office:value="112" calcext:value-type="currency">
            <text:p>112,00 zł</text:p>
          </table:table-cell>
          <table:table-cell table:style-name="ce4" table:formula="of:=[.F180]+[.C181]" office:value-type="currency" office:currency="PLN" office:value="113" calcext:value-type="currency">
            <text:p>113,00 zł</text:p>
          </table:table-cell>
          <table:table-cell/>
          <table:table-cell table:style-name="ce17" table:formula="of:=IF(AND([.A181]&lt;0;[.B181]&lt;0;[.C181]&lt;0;SUM([.A181:.C181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4" table:formula="of:=[.D181]+[.A182]" office:value-type="currency" office:currency="PLN" office:value="209" calcext:value-type="currency">
            <text:p>209,00 zł</text:p>
          </table:table-cell>
          <table:table-cell table:style-name="ce4" table:formula="of:=[.E181]+[.B182]" office:value-type="currency" office:currency="PLN" office:value="117" calcext:value-type="currency">
            <text:p>117,00 zł</text:p>
          </table:table-cell>
          <table:table-cell table:style-name="ce4" table:formula="of:=[.F181]+[.C182]" office:value-type="currency" office:currency="PLN" office:value="123" calcext:value-type="currency">
            <text:p>123,00 zł</text:p>
          </table:table-cell>
          <table:table-cell/>
          <table:table-cell table:style-name="ce17" table:formula="of:=IF(AND([.A182]&lt;0;[.B182]&lt;0;[.C182]&lt;0;SUM([.A182:.C182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table:style-name="ce4" table:formula="of:=[.D182]+[.A183]" office:value-type="currency" office:currency="PLN" office:value="214" calcext:value-type="currency">
            <text:p>214,00 zł</text:p>
          </table:table-cell>
          <table:table-cell table:style-name="ce4" table:formula="of:=[.E182]+[.B183]" office:value-type="currency" office:currency="PLN" office:value="121" calcext:value-type="currency">
            <text:p>121,00 zł</text:p>
          </table:table-cell>
          <table:table-cell table:style-name="ce4" table:formula="of:=[.F182]+[.C183]" office:value-type="currency" office:currency="PLN" office:value="118" calcext:value-type="currency">
            <text:p>118,00 zł</text:p>
          </table:table-cell>
          <table:table-cell/>
          <table:table-cell table:style-name="ce17" table:formula="of:=IF(AND([.A183]&lt;0;[.B183]&lt;0;[.C183]&lt;0;SUM([.A183:.C183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style-name="ce4" table:formula="of:=[.D183]+[.A184]" office:value-type="currency" office:currency="PLN" office:value="210" calcext:value-type="currency">
            <text:p>210,00 zł</text:p>
          </table:table-cell>
          <table:table-cell table:style-name="ce4" table:formula="of:=[.E183]+[.B184]" office:value-type="currency" office:currency="PLN" office:value="120" calcext:value-type="currency">
            <text:p>120,00 zł</text:p>
          </table:table-cell>
          <table:table-cell table:style-name="ce4" table:formula="of:=[.F183]+[.C184]" office:value-type="currency" office:currency="PLN" office:value="122" calcext:value-type="currency">
            <text:p>122,00 zł</text:p>
          </table:table-cell>
          <table:table-cell/>
          <table:table-cell table:style-name="ce17" table:formula="of:=IF(AND([.A184]&lt;0;[.B184]&lt;0;[.C184]&lt;0;SUM([.A184:.C184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style-name="ce4" table:formula="of:=[.D184]+[.A185]" office:value-type="currency" office:currency="PLN" office:value="204" calcext:value-type="currency">
            <text:p>204,00 zł</text:p>
          </table:table-cell>
          <table:table-cell table:style-name="ce4" table:formula="of:=[.E184]+[.B185]" office:value-type="currency" office:currency="PLN" office:value="121" calcext:value-type="currency">
            <text:p>121,00 zł</text:p>
          </table:table-cell>
          <table:table-cell table:style-name="ce4" table:formula="of:=[.F184]+[.C185]" office:value-type="currency" office:currency="PLN" office:value="116" calcext:value-type="currency">
            <text:p>116,00 zł</text:p>
          </table:table-cell>
          <table:table-cell/>
          <table:table-cell table:style-name="ce17" table:formula="of:=IF(AND([.A185]&lt;0;[.B185]&lt;0;[.C185]&lt;0;SUM([.A185:.C185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table:style-name="ce4" table:formula="of:=[.D185]+[.A186]" office:value-type="currency" office:currency="PLN" office:value="202" calcext:value-type="currency">
            <text:p>202,00 zł</text:p>
          </table:table-cell>
          <table:table-cell table:style-name="ce4" table:formula="of:=[.E185]+[.B186]" office:value-type="currency" office:currency="PLN" office:value="131" calcext:value-type="currency">
            <text:p>131,00 zł</text:p>
          </table:table-cell>
          <table:table-cell table:style-name="ce4" table:formula="of:=[.F185]+[.C186]" office:value-type="currency" office:currency="PLN" office:value="113" calcext:value-type="currency">
            <text:p>113,00 zł</text:p>
          </table:table-cell>
          <table:table-cell/>
          <table:table-cell table:style-name="ce17" table:formula="of:=IF(AND([.A186]&lt;0;[.B186]&lt;0;[.C186]&lt;0;SUM([.A186:.C186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style-name="ce4" table:formula="of:=[.D186]+[.A187]" office:value-type="currency" office:currency="PLN" office:value="207" calcext:value-type="currency">
            <text:p>207,00 zł</text:p>
          </table:table-cell>
          <table:table-cell table:style-name="ce4" table:formula="of:=[.E186]+[.B187]" office:value-type="currency" office:currency="PLN" office:value="136" calcext:value-type="currency">
            <text:p>136,00 zł</text:p>
          </table:table-cell>
          <table:table-cell table:style-name="ce4" table:formula="of:=[.F186]+[.C187]" office:value-type="currency" office:currency="PLN" office:value="112" calcext:value-type="currency">
            <text:p>112,00 zł</text:p>
          </table:table-cell>
          <table:table-cell/>
          <table:table-cell table:style-name="ce17" table:formula="of:=IF(AND([.A187]&lt;0;[.B187]&lt;0;[.C187]&lt;0;SUM([.A187:.C187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table:style-name="ce4" table:formula="of:=[.D187]+[.A188]" office:value-type="currency" office:currency="PLN" office:value="206" calcext:value-type="currency">
            <text:p>206,00 zł</text:p>
          </table:table-cell>
          <table:table-cell table:style-name="ce4" table:formula="of:=[.E187]+[.B188]" office:value-type="currency" office:currency="PLN" office:value="145" calcext:value-type="currency">
            <text:p>145,00 zł</text:p>
          </table:table-cell>
          <table:table-cell table:style-name="ce4" table:formula="of:=[.F187]+[.C188]" office:value-type="currency" office:currency="PLN" office:value="109" calcext:value-type="currency">
            <text:p>109,00 zł</text:p>
          </table:table-cell>
          <table:table-cell/>
          <table:table-cell table:style-name="ce17" table:formula="of:=IF(AND([.A188]&lt;0;[.B188]&lt;0;[.C188]&lt;0;SUM([.A188:.C188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table:style-name="ce4" table:formula="of:=[.D188]+[.A189]" office:value-type="currency" office:currency="PLN" office:value="204" calcext:value-type="currency">
            <text:p>204,00 zł</text:p>
          </table:table-cell>
          <table:table-cell table:style-name="ce4" table:formula="of:=[.E188]+[.B189]" office:value-type="currency" office:currency="PLN" office:value="151" calcext:value-type="currency">
            <text:p>151,00 zł</text:p>
          </table:table-cell>
          <table:table-cell table:style-name="ce4" table:formula="of:=[.F188]+[.C189]" office:value-type="currency" office:currency="PLN" office:value="101" calcext:value-type="currency">
            <text:p>101,00 zł</text:p>
          </table:table-cell>
          <table:table-cell/>
          <table:table-cell table:style-name="ce17" table:formula="of:=IF(AND([.A189]&lt;0;[.B189]&lt;0;[.C189]&lt;0;SUM([.A189:.C189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" table:formula="of:=[.D189]+[.A190]" office:value-type="currency" office:currency="PLN" office:value="210" calcext:value-type="currency">
            <text:p>210,00 zł</text:p>
          </table:table-cell>
          <table:table-cell table:style-name="ce4" table:formula="of:=[.E189]+[.B190]" office:value-type="currency" office:currency="PLN" office:value="152" calcext:value-type="currency">
            <text:p>152,00 zł</text:p>
          </table:table-cell>
          <table:table-cell table:style-name="ce4" table:formula="of:=[.F189]+[.C190]" office:value-type="currency" office:currency="PLN" office:value="104" calcext:value-type="currency">
            <text:p>104,00 zł</text:p>
          </table:table-cell>
          <table:table-cell/>
          <table:table-cell table:style-name="ce17" table:formula="of:=IF(AND([.A190]&lt;0;[.B190]&lt;0;[.C190]&lt;0;SUM([.A190:.C190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4" table:formula="of:=[.D190]+[.A191]" office:value-type="currency" office:currency="PLN" office:value="214" calcext:value-type="currency">
            <text:p>214,00 zł</text:p>
          </table:table-cell>
          <table:table-cell table:style-name="ce4" table:formula="of:=[.E190]+[.B191]" office:value-type="currency" office:currency="PLN" office:value="156" calcext:value-type="currency">
            <text:p>156,00 zł</text:p>
          </table:table-cell>
          <table:table-cell table:style-name="ce4" table:formula="of:=[.F190]+[.C191]" office:value-type="currency" office:currency="PLN" office:value="112" calcext:value-type="currency">
            <text:p>112,00 zł</text:p>
          </table:table-cell>
          <table:table-cell/>
          <table:table-cell table:style-name="ce17" table:formula="of:=IF(AND([.A191]&lt;0;[.B191]&lt;0;[.C191]&lt;0;SUM([.A191:.C191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table:style-name="ce4" table:formula="of:=[.D191]+[.A192]" office:value-type="currency" office:currency="PLN" office:value="210" calcext:value-type="currency">
            <text:p>210,00 zł</text:p>
          </table:table-cell>
          <table:table-cell table:style-name="ce4" table:formula="of:=[.E191]+[.B192]" office:value-type="currency" office:currency="PLN" office:value="150" calcext:value-type="currency">
            <text:p>150,00 zł</text:p>
          </table:table-cell>
          <table:table-cell table:style-name="ce4" table:formula="of:=[.F191]+[.C192]" office:value-type="currency" office:currency="PLN" office:value="108" calcext:value-type="currency">
            <text:p>108,00 zł</text:p>
          </table:table-cell>
          <table:table-cell/>
          <table:table-cell table:style-name="ce17" table:formula="of:=IF(AND([.A192]&lt;0;[.B192]&lt;0;[.C192]&lt;0;SUM([.A192:.C192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style-name="ce4" table:formula="of:=[.D192]+[.A193]" office:value-type="currency" office:currency="PLN" office:value="214" calcext:value-type="currency">
            <text:p>214,00 zł</text:p>
          </table:table-cell>
          <table:table-cell table:style-name="ce4" table:formula="of:=[.E192]+[.B193]" office:value-type="currency" office:currency="PLN" office:value="151" calcext:value-type="currency">
            <text:p>151,00 zł</text:p>
          </table:table-cell>
          <table:table-cell table:style-name="ce4" table:formula="of:=[.F192]+[.C193]" office:value-type="currency" office:currency="PLN" office:value="101" calcext:value-type="currency">
            <text:p>101,00 zł</text:p>
          </table:table-cell>
          <table:table-cell/>
          <table:table-cell table:style-name="ce17" table:formula="of:=IF(AND([.A193]&lt;0;[.B193]&lt;0;[.C193]&lt;0;SUM([.A193:.C193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4" table:formula="of:=[.D193]+[.A194]" office:value-type="currency" office:currency="PLN" office:value="210" calcext:value-type="currency">
            <text:p>210,00 zł</text:p>
          </table:table-cell>
          <table:table-cell table:style-name="ce4" table:formula="of:=[.E193]+[.B194]" office:value-type="currency" office:currency="PLN" office:value="152" calcext:value-type="currency">
            <text:p>152,00 zł</text:p>
          </table:table-cell>
          <table:table-cell table:style-name="ce4" table:formula="of:=[.F193]+[.C194]" office:value-type="currency" office:currency="PLN" office:value="110" calcext:value-type="currency">
            <text:p>110,00 zł</text:p>
          </table:table-cell>
          <table:table-cell/>
          <table:table-cell table:style-name="ce17" table:formula="of:=IF(AND([.A194]&lt;0;[.B194]&lt;0;[.C194]&lt;0;SUM([.A194:.C194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4" table:formula="of:=[.D194]+[.A195]" office:value-type="currency" office:currency="PLN" office:value="205" calcext:value-type="currency">
            <text:p>205,00 zł</text:p>
          </table:table-cell>
          <table:table-cell table:style-name="ce4" table:formula="of:=[.E194]+[.B195]" office:value-type="currency" office:currency="PLN" office:value="162" calcext:value-type="currency">
            <text:p>162,00 zł</text:p>
          </table:table-cell>
          <table:table-cell table:style-name="ce4" table:formula="of:=[.F194]+[.C195]" office:value-type="currency" office:currency="PLN" office:value="119" calcext:value-type="currency">
            <text:p>119,00 zł</text:p>
          </table:table-cell>
          <table:table-cell/>
          <table:table-cell table:style-name="ce17" table:formula="of:=IF(AND([.A195]&lt;0;[.B195]&lt;0;[.C195]&lt;0;SUM([.A195:.C195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table:style-name="ce4" table:formula="of:=[.D195]+[.A196]" office:value-type="currency" office:currency="PLN" office:value="201" calcext:value-type="currency">
            <text:p>201,00 zł</text:p>
          </table:table-cell>
          <table:table-cell table:style-name="ce4" table:formula="of:=[.E195]+[.B196]" office:value-type="currency" office:currency="PLN" office:value="165" calcext:value-type="currency">
            <text:p>165,00 zł</text:p>
          </table:table-cell>
          <table:table-cell table:style-name="ce4" table:formula="of:=[.F195]+[.C196]" office:value-type="currency" office:currency="PLN" office:value="110" calcext:value-type="currency">
            <text:p>110,00 zł</text:p>
          </table:table-cell>
          <table:table-cell/>
          <table:table-cell table:style-name="ce17" table:formula="of:=IF(AND([.A196]&lt;0;[.B196]&lt;0;[.C196]&lt;0;SUM([.A196:.C196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style-name="ce4" table:formula="of:=[.D196]+[.A197]" office:value-type="currency" office:currency="PLN" office:value="195" calcext:value-type="currency">
            <text:p>195,00 zł</text:p>
          </table:table-cell>
          <table:table-cell table:style-name="ce4" table:formula="of:=[.E196]+[.B197]" office:value-type="currency" office:currency="PLN" office:value="171" calcext:value-type="currency">
            <text:p>171,00 zł</text:p>
          </table:table-cell>
          <table:table-cell table:style-name="ce4" table:formula="of:=[.F196]+[.C197]" office:value-type="currency" office:currency="PLN" office:value="109" calcext:value-type="currency">
            <text:p>109,00 zł</text:p>
          </table:table-cell>
          <table:table-cell/>
          <table:table-cell table:style-name="ce17" table:formula="of:=IF(AND([.A197]&lt;0;[.B197]&lt;0;[.C197]&lt;0;SUM([.A197:.C197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table:style-name="ce4" table:formula="of:=[.D197]+[.A198]" office:value-type="currency" office:currency="PLN" office:value="204" calcext:value-type="currency">
            <text:p>204,00 zł</text:p>
          </table:table-cell>
          <table:table-cell table:style-name="ce4" table:formula="of:=[.E197]+[.B198]" office:value-type="currency" office:currency="PLN" office:value="165" calcext:value-type="currency">
            <text:p>165,00 zł</text:p>
          </table:table-cell>
          <table:table-cell table:style-name="ce4" table:formula="of:=[.F197]+[.C198]" office:value-type="currency" office:currency="PLN" office:value="107" calcext:value-type="currency">
            <text:p>107,00 zł</text:p>
          </table:table-cell>
          <table:table-cell/>
          <table:table-cell table:style-name="ce17" table:formula="of:=IF(AND([.A198]&lt;0;[.B198]&lt;0;[.C198]&lt;0;SUM([.A198:.C198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4" table:formula="of:=[.D198]+[.A199]" office:value-type="currency" office:currency="PLN" office:value="209" calcext:value-type="currency">
            <text:p>209,00 zł</text:p>
          </table:table-cell>
          <table:table-cell table:style-name="ce4" table:formula="of:=[.E198]+[.B199]" office:value-type="currency" office:currency="PLN" office:value="167" calcext:value-type="currency">
            <text:p>167,00 zł</text:p>
          </table:table-cell>
          <table:table-cell table:style-name="ce4" table:formula="of:=[.F198]+[.C199]" office:value-type="currency" office:currency="PLN" office:value="115" calcext:value-type="currency">
            <text:p>115,00 zł</text:p>
          </table:table-cell>
          <table:table-cell/>
          <table:table-cell table:style-name="ce17" table:formula="of:=IF(AND([.A199]&lt;0;[.B199]&lt;0;[.C199]&lt;0;SUM([.A199:.C199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style-name="ce4" table:formula="of:=[.D199]+[.A200]" office:value-type="currency" office:currency="PLN" office:value="218" calcext:value-type="currency">
            <text:p>218,00 zł</text:p>
          </table:table-cell>
          <table:table-cell table:style-name="ce4" table:formula="of:=[.E199]+[.B200]" office:value-type="currency" office:currency="PLN" office:value="166" calcext:value-type="currency">
            <text:p>166,00 zł</text:p>
          </table:table-cell>
          <table:table-cell table:style-name="ce4" table:formula="of:=[.F199]+[.C200]" office:value-type="currency" office:currency="PLN" office:value="119" calcext:value-type="currency">
            <text:p>119,00 zł</text:p>
          </table:table-cell>
          <table:table-cell/>
          <table:table-cell table:style-name="ce17" table:formula="of:=IF(AND([.A200]&lt;0;[.B200]&lt;0;[.C200]&lt;0;SUM([.A200:.C200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  <table:table-cell table:style-name="ce4" table:formula="of:=[.D200]+[.A201]" office:value-type="currency" office:currency="PLN" office:value="227" calcext:value-type="currency">
            <text:p>227,00 zł</text:p>
          </table:table-cell>
          <table:table-cell table:style-name="ce4" table:formula="of:=[.E200]+[.B201]" office:value-type="currency" office:currency="PLN" office:value="157" calcext:value-type="currency">
            <text:p>157,00 zł</text:p>
          </table:table-cell>
          <table:table-cell table:style-name="ce4" table:formula="of:=[.F200]+[.C201]" office:value-type="currency" office:currency="PLN" office:value="109" calcext:value-type="currency">
            <text:p>109,00 zł</text:p>
          </table:table-cell>
          <table:table-cell/>
          <table:table-cell table:style-name="ce17" table:formula="of:=IF(AND([.A201]&lt;0;[.B201]&lt;0;[.C201]&lt;0;SUM([.A201:.C201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table:style-name="ce4" table:formula="of:=[.D201]+[.A202]" office:value-type="currency" office:currency="PLN" office:value="228" calcext:value-type="currency">
            <text:p>228,00 zł</text:p>
          </table:table-cell>
          <table:table-cell table:style-name="ce4" table:formula="of:=[.E201]+[.B202]" office:value-type="currency" office:currency="PLN" office:value="148" calcext:value-type="currency">
            <text:p>148,00 zł</text:p>
          </table:table-cell>
          <table:table-cell table:style-name="ce4" table:formula="of:=[.F201]+[.C202]" office:value-type="currency" office:currency="PLN" office:value="107" calcext:value-type="currency">
            <text:p>107,00 zł</text:p>
          </table:table-cell>
          <table:table-cell/>
          <table:table-cell table:style-name="ce17" table:formula="of:=IF(AND([.A202]&lt;0;[.B202]&lt;0;[.C202]&lt;0;SUM([.A202:.C202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4" table:formula="of:=[.D202]+[.A203]" office:value-type="currency" office:currency="PLN" office:value="223" calcext:value-type="currency">
            <text:p>223,00 zł</text:p>
          </table:table-cell>
          <table:table-cell table:style-name="ce4" table:formula="of:=[.E202]+[.B203]" office:value-type="currency" office:currency="PLN" office:value="158" calcext:value-type="currency">
            <text:p>158,00 zł</text:p>
          </table:table-cell>
          <table:table-cell table:style-name="ce4" table:formula="of:=[.F202]+[.C203]" office:value-type="currency" office:currency="PLN" office:value="114" calcext:value-type="currency">
            <text:p>114,00 zł</text:p>
          </table:table-cell>
          <table:table-cell/>
          <table:table-cell table:style-name="ce17" table:formula="of:=IF(AND([.A203]&lt;0;[.B203]&lt;0;[.C203]&lt;0;SUM([.A203:.C203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table:number-columns-repeated="2" office:value-type="float" office:value="-4" calcext:value-type="float">
            <text:p>-4</text:p>
          </table:table-cell>
          <table:table-cell table:style-name="ce4" table:formula="of:=[.D203]+[.A204]" office:value-type="currency" office:currency="PLN" office:value="226" calcext:value-type="currency">
            <text:p>226,00 zł</text:p>
          </table:table-cell>
          <table:table-cell table:style-name="ce4" table:formula="of:=[.E203]+[.B204]" office:value-type="currency" office:currency="PLN" office:value="154" calcext:value-type="currency">
            <text:p>154,00 zł</text:p>
          </table:table-cell>
          <table:table-cell table:style-name="ce4" table:formula="of:=[.F203]+[.C204]" office:value-type="currency" office:currency="PLN" office:value="110" calcext:value-type="currency">
            <text:p>110,00 zł</text:p>
          </table:table-cell>
          <table:table-cell/>
          <table:table-cell table:style-name="ce17" table:formula="of:=IF(AND([.A204]&lt;0;[.B204]&lt;0;[.C204]&lt;0;SUM([.A204:.C204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  <table:table-cell table:style-name="ce4" table:formula="of:=[.D204]+[.A205]" office:value-type="currency" office:currency="PLN" office:value="223" calcext:value-type="currency">
            <text:p>223,00 zł</text:p>
          </table:table-cell>
          <table:table-cell table:style-name="ce4" table:formula="of:=[.E204]+[.B205]" office:value-type="currency" office:currency="PLN" office:value="150" calcext:value-type="currency">
            <text:p>150,00 zł</text:p>
          </table:table-cell>
          <table:table-cell table:style-name="ce4" table:formula="of:=[.F204]+[.C205]" office:value-type="currency" office:currency="PLN" office:value="117" calcext:value-type="currency">
            <text:p>117,00 zł</text:p>
          </table:table-cell>
          <table:table-cell/>
          <table:table-cell table:style-name="ce17" table:formula="of:=IF(AND([.A205]&lt;0;[.B205]&lt;0;[.C205]&lt;0;SUM([.A205:.C205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5" calcext:value-type="float">
            <text:p>5</text:p>
          </table:table-cell>
          <table:table-cell office:value-type="float" office:value="-9" calcext:value-type="float">
            <text:p>-9</text:p>
          </table:table-cell>
          <table:table-cell table:style-name="ce4" table:formula="of:=[.D205]+[.A206]" office:value-type="currency" office:currency="PLN" office:value="228" calcext:value-type="currency">
            <text:p>228,00 zł</text:p>
          </table:table-cell>
          <table:table-cell table:style-name="ce4" table:formula="of:=[.E205]+[.B206]" office:value-type="currency" office:currency="PLN" office:value="155" calcext:value-type="currency">
            <text:p>155,00 zł</text:p>
          </table:table-cell>
          <table:table-cell table:style-name="ce4" table:formula="of:=[.F205]+[.C206]" office:value-type="currency" office:currency="PLN" office:value="108" calcext:value-type="currency">
            <text:p>108,00 zł</text:p>
          </table:table-cell>
          <table:table-cell/>
          <table:table-cell table:style-name="ce17" table:formula="of:=IF(AND([.A206]&lt;0;[.B206]&lt;0;[.C206]&lt;0;SUM([.A206:.C206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table:style-name="ce4" table:formula="of:=[.D206]+[.A207]" office:value-type="currency" office:currency="PLN" office:value="236" calcext:value-type="currency">
            <text:p>236,00 zł</text:p>
          </table:table-cell>
          <table:table-cell table:style-name="ce4" table:formula="of:=[.E206]+[.B207]" office:value-type="currency" office:currency="PLN" office:value="151" calcext:value-type="currency">
            <text:p>151,00 zł</text:p>
          </table:table-cell>
          <table:table-cell table:style-name="ce4" table:formula="of:=[.F206]+[.C207]" office:value-type="currency" office:currency="PLN" office:value="113" calcext:value-type="currency">
            <text:p>113,00 zł</text:p>
          </table:table-cell>
          <table:table-cell/>
          <table:table-cell table:style-name="ce17" table:formula="of:=IF(AND([.A207]&lt;0;[.B207]&lt;0;[.C207]&lt;0;SUM([.A207:.C207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4" table:formula="of:=[.D207]+[.A208]" office:value-type="currency" office:currency="PLN" office:value="230" calcext:value-type="currency">
            <text:p>230,00 zł</text:p>
          </table:table-cell>
          <table:table-cell table:style-name="ce4" table:formula="of:=[.E207]+[.B208]" office:value-type="currency" office:currency="PLN" office:value="158" calcext:value-type="currency">
            <text:p>158,00 zł</text:p>
          </table:table-cell>
          <table:table-cell table:style-name="ce4" table:formula="of:=[.F207]+[.C208]" office:value-type="currency" office:currency="PLN" office:value="122" calcext:value-type="currency">
            <text:p>122,00 zł</text:p>
          </table:table-cell>
          <table:table-cell/>
          <table:table-cell table:style-name="ce17" table:formula="of:=IF(AND([.A208]&lt;0;[.B208]&lt;0;[.C208]&lt;0;SUM([.A208:.C208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table:number-columns-repeated="2" office:value-type="float" office:value="-9" calcext:value-type="float">
            <text:p>-9</text:p>
          </table:table-cell>
          <table:table-cell table:style-name="ce4" table:formula="of:=[.D208]+[.A209]" office:value-type="currency" office:currency="PLN" office:value="239" calcext:value-type="currency">
            <text:p>239,00 zł</text:p>
          </table:table-cell>
          <table:table-cell table:style-name="ce4" table:formula="of:=[.E208]+[.B209]" office:value-type="currency" office:currency="PLN" office:value="149" calcext:value-type="currency">
            <text:p>149,00 zł</text:p>
          </table:table-cell>
          <table:table-cell table:style-name="ce4" table:formula="of:=[.F208]+[.C209]" office:value-type="currency" office:currency="PLN" office:value="113" calcext:value-type="currency">
            <text:p>113,00 zł</text:p>
          </table:table-cell>
          <table:table-cell/>
          <table:table-cell table:style-name="ce17" table:formula="of:=IF(AND([.A209]&lt;0;[.B209]&lt;0;[.C209]&lt;0;SUM([.A209:.C209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table:style-name="ce4" table:formula="of:=[.D209]+[.A210]" office:value-type="currency" office:currency="PLN" office:value="247" calcext:value-type="currency">
            <text:p>247,00 zł</text:p>
          </table:table-cell>
          <table:table-cell table:style-name="ce4" table:formula="of:=[.E209]+[.B210]" office:value-type="currency" office:currency="PLN" office:value="144" calcext:value-type="currency">
            <text:p>144,00 zł</text:p>
          </table:table-cell>
          <table:table-cell table:style-name="ce4" table:formula="of:=[.F209]+[.C210]" office:value-type="currency" office:currency="PLN" office:value="114" calcext:value-type="currency">
            <text:p>114,00 zł</text:p>
          </table:table-cell>
          <table:table-cell/>
          <table:table-cell table:style-name="ce17" table:formula="of:=IF(AND([.A210]&lt;0;[.B210]&lt;0;[.C210]&lt;0;SUM([.A210:.C210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table:style-name="ce4" table:formula="of:=[.D210]+[.A211]" office:value-type="currency" office:currency="PLN" office:value="243" calcext:value-type="currency">
            <text:p>243,00 zł</text:p>
          </table:table-cell>
          <table:table-cell table:style-name="ce4" table:formula="of:=[.E210]+[.B211]" office:value-type="currency" office:currency="PLN" office:value="153" calcext:value-type="currency">
            <text:p>153,00 zł</text:p>
          </table:table-cell>
          <table:table-cell table:style-name="ce4" table:formula="of:=[.F210]+[.C211]" office:value-type="currency" office:currency="PLN" office:value="111" calcext:value-type="currency">
            <text:p>111,00 zł</text:p>
          </table:table-cell>
          <table:table-cell/>
          <table:table-cell table:style-name="ce17" table:formula="of:=IF(AND([.A211]&lt;0;[.B211]&lt;0;[.C211]&lt;0;SUM([.A211:.C211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" table:formula="of:=[.D211]+[.A212]" office:value-type="currency" office:currency="PLN" office:value="253" calcext:value-type="currency">
            <text:p>253,00 zł</text:p>
          </table:table-cell>
          <table:table-cell table:style-name="ce4" table:formula="of:=[.E211]+[.B212]" office:value-type="currency" office:currency="PLN" office:value="154" calcext:value-type="currency">
            <text:p>154,00 zł</text:p>
          </table:table-cell>
          <table:table-cell table:style-name="ce4" table:formula="of:=[.F211]+[.C212]" office:value-type="currency" office:currency="PLN" office:value="117" calcext:value-type="currency">
            <text:p>117,00 zł</text:p>
          </table:table-cell>
          <table:table-cell/>
          <table:table-cell table:style-name="ce17" table:formula="of:=IF(AND([.A212]&lt;0;[.B212]&lt;0;[.C212]&lt;0;SUM([.A212:.C212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 table:style-name="ce4" table:formula="of:=[.D212]+[.A213]" office:value-type="currency" office:currency="PLN" office:value="263" calcext:value-type="currency">
            <text:p>263,00 zł</text:p>
          </table:table-cell>
          <table:table-cell table:style-name="ce4" table:formula="of:=[.E212]+[.B213]" office:value-type="currency" office:currency="PLN" office:value="145" calcext:value-type="currency">
            <text:p>145,00 zł</text:p>
          </table:table-cell>
          <table:table-cell table:style-name="ce4" table:formula="of:=[.F212]+[.C213]" office:value-type="currency" office:currency="PLN" office:value="122" calcext:value-type="currency">
            <text:p>122,00 zł</text:p>
          </table:table-cell>
          <table:table-cell/>
          <table:table-cell table:style-name="ce17" table:formula="of:=IF(AND([.A213]&lt;0;[.B213]&lt;0;[.C213]&lt;0;SUM([.A213:.C213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4" table:formula="of:=[.D213]+[.A214]" office:value-type="currency" office:currency="PLN" office:value="264" calcext:value-type="currency">
            <text:p>264,00 zł</text:p>
          </table:table-cell>
          <table:table-cell table:style-name="ce4" table:formula="of:=[.E213]+[.B214]" office:value-type="currency" office:currency="PLN" office:value="152" calcext:value-type="currency">
            <text:p>152,00 zł</text:p>
          </table:table-cell>
          <table:table-cell table:style-name="ce4" table:formula="of:=[.F213]+[.C214]" office:value-type="currency" office:currency="PLN" office:value="124" calcext:value-type="currency">
            <text:p>124,00 zł</text:p>
          </table:table-cell>
          <table:table-cell/>
          <table:table-cell table:style-name="ce17" table:formula="of:=IF(AND([.A214]&lt;0;[.B214]&lt;0;[.C214]&lt;0;SUM([.A214:.C214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table:style-name="ce4" table:formula="of:=[.D214]+[.A215]" office:value-type="currency" office:currency="PLN" office:value="260" calcext:value-type="currency">
            <text:p>260,00 zł</text:p>
          </table:table-cell>
          <table:table-cell table:style-name="ce4" table:formula="of:=[.E214]+[.B215]" office:value-type="currency" office:currency="PLN" office:value="158" calcext:value-type="currency">
            <text:p>158,00 zł</text:p>
          </table:table-cell>
          <table:table-cell table:style-name="ce4" table:formula="of:=[.F214]+[.C215]" office:value-type="currency" office:currency="PLN" office:value="122" calcext:value-type="currency">
            <text:p>122,00 zł</text:p>
          </table:table-cell>
          <table:table-cell/>
          <table:table-cell table:style-name="ce17" table:formula="of:=IF(AND([.A215]&lt;0;[.B215]&lt;0;[.C215]&lt;0;SUM([.A215:.C215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5" calcext:value-type="float">
            <text:p>-5</text:p>
          </table:table-cell>
          <table:table-cell table:number-columns-repeated="2" office:value-type="float" office:value="-2" calcext:value-type="float">
            <text:p>-2</text:p>
          </table:table-cell>
          <table:table-cell table:style-name="ce4" table:formula="of:=[.D215]+[.A216]" office:value-type="currency" office:currency="PLN" office:value="255" calcext:value-type="currency">
            <text:p>255,00 zł</text:p>
          </table:table-cell>
          <table:table-cell table:style-name="ce4" table:formula="of:=[.E215]+[.B216]" office:value-type="currency" office:currency="PLN" office:value="156" calcext:value-type="currency">
            <text:p>156,00 zł</text:p>
          </table:table-cell>
          <table:table-cell table:style-name="ce4" table:formula="of:=[.F215]+[.C216]" office:value-type="currency" office:currency="PLN" office:value="120" calcext:value-type="currency">
            <text:p>120,00 zł</text:p>
          </table:table-cell>
          <table:table-cell/>
          <table:table-cell table:style-name="ce17" table:formula="of:=IF(AND([.A216]&lt;0;[.B216]&lt;0;[.C216]&lt;0;SUM([.A216:.C216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table:style-name="ce4" table:formula="of:=[.D216]+[.A217]" office:value-type="currency" office:currency="PLN" office:value="250" calcext:value-type="currency">
            <text:p>250,00 zł</text:p>
          </table:table-cell>
          <table:table-cell table:style-name="ce4" table:formula="of:=[.E216]+[.B217]" office:value-type="currency" office:currency="PLN" office:value="148" calcext:value-type="currency">
            <text:p>148,00 zł</text:p>
          </table:table-cell>
          <table:table-cell table:style-name="ce4" table:formula="of:=[.F216]+[.C217]" office:value-type="currency" office:currency="PLN" office:value="117" calcext:value-type="currency">
            <text:p>117,00 zł</text:p>
          </table:table-cell>
          <table:table-cell/>
          <table:table-cell table:style-name="ce17" table:formula="of:=IF(AND([.A217]&lt;0;[.B217]&lt;0;[.C217]&lt;0;SUM([.A217:.C217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4" table:formula="of:=[.D217]+[.A218]" office:value-type="currency" office:currency="PLN" office:value="254" calcext:value-type="currency">
            <text:p>254,00 zł</text:p>
          </table:table-cell>
          <table:table-cell table:style-name="ce4" table:formula="of:=[.E217]+[.B218]" office:value-type="currency" office:currency="PLN" office:value="148" calcext:value-type="currency">
            <text:p>148,00 zł</text:p>
          </table:table-cell>
          <table:table-cell table:style-name="ce4" table:formula="of:=[.F217]+[.C218]" office:value-type="currency" office:currency="PLN" office:value="122" calcext:value-type="currency">
            <text:p>122,00 zł</text:p>
          </table:table-cell>
          <table:table-cell/>
          <table:table-cell table:style-name="ce17" table:formula="of:=IF(AND([.A218]&lt;0;[.B218]&lt;0;[.C218]&lt;0;SUM([.A218:.C218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table:style-name="ce4" table:formula="of:=[.D218]+[.A219]" office:value-type="currency" office:currency="PLN" office:value="256" calcext:value-type="currency">
            <text:p>256,00 zł</text:p>
          </table:table-cell>
          <table:table-cell table:style-name="ce4" table:formula="of:=[.E218]+[.B219]" office:value-type="currency" office:currency="PLN" office:value="147" calcext:value-type="currency">
            <text:p>147,00 zł</text:p>
          </table:table-cell>
          <table:table-cell table:style-name="ce4" table:formula="of:=[.F218]+[.C219]" office:value-type="currency" office:currency="PLN" office:value="114" calcext:value-type="currency">
            <text:p>114,00 zł</text:p>
          </table:table-cell>
          <table:table-cell/>
          <table:table-cell table:style-name="ce17" table:formula="of:=IF(AND([.A219]&lt;0;[.B219]&lt;0;[.C219]&lt;0;SUM([.A219:.C219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style-name="ce4" table:formula="of:=[.D219]+[.A220]" office:value-type="currency" office:currency="PLN" office:value="254" calcext:value-type="currency">
            <text:p>254,00 zł</text:p>
          </table:table-cell>
          <table:table-cell table:style-name="ce4" table:formula="of:=[.E219]+[.B220]" office:value-type="currency" office:currency="PLN" office:value="145" calcext:value-type="currency">
            <text:p>145,00 zł</text:p>
          </table:table-cell>
          <table:table-cell table:style-name="ce4" table:formula="of:=[.F219]+[.C220]" office:value-type="currency" office:currency="PLN" office:value="113" calcext:value-type="currency">
            <text:p>113,00 zł</text:p>
          </table:table-cell>
          <table:table-cell/>
          <table:table-cell table:style-name="ce17" table:formula="of:=IF(AND([.A220]&lt;0;[.B220]&lt;0;[.C220]&lt;0;SUM([.A220:.C220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 table:formula="of:=[.D220]+[.A221]" office:value-type="currency" office:currency="PLN" office:value="262" calcext:value-type="currency">
            <text:p>262,00 zł</text:p>
          </table:table-cell>
          <table:table-cell table:style-name="ce4" table:formula="of:=[.E220]+[.B221]" office:value-type="currency" office:currency="PLN" office:value="149" calcext:value-type="currency">
            <text:p>149,00 zł</text:p>
          </table:table-cell>
          <table:table-cell table:style-name="ce4" table:formula="of:=[.F220]+[.C221]" office:value-type="currency" office:currency="PLN" office:value="114" calcext:value-type="currency">
            <text:p>114,00 zł</text:p>
          </table:table-cell>
          <table:table-cell/>
          <table:table-cell table:style-name="ce17" table:formula="of:=IF(AND([.A221]&lt;0;[.B221]&lt;0;[.C221]&lt;0;SUM([.A221:.C221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4" calcext:value-type="float">
            <text:p>-4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 table:style-name="ce4" table:formula="of:=[.D221]+[.A222]" office:value-type="currency" office:currency="PLN" office:value="258" calcext:value-type="currency">
            <text:p>258,00 zł</text:p>
          </table:table-cell>
          <table:table-cell table:style-name="ce4" table:formula="of:=[.E221]+[.B222]" office:value-type="currency" office:currency="PLN" office:value="140" calcext:value-type="currency">
            <text:p>140,00 zł</text:p>
          </table:table-cell>
          <table:table-cell table:style-name="ce4" table:formula="of:=[.F221]+[.C222]" office:value-type="currency" office:currency="PLN" office:value="119" calcext:value-type="currency">
            <text:p>119,00 zł</text:p>
          </table:table-cell>
          <table:table-cell/>
          <table:table-cell table:style-name="ce17" table:formula="of:=IF(AND([.A222]&lt;0;[.B222]&lt;0;[.C222]&lt;0;SUM([.A222:.C222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7" calcext:value-type="float">
            <text:p>-7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table:style-name="ce4" table:formula="of:=[.D222]+[.A223]" office:value-type="currency" office:currency="PLN" office:value="251" calcext:value-type="currency">
            <text:p>251,00 zł</text:p>
          </table:table-cell>
          <table:table-cell table:style-name="ce4" table:formula="of:=[.E222]+[.B223]" office:value-type="currency" office:currency="PLN" office:value="150" calcext:value-type="currency">
            <text:p>150,00 zł</text:p>
          </table:table-cell>
          <table:table-cell table:style-name="ce4" table:formula="of:=[.F222]+[.C223]" office:value-type="currency" office:currency="PLN" office:value="111" calcext:value-type="currency">
            <text:p>111,00 zł</text:p>
          </table:table-cell>
          <table:table-cell/>
          <table:table-cell table:style-name="ce17" table:formula="of:=IF(AND([.A223]&lt;0;[.B223]&lt;0;[.C223]&lt;0;SUM([.A223:.C223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4" table:formula="of:=[.D223]+[.A224]" office:value-type="currency" office:currency="PLN" office:value="259" calcext:value-type="currency">
            <text:p>259,00 zł</text:p>
          </table:table-cell>
          <table:table-cell table:style-name="ce4" table:formula="of:=[.E223]+[.B224]" office:value-type="currency" office:currency="PLN" office:value="158" calcext:value-type="currency">
            <text:p>158,00 zł</text:p>
          </table:table-cell>
          <table:table-cell table:style-name="ce4" table:formula="of:=[.F223]+[.C224]" office:value-type="currency" office:currency="PLN" office:value="113" calcext:value-type="currency">
            <text:p>113,00 zł</text:p>
          </table:table-cell>
          <table:table-cell/>
          <table:table-cell table:style-name="ce17" table:formula="of:=IF(AND([.A224]&lt;0;[.B224]&lt;0;[.C224]&lt;0;SUM([.A224:.C224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table:style-name="ce4" table:formula="of:=[.D224]+[.A225]" office:value-type="currency" office:currency="PLN" office:value="263" calcext:value-type="currency">
            <text:p>263,00 zł</text:p>
          </table:table-cell>
          <table:table-cell table:style-name="ce4" table:formula="of:=[.E224]+[.B225]" office:value-type="currency" office:currency="PLN" office:value="154" calcext:value-type="currency">
            <text:p>154,00 zł</text:p>
          </table:table-cell>
          <table:table-cell table:style-name="ce4" table:formula="of:=[.F224]+[.C225]" office:value-type="currency" office:currency="PLN" office:value="119" calcext:value-type="currency">
            <text:p>119,00 zł</text:p>
          </table:table-cell>
          <table:table-cell/>
          <table:table-cell table:style-name="ce17" table:formula="of:=IF(AND([.A225]&lt;0;[.B225]&lt;0;[.C225]&lt;0;SUM([.A225:.C225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table:style-name="ce4" table:formula="of:=[.D225]+[.A226]" office:value-type="currency" office:currency="PLN" office:value="253" calcext:value-type="currency">
            <text:p>253,00 zł</text:p>
          </table:table-cell>
          <table:table-cell table:style-name="ce4" table:formula="of:=[.E225]+[.B226]" office:value-type="currency" office:currency="PLN" office:value="149" calcext:value-type="currency">
            <text:p>149,00 zł</text:p>
          </table:table-cell>
          <table:table-cell table:style-name="ce4" table:formula="of:=[.F225]+[.C226]" office:value-type="currency" office:currency="PLN" office:value="128" calcext:value-type="currency">
            <text:p>128,00 zł</text:p>
          </table:table-cell>
          <table:table-cell/>
          <table:table-cell table:style-name="ce17" table:formula="of:=IF(AND([.A226]&lt;0;[.B226]&lt;0;[.C226]&lt;0;SUM([.A226:.C226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table:style-name="ce4" table:formula="of:=[.D226]+[.A227]" office:value-type="currency" office:currency="PLN" office:value="245" calcext:value-type="currency">
            <text:p>245,00 zł</text:p>
          </table:table-cell>
          <table:table-cell table:style-name="ce4" table:formula="of:=[.E226]+[.B227]" office:value-type="currency" office:currency="PLN" office:value="147" calcext:value-type="currency">
            <text:p>147,00 zł</text:p>
          </table:table-cell>
          <table:table-cell table:style-name="ce4" table:formula="of:=[.F226]+[.C227]" office:value-type="currency" office:currency="PLN" office:value="133" calcext:value-type="currency">
            <text:p>133,00 zł</text:p>
          </table:table-cell>
          <table:table-cell/>
          <table:table-cell table:style-name="ce17" table:formula="of:=IF(AND([.A227]&lt;0;[.B227]&lt;0;[.C227]&lt;0;SUM([.A227:.C227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4" table:formula="of:=[.D227]+[.A228]" office:value-type="currency" office:currency="PLN" office:value="247" calcext:value-type="currency">
            <text:p>247,00 zł</text:p>
          </table:table-cell>
          <table:table-cell table:style-name="ce4" table:formula="of:=[.E227]+[.B228]" office:value-type="currency" office:currency="PLN" office:value="150" calcext:value-type="currency">
            <text:p>150,00 zł</text:p>
          </table:table-cell>
          <table:table-cell table:style-name="ce4" table:formula="of:=[.F227]+[.C228]" office:value-type="currency" office:currency="PLN" office:value="140" calcext:value-type="currency">
            <text:p>140,00 zł</text:p>
          </table:table-cell>
          <table:table-cell/>
          <table:table-cell table:style-name="ce17" table:formula="of:=IF(AND([.A228]&lt;0;[.B228]&lt;0;[.C228]&lt;0;SUM([.A228:.C228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table:style-name="ce4" table:formula="of:=[.D228]+[.A229]" office:value-type="currency" office:currency="PLN" office:value="241" calcext:value-type="currency">
            <text:p>241,00 zł</text:p>
          </table:table-cell>
          <table:table-cell table:style-name="ce4" table:formula="of:=[.E228]+[.B229]" office:value-type="currency" office:currency="PLN" office:value="144" calcext:value-type="currency">
            <text:p>144,00 zł</text:p>
          </table:table-cell>
          <table:table-cell table:style-name="ce4" table:formula="of:=[.F228]+[.C229]" office:value-type="currency" office:currency="PLN" office:value="148" calcext:value-type="currency">
            <text:p>148,00 zł</text:p>
          </table:table-cell>
          <table:table-cell/>
          <table:table-cell table:style-name="ce17" table:formula="of:=IF(AND([.A229]&lt;0;[.B229]&lt;0;[.C229]&lt;0;SUM([.A229:.C229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table:style-name="ce4" table:formula="of:=[.D229]+[.A230]" office:value-type="currency" office:currency="PLN" office:value="241" calcext:value-type="currency">
            <text:p>241,00 zł</text:p>
          </table:table-cell>
          <table:table-cell table:style-name="ce4" table:formula="of:=[.E229]+[.B230]" office:value-type="currency" office:currency="PLN" office:value="136" calcext:value-type="currency">
            <text:p>136,00 zł</text:p>
          </table:table-cell>
          <table:table-cell table:style-name="ce4" table:formula="of:=[.F229]+[.C230]" office:value-type="currency" office:currency="PLN" office:value="151" calcext:value-type="currency">
            <text:p>151,00 zł</text:p>
          </table:table-cell>
          <table:table-cell/>
          <table:table-cell table:style-name="ce17" table:formula="of:=IF(AND([.A230]&lt;0;[.B230]&lt;0;[.C230]&lt;0;SUM([.A230:.C230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style-name="ce4" table:formula="of:=[.D230]+[.A231]" office:value-type="currency" office:currency="PLN" office:value="247" calcext:value-type="currency">
            <text:p>247,00 zł</text:p>
          </table:table-cell>
          <table:table-cell table:style-name="ce4" table:formula="of:=[.E230]+[.B231]" office:value-type="currency" office:currency="PLN" office:value="137" calcext:value-type="currency">
            <text:p>137,00 zł</text:p>
          </table:table-cell>
          <table:table-cell table:style-name="ce4" table:formula="of:=[.F230]+[.C231]" office:value-type="currency" office:currency="PLN" office:value="146" calcext:value-type="currency">
            <text:p>146,00 zł</text:p>
          </table:table-cell>
          <table:table-cell/>
          <table:table-cell table:style-name="ce17" table:formula="of:=IF(AND([.A231]&lt;0;[.B231]&lt;0;[.C231]&lt;0;SUM([.A231:.C231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style-name="ce4" table:formula="of:=[.D231]+[.A232]" office:value-type="currency" office:currency="PLN" office:value="249" calcext:value-type="currency">
            <text:p>249,00 zł</text:p>
          </table:table-cell>
          <table:table-cell table:style-name="ce4" table:formula="of:=[.E231]+[.B232]" office:value-type="currency" office:currency="PLN" office:value="136" calcext:value-type="currency">
            <text:p>136,00 zł</text:p>
          </table:table-cell>
          <table:table-cell table:style-name="ce4" table:formula="of:=[.F231]+[.C232]" office:value-type="currency" office:currency="PLN" office:value="143" calcext:value-type="currency">
            <text:p>143,00 zł</text:p>
          </table:table-cell>
          <table:table-cell/>
          <table:table-cell table:style-name="ce17" table:formula="of:=IF(AND([.A232]&lt;0;[.B232]&lt;0;[.C232]&lt;0;SUM([.A232:.C232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table:style-name="ce4" table:formula="of:=[.D232]+[.A233]" office:value-type="currency" office:currency="PLN" office:value="257" calcext:value-type="currency">
            <text:p>257,00 zł</text:p>
          </table:table-cell>
          <table:table-cell table:style-name="ce4" table:formula="of:=[.E232]+[.B233]" office:value-type="currency" office:currency="PLN" office:value="131" calcext:value-type="currency">
            <text:p>131,00 zł</text:p>
          </table:table-cell>
          <table:table-cell table:style-name="ce4" table:formula="of:=[.F232]+[.C233]" office:value-type="currency" office:currency="PLN" office:value="147" calcext:value-type="currency">
            <text:p>147,00 zł</text:p>
          </table:table-cell>
          <table:table-cell/>
          <table:table-cell table:style-name="ce17" table:formula="of:=IF(AND([.A233]&lt;0;[.B233]&lt;0;[.C233]&lt;0;SUM([.A233:.C233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style-name="ce4" table:formula="of:=[.D233]+[.A234]" office:value-type="currency" office:currency="PLN" office:value="256" calcext:value-type="currency">
            <text:p>256,00 zł</text:p>
          </table:table-cell>
          <table:table-cell table:style-name="ce4" table:formula="of:=[.E233]+[.B234]" office:value-type="currency" office:currency="PLN" office:value="137" calcext:value-type="currency">
            <text:p>137,00 zł</text:p>
          </table:table-cell>
          <table:table-cell table:style-name="ce4" table:formula="of:=[.F233]+[.C234]" office:value-type="currency" office:currency="PLN" office:value="146" calcext:value-type="currency">
            <text:p>146,00 zł</text:p>
          </table:table-cell>
          <table:table-cell/>
          <table:table-cell table:style-name="ce17" table:formula="of:=IF(AND([.A234]&lt;0;[.B234]&lt;0;[.C234]&lt;0;SUM([.A234:.C234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4" table:formula="of:=[.D234]+[.A235]" office:value-type="currency" office:currency="PLN" office:value="246" calcext:value-type="currency">
            <text:p>246,00 zł</text:p>
          </table:table-cell>
          <table:table-cell table:style-name="ce4" table:formula="of:=[.E234]+[.B235]" office:value-type="currency" office:currency="PLN" office:value="146" calcext:value-type="currency">
            <text:p>146,00 zł</text:p>
          </table:table-cell>
          <table:table-cell table:style-name="ce4" table:formula="of:=[.F234]+[.C235]" office:value-type="currency" office:currency="PLN" office:value="151" calcext:value-type="currency">
            <text:p>151,00 zł</text:p>
          </table:table-cell>
          <table:table-cell/>
          <table:table-cell table:style-name="ce17" table:formula="of:=IF(AND([.A235]&lt;0;[.B235]&lt;0;[.C235]&lt;0;SUM([.A235:.C235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4" table:formula="of:=[.D235]+[.A236]" office:value-type="currency" office:currency="PLN" office:value="248" calcext:value-type="currency">
            <text:p>248,00 zł</text:p>
          </table:table-cell>
          <table:table-cell table:style-name="ce4" table:formula="of:=[.E235]+[.B236]" office:value-type="currency" office:currency="PLN" office:value="153" calcext:value-type="currency">
            <text:p>153,00 zł</text:p>
          </table:table-cell>
          <table:table-cell table:style-name="ce4" table:formula="of:=[.F235]+[.C236]" office:value-type="currency" office:currency="PLN" office:value="154" calcext:value-type="currency">
            <text:p>154,00 zł</text:p>
          </table:table-cell>
          <table:table-cell/>
          <table:table-cell table:style-name="ce17" table:formula="of:=IF(AND([.A236]&lt;0;[.B236]&lt;0;[.C236]&lt;0;SUM([.A236:.C236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table:style-name="ce4" table:formula="of:=[.D236]+[.A237]" office:value-type="currency" office:currency="PLN" office:value="242" calcext:value-type="currency">
            <text:p>242,00 zł</text:p>
          </table:table-cell>
          <table:table-cell table:style-name="ce4" table:formula="of:=[.E236]+[.B237]" office:value-type="currency" office:currency="PLN" office:value="152" calcext:value-type="currency">
            <text:p>152,00 zł</text:p>
          </table:table-cell>
          <table:table-cell table:style-name="ce4" table:formula="of:=[.F236]+[.C237]" office:value-type="currency" office:currency="PLN" office:value="146" calcext:value-type="currency">
            <text:p>146,00 zł</text:p>
          </table:table-cell>
          <table:table-cell/>
          <table:table-cell table:style-name="ce17" table:formula="of:=IF(AND([.A237]&lt;0;[.B237]&lt;0;[.C237]&lt;0;SUM([.A237:.C237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4" table:formula="of:=[.D237]+[.A238]" office:value-type="currency" office:currency="PLN" office:value="241" calcext:value-type="currency">
            <text:p>241,00 zł</text:p>
          </table:table-cell>
          <table:table-cell table:style-name="ce4" table:formula="of:=[.E237]+[.B238]" office:value-type="currency" office:currency="PLN" office:value="159" calcext:value-type="currency">
            <text:p>159,00 zł</text:p>
          </table:table-cell>
          <table:table-cell table:style-name="ce4" table:formula="of:=[.F237]+[.C238]" office:value-type="currency" office:currency="PLN" office:value="149" calcext:value-type="currency">
            <text:p>149,00 zł</text:p>
          </table:table-cell>
          <table:table-cell/>
          <table:table-cell table:style-name="ce17" table:formula="of:=IF(AND([.A238]&lt;0;[.B238]&lt;0;[.C238]&lt;0;SUM([.A238:.C238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table:style-name="ce4" table:formula="of:=[.D238]+[.A239]" office:value-type="currency" office:currency="PLN" office:value="243" calcext:value-type="currency">
            <text:p>243,00 zł</text:p>
          </table:table-cell>
          <table:table-cell table:style-name="ce4" table:formula="of:=[.E238]+[.B239]" office:value-type="currency" office:currency="PLN" office:value="165" calcext:value-type="currency">
            <text:p>165,00 zł</text:p>
          </table:table-cell>
          <table:table-cell table:style-name="ce4" table:formula="of:=[.F238]+[.C239]" office:value-type="currency" office:currency="PLN" office:value="144" calcext:value-type="currency">
            <text:p>144,00 zł</text:p>
          </table:table-cell>
          <table:table-cell/>
          <table:table-cell table:style-name="ce17" table:formula="of:=IF(AND([.A239]&lt;0;[.B239]&lt;0;[.C239]&lt;0;SUM([.A239:.C239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4" table:formula="of:=[.D239]+[.A240]" office:value-type="currency" office:currency="PLN" office:value="240" calcext:value-type="currency">
            <text:p>240,00 zł</text:p>
          </table:table-cell>
          <table:table-cell table:style-name="ce4" table:formula="of:=[.E239]+[.B240]" office:value-type="currency" office:currency="PLN" office:value="165" calcext:value-type="currency">
            <text:p>165,00 zł</text:p>
          </table:table-cell>
          <table:table-cell table:style-name="ce4" table:formula="of:=[.F239]+[.C240]" office:value-type="currency" office:currency="PLN" office:value="152" calcext:value-type="currency">
            <text:p>152,00 zł</text:p>
          </table:table-cell>
          <table:table-cell/>
          <table:table-cell table:style-name="ce17" table:formula="of:=IF(AND([.A240]&lt;0;[.B240]&lt;0;[.C240]&lt;0;SUM([.A240:.C240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  <table:table-cell table:style-name="ce4" table:formula="of:=[.D240]+[.A241]" office:value-type="currency" office:currency="PLN" office:value="238" calcext:value-type="currency">
            <text:p>238,00 zł</text:p>
          </table:table-cell>
          <table:table-cell table:style-name="ce4" table:formula="of:=[.E240]+[.B241]" office:value-type="currency" office:currency="PLN" office:value="160" calcext:value-type="currency">
            <text:p>160,00 zł</text:p>
          </table:table-cell>
          <table:table-cell table:style-name="ce4" table:formula="of:=[.F240]+[.C241]" office:value-type="currency" office:currency="PLN" office:value="144" calcext:value-type="currency">
            <text:p>144,00 zł</text:p>
          </table:table-cell>
          <table:table-cell/>
          <table:table-cell table:style-name="ce17" table:formula="of:=IF(AND([.A241]&lt;0;[.B241]&lt;0;[.C241]&lt;0;SUM([.A241:.C241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4" table:formula="of:=[.D241]+[.A242]" office:value-type="currency" office:currency="PLN" office:value="242" calcext:value-type="currency">
            <text:p>242,00 zł</text:p>
          </table:table-cell>
          <table:table-cell table:style-name="ce4" table:formula="of:=[.E241]+[.B242]" office:value-type="currency" office:currency="PLN" office:value="164" calcext:value-type="currency">
            <text:p>164,00 zł</text:p>
          </table:table-cell>
          <table:table-cell table:style-name="ce4" table:formula="of:=[.F241]+[.C242]" office:value-type="currency" office:currency="PLN" office:value="152" calcext:value-type="currency">
            <text:p>152,00 zł</text:p>
          </table:table-cell>
          <table:table-cell/>
          <table:table-cell table:style-name="ce17" table:formula="of:=IF(AND([.A242]&lt;0;[.B242]&lt;0;[.C242]&lt;0;SUM([.A242:.C242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table:style-name="ce4" table:formula="of:=[.D242]+[.A243]" office:value-type="currency" office:currency="PLN" office:value="235" calcext:value-type="currency">
            <text:p>235,00 zł</text:p>
          </table:table-cell>
          <table:table-cell table:style-name="ce4" table:formula="of:=[.E242]+[.B243]" office:value-type="currency" office:currency="PLN" office:value="154" calcext:value-type="currency">
            <text:p>154,00 zł</text:p>
          </table:table-cell>
          <table:table-cell table:style-name="ce4" table:formula="of:=[.F242]+[.C243]" office:value-type="currency" office:currency="PLN" office:value="162" calcext:value-type="currency">
            <text:p>162,00 zł</text:p>
          </table:table-cell>
          <table:table-cell/>
          <table:table-cell table:style-name="ce17" table:formula="of:=IF(AND([.A243]&lt;0;[.B243]&lt;0;[.C243]&lt;0;SUM([.A243:.C243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table:style-name="ce4" table:formula="of:=[.D243]+[.A244]" office:value-type="currency" office:currency="PLN" office:value="240" calcext:value-type="currency">
            <text:p>240,00 zł</text:p>
          </table:table-cell>
          <table:table-cell table:style-name="ce4" table:formula="of:=[.E243]+[.B244]" office:value-type="currency" office:currency="PLN" office:value="147" calcext:value-type="currency">
            <text:p>147,00 zł</text:p>
          </table:table-cell>
          <table:table-cell table:style-name="ce4" table:formula="of:=[.F243]+[.C244]" office:value-type="currency" office:currency="PLN" office:value="159" calcext:value-type="currency">
            <text:p>159,00 zł</text:p>
          </table:table-cell>
          <table:table-cell/>
          <table:table-cell table:style-name="ce17" table:formula="of:=IF(AND([.A244]&lt;0;[.B244]&lt;0;[.C244]&lt;0;SUM([.A244:.C244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table:style-name="ce4" table:formula="of:=[.D244]+[.A245]" office:value-type="currency" office:currency="PLN" office:value="231" calcext:value-type="currency">
            <text:p>231,00 zł</text:p>
          </table:table-cell>
          <table:table-cell table:style-name="ce4" table:formula="of:=[.E244]+[.B245]" office:value-type="currency" office:currency="PLN" office:value="142" calcext:value-type="currency">
            <text:p>142,00 zł</text:p>
          </table:table-cell>
          <table:table-cell table:style-name="ce4" table:formula="of:=[.F244]+[.C245]" office:value-type="currency" office:currency="PLN" office:value="165" calcext:value-type="currency">
            <text:p>165,00 zł</text:p>
          </table:table-cell>
          <table:table-cell/>
          <table:table-cell table:style-name="ce17" table:formula="of:=IF(AND([.A245]&lt;0;[.B245]&lt;0;[.C245]&lt;0;SUM([.A245:.C245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style-name="ce4" table:formula="of:=[.D245]+[.A246]" office:value-type="currency" office:currency="PLN" office:value="230" calcext:value-type="currency">
            <text:p>230,00 zł</text:p>
          </table:table-cell>
          <table:table-cell table:style-name="ce4" table:formula="of:=[.E245]+[.B246]" office:value-type="currency" office:currency="PLN" office:value="139" calcext:value-type="currency">
            <text:p>139,00 zł</text:p>
          </table:table-cell>
          <table:table-cell table:style-name="ce4" table:formula="of:=[.F245]+[.C246]" office:value-type="currency" office:currency="PLN" office:value="168" calcext:value-type="currency">
            <text:p>168,00 zł</text:p>
          </table:table-cell>
          <table:table-cell/>
          <table:table-cell table:style-name="ce17" table:formula="of:=IF(AND([.A246]&lt;0;[.B246]&lt;0;[.C246]&lt;0;SUM([.A246:.C246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" table:formula="of:=[.D246]+[.A247]" office:value-type="currency" office:currency="PLN" office:value="240" calcext:value-type="currency">
            <text:p>240,00 zł</text:p>
          </table:table-cell>
          <table:table-cell table:style-name="ce4" table:formula="of:=[.E246]+[.B247]" office:value-type="currency" office:currency="PLN" office:value="139" calcext:value-type="currency">
            <text:p>139,00 zł</text:p>
          </table:table-cell>
          <table:table-cell table:style-name="ce4" table:formula="of:=[.F246]+[.C247]" office:value-type="currency" office:currency="PLN" office:value="172" calcext:value-type="currency">
            <text:p>172,00 zł</text:p>
          </table:table-cell>
          <table:table-cell/>
          <table:table-cell table:style-name="ce17" table:formula="of:=IF(AND([.A247]&lt;0;[.B247]&lt;0;[.C247]&lt;0;SUM([.A247:.C247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2" calcext:value-type="float">
            <text:p>-2</text:p>
          </table:table-cell>
          <table:table-cell table:number-columns-repeated="2" office:value-type="float" office:value="-8" calcext:value-type="float">
            <text:p>-8</text:p>
          </table:table-cell>
          <table:table-cell table:style-name="ce4" table:formula="of:=[.D247]+[.A248]" office:value-type="currency" office:currency="PLN" office:value="238" calcext:value-type="currency">
            <text:p>238,00 zł</text:p>
          </table:table-cell>
          <table:table-cell table:style-name="ce4" table:formula="of:=[.E247]+[.B248]" office:value-type="currency" office:currency="PLN" office:value="131" calcext:value-type="currency">
            <text:p>131,00 zł</text:p>
          </table:table-cell>
          <table:table-cell table:style-name="ce4" table:formula="of:=[.F247]+[.C248]" office:value-type="currency" office:currency="PLN" office:value="164" calcext:value-type="currency">
            <text:p>164,00 zł</text:p>
          </table:table-cell>
          <table:table-cell/>
          <table:table-cell table:style-name="ce17" table:formula="of:=IF(AND([.A248]&lt;0;[.B248]&lt;0;[.C248]&lt;0;SUM([.A248:.C248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4" table:formula="of:=[.D248]+[.A249]" office:value-type="currency" office:currency="PLN" office:value="229" calcext:value-type="currency">
            <text:p>229,00 zł</text:p>
          </table:table-cell>
          <table:table-cell table:style-name="ce4" table:formula="of:=[.E248]+[.B249]" office:value-type="currency" office:currency="PLN" office:value="132" calcext:value-type="currency">
            <text:p>132,00 zł</text:p>
          </table:table-cell>
          <table:table-cell table:style-name="ce4" table:formula="of:=[.F248]+[.C249]" office:value-type="currency" office:currency="PLN" office:value="162" calcext:value-type="currency">
            <text:p>162,00 zł</text:p>
          </table:table-cell>
          <table:table-cell/>
          <table:table-cell table:style-name="ce17" table:formula="of:=IF(AND([.A249]&lt;0;[.B249]&lt;0;[.C249]&lt;0;SUM([.A249:.C249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  <table:table-cell table:style-name="ce4" table:formula="of:=[.D249]+[.A250]" office:value-type="currency" office:currency="PLN" office:value="235" calcext:value-type="currency">
            <text:p>235,00 zł</text:p>
          </table:table-cell>
          <table:table-cell table:style-name="ce4" table:formula="of:=[.E249]+[.B250]" office:value-type="currency" office:currency="PLN" office:value="123" calcext:value-type="currency">
            <text:p>123,00 zł</text:p>
          </table:table-cell>
          <table:table-cell table:style-name="ce4" table:formula="of:=[.F249]+[.C250]" office:value-type="currency" office:currency="PLN" office:value="152" calcext:value-type="currency">
            <text:p>152,00 zł</text:p>
          </table:table-cell>
          <table:table-cell/>
          <table:table-cell table:style-name="ce17" table:formula="of:=IF(AND([.A250]&lt;0;[.B250]&lt;0;[.C250]&lt;0;SUM([.A250:.C250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table:style-name="ce4" table:formula="of:=[.D250]+[.A251]" office:value-type="currency" office:currency="PLN" office:value="242" calcext:value-type="currency">
            <text:p>242,00 zł</text:p>
          </table:table-cell>
          <table:table-cell table:style-name="ce4" table:formula="of:=[.E250]+[.B251]" office:value-type="currency" office:currency="PLN" office:value="113" calcext:value-type="currency">
            <text:p>113,00 zł</text:p>
          </table:table-cell>
          <table:table-cell table:style-name="ce4" table:formula="of:=[.F250]+[.C251]" office:value-type="currency" office:currency="PLN" office:value="148" calcext:value-type="currency">
            <text:p>148,00 zł</text:p>
          </table:table-cell>
          <table:table-cell/>
          <table:table-cell table:style-name="ce17" table:formula="of:=IF(AND([.A251]&lt;0;[.B251]&lt;0;[.C251]&lt;0;SUM([.A251:.C251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4" table:formula="of:=[.D251]+[.A252]" office:value-type="currency" office:currency="PLN" office:value="242" calcext:value-type="currency">
            <text:p>242,00 zł</text:p>
          </table:table-cell>
          <table:table-cell table:style-name="ce4" table:formula="of:=[.E251]+[.B252]" office:value-type="currency" office:currency="PLN" office:value="117" calcext:value-type="currency">
            <text:p>117,00 zł</text:p>
          </table:table-cell>
          <table:table-cell table:style-name="ce4" table:formula="of:=[.F251]+[.C252]" office:value-type="currency" office:currency="PLN" office:value="155" calcext:value-type="currency">
            <text:p>155,00 zł</text:p>
          </table:table-cell>
          <table:table-cell/>
          <table:table-cell table:style-name="ce17" table:formula="of:=IF(AND([.A252]&lt;0;[.B252]&lt;0;[.C252]&lt;0;SUM([.A252:.C252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table:style-name="ce4" table:formula="of:=[.D252]+[.A253]" office:value-type="currency" office:currency="PLN" office:value="233" calcext:value-type="currency">
            <text:p>233,00 zł</text:p>
          </table:table-cell>
          <table:table-cell table:style-name="ce4" table:formula="of:=[.E252]+[.B253]" office:value-type="currency" office:currency="PLN" office:value="111" calcext:value-type="currency">
            <text:p>111,00 zł</text:p>
          </table:table-cell>
          <table:table-cell table:style-name="ce4" table:formula="of:=[.F252]+[.C253]" office:value-type="currency" office:currency="PLN" office:value="165" calcext:value-type="currency">
            <text:p>165,00 zł</text:p>
          </table:table-cell>
          <table:table-cell/>
          <table:table-cell table:style-name="ce17" table:formula="of:=IF(AND([.A253]&lt;0;[.B253]&lt;0;[.C253]&lt;0;SUM([.A253:.C253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table:style-name="ce4" table:formula="of:=[.D253]+[.A254]" office:value-type="currency" office:currency="PLN" office:value="235" calcext:value-type="currency">
            <text:p>235,00 zł</text:p>
          </table:table-cell>
          <table:table-cell table:style-name="ce4" table:formula="of:=[.E253]+[.B254]" office:value-type="currency" office:currency="PLN" office:value="118" calcext:value-type="currency">
            <text:p>118,00 zł</text:p>
          </table:table-cell>
          <table:table-cell table:style-name="ce4" table:formula="of:=[.F253]+[.C254]" office:value-type="currency" office:currency="PLN" office:value="159" calcext:value-type="currency">
            <text:p>159,00 zł</text:p>
          </table:table-cell>
          <table:table-cell/>
          <table:table-cell table:style-name="ce17" table:formula="of:=IF(AND([.A254]&lt;0;[.B254]&lt;0;[.C254]&lt;0;SUM([.A254:.C254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4" table:formula="of:=[.D254]+[.A255]" office:value-type="currency" office:currency="PLN" office:value="228" calcext:value-type="currency">
            <text:p>228,00 zł</text:p>
          </table:table-cell>
          <table:table-cell table:style-name="ce4" table:formula="of:=[.E254]+[.B255]" office:value-type="currency" office:currency="PLN" office:value="126" calcext:value-type="currency">
            <text:p>126,00 zł</text:p>
          </table:table-cell>
          <table:table-cell table:style-name="ce4" table:formula="of:=[.F254]+[.C255]" office:value-type="currency" office:currency="PLN" office:value="165" calcext:value-type="currency">
            <text:p>165,00 zł</text:p>
          </table:table-cell>
          <table:table-cell/>
          <table:table-cell table:style-name="ce17" table:formula="of:=IF(AND([.A255]&lt;0;[.B255]&lt;0;[.C255]&lt;0;SUM([.A255:.C255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4" table:formula="of:=[.D255]+[.A256]" office:value-type="currency" office:currency="PLN" office:value="234" calcext:value-type="currency">
            <text:p>234,00 zł</text:p>
          </table:table-cell>
          <table:table-cell table:style-name="ce4" table:formula="of:=[.E255]+[.B256]" office:value-type="currency" office:currency="PLN" office:value="136" calcext:value-type="currency">
            <text:p>136,00 zł</text:p>
          </table:table-cell>
          <table:table-cell table:style-name="ce4" table:formula="of:=[.F255]+[.C256]" office:value-type="currency" office:currency="PLN" office:value="174" calcext:value-type="currency">
            <text:p>174,00 zł</text:p>
          </table:table-cell>
          <table:table-cell/>
          <table:table-cell table:style-name="ce17" table:formula="of:=IF(AND([.A256]&lt;0;[.B256]&lt;0;[.C256]&lt;0;SUM([.A256:.C256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table:style-name="ce4" table:formula="of:=[.D256]+[.A257]" office:value-type="currency" office:currency="PLN" office:value="239" calcext:value-type="currency">
            <text:p>239,00 zł</text:p>
          </table:table-cell>
          <table:table-cell table:style-name="ce4" table:formula="of:=[.E256]+[.B257]" office:value-type="currency" office:currency="PLN" office:value="142" calcext:value-type="currency">
            <text:p>142,00 zł</text:p>
          </table:table-cell>
          <table:table-cell table:style-name="ce4" table:formula="of:=[.F256]+[.C257]" office:value-type="currency" office:currency="PLN" office:value="164" calcext:value-type="currency">
            <text:p>164,00 zł</text:p>
          </table:table-cell>
          <table:table-cell/>
          <table:table-cell table:style-name="ce17" table:formula="of:=IF(AND([.A257]&lt;0;[.B257]&lt;0;[.C257]&lt;0;SUM([.A257:.C257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4" table:formula="of:=[.D257]+[.A258]" office:value-type="currency" office:currency="PLN" office:value="235" calcext:value-type="currency">
            <text:p>235,00 zł</text:p>
          </table:table-cell>
          <table:table-cell table:style-name="ce4" table:formula="of:=[.E257]+[.B258]" office:value-type="currency" office:currency="PLN" office:value="150" calcext:value-type="currency">
            <text:p>150,00 zł</text:p>
          </table:table-cell>
          <table:table-cell table:style-name="ce4" table:formula="of:=[.F257]+[.C258]" office:value-type="currency" office:currency="PLN" office:value="168" calcext:value-type="currency">
            <text:p>168,00 zł</text:p>
          </table:table-cell>
          <table:table-cell/>
          <table:table-cell table:style-name="ce17" table:formula="of:=IF(AND([.A258]&lt;0;[.B258]&lt;0;[.C258]&lt;0;SUM([.A258:.C258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4" table:formula="of:=[.D258]+[.A259]" office:value-type="currency" office:currency="PLN" office:value="241" calcext:value-type="currency">
            <text:p>241,00 zł</text:p>
          </table:table-cell>
          <table:table-cell table:style-name="ce4" table:formula="of:=[.E258]+[.B259]" office:value-type="currency" office:currency="PLN" office:value="159" calcext:value-type="currency">
            <text:p>159,00 zł</text:p>
          </table:table-cell>
          <table:table-cell table:style-name="ce4" table:formula="of:=[.F258]+[.C259]" office:value-type="currency" office:currency="PLN" office:value="175" calcext:value-type="currency">
            <text:p>175,00 zł</text:p>
          </table:table-cell>
          <table:table-cell/>
          <table:table-cell table:style-name="ce17" table:formula="of:=IF(AND([.A259]&lt;0;[.B259]&lt;0;[.C259]&lt;0;SUM([.A259:.C259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style-name="ce4" table:formula="of:=[.D259]+[.A260]" office:value-type="currency" office:currency="PLN" office:value="234" calcext:value-type="currency">
            <text:p>234,00 zł</text:p>
          </table:table-cell>
          <table:table-cell table:style-name="ce4" table:formula="of:=[.E259]+[.B260]" office:value-type="currency" office:currency="PLN" office:value="157" calcext:value-type="currency">
            <text:p>157,00 zł</text:p>
          </table:table-cell>
          <table:table-cell table:style-name="ce4" table:formula="of:=[.F259]+[.C260]" office:value-type="currency" office:currency="PLN" office:value="175" calcext:value-type="currency">
            <text:p>175,00 zł</text:p>
          </table:table-cell>
          <table:table-cell/>
          <table:table-cell table:style-name="ce17" table:formula="of:=IF(AND([.A260]&lt;0;[.B260]&lt;0;[.C260]&lt;0;SUM([.A260:.C260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[.D260]+[.A261]" office:value-type="currency" office:currency="PLN" office:value="235" calcext:value-type="currency">
            <text:p>235,00 zł</text:p>
          </table:table-cell>
          <table:table-cell table:style-name="ce4" table:formula="of:=[.E260]+[.B261]" office:value-type="currency" office:currency="PLN" office:value="162" calcext:value-type="currency">
            <text:p>162,00 zł</text:p>
          </table:table-cell>
          <table:table-cell table:style-name="ce4" table:formula="of:=[.F260]+[.C261]" office:value-type="currency" office:currency="PLN" office:value="176" calcext:value-type="currency">
            <text:p>176,00 zł</text:p>
          </table:table-cell>
          <table:table-cell/>
          <table:table-cell table:style-name="ce17" table:formula="of:=IF(AND([.A261]&lt;0;[.B261]&lt;0;[.C261]&lt;0;SUM([.A261:.C261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4" table:formula="of:=[.D261]+[.A262]" office:value-type="currency" office:currency="PLN" office:value="240" calcext:value-type="currency">
            <text:p>240,00 zł</text:p>
          </table:table-cell>
          <table:table-cell table:style-name="ce4" table:formula="of:=[.E261]+[.B262]" office:value-type="currency" office:currency="PLN" office:value="161" calcext:value-type="currency">
            <text:p>161,00 zł</text:p>
          </table:table-cell>
          <table:table-cell table:style-name="ce4" table:formula="of:=[.F261]+[.C262]" office:value-type="currency" office:currency="PLN" office:value="175" calcext:value-type="currency">
            <text:p>175,00 zł</text:p>
          </table:table-cell>
          <table:table-cell/>
          <table:table-cell table:style-name="ce17" table:formula="of:=IF(AND([.A262]&lt;0;[.B262]&lt;0;[.C262]&lt;0;SUM([.A262:.C262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table:style-name="ce4" table:formula="of:=[.D262]+[.A263]" office:value-type="currency" office:currency="PLN" office:value="249" calcext:value-type="currency">
            <text:p>249,00 zł</text:p>
          </table:table-cell>
          <table:table-cell table:style-name="ce4" table:formula="of:=[.E262]+[.B263]" office:value-type="currency" office:currency="PLN" office:value="154" calcext:value-type="currency">
            <text:p>154,00 zł</text:p>
          </table:table-cell>
          <table:table-cell table:style-name="ce4" table:formula="of:=[.F262]+[.C263]" office:value-type="currency" office:currency="PLN" office:value="173" calcext:value-type="currency">
            <text:p>173,00 zł</text:p>
          </table:table-cell>
          <table:table-cell/>
          <table:table-cell table:style-name="ce17" table:formula="of:=IF(AND([.A263]&lt;0;[.B263]&lt;0;[.C263]&lt;0;SUM([.A263:.C263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table:number-columns-repeated="2" office:value-type="float" office:value="-9" calcext:value-type="float">
            <text:p>-9</text:p>
          </table:table-cell>
          <table:table-cell table:style-name="ce4" table:formula="of:=[.D263]+[.A264]" office:value-type="currency" office:currency="PLN" office:value="241" calcext:value-type="currency">
            <text:p>241,00 zł</text:p>
          </table:table-cell>
          <table:table-cell table:style-name="ce4" table:formula="of:=[.E263]+[.B264]" office:value-type="currency" office:currency="PLN" office:value="145" calcext:value-type="currency">
            <text:p>145,00 zł</text:p>
          </table:table-cell>
          <table:table-cell table:style-name="ce4" table:formula="of:=[.F263]+[.C264]" office:value-type="currency" office:currency="PLN" office:value="164" calcext:value-type="currency">
            <text:p>164,00 zł</text:p>
          </table:table-cell>
          <table:table-cell/>
          <table:table-cell table:style-name="ce17" table:formula="of:=IF(AND([.A264]&lt;0;[.B264]&lt;0;[.C264]&lt;0;SUM([.A264:.C264])&lt;-20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 table:visibility="filter"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table:style-name="ce4" table:formula="of:=[.D264]+[.A265]" office:value-type="currency" office:currency="PLN" office:value="234" calcext:value-type="currency">
            <text:p>234,00 zł</text:p>
          </table:table-cell>
          <table:table-cell table:style-name="ce4" table:formula="of:=[.E264]+[.B265]" office:value-type="currency" office:currency="PLN" office:value="152" calcext:value-type="currency">
            <text:p>152,00 zł</text:p>
          </table:table-cell>
          <table:table-cell table:style-name="ce4" table:formula="of:=[.F264]+[.C265]" office:value-type="currency" office:currency="PLN" office:value="160" calcext:value-type="currency">
            <text:p>160,00 zł</text:p>
          </table:table-cell>
          <table:table-cell/>
          <table:table-cell table:style-name="ce17" table:formula="of:=IF(AND([.A265]&lt;0;[.B265]&lt;0;[.C265]&lt;0;SUM([.A265:.C265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style-name="ce4" table:formula="of:=[.D265]+[.A266]" office:value-type="currency" office:currency="PLN" office:value="231" calcext:value-type="currency">
            <text:p>231,00 zł</text:p>
          </table:table-cell>
          <table:table-cell table:style-name="ce4" table:formula="of:=[.E265]+[.B266]" office:value-type="currency" office:currency="PLN" office:value="145" calcext:value-type="currency">
            <text:p>145,00 zł</text:p>
          </table:table-cell>
          <table:table-cell table:style-name="ce4" table:formula="of:=[.F265]+[.C266]" office:value-type="currency" office:currency="PLN" office:value="167" calcext:value-type="currency">
            <text:p>167,00 zł</text:p>
          </table:table-cell>
          <table:table-cell/>
          <table:table-cell table:style-name="ce17" table:formula="of:=IF(AND([.A266]&lt;0;[.B266]&lt;0;[.C266]&lt;0;SUM([.A266:.C266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table:style-name="ce4" table:formula="of:=[.D266]+[.A267]" office:value-type="currency" office:currency="PLN" office:value="223" calcext:value-type="currency">
            <text:p>223,00 zł</text:p>
          </table:table-cell>
          <table:table-cell table:style-name="ce4" table:formula="of:=[.E266]+[.B267]" office:value-type="currency" office:currency="PLN" office:value="139" calcext:value-type="currency">
            <text:p>139,00 zł</text:p>
          </table:table-cell>
          <table:table-cell table:style-name="ce4" table:formula="of:=[.F266]+[.C267]" office:value-type="currency" office:currency="PLN" office:value="165" calcext:value-type="currency">
            <text:p>165,00 zł</text:p>
          </table:table-cell>
          <table:table-cell/>
          <table:table-cell table:style-name="ce17" table:formula="of:=IF(AND([.A267]&lt;0;[.B267]&lt;0;[.C267]&lt;0;SUM([.A267:.C267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4" table:formula="of:=[.D267]+[.A268]" office:value-type="currency" office:currency="PLN" office:value="226" calcext:value-type="currency">
            <text:p>226,00 zł</text:p>
          </table:table-cell>
          <table:table-cell table:style-name="ce4" table:formula="of:=[.E267]+[.B268]" office:value-type="currency" office:currency="PLN" office:value="149" calcext:value-type="currency">
            <text:p>149,00 zł</text:p>
          </table:table-cell>
          <table:table-cell table:style-name="ce4" table:formula="of:=[.F267]+[.C268]" office:value-type="currency" office:currency="PLN" office:value="172" calcext:value-type="currency">
            <text:p>172,00 zł</text:p>
          </table:table-cell>
          <table:table-cell/>
          <table:table-cell table:style-name="ce17" table:formula="of:=IF(AND([.A268]&lt;0;[.B268]&lt;0;[.C268]&lt;0;SUM([.A268:.C268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4" table:formula="of:=[.D268]+[.A269]" office:value-type="currency" office:currency="PLN" office:value="232" calcext:value-type="currency">
            <text:p>232,00 zł</text:p>
          </table:table-cell>
          <table:table-cell table:style-name="ce4" table:formula="of:=[.E268]+[.B269]" office:value-type="currency" office:currency="PLN" office:value="154" calcext:value-type="currency">
            <text:p>154,00 zł</text:p>
          </table:table-cell>
          <table:table-cell table:style-name="ce4" table:formula="of:=[.F268]+[.C269]" office:value-type="currency" office:currency="PLN" office:value="180" calcext:value-type="currency">
            <text:p>180,00 zł</text:p>
          </table:table-cell>
          <table:table-cell/>
          <table:table-cell table:style-name="ce17" table:formula="of:=IF(AND([.A269]&lt;0;[.B269]&lt;0;[.C269]&lt;0;SUM([.A269:.C269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table:style-name="ce4" table:formula="of:=[.D269]+[.A270]" office:value-type="currency" office:currency="PLN" office:value="239" calcext:value-type="currency">
            <text:p>239,00 zł</text:p>
          </table:table-cell>
          <table:table-cell table:style-name="ce4" table:formula="of:=[.E269]+[.B270]" office:value-type="currency" office:currency="PLN" office:value="152" calcext:value-type="currency">
            <text:p>152,00 zł</text:p>
          </table:table-cell>
          <table:table-cell table:style-name="ce4" table:formula="of:=[.F269]+[.C270]" office:value-type="currency" office:currency="PLN" office:value="189" calcext:value-type="currency">
            <text:p>189,00 zł</text:p>
          </table:table-cell>
          <table:table-cell/>
          <table:table-cell table:style-name="ce17" table:formula="of:=IF(AND([.A270]&lt;0;[.B270]&lt;0;[.C270]&lt;0;SUM([.A270:.C270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table:style-name="ce4" table:formula="of:=[.D270]+[.A271]" office:value-type="currency" office:currency="PLN" office:value="247" calcext:value-type="currency">
            <text:p>247,00 zł</text:p>
          </table:table-cell>
          <table:table-cell table:style-name="ce4" table:formula="of:=[.E270]+[.B271]" office:value-type="currency" office:currency="PLN" office:value="144" calcext:value-type="currency">
            <text:p>144,00 zł</text:p>
          </table:table-cell>
          <table:table-cell table:style-name="ce4" table:formula="of:=[.F270]+[.C271]" office:value-type="currency" office:currency="PLN" office:value="184" calcext:value-type="currency">
            <text:p>184,00 zł</text:p>
          </table:table-cell>
          <table:table-cell/>
          <table:table-cell table:style-name="ce17" table:formula="of:=IF(AND([.A271]&lt;0;[.B271]&lt;0;[.C271]&lt;0;SUM([.A271:.C271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3" calcext:value-type="float">
            <text:p>-3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table:style-name="ce4" table:formula="of:=[.D271]+[.A272]" office:value-type="currency" office:currency="PLN" office:value="244" calcext:value-type="currency">
            <text:p>244,00 zł</text:p>
          </table:table-cell>
          <table:table-cell table:style-name="ce4" table:formula="of:=[.E271]+[.B272]" office:value-type="currency" office:currency="PLN" office:value="136" calcext:value-type="currency">
            <text:p>136,00 zł</text:p>
          </table:table-cell>
          <table:table-cell table:style-name="ce4" table:formula="of:=[.F271]+[.C272]" office:value-type="currency" office:currency="PLN" office:value="175" calcext:value-type="currency">
            <text:p>175,00 zł</text:p>
          </table:table-cell>
          <table:table-cell/>
          <table:table-cell table:style-name="ce17" table:formula="of:=IF(AND([.A272]&lt;0;[.B272]&lt;0;[.C272]&lt;0;SUM([.A272:.C272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4" table:formula="of:=[.D272]+[.A273]" office:value-type="currency" office:currency="PLN" office:value="246" calcext:value-type="currency">
            <text:p>246,00 zł</text:p>
          </table:table-cell>
          <table:table-cell table:style-name="ce4" table:formula="of:=[.E272]+[.B273]" office:value-type="currency" office:currency="PLN" office:value="142" calcext:value-type="currency">
            <text:p>142,00 zł</text:p>
          </table:table-cell>
          <table:table-cell table:style-name="ce4" table:formula="of:=[.F272]+[.C273]" office:value-type="currency" office:currency="PLN" office:value="182" calcext:value-type="currency">
            <text:p>182,00 zł</text:p>
          </table:table-cell>
          <table:table-cell/>
          <table:table-cell table:style-name="ce17" table:formula="of:=IF(AND([.A273]&lt;0;[.B273]&lt;0;[.C273]&lt;0;SUM([.A273:.C273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style-name="ce4" table:formula="of:=[.D273]+[.A274]" office:value-type="currency" office:currency="PLN" office:value="248" calcext:value-type="currency">
            <text:p>248,00 zł</text:p>
          </table:table-cell>
          <table:table-cell table:style-name="ce4" table:formula="of:=[.E273]+[.B274]" office:value-type="currency" office:currency="PLN" office:value="144" calcext:value-type="currency">
            <text:p>144,00 zł</text:p>
          </table:table-cell>
          <table:table-cell table:style-name="ce4" table:formula="of:=[.F273]+[.C274]" office:value-type="currency" office:currency="PLN" office:value="179" calcext:value-type="currency">
            <text:p>179,00 zł</text:p>
          </table:table-cell>
          <table:table-cell/>
          <table:table-cell table:style-name="ce17" table:formula="of:=IF(AND([.A274]&lt;0;[.B274]&lt;0;[.C274]&lt;0;SUM([.A274:.C274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style-name="ce4" table:formula="of:=[.D274]+[.A275]" office:value-type="currency" office:currency="PLN" office:value="256" calcext:value-type="currency">
            <text:p>256,00 zł</text:p>
          </table:table-cell>
          <table:table-cell table:style-name="ce4" table:formula="of:=[.E274]+[.B275]" office:value-type="currency" office:currency="PLN" office:value="147" calcext:value-type="currency">
            <text:p>147,00 zł</text:p>
          </table:table-cell>
          <table:table-cell table:style-name="ce4" table:formula="of:=[.F274]+[.C275]" office:value-type="currency" office:currency="PLN" office:value="177" calcext:value-type="currency">
            <text:p>177,00 zł</text:p>
          </table:table-cell>
          <table:table-cell/>
          <table:table-cell table:style-name="ce17" table:formula="of:=IF(AND([.A275]&lt;0;[.B275]&lt;0;[.C275]&lt;0;SUM([.A275:.C275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table:style-name="ce4" table:formula="of:=[.D275]+[.A276]" office:value-type="currency" office:currency="PLN" office:value="255" calcext:value-type="currency">
            <text:p>255,00 zł</text:p>
          </table:table-cell>
          <table:table-cell table:style-name="ce4" table:formula="of:=[.E275]+[.B276]" office:value-type="currency" office:currency="PLN" office:value="153" calcext:value-type="currency">
            <text:p>153,00 zł</text:p>
          </table:table-cell>
          <table:table-cell table:style-name="ce4" table:formula="of:=[.F275]+[.C276]" office:value-type="currency" office:currency="PLN" office:value="170" calcext:value-type="currency">
            <text:p>170,00 zł</text:p>
          </table:table-cell>
          <table:table-cell/>
          <table:table-cell table:style-name="ce17" table:formula="of:=IF(AND([.A276]&lt;0;[.B276]&lt;0;[.C276]&lt;0;SUM([.A276:.C276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table:style-name="ce4" table:formula="of:=[.D276]+[.A277]" office:value-type="currency" office:currency="PLN" office:value="248" calcext:value-type="currency">
            <text:p>248,00 zł</text:p>
          </table:table-cell>
          <table:table-cell table:style-name="ce4" table:formula="of:=[.E276]+[.B277]" office:value-type="currency" office:currency="PLN" office:value="148" calcext:value-type="currency">
            <text:p>148,00 zł</text:p>
          </table:table-cell>
          <table:table-cell table:style-name="ce4" table:formula="of:=[.F276]+[.C277]" office:value-type="currency" office:currency="PLN" office:value="175" calcext:value-type="currency">
            <text:p>175,00 zł</text:p>
          </table:table-cell>
          <table:table-cell/>
          <table:table-cell table:style-name="ce17" table:formula="of:=IF(AND([.A277]&lt;0;[.B277]&lt;0;[.C277]&lt;0;SUM([.A277:.C277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table:style-name="ce4" table:formula="of:=[.D277]+[.A278]" office:value-type="currency" office:currency="PLN" office:value="252" calcext:value-type="currency">
            <text:p>252,00 zł</text:p>
          </table:table-cell>
          <table:table-cell table:style-name="ce4" table:formula="of:=[.E277]+[.B278]" office:value-type="currency" office:currency="PLN" office:value="152" calcext:value-type="currency">
            <text:p>152,00 zł</text:p>
          </table:table-cell>
          <table:table-cell table:style-name="ce4" table:formula="of:=[.F277]+[.C278]" office:value-type="currency" office:currency="PLN" office:value="171" calcext:value-type="currency">
            <text:p>171,00 zł</text:p>
          </table:table-cell>
          <table:table-cell/>
          <table:table-cell table:style-name="ce17" table:formula="of:=IF(AND([.A278]&lt;0;[.B278]&lt;0;[.C278]&lt;0;SUM([.A278:.C278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4" table:formula="of:=[.D278]+[.A279]" office:value-type="currency" office:currency="PLN" office:value="252" calcext:value-type="currency">
            <text:p>252,00 zł</text:p>
          </table:table-cell>
          <table:table-cell table:style-name="ce4" table:formula="of:=[.E278]+[.B279]" office:value-type="currency" office:currency="PLN" office:value="161" calcext:value-type="currency">
            <text:p>161,00 zł</text:p>
          </table:table-cell>
          <table:table-cell table:style-name="ce4" table:formula="of:=[.F278]+[.C279]" office:value-type="currency" office:currency="PLN" office:value="177" calcext:value-type="currency">
            <text:p>177,00 zł</text:p>
          </table:table-cell>
          <table:table-cell/>
          <table:table-cell table:style-name="ce17" table:formula="of:=IF(AND([.A279]&lt;0;[.B279]&lt;0;[.C279]&lt;0;SUM([.A279:.C279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-10" calcext:value-type="float">
            <text:p>-10</text:p>
          </table:table-cell>
          <table:table-cell table:style-name="ce4" table:formula="of:=[.D279]+[.A280]" office:value-type="currency" office:currency="PLN" office:value="246" calcext:value-type="currency">
            <text:p>246,00 zł</text:p>
          </table:table-cell>
          <table:table-cell table:style-name="ce4" table:formula="of:=[.E279]+[.B280]" office:value-type="currency" office:currency="PLN" office:value="158" calcext:value-type="currency">
            <text:p>158,00 zł</text:p>
          </table:table-cell>
          <table:table-cell table:style-name="ce4" table:formula="of:=[.F279]+[.C280]" office:value-type="currency" office:currency="PLN" office:value="167" calcext:value-type="currency">
            <text:p>167,00 zł</text:p>
          </table:table-cell>
          <table:table-cell/>
          <table:table-cell table:style-name="ce17" table:formula="of:=IF(AND([.A280]&lt;0;[.B280]&lt;0;[.C280]&lt;0;SUM([.A280:.C280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4" table:formula="of:=[.D280]+[.A281]" office:value-type="currency" office:currency="PLN" office:value="240" calcext:value-type="currency">
            <text:p>240,00 zł</text:p>
          </table:table-cell>
          <table:table-cell table:style-name="ce4" table:formula="of:=[.E280]+[.B281]" office:value-type="currency" office:currency="PLN" office:value="162" calcext:value-type="currency">
            <text:p>162,00 zł</text:p>
          </table:table-cell>
          <table:table-cell table:style-name="ce4" table:formula="of:=[.F280]+[.C281]" office:value-type="currency" office:currency="PLN" office:value="173" calcext:value-type="currency">
            <text:p>173,00 zł</text:p>
          </table:table-cell>
          <table:table-cell/>
          <table:table-cell table:style-name="ce17" table:formula="of:=IF(AND([.A281]&lt;0;[.B281]&lt;0;[.C281]&lt;0;SUM([.A281:.C281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4" table:formula="of:=[.D281]+[.A282]" office:value-type="currency" office:currency="PLN" office:value="243" calcext:value-type="currency">
            <text:p>243,00 zł</text:p>
          </table:table-cell>
          <table:table-cell table:style-name="ce4" table:formula="of:=[.E281]+[.B282]" office:value-type="currency" office:currency="PLN" office:value="169" calcext:value-type="currency">
            <text:p>169,00 zł</text:p>
          </table:table-cell>
          <table:table-cell table:style-name="ce4" table:formula="of:=[.F281]+[.C282]" office:value-type="currency" office:currency="PLN" office:value="178" calcext:value-type="currency">
            <text:p>178,00 zł</text:p>
          </table:table-cell>
          <table:table-cell/>
          <table:table-cell table:style-name="ce17" table:formula="of:=IF(AND([.A282]&lt;0;[.B282]&lt;0;[.C282]&lt;0;SUM([.A282:.C282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5" calcext:value-type="float">
            <text:p>-5</text:p>
          </table:table-cell>
          <table:table-cell table:number-columns-repeated="2" office:value-type="float" office:value="-4" calcext:value-type="float">
            <text:p>-4</text:p>
          </table:table-cell>
          <table:table-cell table:style-name="ce4" table:formula="of:=[.D282]+[.A283]" office:value-type="currency" office:currency="PLN" office:value="238" calcext:value-type="currency">
            <text:p>238,00 zł</text:p>
          </table:table-cell>
          <table:table-cell table:style-name="ce4" table:formula="of:=[.E282]+[.B283]" office:value-type="currency" office:currency="PLN" office:value="165" calcext:value-type="currency">
            <text:p>165,00 zł</text:p>
          </table:table-cell>
          <table:table-cell table:style-name="ce4" table:formula="of:=[.F282]+[.C283]" office:value-type="currency" office:currency="PLN" office:value="174" calcext:value-type="currency">
            <text:p>174,00 zł</text:p>
          </table:table-cell>
          <table:table-cell/>
          <table:table-cell table:style-name="ce17" table:formula="of:=IF(AND([.A283]&lt;0;[.B283]&lt;0;[.C283]&lt;0;SUM([.A283:.C283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table:style-name="ce4" table:formula="of:=[.D283]+[.A284]" office:value-type="currency" office:currency="PLN" office:value="231" calcext:value-type="currency">
            <text:p>231,00 zł</text:p>
          </table:table-cell>
          <table:table-cell table:style-name="ce4" table:formula="of:=[.E283]+[.B284]" office:value-type="currency" office:currency="PLN" office:value="161" calcext:value-type="currency">
            <text:p>161,00 zł</text:p>
          </table:table-cell>
          <table:table-cell table:style-name="ce4" table:formula="of:=[.F283]+[.C284]" office:value-type="currency" office:currency="PLN" office:value="166" calcext:value-type="currency">
            <text:p>166,00 zł</text:p>
          </table:table-cell>
          <table:table-cell/>
          <table:table-cell table:style-name="ce17" table:formula="of:=IF(AND([.A284]&lt;0;[.B284]&lt;0;[.C284]&lt;0;SUM([.A284:.C284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style-name="ce4" table:formula="of:=[.D284]+[.A285]" office:value-type="currency" office:currency="PLN" office:value="234" calcext:value-type="currency">
            <text:p>234,00 zł</text:p>
          </table:table-cell>
          <table:table-cell table:style-name="ce4" table:formula="of:=[.E284]+[.B285]" office:value-type="currency" office:currency="PLN" office:value="160" calcext:value-type="currency">
            <text:p>160,00 zł</text:p>
          </table:table-cell>
          <table:table-cell table:style-name="ce4" table:formula="of:=[.F284]+[.C285]" office:value-type="currency" office:currency="PLN" office:value="170" calcext:value-type="currency">
            <text:p>170,00 zł</text:p>
          </table:table-cell>
          <table:table-cell/>
          <table:table-cell table:style-name="ce17" table:formula="of:=IF(AND([.A285]&lt;0;[.B285]&lt;0;[.C285]&lt;0;SUM([.A285:.C285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table:style-name="ce4" table:formula="of:=[.D285]+[.A286]" office:value-type="currency" office:currency="PLN" office:value="238" calcext:value-type="currency">
            <text:p>238,00 zł</text:p>
          </table:table-cell>
          <table:table-cell table:style-name="ce4" table:formula="of:=[.E285]+[.B286]" office:value-type="currency" office:currency="PLN" office:value="157" calcext:value-type="currency">
            <text:p>157,00 zł</text:p>
          </table:table-cell>
          <table:table-cell table:style-name="ce4" table:formula="of:=[.F285]+[.C286]" office:value-type="currency" office:currency="PLN" office:value="165" calcext:value-type="currency">
            <text:p>165,00 zł</text:p>
          </table:table-cell>
          <table:table-cell/>
          <table:table-cell table:style-name="ce17" table:formula="of:=IF(AND([.A286]&lt;0;[.B286]&lt;0;[.C286]&lt;0;SUM([.A286:.C286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table:style-name="ce4" table:formula="of:=[.D286]+[.A287]" office:value-type="currency" office:currency="PLN" office:value="240" calcext:value-type="currency">
            <text:p>240,00 zł</text:p>
          </table:table-cell>
          <table:table-cell table:style-name="ce4" table:formula="of:=[.E286]+[.B287]" office:value-type="currency" office:currency="PLN" office:value="149" calcext:value-type="currency">
            <text:p>149,00 zł</text:p>
          </table:table-cell>
          <table:table-cell table:style-name="ce4" table:formula="of:=[.F286]+[.C287]" office:value-type="currency" office:currency="PLN" office:value="169" calcext:value-type="currency">
            <text:p>169,00 zł</text:p>
          </table:table-cell>
          <table:table-cell/>
          <table:table-cell table:style-name="ce17" table:formula="of:=IF(AND([.A287]&lt;0;[.B287]&lt;0;[.C287]&lt;0;SUM([.A287:.C287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table:style-name="ce4" table:formula="of:=[.D287]+[.A288]" office:value-type="currency" office:currency="PLN" office:value="243" calcext:value-type="currency">
            <text:p>243,00 zł</text:p>
          </table:table-cell>
          <table:table-cell table:style-name="ce4" table:formula="of:=[.E287]+[.B288]" office:value-type="currency" office:currency="PLN" office:value="143" calcext:value-type="currency">
            <text:p>143,00 zł</text:p>
          </table:table-cell>
          <table:table-cell table:style-name="ce4" table:formula="of:=[.F287]+[.C288]" office:value-type="currency" office:currency="PLN" office:value="177" calcext:value-type="currency">
            <text:p>177,00 zł</text:p>
          </table:table-cell>
          <table:table-cell/>
          <table:table-cell table:style-name="ce17" table:formula="of:=IF(AND([.A288]&lt;0;[.B288]&lt;0;[.C288]&lt;0;SUM([.A288:.C288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style-name="ce4" table:formula="of:=[.D288]+[.A289]" office:value-type="currency" office:currency="PLN" office:value="246" calcext:value-type="currency">
            <text:p>246,00 zł</text:p>
          </table:table-cell>
          <table:table-cell table:style-name="ce4" table:formula="of:=[.E288]+[.B289]" office:value-type="currency" office:currency="PLN" office:value="147" calcext:value-type="currency">
            <text:p>147,00 zł</text:p>
          </table:table-cell>
          <table:table-cell table:style-name="ce4" table:formula="of:=[.F288]+[.C289]" office:value-type="currency" office:currency="PLN" office:value="175" calcext:value-type="currency">
            <text:p>175,00 zł</text:p>
          </table:table-cell>
          <table:table-cell/>
          <table:table-cell table:style-name="ce17" table:formula="of:=IF(AND([.A289]&lt;0;[.B289]&lt;0;[.C289]&lt;0;SUM([.A289:.C289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style-name="ce4" table:formula="of:=[.D289]+[.A290]" office:value-type="currency" office:currency="PLN" office:value="238" calcext:value-type="currency">
            <text:p>238,00 zł</text:p>
          </table:table-cell>
          <table:table-cell table:style-name="ce4" table:formula="of:=[.E289]+[.B290]" office:value-type="currency" office:currency="PLN" office:value="153" calcext:value-type="currency">
            <text:p>153,00 zł</text:p>
          </table:table-cell>
          <table:table-cell table:style-name="ce4" table:formula="of:=[.F289]+[.C290]" office:value-type="currency" office:currency="PLN" office:value="174" calcext:value-type="currency">
            <text:p>174,00 zł</text:p>
          </table:table-cell>
          <table:table-cell/>
          <table:table-cell table:style-name="ce17" table:formula="of:=IF(AND([.A290]&lt;0;[.B290]&lt;0;[.C290]&lt;0;SUM([.A290:.C290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table:style-name="ce4" table:formula="of:=[.D290]+[.A291]" office:value-type="currency" office:currency="PLN" office:value="238" calcext:value-type="currency">
            <text:p>238,00 zł</text:p>
          </table:table-cell>
          <table:table-cell table:style-name="ce4" table:formula="of:=[.E290]+[.B291]" office:value-type="currency" office:currency="PLN" office:value="149" calcext:value-type="currency">
            <text:p>149,00 zł</text:p>
          </table:table-cell>
          <table:table-cell table:style-name="ce4" table:formula="of:=[.F290]+[.C291]" office:value-type="currency" office:currency="PLN" office:value="175" calcext:value-type="currency">
            <text:p>175,00 zł</text:p>
          </table:table-cell>
          <table:table-cell/>
          <table:table-cell table:style-name="ce17" table:formula="of:=IF(AND([.A291]&lt;0;[.B291]&lt;0;[.C291]&lt;0;SUM([.A291:.C291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" table:formula="of:=[.D291]+[.A292]" office:value-type="currency" office:currency="PLN" office:value="241" calcext:value-type="currency">
            <text:p>241,00 zł</text:p>
          </table:table-cell>
          <table:table-cell table:style-name="ce4" table:formula="of:=[.E291]+[.B292]" office:value-type="currency" office:currency="PLN" office:value="151" calcext:value-type="currency">
            <text:p>151,00 zł</text:p>
          </table:table-cell>
          <table:table-cell table:style-name="ce4" table:formula="of:=[.F291]+[.C292]" office:value-type="currency" office:currency="PLN" office:value="178" calcext:value-type="currency">
            <text:p>178,00 zł</text:p>
          </table:table-cell>
          <table:table-cell/>
          <table:table-cell table:style-name="ce17" table:formula="of:=IF(AND([.A292]&lt;0;[.B292]&lt;0;[.C292]&lt;0;SUM([.A292:.C292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style-name="ce4" table:formula="of:=[.D292]+[.A293]" office:value-type="currency" office:currency="PLN" office:value="248" calcext:value-type="currency">
            <text:p>248,00 zł</text:p>
          </table:table-cell>
          <table:table-cell table:style-name="ce4" table:formula="of:=[.E292]+[.B293]" office:value-type="currency" office:currency="PLN" office:value="150" calcext:value-type="currency">
            <text:p>150,00 zł</text:p>
          </table:table-cell>
          <table:table-cell table:style-name="ce4" table:formula="of:=[.F292]+[.C293]" office:value-type="currency" office:currency="PLN" office:value="175" calcext:value-type="currency">
            <text:p>175,00 zł</text:p>
          </table:table-cell>
          <table:table-cell/>
          <table:table-cell table:style-name="ce17" table:formula="of:=IF(AND([.A293]&lt;0;[.B293]&lt;0;[.C293]&lt;0;SUM([.A293:.C293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style-name="ce4" table:formula="of:=[.D293]+[.A294]" office:value-type="currency" office:currency="PLN" office:value="248" calcext:value-type="currency">
            <text:p>248,00 zł</text:p>
          </table:table-cell>
          <table:table-cell table:style-name="ce4" table:formula="of:=[.E293]+[.B294]" office:value-type="currency" office:currency="PLN" office:value="150" calcext:value-type="currency">
            <text:p>150,00 zł</text:p>
          </table:table-cell>
          <table:table-cell table:style-name="ce4" table:formula="of:=[.F293]+[.C294]" office:value-type="currency" office:currency="PLN" office:value="173" calcext:value-type="currency">
            <text:p>173,00 zł</text:p>
          </table:table-cell>
          <table:table-cell/>
          <table:table-cell table:style-name="ce17" table:formula="of:=IF(AND([.A294]&lt;0;[.B294]&lt;0;[.C294]&lt;0;SUM([.A294:.C294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  <table:table-cell table:style-name="ce4" table:formula="of:=[.D294]+[.A295]" office:value-type="currency" office:currency="PLN" office:value="238" calcext:value-type="currency">
            <text:p>238,00 zł</text:p>
          </table:table-cell>
          <table:table-cell table:style-name="ce4" table:formula="of:=[.E294]+[.B295]" office:value-type="currency" office:currency="PLN" office:value="143" calcext:value-type="currency">
            <text:p>143,00 zł</text:p>
          </table:table-cell>
          <table:table-cell table:style-name="ce4" table:formula="of:=[.F294]+[.C295]" office:value-type="currency" office:currency="PLN" office:value="182" calcext:value-type="currency">
            <text:p>182,00 zł</text:p>
          </table:table-cell>
          <table:table-cell/>
          <table:table-cell table:style-name="ce17" table:formula="of:=IF(AND([.A295]&lt;0;[.B295]&lt;0;[.C295]&lt;0;SUM([.A295:.C295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4" table:formula="of:=[.D295]+[.A296]" office:value-type="currency" office:currency="PLN" office:value="242" calcext:value-type="currency">
            <text:p>242,00 zł</text:p>
          </table:table-cell>
          <table:table-cell table:style-name="ce4" table:formula="of:=[.E295]+[.B296]" office:value-type="currency" office:currency="PLN" office:value="152" calcext:value-type="currency">
            <text:p>152,00 zł</text:p>
          </table:table-cell>
          <table:table-cell table:style-name="ce4" table:formula="of:=[.F295]+[.C296]" office:value-type="currency" office:currency="PLN" office:value="186" calcext:value-type="currency">
            <text:p>186,00 zł</text:p>
          </table:table-cell>
          <table:table-cell/>
          <table:table-cell table:style-name="ce17" table:formula="of:=IF(AND([.A296]&lt;0;[.B296]&lt;0;[.C296]&lt;0;SUM([.A296:.C296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table:style-name="ce4" table:formula="of:=[.D296]+[.A297]" office:value-type="currency" office:currency="PLN" office:value="236" calcext:value-type="currency">
            <text:p>236,00 zł</text:p>
          </table:table-cell>
          <table:table-cell table:style-name="ce4" table:formula="of:=[.E296]+[.B297]" office:value-type="currency" office:currency="PLN" office:value="143" calcext:value-type="currency">
            <text:p>143,00 zł</text:p>
          </table:table-cell>
          <table:table-cell table:style-name="ce4" table:formula="of:=[.F296]+[.C297]" office:value-type="currency" office:currency="PLN" office:value="193" calcext:value-type="currency">
            <text:p>193,00 zł</text:p>
          </table:table-cell>
          <table:table-cell/>
          <table:table-cell table:style-name="ce17" table:formula="of:=IF(AND([.A297]&lt;0;[.B297]&lt;0;[.C297]&lt;0;SUM([.A297:.C297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table:style-name="ce4" table:formula="of:=[.D297]+[.A298]" office:value-type="currency" office:currency="PLN" office:value="240" calcext:value-type="currency">
            <text:p>240,00 zł</text:p>
          </table:table-cell>
          <table:table-cell table:style-name="ce4" table:formula="of:=[.E297]+[.B298]" office:value-type="currency" office:currency="PLN" office:value="150" calcext:value-type="currency">
            <text:p>150,00 zł</text:p>
          </table:table-cell>
          <table:table-cell table:style-name="ce4" table:formula="of:=[.F297]+[.C298]" office:value-type="currency" office:currency="PLN" office:value="191" calcext:value-type="currency">
            <text:p>191,00 zł</text:p>
          </table:table-cell>
          <table:table-cell/>
          <table:table-cell table:style-name="ce17" table:formula="of:=IF(AND([.A298]&lt;0;[.B298]&lt;0;[.C298]&lt;0;SUM([.A298:.C298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4" table:formula="of:=[.D298]+[.A299]" office:value-type="currency" office:currency="PLN" office:value="236" calcext:value-type="currency">
            <text:p>236,00 zł</text:p>
          </table:table-cell>
          <table:table-cell table:style-name="ce4" table:formula="of:=[.E298]+[.B299]" office:value-type="currency" office:currency="PLN" office:value="160" calcext:value-type="currency">
            <text:p>160,00 zł</text:p>
          </table:table-cell>
          <table:table-cell table:style-name="ce4" table:formula="of:=[.F298]+[.C299]" office:value-type="currency" office:currency="PLN" office:value="195" calcext:value-type="currency">
            <text:p>195,00 zł</text:p>
          </table:table-cell>
          <table:table-cell/>
          <table:table-cell table:style-name="ce17" table:formula="of:=IF(AND([.A299]&lt;0;[.B299]&lt;0;[.C299]&lt;0;SUM([.A299:.C299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4" table:formula="of:=[.D299]+[.A300]" office:value-type="currency" office:currency="PLN" office:value="238" calcext:value-type="currency">
            <text:p>238,00 zł</text:p>
          </table:table-cell>
          <table:table-cell table:style-name="ce4" table:formula="of:=[.E299]+[.B300]" office:value-type="currency" office:currency="PLN" office:value="166" calcext:value-type="currency">
            <text:p>166,00 zł</text:p>
          </table:table-cell>
          <table:table-cell table:style-name="ce4" table:formula="of:=[.F299]+[.C300]" office:value-type="currency" office:currency="PLN" office:value="204" calcext:value-type="currency">
            <text:p>204,00 zł</text:p>
          </table:table-cell>
          <table:table-cell/>
          <table:table-cell table:style-name="ce17" table:formula="of:=IF(AND([.A300]&lt;0;[.B300]&lt;0;[.C300]&lt;0;SUM([.A300:.C300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4" table:formula="of:=[.D300]+[.A301]" office:value-type="currency" office:currency="PLN" office:value="238" calcext:value-type="currency">
            <text:p>238,00 zł</text:p>
          </table:table-cell>
          <table:table-cell table:style-name="ce4" table:formula="of:=[.E300]+[.B301]" office:value-type="currency" office:currency="PLN" office:value="168" calcext:value-type="currency">
            <text:p>168,00 zł</text:p>
          </table:table-cell>
          <table:table-cell table:style-name="ce4" table:formula="of:=[.F300]+[.C301]" office:value-type="currency" office:currency="PLN" office:value="209" calcext:value-type="currency">
            <text:p>209,00 zł</text:p>
          </table:table-cell>
          <table:table-cell/>
          <table:table-cell table:style-name="ce17" table:formula="of:=IF(AND([.A301]&lt;0;[.B301]&lt;0;[.C301]&lt;0;SUM([.A301:.C301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table:style-name="ce4" table:formula="of:=[.D301]+[.A302]" office:value-type="currency" office:currency="PLN" office:value="232" calcext:value-type="currency">
            <text:p>232,00 zł</text:p>
          </table:table-cell>
          <table:table-cell table:style-name="ce4" table:formula="of:=[.E301]+[.B302]" office:value-type="currency" office:currency="PLN" office:value="172" calcext:value-type="currency">
            <text:p>172,00 zł</text:p>
          </table:table-cell>
          <table:table-cell table:style-name="ce4" table:formula="of:=[.F301]+[.C302]" office:value-type="currency" office:currency="PLN" office:value="201" calcext:value-type="currency">
            <text:p>201,00 zł</text:p>
          </table:table-cell>
          <table:table-cell/>
          <table:table-cell table:style-name="ce17" table:formula="of:=IF(AND([.A302]&lt;0;[.B302]&lt;0;[.C302]&lt;0;SUM([.A302:.C302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  <table:table-cell table:style-name="ce15" table:formula="of:=[.D302]+[.A303]" office:value-type="currency" office:currency="PLN" office:value="224" calcext:value-type="currency">
            <text:p>224,00 zł</text:p>
          </table:table-cell>
          <table:table-cell table:style-name="ce15" table:formula="of:=[.E302]+[.B303]" office:value-type="currency" office:currency="PLN" office:value="163" calcext:value-type="currency">
            <text:p>163,00 zł</text:p>
          </table:table-cell>
          <table:table-cell table:style-name="ce15" table:formula="of:=[.F302]+[.C303]" office:value-type="currency" office:currency="PLN" office:value="194" calcext:value-type="currency">
            <text:p>194,00 zł</text:p>
          </table:table-cell>
          <table:table-cell/>
          <table:table-cell table:style-name="ce17" table:formula="of:=IF(AND([.A303]&lt;0;[.B303]&lt;0;[.C303]&lt;0;SUM([.A303:.C303])&lt;-20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 table:visibility="filter"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4" table:formula="of:=[.D303]+[.A304]" office:value-type="currency" office:currency="PLN" office:value="218" calcext:value-type="currency">
            <text:p>218,00 zł</text:p>
          </table:table-cell>
          <table:table-cell table:style-name="ce4" table:formula="of:=[.E303]+[.B304]" office:value-type="currency" office:currency="PLN" office:value="165" calcext:value-type="currency">
            <text:p>165,00 zł</text:p>
          </table:table-cell>
          <table:table-cell table:style-name="ce4" table:formula="of:=[.F303]+[.C304]" office:value-type="currency" office:currency="PLN" office:value="203" calcext:value-type="currency">
            <text:p>203,00 zł</text:p>
          </table:table-cell>
          <table:table-cell/>
          <table:table-cell table:style-name="ce17" table:formula="of:=IF(AND([.A304]&lt;0;[.B304]&lt;0;[.C304]&lt;0;SUM([.A304:.C304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table:style-name="ce4" table:formula="of:=[.D304]+[.A305]" office:value-type="currency" office:currency="PLN" office:value="214" calcext:value-type="currency">
            <text:p>214,00 zł</text:p>
          </table:table-cell>
          <table:table-cell table:style-name="ce4" table:formula="of:=[.E304]+[.B305]" office:value-type="currency" office:currency="PLN" office:value="160" calcext:value-type="currency">
            <text:p>160,00 zł</text:p>
          </table:table-cell>
          <table:table-cell table:style-name="ce4" table:formula="of:=[.F304]+[.C305]" office:value-type="currency" office:currency="PLN" office:value="201" calcext:value-type="currency">
            <text:p>201,00 zł</text:p>
          </table:table-cell>
          <table:table-cell/>
          <table:table-cell table:style-name="ce17" table:formula="of:=IF(AND([.A305]&lt;0;[.B305]&lt;0;[.C305]&lt;0;SUM([.A305:.C305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style-name="ce4" table:formula="of:=[.D305]+[.A306]" office:value-type="currency" office:currency="PLN" office:value="206" calcext:value-type="currency">
            <text:p>206,00 zł</text:p>
          </table:table-cell>
          <table:table-cell table:style-name="ce4" table:formula="of:=[.E305]+[.B306]" office:value-type="currency" office:currency="PLN" office:value="158" calcext:value-type="currency">
            <text:p>158,00 zł</text:p>
          </table:table-cell>
          <table:table-cell table:style-name="ce4" table:formula="of:=[.F305]+[.C306]" office:value-type="currency" office:currency="PLN" office:value="201" calcext:value-type="currency">
            <text:p>201,00 zł</text:p>
          </table:table-cell>
          <table:table-cell/>
          <table:table-cell table:style-name="ce17" table:formula="of:=IF(AND([.A306]&lt;0;[.B306]&lt;0;[.C306]&lt;0;SUM([.A306:.C306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table:style-name="ce4" table:formula="of:=[.D306]+[.A307]" office:value-type="currency" office:currency="PLN" office:value="200" calcext:value-type="currency">
            <text:p>200,00 zł</text:p>
          </table:table-cell>
          <table:table-cell table:style-name="ce4" table:formula="of:=[.E306]+[.B307]" office:value-type="currency" office:currency="PLN" office:value="154" calcext:value-type="currency">
            <text:p>154,00 zł</text:p>
          </table:table-cell>
          <table:table-cell table:style-name="ce4" table:formula="of:=[.F306]+[.C307]" office:value-type="currency" office:currency="PLN" office:value="209" calcext:value-type="currency">
            <text:p>209,00 zł</text:p>
          </table:table-cell>
          <table:table-cell/>
          <table:table-cell table:style-name="ce17" table:formula="of:=IF(AND([.A307]&lt;0;[.B307]&lt;0;[.C307]&lt;0;SUM([.A307:.C307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table:style-name="ce4" table:formula="of:=[.D307]+[.A308]" office:value-type="currency" office:currency="PLN" office:value="207" calcext:value-type="currency">
            <text:p>207,00 zł</text:p>
          </table:table-cell>
          <table:table-cell table:style-name="ce4" table:formula="of:=[.E307]+[.B308]" office:value-type="currency" office:currency="PLN" office:value="151" calcext:value-type="currency">
            <text:p>151,00 zł</text:p>
          </table:table-cell>
          <table:table-cell table:style-name="ce4" table:formula="of:=[.F307]+[.C308]" office:value-type="currency" office:currency="PLN" office:value="204" calcext:value-type="currency">
            <text:p>204,00 zł</text:p>
          </table:table-cell>
          <table:table-cell/>
          <table:table-cell table:style-name="ce17" table:formula="of:=IF(AND([.A308]&lt;0;[.B308]&lt;0;[.C308]&lt;0;SUM([.A308:.C308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" table:formula="of:=[.D308]+[.A309]" office:value-type="currency" office:currency="PLN" office:value="207" calcext:value-type="currency">
            <text:p>207,00 zł</text:p>
          </table:table-cell>
          <table:table-cell table:style-name="ce4" table:formula="of:=[.E308]+[.B309]" office:value-type="currency" office:currency="PLN" office:value="152" calcext:value-type="currency">
            <text:p>152,00 zł</text:p>
          </table:table-cell>
          <table:table-cell table:style-name="ce4" table:formula="of:=[.F308]+[.C309]" office:value-type="currency" office:currency="PLN" office:value="210" calcext:value-type="currency">
            <text:p>210,00 zł</text:p>
          </table:table-cell>
          <table:table-cell/>
          <table:table-cell table:style-name="ce17" table:formula="of:=IF(AND([.A309]&lt;0;[.B309]&lt;0;[.C309]&lt;0;SUM([.A309:.C309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style-name="ce4" table:formula="of:=[.D309]+[.A310]" office:value-type="currency" office:currency="PLN" office:value="203" calcext:value-type="currency">
            <text:p>203,00 zł</text:p>
          </table:table-cell>
          <table:table-cell table:style-name="ce4" table:formula="of:=[.E309]+[.B310]" office:value-type="currency" office:currency="PLN" office:value="152" calcext:value-type="currency">
            <text:p>152,00 zł</text:p>
          </table:table-cell>
          <table:table-cell table:style-name="ce4" table:formula="of:=[.F309]+[.C310]" office:value-type="currency" office:currency="PLN" office:value="203" calcext:value-type="currency">
            <text:p>203,00 zł</text:p>
          </table:table-cell>
          <table:table-cell/>
          <table:table-cell table:style-name="ce17" table:formula="of:=IF(AND([.A310]&lt;0;[.B310]&lt;0;[.C310]&lt;0;SUM([.A310:.C310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style-name="ce4" table:formula="of:=[.D310]+[.A311]" office:value-type="currency" office:currency="PLN" office:value="208" calcext:value-type="currency">
            <text:p>208,00 zł</text:p>
          </table:table-cell>
          <table:table-cell table:style-name="ce4" table:formula="of:=[.E310]+[.B311]" office:value-type="currency" office:currency="PLN" office:value="159" calcext:value-type="currency">
            <text:p>159,00 zł</text:p>
          </table:table-cell>
          <table:table-cell table:style-name="ce4" table:formula="of:=[.F310]+[.C311]" office:value-type="currency" office:currency="PLN" office:value="202" calcext:value-type="currency">
            <text:p>202,00 zł</text:p>
          </table:table-cell>
          <table:table-cell/>
          <table:table-cell table:style-name="ce17" table:formula="of:=IF(AND([.A311]&lt;0;[.B311]&lt;0;[.C311]&lt;0;SUM([.A311:.C311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style-name="ce4" table:formula="of:=[.D311]+[.A312]" office:value-type="currency" office:currency="PLN" office:value="208" calcext:value-type="currency">
            <text:p>208,00 zł</text:p>
          </table:table-cell>
          <table:table-cell table:style-name="ce4" table:formula="of:=[.E311]+[.B312]" office:value-type="currency" office:currency="PLN" office:value="161" calcext:value-type="currency">
            <text:p>161,00 zł</text:p>
          </table:table-cell>
          <table:table-cell table:style-name="ce4" table:formula="of:=[.F311]+[.C312]" office:value-type="currency" office:currency="PLN" office:value="195" calcext:value-type="currency">
            <text:p>195,00 zł</text:p>
          </table:table-cell>
          <table:table-cell/>
          <table:table-cell table:style-name="ce17" table:formula="of:=IF(AND([.A312]&lt;0;[.B312]&lt;0;[.C312]&lt;0;SUM([.A312:.C312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 table:style-name="ce4" table:formula="of:=[.D312]+[.A313]" office:value-type="currency" office:currency="PLN" office:value="218" calcext:value-type="currency">
            <text:p>218,00 zł</text:p>
          </table:table-cell>
          <table:table-cell table:style-name="ce4" table:formula="of:=[.E312]+[.B313]" office:value-type="currency" office:currency="PLN" office:value="152" calcext:value-type="currency">
            <text:p>152,00 zł</text:p>
          </table:table-cell>
          <table:table-cell table:style-name="ce4" table:formula="of:=[.F312]+[.C313]" office:value-type="currency" office:currency="PLN" office:value="200" calcext:value-type="currency">
            <text:p>200,00 zł</text:p>
          </table:table-cell>
          <table:table-cell/>
          <table:table-cell table:style-name="ce17" table:formula="of:=IF(AND([.A313]&lt;0;[.B313]&lt;0;[.C313]&lt;0;SUM([.A313:.C313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[.D313]+[.A314]" office:value-type="currency" office:currency="PLN" office:value="208" calcext:value-type="currency">
            <text:p>208,00 zł</text:p>
          </table:table-cell>
          <table:table-cell table:style-name="ce4" table:formula="of:=[.E313]+[.B314]" office:value-type="currency" office:currency="PLN" office:value="157" calcext:value-type="currency">
            <text:p>157,00 zł</text:p>
          </table:table-cell>
          <table:table-cell table:style-name="ce4" table:formula="of:=[.F313]+[.C314]" office:value-type="currency" office:currency="PLN" office:value="200" calcext:value-type="currency">
            <text:p>200,00 zł</text:p>
          </table:table-cell>
          <table:table-cell/>
          <table:table-cell table:style-name="ce17" table:formula="of:=IF(AND([.A314]&lt;0;[.B314]&lt;0;[.C314]&lt;0;SUM([.A314:.C314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table:style-name="ce4" table:formula="of:=[.D314]+[.A315]" office:value-type="currency" office:currency="PLN" office:value="209" calcext:value-type="currency">
            <text:p>209,00 zł</text:p>
          </table:table-cell>
          <table:table-cell table:style-name="ce4" table:formula="of:=[.E314]+[.B315]" office:value-type="currency" office:currency="PLN" office:value="149" calcext:value-type="currency">
            <text:p>149,00 zł</text:p>
          </table:table-cell>
          <table:table-cell table:style-name="ce4" table:formula="of:=[.F314]+[.C315]" office:value-type="currency" office:currency="PLN" office:value="196" calcext:value-type="currency">
            <text:p>196,00 zł</text:p>
          </table:table-cell>
          <table:table-cell/>
          <table:table-cell table:style-name="ce17" table:formula="of:=IF(AND([.A315]&lt;0;[.B315]&lt;0;[.C315]&lt;0;SUM([.A315:.C315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4" table:formula="of:=[.D315]+[.A316]" office:value-type="currency" office:currency="PLN" office:value="212" calcext:value-type="currency">
            <text:p>212,00 zł</text:p>
          </table:table-cell>
          <table:table-cell table:style-name="ce4" table:formula="of:=[.E315]+[.B316]" office:value-type="currency" office:currency="PLN" office:value="151" calcext:value-type="currency">
            <text:p>151,00 zł</text:p>
          </table:table-cell>
          <table:table-cell table:style-name="ce4" table:formula="of:=[.F315]+[.C316]" office:value-type="currency" office:currency="PLN" office:value="203" calcext:value-type="currency">
            <text:p>203,00 zł</text:p>
          </table:table-cell>
          <table:table-cell/>
          <table:table-cell table:style-name="ce17" table:formula="of:=IF(AND([.A316]&lt;0;[.B316]&lt;0;[.C316]&lt;0;SUM([.A316:.C316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4" table:formula="of:=[.D316]+[.A317]" office:value-type="currency" office:currency="PLN" office:value="204" calcext:value-type="currency">
            <text:p>204,00 zł</text:p>
          </table:table-cell>
          <table:table-cell table:style-name="ce4" table:formula="of:=[.E316]+[.B317]" office:value-type="currency" office:currency="PLN" office:value="155" calcext:value-type="currency">
            <text:p>155,00 zł</text:p>
          </table:table-cell>
          <table:table-cell table:style-name="ce4" table:formula="of:=[.F316]+[.C317]" office:value-type="currency" office:currency="PLN" office:value="213" calcext:value-type="currency">
            <text:p>213,00 zł</text:p>
          </table:table-cell>
          <table:table-cell/>
          <table:table-cell table:style-name="ce17" table:formula="of:=IF(AND([.A317]&lt;0;[.B317]&lt;0;[.C317]&lt;0;SUM([.A317:.C317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-9" calcext:value-type="float">
            <text:p>-9</text:p>
          </table:table-cell>
          <table:table-cell table:style-name="ce4" table:formula="of:=[.D317]+[.A318]" office:value-type="currency" office:currency="PLN" office:value="208" calcext:value-type="currency">
            <text:p>208,00 zł</text:p>
          </table:table-cell>
          <table:table-cell table:style-name="ce4" table:formula="of:=[.E317]+[.B318]" office:value-type="currency" office:currency="PLN" office:value="159" calcext:value-type="currency">
            <text:p>159,00 zł</text:p>
          </table:table-cell>
          <table:table-cell table:style-name="ce4" table:formula="of:=[.F317]+[.C318]" office:value-type="currency" office:currency="PLN" office:value="204" calcext:value-type="currency">
            <text:p>204,00 zł</text:p>
          </table:table-cell>
          <table:table-cell/>
          <table:table-cell table:style-name="ce17" table:formula="of:=IF(AND([.A318]&lt;0;[.B318]&lt;0;[.C318]&lt;0;SUM([.A318:.C318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table:formula="of:=[.D318]+[.A319]" office:value-type="currency" office:currency="PLN" office:value="215" calcext:value-type="currency">
            <text:p>215,00 zł</text:p>
          </table:table-cell>
          <table:table-cell table:style-name="ce4" table:formula="of:=[.E318]+[.B319]" office:value-type="currency" office:currency="PLN" office:value="159" calcext:value-type="currency">
            <text:p>159,00 zł</text:p>
          </table:table-cell>
          <table:table-cell table:style-name="ce4" table:formula="of:=[.F318]+[.C319]" office:value-type="currency" office:currency="PLN" office:value="205" calcext:value-type="currency">
            <text:p>205,00 zł</text:p>
          </table:table-cell>
          <table:table-cell/>
          <table:table-cell table:style-name="ce17" table:formula="of:=IF(AND([.A319]&lt;0;[.B319]&lt;0;[.C319]&lt;0;SUM([.A319:.C319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4" table:formula="of:=[.D319]+[.A320]" office:value-type="currency" office:currency="PLN" office:value="220" calcext:value-type="currency">
            <text:p>220,00 zł</text:p>
          </table:table-cell>
          <table:table-cell table:style-name="ce4" table:formula="of:=[.E319]+[.B320]" office:value-type="currency" office:currency="PLN" office:value="167" calcext:value-type="currency">
            <text:p>167,00 zł</text:p>
          </table:table-cell>
          <table:table-cell table:style-name="ce4" table:formula="of:=[.F319]+[.C320]" office:value-type="currency" office:currency="PLN" office:value="211" calcext:value-type="currency">
            <text:p>211,00 zł</text:p>
          </table:table-cell>
          <table:table-cell/>
          <table:table-cell table:style-name="ce17" table:formula="of:=IF(AND([.A320]&lt;0;[.B320]&lt;0;[.C320]&lt;0;SUM([.A320:.C320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table:style-name="ce4" table:formula="of:=[.D320]+[.A321]" office:value-type="currency" office:currency="PLN" office:value="218" calcext:value-type="currency">
            <text:p>218,00 zł</text:p>
          </table:table-cell>
          <table:table-cell table:style-name="ce4" table:formula="of:=[.E320]+[.B321]" office:value-type="currency" office:currency="PLN" office:value="163" calcext:value-type="currency">
            <text:p>163,00 zł</text:p>
          </table:table-cell>
          <table:table-cell table:style-name="ce4" table:formula="of:=[.F320]+[.C321]" office:value-type="currency" office:currency="PLN" office:value="203" calcext:value-type="currency">
            <text:p>203,00 zł</text:p>
          </table:table-cell>
          <table:table-cell/>
          <table:table-cell table:style-name="ce17" table:formula="of:=IF(AND([.A321]&lt;0;[.B321]&lt;0;[.C321]&lt;0;SUM([.A321:.C321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office:value-type="float" office:value="9" calcext:value-type="float">
            <text:p>9</text:p>
          </table:table-cell>
          <table:table-cell table:style-name="ce4" table:formula="of:=[.D321]+[.A322]" office:value-type="currency" office:currency="PLN" office:value="216" calcext:value-type="currency">
            <text:p>216,00 zł</text:p>
          </table:table-cell>
          <table:table-cell table:style-name="ce4" table:formula="of:=[.E321]+[.B322]" office:value-type="currency" office:currency="PLN" office:value="157" calcext:value-type="currency">
            <text:p>157,00 zł</text:p>
          </table:table-cell>
          <table:table-cell table:style-name="ce4" table:formula="of:=[.F321]+[.C322]" office:value-type="currency" office:currency="PLN" office:value="212" calcext:value-type="currency">
            <text:p>212,00 zł</text:p>
          </table:table-cell>
          <table:table-cell/>
          <table:table-cell table:style-name="ce17" table:formula="of:=IF(AND([.A322]&lt;0;[.B322]&lt;0;[.C322]&lt;0;SUM([.A322:.C322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" table:formula="of:=[.D322]+[.A323]" office:value-type="currency" office:currency="PLN" office:value="213" calcext:value-type="currency">
            <text:p>213,00 zł</text:p>
          </table:table-cell>
          <table:table-cell table:style-name="ce4" table:formula="of:=[.E322]+[.B323]" office:value-type="currency" office:currency="PLN" office:value="162" calcext:value-type="currency">
            <text:p>162,00 zł</text:p>
          </table:table-cell>
          <table:table-cell table:style-name="ce4" table:formula="of:=[.F322]+[.C323]" office:value-type="currency" office:currency="PLN" office:value="214" calcext:value-type="currency">
            <text:p>214,00 zł</text:p>
          </table:table-cell>
          <table:table-cell/>
          <table:table-cell table:style-name="ce17" table:formula="of:=IF(AND([.A323]&lt;0;[.B323]&lt;0;[.C323]&lt;0;SUM([.A323:.C323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table:formula="of:=[.D323]+[.A324]" office:value-type="currency" office:currency="PLN" office:value="219" calcext:value-type="currency">
            <text:p>219,00 zł</text:p>
          </table:table-cell>
          <table:table-cell table:style-name="ce4" table:formula="of:=[.E323]+[.B324]" office:value-type="currency" office:currency="PLN" office:value="163" calcext:value-type="currency">
            <text:p>163,00 zł</text:p>
          </table:table-cell>
          <table:table-cell table:style-name="ce4" table:formula="of:=[.F323]+[.C324]" office:value-type="currency" office:currency="PLN" office:value="214" calcext:value-type="currency">
            <text:p>214,00 zł</text:p>
          </table:table-cell>
          <table:table-cell/>
          <table:table-cell table:style-name="ce17" table:formula="of:=IF(AND([.A324]&lt;0;[.B324]&lt;0;[.C324]&lt;0;SUM([.A324:.C324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" table:formula="of:=[.D324]+[.A325]" office:value-type="currency" office:currency="PLN" office:value="210" calcext:value-type="currency">
            <text:p>210,00 zł</text:p>
          </table:table-cell>
          <table:table-cell table:style-name="ce4" table:formula="of:=[.E324]+[.B325]" office:value-type="currency" office:currency="PLN" office:value="166" calcext:value-type="currency">
            <text:p>166,00 zł</text:p>
          </table:table-cell>
          <table:table-cell table:style-name="ce4" table:formula="of:=[.F324]+[.C325]" office:value-type="currency" office:currency="PLN" office:value="215" calcext:value-type="currency">
            <text:p>215,00 zł</text:p>
          </table:table-cell>
          <table:table-cell/>
          <table:table-cell table:style-name="ce17" table:formula="of:=IF(AND([.A325]&lt;0;[.B325]&lt;0;[.C325]&lt;0;SUM([.A325:.C325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table:style-name="ce4" table:formula="of:=[.D325]+[.A326]" office:value-type="currency" office:currency="PLN" office:value="203" calcext:value-type="currency">
            <text:p>203,00 zł</text:p>
          </table:table-cell>
          <table:table-cell table:style-name="ce4" table:formula="of:=[.E325]+[.B326]" office:value-type="currency" office:currency="PLN" office:value="172" calcext:value-type="currency">
            <text:p>172,00 zł</text:p>
          </table:table-cell>
          <table:table-cell table:style-name="ce4" table:formula="of:=[.F325]+[.C326]" office:value-type="currency" office:currency="PLN" office:value="211" calcext:value-type="currency">
            <text:p>211,00 zł</text:p>
          </table:table-cell>
          <table:table-cell/>
          <table:table-cell table:style-name="ce17" table:formula="of:=IF(AND([.A326]&lt;0;[.B326]&lt;0;[.C326]&lt;0;SUM([.A326:.C326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table:style-name="ce4" table:formula="of:=[.D326]+[.A327]" office:value-type="currency" office:currency="PLN" office:value="200" calcext:value-type="currency">
            <text:p>200,00 zł</text:p>
          </table:table-cell>
          <table:table-cell table:style-name="ce4" table:formula="of:=[.E326]+[.B327]" office:value-type="currency" office:currency="PLN" office:value="171" calcext:value-type="currency">
            <text:p>171,00 zł</text:p>
          </table:table-cell>
          <table:table-cell table:style-name="ce4" table:formula="of:=[.F326]+[.C327]" office:value-type="currency" office:currency="PLN" office:value="206" calcext:value-type="currency">
            <text:p>206,00 zł</text:p>
          </table:table-cell>
          <table:table-cell/>
          <table:table-cell table:style-name="ce17" table:formula="of:=IF(AND([.A327]&lt;0;[.B327]&lt;0;[.C327]&lt;0;SUM([.A327:.C327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table:style-name="ce4" table:formula="of:=[.D327]+[.A328]" office:value-type="currency" office:currency="PLN" office:value="202" calcext:value-type="currency">
            <text:p>202,00 zł</text:p>
          </table:table-cell>
          <table:table-cell table:style-name="ce4" table:formula="of:=[.E327]+[.B328]" office:value-type="currency" office:currency="PLN" office:value="180" calcext:value-type="currency">
            <text:p>180,00 zł</text:p>
          </table:table-cell>
          <table:table-cell table:style-name="ce4" table:formula="of:=[.F327]+[.C328]" office:value-type="currency" office:currency="PLN" office:value="202" calcext:value-type="currency">
            <text:p>202,00 zł</text:p>
          </table:table-cell>
          <table:table-cell/>
          <table:table-cell table:style-name="ce17" table:formula="of:=IF(AND([.A328]&lt;0;[.B328]&lt;0;[.C328]&lt;0;SUM([.A328:.C328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table:style-name="ce4" table:formula="of:=[.D328]+[.A329]" office:value-type="currency" office:currency="PLN" office:value="211" calcext:value-type="currency">
            <text:p>211,00 zł</text:p>
          </table:table-cell>
          <table:table-cell table:style-name="ce4" table:formula="of:=[.E328]+[.B329]" office:value-type="currency" office:currency="PLN" office:value="173" calcext:value-type="currency">
            <text:p>173,00 zł</text:p>
          </table:table-cell>
          <table:table-cell table:style-name="ce4" table:formula="of:=[.F328]+[.C329]" office:value-type="currency" office:currency="PLN" office:value="194" calcext:value-type="currency">
            <text:p>194,00 zł</text:p>
          </table:table-cell>
          <table:table-cell/>
          <table:table-cell table:style-name="ce17" table:formula="of:=IF(AND([.A329]&lt;0;[.B329]&lt;0;[.C329]&lt;0;SUM([.A329:.C329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  <table:table-cell table:style-name="ce4" table:formula="of:=[.D329]+[.A330]" office:value-type="currency" office:currency="PLN" office:value="212" calcext:value-type="currency">
            <text:p>212,00 zł</text:p>
          </table:table-cell>
          <table:table-cell table:style-name="ce4" table:formula="of:=[.E329]+[.B330]" office:value-type="currency" office:currency="PLN" office:value="164" calcext:value-type="currency">
            <text:p>164,00 zł</text:p>
          </table:table-cell>
          <table:table-cell table:style-name="ce4" table:formula="of:=[.F329]+[.C330]" office:value-type="currency" office:currency="PLN" office:value="204" calcext:value-type="currency">
            <text:p>204,00 zł</text:p>
          </table:table-cell>
          <table:table-cell/>
          <table:table-cell table:style-name="ce17" table:formula="of:=IF(AND([.A330]&lt;0;[.B330]&lt;0;[.C330]&lt;0;SUM([.A330:.C330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table:style-name="ce4" table:formula="of:=[.D330]+[.A331]" office:value-type="currency" office:currency="PLN" office:value="220" calcext:value-type="currency">
            <text:p>220,00 zł</text:p>
          </table:table-cell>
          <table:table-cell table:style-name="ce4" table:formula="of:=[.E330]+[.B331]" office:value-type="currency" office:currency="PLN" office:value="159" calcext:value-type="currency">
            <text:p>159,00 zł</text:p>
          </table:table-cell>
          <table:table-cell table:style-name="ce4" table:formula="of:=[.F330]+[.C331]" office:value-type="currency" office:currency="PLN" office:value="200" calcext:value-type="currency">
            <text:p>200,00 zł</text:p>
          </table:table-cell>
          <table:table-cell/>
          <table:table-cell table:style-name="ce17" table:formula="of:=IF(AND([.A331]&lt;0;[.B331]&lt;0;[.C331]&lt;0;SUM([.A331:.C331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table:style-name="ce4" table:formula="of:=[.D331]+[.A332]" office:value-type="currency" office:currency="PLN" office:value="221" calcext:value-type="currency">
            <text:p>221,00 zł</text:p>
          </table:table-cell>
          <table:table-cell table:style-name="ce4" table:formula="of:=[.E331]+[.B332]" office:value-type="currency" office:currency="PLN" office:value="154" calcext:value-type="currency">
            <text:p>154,00 zł</text:p>
          </table:table-cell>
          <table:table-cell table:style-name="ce4" table:formula="of:=[.F331]+[.C332]" office:value-type="currency" office:currency="PLN" office:value="201" calcext:value-type="currency">
            <text:p>201,00 zł</text:p>
          </table:table-cell>
          <table:table-cell/>
          <table:table-cell table:style-name="ce17" table:formula="of:=IF(AND([.A332]&lt;0;[.B332]&lt;0;[.C332]&lt;0;SUM([.A332:.C332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style-name="ce4" table:formula="of:=[.D332]+[.A333]" office:value-type="currency" office:currency="PLN" office:value="221" calcext:value-type="currency">
            <text:p>221,00 zł</text:p>
          </table:table-cell>
          <table:table-cell table:style-name="ce4" table:formula="of:=[.E332]+[.B333]" office:value-type="currency" office:currency="PLN" office:value="149" calcext:value-type="currency">
            <text:p>149,00 zł</text:p>
          </table:table-cell>
          <table:table-cell table:style-name="ce4" table:formula="of:=[.F332]+[.C333]" office:value-type="currency" office:currency="PLN" office:value="200" calcext:value-type="currency">
            <text:p>200,00 zł</text:p>
          </table:table-cell>
          <table:table-cell/>
          <table:table-cell table:style-name="ce17" table:formula="of:=IF(AND([.A333]&lt;0;[.B333]&lt;0;[.C333]&lt;0;SUM([.A333:.C333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table:style-name="ce4" table:formula="of:=[.D333]+[.A334]" office:value-type="currency" office:currency="PLN" office:value="218" calcext:value-type="currency">
            <text:p>218,00 zł</text:p>
          </table:table-cell>
          <table:table-cell table:style-name="ce4" table:formula="of:=[.E333]+[.B334]" office:value-type="currency" office:currency="PLN" office:value="148" calcext:value-type="currency">
            <text:p>148,00 zł</text:p>
          </table:table-cell>
          <table:table-cell table:style-name="ce4" table:formula="of:=[.F333]+[.C334]" office:value-type="currency" office:currency="PLN" office:value="195" calcext:value-type="currency">
            <text:p>195,00 zł</text:p>
          </table:table-cell>
          <table:table-cell/>
          <table:table-cell table:style-name="ce17" table:formula="of:=IF(AND([.A334]&lt;0;[.B334]&lt;0;[.C334]&lt;0;SUM([.A334:.C334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-8" calcext:value-type="float">
            <text:p>-8</text:p>
          </table:table-cell>
          <table:table-cell table:style-name="ce4" table:formula="of:=[.D334]+[.A335]" office:value-type="currency" office:currency="PLN" office:value="218" calcext:value-type="currency">
            <text:p>218,00 zł</text:p>
          </table:table-cell>
          <table:table-cell table:style-name="ce4" table:formula="of:=[.E334]+[.B335]" office:value-type="currency" office:currency="PLN" office:value="140" calcext:value-type="currency">
            <text:p>140,00 zł</text:p>
          </table:table-cell>
          <table:table-cell table:style-name="ce4" table:formula="of:=[.F334]+[.C335]" office:value-type="currency" office:currency="PLN" office:value="187" calcext:value-type="currency">
            <text:p>187,00 zł</text:p>
          </table:table-cell>
          <table:table-cell/>
          <table:table-cell table:style-name="ce17" table:formula="of:=IF(AND([.A335]&lt;0;[.B335]&lt;0;[.C335]&lt;0;SUM([.A335:.C335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style-name="ce4" table:formula="of:=[.D335]+[.A336]" office:value-type="currency" office:currency="PLN" office:value="208" calcext:value-type="currency">
            <text:p>208,00 zł</text:p>
          </table:table-cell>
          <table:table-cell table:style-name="ce4" table:formula="of:=[.E335]+[.B336]" office:value-type="currency" office:currency="PLN" office:value="142" calcext:value-type="currency">
            <text:p>142,00 zł</text:p>
          </table:table-cell>
          <table:table-cell table:style-name="ce4" table:formula="of:=[.F335]+[.C336]" office:value-type="currency" office:currency="PLN" office:value="183" calcext:value-type="currency">
            <text:p>183,00 zł</text:p>
          </table:table-cell>
          <table:table-cell/>
          <table:table-cell table:style-name="ce17" table:formula="of:=IF(AND([.A336]&lt;0;[.B336]&lt;0;[.C336]&lt;0;SUM([.A336:.C336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" table:formula="of:=[.D336]+[.A337]" office:value-type="currency" office:currency="PLN" office:value="208" calcext:value-type="currency">
            <text:p>208,00 zł</text:p>
          </table:table-cell>
          <table:table-cell table:style-name="ce4" table:formula="of:=[.E336]+[.B337]" office:value-type="currency" office:currency="PLN" office:value="144" calcext:value-type="currency">
            <text:p>144,00 zł</text:p>
          </table:table-cell>
          <table:table-cell table:style-name="ce4" table:formula="of:=[.F336]+[.C337]" office:value-type="currency" office:currency="PLN" office:value="185" calcext:value-type="currency">
            <text:p>185,00 zł</text:p>
          </table:table-cell>
          <table:table-cell/>
          <table:table-cell table:style-name="ce17" table:formula="of:=IF(AND([.A337]&lt;0;[.B337]&lt;0;[.C337]&lt;0;SUM([.A337:.C337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table:formula="of:=[.D337]+[.A338]" office:value-type="currency" office:currency="PLN" office:value="216" calcext:value-type="currency">
            <text:p>216,00 zł</text:p>
          </table:table-cell>
          <table:table-cell table:style-name="ce4" table:formula="of:=[.E337]+[.B338]" office:value-type="currency" office:currency="PLN" office:value="151" calcext:value-type="currency">
            <text:p>151,00 zł</text:p>
          </table:table-cell>
          <table:table-cell table:style-name="ce4" table:formula="of:=[.F337]+[.C338]" office:value-type="currency" office:currency="PLN" office:value="186" calcext:value-type="currency">
            <text:p>186,00 zł</text:p>
          </table:table-cell>
          <table:table-cell/>
          <table:table-cell table:style-name="ce17" table:formula="of:=IF(AND([.A338]&lt;0;[.B338]&lt;0;[.C338]&lt;0;SUM([.A338:.C338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table:style-name="ce4" table:formula="of:=[.D338]+[.A339]" office:value-type="currency" office:currency="PLN" office:value="218" calcext:value-type="currency">
            <text:p>218,00 zł</text:p>
          </table:table-cell>
          <table:table-cell table:style-name="ce4" table:formula="of:=[.E338]+[.B339]" office:value-type="currency" office:currency="PLN" office:value="158" calcext:value-type="currency">
            <text:p>158,00 zł</text:p>
          </table:table-cell>
          <table:table-cell table:style-name="ce4" table:formula="of:=[.F338]+[.C339]" office:value-type="currency" office:currency="PLN" office:value="184" calcext:value-type="currency">
            <text:p>184,00 zł</text:p>
          </table:table-cell>
          <table:table-cell/>
          <table:table-cell table:style-name="ce17" table:formula="of:=IF(AND([.A339]&lt;0;[.B339]&lt;0;[.C339]&lt;0;SUM([.A339:.C339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style-name="ce4" table:formula="of:=[.D339]+[.A340]" office:value-type="currency" office:currency="PLN" office:value="210" calcext:value-type="currency">
            <text:p>210,00 zł</text:p>
          </table:table-cell>
          <table:table-cell table:style-name="ce4" table:formula="of:=[.E339]+[.B340]" office:value-type="currency" office:currency="PLN" office:value="152" calcext:value-type="currency">
            <text:p>152,00 zł</text:p>
          </table:table-cell>
          <table:table-cell table:style-name="ce4" table:formula="of:=[.F339]+[.C340]" office:value-type="currency" office:currency="PLN" office:value="185" calcext:value-type="currency">
            <text:p>185,00 zł</text:p>
          </table:table-cell>
          <table:table-cell/>
          <table:table-cell table:style-name="ce17" table:formula="of:=IF(AND([.A340]&lt;0;[.B340]&lt;0;[.C340]&lt;0;SUM([.A340:.C340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table:formula="of:=[.D340]+[.A341]" office:value-type="currency" office:currency="PLN" office:value="217" calcext:value-type="currency">
            <text:p>217,00 zł</text:p>
          </table:table-cell>
          <table:table-cell table:style-name="ce4" table:formula="of:=[.E340]+[.B341]" office:value-type="currency" office:currency="PLN" office:value="155" calcext:value-type="currency">
            <text:p>155,00 zł</text:p>
          </table:table-cell>
          <table:table-cell table:style-name="ce4" table:formula="of:=[.F340]+[.C341]" office:value-type="currency" office:currency="PLN" office:value="185" calcext:value-type="currency">
            <text:p>185,00 zł</text:p>
          </table:table-cell>
          <table:table-cell/>
          <table:table-cell table:style-name="ce17" table:formula="of:=IF(AND([.A341]&lt;0;[.B341]&lt;0;[.C341]&lt;0;SUM([.A341:.C341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style-name="ce4" table:formula="of:=[.D341]+[.A342]" office:value-type="currency" office:currency="PLN" office:value="223" calcext:value-type="currency">
            <text:p>223,00 zł</text:p>
          </table:table-cell>
          <table:table-cell table:style-name="ce4" table:formula="of:=[.E341]+[.B342]" office:value-type="currency" office:currency="PLN" office:value="160" calcext:value-type="currency">
            <text:p>160,00 zł</text:p>
          </table:table-cell>
          <table:table-cell table:style-name="ce4" table:formula="of:=[.F341]+[.C342]" office:value-type="currency" office:currency="PLN" office:value="183" calcext:value-type="currency">
            <text:p>183,00 zł</text:p>
          </table:table-cell>
          <table:table-cell/>
          <table:table-cell table:style-name="ce17" table:formula="of:=IF(AND([.A342]&lt;0;[.B342]&lt;0;[.C342]&lt;0;SUM([.A342:.C342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style-name="ce4" table:formula="of:=[.D342]+[.A343]" office:value-type="currency" office:currency="PLN" office:value="222" calcext:value-type="currency">
            <text:p>222,00 zł</text:p>
          </table:table-cell>
          <table:table-cell table:style-name="ce4" table:formula="of:=[.E342]+[.B343]" office:value-type="currency" office:currency="PLN" office:value="157" calcext:value-type="currency">
            <text:p>157,00 zł</text:p>
          </table:table-cell>
          <table:table-cell table:style-name="ce4" table:formula="of:=[.F342]+[.C343]" office:value-type="currency" office:currency="PLN" office:value="183" calcext:value-type="currency">
            <text:p>183,00 zł</text:p>
          </table:table-cell>
          <table:table-cell/>
          <table:table-cell table:style-name="ce17" table:formula="of:=IF(AND([.A343]&lt;0;[.B343]&lt;0;[.C343]&lt;0;SUM([.A343:.C343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5" calcext:value-type="float">
            <text:p>-5</text:p>
          </table:table-cell>
          <table:table-cell table:number-columns-repeated="2" office:value-type="float" office:value="-3" calcext:value-type="float">
            <text:p>-3</text:p>
          </table:table-cell>
          <table:table-cell table:style-name="ce4" table:formula="of:=[.D343]+[.A344]" office:value-type="currency" office:currency="PLN" office:value="217" calcext:value-type="currency">
            <text:p>217,00 zł</text:p>
          </table:table-cell>
          <table:table-cell table:style-name="ce4" table:formula="of:=[.E343]+[.B344]" office:value-type="currency" office:currency="PLN" office:value="154" calcext:value-type="currency">
            <text:p>154,00 zł</text:p>
          </table:table-cell>
          <table:table-cell table:style-name="ce4" table:formula="of:=[.F343]+[.C344]" office:value-type="currency" office:currency="PLN" office:value="180" calcext:value-type="currency">
            <text:p>180,00 zł</text:p>
          </table:table-cell>
          <table:table-cell/>
          <table:table-cell table:style-name="ce17" table:formula="of:=IF(AND([.A344]&lt;0;[.B344]&lt;0;[.C344]&lt;0;SUM([.A344:.C344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table:style-name="ce4" table:formula="of:=[.D344]+[.A345]" office:value-type="currency" office:currency="PLN" office:value="223" calcext:value-type="currency">
            <text:p>223,00 zł</text:p>
          </table:table-cell>
          <table:table-cell table:style-name="ce4" table:formula="of:=[.E344]+[.B345]" office:value-type="currency" office:currency="PLN" office:value="146" calcext:value-type="currency">
            <text:p>146,00 zł</text:p>
          </table:table-cell>
          <table:table-cell table:style-name="ce4" table:formula="of:=[.F344]+[.C345]" office:value-type="currency" office:currency="PLN" office:value="177" calcext:value-type="currency">
            <text:p>177,00 zł</text:p>
          </table:table-cell>
          <table:table-cell/>
          <table:table-cell table:style-name="ce17" table:formula="of:=IF(AND([.A345]&lt;0;[.B345]&lt;0;[.C345]&lt;0;SUM([.A345:.C345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" table:formula="of:=[.D345]+[.A346]" office:value-type="currency" office:currency="PLN" office:value="230" calcext:value-type="currency">
            <text:p>230,00 zł</text:p>
          </table:table-cell>
          <table:table-cell table:style-name="ce4" table:formula="of:=[.E345]+[.B346]" office:value-type="currency" office:currency="PLN" office:value="148" calcext:value-type="currency">
            <text:p>148,00 zł</text:p>
          </table:table-cell>
          <table:table-cell table:style-name="ce4" table:formula="of:=[.F345]+[.C346]" office:value-type="currency" office:currency="PLN" office:value="180" calcext:value-type="currency">
            <text:p>180,00 zł</text:p>
          </table:table-cell>
          <table:table-cell/>
          <table:table-cell table:style-name="ce17" table:formula="of:=IF(AND([.A346]&lt;0;[.B346]&lt;0;[.C346]&lt;0;SUM([.A346:.C346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4" table:formula="of:=[.D346]+[.A347]" office:value-type="currency" office:currency="PLN" office:value="228" calcext:value-type="currency">
            <text:p>228,00 zł</text:p>
          </table:table-cell>
          <table:table-cell table:style-name="ce4" table:formula="of:=[.E346]+[.B347]" office:value-type="currency" office:currency="PLN" office:value="154" calcext:value-type="currency">
            <text:p>154,00 zł</text:p>
          </table:table-cell>
          <table:table-cell table:style-name="ce4" table:formula="of:=[.F346]+[.C347]" office:value-type="currency" office:currency="PLN" office:value="188" calcext:value-type="currency">
            <text:p>188,00 zł</text:p>
          </table:table-cell>
          <table:table-cell/>
          <table:table-cell table:style-name="ce17" table:formula="of:=IF(AND([.A347]&lt;0;[.B347]&lt;0;[.C347]&lt;0;SUM([.A347:.C347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style-name="ce4" table:formula="of:=[.D347]+[.A348]" office:value-type="currency" office:currency="PLN" office:value="237" calcext:value-type="currency">
            <text:p>237,00 zł</text:p>
          </table:table-cell>
          <table:table-cell table:style-name="ce4" table:formula="of:=[.E347]+[.B348]" office:value-type="currency" office:currency="PLN" office:value="151" calcext:value-type="currency">
            <text:p>151,00 zł</text:p>
          </table:table-cell>
          <table:table-cell table:style-name="ce4" table:formula="of:=[.F347]+[.C348]" office:value-type="currency" office:currency="PLN" office:value="194" calcext:value-type="currency">
            <text:p>194,00 zł</text:p>
          </table:table-cell>
          <table:table-cell/>
          <table:table-cell table:style-name="ce17" table:formula="of:=IF(AND([.A348]&lt;0;[.B348]&lt;0;[.C348]&lt;0;SUM([.A348:.C348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style-name="ce4" table:formula="of:=[.D348]+[.A349]" office:value-type="currency" office:currency="PLN" office:value="246" calcext:value-type="currency">
            <text:p>246,00 zł</text:p>
          </table:table-cell>
          <table:table-cell table:style-name="ce4" table:formula="of:=[.E348]+[.B349]" office:value-type="currency" office:currency="PLN" office:value="151" calcext:value-type="currency">
            <text:p>151,00 zł</text:p>
          </table:table-cell>
          <table:table-cell table:style-name="ce4" table:formula="of:=[.F348]+[.C349]" office:value-type="currency" office:currency="PLN" office:value="185" calcext:value-type="currency">
            <text:p>185,00 zł</text:p>
          </table:table-cell>
          <table:table-cell/>
          <table:table-cell table:style-name="ce17" table:formula="of:=IF(AND([.A349]&lt;0;[.B349]&lt;0;[.C349]&lt;0;SUM([.A349:.C349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table:style-name="ce4" table:formula="of:=[.D349]+[.A350]" office:value-type="currency" office:currency="PLN" office:value="239" calcext:value-type="currency">
            <text:p>239,00 zł</text:p>
          </table:table-cell>
          <table:table-cell table:style-name="ce4" table:formula="of:=[.E349]+[.B350]" office:value-type="currency" office:currency="PLN" office:value="153" calcext:value-type="currency">
            <text:p>153,00 zł</text:p>
          </table:table-cell>
          <table:table-cell table:style-name="ce4" table:formula="of:=[.F349]+[.C350]" office:value-type="currency" office:currency="PLN" office:value="180" calcext:value-type="currency">
            <text:p>180,00 zł</text:p>
          </table:table-cell>
          <table:table-cell/>
          <table:table-cell table:style-name="ce17" table:formula="of:=IF(AND([.A350]&lt;0;[.B350]&lt;0;[.C350]&lt;0;SUM([.A350:.C350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4" calcext:value-type="float">
            <text:p>-4</text:p>
          </table:table-cell>
          <table:table-cell table:number-columns-repeated="2" office:value-type="float" office:value="-8" calcext:value-type="float">
            <text:p>-8</text:p>
          </table:table-cell>
          <table:table-cell table:style-name="ce4" table:formula="of:=[.D350]+[.A351]" office:value-type="currency" office:currency="PLN" office:value="235" calcext:value-type="currency">
            <text:p>235,00 zł</text:p>
          </table:table-cell>
          <table:table-cell table:style-name="ce4" table:formula="of:=[.E350]+[.B351]" office:value-type="currency" office:currency="PLN" office:value="145" calcext:value-type="currency">
            <text:p>145,00 zł</text:p>
          </table:table-cell>
          <table:table-cell table:style-name="ce4" table:formula="of:=[.F350]+[.C351]" office:value-type="currency" office:currency="PLN" office:value="172" calcext:value-type="currency">
            <text:p>172,00 zł</text:p>
          </table:table-cell>
          <table:table-cell/>
          <table:table-cell table:style-name="ce17" table:formula="of:=IF(AND([.A351]&lt;0;[.B351]&lt;0;[.C351]&lt;0;SUM([.A351:.C351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style-name="ce4" table:formula="of:=[.D351]+[.A352]" office:value-type="currency" office:currency="PLN" office:value="235" calcext:value-type="currency">
            <text:p>235,00 zł</text:p>
          </table:table-cell>
          <table:table-cell table:style-name="ce4" table:formula="of:=[.E351]+[.B352]" office:value-type="currency" office:currency="PLN" office:value="138" calcext:value-type="currency">
            <text:p>138,00 zł</text:p>
          </table:table-cell>
          <table:table-cell table:style-name="ce4" table:formula="of:=[.F351]+[.C352]" office:value-type="currency" office:currency="PLN" office:value="179" calcext:value-type="currency">
            <text:p>179,00 zł</text:p>
          </table:table-cell>
          <table:table-cell/>
          <table:table-cell table:style-name="ce17" table:formula="of:=IF(AND([.A352]&lt;0;[.B352]&lt;0;[.C352]&lt;0;SUM([.A352:.C352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table:style-name="ce4" table:formula="of:=[.D352]+[.A353]" office:value-type="currency" office:currency="PLN" office:value="225" calcext:value-type="currency">
            <text:p>225,00 zł</text:p>
          </table:table-cell>
          <table:table-cell table:style-name="ce4" table:formula="of:=[.E352]+[.B353]" office:value-type="currency" office:currency="PLN" office:value="134" calcext:value-type="currency">
            <text:p>134,00 zł</text:p>
          </table:table-cell>
          <table:table-cell table:style-name="ce4" table:formula="of:=[.F352]+[.C353]" office:value-type="currency" office:currency="PLN" office:value="183" calcext:value-type="currency">
            <text:p>183,00 zł</text:p>
          </table:table-cell>
          <table:table-cell/>
          <table:table-cell table:style-name="ce17" table:formula="of:=IF(AND([.A353]&lt;0;[.B353]&lt;0;[.C353]&lt;0;SUM([.A353:.C353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table:style-name="ce4" table:formula="of:=[.D353]+[.A354]" office:value-type="currency" office:currency="PLN" office:value="228" calcext:value-type="currency">
            <text:p>228,00 zł</text:p>
          </table:table-cell>
          <table:table-cell table:style-name="ce4" table:formula="of:=[.E353]+[.B354]" office:value-type="currency" office:currency="PLN" office:value="136" calcext:value-type="currency">
            <text:p>136,00 zł</text:p>
          </table:table-cell>
          <table:table-cell table:style-name="ce4" table:formula="of:=[.F353]+[.C354]" office:value-type="currency" office:currency="PLN" office:value="177" calcext:value-type="currency">
            <text:p>177,00 zł</text:p>
          </table:table-cell>
          <table:table-cell/>
          <table:table-cell table:style-name="ce17" table:formula="of:=IF(AND([.A354]&lt;0;[.B354]&lt;0;[.C354]&lt;0;SUM([.A354:.C354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table:style-name="ce4" table:formula="of:=[.D354]+[.A355]" office:value-type="currency" office:currency="PLN" office:value="238" calcext:value-type="currency">
            <text:p>238,00 zł</text:p>
          </table:table-cell>
          <table:table-cell table:style-name="ce4" table:formula="of:=[.E354]+[.B355]" office:value-type="currency" office:currency="PLN" office:value="139" calcext:value-type="currency">
            <text:p>139,00 zł</text:p>
          </table:table-cell>
          <table:table-cell table:style-name="ce4" table:formula="of:=[.F354]+[.C355]" office:value-type="currency" office:currency="PLN" office:value="173" calcext:value-type="currency">
            <text:p>173,00 zł</text:p>
          </table:table-cell>
          <table:table-cell/>
          <table:table-cell table:style-name="ce17" table:formula="of:=IF(AND([.A355]&lt;0;[.B355]&lt;0;[.C355]&lt;0;SUM([.A355:.C355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4" table:formula="of:=[.D355]+[.A356]" office:value-type="currency" office:currency="PLN" office:value="242" calcext:value-type="currency">
            <text:p>242,00 zł</text:p>
          </table:table-cell>
          <table:table-cell table:style-name="ce4" table:formula="of:=[.E355]+[.B356]" office:value-type="currency" office:currency="PLN" office:value="142" calcext:value-type="currency">
            <text:p>142,00 zł</text:p>
          </table:table-cell>
          <table:table-cell table:style-name="ce4" table:formula="of:=[.F355]+[.C356]" office:value-type="currency" office:currency="PLN" office:value="180" calcext:value-type="currency">
            <text:p>180,00 zł</text:p>
          </table:table-cell>
          <table:table-cell/>
          <table:table-cell table:style-name="ce17" table:formula="of:=IF(AND([.A356]&lt;0;[.B356]&lt;0;[.C356]&lt;0;SUM([.A356:.C356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4" table:formula="of:=[.D356]+[.A357]" office:value-type="currency" office:currency="PLN" office:value="233" calcext:value-type="currency">
            <text:p>233,00 zł</text:p>
          </table:table-cell>
          <table:table-cell table:style-name="ce4" table:formula="of:=[.E356]+[.B357]" office:value-type="currency" office:currency="PLN" office:value="150" calcext:value-type="currency">
            <text:p>150,00 zł</text:p>
          </table:table-cell>
          <table:table-cell table:style-name="ce4" table:formula="of:=[.F356]+[.C357]" office:value-type="currency" office:currency="PLN" office:value="189" calcext:value-type="currency">
            <text:p>189,00 zł</text:p>
          </table:table-cell>
          <table:table-cell/>
          <table:table-cell table:style-name="ce17" table:formula="of:=IF(AND([.A357]&lt;0;[.B357]&lt;0;[.C357]&lt;0;SUM([.A357:.C357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3" calcext:value-type="float">
            <text:p>-3</text:p>
          </table:table-cell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table:style-name="ce4" table:formula="of:=[.D357]+[.A358]" office:value-type="currency" office:currency="PLN" office:value="230" calcext:value-type="currency">
            <text:p>230,00 zł</text:p>
          </table:table-cell>
          <table:table-cell table:style-name="ce4" table:formula="of:=[.E357]+[.B358]" office:value-type="currency" office:currency="PLN" office:value="141" calcext:value-type="currency">
            <text:p>141,00 zł</text:p>
          </table:table-cell>
          <table:table-cell table:style-name="ce4" table:formula="of:=[.F357]+[.C358]" office:value-type="currency" office:currency="PLN" office:value="193" calcext:value-type="currency">
            <text:p>193,00 zł</text:p>
          </table:table-cell>
          <table:table-cell/>
          <table:table-cell table:style-name="ce17" table:formula="of:=IF(AND([.A358]&lt;0;[.B358]&lt;0;[.C358]&lt;0;SUM([.A358:.C358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" table:formula="of:=[.D358]+[.A359]" office:value-type="currency" office:currency="PLN" office:value="223" calcext:value-type="currency">
            <text:p>223,00 zł</text:p>
          </table:table-cell>
          <table:table-cell table:style-name="ce4" table:formula="of:=[.E358]+[.B359]" office:value-type="currency" office:currency="PLN" office:value="144" calcext:value-type="currency">
            <text:p>144,00 zł</text:p>
          </table:table-cell>
          <table:table-cell table:style-name="ce4" table:formula="of:=[.F358]+[.C359]" office:value-type="currency" office:currency="PLN" office:value="195" calcext:value-type="currency">
            <text:p>195,00 zł</text:p>
          </table:table-cell>
          <table:table-cell/>
          <table:table-cell table:style-name="ce17" table:formula="of:=IF(AND([.A359]&lt;0;[.B359]&lt;0;[.C359]&lt;0;SUM([.A359:.C359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  <table:table-cell table:style-name="ce4" table:formula="of:=[.D359]+[.A360]" office:value-type="currency" office:currency="PLN" office:value="231" calcext:value-type="currency">
            <text:p>231,00 zł</text:p>
          </table:table-cell>
          <table:table-cell table:style-name="ce4" table:formula="of:=[.E359]+[.B360]" office:value-type="currency" office:currency="PLN" office:value="139" calcext:value-type="currency">
            <text:p>139,00 zł</text:p>
          </table:table-cell>
          <table:table-cell table:style-name="ce4" table:formula="of:=[.F359]+[.C360]" office:value-type="currency" office:currency="PLN" office:value="202" calcext:value-type="currency">
            <text:p>202,00 zł</text:p>
          </table:table-cell>
          <table:table-cell/>
          <table:table-cell table:style-name="ce17" table:formula="of:=IF(AND([.A360]&lt;0;[.B360]&lt;0;[.C360]&lt;0;SUM([.A360:.C360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table:style-name="ce4" table:formula="of:=[.D360]+[.A361]" office:value-type="currency" office:currency="PLN" office:value="232" calcext:value-type="currency">
            <text:p>232,00 zł</text:p>
          </table:table-cell>
          <table:table-cell table:style-name="ce4" table:formula="of:=[.E360]+[.B361]" office:value-type="currency" office:currency="PLN" office:value="145" calcext:value-type="currency">
            <text:p>145,00 zł</text:p>
          </table:table-cell>
          <table:table-cell table:style-name="ce4" table:formula="of:=[.F360]+[.C361]" office:value-type="currency" office:currency="PLN" office:value="195" calcext:value-type="currency">
            <text:p>195,00 zł</text:p>
          </table:table-cell>
          <table:table-cell/>
          <table:table-cell table:style-name="ce17" table:formula="of:=IF(AND([.A361]&lt;0;[.B361]&lt;0;[.C361]&lt;0;SUM([.A361:.C361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table:style-name="ce4" table:formula="of:=[.D361]+[.A362]" office:value-type="currency" office:currency="PLN" office:value="240" calcext:value-type="currency">
            <text:p>240,00 zł</text:p>
          </table:table-cell>
          <table:table-cell table:style-name="ce4" table:formula="of:=[.E361]+[.B362]" office:value-type="currency" office:currency="PLN" office:value="153" calcext:value-type="currency">
            <text:p>153,00 zł</text:p>
          </table:table-cell>
          <table:table-cell table:style-name="ce4" table:formula="of:=[.F361]+[.C362]" office:value-type="currency" office:currency="PLN" office:value="188" calcext:value-type="currency">
            <text:p>188,00 zł</text:p>
          </table:table-cell>
          <table:table-cell/>
          <table:table-cell table:style-name="ce17" table:formula="of:=IF(AND([.A362]&lt;0;[.B362]&lt;0;[.C362]&lt;0;SUM([.A362:.C362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" table:formula="of:=[.D362]+[.A363]" office:value-type="currency" office:currency="PLN" office:value="245" calcext:value-type="currency">
            <text:p>245,00 zł</text:p>
          </table:table-cell>
          <table:table-cell table:style-name="ce4" table:formula="of:=[.E362]+[.B363]" office:value-type="currency" office:currency="PLN" office:value="156" calcext:value-type="currency">
            <text:p>156,00 zł</text:p>
          </table:table-cell>
          <table:table-cell table:style-name="ce4" table:formula="of:=[.F362]+[.C363]" office:value-type="currency" office:currency="PLN" office:value="193" calcext:value-type="currency">
            <text:p>193,00 zł</text:p>
          </table:table-cell>
          <table:table-cell/>
          <table:table-cell table:style-name="ce17" table:formula="of:=IF(AND([.A363]&lt;0;[.B363]&lt;0;[.C363]&lt;0;SUM([.A363:.C363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table:style-name="ce4" table:formula="of:=[.D363]+[.A364]" office:value-type="currency" office:currency="PLN" office:value="252" calcext:value-type="currency">
            <text:p>252,00 zł</text:p>
          </table:table-cell>
          <table:table-cell table:style-name="ce4" table:formula="of:=[.E363]+[.B364]" office:value-type="currency" office:currency="PLN" office:value="147" calcext:value-type="currency">
            <text:p>147,00 zł</text:p>
          </table:table-cell>
          <table:table-cell table:style-name="ce4" table:formula="of:=[.F363]+[.C364]" office:value-type="currency" office:currency="PLN" office:value="196" calcext:value-type="currency">
            <text:p>196,00 zł</text:p>
          </table:table-cell>
          <table:table-cell/>
          <table:table-cell table:style-name="ce17" table:formula="of:=IF(AND([.A364]&lt;0;[.B364]&lt;0;[.C364]&lt;0;SUM([.A364:.C364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style-name="ce4" table:formula="of:=[.D364]+[.A365]" office:value-type="currency" office:currency="PLN" office:value="256" calcext:value-type="currency">
            <text:p>256,00 zł</text:p>
          </table:table-cell>
          <table:table-cell table:style-name="ce4" table:formula="of:=[.E364]+[.B365]" office:value-type="currency" office:currency="PLN" office:value="140" calcext:value-type="currency">
            <text:p>140,00 zł</text:p>
          </table:table-cell>
          <table:table-cell table:style-name="ce4" table:formula="of:=[.F364]+[.C365]" office:value-type="currency" office:currency="PLN" office:value="203" calcext:value-type="currency">
            <text:p>203,00 zł</text:p>
          </table:table-cell>
          <table:table-cell/>
          <table:table-cell table:style-name="ce17" table:formula="of:=IF(AND([.A365]&lt;0;[.B365]&lt;0;[.C365]&lt;0;SUM([.A365:.C365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" table:formula="of:=[.D365]+[.A366]" office:value-type="currency" office:currency="PLN" office:value="252" calcext:value-type="currency">
            <text:p>252,00 zł</text:p>
          </table:table-cell>
          <table:table-cell table:style-name="ce4" table:formula="of:=[.E365]+[.B366]" office:value-type="currency" office:currency="PLN" office:value="141" calcext:value-type="currency">
            <text:p>141,00 zł</text:p>
          </table:table-cell>
          <table:table-cell table:style-name="ce4" table:formula="of:=[.F365]+[.C366]" office:value-type="currency" office:currency="PLN" office:value="209" calcext:value-type="currency">
            <text:p>209,00 zł</text:p>
          </table:table-cell>
          <table:table-cell/>
          <table:table-cell table:style-name="ce17" table:formula="of:=IF(AND([.A366]&lt;0;[.B366]&lt;0;[.C366]&lt;0;SUM([.A366:.C366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table:style-name="ce4" table:formula="of:=[.D366]+[.A367]" office:value-type="currency" office:currency="PLN" office:value="252" calcext:value-type="currency">
            <text:p>252,00 zł</text:p>
          </table:table-cell>
          <table:table-cell table:style-name="ce4" table:formula="of:=[.E366]+[.B367]" office:value-type="currency" office:currency="PLN" office:value="132" calcext:value-type="currency">
            <text:p>132,00 zł</text:p>
          </table:table-cell>
          <table:table-cell table:style-name="ce4" table:formula="of:=[.F366]+[.C367]" office:value-type="currency" office:currency="PLN" office:value="210" calcext:value-type="currency">
            <text:p>210,00 zł</text:p>
          </table:table-cell>
          <table:table-cell/>
          <table:table-cell table:style-name="ce17" table:formula="of:=IF(AND([.A367]&lt;0;[.B367]&lt;0;[.C367]&lt;0;SUM([.A367:.C367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 table:style-name="ce4" table:formula="of:=[.D367]+[.A368]" office:value-type="currency" office:currency="PLN" office:value="255" calcext:value-type="currency">
            <text:p>255,00 zł</text:p>
          </table:table-cell>
          <table:table-cell table:style-name="ce4" table:formula="of:=[.E367]+[.B368]" office:value-type="currency" office:currency="PLN" office:value="123" calcext:value-type="currency">
            <text:p>123,00 zł</text:p>
          </table:table-cell>
          <table:table-cell table:style-name="ce4" table:formula="of:=[.F367]+[.C368]" office:value-type="currency" office:currency="PLN" office:value="215" calcext:value-type="currency">
            <text:p>215,00 zł</text:p>
          </table:table-cell>
          <table:table-cell/>
          <table:table-cell table:style-name="ce17" table:formula="of:=IF(AND([.A368]&lt;0;[.B368]&lt;0;[.C368]&lt;0;SUM([.A368:.C368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style-name="ce4" table:formula="of:=[.D368]+[.A369]" office:value-type="currency" office:currency="PLN" office:value="261" calcext:value-type="currency">
            <text:p>261,00 zł</text:p>
          </table:table-cell>
          <table:table-cell table:style-name="ce4" table:formula="of:=[.E368]+[.B369]" office:value-type="currency" office:currency="PLN" office:value="127" calcext:value-type="currency">
            <text:p>127,00 zł</text:p>
          </table:table-cell>
          <table:table-cell table:style-name="ce4" table:formula="of:=[.F368]+[.C369]" office:value-type="currency" office:currency="PLN" office:value="212" calcext:value-type="currency">
            <text:p>212,00 zł</text:p>
          </table:table-cell>
          <table:table-cell/>
          <table:table-cell table:style-name="ce17" table:formula="of:=IF(AND([.A369]&lt;0;[.B369]&lt;0;[.C369]&lt;0;SUM([.A369:.C369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table:style-name="ce4" table:formula="of:=[.D369]+[.A370]" office:value-type="currency" office:currency="PLN" office:value="259" calcext:value-type="currency">
            <text:p>259,00 zł</text:p>
          </table:table-cell>
          <table:table-cell table:style-name="ce4" table:formula="of:=[.E369]+[.B370]" office:value-type="currency" office:currency="PLN" office:value="123" calcext:value-type="currency">
            <text:p>123,00 zł</text:p>
          </table:table-cell>
          <table:table-cell table:style-name="ce4" table:formula="of:=[.F369]+[.C370]" office:value-type="currency" office:currency="PLN" office:value="210" calcext:value-type="currency">
            <text:p>210,00 zł</text:p>
          </table:table-cell>
          <table:table-cell/>
          <table:table-cell table:style-name="ce17" table:formula="of:=IF(AND([.A370]&lt;0;[.B370]&lt;0;[.C370]&lt;0;SUM([.A370:.C370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table:style-name="ce4" table:formula="of:=[.D370]+[.A371]" office:value-type="currency" office:currency="PLN" office:value="259" calcext:value-type="currency">
            <text:p>259,00 zł</text:p>
          </table:table-cell>
          <table:table-cell table:style-name="ce4" table:formula="of:=[.E370]+[.B371]" office:value-type="currency" office:currency="PLN" office:value="119" calcext:value-type="currency">
            <text:p>119,00 zł</text:p>
          </table:table-cell>
          <table:table-cell table:style-name="ce4" table:formula="of:=[.F370]+[.C371]" office:value-type="currency" office:currency="PLN" office:value="205" calcext:value-type="currency">
            <text:p>205,00 zł</text:p>
          </table:table-cell>
          <table:table-cell/>
          <table:table-cell table:style-name="ce17" table:formula="of:=IF(AND([.A371]&lt;0;[.B371]&lt;0;[.C371]&lt;0;SUM([.A371:.C371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4" table:formula="of:=[.D371]+[.A372]" office:value-type="currency" office:currency="PLN" office:value="254" calcext:value-type="currency">
            <text:p>254,00 zł</text:p>
          </table:table-cell>
          <table:table-cell table:style-name="ce4" table:formula="of:=[.E371]+[.B372]" office:value-type="currency" office:currency="PLN" office:value="128" calcext:value-type="currency">
            <text:p>128,00 zł</text:p>
          </table:table-cell>
          <table:table-cell table:style-name="ce4" table:formula="of:=[.F371]+[.C372]" office:value-type="currency" office:currency="PLN" office:value="212" calcext:value-type="currency">
            <text:p>212,00 zł</text:p>
          </table:table-cell>
          <table:table-cell/>
          <table:table-cell table:style-name="ce17" table:formula="of:=IF(AND([.A372]&lt;0;[.B372]&lt;0;[.C372]&lt;0;SUM([.A372:.C372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table:style-name="ce4" table:formula="of:=[.D372]+[.A373]" office:value-type="currency" office:currency="PLN" office:value="246" calcext:value-type="currency">
            <text:p>246,00 zł</text:p>
          </table:table-cell>
          <table:table-cell table:style-name="ce4" table:formula="of:=[.E372]+[.B373]" office:value-type="currency" office:currency="PLN" office:value="123" calcext:value-type="currency">
            <text:p>123,00 zł</text:p>
          </table:table-cell>
          <table:table-cell table:style-name="ce4" table:formula="of:=[.F372]+[.C373]" office:value-type="currency" office:currency="PLN" office:value="218" calcext:value-type="currency">
            <text:p>218,00 zł</text:p>
          </table:table-cell>
          <table:table-cell/>
          <table:table-cell table:style-name="ce17" table:formula="of:=IF(AND([.A373]&lt;0;[.B373]&lt;0;[.C373]&lt;0;SUM([.A373:.C373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table:style-name="ce4" table:formula="of:=[.D373]+[.A374]" office:value-type="currency" office:currency="PLN" office:value="237" calcext:value-type="currency">
            <text:p>237,00 zł</text:p>
          </table:table-cell>
          <table:table-cell table:style-name="ce4" table:formula="of:=[.E373]+[.B374]" office:value-type="currency" office:currency="PLN" office:value="122" calcext:value-type="currency">
            <text:p>122,00 zł</text:p>
          </table:table-cell>
          <table:table-cell table:style-name="ce4" table:formula="of:=[.F373]+[.C374]" office:value-type="currency" office:currency="PLN" office:value="210" calcext:value-type="currency">
            <text:p>210,00 zł</text:p>
          </table:table-cell>
          <table:table-cell/>
          <table:table-cell table:style-name="ce17" table:formula="of:=IF(AND([.A374]&lt;0;[.B374]&lt;0;[.C374]&lt;0;SUM([.A374:.C374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table:style-name="ce4" table:formula="of:=[.D374]+[.A375]" office:value-type="currency" office:currency="PLN" office:value="229" calcext:value-type="currency">
            <text:p>229,00 zł</text:p>
          </table:table-cell>
          <table:table-cell table:style-name="ce4" table:formula="of:=[.E374]+[.B375]" office:value-type="currency" office:currency="PLN" office:value="121" calcext:value-type="currency">
            <text:p>121,00 zł</text:p>
          </table:table-cell>
          <table:table-cell table:style-name="ce4" table:formula="of:=[.F374]+[.C375]" office:value-type="currency" office:currency="PLN" office:value="202" calcext:value-type="currency">
            <text:p>202,00 zł</text:p>
          </table:table-cell>
          <table:table-cell/>
          <table:table-cell table:style-name="ce17" table:formula="of:=IF(AND([.A375]&lt;0;[.B375]&lt;0;[.C375]&lt;0;SUM([.A375:.C375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table:style-name="ce4" table:formula="of:=[.D375]+[.A376]" office:value-type="currency" office:currency="PLN" office:value="222" calcext:value-type="currency">
            <text:p>222,00 zł</text:p>
          </table:table-cell>
          <table:table-cell table:style-name="ce4" table:formula="of:=[.E375]+[.B376]" office:value-type="currency" office:currency="PLN" office:value="117" calcext:value-type="currency">
            <text:p>117,00 zł</text:p>
          </table:table-cell>
          <table:table-cell table:style-name="ce4" table:formula="of:=[.F375]+[.C376]" office:value-type="currency" office:currency="PLN" office:value="208" calcext:value-type="currency">
            <text:p>208,00 zł</text:p>
          </table:table-cell>
          <table:table-cell/>
          <table:table-cell table:style-name="ce17" table:formula="of:=IF(AND([.A376]&lt;0;[.B376]&lt;0;[.C376]&lt;0;SUM([.A376:.C376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4" table:formula="of:=[.D376]+[.A377]" office:value-type="currency" office:currency="PLN" office:value="219" calcext:value-type="currency">
            <text:p>219,00 zł</text:p>
          </table:table-cell>
          <table:table-cell table:style-name="ce4" table:formula="of:=[.E376]+[.B377]" office:value-type="currency" office:currency="PLN" office:value="120" calcext:value-type="currency">
            <text:p>120,00 zł</text:p>
          </table:table-cell>
          <table:table-cell table:style-name="ce4" table:formula="of:=[.F376]+[.C377]" office:value-type="currency" office:currency="PLN" office:value="216" calcext:value-type="currency">
            <text:p>216,00 zł</text:p>
          </table:table-cell>
          <table:table-cell/>
          <table:table-cell table:style-name="ce17" table:formula="of:=IF(AND([.A377]&lt;0;[.B377]&lt;0;[.C377]&lt;0;SUM([.A377:.C377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4" table:formula="of:=[.D377]+[.A378]" office:value-type="currency" office:currency="PLN" office:value="213" calcext:value-type="currency">
            <text:p>213,00 zł</text:p>
          </table:table-cell>
          <table:table-cell table:style-name="ce4" table:formula="of:=[.E377]+[.B378]" office:value-type="currency" office:currency="PLN" office:value="130" calcext:value-type="currency">
            <text:p>130,00 zł</text:p>
          </table:table-cell>
          <table:table-cell table:style-name="ce4" table:formula="of:=[.F377]+[.C378]" office:value-type="currency" office:currency="PLN" office:value="223" calcext:value-type="currency">
            <text:p>223,00 zł</text:p>
          </table:table-cell>
          <table:table-cell/>
          <table:table-cell table:style-name="ce17" table:formula="of:=IF(AND([.A378]&lt;0;[.B378]&lt;0;[.C378]&lt;0;SUM([.A378:.C378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style-name="ce4" table:formula="of:=[.D378]+[.A379]" office:value-type="currency" office:currency="PLN" office:value="211" calcext:value-type="currency">
            <text:p>211,00 zł</text:p>
          </table:table-cell>
          <table:table-cell table:style-name="ce4" table:formula="of:=[.E378]+[.B379]" office:value-type="currency" office:currency="PLN" office:value="131" calcext:value-type="currency">
            <text:p>131,00 zł</text:p>
          </table:table-cell>
          <table:table-cell table:style-name="ce4" table:formula="of:=[.F378]+[.C379]" office:value-type="currency" office:currency="PLN" office:value="215" calcext:value-type="currency">
            <text:p>215,00 zł</text:p>
          </table:table-cell>
          <table:table-cell/>
          <table:table-cell table:style-name="ce17" table:formula="of:=IF(AND([.A379]&lt;0;[.B379]&lt;0;[.C379]&lt;0;SUM([.A379:.C379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4" table:formula="of:=[.D379]+[.A380]" office:value-type="currency" office:currency="PLN" office:value="219" calcext:value-type="currency">
            <text:p>219,00 zł</text:p>
          </table:table-cell>
          <table:table-cell table:style-name="ce4" table:formula="of:=[.E379]+[.B380]" office:value-type="currency" office:currency="PLN" office:value="130" calcext:value-type="currency">
            <text:p>130,00 zł</text:p>
          </table:table-cell>
          <table:table-cell table:style-name="ce4" table:formula="of:=[.F379]+[.C380]" office:value-type="currency" office:currency="PLN" office:value="214" calcext:value-type="currency">
            <text:p>214,00 zł</text:p>
          </table:table-cell>
          <table:table-cell/>
          <table:table-cell table:style-name="ce17" table:formula="of:=IF(AND([.A380]&lt;0;[.B380]&lt;0;[.C380]&lt;0;SUM([.A380:.C380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  <table:table-cell table:style-name="ce4" table:formula="of:=[.D380]+[.A381]" office:value-type="currency" office:currency="PLN" office:value="223" calcext:value-type="currency">
            <text:p>223,00 zł</text:p>
          </table:table-cell>
          <table:table-cell table:style-name="ce4" table:formula="of:=[.E380]+[.B381]" office:value-type="currency" office:currency="PLN" office:value="128" calcext:value-type="currency">
            <text:p>128,00 zł</text:p>
          </table:table-cell>
          <table:table-cell table:style-name="ce4" table:formula="of:=[.F380]+[.C381]" office:value-type="currency" office:currency="PLN" office:value="206" calcext:value-type="currency">
            <text:p>206,00 zł</text:p>
          </table:table-cell>
          <table:table-cell/>
          <table:table-cell table:style-name="ce17" table:formula="of:=IF(AND([.A381]&lt;0;[.B381]&lt;0;[.C381]&lt;0;SUM([.A381:.C381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style-name="ce4" table:formula="of:=[.D381]+[.A382]" office:value-type="currency" office:currency="PLN" office:value="220" calcext:value-type="currency">
            <text:p>220,00 zł</text:p>
          </table:table-cell>
          <table:table-cell table:style-name="ce4" table:formula="of:=[.E381]+[.B382]" office:value-type="currency" office:currency="PLN" office:value="125" calcext:value-type="currency">
            <text:p>125,00 zł</text:p>
          </table:table-cell>
          <table:table-cell table:style-name="ce4" table:formula="of:=[.F381]+[.C382]" office:value-type="currency" office:currency="PLN" office:value="204" calcext:value-type="currency">
            <text:p>204,00 zł</text:p>
          </table:table-cell>
          <table:table-cell/>
          <table:table-cell table:style-name="ce17" table:formula="of:=IF(AND([.A382]&lt;0;[.B382]&lt;0;[.C382]&lt;0;SUM([.A382:.C382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style-name="ce4" table:formula="of:=[.D382]+[.A383]" office:value-type="currency" office:currency="PLN" office:value="224" calcext:value-type="currency">
            <text:p>224,00 zł</text:p>
          </table:table-cell>
          <table:table-cell table:style-name="ce4" table:formula="of:=[.E382]+[.B383]" office:value-type="currency" office:currency="PLN" office:value="122" calcext:value-type="currency">
            <text:p>122,00 zł</text:p>
          </table:table-cell>
          <table:table-cell table:style-name="ce4" table:formula="of:=[.F382]+[.C383]" office:value-type="currency" office:currency="PLN" office:value="204" calcext:value-type="currency">
            <text:p>204,00 zł</text:p>
          </table:table-cell>
          <table:table-cell/>
          <table:table-cell table:style-name="ce17" table:formula="of:=IF(AND([.A383]&lt;0;[.B383]&lt;0;[.C383]&lt;0;SUM([.A383:.C383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style-name="ce4" table:formula="of:=[.D383]+[.A384]" office:value-type="currency" office:currency="PLN" office:value="216" calcext:value-type="currency">
            <text:p>216,00 zł</text:p>
          </table:table-cell>
          <table:table-cell table:style-name="ce4" table:formula="of:=[.E383]+[.B384]" office:value-type="currency" office:currency="PLN" office:value="122" calcext:value-type="currency">
            <text:p>122,00 zł</text:p>
          </table:table-cell>
          <table:table-cell table:style-name="ce4" table:formula="of:=[.F383]+[.C384]" office:value-type="currency" office:currency="PLN" office:value="202" calcext:value-type="currency">
            <text:p>202,00 zł</text:p>
          </table:table-cell>
          <table:table-cell/>
          <table:table-cell table:style-name="ce17" table:formula="of:=IF(AND([.A384]&lt;0;[.B384]&lt;0;[.C384]&lt;0;SUM([.A384:.C384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2" calcext:value-type="float">
            <text:p>-2</text:p>
          </table:table-cell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  <table:table-cell table:style-name="ce4" table:formula="of:=[.D384]+[.A385]" office:value-type="currency" office:currency="PLN" office:value="214" calcext:value-type="currency">
            <text:p>214,00 zł</text:p>
          </table:table-cell>
          <table:table-cell table:style-name="ce4" table:formula="of:=[.E384]+[.B385]" office:value-type="currency" office:currency="PLN" office:value="113" calcext:value-type="currency">
            <text:p>113,00 zł</text:p>
          </table:table-cell>
          <table:table-cell table:style-name="ce4" table:formula="of:=[.F384]+[.C385]" office:value-type="currency" office:currency="PLN" office:value="198" calcext:value-type="currency">
            <text:p>198,00 zł</text:p>
          </table:table-cell>
          <table:table-cell/>
          <table:table-cell table:style-name="ce17" table:formula="of:=IF(AND([.A385]&lt;0;[.B385]&lt;0;[.C385]&lt;0;SUM([.A385:.C385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table:style-name="ce4" table:formula="of:=[.D385]+[.A386]" office:value-type="currency" office:currency="PLN" office:value="220" calcext:value-type="currency">
            <text:p>220,00 zł</text:p>
          </table:table-cell>
          <table:table-cell table:style-name="ce4" table:formula="of:=[.E385]+[.B386]" office:value-type="currency" office:currency="PLN" office:value="116" calcext:value-type="currency">
            <text:p>116,00 zł</text:p>
          </table:table-cell>
          <table:table-cell table:style-name="ce4" table:formula="of:=[.F385]+[.C386]" office:value-type="currency" office:currency="PLN" office:value="194" calcext:value-type="currency">
            <text:p>194,00 zł</text:p>
          </table:table-cell>
          <table:table-cell/>
          <table:table-cell table:style-name="ce17" table:formula="of:=IF(AND([.A386]&lt;0;[.B386]&lt;0;[.C386]&lt;0;SUM([.A386:.C386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table:style-name="ce4" table:formula="of:=[.D386]+[.A387]" office:value-type="currency" office:currency="PLN" office:value="226" calcext:value-type="currency">
            <text:p>226,00 zł</text:p>
          </table:table-cell>
          <table:table-cell table:style-name="ce4" table:formula="of:=[.E386]+[.B387]" office:value-type="currency" office:currency="PLN" office:value="112" calcext:value-type="currency">
            <text:p>112,00 zł</text:p>
          </table:table-cell>
          <table:table-cell table:style-name="ce4" table:formula="of:=[.F386]+[.C387]" office:value-type="currency" office:currency="PLN" office:value="202" calcext:value-type="currency">
            <text:p>202,00 zł</text:p>
          </table:table-cell>
          <table:table-cell/>
          <table:table-cell table:style-name="ce17" table:formula="of:=IF(AND([.A387]&lt;0;[.B387]&lt;0;[.C387]&lt;0;SUM([.A387:.C387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table:style-name="ce4" table:formula="of:=[.D387]+[.A388]" office:value-type="currency" office:currency="PLN" office:value="224" calcext:value-type="currency">
            <text:p>224,00 zł</text:p>
          </table:table-cell>
          <table:table-cell table:style-name="ce4" table:formula="of:=[.E387]+[.B388]" office:value-type="currency" office:currency="PLN" office:value="107" calcext:value-type="currency">
            <text:p>107,00 zł</text:p>
          </table:table-cell>
          <table:table-cell table:style-name="ce4" table:formula="of:=[.F387]+[.C388]" office:value-type="currency" office:currency="PLN" office:value="196" calcext:value-type="currency">
            <text:p>196,00 zł</text:p>
          </table:table-cell>
          <table:table-cell/>
          <table:table-cell table:style-name="ce17" table:formula="of:=IF(AND([.A388]&lt;0;[.B388]&lt;0;[.C388]&lt;0;SUM([.A388:.C388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4" table:formula="of:=[.D388]+[.A389]" office:value-type="currency" office:currency="PLN" office:value="218" calcext:value-type="currency">
            <text:p>218,00 zł</text:p>
          </table:table-cell>
          <table:table-cell table:style-name="ce4" table:formula="of:=[.E388]+[.B389]" office:value-type="currency" office:currency="PLN" office:value="110" calcext:value-type="currency">
            <text:p>110,00 zł</text:p>
          </table:table-cell>
          <table:table-cell table:style-name="ce4" table:formula="of:=[.F388]+[.C389]" office:value-type="currency" office:currency="PLN" office:value="205" calcext:value-type="currency">
            <text:p>205,00 zł</text:p>
          </table:table-cell>
          <table:table-cell/>
          <table:table-cell table:style-name="ce17" table:formula="of:=IF(AND([.A389]&lt;0;[.B389]&lt;0;[.C389]&lt;0;SUM([.A389:.C389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table:style-name="ce4" table:formula="of:=[.D389]+[.A390]" office:value-type="currency" office:currency="PLN" office:value="224" calcext:value-type="currency">
            <text:p>224,00 zł</text:p>
          </table:table-cell>
          <table:table-cell table:style-name="ce4" table:formula="of:=[.E389]+[.B390]" office:value-type="currency" office:currency="PLN" office:value="104" calcext:value-type="currency">
            <text:p>104,00 zł</text:p>
          </table:table-cell>
          <table:table-cell table:style-name="ce4" table:formula="of:=[.F389]+[.C390]" office:value-type="currency" office:currency="PLN" office:value="207" calcext:value-type="currency">
            <text:p>207,00 zł</text:p>
          </table:table-cell>
          <table:table-cell/>
          <table:table-cell table:style-name="ce17" table:formula="of:=IF(AND([.A390]&lt;0;[.B390]&lt;0;[.C390]&lt;0;SUM([.A390:.C390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4" table:formula="of:=[.D390]+[.A391]" office:value-type="currency" office:currency="PLN" office:value="227" calcext:value-type="currency">
            <text:p>227,00 zł</text:p>
          </table:table-cell>
          <table:table-cell table:style-name="ce4" table:formula="of:=[.E390]+[.B391]" office:value-type="currency" office:currency="PLN" office:value="103" calcext:value-type="currency">
            <text:p>103,00 zł</text:p>
          </table:table-cell>
          <table:table-cell table:style-name="ce4" table:formula="of:=[.F390]+[.C391]" office:value-type="currency" office:currency="PLN" office:value="207" calcext:value-type="currency">
            <text:p>207,00 zł</text:p>
          </table:table-cell>
          <table:table-cell/>
          <table:table-cell table:style-name="ce17" table:formula="of:=IF(AND([.A391]&lt;0;[.B391]&lt;0;[.C391]&lt;0;SUM([.A391:.C391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 table:style-name="ce4" table:formula="of:=[.D391]+[.A392]" office:value-type="currency" office:currency="PLN" office:value="232" calcext:value-type="currency">
            <text:p>232,00 zł</text:p>
          </table:table-cell>
          <table:table-cell table:style-name="ce4" table:formula="of:=[.E391]+[.B392]" office:value-type="currency" office:currency="PLN" office:value="102" calcext:value-type="currency">
            <text:p>102,00 zł</text:p>
          </table:table-cell>
          <table:table-cell table:style-name="ce4" table:formula="of:=[.F391]+[.C392]" office:value-type="currency" office:currency="PLN" office:value="200" calcext:value-type="currency">
            <text:p>200,00 zł</text:p>
          </table:table-cell>
          <table:table-cell/>
          <table:table-cell table:style-name="ce17" table:formula="of:=IF(AND([.A392]&lt;0;[.B392]&lt;0;[.C392]&lt;0;SUM([.A392:.C392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[.D392]+[.A393]" office:value-type="currency" office:currency="PLN" office:value="233" calcext:value-type="currency">
            <text:p>233,00 zł</text:p>
          </table:table-cell>
          <table:table-cell table:style-name="ce4" table:formula="of:=[.E392]+[.B393]" office:value-type="currency" office:currency="PLN" office:value="108" calcext:value-type="currency">
            <text:p>108,00 zł</text:p>
          </table:table-cell>
          <table:table-cell table:style-name="ce4" table:formula="of:=[.F392]+[.C393]" office:value-type="currency" office:currency="PLN" office:value="200" calcext:value-type="currency">
            <text:p>200,00 zł</text:p>
          </table:table-cell>
          <table:table-cell/>
          <table:table-cell table:style-name="ce17" table:formula="of:=IF(AND([.A393]&lt;0;[.B393]&lt;0;[.C393]&lt;0;SUM([.A393:.C393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table:style-name="ce4" table:formula="of:=[.D393]+[.A394]" office:value-type="currency" office:currency="PLN" office:value="230" calcext:value-type="currency">
            <text:p>230,00 zł</text:p>
          </table:table-cell>
          <table:table-cell table:style-name="ce4" table:formula="of:=[.E393]+[.B394]" office:value-type="currency" office:currency="PLN" office:value="115" calcext:value-type="currency">
            <text:p>115,00 zł</text:p>
          </table:table-cell>
          <table:table-cell table:style-name="ce4" table:formula="of:=[.F393]+[.C394]" office:value-type="currency" office:currency="PLN" office:value="196" calcext:value-type="currency">
            <text:p>196,00 zł</text:p>
          </table:table-cell>
          <table:table-cell/>
          <table:table-cell table:style-name="ce17" table:formula="of:=IF(AND([.A394]&lt;0;[.B394]&lt;0;[.C394]&lt;0;SUM([.A394:.C394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table:style-name="ce4" table:formula="of:=[.D394]+[.A395]" office:value-type="currency" office:currency="PLN" office:value="226" calcext:value-type="currency">
            <text:p>226,00 zł</text:p>
          </table:table-cell>
          <table:table-cell table:style-name="ce4" table:formula="of:=[.E394]+[.B395]" office:value-type="currency" office:currency="PLN" office:value="110" calcext:value-type="currency">
            <text:p>110,00 zł</text:p>
          </table:table-cell>
          <table:table-cell table:style-name="ce4" table:formula="of:=[.F394]+[.C395]" office:value-type="currency" office:currency="PLN" office:value="201" calcext:value-type="currency">
            <text:p>201,00 zł</text:p>
          </table:table-cell>
          <table:table-cell/>
          <table:table-cell table:style-name="ce17" table:formula="of:=IF(AND([.A395]&lt;0;[.B395]&lt;0;[.C395]&lt;0;SUM([.A395:.C395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table:style-name="ce4" table:formula="of:=[.D395]+[.A396]" office:value-type="currency" office:currency="PLN" office:value="230" calcext:value-type="currency">
            <text:p>230,00 zł</text:p>
          </table:table-cell>
          <table:table-cell table:style-name="ce4" table:formula="of:=[.E395]+[.B396]" office:value-type="currency" office:currency="PLN" office:value="107" calcext:value-type="currency">
            <text:p>107,00 zł</text:p>
          </table:table-cell>
          <table:table-cell table:style-name="ce4" table:formula="of:=[.F395]+[.C396]" office:value-type="currency" office:currency="PLN" office:value="197" calcext:value-type="currency">
            <text:p>197,00 zł</text:p>
          </table:table-cell>
          <table:table-cell/>
          <table:table-cell table:style-name="ce17" table:formula="of:=IF(AND([.A396]&lt;0;[.B396]&lt;0;[.C396]&lt;0;SUM([.A396:.C396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4" table:formula="of:=[.D396]+[.A397]" office:value-type="currency" office:currency="PLN" office:value="221" calcext:value-type="currency">
            <text:p>221,00 zł</text:p>
          </table:table-cell>
          <table:table-cell table:style-name="ce4" table:formula="of:=[.E396]+[.B397]" office:value-type="currency" office:currency="PLN" office:value="114" calcext:value-type="currency">
            <text:p>114,00 zł</text:p>
          </table:table-cell>
          <table:table-cell table:style-name="ce4" table:formula="of:=[.F396]+[.C397]" office:value-type="currency" office:currency="PLN" office:value="200" calcext:value-type="currency">
            <text:p>200,00 zł</text:p>
          </table:table-cell>
          <table:table-cell/>
          <table:table-cell table:style-name="ce17" table:formula="of:=IF(AND([.A397]&lt;0;[.B397]&lt;0;[.C397]&lt;0;SUM([.A397:.C397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4" table:formula="of:=[.D397]+[.A398]" office:value-type="currency" office:currency="PLN" office:value="223" calcext:value-type="currency">
            <text:p>223,00 zł</text:p>
          </table:table-cell>
          <table:table-cell table:style-name="ce4" table:formula="of:=[.E397]+[.B398]" office:value-type="currency" office:currency="PLN" office:value="122" calcext:value-type="currency">
            <text:p>122,00 zł</text:p>
          </table:table-cell>
          <table:table-cell table:style-name="ce4" table:formula="of:=[.F397]+[.C398]" office:value-type="currency" office:currency="PLN" office:value="208" calcext:value-type="currency">
            <text:p>208,00 zł</text:p>
          </table:table-cell>
          <table:table-cell/>
          <table:table-cell table:style-name="ce17" table:formula="of:=IF(AND([.A398]&lt;0;[.B398]&lt;0;[.C398]&lt;0;SUM([.A398:.C398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4" table:formula="of:=[.D398]+[.A399]" office:value-type="currency" office:currency="PLN" office:value="219" calcext:value-type="currency">
            <text:p>219,00 zł</text:p>
          </table:table-cell>
          <table:table-cell table:style-name="ce4" table:formula="of:=[.E398]+[.B399]" office:value-type="currency" office:currency="PLN" office:value="121" calcext:value-type="currency">
            <text:p>121,00 zł</text:p>
          </table:table-cell>
          <table:table-cell table:style-name="ce4" table:formula="of:=[.F398]+[.C399]" office:value-type="currency" office:currency="PLN" office:value="208" calcext:value-type="currency">
            <text:p>208,00 zł</text:p>
          </table:table-cell>
          <table:table-cell/>
          <table:table-cell table:style-name="ce17" table:formula="of:=IF(AND([.A399]&lt;0;[.B399]&lt;0;[.C399]&lt;0;SUM([.A399:.C399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-5" calcext:value-type="float">
            <text:p>-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table:style-name="ce4" table:formula="of:=[.D399]+[.A400]" office:value-type="currency" office:currency="PLN" office:value="214" calcext:value-type="currency">
            <text:p>214,00 zł</text:p>
          </table:table-cell>
          <table:table-cell table:style-name="ce4" table:formula="of:=[.E399]+[.B400]" office:value-type="currency" office:currency="PLN" office:value="112" calcext:value-type="currency">
            <text:p>112,00 zł</text:p>
          </table:table-cell>
          <table:table-cell table:style-name="ce4" table:formula="of:=[.F399]+[.C400]" office:value-type="currency" office:currency="PLN" office:value="207" calcext:value-type="currency">
            <text:p>207,00 zł</text:p>
          </table:table-cell>
          <table:table-cell/>
          <table:table-cell table:style-name="ce17" table:formula="of:=IF(AND([.A400]&lt;0;[.B400]&lt;0;[.C400]&lt;0;SUM([.A400:.C400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9" calcext:value-type="float">
            <text:p>-9</text:p>
          </table:table-cell>
          <table:table-cell table:style-name="ce4" table:formula="of:=[.D400]+[.A401]" office:value-type="currency" office:currency="PLN" office:value="221" calcext:value-type="currency">
            <text:p>221,00 zł</text:p>
          </table:table-cell>
          <table:table-cell table:style-name="ce4" table:formula="of:=[.E400]+[.B401]" office:value-type="currency" office:currency="PLN" office:value="117" calcext:value-type="currency">
            <text:p>117,00 zł</text:p>
          </table:table-cell>
          <table:table-cell table:style-name="ce4" table:formula="of:=[.F400]+[.C401]" office:value-type="currency" office:currency="PLN" office:value="198" calcext:value-type="currency">
            <text:p>198,00 zł</text:p>
          </table:table-cell>
          <table:table-cell/>
          <table:table-cell table:style-name="ce17" table:formula="of:=IF(AND([.A401]&lt;0;[.B401]&lt;0;[.C401]&lt;0;SUM([.A401:.C401])&lt;-20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 table:number-rows-repeated="1048174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'zadanie d'.H2:'zadanie d'.H401">
            <calcext:condition calcext:apply-style-name="Error" calcext:value="=&quot;TAK&quot;" calcext:base-cell-address="'zadanie d'.H2"/>
          </calcext:conditional-format>
        </calcext:conditional-formats>
      </table:table>
      <table:table table:name="zadanie e" table:style-name="ta1">
        <table:table-column table:style-name="co1" table:number-columns-repeated="3" table:default-cell-style-name="Default"/>
        <table:table-column table:style-name="co2" table:default-cell-style-name="ce2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table:number-columns-repeated="3"/>
          <table:table-cell table:style-name="ce18" office:value-type="string" calcext:value-type="string">
            <text:p>FIRMA A</text:p>
          </table:table-cell>
          <table:table-cell table:style-name="ce28" office:value-type="string" calcext:value-type="string">
            <text:p>Czy rekord firmy A</text:p>
          </table:table-cell>
          <table:table-cell table:number-columns-repeated="2"/>
          <table:table-cell table:style-name="ce22" office:value-type="string" calcext:value-type="string" table:number-columns-spanned="2" table:number-rows-spanned="1">
            <text:p>Odpowiedź:</text:p>
          </table:table-cell>
          <table:covered-table-cell table:style-name="ce3"/>
          <table:table-cell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table:style-name="ce21"/>
          <table:table-cell table:number-columns-repeated="2"/>
          <table:table-cell table:style-name="ce2" office:value-type="string" calcext:value-type="string">
            <text:p>Ile razy zmieniał się rekord:</text:p>
          </table:table-cell>
          <table:table-cell table:style-name="ce2" table:formula="of:=COUNTIF([.E$1:.E$1048576];&quot;TAK&quot;)"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table:formula="of:=200+[.A3]" office:value-type="float" office:value="198" calcext:value-type="float">
            <text:p>198</text:p>
          </table:table-cell>
          <table:table-cell table:formula="of:=IF([.D3]&gt;[.D2]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formula="of:=[.D3]+[.A4]" office:value-type="float" office:value="195" calcext:value-type="float">
            <text:p>195</text:p>
          </table:table-cell>
          <table:table-cell table:formula="of:=IF([.D4]&gt;MAX([.$D$2:.D3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table:formula="of:=[.D4]+[.A5]" office:value-type="float" office:value="198" calcext:value-type="float">
            <text:p>198</text:p>
          </table:table-cell>
          <table:table-cell table:formula="of:=IF([.D5]&gt;MAX([.$D$2:.D4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formula="of:=[.D5]+[.A6]" office:value-type="float" office:value="194" calcext:value-type="float">
            <text:p>194</text:p>
          </table:table-cell>
          <table:table-cell table:formula="of:=IF([.D6]&gt;MAX([.$D$2:.D5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table:formula="of:=[.D6]+[.A7]" office:value-type="float" office:value="200" calcext:value-type="float">
            <text:p>200</text:p>
          </table:table-cell>
          <table:table-cell table:formula="of:=IF([.D7]&gt;MAX([.$D$2:.D6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table:formula="of:=[.D7]+[.A8]" office:value-type="float" office:value="207" calcext:value-type="float">
            <text:p>207</text:p>
          </table:table-cell>
          <table:table-cell table:style-name="ce21" table:formula="of:=IF([.D8]&gt;MAX([.$D$2:.D7]);&quot;TAK&quot;;&quot;NIE&quot;)" office:value-type="string" office:string-value="TAK" calcext:value-type="string">
            <text:p>TAK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[.D8]+[.A9]" office:value-type="float" office:value="209" calcext:value-type="float">
            <text:p>209</text:p>
          </table:table-cell>
          <table:table-cell table:style-name="ce21" table:formula="of:=IF([.D9]&gt;MAX([.$D$2:.D8]);&quot;TAK&quot;;&quot;NIE&quot;)" office:value-type="string" office:string-value="TAK" calcext:value-type="string">
            <text:p>TAK</text:p>
          </table:table-cell>
          <table:table-cell table:number-columns-repeated="5"/>
        </table:table-row>
        <table:table-row table:style-name="ro1" table:visibility="filter"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table:formula="of:=[.D9]+[.A10]" office:value-type="float" office:value="207" calcext:value-type="float">
            <text:p>207</text:p>
          </table:table-cell>
          <table:table-cell table:formula="of:=IF([.D10]&gt;MAX([.$D$2:.D9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 table:formula="of:=[.D10]+[.A11]" office:value-type="float" office:value="199" calcext:value-type="float">
            <text:p>199</text:p>
          </table:table-cell>
          <table:table-cell table:formula="of:=IF([.D11]&gt;MAX([.$D$2:.D10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11]+[.A12]" office:value-type="float" office:value="201" calcext:value-type="float">
            <text:p>201</text:p>
          </table:table-cell>
          <table:table-cell table:formula="of:=IF([.D12]&gt;MAX([.$D$2:.D11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table:formula="of:=[.D12]+[.A13]" office:value-type="float" office:value="194" calcext:value-type="float">
            <text:p>194</text:p>
          </table:table-cell>
          <table:table-cell table:formula="of:=IF([.D13]&gt;MAX([.$D$2:.D12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table:formula="of:=[.D13]+[.A14]" office:value-type="float" office:value="203" calcext:value-type="float">
            <text:p>203</text:p>
          </table:table-cell>
          <table:table-cell table:formula="of:=IF([.D14]&gt;MAX([.$D$2:.D13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table:formula="of:=[.D14]+[.A15]" office:value-type="float" office:value="212" calcext:value-type="float">
            <text:p>212</text:p>
          </table:table-cell>
          <table:table-cell table:style-name="ce21" table:formula="of:=IF([.D15]&gt;MAX([.$D$2:.D14]);&quot;TAK&quot;;&quot;NIE&quot;)" office:value-type="string" office:string-value="TAK" calcext:value-type="string">
            <text:p>TAK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table:formula="of:=[.D15]+[.A16]" office:value-type="float" office:value="221" calcext:value-type="float">
            <text:p>221</text:p>
          </table:table-cell>
          <table:table-cell table:style-name="ce21" table:formula="of:=IF([.D16]&gt;MAX([.$D$2:.D15]);&quot;TAK&quot;;&quot;NIE&quot;)" office:value-type="string" office:string-value="TAK" calcext:value-type="string">
            <text:p>TAK</text:p>
          </table:table-cell>
          <table:table-cell table:number-columns-repeated="5"/>
        </table:table-row>
        <table:table-row table:style-name="ro1" table:visibility="filter"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table:formula="of:=[.D16]+[.A17]" office:value-type="float" office:value="219" calcext:value-type="float">
            <text:p>219</text:p>
          </table:table-cell>
          <table:table-cell table:formula="of:=IF([.D17]&gt;MAX([.$D$2:.D16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9" calcext:value-type="float">
            <text:p>-9</text:p>
          </table:table-cell>
          <table:table-cell table:formula="of:=[.D17]+[.A18]" office:value-type="float" office:value="218" calcext:value-type="float">
            <text:p>218</text:p>
          </table:table-cell>
          <table:table-cell table:formula="of:=IF([.D18]&gt;MAX([.$D$2:.D17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table:formula="of:=[.D18]+[.A19]" office:value-type="float" office:value="226" calcext:value-type="float">
            <text:p>226</text:p>
          </table:table-cell>
          <table:table-cell table:style-name="ce21" table:formula="of:=IF([.D19]&gt;MAX([.$D$2:.D18]);&quot;TAK&quot;;&quot;NIE&quot;)" office:value-type="string" office:string-value="TAK" calcext:value-type="string">
            <text:p>TAK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table:formula="of:=[.D19]+[.A20]" office:value-type="float" office:value="227" calcext:value-type="float">
            <text:p>227</text:p>
          </table:table-cell>
          <table:table-cell table:style-name="ce21" table:formula="of:=IF([.D20]&gt;MAX([.$D$2:.D19]);&quot;TAK&quot;;&quot;NIE&quot;)" office:value-type="string" office:string-value="TAK" calcext:value-type="string">
            <text:p>TAK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table:formula="of:=[.D20]+[.A21]" office:value-type="float" office:value="230" calcext:value-type="float">
            <text:p>230</text:p>
          </table:table-cell>
          <table:table-cell table:style-name="ce21" table:formula="of:=IF([.D21]&gt;MAX([.$D$2:.D20]);&quot;TAK&quot;;&quot;NIE&quot;)" office:value-type="string" office:string-value="TAK" calcext:value-type="string">
            <text:p>TAK</text:p>
          </table:table-cell>
          <table:table-cell table:number-columns-repeated="5"/>
        </table:table-row>
        <table:table-row table:style-name="ro1" table:visibility="filter"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D21]+[.A22]" office:value-type="float" office:value="221" calcext:value-type="float">
            <text:p>221</text:p>
          </table:table-cell>
          <table:table-cell table:formula="of:=IF([.D22]&gt;MAX([.$D$2:.D21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formula="of:=[.D22]+[.A23]" office:value-type="float" office:value="212" calcext:value-type="float">
            <text:p>212</text:p>
          </table:table-cell>
          <table:table-cell table:formula="of:=IF([.D23]&gt;MAX([.$D$2:.D22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formula="of:=[.D23]+[.A24]" office:value-type="float" office:value="218" calcext:value-type="float">
            <text:p>218</text:p>
          </table:table-cell>
          <table:table-cell table:formula="of:=IF([.D24]&gt;MAX([.$D$2:.D23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formula="of:=[.D24]+[.A25]" office:value-type="float" office:value="228" calcext:value-type="float">
            <text:p>228</text:p>
          </table:table-cell>
          <table:table-cell table:formula="of:=IF([.D25]&gt;MAX([.$D$2:.D24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formula="of:=[.D25]+[.A26]" office:value-type="float" office:value="228" calcext:value-type="float">
            <text:p>228</text:p>
          </table:table-cell>
          <table:table-cell table:formula="of:=IF([.D26]&gt;MAX([.$D$2:.D25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table:formula="of:=[.D26]+[.A27]" office:value-type="float" office:value="233" calcext:value-type="float">
            <text:p>233</text:p>
          </table:table-cell>
          <table:table-cell table:style-name="ce21" table:formula="of:=IF([.D27]&gt;MAX([.$D$2:.D26]);&quot;TAK&quot;;&quot;NIE&quot;)" office:value-type="string" office:string-value="TAK" calcext:value-type="string">
            <text:p>TAK</text:p>
          </table:table-cell>
          <table:table-cell table:number-columns-repeated="5"/>
        </table:table-row>
        <table:table-row table:style-name="ro1" table:visibility="filter"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10" calcext:value-type="float">
            <text:p>-10</text:p>
          </table:table-cell>
          <table:table-cell table:formula="of:=[.D27]+[.A28]" office:value-type="float" office:value="225" calcext:value-type="float">
            <text:p>225</text:p>
          </table:table-cell>
          <table:table-cell table:formula="of:=IF([.D28]&gt;MAX([.$D$2:.D27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table:formula="of:=[.D28]+[.A29]" office:value-type="float" office:value="219" calcext:value-type="float">
            <text:p>219</text:p>
          </table:table-cell>
          <table:table-cell table:formula="of:=IF([.D29]&gt;MAX([.$D$2:.D28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29]+[.A30]" office:value-type="float" office:value="211" calcext:value-type="float">
            <text:p>211</text:p>
          </table:table-cell>
          <table:table-cell table:formula="of:=IF([.D30]&gt;MAX([.$D$2:.D29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formula="of:=[.D30]+[.A31]" office:value-type="float" office:value="207" calcext:value-type="float">
            <text:p>207</text:p>
          </table:table-cell>
          <table:table-cell table:formula="of:=IF([.D31]&gt;MAX([.$D$2:.D30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[.D31]+[.A32]" office:value-type="float" office:value="199" calcext:value-type="float">
            <text:p>199</text:p>
          </table:table-cell>
          <table:table-cell table:formula="of:=IF([.D32]&gt;MAX([.$D$2:.D31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[.D32]+[.A33]" office:value-type="float" office:value="191" calcext:value-type="float">
            <text:p>191</text:p>
          </table:table-cell>
          <table:table-cell table:formula="of:=IF([.D33]&gt;MAX([.$D$2:.D32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D33]+[.A34]" office:value-type="float" office:value="196" calcext:value-type="float">
            <text:p>196</text:p>
          </table:table-cell>
          <table:table-cell table:formula="of:=IF([.D34]&gt;MAX([.$D$2:.D33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34]+[.A35]" office:value-type="float" office:value="190" calcext:value-type="float">
            <text:p>190</text:p>
          </table:table-cell>
          <table:table-cell table:formula="of:=IF([.D35]&gt;MAX([.$D$2:.D34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formula="of:=[.D35]+[.A36]" office:value-type="float" office:value="189" calcext:value-type="float">
            <text:p>189</text:p>
          </table:table-cell>
          <table:table-cell table:formula="of:=IF([.D36]&gt;MAX([.$D$2:.D35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table:formula="of:=[.D36]+[.A37]" office:value-type="float" office:value="182" calcext:value-type="float">
            <text:p>182</text:p>
          </table:table-cell>
          <table:table-cell table:formula="of:=IF([.D37]&gt;MAX([.$D$2:.D36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-9" calcext:value-type="float">
            <text:p>-9</text:p>
          </table:table-cell>
          <table:table-cell table:formula="of:=[.D37]+[.A38]" office:value-type="float" office:value="191" calcext:value-type="float">
            <text:p>191</text:p>
          </table:table-cell>
          <table:table-cell table:formula="of:=IF([.D38]&gt;MAX([.$D$2:.D37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table:formula="of:=[.D38]+[.A39]" office:value-type="float" office:value="182" calcext:value-type="float">
            <text:p>182</text:p>
          </table:table-cell>
          <table:table-cell table:formula="of:=IF([.D39]&gt;MAX([.$D$2:.D38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table:formula="of:=[.D39]+[.A40]" office:value-type="float" office:value="177" calcext:value-type="float">
            <text:p>177</text:p>
          </table:table-cell>
          <table:table-cell table:formula="of:=IF([.D40]&gt;MAX([.$D$2:.D39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40]+[.A41]" office:value-type="float" office:value="167" calcext:value-type="float">
            <text:p>167</text:p>
          </table:table-cell>
          <table:table-cell table:formula="of:=IF([.D41]&gt;MAX([.$D$2:.D40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41]+[.A42]" office:value-type="float" office:value="172" calcext:value-type="float">
            <text:p>172</text:p>
          </table:table-cell>
          <table:table-cell table:formula="of:=IF([.D42]&gt;MAX([.$D$2:.D41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[.D42]+[.A43]" office:value-type="float" office:value="181" calcext:value-type="float">
            <text:p>181</text:p>
          </table:table-cell>
          <table:table-cell table:formula="of:=IF([.D43]&gt;MAX([.$D$2:.D42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D43]+[.A44]" office:value-type="float" office:value="183" calcext:value-type="float">
            <text:p>183</text:p>
          </table:table-cell>
          <table:table-cell table:formula="of:=IF([.D44]&gt;MAX([.$D$2:.D43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table:formula="of:=[.D44]+[.A45]" office:value-type="float" office:value="191" calcext:value-type="float">
            <text:p>191</text:p>
          </table:table-cell>
          <table:table-cell table:formula="of:=IF([.D45]&gt;MAX([.$D$2:.D44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45]+[.A46]" office:value-type="float" office:value="196" calcext:value-type="float">
            <text:p>196</text:p>
          </table:table-cell>
          <table:table-cell table:formula="of:=IF([.D46]&gt;MAX([.$D$2:.D45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[.D46]+[.A47]" office:value-type="float" office:value="206" calcext:value-type="float">
            <text:p>206</text:p>
          </table:table-cell>
          <table:table-cell table:formula="of:=IF([.D47]&gt;MAX([.$D$2:.D46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table:formula="of:=[.D47]+[.A48]" office:value-type="float" office:value="202" calcext:value-type="float">
            <text:p>202</text:p>
          </table:table-cell>
          <table:table-cell table:formula="of:=IF([.D48]&gt;MAX([.$D$2:.D47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table:formula="of:=[.D48]+[.A49]" office:value-type="float" office:value="197" calcext:value-type="float">
            <text:p>197</text:p>
          </table:table-cell>
          <table:table-cell table:formula="of:=IF([.D49]&gt;MAX([.$D$2:.D48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D49]+[.A50]" office:value-type="float" office:value="192" calcext:value-type="float">
            <text:p>192</text:p>
          </table:table-cell>
          <table:table-cell table:formula="of:=IF([.D50]&gt;MAX([.$D$2:.D49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table:formula="of:=[.D50]+[.A51]" office:value-type="float" office:value="189" calcext:value-type="float">
            <text:p>189</text:p>
          </table:table-cell>
          <table:table-cell table:formula="of:=IF([.D51]&gt;MAX([.$D$2:.D50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table:formula="of:=[.D51]+[.A52]" office:value-type="float" office:value="198" calcext:value-type="float">
            <text:p>198</text:p>
          </table:table-cell>
          <table:table-cell table:formula="of:=IF([.D52]&gt;MAX([.$D$2:.D51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table:formula="of:=[.D52]+[.A53]" office:value-type="float" office:value="206" calcext:value-type="float">
            <text:p>206</text:p>
          </table:table-cell>
          <table:table-cell table:formula="of:=IF([.D53]&gt;MAX([.$D$2:.D52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table:formula="of:=[.D53]+[.A54]" office:value-type="float" office:value="200" calcext:value-type="float">
            <text:p>200</text:p>
          </table:table-cell>
          <table:table-cell table:formula="of:=IF([.D54]&gt;MAX([.$D$2:.D53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formula="of:=[.D54]+[.A55]" office:value-type="float" office:value="192" calcext:value-type="float">
            <text:p>192</text:p>
          </table:table-cell>
          <table:table-cell table:formula="of:=IF([.D55]&gt;MAX([.$D$2:.D54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table:formula="of:=[.D55]+[.A56]" office:value-type="float" office:value="189" calcext:value-type="float">
            <text:p>189</text:p>
          </table:table-cell>
          <table:table-cell table:formula="of:=IF([.D56]&gt;MAX([.$D$2:.D55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D56]+[.A57]" office:value-type="float" office:value="188" calcext:value-type="float">
            <text:p>188</text:p>
          </table:table-cell>
          <table:table-cell table:formula="of:=IF([.D57]&gt;MAX([.$D$2:.D56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table:formula="of:=[.D57]+[.A58]" office:value-type="float" office:value="197" calcext:value-type="float">
            <text:p>197</text:p>
          </table:table-cell>
          <table:table-cell table:formula="of:=IF([.D58]&gt;MAX([.$D$2:.D57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  <table:table-cell table:formula="of:=[.D58]+[.A59]" office:value-type="float" office:value="205" calcext:value-type="float">
            <text:p>205</text:p>
          </table:table-cell>
          <table:table-cell table:formula="of:=IF([.D59]&gt;MAX([.$D$2:.D58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59]+[.A60]" office:value-type="float" office:value="209" calcext:value-type="float">
            <text:p>209</text:p>
          </table:table-cell>
          <table:table-cell table:formula="of:=IF([.D60]&gt;MAX([.$D$2:.D59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table:formula="of:=[.D60]+[.A61]" office:value-type="float" office:value="199" calcext:value-type="float">
            <text:p>199</text:p>
          </table:table-cell>
          <table:table-cell table:formula="of:=IF([.D61]&gt;MAX([.$D$2:.D60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table:formula="of:=[.D61]+[.A62]" office:value-type="float" office:value="207" calcext:value-type="float">
            <text:p>207</text:p>
          </table:table-cell>
          <table:table-cell table:formula="of:=IF([.D62]&gt;MAX([.$D$2:.D61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table:formula="of:=[.D62]+[.A63]" office:value-type="float" office:value="202" calcext:value-type="float">
            <text:p>202</text:p>
          </table:table-cell>
          <table:table-cell table:formula="of:=IF([.D63]&gt;MAX([.$D$2:.D62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table:formula="of:=[.D63]+[.A64]" office:value-type="float" office:value="203" calcext:value-type="float">
            <text:p>203</text:p>
          </table:table-cell>
          <table:table-cell table:formula="of:=IF([.D64]&gt;MAX([.$D$2:.D63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64]+[.A65]" office:value-type="float" office:value="206" calcext:value-type="float">
            <text:p>206</text:p>
          </table:table-cell>
          <table:table-cell table:formula="of:=IF([.D65]&gt;MAX([.$D$2:.D64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-10" calcext:value-type="float">
            <text:p>-10</text:p>
          </table:table-cell>
          <table:table-cell table:formula="of:=[.D65]+[.A66]" office:value-type="float" office:value="200" calcext:value-type="float">
            <text:p>200</text:p>
          </table:table-cell>
          <table:table-cell table:formula="of:=IF([.D66]&gt;MAX([.$D$2:.D65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table:formula="of:=[.D66]+[.A67]" office:value-type="float" office:value="194" calcext:value-type="float">
            <text:p>194</text:p>
          </table:table-cell>
          <table:table-cell table:formula="of:=IF([.D67]&gt;MAX([.$D$2:.D66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67]+[.A68]" office:value-type="float" office:value="198" calcext:value-type="float">
            <text:p>198</text:p>
          </table:table-cell>
          <table:table-cell table:formula="of:=IF([.D68]&gt;MAX([.$D$2:.D67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table:formula="of:=[.D68]+[.A69]" office:value-type="float" office:value="194" calcext:value-type="float">
            <text:p>194</text:p>
          </table:table-cell>
          <table:table-cell table:formula="of:=IF([.D69]&gt;MAX([.$D$2:.D68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table:formula="of:=[.D69]+[.A70]" office:value-type="float" office:value="198" calcext:value-type="float">
            <text:p>198</text:p>
          </table:table-cell>
          <table:table-cell table:formula="of:=IF([.D70]&gt;MAX([.$D$2:.D69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table:formula="of:=[.D70]+[.A71]" office:value-type="float" office:value="204" calcext:value-type="float">
            <text:p>204</text:p>
          </table:table-cell>
          <table:table-cell table:formula="of:=IF([.D71]&gt;MAX([.$D$2:.D70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[.D71]+[.A72]" office:value-type="float" office:value="212" calcext:value-type="float">
            <text:p>212</text:p>
          </table:table-cell>
          <table:table-cell table:formula="of:=IF([.D72]&gt;MAX([.$D$2:.D71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D72]+[.A73]" office:value-type="float" office:value="210" calcext:value-type="float">
            <text:p>210</text:p>
          </table:table-cell>
          <table:table-cell table:formula="of:=IF([.D73]&gt;MAX([.$D$2:.D72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formula="of:=[.D73]+[.A74]" office:value-type="float" office:value="206" calcext:value-type="float">
            <text:p>206</text:p>
          </table:table-cell>
          <table:table-cell table:formula="of:=IF([.D74]&gt;MAX([.$D$2:.D73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  <table:table-cell table:formula="of:=[.D74]+[.A75]" office:value-type="float" office:value="210" calcext:value-type="float">
            <text:p>210</text:p>
          </table:table-cell>
          <table:table-cell table:formula="of:=IF([.D75]&gt;MAX([.$D$2:.D74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table:formula="of:=[.D75]+[.A76]" office:value-type="float" office:value="211" calcext:value-type="float">
            <text:p>211</text:p>
          </table:table-cell>
          <table:table-cell table:formula="of:=IF([.D76]&gt;MAX([.$D$2:.D75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table:formula="of:=[.D76]+[.A77]" office:value-type="float" office:value="217" calcext:value-type="float">
            <text:p>217</text:p>
          </table:table-cell>
          <table:table-cell table:formula="of:=IF([.D77]&gt;MAX([.$D$2:.D76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table:formula="of:=[.D77]+[.A78]" office:value-type="float" office:value="210" calcext:value-type="float">
            <text:p>210</text:p>
          </table:table-cell>
          <table:table-cell table:formula="of:=IF([.D78]&gt;MAX([.$D$2:.D77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table:formula="of:=[.D78]+[.A79]" office:value-type="float" office:value="211" calcext:value-type="float">
            <text:p>211</text:p>
          </table:table-cell>
          <table:table-cell table:formula="of:=IF([.D79]&gt;MAX([.$D$2:.D78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table:formula="of:=[.D79]+[.A80]" office:value-type="float" office:value="203" calcext:value-type="float">
            <text:p>203</text:p>
          </table:table-cell>
          <table:table-cell table:formula="of:=IF([.D80]&gt;MAX([.$D$2:.D79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80]+[.A81]" office:value-type="float" office:value="208" calcext:value-type="float">
            <text:p>208</text:p>
          </table:table-cell>
          <table:table-cell table:formula="of:=IF([.D81]&gt;MAX([.$D$2:.D80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formula="of:=[.D81]+[.A82]" office:value-type="float" office:value="199" calcext:value-type="float">
            <text:p>199</text:p>
          </table:table-cell>
          <table:table-cell table:formula="of:=IF([.D82]&gt;MAX([.$D$2:.D81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table:formula="of:=[.D82]+[.A83]" office:value-type="float" office:value="199" calcext:value-type="float">
            <text:p>199</text:p>
          </table:table-cell>
          <table:table-cell table:formula="of:=IF([.D83]&gt;MAX([.$D$2:.D82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table:formula="of:=[.D83]+[.A84]" office:value-type="float" office:value="205" calcext:value-type="float">
            <text:p>205</text:p>
          </table:table-cell>
          <table:table-cell table:formula="of:=IF([.D84]&gt;MAX([.$D$2:.D83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  <table:table-cell table:formula="of:=[.D84]+[.A85]" office:value-type="float" office:value="206" calcext:value-type="float">
            <text:p>206</text:p>
          </table:table-cell>
          <table:table-cell table:formula="of:=IF([.D85]&gt;MAX([.$D$2:.D84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85]+[.A86]" office:value-type="float" office:value="209" calcext:value-type="float">
            <text:p>209</text:p>
          </table:table-cell>
          <table:table-cell table:formula="of:=IF([.D86]&gt;MAX([.$D$2:.D85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3" calcext:value-type="float">
            <text:p>-3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table:formula="of:=[.D86]+[.A87]" office:value-type="float" office:value="206" calcext:value-type="float">
            <text:p>206</text:p>
          </table:table-cell>
          <table:table-cell table:formula="of:=IF([.D87]&gt;MAX([.$D$2:.D86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87]+[.A88]" office:value-type="float" office:value="215" calcext:value-type="float">
            <text:p>215</text:p>
          </table:table-cell>
          <table:table-cell table:formula="of:=IF([.D88]&gt;MAX([.$D$2:.D87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table:formula="of:=[.D88]+[.A89]" office:value-type="float" office:value="208" calcext:value-type="float">
            <text:p>208</text:p>
          </table:table-cell>
          <table:table-cell table:formula="of:=IF([.D89]&gt;MAX([.$D$2:.D88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89]+[.A90]" office:value-type="float" office:value="211" calcext:value-type="float">
            <text:p>211</text:p>
          </table:table-cell>
          <table:table-cell table:formula="of:=IF([.D90]&gt;MAX([.$D$2:.D89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90]+[.A91]" office:value-type="float" office:value="203" calcext:value-type="float">
            <text:p>203</text:p>
          </table:table-cell>
          <table:table-cell table:formula="of:=IF([.D91]&gt;MAX([.$D$2:.D90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table:formula="of:=[.D91]+[.A92]" office:value-type="float" office:value="195" calcext:value-type="float">
            <text:p>195</text:p>
          </table:table-cell>
          <table:table-cell table:formula="of:=IF([.D92]&gt;MAX([.$D$2:.D91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table:formula="of:=[.D92]+[.A93]" office:value-type="float" office:value="202" calcext:value-type="float">
            <text:p>202</text:p>
          </table:table-cell>
          <table:table-cell table:formula="of:=IF([.D93]&gt;MAX([.$D$2:.D92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8" calcext:value-type="float">
            <text:p>-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93]+[.A94]" office:value-type="float" office:value="194" calcext:value-type="float">
            <text:p>194</text:p>
          </table:table-cell>
          <table:table-cell table:formula="of:=IF([.D94]&gt;MAX([.$D$2:.D93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table:formula="of:=[.D94]+[.A95]" office:value-type="float" office:value="186" calcext:value-type="float">
            <text:p>186</text:p>
          </table:table-cell>
          <table:table-cell table:formula="of:=IF([.D95]&gt;MAX([.$D$2:.D94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table:formula="of:=[.D95]+[.A96]" office:value-type="float" office:value="182" calcext:value-type="float">
            <text:p>182</text:p>
          </table:table-cell>
          <table:table-cell table:formula="of:=IF([.D96]&gt;MAX([.$D$2:.D95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[.D96]+[.A97]" office:value-type="float" office:value="175" calcext:value-type="float">
            <text:p>175</text:p>
          </table:table-cell>
          <table:table-cell table:formula="of:=IF([.D97]&gt;MAX([.$D$2:.D96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97]+[.A98]" office:value-type="float" office:value="179" calcext:value-type="float">
            <text:p>179</text:p>
          </table:table-cell>
          <table:table-cell table:formula="of:=IF([.D98]&gt;MAX([.$D$2:.D97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table:formula="of:=[.D98]+[.A99]" office:value-type="float" office:value="186" calcext:value-type="float">
            <text:p>186</text:p>
          </table:table-cell>
          <table:table-cell table:formula="of:=IF([.D99]&gt;MAX([.$D$2:.D98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table:formula="of:=[.D99]+[.A100]" office:value-type="float" office:value="189" calcext:value-type="float">
            <text:p>189</text:p>
          </table:table-cell>
          <table:table-cell table:formula="of:=IF([.D100]&gt;MAX([.$D$2:.D99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table:formula="of:=[.D100]+[.A101]" office:value-type="float" office:value="182" calcext:value-type="float">
            <text:p>182</text:p>
          </table:table-cell>
          <table:table-cell table:formula="of:=IF([.D101]&gt;MAX([.$D$2:.D100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table:formula="of:=[.D101]+[.A102]" office:value-type="float" office:value="189" calcext:value-type="float">
            <text:p>189</text:p>
          </table:table-cell>
          <table:table-cell table:formula="of:=IF([.D102]&gt;MAX([.$D$2:.D101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formula="of:=[.D102]+[.A103]" office:value-type="float" office:value="190" calcext:value-type="float">
            <text:p>190</text:p>
          </table:table-cell>
          <table:table-cell table:formula="of:=IF([.D103]&gt;MAX([.$D$2:.D102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D103]+[.A104]" office:value-type="float" office:value="197" calcext:value-type="float">
            <text:p>197</text:p>
          </table:table-cell>
          <table:table-cell table:formula="of:=IF([.D104]&gt;MAX([.$D$2:.D103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formula="of:=[.D104]+[.A105]" office:value-type="float" office:value="207" calcext:value-type="float">
            <text:p>207</text:p>
          </table:table-cell>
          <table:table-cell table:formula="of:=IF([.D105]&gt;MAX([.$D$2:.D104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table:formula="of:=[.D105]+[.A106]" office:value-type="float" office:value="199" calcext:value-type="float">
            <text:p>199</text:p>
          </table:table-cell>
          <table:table-cell table:formula="of:=IF([.D106]&gt;MAX([.$D$2:.D105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 table:formula="of:=[.D106]+[.A107]" office:value-type="float" office:value="206" calcext:value-type="float">
            <text:p>206</text:p>
          </table:table-cell>
          <table:table-cell table:formula="of:=IF([.D107]&gt;MAX([.$D$2:.D106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07]+[.A108]" office:value-type="float" office:value="209" calcext:value-type="float">
            <text:p>209</text:p>
          </table:table-cell>
          <table:table-cell table:formula="of:=IF([.D108]&gt;MAX([.$D$2:.D107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[.D108]+[.A109]" office:value-type="float" office:value="203" calcext:value-type="float">
            <text:p>203</text:p>
          </table:table-cell>
          <table:table-cell table:formula="of:=IF([.D109]&gt;MAX([.$D$2:.D108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109]+[.A110]" office:value-type="float" office:value="194" calcext:value-type="float">
            <text:p>194</text:p>
          </table:table-cell>
          <table:table-cell table:formula="of:=IF([.D110]&gt;MAX([.$D$2:.D109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table:formula="of:=[.D110]+[.A111]" office:value-type="float" office:value="185" calcext:value-type="float">
            <text:p>185</text:p>
          </table:table-cell>
          <table:table-cell table:formula="of:=IF([.D111]&gt;MAX([.$D$2:.D110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[.D111]+[.A112]" office:value-type="float" office:value="179" calcext:value-type="float">
            <text:p>179</text:p>
          </table:table-cell>
          <table:table-cell table:formula="of:=IF([.D112]&gt;MAX([.$D$2:.D111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112]+[.A113]" office:value-type="float" office:value="183" calcext:value-type="float">
            <text:p>183</text:p>
          </table:table-cell>
          <table:table-cell table:formula="of:=IF([.D113]&gt;MAX([.$D$2:.D112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13]+[.A114]" office:value-type="float" office:value="187" calcext:value-type="float">
            <text:p>187</text:p>
          </table:table-cell>
          <table:table-cell table:formula="of:=IF([.D114]&gt;MAX([.$D$2:.D113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table:formula="of:=[.D114]+[.A115]" office:value-type="float" office:value="196" calcext:value-type="float">
            <text:p>196</text:p>
          </table:table-cell>
          <table:table-cell table:formula="of:=IF([.D115]&gt;MAX([.$D$2:.D114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115]+[.A116]" office:value-type="float" office:value="203" calcext:value-type="float">
            <text:p>203</text:p>
          </table:table-cell>
          <table:table-cell table:formula="of:=IF([.D116]&gt;MAX([.$D$2:.D115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table:formula="of:=[.D116]+[.A117]" office:value-type="float" office:value="195" calcext:value-type="float">
            <text:p>195</text:p>
          </table:table-cell>
          <table:table-cell table:formula="of:=IF([.D117]&gt;MAX([.$D$2:.D116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table:formula="of:=[.D117]+[.A118]" office:value-type="float" office:value="196" calcext:value-type="float">
            <text:p>196</text:p>
          </table:table-cell>
          <table:table-cell table:formula="of:=IF([.D118]&gt;MAX([.$D$2:.D117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formula="of:=[.D118]+[.A119]" office:value-type="float" office:value="191" calcext:value-type="float">
            <text:p>191</text:p>
          </table:table-cell>
          <table:table-cell table:formula="of:=IF([.D119]&gt;MAX([.$D$2:.D118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table:formula="of:=[.D119]+[.A120]" office:value-type="float" office:value="198" calcext:value-type="float">
            <text:p>198</text:p>
          </table:table-cell>
          <table:table-cell table:formula="of:=IF([.D120]&gt;MAX([.$D$2:.D119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table:formula="of:=[.D120]+[.A121]" office:value-type="float" office:value="204" calcext:value-type="float">
            <text:p>204</text:p>
          </table:table-cell>
          <table:table-cell table:formula="of:=IF([.D121]&gt;MAX([.$D$2:.D120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121]+[.A122]" office:value-type="float" office:value="203" calcext:value-type="float">
            <text:p>203</text:p>
          </table:table-cell>
          <table:table-cell table:formula="of:=IF([.D122]&gt;MAX([.$D$2:.D121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-2" calcext:value-type="float">
            <text:p>-2</text:p>
          </table:table-cell>
          <table:table-cell table:formula="of:=[.D122]+[.A123]" office:value-type="float" office:value="195" calcext:value-type="float">
            <text:p>195</text:p>
          </table:table-cell>
          <table:table-cell table:formula="of:=IF([.D123]&gt;MAX([.$D$2:.D122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4" calcext:value-type="float">
            <text:p>-4</text:p>
          </table:table-cell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  <table:table-cell table:formula="of:=[.D123]+[.A124]" office:value-type="float" office:value="191" calcext:value-type="float">
            <text:p>191</text:p>
          </table:table-cell>
          <table:table-cell table:formula="of:=IF([.D124]&gt;MAX([.$D$2:.D123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table:formula="of:=[.D124]+[.A125]" office:value-type="float" office:value="184" calcext:value-type="float">
            <text:p>184</text:p>
          </table:table-cell>
          <table:table-cell table:formula="of:=IF([.D125]&gt;MAX([.$D$2:.D124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D125]+[.A126]" office:value-type="float" office:value="192" calcext:value-type="float">
            <text:p>192</text:p>
          </table:table-cell>
          <table:table-cell table:formula="of:=IF([.D126]&gt;MAX([.$D$2:.D125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[.D126]+[.A127]" office:value-type="float" office:value="185" calcext:value-type="float">
            <text:p>185</text:p>
          </table:table-cell>
          <table:table-cell table:formula="of:=IF([.D127]&gt;MAX([.$D$2:.D126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table:formula="of:=[.D127]+[.A128]" office:value-type="float" office:value="177" calcext:value-type="float">
            <text:p>177</text:p>
          </table:table-cell>
          <table:table-cell table:formula="of:=IF([.D128]&gt;MAX([.$D$2:.D127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formula="of:=[.D128]+[.A129]" office:value-type="float" office:value="180" calcext:value-type="float">
            <text:p>180</text:p>
          </table:table-cell>
          <table:table-cell table:formula="of:=IF([.D129]&gt;MAX([.$D$2:.D128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D129]+[.A130]" office:value-type="float" office:value="183" calcext:value-type="float">
            <text:p>183</text:p>
          </table:table-cell>
          <table:table-cell table:formula="of:=IF([.D130]&gt;MAX([.$D$2:.D129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D130]+[.A131]" office:value-type="float" office:value="183" calcext:value-type="float">
            <text:p>183</text:p>
          </table:table-cell>
          <table:table-cell table:formula="of:=IF([.D131]&gt;MAX([.$D$2:.D130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table:formula="of:=[.D131]+[.A132]" office:value-type="float" office:value="193" calcext:value-type="float">
            <text:p>193</text:p>
          </table:table-cell>
          <table:table-cell table:formula="of:=IF([.D132]&gt;MAX([.$D$2:.D131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132]+[.A133]" office:value-type="float" office:value="195" calcext:value-type="float">
            <text:p>195</text:p>
          </table:table-cell>
          <table:table-cell table:formula="of:=IF([.D133]&gt;MAX([.$D$2:.D132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table:formula="of:=[.D133]+[.A134]" office:value-type="float" office:value="192" calcext:value-type="float">
            <text:p>192</text:p>
          </table:table-cell>
          <table:table-cell table:formula="of:=IF([.D134]&gt;MAX([.$D$2:.D133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table:formula="of:=[.D134]+[.A135]" office:value-type="float" office:value="194" calcext:value-type="float">
            <text:p>194</text:p>
          </table:table-cell>
          <table:table-cell table:formula="of:=IF([.D135]&gt;MAX([.$D$2:.D134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table:formula="of:=[.D135]+[.A136]" office:value-type="float" office:value="201" calcext:value-type="float">
            <text:p>201</text:p>
          </table:table-cell>
          <table:table-cell table:formula="of:=IF([.D136]&gt;MAX([.$D$2:.D135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36]+[.A137]" office:value-type="float" office:value="211" calcext:value-type="float">
            <text:p>211</text:p>
          </table:table-cell>
          <table:table-cell table:formula="of:=IF([.D137]&gt;MAX([.$D$2:.D136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[.D137]+[.A138]" office:value-type="float" office:value="205" calcext:value-type="float">
            <text:p>205</text:p>
          </table:table-cell>
          <table:table-cell table:formula="of:=IF([.D138]&gt;MAX([.$D$2:.D137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38]+[.A139]" office:value-type="float" office:value="214" calcext:value-type="float">
            <text:p>214</text:p>
          </table:table-cell>
          <table:table-cell table:formula="of:=IF([.D139]&gt;MAX([.$D$2:.D138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D139]+[.A140]" office:value-type="float" office:value="206" calcext:value-type="float">
            <text:p>206</text:p>
          </table:table-cell>
          <table:table-cell table:formula="of:=IF([.D140]&gt;MAX([.$D$2:.D139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[.D140]+[.A141]" office:value-type="float" office:value="201" calcext:value-type="float">
            <text:p>201</text:p>
          </table:table-cell>
          <table:table-cell table:formula="of:=IF([.D141]&gt;MAX([.$D$2:.D140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[.D141]+[.A142]" office:value-type="float" office:value="198" calcext:value-type="float">
            <text:p>198</text:p>
          </table:table-cell>
          <table:table-cell table:formula="of:=IF([.D142]&gt;MAX([.$D$2:.D141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D142]+[.A143]" office:value-type="float" office:value="206" calcext:value-type="float">
            <text:p>206</text:p>
          </table:table-cell>
          <table:table-cell table:formula="of:=IF([.D143]&gt;MAX([.$D$2:.D142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table:formula="of:=[.D143]+[.A144]" office:value-type="float" office:value="199" calcext:value-type="float">
            <text:p>199</text:p>
          </table:table-cell>
          <table:table-cell table:formula="of:=IF([.D144]&gt;MAX([.$D$2:.D143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table:formula="of:=[.D144]+[.A145]" office:value-type="float" office:value="199" calcext:value-type="float">
            <text:p>199</text:p>
          </table:table-cell>
          <table:table-cell table:formula="of:=IF([.D145]&gt;MAX([.$D$2:.D144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145]+[.A146]" office:value-type="float" office:value="193" calcext:value-type="float">
            <text:p>193</text:p>
          </table:table-cell>
          <table:table-cell table:formula="of:=IF([.D146]&gt;MAX([.$D$2:.D145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[.D146]+[.A147]" office:value-type="float" office:value="202" calcext:value-type="float">
            <text:p>202</text:p>
          </table:table-cell>
          <table:table-cell table:formula="of:=IF([.D147]&gt;MAX([.$D$2:.D146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formula="of:=[.D147]+[.A148]" office:value-type="float" office:value="197" calcext:value-type="float">
            <text:p>197</text:p>
          </table:table-cell>
          <table:table-cell table:formula="of:=IF([.D148]&gt;MAX([.$D$2:.D147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table:formula="of:=[.D148]+[.A149]" office:value-type="float" office:value="193" calcext:value-type="float">
            <text:p>193</text:p>
          </table:table-cell>
          <table:table-cell table:formula="of:=IF([.D149]&gt;MAX([.$D$2:.D148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-7" calcext:value-type="float">
            <text:p>-7</text:p>
          </table:table-cell>
          <table:table-cell table:formula="of:=[.D149]+[.A150]" office:value-type="float" office:value="186" calcext:value-type="float">
            <text:p>186</text:p>
          </table:table-cell>
          <table:table-cell table:formula="of:=IF([.D150]&gt;MAX([.$D$2:.D149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table:formula="of:=[.D150]+[.A151]" office:value-type="float" office:value="184" calcext:value-type="float">
            <text:p>184</text:p>
          </table:table-cell>
          <table:table-cell table:formula="of:=IF([.D151]&gt;MAX([.$D$2:.D150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151]+[.A152]" office:value-type="float" office:value="184" calcext:value-type="float">
            <text:p>184</text:p>
          </table:table-cell>
          <table:table-cell table:formula="of:=IF([.D152]&gt;MAX([.$D$2:.D151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table:formula="of:=[.D152]+[.A153]" office:value-type="float" office:value="183" calcext:value-type="float">
            <text:p>183</text:p>
          </table:table-cell>
          <table:table-cell table:formula="of:=IF([.D153]&gt;MAX([.$D$2:.D152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  <table:table-cell table:formula="of:=[.D153]+[.A154]" office:value-type="float" office:value="186" calcext:value-type="float">
            <text:p>186</text:p>
          </table:table-cell>
          <table:table-cell table:formula="of:=IF([.D154]&gt;MAX([.$D$2:.D153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table:formula="of:=[.D154]+[.A155]" office:value-type="float" office:value="195" calcext:value-type="float">
            <text:p>195</text:p>
          </table:table-cell>
          <table:table-cell table:formula="of:=IF([.D155]&gt;MAX([.$D$2:.D154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formula="of:=[.D155]+[.A156]" office:value-type="float" office:value="197" calcext:value-type="float">
            <text:p>197</text:p>
          </table:table-cell>
          <table:table-cell table:formula="of:=IF([.D156]&gt;MAX([.$D$2:.D155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table:formula="of:=[.D156]+[.A157]" office:value-type="float" office:value="205" calcext:value-type="float">
            <text:p>205</text:p>
          </table:table-cell>
          <table:table-cell table:formula="of:=IF([.D157]&gt;MAX([.$D$2:.D156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table:formula="of:=[.D157]+[.A158]" office:value-type="float" office:value="197" calcext:value-type="float">
            <text:p>197</text:p>
          </table:table-cell>
          <table:table-cell table:formula="of:=IF([.D158]&gt;MAX([.$D$2:.D157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158]+[.A159]" office:value-type="float" office:value="195" calcext:value-type="float">
            <text:p>195</text:p>
          </table:table-cell>
          <table:table-cell table:formula="of:=IF([.D159]&gt;MAX([.$D$2:.D158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table:formula="of:=[.D159]+[.A160]" office:value-type="float" office:value="196" calcext:value-type="float">
            <text:p>196</text:p>
          </table:table-cell>
          <table:table-cell table:formula="of:=IF([.D160]&gt;MAX([.$D$2:.D159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table:formula="of:=[.D160]+[.A161]" office:value-type="float" office:value="188" calcext:value-type="float">
            <text:p>188</text:p>
          </table:table-cell>
          <table:table-cell table:formula="of:=IF([.D161]&gt;MAX([.$D$2:.D160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61]+[.A162]" office:value-type="float" office:value="185" calcext:value-type="float">
            <text:p>185</text:p>
          </table:table-cell>
          <table:table-cell table:formula="of:=IF([.D162]&gt;MAX([.$D$2:.D161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162]+[.A163]" office:value-type="float" office:value="193" calcext:value-type="float">
            <text:p>193</text:p>
          </table:table-cell>
          <table:table-cell table:formula="of:=IF([.D163]&gt;MAX([.$D$2:.D162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163]+[.A164]" office:value-type="float" office:value="194" calcext:value-type="float">
            <text:p>194</text:p>
          </table:table-cell>
          <table:table-cell table:formula="of:=IF([.D164]&gt;MAX([.$D$2:.D163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table:formula="of:=[.D164]+[.A165]" office:value-type="float" office:value="185" calcext:value-type="float">
            <text:p>185</text:p>
          </table:table-cell>
          <table:table-cell table:formula="of:=IF([.D165]&gt;MAX([.$D$2:.D164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165]+[.A166]" office:value-type="float" office:value="175" calcext:value-type="float">
            <text:p>175</text:p>
          </table:table-cell>
          <table:table-cell table:formula="of:=IF([.D166]&gt;MAX([.$D$2:.D165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table:formula="of:=[.D166]+[.A167]" office:value-type="float" office:value="184" calcext:value-type="float">
            <text:p>184</text:p>
          </table:table-cell>
          <table:table-cell table:formula="of:=IF([.D167]&gt;MAX([.$D$2:.D166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formula="of:=[.D167]+[.A168]" office:value-type="float" office:value="184" calcext:value-type="float">
            <text:p>184</text:p>
          </table:table-cell>
          <table:table-cell table:formula="of:=IF([.D168]&gt;MAX([.$D$2:.D167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table:formula="of:=[.D168]+[.A169]" office:value-type="float" office:value="190" calcext:value-type="float">
            <text:p>190</text:p>
          </table:table-cell>
          <table:table-cell table:formula="of:=IF([.D169]&gt;MAX([.$D$2:.D168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-9" calcext:value-type="float">
            <text:p>-9</text:p>
          </table:table-cell>
          <table:table-cell table:formula="of:=[.D169]+[.A170]" office:value-type="float" office:value="190" calcext:value-type="float">
            <text:p>190</text:p>
          </table:table-cell>
          <table:table-cell table:formula="of:=IF([.D170]&gt;MAX([.$D$2:.D169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170]+[.A171]" office:value-type="float" office:value="194" calcext:value-type="float">
            <text:p>194</text:p>
          </table:table-cell>
          <table:table-cell table:formula="of:=IF([.D171]&gt;MAX([.$D$2:.D170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171]+[.A172]" office:value-type="float" office:value="195" calcext:value-type="float">
            <text:p>195</text:p>
          </table:table-cell>
          <table:table-cell table:formula="of:=IF([.D172]&gt;MAX([.$D$2:.D171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72]+[.A173]" office:value-type="float" office:value="199" calcext:value-type="float">
            <text:p>199</text:p>
          </table:table-cell>
          <table:table-cell table:formula="of:=IF([.D173]&gt;MAX([.$D$2:.D172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[.D173]+[.A174]" office:value-type="float" office:value="203" calcext:value-type="float">
            <text:p>203</text:p>
          </table:table-cell>
          <table:table-cell table:formula="of:=IF([.D174]&gt;MAX([.$D$2:.D173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table:formula="of:=[.D174]+[.A175]" office:value-type="float" office:value="204" calcext:value-type="float">
            <text:p>204</text:p>
          </table:table-cell>
          <table:table-cell table:formula="of:=IF([.D175]&gt;MAX([.$D$2:.D174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table:formula="of:=[.D175]+[.A176]" office:value-type="float" office:value="211" calcext:value-type="float">
            <text:p>211</text:p>
          </table:table-cell>
          <table:table-cell table:formula="of:=IF([.D176]&gt;MAX([.$D$2:.D175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table:formula="of:=[.D176]+[.A177]" office:value-type="float" office:value="211" calcext:value-type="float">
            <text:p>211</text:p>
          </table:table-cell>
          <table:table-cell table:formula="of:=IF([.D177]&gt;MAX([.$D$2:.D176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[.D177]+[.A178]" office:value-type="float" office:value="211" calcext:value-type="float">
            <text:p>211</text:p>
          </table:table-cell>
          <table:table-cell table:formula="of:=IF([.D178]&gt;MAX([.$D$2:.D177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3" calcext:value-type="float">
            <text:p>-3</text:p>
          </table:table-cell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  <table:table-cell table:formula="of:=[.D178]+[.A179]" office:value-type="float" office:value="208" calcext:value-type="float">
            <text:p>208</text:p>
          </table:table-cell>
          <table:table-cell table:formula="of:=IF([.D179]&gt;MAX([.$D$2:.D178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D179]+[.A180]" office:value-type="float" office:value="205" calcext:value-type="float">
            <text:p>205</text:p>
          </table:table-cell>
          <table:table-cell table:formula="of:=IF([.D180]&gt;MAX([.$D$2:.D179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table:formula="of:=[.D180]+[.A181]" office:value-type="float" office:value="211" calcext:value-type="float">
            <text:p>211</text:p>
          </table:table-cell>
          <table:table-cell table:formula="of:=IF([.D181]&gt;MAX([.$D$2:.D180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D181]+[.A182]" office:value-type="float" office:value="213" calcext:value-type="float">
            <text:p>213</text:p>
          </table:table-cell>
          <table:table-cell table:formula="of:=IF([.D182]&gt;MAX([.$D$2:.D181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D182]+[.A183]" office:value-type="float" office:value="209" calcext:value-type="float">
            <text:p>209</text:p>
          </table:table-cell>
          <table:table-cell table:formula="of:=IF([.D183]&gt;MAX([.$D$2:.D182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table:formula="of:=[.D183]+[.A184]" office:value-type="float" office:value="214" calcext:value-type="float">
            <text:p>214</text:p>
          </table:table-cell>
          <table:table-cell table:formula="of:=IF([.D184]&gt;MAX([.$D$2:.D183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formula="of:=[.D184]+[.A185]" office:value-type="float" office:value="210" calcext:value-type="float">
            <text:p>210</text:p>
          </table:table-cell>
          <table:table-cell table:formula="of:=IF([.D185]&gt;MAX([.$D$2:.D184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[.D185]+[.A186]" office:value-type="float" office:value="204" calcext:value-type="float">
            <text:p>204</text:p>
          </table:table-cell>
          <table:table-cell table:formula="of:=IF([.D186]&gt;MAX([.$D$2:.D185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table:formula="of:=[.D186]+[.A187]" office:value-type="float" office:value="202" calcext:value-type="float">
            <text:p>202</text:p>
          </table:table-cell>
          <table:table-cell table:formula="of:=IF([.D187]&gt;MAX([.$D$2:.D186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[.D187]+[.A188]" office:value-type="float" office:value="207" calcext:value-type="float">
            <text:p>207</text:p>
          </table:table-cell>
          <table:table-cell table:formula="of:=IF([.D188]&gt;MAX([.$D$2:.D187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table:formula="of:=[.D188]+[.A189]" office:value-type="float" office:value="206" calcext:value-type="float">
            <text:p>206</text:p>
          </table:table-cell>
          <table:table-cell table:formula="of:=IF([.D189]&gt;MAX([.$D$2:.D188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table:formula="of:=[.D189]+[.A190]" office:value-type="float" office:value="204" calcext:value-type="float">
            <text:p>204</text:p>
          </table:table-cell>
          <table:table-cell table:formula="of:=IF([.D190]&gt;MAX([.$D$2:.D189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90]+[.A191]" office:value-type="float" office:value="210" calcext:value-type="float">
            <text:p>210</text:p>
          </table:table-cell>
          <table:table-cell table:formula="of:=IF([.D191]&gt;MAX([.$D$2:.D190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D191]+[.A192]" office:value-type="float" office:value="214" calcext:value-type="float">
            <text:p>214</text:p>
          </table:table-cell>
          <table:table-cell table:formula="of:=IF([.D192]&gt;MAX([.$D$2:.D191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table:formula="of:=[.D192]+[.A193]" office:value-type="float" office:value="210" calcext:value-type="float">
            <text:p>210</text:p>
          </table:table-cell>
          <table:table-cell table:formula="of:=IF([.D193]&gt;MAX([.$D$2:.D192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[.D193]+[.A194]" office:value-type="float" office:value="214" calcext:value-type="float">
            <text:p>214</text:p>
          </table:table-cell>
          <table:table-cell table:formula="of:=IF([.D194]&gt;MAX([.$D$2:.D193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194]+[.A195]" office:value-type="float" office:value="210" calcext:value-type="float">
            <text:p>210</text:p>
          </table:table-cell>
          <table:table-cell table:formula="of:=IF([.D195]&gt;MAX([.$D$2:.D194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D195]+[.A196]" office:value-type="float" office:value="205" calcext:value-type="float">
            <text:p>205</text:p>
          </table:table-cell>
          <table:table-cell table:formula="of:=IF([.D196]&gt;MAX([.$D$2:.D195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table:formula="of:=[.D196]+[.A197]" office:value-type="float" office:value="201" calcext:value-type="float">
            <text:p>201</text:p>
          </table:table-cell>
          <table:table-cell table:formula="of:=IF([.D197]&gt;MAX([.$D$2:.D196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[.D197]+[.A198]" office:value-type="float" office:value="195" calcext:value-type="float">
            <text:p>195</text:p>
          </table:table-cell>
          <table:table-cell table:formula="of:=IF([.D198]&gt;MAX([.$D$2:.D197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table:formula="of:=[.D198]+[.A199]" office:value-type="float" office:value="204" calcext:value-type="float">
            <text:p>204</text:p>
          </table:table-cell>
          <table:table-cell table:formula="of:=IF([.D199]&gt;MAX([.$D$2:.D198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99]+[.A200]" office:value-type="float" office:value="209" calcext:value-type="float">
            <text:p>209</text:p>
          </table:table-cell>
          <table:table-cell table:formula="of:=IF([.D200]&gt;MAX([.$D$2:.D199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formula="of:=[.D200]+[.A201]" office:value-type="float" office:value="218" calcext:value-type="float">
            <text:p>218</text:p>
          </table:table-cell>
          <table:table-cell table:formula="of:=IF([.D201]&gt;MAX([.$D$2:.D200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  <table:table-cell table:formula="of:=[.D201]+[.A202]" office:value-type="float" office:value="227" calcext:value-type="float">
            <text:p>227</text:p>
          </table:table-cell>
          <table:table-cell table:formula="of:=IF([.D202]&gt;MAX([.$D$2:.D201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table:formula="of:=[.D202]+[.A203]" office:value-type="float" office:value="228" calcext:value-type="float">
            <text:p>228</text:p>
          </table:table-cell>
          <table:table-cell table:formula="of:=IF([.D203]&gt;MAX([.$D$2:.D202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203]+[.A204]" office:value-type="float" office:value="223" calcext:value-type="float">
            <text:p>223</text:p>
          </table:table-cell>
          <table:table-cell table:formula="of:=IF([.D204]&gt;MAX([.$D$2:.D203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table:number-columns-repeated="2" office:value-type="float" office:value="-4" calcext:value-type="float">
            <text:p>-4</text:p>
          </table:table-cell>
          <table:table-cell table:formula="of:=[.D204]+[.A205]" office:value-type="float" office:value="226" calcext:value-type="float">
            <text:p>226</text:p>
          </table:table-cell>
          <table:table-cell table:formula="of:=IF([.D205]&gt;MAX([.$D$2:.D204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  <table:table-cell table:formula="of:=[.D205]+[.A206]" office:value-type="float" office:value="223" calcext:value-type="float">
            <text:p>223</text:p>
          </table:table-cell>
          <table:table-cell table:formula="of:=IF([.D206]&gt;MAX([.$D$2:.D205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float" office:value="5" calcext:value-type="float">
            <text:p>5</text:p>
          </table:table-cell>
          <table:table-cell office:value-type="float" office:value="-9" calcext:value-type="float">
            <text:p>-9</text:p>
          </table:table-cell>
          <table:table-cell table:formula="of:=[.D206]+[.A207]" office:value-type="float" office:value="228" calcext:value-type="float">
            <text:p>228</text:p>
          </table:table-cell>
          <table:table-cell table:formula="of:=IF([.D207]&gt;MAX([.$D$2:.D206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table:formula="of:=[.D207]+[.A208]" office:value-type="float" office:value="236" calcext:value-type="float">
            <text:p>236</text:p>
          </table:table-cell>
          <table:table-cell table:style-name="ce21" table:formula="of:=IF([.D208]&gt;MAX([.$D$2:.D207]);&quot;TAK&quot;;&quot;NIE&quot;)" office:value-type="string" office:string-value="TAK" calcext:value-type="string">
            <text:p>TAK</text:p>
          </table:table-cell>
          <table:table-cell table:number-columns-repeated="5"/>
        </table:table-row>
        <table:table-row table:style-name="ro1" table:visibility="filter"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D208]+[.A209]" office:value-type="float" office:value="230" calcext:value-type="float">
            <text:p>230</text:p>
          </table:table-cell>
          <table:table-cell table:formula="of:=IF([.D209]&gt;MAX([.$D$2:.D208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-9" calcext:value-type="float">
            <text:p>-9</text:p>
          </table:table-cell>
          <table:table-cell table:formula="of:=[.D209]+[.A210]" office:value-type="float" office:value="239" calcext:value-type="float">
            <text:p>239</text:p>
          </table:table-cell>
          <table:table-cell table:style-name="ce21" table:formula="of:=IF([.D210]&gt;MAX([.$D$2:.D209]);&quot;TAK&quot;;&quot;NIE&quot;)" office:value-type="string" office:string-value="TAK" calcext:value-type="string">
            <text:p>TAK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table:formula="of:=[.D210]+[.A211]" office:value-type="float" office:value="247" calcext:value-type="float">
            <text:p>247</text:p>
          </table:table-cell>
          <table:table-cell table:style-name="ce21" table:formula="of:=IF([.D211]&gt;MAX([.$D$2:.D210]);&quot;TAK&quot;;&quot;NIE&quot;)" office:value-type="string" office:string-value="TAK" calcext:value-type="string">
            <text:p>TAK</text:p>
          </table:table-cell>
          <table:table-cell table:number-columns-repeated="5"/>
        </table:table-row>
        <table:table-row table:style-name="ro1" table:visibility="filter"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table:formula="of:=[.D211]+[.A212]" office:value-type="float" office:value="243" calcext:value-type="float">
            <text:p>243</text:p>
          </table:table-cell>
          <table:table-cell table:formula="of:=IF([.D212]&gt;MAX([.$D$2:.D211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212]+[.A213]" office:value-type="float" office:value="253" calcext:value-type="float">
            <text:p>253</text:p>
          </table:table-cell>
          <table:table-cell table:style-name="ce21" table:formula="of:=IF([.D213]&gt;MAX([.$D$2:.D212]);&quot;TAK&quot;;&quot;NIE&quot;)" office:value-type="string" office:string-value="TAK" calcext:value-type="string">
            <text:p>TAK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 table:formula="of:=[.D213]+[.A214]" office:value-type="float" office:value="263" calcext:value-type="float">
            <text:p>263</text:p>
          </table:table-cell>
          <table:table-cell table:style-name="ce21" table:formula="of:=IF([.D214]&gt;MAX([.$D$2:.D213]);&quot;TAK&quot;;&quot;NIE&quot;)" office:value-type="string" office:string-value="TAK" calcext:value-type="string">
            <text:p>TAK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214]+[.A215]" office:value-type="float" office:value="264" calcext:value-type="float">
            <text:p>264</text:p>
          </table:table-cell>
          <table:table-cell table:style-name="ce21" table:formula="of:=IF([.D215]&gt;MAX([.$D$2:.D214]);&quot;TAK&quot;;&quot;NIE&quot;)" office:value-type="string" office:string-value="TAK" calcext:value-type="string">
            <text:p>TAK</text:p>
          </table:table-cell>
          <table:table-cell table:number-columns-repeated="5"/>
        </table:table-row>
        <table:table-row table:style-name="ro1" table:visibility="filter"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table:formula="of:=[.D215]+[.A216]" office:value-type="float" office:value="260" calcext:value-type="float">
            <text:p>260</text:p>
          </table:table-cell>
          <table:table-cell table:formula="of:=IF([.D216]&gt;MAX([.$D$2:.D215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5" calcext:value-type="float">
            <text:p>-5</text:p>
          </table:table-cell>
          <table:table-cell table:number-columns-repeated="2" office:value-type="float" office:value="-2" calcext:value-type="float">
            <text:p>-2</text:p>
          </table:table-cell>
          <table:table-cell table:formula="of:=[.D216]+[.A217]" office:value-type="float" office:value="255" calcext:value-type="float">
            <text:p>255</text:p>
          </table:table-cell>
          <table:table-cell table:formula="of:=IF([.D217]&gt;MAX([.$D$2:.D216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table:formula="of:=[.D217]+[.A218]" office:value-type="float" office:value="250" calcext:value-type="float">
            <text:p>250</text:p>
          </table:table-cell>
          <table:table-cell table:formula="of:=IF([.D218]&gt;MAX([.$D$2:.D217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D218]+[.A219]" office:value-type="float" office:value="254" calcext:value-type="float">
            <text:p>254</text:p>
          </table:table-cell>
          <table:table-cell table:formula="of:=IF([.D219]&gt;MAX([.$D$2:.D218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table:formula="of:=[.D219]+[.A220]" office:value-type="float" office:value="256" calcext:value-type="float">
            <text:p>256</text:p>
          </table:table-cell>
          <table:table-cell table:formula="of:=IF([.D220]&gt;MAX([.$D$2:.D219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formula="of:=[.D220]+[.A221]" office:value-type="float" office:value="254" calcext:value-type="float">
            <text:p>254</text:p>
          </table:table-cell>
          <table:table-cell table:formula="of:=IF([.D221]&gt;MAX([.$D$2:.D220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221]+[.A222]" office:value-type="float" office:value="262" calcext:value-type="float">
            <text:p>262</text:p>
          </table:table-cell>
          <table:table-cell table:formula="of:=IF([.D222]&gt;MAX([.$D$2:.D221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4" calcext:value-type="float">
            <text:p>-4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 table:formula="of:=[.D222]+[.A223]" office:value-type="float" office:value="258" calcext:value-type="float">
            <text:p>258</text:p>
          </table:table-cell>
          <table:table-cell table:formula="of:=IF([.D223]&gt;MAX([.$D$2:.D222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7" calcext:value-type="float">
            <text:p>-7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table:formula="of:=[.D223]+[.A224]" office:value-type="float" office:value="251" calcext:value-type="float">
            <text:p>251</text:p>
          </table:table-cell>
          <table:table-cell table:formula="of:=IF([.D224]&gt;MAX([.$D$2:.D223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224]+[.A225]" office:value-type="float" office:value="259" calcext:value-type="float">
            <text:p>259</text:p>
          </table:table-cell>
          <table:table-cell table:formula="of:=IF([.D225]&gt;MAX([.$D$2:.D224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table:formula="of:=[.D225]+[.A226]" office:value-type="float" office:value="263" calcext:value-type="float">
            <text:p>263</text:p>
          </table:table-cell>
          <table:table-cell table:formula="of:=IF([.D226]&gt;MAX([.$D$2:.D225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table:formula="of:=[.D226]+[.A227]" office:value-type="float" office:value="253" calcext:value-type="float">
            <text:p>253</text:p>
          </table:table-cell>
          <table:table-cell table:formula="of:=IF([.D227]&gt;MAX([.$D$2:.D226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table:formula="of:=[.D227]+[.A228]" office:value-type="float" office:value="245" calcext:value-type="float">
            <text:p>245</text:p>
          </table:table-cell>
          <table:table-cell table:formula="of:=IF([.D228]&gt;MAX([.$D$2:.D227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228]+[.A229]" office:value-type="float" office:value="247" calcext:value-type="float">
            <text:p>247</text:p>
          </table:table-cell>
          <table:table-cell table:formula="of:=IF([.D229]&gt;MAX([.$D$2:.D228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table:formula="of:=[.D229]+[.A230]" office:value-type="float" office:value="241" calcext:value-type="float">
            <text:p>241</text:p>
          </table:table-cell>
          <table:table-cell table:formula="of:=IF([.D230]&gt;MAX([.$D$2:.D229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table:formula="of:=[.D230]+[.A231]" office:value-type="float" office:value="241" calcext:value-type="float">
            <text:p>241</text:p>
          </table:table-cell>
          <table:table-cell table:formula="of:=IF([.D231]&gt;MAX([.$D$2:.D230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D231]+[.A232]" office:value-type="float" office:value="247" calcext:value-type="float">
            <text:p>247</text:p>
          </table:table-cell>
          <table:table-cell table:formula="of:=IF([.D232]&gt;MAX([.$D$2:.D231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formula="of:=[.D232]+[.A233]" office:value-type="float" office:value="249" calcext:value-type="float">
            <text:p>249</text:p>
          </table:table-cell>
          <table:table-cell table:formula="of:=IF([.D233]&gt;MAX([.$D$2:.D232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table:formula="of:=[.D233]+[.A234]" office:value-type="float" office:value="257" calcext:value-type="float">
            <text:p>257</text:p>
          </table:table-cell>
          <table:table-cell table:formula="of:=IF([.D234]&gt;MAX([.$D$2:.D233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[.D234]+[.A235]" office:value-type="float" office:value="256" calcext:value-type="float">
            <text:p>256</text:p>
          </table:table-cell>
          <table:table-cell table:formula="of:=IF([.D235]&gt;MAX([.$D$2:.D234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235]+[.A236]" office:value-type="float" office:value="246" calcext:value-type="float">
            <text:p>246</text:p>
          </table:table-cell>
          <table:table-cell table:formula="of:=IF([.D236]&gt;MAX([.$D$2:.D235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236]+[.A237]" office:value-type="float" office:value="248" calcext:value-type="float">
            <text:p>248</text:p>
          </table:table-cell>
          <table:table-cell table:formula="of:=IF([.D237]&gt;MAX([.$D$2:.D236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table:formula="of:=[.D237]+[.A238]" office:value-type="float" office:value="242" calcext:value-type="float">
            <text:p>242</text:p>
          </table:table-cell>
          <table:table-cell table:formula="of:=IF([.D238]&gt;MAX([.$D$2:.D237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238]+[.A239]" office:value-type="float" office:value="241" calcext:value-type="float">
            <text:p>241</text:p>
          </table:table-cell>
          <table:table-cell table:formula="of:=IF([.D239]&gt;MAX([.$D$2:.D238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table:formula="of:=[.D239]+[.A240]" office:value-type="float" office:value="243" calcext:value-type="float">
            <text:p>243</text:p>
          </table:table-cell>
          <table:table-cell table:formula="of:=IF([.D240]&gt;MAX([.$D$2:.D239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D240]+[.A241]" office:value-type="float" office:value="240" calcext:value-type="float">
            <text:p>240</text:p>
          </table:table-cell>
          <table:table-cell table:formula="of:=IF([.D241]&gt;MAX([.$D$2:.D240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  <table:table-cell table:formula="of:=[.D241]+[.A242]" office:value-type="float" office:value="238" calcext:value-type="float">
            <text:p>238</text:p>
          </table:table-cell>
          <table:table-cell table:formula="of:=IF([.D242]&gt;MAX([.$D$2:.D241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D242]+[.A243]" office:value-type="float" office:value="242" calcext:value-type="float">
            <text:p>242</text:p>
          </table:table-cell>
          <table:table-cell table:formula="of:=IF([.D243]&gt;MAX([.$D$2:.D242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table:formula="of:=[.D243]+[.A244]" office:value-type="float" office:value="235" calcext:value-type="float">
            <text:p>235</text:p>
          </table:table-cell>
          <table:table-cell table:formula="of:=IF([.D244]&gt;MAX([.$D$2:.D243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table:formula="of:=[.D244]+[.A245]" office:value-type="float" office:value="240" calcext:value-type="float">
            <text:p>240</text:p>
          </table:table-cell>
          <table:table-cell table:formula="of:=IF([.D245]&gt;MAX([.$D$2:.D244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table:formula="of:=[.D245]+[.A246]" office:value-type="float" office:value="231" calcext:value-type="float">
            <text:p>231</text:p>
          </table:table-cell>
          <table:table-cell table:formula="of:=IF([.D246]&gt;MAX([.$D$2:.D245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formula="of:=[.D246]+[.A247]" office:value-type="float" office:value="230" calcext:value-type="float">
            <text:p>230</text:p>
          </table:table-cell>
          <table:table-cell table:formula="of:=IF([.D247]&gt;MAX([.$D$2:.D246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D247]+[.A248]" office:value-type="float" office:value="240" calcext:value-type="float">
            <text:p>240</text:p>
          </table:table-cell>
          <table:table-cell table:formula="of:=IF([.D248]&gt;MAX([.$D$2:.D247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2" calcext:value-type="float">
            <text:p>-2</text:p>
          </table:table-cell>
          <table:table-cell table:number-columns-repeated="2" office:value-type="float" office:value="-8" calcext:value-type="float">
            <text:p>-8</text:p>
          </table:table-cell>
          <table:table-cell table:formula="of:=[.D248]+[.A249]" office:value-type="float" office:value="238" calcext:value-type="float">
            <text:p>238</text:p>
          </table:table-cell>
          <table:table-cell table:formula="of:=IF([.D249]&gt;MAX([.$D$2:.D248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[.D249]+[.A250]" office:value-type="float" office:value="229" calcext:value-type="float">
            <text:p>229</text:p>
          </table:table-cell>
          <table:table-cell table:formula="of:=IF([.D250]&gt;MAX([.$D$2:.D249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  <table:table-cell table:formula="of:=[.D250]+[.A251]" office:value-type="float" office:value="235" calcext:value-type="float">
            <text:p>235</text:p>
          </table:table-cell>
          <table:table-cell table:formula="of:=IF([.D251]&gt;MAX([.$D$2:.D250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table:formula="of:=[.D251]+[.A252]" office:value-type="float" office:value="242" calcext:value-type="float">
            <text:p>242</text:p>
          </table:table-cell>
          <table:table-cell table:formula="of:=IF([.D252]&gt;MAX([.$D$2:.D251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D252]+[.A253]" office:value-type="float" office:value="242" calcext:value-type="float">
            <text:p>242</text:p>
          </table:table-cell>
          <table:table-cell table:formula="of:=IF([.D253]&gt;MAX([.$D$2:.D252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table:formula="of:=[.D253]+[.A254]" office:value-type="float" office:value="233" calcext:value-type="float">
            <text:p>233</text:p>
          </table:table-cell>
          <table:table-cell table:formula="of:=IF([.D254]&gt;MAX([.$D$2:.D253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table:formula="of:=[.D254]+[.A255]" office:value-type="float" office:value="235" calcext:value-type="float">
            <text:p>235</text:p>
          </table:table-cell>
          <table:table-cell table:formula="of:=IF([.D255]&gt;MAX([.$D$2:.D254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255]+[.A256]" office:value-type="float" office:value="228" calcext:value-type="float">
            <text:p>228</text:p>
          </table:table-cell>
          <table:table-cell table:formula="of:=IF([.D256]&gt;MAX([.$D$2:.D255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D256]+[.A257]" office:value-type="float" office:value="234" calcext:value-type="float">
            <text:p>234</text:p>
          </table:table-cell>
          <table:table-cell table:formula="of:=IF([.D257]&gt;MAX([.$D$2:.D256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table:formula="of:=[.D257]+[.A258]" office:value-type="float" office:value="239" calcext:value-type="float">
            <text:p>239</text:p>
          </table:table-cell>
          <table:table-cell table:formula="of:=IF([.D258]&gt;MAX([.$D$2:.D257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258]+[.A259]" office:value-type="float" office:value="235" calcext:value-type="float">
            <text:p>235</text:p>
          </table:table-cell>
          <table:table-cell table:formula="of:=IF([.D259]&gt;MAX([.$D$2:.D258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D259]+[.A260]" office:value-type="float" office:value="241" calcext:value-type="float">
            <text:p>241</text:p>
          </table:table-cell>
          <table:table-cell table:formula="of:=IF([.D260]&gt;MAX([.$D$2:.D259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formula="of:=[.D260]+[.A261]" office:value-type="float" office:value="234" calcext:value-type="float">
            <text:p>234</text:p>
          </table:table-cell>
          <table:table-cell table:formula="of:=IF([.D261]&gt;MAX([.$D$2:.D260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61]+[.A262]" office:value-type="float" office:value="235" calcext:value-type="float">
            <text:p>235</text:p>
          </table:table-cell>
          <table:table-cell table:formula="of:=IF([.D262]&gt;MAX([.$D$2:.D261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62]+[.A263]" office:value-type="float" office:value="240" calcext:value-type="float">
            <text:p>240</text:p>
          </table:table-cell>
          <table:table-cell table:formula="of:=IF([.D263]&gt;MAX([.$D$2:.D262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table:formula="of:=[.D263]+[.A264]" office:value-type="float" office:value="249" calcext:value-type="float">
            <text:p>249</text:p>
          </table:table-cell>
          <table:table-cell table:formula="of:=IF([.D264]&gt;MAX([.$D$2:.D263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8" calcext:value-type="float">
            <text:p>-8</text:p>
          </table:table-cell>
          <table:table-cell table:number-columns-repeated="2" office:value-type="float" office:value="-9" calcext:value-type="float">
            <text:p>-9</text:p>
          </table:table-cell>
          <table:table-cell table:formula="of:=[.D264]+[.A265]" office:value-type="float" office:value="241" calcext:value-type="float">
            <text:p>241</text:p>
          </table:table-cell>
          <table:table-cell table:formula="of:=IF([.D265]&gt;MAX([.$D$2:.D264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table:formula="of:=[.D265]+[.A266]" office:value-type="float" office:value="234" calcext:value-type="float">
            <text:p>234</text:p>
          </table:table-cell>
          <table:table-cell table:formula="of:=IF([.D266]&gt;MAX([.$D$2:.D265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formula="of:=[.D266]+[.A267]" office:value-type="float" office:value="231" calcext:value-type="float">
            <text:p>231</text:p>
          </table:table-cell>
          <table:table-cell table:formula="of:=IF([.D267]&gt;MAX([.$D$2:.D266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table:formula="of:=[.D267]+[.A268]" office:value-type="float" office:value="223" calcext:value-type="float">
            <text:p>223</text:p>
          </table:table-cell>
          <table:table-cell table:formula="of:=IF([.D268]&gt;MAX([.$D$2:.D267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268]+[.A269]" office:value-type="float" office:value="226" calcext:value-type="float">
            <text:p>226</text:p>
          </table:table-cell>
          <table:table-cell table:formula="of:=IF([.D269]&gt;MAX([.$D$2:.D268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D269]+[.A270]" office:value-type="float" office:value="232" calcext:value-type="float">
            <text:p>232</text:p>
          </table:table-cell>
          <table:table-cell table:formula="of:=IF([.D270]&gt;MAX([.$D$2:.D269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table:formula="of:=[.D270]+[.A271]" office:value-type="float" office:value="239" calcext:value-type="float">
            <text:p>239</text:p>
          </table:table-cell>
          <table:table-cell table:formula="of:=IF([.D271]&gt;MAX([.$D$2:.D270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table:formula="of:=[.D271]+[.A272]" office:value-type="float" office:value="247" calcext:value-type="float">
            <text:p>247</text:p>
          </table:table-cell>
          <table:table-cell table:formula="of:=IF([.D272]&gt;MAX([.$D$2:.D271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3" calcext:value-type="float">
            <text:p>-3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table:formula="of:=[.D272]+[.A273]" office:value-type="float" office:value="244" calcext:value-type="float">
            <text:p>244</text:p>
          </table:table-cell>
          <table:table-cell table:formula="of:=IF([.D273]&gt;MAX([.$D$2:.D272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D273]+[.A274]" office:value-type="float" office:value="246" calcext:value-type="float">
            <text:p>246</text:p>
          </table:table-cell>
          <table:table-cell table:formula="of:=IF([.D274]&gt;MAX([.$D$2:.D273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[.D274]+[.A275]" office:value-type="float" office:value="248" calcext:value-type="float">
            <text:p>248</text:p>
          </table:table-cell>
          <table:table-cell table:formula="of:=IF([.D275]&gt;MAX([.$D$2:.D274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formula="of:=[.D275]+[.A276]" office:value-type="float" office:value="256" calcext:value-type="float">
            <text:p>256</text:p>
          </table:table-cell>
          <table:table-cell table:formula="of:=IF([.D276]&gt;MAX([.$D$2:.D275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table:formula="of:=[.D276]+[.A277]" office:value-type="float" office:value="255" calcext:value-type="float">
            <text:p>255</text:p>
          </table:table-cell>
          <table:table-cell table:formula="of:=IF([.D277]&gt;MAX([.$D$2:.D276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table:formula="of:=[.D277]+[.A278]" office:value-type="float" office:value="248" calcext:value-type="float">
            <text:p>248</text:p>
          </table:table-cell>
          <table:table-cell table:formula="of:=IF([.D278]&gt;MAX([.$D$2:.D277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table:formula="of:=[.D278]+[.A279]" office:value-type="float" office:value="252" calcext:value-type="float">
            <text:p>252</text:p>
          </table:table-cell>
          <table:table-cell table:formula="of:=IF([.D279]&gt;MAX([.$D$2:.D278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279]+[.A280]" office:value-type="float" office:value="252" calcext:value-type="float">
            <text:p>252</text:p>
          </table:table-cell>
          <table:table-cell table:formula="of:=IF([.D280]&gt;MAX([.$D$2:.D279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-10" calcext:value-type="float">
            <text:p>-10</text:p>
          </table:table-cell>
          <table:table-cell table:formula="of:=[.D280]+[.A281]" office:value-type="float" office:value="246" calcext:value-type="float">
            <text:p>246</text:p>
          </table:table-cell>
          <table:table-cell table:formula="of:=IF([.D281]&gt;MAX([.$D$2:.D280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D281]+[.A282]" office:value-type="float" office:value="240" calcext:value-type="float">
            <text:p>240</text:p>
          </table:table-cell>
          <table:table-cell table:formula="of:=IF([.D282]&gt;MAX([.$D$2:.D281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282]+[.A283]" office:value-type="float" office:value="243" calcext:value-type="float">
            <text:p>243</text:p>
          </table:table-cell>
          <table:table-cell table:formula="of:=IF([.D283]&gt;MAX([.$D$2:.D282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5" calcext:value-type="float">
            <text:p>-5</text:p>
          </table:table-cell>
          <table:table-cell table:number-columns-repeated="2" office:value-type="float" office:value="-4" calcext:value-type="float">
            <text:p>-4</text:p>
          </table:table-cell>
          <table:table-cell table:formula="of:=[.D283]+[.A284]" office:value-type="float" office:value="238" calcext:value-type="float">
            <text:p>238</text:p>
          </table:table-cell>
          <table:table-cell table:formula="of:=IF([.D284]&gt;MAX([.$D$2:.D283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table:formula="of:=[.D284]+[.A285]" office:value-type="float" office:value="231" calcext:value-type="float">
            <text:p>231</text:p>
          </table:table-cell>
          <table:table-cell table:formula="of:=IF([.D285]&gt;MAX([.$D$2:.D284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formula="of:=[.D285]+[.A286]" office:value-type="float" office:value="234" calcext:value-type="float">
            <text:p>234</text:p>
          </table:table-cell>
          <table:table-cell table:formula="of:=IF([.D286]&gt;MAX([.$D$2:.D285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table:formula="of:=[.D286]+[.A287]" office:value-type="float" office:value="238" calcext:value-type="float">
            <text:p>238</text:p>
          </table:table-cell>
          <table:table-cell table:formula="of:=IF([.D287]&gt;MAX([.$D$2:.D286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table:formula="of:=[.D287]+[.A288]" office:value-type="float" office:value="240" calcext:value-type="float">
            <text:p>240</text:p>
          </table:table-cell>
          <table:table-cell table:formula="of:=IF([.D288]&gt;MAX([.$D$2:.D287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table:formula="of:=[.D288]+[.A289]" office:value-type="float" office:value="243" calcext:value-type="float">
            <text:p>243</text:p>
          </table:table-cell>
          <table:table-cell table:formula="of:=IF([.D289]&gt;MAX([.$D$2:.D288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formula="of:=[.D289]+[.A290]" office:value-type="float" office:value="246" calcext:value-type="float">
            <text:p>246</text:p>
          </table:table-cell>
          <table:table-cell table:formula="of:=IF([.D290]&gt;MAX([.$D$2:.D289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[.D290]+[.A291]" office:value-type="float" office:value="238" calcext:value-type="float">
            <text:p>238</text:p>
          </table:table-cell>
          <table:table-cell table:formula="of:=IF([.D291]&gt;MAX([.$D$2:.D290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table:formula="of:=[.D291]+[.A292]" office:value-type="float" office:value="238" calcext:value-type="float">
            <text:p>238</text:p>
          </table:table-cell>
          <table:table-cell table:formula="of:=IF([.D292]&gt;MAX([.$D$2:.D291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292]+[.A293]" office:value-type="float" office:value="241" calcext:value-type="float">
            <text:p>241</text:p>
          </table:table-cell>
          <table:table-cell table:formula="of:=IF([.D293]&gt;MAX([.$D$2:.D292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formula="of:=[.D293]+[.A294]" office:value-type="float" office:value="248" calcext:value-type="float">
            <text:p>248</text:p>
          </table:table-cell>
          <table:table-cell table:formula="of:=IF([.D294]&gt;MAX([.$D$2:.D293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D294]+[.A295]" office:value-type="float" office:value="248" calcext:value-type="float">
            <text:p>248</text:p>
          </table:table-cell>
          <table:table-cell table:formula="of:=IF([.D295]&gt;MAX([.$D$2:.D294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  <table:table-cell table:formula="of:=[.D295]+[.A296]" office:value-type="float" office:value="238" calcext:value-type="float">
            <text:p>238</text:p>
          </table:table-cell>
          <table:table-cell table:formula="of:=IF([.D296]&gt;MAX([.$D$2:.D295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296]+[.A297]" office:value-type="float" office:value="242" calcext:value-type="float">
            <text:p>242</text:p>
          </table:table-cell>
          <table:table-cell table:formula="of:=IF([.D297]&gt;MAX([.$D$2:.D296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table:formula="of:=[.D297]+[.A298]" office:value-type="float" office:value="236" calcext:value-type="float">
            <text:p>236</text:p>
          </table:table-cell>
          <table:table-cell table:formula="of:=IF([.D298]&gt;MAX([.$D$2:.D297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table:formula="of:=[.D298]+[.A299]" office:value-type="float" office:value="240" calcext:value-type="float">
            <text:p>240</text:p>
          </table:table-cell>
          <table:table-cell table:formula="of:=IF([.D299]&gt;MAX([.$D$2:.D298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299]+[.A300]" office:value-type="float" office:value="236" calcext:value-type="float">
            <text:p>236</text:p>
          </table:table-cell>
          <table:table-cell table:formula="of:=IF([.D300]&gt;MAX([.$D$2:.D299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D300]+[.A301]" office:value-type="float" office:value="238" calcext:value-type="float">
            <text:p>238</text:p>
          </table:table-cell>
          <table:table-cell table:formula="of:=IF([.D301]&gt;MAX([.$D$2:.D300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301]+[.A302]" office:value-type="float" office:value="238" calcext:value-type="float">
            <text:p>238</text:p>
          </table:table-cell>
          <table:table-cell table:formula="of:=IF([.D302]&gt;MAX([.$D$2:.D301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table:formula="of:=[.D302]+[.A303]" office:value-type="float" office:value="232" calcext:value-type="float">
            <text:p>232</text:p>
          </table:table-cell>
          <table:table-cell table:formula="of:=IF([.D303]&gt;MAX([.$D$2:.D302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  <table:table-cell table:formula="of:=[.D303]+[.A304]" office:value-type="float" office:value="224" calcext:value-type="float">
            <text:p>224</text:p>
          </table:table-cell>
          <table:table-cell table:formula="of:=IF([.D304]&gt;MAX([.$D$2:.D303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D304]+[.A305]" office:value-type="float" office:value="218" calcext:value-type="float">
            <text:p>218</text:p>
          </table:table-cell>
          <table:table-cell table:formula="of:=IF([.D305]&gt;MAX([.$D$2:.D304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table:formula="of:=[.D305]+[.A306]" office:value-type="float" office:value="214" calcext:value-type="float">
            <text:p>214</text:p>
          </table:table-cell>
          <table:table-cell table:formula="of:=IF([.D306]&gt;MAX([.$D$2:.D305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formula="of:=[.D306]+[.A307]" office:value-type="float" office:value="206" calcext:value-type="float">
            <text:p>206</text:p>
          </table:table-cell>
          <table:table-cell table:formula="of:=IF([.D307]&gt;MAX([.$D$2:.D306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table:formula="of:=[.D307]+[.A308]" office:value-type="float" office:value="200" calcext:value-type="float">
            <text:p>200</text:p>
          </table:table-cell>
          <table:table-cell table:formula="of:=IF([.D308]&gt;MAX([.$D$2:.D307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table:formula="of:=[.D308]+[.A309]" office:value-type="float" office:value="207" calcext:value-type="float">
            <text:p>207</text:p>
          </table:table-cell>
          <table:table-cell table:formula="of:=IF([.D309]&gt;MAX([.$D$2:.D308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309]+[.A310]" office:value-type="float" office:value="207" calcext:value-type="float">
            <text:p>207</text:p>
          </table:table-cell>
          <table:table-cell table:formula="of:=IF([.D310]&gt;MAX([.$D$2:.D309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formula="of:=[.D310]+[.A311]" office:value-type="float" office:value="203" calcext:value-type="float">
            <text:p>203</text:p>
          </table:table-cell>
          <table:table-cell table:formula="of:=IF([.D311]&gt;MAX([.$D$2:.D310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[.D311]+[.A312]" office:value-type="float" office:value="208" calcext:value-type="float">
            <text:p>208</text:p>
          </table:table-cell>
          <table:table-cell table:formula="of:=IF([.D312]&gt;MAX([.$D$2:.D311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[.D312]+[.A313]" office:value-type="float" office:value="208" calcext:value-type="float">
            <text:p>208</text:p>
          </table:table-cell>
          <table:table-cell table:formula="of:=IF([.D313]&gt;MAX([.$D$2:.D312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 table:formula="of:=[.D313]+[.A314]" office:value-type="float" office:value="218" calcext:value-type="float">
            <text:p>218</text:p>
          </table:table-cell>
          <table:table-cell table:formula="of:=IF([.D314]&gt;MAX([.$D$2:.D313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314]+[.A315]" office:value-type="float" office:value="208" calcext:value-type="float">
            <text:p>208</text:p>
          </table:table-cell>
          <table:table-cell table:formula="of:=IF([.D315]&gt;MAX([.$D$2:.D314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table:formula="of:=[.D315]+[.A316]" office:value-type="float" office:value="209" calcext:value-type="float">
            <text:p>209</text:p>
          </table:table-cell>
          <table:table-cell table:formula="of:=IF([.D316]&gt;MAX([.$D$2:.D315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316]+[.A317]" office:value-type="float" office:value="212" calcext:value-type="float">
            <text:p>212</text:p>
          </table:table-cell>
          <table:table-cell table:formula="of:=IF([.D317]&gt;MAX([.$D$2:.D316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D317]+[.A318]" office:value-type="float" office:value="204" calcext:value-type="float">
            <text:p>204</text:p>
          </table:table-cell>
          <table:table-cell table:formula="of:=IF([.D318]&gt;MAX([.$D$2:.D317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-9" calcext:value-type="float">
            <text:p>-9</text:p>
          </table:table-cell>
          <table:table-cell table:formula="of:=[.D318]+[.A319]" office:value-type="float" office:value="208" calcext:value-type="float">
            <text:p>208</text:p>
          </table:table-cell>
          <table:table-cell table:formula="of:=IF([.D319]&gt;MAX([.$D$2:.D318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319]+[.A320]" office:value-type="float" office:value="215" calcext:value-type="float">
            <text:p>215</text:p>
          </table:table-cell>
          <table:table-cell table:formula="of:=IF([.D320]&gt;MAX([.$D$2:.D319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320]+[.A321]" office:value-type="float" office:value="220" calcext:value-type="float">
            <text:p>220</text:p>
          </table:table-cell>
          <table:table-cell table:formula="of:=IF([.D321]&gt;MAX([.$D$2:.D320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table:formula="of:=[.D321]+[.A322]" office:value-type="float" office:value="218" calcext:value-type="float">
            <text:p>218</text:p>
          </table:table-cell>
          <table:table-cell table:formula="of:=IF([.D322]&gt;MAX([.$D$2:.D321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office:value-type="float" office:value="9" calcext:value-type="float">
            <text:p>9</text:p>
          </table:table-cell>
          <table:table-cell table:formula="of:=[.D322]+[.A323]" office:value-type="float" office:value="216" calcext:value-type="float">
            <text:p>216</text:p>
          </table:table-cell>
          <table:table-cell table:formula="of:=IF([.D323]&gt;MAX([.$D$2:.D322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323]+[.A324]" office:value-type="float" office:value="213" calcext:value-type="float">
            <text:p>213</text:p>
          </table:table-cell>
          <table:table-cell table:formula="of:=IF([.D324]&gt;MAX([.$D$2:.D323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324]+[.A325]" office:value-type="float" office:value="219" calcext:value-type="float">
            <text:p>219</text:p>
          </table:table-cell>
          <table:table-cell table:formula="of:=IF([.D325]&gt;MAX([.$D$2:.D324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325]+[.A326]" office:value-type="float" office:value="210" calcext:value-type="float">
            <text:p>210</text:p>
          </table:table-cell>
          <table:table-cell table:formula="of:=IF([.D326]&gt;MAX([.$D$2:.D325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table:formula="of:=[.D326]+[.A327]" office:value-type="float" office:value="203" calcext:value-type="float">
            <text:p>203</text:p>
          </table:table-cell>
          <table:table-cell table:formula="of:=IF([.D327]&gt;MAX([.$D$2:.D326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table:formula="of:=[.D327]+[.A328]" office:value-type="float" office:value="200" calcext:value-type="float">
            <text:p>200</text:p>
          </table:table-cell>
          <table:table-cell table:formula="of:=IF([.D328]&gt;MAX([.$D$2:.D327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table:formula="of:=[.D328]+[.A329]" office:value-type="float" office:value="202" calcext:value-type="float">
            <text:p>202</text:p>
          </table:table-cell>
          <table:table-cell table:formula="of:=IF([.D329]&gt;MAX([.$D$2:.D328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table:formula="of:=[.D329]+[.A330]" office:value-type="float" office:value="211" calcext:value-type="float">
            <text:p>211</text:p>
          </table:table-cell>
          <table:table-cell table:formula="of:=IF([.D330]&gt;MAX([.$D$2:.D329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  <table:table-cell table:formula="of:=[.D330]+[.A331]" office:value-type="float" office:value="212" calcext:value-type="float">
            <text:p>212</text:p>
          </table:table-cell>
          <table:table-cell table:formula="of:=IF([.D331]&gt;MAX([.$D$2:.D330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table:formula="of:=[.D331]+[.A332]" office:value-type="float" office:value="220" calcext:value-type="float">
            <text:p>220</text:p>
          </table:table-cell>
          <table:table-cell table:formula="of:=IF([.D332]&gt;MAX([.$D$2:.D331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table:formula="of:=[.D332]+[.A333]" office:value-type="float" office:value="221" calcext:value-type="float">
            <text:p>221</text:p>
          </table:table-cell>
          <table:table-cell table:formula="of:=IF([.D333]&gt;MAX([.$D$2:.D332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formula="of:=[.D333]+[.A334]" office:value-type="float" office:value="221" calcext:value-type="float">
            <text:p>221</text:p>
          </table:table-cell>
          <table:table-cell table:formula="of:=IF([.D334]&gt;MAX([.$D$2:.D333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table:formula="of:=[.D334]+[.A335]" office:value-type="float" office:value="218" calcext:value-type="float">
            <text:p>218</text:p>
          </table:table-cell>
          <table:table-cell table:formula="of:=IF([.D335]&gt;MAX([.$D$2:.D334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-8" calcext:value-type="float">
            <text:p>-8</text:p>
          </table:table-cell>
          <table:table-cell table:formula="of:=[.D335]+[.A336]" office:value-type="float" office:value="218" calcext:value-type="float">
            <text:p>218</text:p>
          </table:table-cell>
          <table:table-cell table:formula="of:=IF([.D336]&gt;MAX([.$D$2:.D335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[.D336]+[.A337]" office:value-type="float" office:value="208" calcext:value-type="float">
            <text:p>208</text:p>
          </table:table-cell>
          <table:table-cell table:formula="of:=IF([.D337]&gt;MAX([.$D$2:.D336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337]+[.A338]" office:value-type="float" office:value="208" calcext:value-type="float">
            <text:p>208</text:p>
          </table:table-cell>
          <table:table-cell table:formula="of:=IF([.D338]&gt;MAX([.$D$2:.D337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338]+[.A339]" office:value-type="float" office:value="216" calcext:value-type="float">
            <text:p>216</text:p>
          </table:table-cell>
          <table:table-cell table:formula="of:=IF([.D339]&gt;MAX([.$D$2:.D338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table:formula="of:=[.D339]+[.A340]" office:value-type="float" office:value="218" calcext:value-type="float">
            <text:p>218</text:p>
          </table:table-cell>
          <table:table-cell table:formula="of:=IF([.D340]&gt;MAX([.$D$2:.D339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[.D340]+[.A341]" office:value-type="float" office:value="210" calcext:value-type="float">
            <text:p>210</text:p>
          </table:table-cell>
          <table:table-cell table:formula="of:=IF([.D341]&gt;MAX([.$D$2:.D340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341]+[.A342]" office:value-type="float" office:value="217" calcext:value-type="float">
            <text:p>217</text:p>
          </table:table-cell>
          <table:table-cell table:formula="of:=IF([.D342]&gt;MAX([.$D$2:.D341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formula="of:=[.D342]+[.A343]" office:value-type="float" office:value="223" calcext:value-type="float">
            <text:p>223</text:p>
          </table:table-cell>
          <table:table-cell table:formula="of:=IF([.D343]&gt;MAX([.$D$2:.D342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formula="of:=[.D343]+[.A344]" office:value-type="float" office:value="222" calcext:value-type="float">
            <text:p>222</text:p>
          </table:table-cell>
          <table:table-cell table:formula="of:=IF([.D344]&gt;MAX([.$D$2:.D343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5" calcext:value-type="float">
            <text:p>-5</text:p>
          </table:table-cell>
          <table:table-cell table:number-columns-repeated="2" office:value-type="float" office:value="-3" calcext:value-type="float">
            <text:p>-3</text:p>
          </table:table-cell>
          <table:table-cell table:formula="of:=[.D344]+[.A345]" office:value-type="float" office:value="217" calcext:value-type="float">
            <text:p>217</text:p>
          </table:table-cell>
          <table:table-cell table:formula="of:=IF([.D345]&gt;MAX([.$D$2:.D344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table:formula="of:=[.D345]+[.A346]" office:value-type="float" office:value="223" calcext:value-type="float">
            <text:p>223</text:p>
          </table:table-cell>
          <table:table-cell table:formula="of:=IF([.D346]&gt;MAX([.$D$2:.D345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346]+[.A347]" office:value-type="float" office:value="230" calcext:value-type="float">
            <text:p>230</text:p>
          </table:table-cell>
          <table:table-cell table:formula="of:=IF([.D347]&gt;MAX([.$D$2:.D346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D347]+[.A348]" office:value-type="float" office:value="228" calcext:value-type="float">
            <text:p>228</text:p>
          </table:table-cell>
          <table:table-cell table:formula="of:=IF([.D348]&gt;MAX([.$D$2:.D347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formula="of:=[.D348]+[.A349]" office:value-type="float" office:value="237" calcext:value-type="float">
            <text:p>237</text:p>
          </table:table-cell>
          <table:table-cell table:formula="of:=IF([.D349]&gt;MAX([.$D$2:.D348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[.D349]+[.A350]" office:value-type="float" office:value="246" calcext:value-type="float">
            <text:p>246</text:p>
          </table:table-cell>
          <table:table-cell table:formula="of:=IF([.D350]&gt;MAX([.$D$2:.D349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table:formula="of:=[.D350]+[.A351]" office:value-type="float" office:value="239" calcext:value-type="float">
            <text:p>239</text:p>
          </table:table-cell>
          <table:table-cell table:formula="of:=IF([.D351]&gt;MAX([.$D$2:.D350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4" calcext:value-type="float">
            <text:p>-4</text:p>
          </table:table-cell>
          <table:table-cell table:number-columns-repeated="2" office:value-type="float" office:value="-8" calcext:value-type="float">
            <text:p>-8</text:p>
          </table:table-cell>
          <table:table-cell table:formula="of:=[.D351]+[.A352]" office:value-type="float" office:value="235" calcext:value-type="float">
            <text:p>235</text:p>
          </table:table-cell>
          <table:table-cell table:formula="of:=IF([.D352]&gt;MAX([.$D$2:.D351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formula="of:=[.D352]+[.A353]" office:value-type="float" office:value="235" calcext:value-type="float">
            <text:p>235</text:p>
          </table:table-cell>
          <table:table-cell table:formula="of:=IF([.D353]&gt;MAX([.$D$2:.D352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table:formula="of:=[.D353]+[.A354]" office:value-type="float" office:value="225" calcext:value-type="float">
            <text:p>225</text:p>
          </table:table-cell>
          <table:table-cell table:formula="of:=IF([.D354]&gt;MAX([.$D$2:.D353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table:formula="of:=[.D354]+[.A355]" office:value-type="float" office:value="228" calcext:value-type="float">
            <text:p>228</text:p>
          </table:table-cell>
          <table:table-cell table:formula="of:=IF([.D355]&gt;MAX([.$D$2:.D354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table:formula="of:=[.D355]+[.A356]" office:value-type="float" office:value="238" calcext:value-type="float">
            <text:p>238</text:p>
          </table:table-cell>
          <table:table-cell table:formula="of:=IF([.D356]&gt;MAX([.$D$2:.D355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356]+[.A357]" office:value-type="float" office:value="242" calcext:value-type="float">
            <text:p>242</text:p>
          </table:table-cell>
          <table:table-cell table:formula="of:=IF([.D357]&gt;MAX([.$D$2:.D356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D357]+[.A358]" office:value-type="float" office:value="233" calcext:value-type="float">
            <text:p>233</text:p>
          </table:table-cell>
          <table:table-cell table:formula="of:=IF([.D358]&gt;MAX([.$D$2:.D357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3" calcext:value-type="float">
            <text:p>-3</text:p>
          </table:table-cell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table:formula="of:=[.D358]+[.A359]" office:value-type="float" office:value="230" calcext:value-type="float">
            <text:p>230</text:p>
          </table:table-cell>
          <table:table-cell table:formula="of:=IF([.D359]&gt;MAX([.$D$2:.D358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359]+[.A360]" office:value-type="float" office:value="223" calcext:value-type="float">
            <text:p>223</text:p>
          </table:table-cell>
          <table:table-cell table:formula="of:=IF([.D360]&gt;MAX([.$D$2:.D359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  <table:table-cell table:formula="of:=[.D360]+[.A361]" office:value-type="float" office:value="231" calcext:value-type="float">
            <text:p>231</text:p>
          </table:table-cell>
          <table:table-cell table:formula="of:=IF([.D361]&gt;MAX([.$D$2:.D360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table:formula="of:=[.D361]+[.A362]" office:value-type="float" office:value="232" calcext:value-type="float">
            <text:p>232</text:p>
          </table:table-cell>
          <table:table-cell table:formula="of:=IF([.D362]&gt;MAX([.$D$2:.D361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table:formula="of:=[.D362]+[.A363]" office:value-type="float" office:value="240" calcext:value-type="float">
            <text:p>240</text:p>
          </table:table-cell>
          <table:table-cell table:formula="of:=IF([.D363]&gt;MAX([.$D$2:.D362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363]+[.A364]" office:value-type="float" office:value="245" calcext:value-type="float">
            <text:p>245</text:p>
          </table:table-cell>
          <table:table-cell table:formula="of:=IF([.D364]&gt;MAX([.$D$2:.D363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table:formula="of:=[.D364]+[.A365]" office:value-type="float" office:value="252" calcext:value-type="float">
            <text:p>252</text:p>
          </table:table-cell>
          <table:table-cell table:formula="of:=IF([.D365]&gt;MAX([.$D$2:.D364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formula="of:=[.D365]+[.A366]" office:value-type="float" office:value="256" calcext:value-type="float">
            <text:p>256</text:p>
          </table:table-cell>
          <table:table-cell table:formula="of:=IF([.D366]&gt;MAX([.$D$2:.D365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366]+[.A367]" office:value-type="float" office:value="252" calcext:value-type="float">
            <text:p>252</text:p>
          </table:table-cell>
          <table:table-cell table:formula="of:=IF([.D367]&gt;MAX([.$D$2:.D366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table:formula="of:=[.D367]+[.A368]" office:value-type="float" office:value="252" calcext:value-type="float">
            <text:p>252</text:p>
          </table:table-cell>
          <table:table-cell table:formula="of:=IF([.D368]&gt;MAX([.$D$2:.D367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 table:formula="of:=[.D368]+[.A369]" office:value-type="float" office:value="255" calcext:value-type="float">
            <text:p>255</text:p>
          </table:table-cell>
          <table:table-cell table:formula="of:=IF([.D369]&gt;MAX([.$D$2:.D368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formula="of:=[.D369]+[.A370]" office:value-type="float" office:value="261" calcext:value-type="float">
            <text:p>261</text:p>
          </table:table-cell>
          <table:table-cell table:formula="of:=IF([.D370]&gt;MAX([.$D$2:.D369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table:formula="of:=[.D370]+[.A371]" office:value-type="float" office:value="259" calcext:value-type="float">
            <text:p>259</text:p>
          </table:table-cell>
          <table:table-cell table:formula="of:=IF([.D371]&gt;MAX([.$D$2:.D370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table:formula="of:=[.D371]+[.A372]" office:value-type="float" office:value="259" calcext:value-type="float">
            <text:p>259</text:p>
          </table:table-cell>
          <table:table-cell table:formula="of:=IF([.D372]&gt;MAX([.$D$2:.D371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D372]+[.A373]" office:value-type="float" office:value="254" calcext:value-type="float">
            <text:p>254</text:p>
          </table:table-cell>
          <table:table-cell table:formula="of:=IF([.D373]&gt;MAX([.$D$2:.D372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table:formula="of:=[.D373]+[.A374]" office:value-type="float" office:value="246" calcext:value-type="float">
            <text:p>246</text:p>
          </table:table-cell>
          <table:table-cell table:formula="of:=IF([.D374]&gt;MAX([.$D$2:.D373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table:formula="of:=[.D374]+[.A375]" office:value-type="float" office:value="237" calcext:value-type="float">
            <text:p>237</text:p>
          </table:table-cell>
          <table:table-cell table:formula="of:=IF([.D375]&gt;MAX([.$D$2:.D374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table:formula="of:=[.D375]+[.A376]" office:value-type="float" office:value="229" calcext:value-type="float">
            <text:p>229</text:p>
          </table:table-cell>
          <table:table-cell table:formula="of:=IF([.D376]&gt;MAX([.$D$2:.D375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table:formula="of:=[.D376]+[.A377]" office:value-type="float" office:value="222" calcext:value-type="float">
            <text:p>222</text:p>
          </table:table-cell>
          <table:table-cell table:formula="of:=IF([.D377]&gt;MAX([.$D$2:.D376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377]+[.A378]" office:value-type="float" office:value="219" calcext:value-type="float">
            <text:p>219</text:p>
          </table:table-cell>
          <table:table-cell table:formula="of:=IF([.D378]&gt;MAX([.$D$2:.D377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378]+[.A379]" office:value-type="float" office:value="213" calcext:value-type="float">
            <text:p>213</text:p>
          </table:table-cell>
          <table:table-cell table:formula="of:=IF([.D379]&gt;MAX([.$D$2:.D378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[.D379]+[.A380]" office:value-type="float" office:value="211" calcext:value-type="float">
            <text:p>211</text:p>
          </table:table-cell>
          <table:table-cell table:formula="of:=IF([.D380]&gt;MAX([.$D$2:.D379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380]+[.A381]" office:value-type="float" office:value="219" calcext:value-type="float">
            <text:p>219</text:p>
          </table:table-cell>
          <table:table-cell table:formula="of:=IF([.D381]&gt;MAX([.$D$2:.D380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  <table:table-cell table:formula="of:=[.D381]+[.A382]" office:value-type="float" office:value="223" calcext:value-type="float">
            <text:p>223</text:p>
          </table:table-cell>
          <table:table-cell table:formula="of:=IF([.D382]&gt;MAX([.$D$2:.D381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formula="of:=[.D382]+[.A383]" office:value-type="float" office:value="220" calcext:value-type="float">
            <text:p>220</text:p>
          </table:table-cell>
          <table:table-cell table:formula="of:=IF([.D383]&gt;MAX([.$D$2:.D382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formula="of:=[.D383]+[.A384]" office:value-type="float" office:value="224" calcext:value-type="float">
            <text:p>224</text:p>
          </table:table-cell>
          <table:table-cell table:formula="of:=IF([.D384]&gt;MAX([.$D$2:.D383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D384]+[.A385]" office:value-type="float" office:value="216" calcext:value-type="float">
            <text:p>216</text:p>
          </table:table-cell>
          <table:table-cell table:formula="of:=IF([.D385]&gt;MAX([.$D$2:.D384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2" calcext:value-type="float">
            <text:p>-2</text:p>
          </table:table-cell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  <table:table-cell table:formula="of:=[.D385]+[.A386]" office:value-type="float" office:value="214" calcext:value-type="float">
            <text:p>214</text:p>
          </table:table-cell>
          <table:table-cell table:formula="of:=IF([.D386]&gt;MAX([.$D$2:.D385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table:formula="of:=[.D386]+[.A387]" office:value-type="float" office:value="220" calcext:value-type="float">
            <text:p>220</text:p>
          </table:table-cell>
          <table:table-cell table:formula="of:=IF([.D387]&gt;MAX([.$D$2:.D386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table:formula="of:=[.D387]+[.A388]" office:value-type="float" office:value="226" calcext:value-type="float">
            <text:p>226</text:p>
          </table:table-cell>
          <table:table-cell table:formula="of:=IF([.D388]&gt;MAX([.$D$2:.D387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table:formula="of:=[.D388]+[.A389]" office:value-type="float" office:value="224" calcext:value-type="float">
            <text:p>224</text:p>
          </table:table-cell>
          <table:table-cell table:formula="of:=IF([.D389]&gt;MAX([.$D$2:.D388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D389]+[.A390]" office:value-type="float" office:value="218" calcext:value-type="float">
            <text:p>218</text:p>
          </table:table-cell>
          <table:table-cell table:formula="of:=IF([.D390]&gt;MAX([.$D$2:.D389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table:formula="of:=[.D390]+[.A391]" office:value-type="float" office:value="224" calcext:value-type="float">
            <text:p>224</text:p>
          </table:table-cell>
          <table:table-cell table:formula="of:=IF([.D391]&gt;MAX([.$D$2:.D390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[.D391]+[.A392]" office:value-type="float" office:value="227" calcext:value-type="float">
            <text:p>227</text:p>
          </table:table-cell>
          <table:table-cell table:formula="of:=IF([.D392]&gt;MAX([.$D$2:.D391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 table:formula="of:=[.D392]+[.A393]" office:value-type="float" office:value="232" calcext:value-type="float">
            <text:p>232</text:p>
          </table:table-cell>
          <table:table-cell table:formula="of:=IF([.D393]&gt;MAX([.$D$2:.D392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393]+[.A394]" office:value-type="float" office:value="233" calcext:value-type="float">
            <text:p>233</text:p>
          </table:table-cell>
          <table:table-cell table:formula="of:=IF([.D394]&gt;MAX([.$D$2:.D393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table:formula="of:=[.D394]+[.A395]" office:value-type="float" office:value="230" calcext:value-type="float">
            <text:p>230</text:p>
          </table:table-cell>
          <table:table-cell table:formula="of:=IF([.D395]&gt;MAX([.$D$2:.D394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table:formula="of:=[.D395]+[.A396]" office:value-type="float" office:value="226" calcext:value-type="float">
            <text:p>226</text:p>
          </table:table-cell>
          <table:table-cell table:formula="of:=IF([.D396]&gt;MAX([.$D$2:.D395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table:formula="of:=[.D396]+[.A397]" office:value-type="float" office:value="230" calcext:value-type="float">
            <text:p>230</text:p>
          </table:table-cell>
          <table:table-cell table:formula="of:=IF([.D397]&gt;MAX([.$D$2:.D396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397]+[.A398]" office:value-type="float" office:value="221" calcext:value-type="float">
            <text:p>221</text:p>
          </table:table-cell>
          <table:table-cell table:formula="of:=IF([.D398]&gt;MAX([.$D$2:.D397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D398]+[.A399]" office:value-type="float" office:value="223" calcext:value-type="float">
            <text:p>223</text:p>
          </table:table-cell>
          <table:table-cell table:formula="of:=IF([.D399]&gt;MAX([.$D$2:.D398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[.D399]+[.A400]" office:value-type="float" office:value="219" calcext:value-type="float">
            <text:p>219</text:p>
          </table:table-cell>
          <table:table-cell table:formula="of:=IF([.D400]&gt;MAX([.$D$2:.D399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-5" calcext:value-type="float">
            <text:p>-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table:formula="of:=[.D400]+[.A401]" office:value-type="float" office:value="214" calcext:value-type="float">
            <text:p>214</text:p>
          </table:table-cell>
          <table:table-cell table:formula="of:=IF([.D401]&gt;MAX([.$D$2:.D400]);&quot;TAK&quot;;&quot;NIE&quot;)" office:value-type="string" office:string-value="NIE" calcext:value-type="string">
            <text:p>NIE</text:p>
          </table:table-cell>
          <table:table-cell table:number-columns-repeated="5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9" calcext:value-type="float">
            <text:p>-9</text:p>
          </table:table-cell>
          <table:table-cell table:formula="of:=[.D401]+[.A402]" office:value-type="float" office:value="221" calcext:value-type="float">
            <text:p>221</text:p>
          </table:table-cell>
          <table:table-cell table:formula="of:=IF([.D402]&gt;MAX([.$D$2:.D401]);&quot;TAK&quot;;&quot;NIE&quot;)" office:value-type="string" office:string-value="NIE" calcext:value-type="string">
            <text:p>NIE</text:p>
          </table:table-cell>
          <table:table-cell table:number-columns-repeated="5"/>
        </table:table-row>
      </table:table>
      <table:named-expressions/>
      <table:database-ranges>
        <table:database-range table:name="__Anonymous_Sheet_DB__4" table:target-range-address="'zadanie d'.A1:'zadanie d'.H401" table:display-filter-buttons="true" table:orientation="column">
          <table:filter>
            <table:filter-and>
              <table:filter-condition table:field-number="7" table:value="TAK" table:operator="="/>
            </table:filter-and>
          </table:filter>
        </table:database-range>
        <table:database-range table:name="__Anonymous_Sheet_DB__5" table:target-range-address="'zadanie e'.E1:'zadanie e'.E402" table:display-filter-buttons="true" table:orientation="column">
          <table:filter>
            <table:filter-and>
              <table:filter-condition table:field-number="4" table:value="" table:operator="=">
                <table:filter-set-item table:value=""/>
                <table:filter-set-item table:value="TAK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.00.0000</text:date>, <text:time style:data-style-name="N2" text:time-value="14:57:47.116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1-06T15:00:43.026000000</dc:date>
    <meta:editing-duration>PT29M48S</meta:editing-duration>
    <meta:editing-cycles>7</meta:editing-cycles>
    <meta:generator>LibreOffice/7.0.1.2$Windows_X86_64 LibreOffice_project/7cbcfc562f6eb6708b5ff7d7397325de9e764452</meta:generator>
    <meta:document-statistic meta:table-count="6" meta:cell-count="1204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61cm" svg:y="0.316cm" chart:style-name="ch2">
          <text:p>Cena  akcji  firm w ostatnich 400 dniach</text:p>
        </chart:title>
        <chart:legend chart:legend-position="end" svg:x="13.816cm" svg:y="3.703cm" style:legend-expansion="high" chart:style-name="ch3"/>
        <chart:plot-area chart:style-name="ch4" table:cell-range-address="'zadanie c'.D1:'zadanie c'.F401" chart:data-source-has-labels="row" svg:x="1.331cm" svg:y="1.275cm" svg:width="12.165cm" svg:height="6.564cm">
          <chart:coordinate-region svg:x="2.984cm" svg:y="1.396cm" svg:width="10.451cm" svg:height="5.441cm"/>
          <chart:axis chart:dimension="x" chart:name="primary-x" chart:style-name="ch5">
            <chart:title svg:x="6.959cm" svg:y="8.019cm" chart:style-name="ch6">
              <text:p>dzień</text:p>
            </chart:title>
          </chart:axis>
          <chart:axis chart:dimension="y" chart:name="primary-y" chart:style-name="ch7">
            <chart:title svg:x="0.451cm" svg:y="4.971cm" chart:style-name="ch8">
              <text:p>cena</text:p>
            </chart:title>
            <chart:grid chart:style-name="ch9" chart:class="major"/>
          </chart:axis>
          <chart:series chart:style-name="ch10" chart:values-cell-range-address="'zadanie c'.D2:'zadanie c'.D401" chart:label-cell-address="'zadanie c'.D1:'zadanie c'.D1" chart:class="chart:line">
            <chart:data-point chart:repeated="400"/>
          </chart:series>
          <chart:series chart:style-name="ch11" chart:values-cell-range-address="'zadanie c'.E2:'zadanie c'.E401" chart:label-cell-address="'zadanie c'.E1:'zadanie c'.E1" chart:class="chart:line">
            <chart:data-point chart:repeated="400"/>
          </chart:series>
          <chart:series chart:style-name="ch12" chart:values-cell-range-address="'zadanie c'.F2:'zadanie c'.F401" chart:label-cell-address="'zadanie c'.F1:'zadanie c'.F1" chart:class="chart:line">
            <chart:data-point chart:repeated="4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MA A</text:p>
                <draw:g>
                  <svg:desc>'zadanie c'.D1:'zadanie c'.D1</svg:desc>
                </draw:g>
              </table:table-cell>
              <table:table-cell office:value-type="string">
                <text:p>FIRMA B</text:p>
                <draw:g>
                  <svg:desc>'zadanie c'.E1:'zadanie c'.E1</svg:desc>
                </draw:g>
              </table:table-cell>
              <table:table-cell office:value-type="string">
                <text:p>FIRMA C</text:p>
                <draw:g>
                  <svg:desc>'zadanie c'.F1:'zadanie c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8">
                <text:p>198</text:p>
                <draw:g>
                  <svg:desc>'zadanie c'.D2:'zadanie c'.D401</svg:desc>
                </draw:g>
              </table:table-cell>
              <table:table-cell office:value-type="float" office:value="199">
                <text:p>199</text:p>
                <draw:g>
                  <svg:desc>'zadanie c'.E2:'zadanie c'.E401</svg:desc>
                </draw:g>
              </table:table-cell>
              <table:table-cell office:value-type="float" office:value="195">
                <text:p>195</text:p>
                <draw:g>
                  <svg:desc>'zadanie c'.F2:'zadanie c'.F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5">
                <text:p>195</text:p>
              </table:table-cell>
              <table:table-cell office:value-type="float" office:value="202">
                <text:p>20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">
                <text:p>198</text:p>
              </table:table-cell>
              <table:table-cell office:value-type="float" office:value="210">
                <text:p>21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4">
                <text:p>194</text:p>
              </table:table-cell>
              <table:table-cell office:value-type="float" office:value="206">
                <text:p>20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7">
                <text:p>207</text:p>
              </table:table-cell>
              <table:table-cell office:value-type="float" office:value="195">
                <text:p>19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9">
                <text:p>209</text:p>
              </table:table-cell>
              <table:table-cell office:value-type="float" office:value="189">
                <text:p>18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7">
                <text:p>207</text:p>
              </table:table-cell>
              <table:table-cell office:value-type="float" office:value="185">
                <text:p>18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">
                <text:p>199</text:p>
              </table:table-cell>
              <table:table-cell office:value-type="float" office:value="184">
                <text:p>18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">
                <text:p>201</text:p>
              </table:table-cell>
              <table:table-cell office:value-type="float" office:value="192">
                <text:p>19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4">
                <text:p>194</text:p>
              </table:table-cell>
              <table:table-cell office:value-type="float" office:value="199">
                <text:p>19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3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2">
                <text:p>212</text:p>
              </table:table-cell>
              <table:table-cell office:value-type="float" office:value="192">
                <text:p>19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1">
                <text:p>221</text:p>
              </table:table-cell>
              <table:table-cell office:value-type="float" office:value="182">
                <text:p>18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9">
                <text:p>219</text:p>
              </table:table-cell>
              <table:table-cell office:value-type="float" office:value="189">
                <text:p>18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8">
                <text:p>218</text:p>
              </table:table-cell>
              <table:table-cell office:value-type="float" office:value="195">
                <text:p>19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6">
                <text:p>226</text:p>
              </table:table-cell>
              <table:table-cell office:value-type="float" office:value="191">
                <text:p>19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7">
                <text:p>227</text:p>
              </table:table-cell>
              <table:table-cell office:value-type="float" office:value="183">
                <text:p>18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0">
                <text:p>230</text:p>
              </table:table-cell>
              <table:table-cell office:value-type="float" office:value="176">
                <text:p>17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1">
                <text:p>221</text:p>
              </table:table-cell>
              <table:table-cell office:value-type="float" office:value="183">
                <text:p>18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2">
                <text:p>212</text:p>
              </table:table-cell>
              <table:table-cell office:value-type="float" office:value="181">
                <text:p>18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8">
                <text:p>218</text:p>
              </table:table-cell>
              <table:table-cell office:value-type="float" office:value="177">
                <text:p>17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8">
                <text:p>228</text:p>
              </table:table-cell>
              <table:table-cell office:value-type="float" office:value="174">
                <text:p>17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8">
                <text:p>228</text:p>
              </table:table-cell>
              <table:table-cell office:value-type="float" office:value="173">
                <text:p>17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3">
                <text:p>233</text:p>
              </table:table-cell>
              <table:table-cell office:value-type="float" office:value="166">
                <text:p>16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5">
                <text:p>225</text:p>
              </table:table-cell>
              <table:table-cell office:value-type="float" office:value="160">
                <text:p>16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9">
                <text:p>219</text:p>
              </table:table-cell>
              <table:table-cell office:value-type="float" office:value="151">
                <text:p>15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1">
                <text:p>211</text:p>
              </table:table-cell>
              <table:table-cell office:value-type="float" office:value="156">
                <text:p>15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7">
                <text:p>207</text:p>
              </table:table-cell>
              <table:table-cell office:value-type="float" office:value="152">
                <text:p>15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9">
                <text:p>199</text:p>
              </table:table-cell>
              <table:table-cell office:value-type="float" office:value="153">
                <text:p>15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1">
                <text:p>191</text:p>
              </table:table-cell>
              <table:table-cell office:value-type="float" office:value="154">
                <text:p>15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6">
                <text:p>196</text:p>
              </table:table-cell>
              <table:table-cell office:value-type="float" office:value="154">
                <text:p>15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0">
                <text:p>190</text:p>
              </table:table-cell>
              <table:table-cell office:value-type="float" office:value="161">
                <text:p>16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9">
                <text:p>189</text:p>
              </table:table-cell>
              <table:table-cell office:value-type="float" office:value="157">
                <text:p>15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2">
                <text:p>182</text:p>
              </table:table-cell>
              <table:table-cell office:value-type="float" office:value="147">
                <text:p>14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1">
                <text:p>191</text:p>
              </table:table-cell>
              <table:table-cell office:value-type="float" office:value="145">
                <text:p>14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2">
                <text:p>182</text:p>
              </table:table-cell>
              <table:table-cell office:value-type="float" office:value="154">
                <text:p>15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7">
                <text:p>177</text:p>
              </table:table-cell>
              <table:table-cell office:value-type="float" office:value="148">
                <text:p>14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7">
                <text:p>167</text:p>
              </table:table-cell>
              <table:table-cell office:value-type="float" office:value="157">
                <text:p>15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2">
                <text:p>172</text:p>
              </table:table-cell>
              <table:table-cell office:value-type="float" office:value="158">
                <text:p>15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1">
                <text:p>181</text:p>
              </table:table-cell>
              <table:table-cell office:value-type="float" office:value="159">
                <text:p>15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3">
                <text:p>183</text:p>
              </table:table-cell>
              <table:table-cell office:value-type="float" office:value="160">
                <text:p>16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1">
                <text:p>191</text:p>
              </table:table-cell>
              <table:table-cell office:value-type="float" office:value="168">
                <text:p>16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6">
                <text:p>196</text:p>
              </table:table-cell>
              <table:table-cell office:value-type="float" office:value="170">
                <text:p>17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6">
                <text:p>206</text:p>
              </table:table-cell>
              <table:table-cell office:value-type="float" office:value="169">
                <text:p>16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2">
                <text:p>202</text:p>
              </table:table-cell>
              <table:table-cell office:value-type="float" office:value="164">
                <text:p>16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">
                <text:p>197</text:p>
              </table:table-cell>
              <table:table-cell office:value-type="float" office:value="161">
                <text:p>16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2">
                <text:p>192</text:p>
              </table:table-cell>
              <table:table-cell office:value-type="float" office:value="169">
                <text:p>16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9">
                <text:p>189</text:p>
              </table:table-cell>
              <table:table-cell office:value-type="float" office:value="163">
                <text:p>16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">
                <text:p>198</text:p>
              </table:table-cell>
              <table:table-cell office:value-type="float" office:value="153">
                <text:p>15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6">
                <text:p>206</text:p>
              </table:table-cell>
              <table:table-cell office:value-type="float" office:value="152">
                <text:p>15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0">
                <text:p>200</text:p>
              </table:table-cell>
              <table:table-cell office:value-type="float" office:value="148">
                <text:p>14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2">
                <text:p>192</text:p>
              </table:table-cell>
              <table:table-cell office:value-type="float" office:value="147">
                <text:p>14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9">
                <text:p>189</text:p>
              </table:table-cell>
              <table:table-cell office:value-type="float" office:value="145">
                <text:p>14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8">
                <text:p>188</text:p>
              </table:table-cell>
              <table:table-cell office:value-type="float" office:value="152">
                <text:p>15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">
                <text:p>197</text:p>
              </table:table-cell>
              <table:table-cell office:value-type="float" office:value="145">
                <text:p>14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5">
                <text:p>205</text:p>
              </table:table-cell>
              <table:table-cell office:value-type="float" office:value="142">
                <text:p>14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9">
                <text:p>209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9">
                <text:p>199</text:p>
              </table:table-cell>
              <table:table-cell office:value-type="float" office:value="136">
                <text:p>13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7">
                <text:p>207</text:p>
              </table:table-cell>
              <table:table-cell office:value-type="float" office:value="135">
                <text:p>13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2">
                <text:p>202</text:p>
              </table:table-cell>
              <table:table-cell office:value-type="float" office:value="128">
                <text:p>12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3">
                <text:p>203</text:p>
              </table:table-cell>
              <table:table-cell office:value-type="float" office:value="124">
                <text:p>12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6">
                <text:p>206</text:p>
              </table:table-cell>
              <table:table-cell office:value-type="float" office:value="124">
                <text:p>12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0">
                <text:p>200</text:p>
              </table:table-cell>
              <table:table-cell office:value-type="float" office:value="121">
                <text:p>12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4">
                <text:p>194</text:p>
              </table:table-cell>
              <table:table-cell office:value-type="float" office:value="128">
                <text:p>12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">
                <text:p>198</text:p>
              </table:table-cell>
              <table:table-cell office:value-type="float" office:value="129">
                <text:p>12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4">
                <text:p>194</text:p>
              </table:table-cell>
              <table:table-cell office:value-type="float" office:value="124">
                <text:p>12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8">
                <text:p>198</text:p>
              </table:table-cell>
              <table:table-cell office:value-type="float" office:value="132">
                <text:p>13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4">
                <text:p>204</text:p>
              </table:table-cell>
              <table:table-cell office:value-type="float" office:value="127">
                <text:p>12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2">
                <text:p>212</text:p>
              </table:table-cell>
              <table:table-cell office:value-type="float" office:value="128">
                <text:p>12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0">
                <text:p>210</text:p>
              </table:table-cell>
              <table:table-cell office:value-type="float" office:value="129">
                <text:p>12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6">
                <text:p>206</text:p>
              </table:table-cell>
              <table:table-cell office:value-type="float" office:value="129">
                <text:p>12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0">
                <text:p>210</text:p>
              </table:table-cell>
              <table:table-cell office:value-type="float" office:value="125">
                <text:p>12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1">
                <text:p>211</text:p>
              </table:table-cell>
              <table:table-cell office:value-type="float" office:value="115">
                <text:p>11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7">
                <text:p>217</text:p>
              </table:table-cell>
              <table:table-cell office:value-type="float" office:value="107">
                <text:p>10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0">
                <text:p>210</text:p>
              </table:table-cell>
              <table:table-cell office:value-type="float" office:value="115">
                <text:p>11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1">
                <text:p>211</text:p>
              </table:table-cell>
              <table:table-cell office:value-type="float" office:value="107">
                <text:p>10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3">
                <text:p>203</text:p>
              </table:table-cell>
              <table:table-cell office:value-type="float" office:value="115">
                <text:p>11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8">
                <text:p>208</text:p>
              </table:table-cell>
              <table:table-cell office:value-type="float" office:value="124">
                <text:p>12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9">
                <text:p>199</text:p>
              </table:table-cell>
              <table:table-cell office:value-type="float" office:value="123">
                <text:p>12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9">
                <text:p>199</text:p>
              </table:table-cell>
              <table:table-cell office:value-type="float" office:value="121">
                <text:p>12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5">
                <text:p>205</text:p>
              </table:table-cell>
              <table:table-cell office:value-type="float" office:value="114">
                <text:p>11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6">
                <text:p>206</text:p>
              </table:table-cell>
              <table:table-cell office:value-type="float" office:value="105">
                <text:p>10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9">
                <text:p>209</text:p>
              </table:table-cell>
              <table:table-cell office:value-type="float" office:value="107">
                <text:p>10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6">
                <text:p>206</text:p>
              </table:table-cell>
              <table:table-cell office:value-type="float" office:value="98">
                <text:p>9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5">
                <text:p>215</text:p>
              </table:table-cell>
              <table:table-cell office:value-type="float" office:value="99">
                <text:p>9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8">
                <text:p>208</text:p>
              </table:table-cell>
              <table:table-cell office:value-type="float" office:value="94">
                <text:p>9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1">
                <text:p>211</text:p>
              </table:table-cell>
              <table:table-cell office:value-type="float" office:value="97">
                <text:p>9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3">
                <text:p>203</text:p>
              </table:table-cell>
              <table:table-cell office:value-type="float" office:value="104">
                <text:p>10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5">
                <text:p>195</text:p>
              </table:table-cell>
              <table:table-cell office:value-type="float" office:value="96">
                <text:p>9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2">
                <text:p>202</text:p>
              </table:table-cell>
              <table:table-cell office:value-type="float" office:value="89">
                <text:p>8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4">
                <text:p>194</text:p>
              </table:table-cell>
              <table:table-cell office:value-type="float" office:value="99">
                <text:p>9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">
                <text:p>186</text:p>
              </table:table-cell>
              <table:table-cell office:value-type="float" office:value="97">
                <text:p>9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2">
                <text:p>182</text:p>
              </table:table-cell>
              <table:table-cell office:value-type="float" office:value="105">
                <text:p>10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5">
                <text:p>175</text:p>
              </table:table-cell>
              <table:table-cell office:value-type="float" office:value="107">
                <text:p>10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9">
                <text:p>179</text:p>
              </table:table-cell>
              <table:table-cell office:value-type="float" office:value="116">
                <text:p>11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6">
                <text:p>186</text:p>
              </table:table-cell>
              <table:table-cell office:value-type="float" office:value="112">
                <text:p>11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9">
                <text:p>189</text:p>
              </table:table-cell>
              <table:table-cell office:value-type="float" office:value="103">
                <text:p>10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2">
                <text:p>182</text:p>
              </table:table-cell>
              <table:table-cell office:value-type="float" office:value="93">
                <text:p>9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9">
                <text:p>189</text:p>
              </table:table-cell>
              <table:table-cell office:value-type="float" office:value="84">
                <text:p>8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0">
                <text:p>190</text:p>
              </table:table-cell>
              <table:table-cell office:value-type="float" office:value="82">
                <text:p>8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7">
                <text:p>197</text:p>
              </table:table-cell>
              <table:table-cell office:value-type="float" office:value="85">
                <text:p>8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7">
                <text:p>207</text:p>
              </table:table-cell>
              <table:table-cell office:value-type="float" office:value="80">
                <text:p>8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9">
                <text:p>199</text:p>
              </table:table-cell>
              <table:table-cell office:value-type="float" office:value="73">
                <text:p>7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6">
                <text:p>206</text:p>
              </table:table-cell>
              <table:table-cell office:value-type="float" office:value="63">
                <text:p>6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9">
                <text:p>209</text:p>
              </table:table-cell>
              <table:table-cell office:value-type="float" office:value="71">
                <text:p>7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3">
                <text:p>203</text:p>
              </table:table-cell>
              <table:table-cell office:value-type="float" office:value="72">
                <text:p>7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4">
                <text:p>194</text:p>
              </table:table-cell>
              <table:table-cell office:value-type="float" office:value="80">
                <text:p>8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5">
                <text:p>185</text:p>
              </table:table-cell>
              <table:table-cell office:value-type="float" office:value="77">
                <text:p>7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9">
                <text:p>179</text:p>
              </table:table-cell>
              <table:table-cell office:value-type="float" office:value="79">
                <text:p>7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3">
                <text:p>183</text:p>
              </table:table-cell>
              <table:table-cell office:value-type="float" office:value="89">
                <text:p>8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7">
                <text:p>187</text:p>
              </table:table-cell>
              <table:table-cell office:value-type="float" office:value="89">
                <text:p>8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6">
                <text:p>196</text:p>
              </table:table-cell>
              <table:table-cell office:value-type="float" office:value="82">
                <text:p>8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3">
                <text:p>203</text:p>
              </table:table-cell>
              <table:table-cell office:value-type="float" office:value="90">
                <text:p>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5">
                <text:p>195</text:p>
              </table:table-cell>
              <table:table-cell office:value-type="float" office:value="82">
                <text:p>8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6">
                <text:p>196</text:p>
              </table:table-cell>
              <table:table-cell office:value-type="float" office:value="86">
                <text:p>8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1">
                <text:p>191</text:p>
              </table:table-cell>
              <table:table-cell office:value-type="float" office:value="83">
                <text:p>8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8">
                <text:p>198</text:p>
              </table:table-cell>
              <table:table-cell office:value-type="float" office:value="81">
                <text:p>8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4">
                <text:p>204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3">
                <text:p>203</text:p>
              </table:table-cell>
              <table:table-cell office:value-type="float" office:value="81">
                <text:p>8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5">
                <text:p>195</text:p>
              </table:table-cell>
              <table:table-cell office:value-type="float" office:value="71">
                <text:p>7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1">
                <text:p>191</text:p>
              </table:table-cell>
              <table:table-cell office:value-type="float" office:value="62">
                <text:p>6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4">
                <text:p>184</text:p>
              </table:table-cell>
              <table:table-cell office:value-type="float" office:value="67">
                <text:p>6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2">
                <text:p>192</text:p>
              </table:table-cell>
              <table:table-cell office:value-type="float" office:value="75">
                <text:p>7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5">
                <text:p>185</text:p>
              </table:table-cell>
              <table:table-cell office:value-type="float" office:value="76">
                <text:p>7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7">
                <text:p>177</text:p>
              </table:table-cell>
              <table:table-cell office:value-type="float" office:value="82">
                <text:p>8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0">
                <text:p>180</text:p>
              </table:table-cell>
              <table:table-cell office:value-type="float" office:value="80">
                <text:p>8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3">
                <text:p>183</text:p>
              </table:table-cell>
              <table:table-cell office:value-type="float" office:value="87">
                <text:p>8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83">
                <text:p>183</text:p>
              </table:table-cell>
              <table:table-cell office:value-type="float" office:value="90">
                <text:p>9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3">
                <text:p>193</text:p>
              </table:table-cell>
              <table:table-cell office:value-type="float" office:value="88">
                <text:p>8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5">
                <text:p>195</text:p>
              </table:table-cell>
              <table:table-cell office:value-type="float" office:value="89">
                <text:p>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2">
                <text:p>192</text:p>
              </table:table-cell>
              <table:table-cell office:value-type="float" office:value="93">
                <text:p>9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4">
                <text:p>194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1">
                <text:p>201</text:p>
              </table:table-cell>
              <table:table-cell office:value-type="float" office:value="91">
                <text:p>9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1">
                <text:p>211</text:p>
              </table:table-cell>
              <table:table-cell office:value-type="float" office:value="101">
                <text:p>10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5">
                <text:p>205</text:p>
              </table:table-cell>
              <table:table-cell office:value-type="float" office:value="101">
                <text:p>10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4">
                <text:p>214</text:p>
              </table:table-cell>
              <table:table-cell office:value-type="float" office:value="109">
                <text:p>10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6">
                <text:p>206</text:p>
              </table:table-cell>
              <table:table-cell office:value-type="float" office:value="109">
                <text:p>10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1">
                <text:p>201</text:p>
              </table:table-cell>
              <table:table-cell office:value-type="float" office:value="109">
                <text:p>10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8">
                <text:p>198</text:p>
              </table:table-cell>
              <table:table-cell office:value-type="float" office:value="109">
                <text:p>10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6">
                <text:p>206</text:p>
              </table:table-cell>
              <table:table-cell office:value-type="float" office:value="118">
                <text:p>11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9">
                <text:p>199</text:p>
              </table:table-cell>
              <table:table-cell office:value-type="float" office:value="108">
                <text:p>10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9">
                <text:p>199</text:p>
              </table:table-cell>
              <table:table-cell office:value-type="float" office:value="115">
                <text:p>11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3">
                <text:p>193</text:p>
              </table:table-cell>
              <table:table-cell office:value-type="float" office:value="116">
                <text:p>11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2">
                <text:p>202</text:p>
              </table:table-cell>
              <table:table-cell office:value-type="float" office:value="116">
                <text:p>11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7">
                <text:p>197</text:p>
              </table:table-cell>
              <table:table-cell office:value-type="float" office:value="114">
                <text:p>11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3">
                <text:p>193</text:p>
              </table:table-cell>
              <table:table-cell office:value-type="float" office:value="106">
                <text:p>10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6">
                <text:p>186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4">
                <text:p>184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4">
                <text:p>184</text:p>
              </table:table-cell>
              <table:table-cell office:value-type="float" office:value="103">
                <text:p>10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3">
                <text:p>183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6">
                <text:p>186</text:p>
              </table:table-cell>
              <table:table-cell office:value-type="float" office:value="96">
                <text:p>9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5">
                <text:p>195</text:p>
              </table:table-cell>
              <table:table-cell office:value-type="float" office:value="88">
                <text:p>8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7">
                <text:p>197</text:p>
              </table:table-cell>
              <table:table-cell office:value-type="float" office:value="87">
                <text:p>8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5">
                <text:p>205</text:p>
              </table:table-cell>
              <table:table-cell office:value-type="float" office:value="80">
                <text:p>8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7">
                <text:p>197</text:p>
              </table:table-cell>
              <table:table-cell office:value-type="float" office:value="87">
                <text:p>8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5">
                <text:p>195</text:p>
              </table:table-cell>
              <table:table-cell office:value-type="float" office:value="95">
                <text:p>9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6">
                <text:p>196</text:p>
              </table:table-cell>
              <table:table-cell office:value-type="float" office:value="105">
                <text:p>10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8">
                <text:p>188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5">
                <text:p>185</text:p>
              </table:table-cell>
              <table:table-cell office:value-type="float" office:value="103">
                <text:p>10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3">
                <text:p>193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4">
                <text:p>194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5">
                <text:p>185</text:p>
              </table:table-cell>
              <table:table-cell office:value-type="float" office:value="102">
                <text:p>10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5">
                <text:p>175</text:p>
              </table:table-cell>
              <table:table-cell office:value-type="float" office:value="110">
                <text:p>11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4">
                <text:p>184</text:p>
              </table:table-cell>
              <table:table-cell office:value-type="float" office:value="104">
                <text:p>10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4">
                <text:p>184</text:p>
              </table:table-cell>
              <table:table-cell office:value-type="float" office:value="102">
                <text:p>10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0">
                <text:p>190</text:p>
              </table:table-cell>
              <table:table-cell office:value-type="float" office:value="94">
                <text:p>9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0">
                <text:p>190</text:p>
              </table:table-cell>
              <table:table-cell office:value-type="float" office:value="85">
                <text:p>8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4">
                <text:p>194</text:p>
              </table:table-cell>
              <table:table-cell office:value-type="float" office:value="88">
                <text:p>8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5">
                <text:p>195</text:p>
              </table:table-cell>
              <table:table-cell office:value-type="float" office:value="95">
                <text:p>9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9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3">
                <text:p>203</text:p>
              </table:table-cell>
              <table:table-cell office:value-type="float" office:value="99">
                <text:p>9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4">
                <text:p>204</text:p>
              </table:table-cell>
              <table:table-cell office:value-type="float" office:value="93">
                <text:p>9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1">
                <text:p>211</text:p>
              </table:table-cell>
              <table:table-cell office:value-type="float" office:value="101">
                <text:p>10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1">
                <text:p>211</text:p>
              </table:table-cell>
              <table:table-cell office:value-type="float" office:value="108">
                <text:p>10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1">
                <text:p>211</text:p>
              </table:table-cell>
              <table:table-cell office:value-type="float" office:value="108">
                <text:p>10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8">
                <text:p>208</text:p>
              </table:table-cell>
              <table:table-cell office:value-type="float" office:value="99">
                <text:p>9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5">
                <text:p>205</text:p>
              </table:table-cell>
              <table:table-cell office:value-type="float" office:value="99">
                <text:p>9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1">
                <text:p>211</text:p>
              </table:table-cell>
              <table:table-cell office:value-type="float" office:value="108">
                <text:p>10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3">
                <text:p>213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9">
                <text:p>209</text:p>
              </table:table-cell>
              <table:table-cell office:value-type="float" office:value="117">
                <text:p>11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4">
                <text:p>214</text:p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0">
                <text:p>210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4">
                <text:p>204</text:p>
              </table:table-cell>
              <table:table-cell office:value-type="float" office:value="121">
                <text:p>12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2">
                <text:p>202</text:p>
              </table:table-cell>
              <table:table-cell office:value-type="float" office:value="131">
                <text:p>13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7">
                <text:p>207</text:p>
              </table:table-cell>
              <table:table-cell office:value-type="float" office:value="136">
                <text:p>13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6">
                <text:p>206</text:p>
              </table:table-cell>
              <table:table-cell office:value-type="float" office:value="145">
                <text:p>14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4">
                <text:p>204</text:p>
              </table:table-cell>
              <table:table-cell office:value-type="float" office:value="151">
                <text:p>15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0">
                <text:p>210</text:p>
              </table:table-cell>
              <table:table-cell office:value-type="float" office:value="152">
                <text:p>15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4">
                <text:p>214</text:p>
              </table:table-cell>
              <table:table-cell office:value-type="float" office:value="156">
                <text:p>15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0">
                <text:p>210</text:p>
              </table:table-cell>
              <table:table-cell office:value-type="float" office:value="150">
                <text:p>15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4">
                <text:p>214</text:p>
              </table:table-cell>
              <table:table-cell office:value-type="float" office:value="151">
                <text:p>15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0">
                <text:p>210</text:p>
              </table:table-cell>
              <table:table-cell office:value-type="float" office:value="152">
                <text:p>15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5">
                <text:p>205</text:p>
              </table:table-cell>
              <table:table-cell office:value-type="float" office:value="162">
                <text:p>16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1">
                <text:p>201</text:p>
              </table:table-cell>
              <table:table-cell office:value-type="float" office:value="165">
                <text:p>16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71">
                <text:p>17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4">
                <text:p>204</text:p>
              </table:table-cell>
              <table:table-cell office:value-type="float" office:value="165">
                <text:p>16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9">
                <text:p>209</text:p>
              </table:table-cell>
              <table:table-cell office:value-type="float" office:value="167">
                <text:p>16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8">
                <text:p>218</text:p>
              </table:table-cell>
              <table:table-cell office:value-type="float" office:value="166">
                <text:p>16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7">
                <text:p>227</text:p>
              </table:table-cell>
              <table:table-cell office:value-type="float" office:value="157">
                <text:p>15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8">
                <text:p>228</text:p>
              </table:table-cell>
              <table:table-cell office:value-type="float" office:value="148">
                <text:p>14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3">
                <text:p>223</text:p>
              </table:table-cell>
              <table:table-cell office:value-type="float" office:value="158">
                <text:p>15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6">
                <text:p>226</text:p>
              </table:table-cell>
              <table:table-cell office:value-type="float" office:value="154">
                <text:p>15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3">
                <text:p>223</text:p>
              </table:table-cell>
              <table:table-cell office:value-type="float" office:value="150">
                <text:p>1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8">
                <text:p>228</text:p>
              </table:table-cell>
              <table:table-cell office:value-type="float" office:value="155">
                <text:p>15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36">
                <text:p>236</text:p>
              </table:table-cell>
              <table:table-cell office:value-type="float" office:value="151">
                <text:p>15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30">
                <text:p>230</text:p>
              </table:table-cell>
              <table:table-cell office:value-type="float" office:value="158">
                <text:p>15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39">
                <text:p>239</text:p>
              </table:table-cell>
              <table:table-cell office:value-type="float" office:value="149">
                <text:p>14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7">
                <text:p>247</text:p>
              </table:table-cell>
              <table:table-cell office:value-type="float" office:value="144">
                <text:p>14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43">
                <text:p>243</text:p>
              </table:table-cell>
              <table:table-cell office:value-type="float" office:value="153">
                <text:p>15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53">
                <text:p>253</text:p>
              </table:table-cell>
              <table:table-cell office:value-type="float" office:value="154">
                <text:p>15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3">
                <text:p>263</text:p>
              </table:table-cell>
              <table:table-cell office:value-type="float" office:value="145">
                <text:p>14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4">
                <text:p>264</text:p>
              </table:table-cell>
              <table:table-cell office:value-type="float" office:value="152">
                <text:p>15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0">
                <text:p>260</text:p>
              </table:table-cell>
              <table:table-cell office:value-type="float" office:value="158">
                <text:p>15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5">
                <text:p>255</text:p>
              </table:table-cell>
              <table:table-cell office:value-type="float" office:value="156">
                <text:p>15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0">
                <text:p>250</text:p>
              </table:table-cell>
              <table:table-cell office:value-type="float" office:value="148">
                <text:p>14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4">
                <text:p>254</text:p>
              </table:table-cell>
              <table:table-cell office:value-type="float" office:value="148">
                <text:p>14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6">
                <text:p>256</text:p>
              </table:table-cell>
              <table:table-cell office:value-type="float" office:value="147">
                <text:p>14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4">
                <text:p>254</text:p>
              </table:table-cell>
              <table:table-cell office:value-type="float" office:value="145">
                <text:p>14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2">
                <text:p>262</text:p>
              </table:table-cell>
              <table:table-cell office:value-type="float" office:value="149">
                <text:p>14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58">
                <text:p>258</text:p>
              </table:table-cell>
              <table:table-cell office:value-type="float" office:value="140">
                <text:p>14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51">
                <text:p>251</text:p>
              </table:table-cell>
              <table:table-cell office:value-type="float" office:value="150">
                <text:p>15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9">
                <text:p>259</text:p>
              </table:table-cell>
              <table:table-cell office:value-type="float" office:value="158">
                <text:p>15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3">
                <text:p>263</text:p>
              </table:table-cell>
              <table:table-cell office:value-type="float" office:value="154">
                <text:p>15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53">
                <text:p>253</text:p>
              </table:table-cell>
              <table:table-cell office:value-type="float" office:value="149">
                <text:p>14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5">
                <text:p>245</text:p>
              </table:table-cell>
              <table:table-cell office:value-type="float" office:value="147">
                <text:p>14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7">
                <text:p>247</text:p>
              </table:table-cell>
              <table:table-cell office:value-type="float" office:value="150">
                <text:p>15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1">
                <text:p>241</text:p>
              </table:table-cell>
              <table:table-cell office:value-type="float" office:value="144">
                <text:p>14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1">
                <text:p>241</text:p>
              </table:table-cell>
              <table:table-cell office:value-type="float" office:value="136">
                <text:p>13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7">
                <text:p>247</text:p>
              </table:table-cell>
              <table:table-cell office:value-type="float" office:value="137">
                <text:p>13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9">
                <text:p>249</text:p>
              </table:table-cell>
              <table:table-cell office:value-type="float" office:value="136">
                <text:p>13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57">
                <text:p>257</text:p>
              </table:table-cell>
              <table:table-cell office:value-type="float" office:value="131">
                <text:p>13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56">
                <text:p>256</text:p>
              </table:table-cell>
              <table:table-cell office:value-type="float" office:value="137">
                <text:p>13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6">
                <text:p>246</text:p>
              </table:table-cell>
              <table:table-cell office:value-type="float" office:value="146">
                <text:p>14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8">
                <text:p>248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2">
                <text:p>242</text:p>
              </table:table-cell>
              <table:table-cell office:value-type="float" office:value="152">
                <text:p>15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1">
                <text:p>241</text:p>
              </table:table-cell>
              <table:table-cell office:value-type="float" office:value="159">
                <text:p>15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3">
                <text:p>243</text:p>
              </table:table-cell>
              <table:table-cell office:value-type="float" office:value="165">
                <text:p>16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0">
                <text:p>240</text:p>
              </table:table-cell>
              <table:table-cell office:value-type="float" office:value="165">
                <text:p>16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160">
                <text:p>16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2">
                <text:p>242</text:p>
              </table:table-cell>
              <table:table-cell office:value-type="float" office:value="164">
                <text:p>16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35">
                <text:p>235</text:p>
              </table:table-cell>
              <table:table-cell office:value-type="float" office:value="154">
                <text:p>15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0">
                <text:p>240</text:p>
              </table:table-cell>
              <table:table-cell office:value-type="float" office:value="147">
                <text:p>14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31">
                <text:p>231</text:p>
              </table:table-cell>
              <table:table-cell office:value-type="float" office:value="142">
                <text:p>14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30">
                <text:p>230</text:p>
              </table:table-cell>
              <table:table-cell office:value-type="float" office:value="139">
                <text:p>13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0">
                <text:p>240</text:p>
              </table:table-cell>
              <table:table-cell office:value-type="float" office:value="139">
                <text:p>139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38">
                <text:p>238</text:p>
              </table:table-cell>
              <table:table-cell office:value-type="float" office:value="131">
                <text:p>13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29">
                <text:p>229</text:p>
              </table:table-cell>
              <table:table-cell office:value-type="float" office:value="132">
                <text:p>13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35">
                <text:p>235</text:p>
              </table:table-cell>
              <table:table-cell office:value-type="float" office:value="123">
                <text:p>12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2">
                <text:p>242</text:p>
              </table:table-cell>
              <table:table-cell office:value-type="float" office:value="113">
                <text:p>11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2">
                <text:p>242</text:p>
              </table:table-cell>
              <table:table-cell office:value-type="float" office:value="117">
                <text:p>11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3">
                <text:p>233</text:p>
              </table:table-cell>
              <table:table-cell office:value-type="float" office:value="111">
                <text:p>11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35">
                <text:p>235</text:p>
              </table:table-cell>
              <table:table-cell office:value-type="float" office:value="118">
                <text:p>11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28">
                <text:p>228</text:p>
              </table:table-cell>
              <table:table-cell office:value-type="float" office:value="126">
                <text:p>12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34">
                <text:p>234</text:p>
              </table:table-cell>
              <table:table-cell office:value-type="float" office:value="136">
                <text:p>13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9">
                <text:p>239</text:p>
              </table:table-cell>
              <table:table-cell office:value-type="float" office:value="142">
                <text:p>14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35">
                <text:p>235</text:p>
              </table:table-cell>
              <table:table-cell office:value-type="float" office:value="150">
                <text:p>15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41">
                <text:p>241</text:p>
              </table:table-cell>
              <table:table-cell office:value-type="float" office:value="159">
                <text:p>15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34">
                <text:p>234</text:p>
              </table:table-cell>
              <table:table-cell office:value-type="float" office:value="157">
                <text:p>15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35">
                <text:p>235</text:p>
              </table:table-cell>
              <table:table-cell office:value-type="float" office:value="162">
                <text:p>16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0">
                <text:p>240</text:p>
              </table:table-cell>
              <table:table-cell office:value-type="float" office:value="161">
                <text:p>16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9">
                <text:p>249</text:p>
              </table:table-cell>
              <table:table-cell office:value-type="float" office:value="154">
                <text:p>154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1">
                <text:p>241</text:p>
              </table:table-cell>
              <table:table-cell office:value-type="float" office:value="145">
                <text:p>14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34">
                <text:p>234</text:p>
              </table:table-cell>
              <table:table-cell office:value-type="float" office:value="152">
                <text:p>15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31">
                <text:p>231</text:p>
              </table:table-cell>
              <table:table-cell office:value-type="float" office:value="145">
                <text:p>14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23">
                <text:p>223</text:p>
              </table:table-cell>
              <table:table-cell office:value-type="float" office:value="139">
                <text:p>13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26">
                <text:p>226</text:p>
              </table:table-cell>
              <table:table-cell office:value-type="float" office:value="149">
                <text:p>149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32">
                <text:p>232</text:p>
              </table:table-cell>
              <table:table-cell office:value-type="float" office:value="154">
                <text:p>1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39">
                <text:p>239</text:p>
              </table:table-cell>
              <table:table-cell office:value-type="float" office:value="152">
                <text:p>15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47">
                <text:p>247</text:p>
              </table:table-cell>
              <table:table-cell office:value-type="float" office:value="144">
                <text:p>14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44">
                <text:p>244</text:p>
              </table:table-cell>
              <table:table-cell office:value-type="float" office:value="136">
                <text:p>13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46">
                <text:p>246</text:p>
              </table:table-cell>
              <table:table-cell office:value-type="float" office:value="142">
                <text:p>14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8">
                <text:p>248</text:p>
              </table:table-cell>
              <table:table-cell office:value-type="float" office:value="144">
                <text:p>14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6">
                <text:p>256</text:p>
              </table:table-cell>
              <table:table-cell office:value-type="float" office:value="147">
                <text:p>14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5">
                <text:p>255</text:p>
              </table:table-cell>
              <table:table-cell office:value-type="float" office:value="153">
                <text:p>15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48">
                <text:p>248</text:p>
              </table:table-cell>
              <table:table-cell office:value-type="float" office:value="148">
                <text:p>14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2">
                <text:p>252</text:p>
              </table:table-cell>
              <table:table-cell office:value-type="float" office:value="152">
                <text:p>15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2">
                <text:p>252</text:p>
              </table:table-cell>
              <table:table-cell office:value-type="float" office:value="161">
                <text:p>161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46">
                <text:p>246</text:p>
              </table:table-cell>
              <table:table-cell office:value-type="float" office:value="158">
                <text:p>15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40">
                <text:p>240</text:p>
              </table:table-cell>
              <table:table-cell office:value-type="float" office:value="162">
                <text:p>162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43">
                <text:p>243</text:p>
              </table:table-cell>
              <table:table-cell office:value-type="float" office:value="169">
                <text:p>16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38">
                <text:p>238</text:p>
              </table:table-cell>
              <table:table-cell office:value-type="float" office:value="165">
                <text:p>16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31">
                <text:p>231</text:p>
              </table:table-cell>
              <table:table-cell office:value-type="float" office:value="161">
                <text:p>16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34">
                <text:p>234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38">
                <text:p>238</text:p>
              </table:table-cell>
              <table:table-cell office:value-type="float" office:value="157">
                <text:p>15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40">
                <text:p>240</text:p>
              </table:table-cell>
              <table:table-cell office:value-type="float" office:value="149">
                <text:p>14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43">
                <text:p>243</text:p>
              </table:table-cell>
              <table:table-cell office:value-type="float" office:value="143">
                <text:p>14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46">
                <text:p>246</text:p>
              </table:table-cell>
              <table:table-cell office:value-type="float" office:value="147">
                <text:p>14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38">
                <text:p>238</text:p>
              </table:table-cell>
              <table:table-cell office:value-type="float" office:value="153">
                <text:p>15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38">
                <text:p>238</text:p>
              </table:table-cell>
              <table:table-cell office:value-type="float" office:value="149">
                <text:p>14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41">
                <text:p>241</text:p>
              </table:table-cell>
              <table:table-cell office:value-type="float" office:value="151">
                <text:p>15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48">
                <text:p>248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48">
                <text:p>248</text:p>
              </table:table-cell>
              <table:table-cell office:value-type="float" office:value="150">
                <text:p>15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38">
                <text:p>238</text:p>
              </table:table-cell>
              <table:table-cell office:value-type="float" office:value="143">
                <text:p>14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42">
                <text:p>242</text:p>
              </table:table-cell>
              <table:table-cell office:value-type="float" office:value="152">
                <text:p>15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36">
                <text:p>236</text:p>
              </table:table-cell>
              <table:table-cell office:value-type="float" office:value="143">
                <text:p>14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40">
                <text:p>240</text:p>
              </table:table-cell>
              <table:table-cell office:value-type="float" office:value="150">
                <text:p>15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36">
                <text:p>236</text:p>
              </table:table-cell>
              <table:table-cell office:value-type="float" office:value="160">
                <text:p>16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38">
                <text:p>238</text:p>
              </table:table-cell>
              <table:table-cell office:value-type="float" office:value="166">
                <text:p>16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38">
                <text:p>238</text:p>
              </table:table-cell>
              <table:table-cell office:value-type="float" office:value="168">
                <text:p>168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32">
                <text:p>232</text:p>
              </table:table-cell>
              <table:table-cell office:value-type="float" office:value="172">
                <text:p>17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24">
                <text:p>224</text:p>
              </table:table-cell>
              <table:table-cell office:value-type="float" office:value="163">
                <text:p>16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18">
                <text:p>218</text:p>
              </table:table-cell>
              <table:table-cell office:value-type="float" office:value="165">
                <text:p>16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14">
                <text:p>214</text:p>
              </table:table-cell>
              <table:table-cell office:value-type="float" office:value="160">
                <text:p>16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6">
                <text:p>206</text:p>
              </table:table-cell>
              <table:table-cell office:value-type="float" office:value="158">
                <text:p>15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00">
                <text:p>200</text:p>
              </table:table-cell>
              <table:table-cell office:value-type="float" office:value="154">
                <text:p>15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07">
                <text:p>207</text:p>
              </table:table-cell>
              <table:table-cell office:value-type="float" office:value="151">
                <text:p>15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7">
                <text:p>207</text:p>
              </table:table-cell>
              <table:table-cell office:value-type="float" office:value="152">
                <text:p>15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03">
                <text:p>203</text:p>
              </table:table-cell>
              <table:table-cell office:value-type="float" office:value="152">
                <text:p>15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08">
                <text:p>208</text:p>
              </table:table-cell>
              <table:table-cell office:value-type="float" office:value="159">
                <text:p>15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8">
                <text:p>208</text:p>
              </table:table-cell>
              <table:table-cell office:value-type="float" office:value="161">
                <text:p>16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18">
                <text:p>218</text:p>
              </table:table-cell>
              <table:table-cell office:value-type="float" office:value="152">
                <text:p>15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8">
                <text:p>208</text:p>
              </table:table-cell>
              <table:table-cell office:value-type="float" office:value="157">
                <text:p>1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9">
                <text:p>209</text:p>
              </table:table-cell>
              <table:table-cell office:value-type="float" office:value="149">
                <text:p>14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12">
                <text:p>212</text:p>
              </table:table-cell>
              <table:table-cell office:value-type="float" office:value="151">
                <text:p>15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4">
                <text:p>204</text:p>
              </table:table-cell>
              <table:table-cell office:value-type="float" office:value="155">
                <text:p>15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8">
                <text:p>208</text:p>
              </table:table-cell>
              <table:table-cell office:value-type="float" office:value="159">
                <text:p>15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15">
                <text:p>215</text:p>
              </table:table-cell>
              <table:table-cell office:value-type="float" office:value="159">
                <text:p>15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20">
                <text:p>220</text:p>
              </table:table-cell>
              <table:table-cell office:value-type="float" office:value="167">
                <text:p>16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18">
                <text:p>218</text:p>
              </table:table-cell>
              <table:table-cell office:value-type="float" office:value="163">
                <text:p>16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16">
                <text:p>216</text:p>
              </table:table-cell>
              <table:table-cell office:value-type="float" office:value="157">
                <text:p>15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13">
                <text:p>213</text:p>
              </table:table-cell>
              <table:table-cell office:value-type="float" office:value="162">
                <text:p>16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19">
                <text:p>219</text:p>
              </table:table-cell>
              <table:table-cell office:value-type="float" office:value="163">
                <text:p>163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10">
                <text:p>210</text:p>
              </table:table-cell>
              <table:table-cell office:value-type="float" office:value="166">
                <text:p>16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03">
                <text:p>203</text:p>
              </table:table-cell>
              <table:table-cell office:value-type="float" office:value="172">
                <text:p>17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00">
                <text:p>200</text:p>
              </table:table-cell>
              <table:table-cell office:value-type="float" office:value="171">
                <text:p>17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2">
                <text:p>202</text:p>
              </table:table-cell>
              <table:table-cell office:value-type="float" office:value="180">
                <text:p>18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11">
                <text:p>211</text:p>
              </table:table-cell>
              <table:table-cell office:value-type="float" office:value="173">
                <text:p>17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12">
                <text:p>212</text:p>
              </table:table-cell>
              <table:table-cell office:value-type="float" office:value="164">
                <text:p>16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20">
                <text:p>220</text:p>
              </table:table-cell>
              <table:table-cell office:value-type="float" office:value="159">
                <text:p>1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21">
                <text:p>221</text:p>
              </table:table-cell>
              <table:table-cell office:value-type="float" office:value="154">
                <text:p>15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21">
                <text:p>221</text:p>
              </table:table-cell>
              <table:table-cell office:value-type="float" office:value="149">
                <text:p>14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18">
                <text:p>218</text:p>
              </table:table-cell>
              <table:table-cell office:value-type="float" office:value="148">
                <text:p>14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18">
                <text:p>218</text:p>
              </table:table-cell>
              <table:table-cell office:value-type="float" office:value="140">
                <text:p>14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08">
                <text:p>208</text:p>
              </table:table-cell>
              <table:table-cell office:value-type="float" office:value="142">
                <text:p>14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08">
                <text:p>208</text:p>
              </table:table-cell>
              <table:table-cell office:value-type="float" office:value="144">
                <text:p>14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16">
                <text:p>216</text:p>
              </table:table-cell>
              <table:table-cell office:value-type="float" office:value="151">
                <text:p>15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18">
                <text:p>218</text:p>
              </table:table-cell>
              <table:table-cell office:value-type="float" office:value="158">
                <text:p>15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10">
                <text:p>210</text:p>
              </table:table-cell>
              <table:table-cell office:value-type="float" office:value="152">
                <text:p>15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17">
                <text:p>217</text:p>
              </table:table-cell>
              <table:table-cell office:value-type="float" office:value="155">
                <text:p>15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23">
                <text:p>223</text:p>
              </table:table-cell>
              <table:table-cell office:value-type="float" office:value="160">
                <text:p>16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22">
                <text:p>222</text:p>
              </table:table-cell>
              <table:table-cell office:value-type="float" office:value="157">
                <text:p>15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17">
                <text:p>217</text:p>
              </table:table-cell>
              <table:table-cell office:value-type="float" office:value="154">
                <text:p>1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23">
                <text:p>223</text:p>
              </table:table-cell>
              <table:table-cell office:value-type="float" office:value="146">
                <text:p>14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30">
                <text:p>230</text:p>
              </table:table-cell>
              <table:table-cell office:value-type="float" office:value="148">
                <text:p>1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28">
                <text:p>228</text:p>
              </table:table-cell>
              <table:table-cell office:value-type="float" office:value="154">
                <text:p>15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37">
                <text:p>237</text:p>
              </table:table-cell>
              <table:table-cell office:value-type="float" office:value="151">
                <text:p>15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46">
                <text:p>246</text:p>
              </table:table-cell>
              <table:table-cell office:value-type="float" office:value="151">
                <text:p>15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39">
                <text:p>239</text:p>
              </table:table-cell>
              <table:table-cell office:value-type="float" office:value="153">
                <text:p>1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35">
                <text:p>235</text:p>
              </table:table-cell>
              <table:table-cell office:value-type="float" office:value="145">
                <text:p>14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35">
                <text:p>235</text:p>
              </table:table-cell>
              <table:table-cell office:value-type="float" office:value="138">
                <text:p>1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25">
                <text:p>225</text:p>
              </table:table-cell>
              <table:table-cell office:value-type="float" office:value="134">
                <text:p>13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28">
                <text:p>228</text:p>
              </table:table-cell>
              <table:table-cell office:value-type="float" office:value="136">
                <text:p>13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38">
                <text:p>238</text:p>
              </table:table-cell>
              <table:table-cell office:value-type="float" office:value="139">
                <text:p>13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42">
                <text:p>242</text:p>
              </table:table-cell>
              <table:table-cell office:value-type="float" office:value="142">
                <text:p>1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33">
                <text:p>233</text:p>
              </table:table-cell>
              <table:table-cell office:value-type="float" office:value="150">
                <text:p>15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30">
                <text:p>230</text:p>
              </table:table-cell>
              <table:table-cell office:value-type="float" office:value="141">
                <text:p>14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23">
                <text:p>223</text:p>
              </table:table-cell>
              <table:table-cell office:value-type="float" office:value="144">
                <text:p>14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31">
                <text:p>231</text:p>
              </table:table-cell>
              <table:table-cell office:value-type="float" office:value="139">
                <text:p>13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32">
                <text:p>232</text:p>
              </table:table-cell>
              <table:table-cell office:value-type="float" office:value="145">
                <text:p>14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40">
                <text:p>240</text:p>
              </table:table-cell>
              <table:table-cell office:value-type="float" office:value="153">
                <text:p>15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45">
                <text:p>245</text:p>
              </table:table-cell>
              <table:table-cell office:value-type="float" office:value="156">
                <text:p>15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52">
                <text:p>252</text:p>
              </table:table-cell>
              <table:table-cell office:value-type="float" office:value="147">
                <text:p>14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56">
                <text:p>256</text:p>
              </table:table-cell>
              <table:table-cell office:value-type="float" office:value="140">
                <text:p>14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52">
                <text:p>252</text:p>
              </table:table-cell>
              <table:table-cell office:value-type="float" office:value="141">
                <text:p>141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52">
                <text:p>252</text:p>
              </table:table-cell>
              <table:table-cell office:value-type="float" office:value="132">
                <text:p>13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55">
                <text:p>255</text:p>
              </table:table-cell>
              <table:table-cell office:value-type="float" office:value="123">
                <text:p>12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61">
                <text:p>261</text:p>
              </table:table-cell>
              <table:table-cell office:value-type="float" office:value="127">
                <text:p>12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59">
                <text:p>259</text:p>
              </table:table-cell>
              <table:table-cell office:value-type="float" office:value="123">
                <text:p>12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59">
                <text:p>259</text:p>
              </table:table-cell>
              <table:table-cell office:value-type="float" office:value="119">
                <text:p>11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54">
                <text:p>254</text:p>
              </table:table-cell>
              <table:table-cell office:value-type="float" office:value="128">
                <text:p>12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46">
                <text:p>246</text:p>
              </table:table-cell>
              <table:table-cell office:value-type="float" office:value="123">
                <text:p>123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37">
                <text:p>237</text:p>
              </table:table-cell>
              <table:table-cell office:value-type="float" office:value="122">
                <text:p>12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29">
                <text:p>229</text:p>
              </table:table-cell>
              <table:table-cell office:value-type="float" office:value="121">
                <text:p>12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22">
                <text:p>222</text:p>
              </table:table-cell>
              <table:table-cell office:value-type="float" office:value="117">
                <text:p>117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19">
                <text:p>219</text:p>
              </table:table-cell>
              <table:table-cell office:value-type="float" office:value="120">
                <text:p>12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13">
                <text:p>213</text:p>
              </table:table-cell>
              <table:table-cell office:value-type="float" office:value="130">
                <text:p>13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11">
                <text:p>211</text:p>
              </table:table-cell>
              <table:table-cell office:value-type="float" office:value="131">
                <text:p>13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19">
                <text:p>219</text:p>
              </table:table-cell>
              <table:table-cell office:value-type="float" office:value="130">
                <text:p>13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23">
                <text:p>223</text:p>
              </table:table-cell>
              <table:table-cell office:value-type="float" office:value="128">
                <text:p>128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20">
                <text:p>220</text:p>
              </table:table-cell>
              <table:table-cell office:value-type="float" office:value="125">
                <text:p>12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24">
                <text:p>224</text:p>
              </table:table-cell>
              <table:table-cell office:value-type="float" office:value="122">
                <text:p>12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16">
                <text:p>216</text:p>
              </table:table-cell>
              <table:table-cell office:value-type="float" office:value="122">
                <text:p>12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14">
                <text:p>214</text:p>
              </table:table-cell>
              <table:table-cell office:value-type="float" office:value="113">
                <text:p>11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20">
                <text:p>220</text:p>
              </table:table-cell>
              <table:table-cell office:value-type="float" office:value="116">
                <text:p>11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26">
                <text:p>226</text:p>
              </table:table-cell>
              <table:table-cell office:value-type="float" office:value="112">
                <text:p>11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24">
                <text:p>224</text:p>
              </table:table-cell>
              <table:table-cell office:value-type="float" office:value="107">
                <text:p>10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18">
                <text:p>218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24">
                <text:p>224</text:p>
              </table:table-cell>
              <table:table-cell office:value-type="float" office:value="104">
                <text:p>104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27">
                <text:p>227</text:p>
              </table:table-cell>
              <table:table-cell office:value-type="float" office:value="103">
                <text:p>103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32">
                <text:p>232</text:p>
              </table:table-cell>
              <table:table-cell office:value-type="float" office:value="102">
                <text:p>10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33">
                <text:p>233</text:p>
              </table:table-cell>
              <table:table-cell office:value-type="float" office:value="108">
                <text:p>10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30">
                <text:p>230</text:p>
              </table:table-cell>
              <table:table-cell office:value-type="float" office:value="115">
                <text:p>11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26">
                <text:p>226</text:p>
              </table:table-cell>
              <table:table-cell office:value-type="float" office:value="110">
                <text:p>11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30">
                <text:p>230</text:p>
              </table:table-cell>
              <table:table-cell office:value-type="float" office:value="107">
                <text:p>10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21">
                <text:p>221</text:p>
              </table:table-cell>
              <table:table-cell office:value-type="float" office:value="114">
                <text:p>11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23">
                <text:p>223</text:p>
              </table:table-cell>
              <table:table-cell office:value-type="float" office:value="122">
                <text:p>12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19">
                <text:p>219</text:p>
              </table:table-cell>
              <table:table-cell office:value-type="float" office:value="121">
                <text:p>12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14">
                <text:p>214</text:p>
              </table:table-cell>
              <table:table-cell office:value-type="float" office:value="112">
                <text:p>11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21">
                <text:p>221</text:p>
              </table:table-cell>
              <table:table-cell office:value-type="float" office:value="117">
                <text:p>117</text:p>
              </table:table-cell>
              <table:table-cell office:value-type="float" office:value="198">
                <text:p>1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